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transparent" fo:border="0.74pt solid #000000"/>
    </style:style>
    <style:style style:name="ce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83caff" fo:border="0.74pt solid #000000"/>
    </style:style>
    <style:style style:name="ce5" style:family="table-cell" style:parent-style-name="Default">
      <style:table-cell-properties fo:background-color="#99ff33" fo:border="0.74pt solid #000000"/>
    </style:style>
    <style:style style:name="ce6" style:family="table-cell" style:parent-style-name="Default">
      <style:table-cell-properties fo:background-color="#eeeeee" fo:border="0.74pt solid #000000"/>
    </style:style>
    <style:style style:name="ce33" style:family="table-cell" style:parent-style-name="Default">
      <style:table-cell-properties fo:background-color="#b2b2b2" style:text-align-source="fix" style:repeat-content="false"/>
      <style:paragraph-properties fo:text-align="start" fo:margin-left="0mm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7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 fo:background-color="transparent" fo:border="2.01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12">
      <style:table-cell-properties fo:border-bottom="0.51pt solid #000000" fo:background-color="transparent" fo:border-left="2.01pt solid #000000" fo:border-right="0.51pt solid #000000" fo:border-top="none"/>
    </style:style>
    <style:style style:name="ce12" style:family="table-cell" style:parent-style-name="Default" style:data-style-name="N112">
      <style:table-cell-properties fo:border-bottom="0.51pt solid #000000" fo:background-color="transparent" fo:border-left="2.01pt solid #000000" fo:border-right="0.51pt solid #000000" fo:border-top="0.51pt solid #000000"/>
    </style:style>
    <style:style style:name="ce13" style:family="table-cell" style:parent-style-name="Default" style:data-style-name="N112">
      <style:table-cell-properties fo:border-bottom="none" fo:background-color="transparent" fo:border-left="2.01pt solid #000000" fo:border-right="0.51pt solid #000000" fo:border-top="0.51pt solid #000000"/>
    </style:style>
    <style:style style:name="ce45" style:family="table-cell" style:parent-style-name="Default">
      <style:table-cell-properties fo:border-bottom="none" fo:background-color="#ffd320" style:text-align-source="fix" style:repeat-content="false" fo:border-left="2.01pt solid #000000" fo:border-right="none" fo:border-top="none"/>
      <style:paragraph-properties fo:text-align="start" fo:margin-left="0mm"/>
    </style:style>
    <style:style style:name="ce15" style:family="table-cell" style:parent-style-name="Default" style:data-style-name="N112">
      <style:table-cell-properties fo:border-bottom="none" fo:border-left="2.01pt solid #000000" fo:border-right="none" fo:border-top="none"/>
    </style:style>
    <style:style style:name="ce16" style:family="table-cell" style:parent-style-name="Default" style:data-style-name="N112">
      <style:table-cell-properties fo:border-bottom="2.01pt solid #000000" fo:border-left="2.01pt solid #000000" fo:border-right="none" fo:border-top="none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style:text-align-source="fix" style:repeat-content="false" fo:border="2.01pt solid #000000"/>
      <style:paragraph-properties fo:text-align="center" fo:margin-left="0mm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none" fo:background-color="#ff420e" fo:border-left="2.01pt solid #000000" fo:border-right="none" fo:border-top="none"/>
    </style:style>
    <style:style style:name="ce20" style:family="table-cell" style:parent-style-name="Default">
      <style:table-cell-properties fo:border="2.01pt solid #000000"/>
      <style:text-properties fo:font-weight="bold" style:font-weight-asian="bold" style:font-weight-complex="bold"/>
    </style:style>
    <style:style style:name="ce63" style:family="table-cell" style:parent-style-name="Default" style:data-style-name="N113">
      <style:table-cell-properties fo:border-bottom="0.51pt solid #000000" fo:background-color="transparent" fo:border-left="0.51pt solid #000000" fo:border-right="2.01pt solid #000000" fo:border-top="none"/>
    </style:style>
    <style:style style:name="ce22" style:family="table-cell" style:parent-style-name="Default" style:data-style-name="N112">
      <style:table-cell-properties fo:border-bottom="0.51pt solid #000000" fo:background-color="transparent" fo:border-left="0.51pt solid #000000" fo:border-right="2.01pt solid #000000" fo:border-top="0.51pt solid #000000"/>
    </style:style>
    <style:style style:name="ce23" style:family="table-cell" style:parent-style-name="Default" style:data-style-name="N112">
      <style:table-cell-properties fo:border-bottom="none" fo:background-color="transparent" fo:border-left="0.51pt solid #000000" fo:border-right="2.01pt solid #000000" fo:border-top="0.51pt solid #000000"/>
    </style:style>
    <style:style style:name="ce55" style:family="table-cell" style:parent-style-name="Default">
      <style:table-cell-properties fo:border-bottom="none" fo:background-color="#0084d1" fo:border-left="none" fo:border-right="2.01pt solid #000000" fo:border-top="none"/>
    </style:style>
    <style:style style:name="ce25" style:family="table-cell" style:parent-style-name="Default" style:data-style-name="N112">
      <style:table-cell-properties fo:border-bottom="none" fo:border-left="none" fo:border-right="2.01pt solid #000000" fo:border-top="none"/>
    </style:style>
    <style:style style:name="ce26" style:family="table-cell" style:parent-style-name="Default" style:data-style-name="N112">
      <style:table-cell-properties fo:border-bottom="2.01pt solid #000000" fo:border-left="none" fo:border-right="2.01pt solid #000000" fo:border-top="none"/>
    </style:style>
    <style:style style:name="ce99" style:family="table-cell" style:parent-style-name="Default">
      <style:table-cell-properties fo:background-color="#ffff00" fo:border="0.74pt solid #000000"/>
    </style:style>
    <style:style style:name="ce2" style:family="table-cell" style:parent-style-name="Default">
      <style:table-cell-properties fo:background-color="#ffff66" fo:border="0.74pt solid #000000"/>
    </style:style>
    <style:style style:name="ce100" style:family="table-cell" style:parent-style-name="Default">
      <style:table-cell-properties fo:background-color="#ffff00"/>
    </style:style>
    <style:style style:name="ce27" style:family="table-cell" style:parent-style-name="Default">
      <style:table-cell-properties fo:background-color="#ffd320" fo:border="0.74pt solid #000000"/>
    </style:style>
    <style:style style:name="ce29" style:family="table-cell" style:parent-style-name="Default" style:data-style-name="N111">
      <style:table-cell-properties fo:background-color="#ffff66" fo:border="0.74pt solid #000000"/>
    </style:style>
    <style:style style:name="ce72" style:family="table-cell" style:parent-style-name="Default">
      <style:table-cell-properties fo:border-bottom="0.51pt solid #000000" fo:background-color="transparent" fo:border-left="2.01pt solid #000000" fo:border-right="0.51pt solid #000000" fo:border-top="none"/>
    </style:style>
    <style:style style:name="ce73" style:family="table-cell" style:parent-style-name="Default">
      <style:table-cell-properties fo:border-bottom="0.51pt solid #000000" fo:background-color="transparent" fo:border-left="2.01pt solid #000000" fo:border-right="0.51pt solid #000000" fo:border-top="0.51pt solid #000000"/>
    </style:style>
    <style:style style:name="ce74" style:family="table-cell" style:parent-style-name="Default">
      <style:table-cell-properties fo:border-bottom="none" fo:background-color="transparent" fo:border-left="2.01pt solid #000000" fo:border-right="0.51pt solid #000000" fo:border-top="0.51pt solid #000000"/>
    </style:style>
    <style:style style:name="ce34" style:family="table-cell" style:parent-style-name="Default">
      <style:table-cell-properties fo:border-bottom="none" fo:border-left="2.01pt solid #000000" fo:border-right="none" fo:border-top="none"/>
    </style:style>
    <style:style style:name="ce35" style:family="table-cell" style:parent-style-name="Default">
      <style:table-cell-properties fo:border-bottom="2.01pt solid #000000" fo:border-left="2.01pt solid #000000" fo:border-right="none" fo:border-top="none"/>
    </style:style>
    <style:style style:name="ce78" style:family="table-cell" style:parent-style-name="Default">
      <style:table-cell-properties fo:border-bottom="0.51pt solid #000000" fo:background-color="transparent" fo:border-left="0.51pt solid #000000" fo:border-right="2.01pt solid #000000" fo:border-top="0.51pt solid #000000"/>
    </style:style>
    <style:style style:name="ce40" style:family="table-cell" style:parent-style-name="Default">
      <style:table-cell-properties fo:border-bottom="none" fo:border-left="none" fo:border-right="2.01pt solid #000000" fo:border-top="none"/>
    </style:style>
    <style:style style:name="ce41" style:family="table-cell" style:parent-style-name="Default">
      <style:table-cell-properties fo:border-bottom="2.01pt solid #000000" fo:border-left="none" fo:border-right="2.01pt solid #000000" fo:border-top="none"/>
    </style:style>
    <style:style style:name="ce97" style:family="table-cell" style:parent-style-name="Default" style:data-style-name="N0">
      <style:table-cell-properties fo:background-color="#ffff66" fo:border="0.74pt solid #000000"/>
    </style:style>
    <style:style style:name="ce21" style:family="table-cell" style:parent-style-name="Default" style:data-style-name="N112">
      <style:table-cell-properties fo:border-bottom="0.51pt solid #000000" fo:background-color="transparent" fo:border-left="0.51pt solid #000000" fo:border-right="2.01pt solid #000000" fo:border-top="none"/>
    </style:style>
    <style:style style:name="ce103" style:family="table-cell" style:parent-style-name="Default" style:data-style-name="N0">
      <style:table-cell-properties fo:background-color="#ffff00" fo:border="0.74pt solid #000000"/>
    </style:style>
    <style:style style:name="ce104" style:family="table-cell" style:parent-style-name="Default">
      <style:table-cell-properties fo:background-color="#ffff00" fo:border="none"/>
    </style:style>
    <style:style style:name="ce105" style:family="table-cell" style:parent-style-name="Default" style:data-style-name="N10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lank" table:style-name="ta1">
        <table:shapes>
          <draw:frame draw:z-index="0" draw:style-name="gr1" draw:text-style-name="P1" svg:width="215.27mm" svg:height="89.99mm" svg:x="98.5mm" svg:y="1.81mm">
            <draw:object draw:notify-on-update-of-ranges="blank.A8:blank.A108 blank.C7:blank.C7 blank.C8:blank.C108 blank.A8:blank.A108 blank.B7:blank.B7 blank.B8:blank.B108 blank.A8:blank.A108 blank.D7:blank.D7 blank.D8:blank.D108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7"/>
        <table:table-column table:style-name="co1" table:default-cell-style-name="Default"/>
        <table:table-row table:style-name="ro1">
          <table:table-cell table:style-name="ce1"/>
          <table:table-cell table:style-name="ce37"/>
          <table:table-cell table:number-columns-repeated="2"/>
        </table:table-row>
        <table:table-row table:style-name="ro1">
          <table:table-cell table:style-name="ce1" table:number-columns-repeated="2"/>
          <table:table-cell table:number-columns-repeated="2"/>
        </table:table-row>
        <table:table-row table:style-name="ro1">
          <table:table-cell table:style-name="ce3"/>
          <table:table-cell table:style-name="ce10" office:value-type="string" calcext:value-type="string">
            <text:p>DC Coupled</text:p>
          </table:table-cell>
          <table:table-cell table:style-name="ce18" office:value-type="string" calcext:value-type="string" table:number-columns-spanned="2" table:number-rows-spanned="1">
            <text:p>AC Coupled</text:p>
          </table:table-cell>
          <table:covered-table-cell table:style-name="ce20"/>
        </table:table-row>
        <table:table-row table:style-name="ro1">
          <table:table-cell table:style-name="ce4" office:value-type="string" calcext:value-type="string">
            <text:p>RMS</text:p>
          </table:table-cell>
          <table:table-cell table:style-name="ce11" table:formula="of:=SQRT(SUMSQ([.B8:.B108])/100)" office:value-type="float" office:value="0" calcext:value-type="float">
            <text:p>0.0000</text:p>
          </table:table-cell>
          <table:table-cell table:style-name="ce11" table:formula="of:=SQRT(SUMSQ([.C8:.C108])/100)" office:value-type="float" office:value="0" calcext:value-type="float">
            <text:p>0.0000</text:p>
          </table:table-cell>
          <table:table-cell table:style-name="ce63"/>
        </table:table-row>
        <table:table-row table:style-name="ro1">
          <table:table-cell table:style-name="ce5" office:value-type="string" calcext:value-type="string">
            <text:p>Ave</text:p>
          </table:table-cell>
          <table:table-cell table:style-name="ce12" table:formula="of:=AVERAGE([.B8:.B108])" office:value-type="float" office:value="0" calcext:value-type="float">
            <text:p>0.0000</text:p>
          </table:table-cell>
          <table:table-cell table:style-name="ce12" table:formula="of:=AVERAGE([.C8:.C108])" office:value-type="float" office:value="0" calcext:value-type="float">
            <text:p>0.0000</text:p>
          </table:table-cell>
          <table:table-cell table:style-name="ce22" table:formula="of:=AVERAGE([.D8:.D108])" office:value-type="float" office:value="0" calcext:value-type="float">
            <text:p>0.0000</text:p>
          </table:table-cell>
        </table:table-row>
        <table:table-row table:style-name="ro1">
          <table:table-cell table:style-name="ce6" office:value-type="string" calcext:value-type="string">
            <text:p>RS-14</text:p>
          </table:table-cell>
          <table:table-cell table:style-name="ce13" table:number-columns-repeated="2"/>
          <table:table-cell table:style-name="ce23" table:formula="of:=[.D5]*1.1107" office:value-type="float" office:value="0" calcext:value-type="float">
            <text:p>0.0000</text:p>
          </table:table-cell>
        </table:table-row>
        <table:table-row table:style-name="ro1">
          <table:table-cell table:style-name="ce33" office:value-type="string" calcext:value-type="string">
            <text:p>Sample</text:p>
          </table:table-cell>
          <table:table-cell table:style-name="ce45" office:value-type="string" calcext:value-type="string">
            <text:p>Wave</text:p>
          </table:table-cell>
          <table:table-cell table:style-name="ce50" office:value-type="string" calcext:value-type="string">
            <text:p>AC Wave</text:p>
          </table:table-cell>
          <table:table-cell table:style-name="ce55" office:value-type="string" calcext:value-type="string">
            <text:p>AC Wave Rec</text:p>
          </table:table-cell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8]-[.$B$5]" office:value-type="float" office:value="0" calcext:value-type="float">
            <text:p>0.0000</text:p>
          </table:table-cell>
          <table:table-cell table:style-name="ce25" table:formula="of:=ABS([.C8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1" calcext:value-type="float">
            <text:p>1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9]-[.$B$5]" office:value-type="float" office:value="0" calcext:value-type="float">
            <text:p>0.0000</text:p>
          </table:table-cell>
          <table:table-cell table:style-name="ce25" table:formula="of:=ABS([.C9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2" calcext:value-type="float">
            <text:p>2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10]-[.$B$5]" office:value-type="float" office:value="0" calcext:value-type="float">
            <text:p>0.0000</text:p>
          </table:table-cell>
          <table:table-cell table:style-name="ce25" table:formula="of:=ABS([.C10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3" calcext:value-type="float">
            <text:p>3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11]-[.$B$5]" office:value-type="float" office:value="0" calcext:value-type="float">
            <text:p>0.0000</text:p>
          </table:table-cell>
          <table:table-cell table:style-name="ce25" table:formula="of:=ABS([.C11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4" calcext:value-type="float">
            <text:p>4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12]-[.$B$5]" office:value-type="float" office:value="0" calcext:value-type="float">
            <text:p>0.0000</text:p>
          </table:table-cell>
          <table:table-cell table:style-name="ce25" table:formula="of:=ABS([.C12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5" calcext:value-type="float">
            <text:p>5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13]-[.$B$5]" office:value-type="float" office:value="0" calcext:value-type="float">
            <text:p>0.0000</text:p>
          </table:table-cell>
          <table:table-cell table:style-name="ce25" table:formula="of:=ABS([.C13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6" calcext:value-type="float">
            <text:p>6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14]-[.$B$5]" office:value-type="float" office:value="0" calcext:value-type="float">
            <text:p>0.0000</text:p>
          </table:table-cell>
          <table:table-cell table:style-name="ce25" table:formula="of:=ABS([.C14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7" calcext:value-type="float">
            <text:p>7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15]-[.$B$5]" office:value-type="float" office:value="0" calcext:value-type="float">
            <text:p>0.0000</text:p>
          </table:table-cell>
          <table:table-cell table:style-name="ce25" table:formula="of:=ABS([.C15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8" calcext:value-type="float">
            <text:p>8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16]-[.$B$5]" office:value-type="float" office:value="0" calcext:value-type="float">
            <text:p>0.0000</text:p>
          </table:table-cell>
          <table:table-cell table:style-name="ce25" table:formula="of:=ABS([.C16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9" calcext:value-type="float">
            <text:p>9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17]-[.$B$5]" office:value-type="float" office:value="0" calcext:value-type="float">
            <text:p>0.0000</text:p>
          </table:table-cell>
          <table:table-cell table:style-name="ce25" table:formula="of:=ABS([.C17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18]-[.$B$5]" office:value-type="float" office:value="0" calcext:value-type="float">
            <text:p>0.0000</text:p>
          </table:table-cell>
          <table:table-cell table:style-name="ce25" table:formula="of:=ABS([.C18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11" calcext:value-type="float">
            <text:p>11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19]-[.$B$5]" office:value-type="float" office:value="0" calcext:value-type="float">
            <text:p>0.0000</text:p>
          </table:table-cell>
          <table:table-cell table:style-name="ce25" table:formula="of:=ABS([.C19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12" calcext:value-type="float">
            <text:p>12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20]-[.$B$5]" office:value-type="float" office:value="0" calcext:value-type="float">
            <text:p>0.0000</text:p>
          </table:table-cell>
          <table:table-cell table:style-name="ce25" table:formula="of:=ABS([.C20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13" calcext:value-type="float">
            <text:p>13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21]-[.$B$5]" office:value-type="float" office:value="0" calcext:value-type="float">
            <text:p>0.0000</text:p>
          </table:table-cell>
          <table:table-cell table:style-name="ce25" table:formula="of:=ABS([.C21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14" calcext:value-type="float">
            <text:p>14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22]-[.$B$5]" office:value-type="float" office:value="0" calcext:value-type="float">
            <text:p>0.0000</text:p>
          </table:table-cell>
          <table:table-cell table:style-name="ce25" table:formula="of:=ABS([.C22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15" calcext:value-type="float">
            <text:p>15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23]-[.$B$5]" office:value-type="float" office:value="0" calcext:value-type="float">
            <text:p>0.0000</text:p>
          </table:table-cell>
          <table:table-cell table:style-name="ce25" table:formula="of:=ABS([.C23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24]-[.$B$5]" office:value-type="float" office:value="0" calcext:value-type="float">
            <text:p>0.0000</text:p>
          </table:table-cell>
          <table:table-cell table:style-name="ce25" table:formula="of:=ABS([.C24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17" calcext:value-type="float">
            <text:p>17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25]-[.$B$5]" office:value-type="float" office:value="0" calcext:value-type="float">
            <text:p>0.0000</text:p>
          </table:table-cell>
          <table:table-cell table:style-name="ce25" table:formula="of:=ABS([.C25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18" calcext:value-type="float">
            <text:p>18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26]-[.$B$5]" office:value-type="float" office:value="0" calcext:value-type="float">
            <text:p>0.0000</text:p>
          </table:table-cell>
          <table:table-cell table:style-name="ce25" table:formula="of:=ABS([.C26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19" calcext:value-type="float">
            <text:p>19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27]-[.$B$5]" office:value-type="float" office:value="0" calcext:value-type="float">
            <text:p>0.0000</text:p>
          </table:table-cell>
          <table:table-cell table:style-name="ce25" table:formula="of:=ABS([.C27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20" calcext:value-type="float">
            <text:p>20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28]-[.$B$5]" office:value-type="float" office:value="0" calcext:value-type="float">
            <text:p>0.0000</text:p>
          </table:table-cell>
          <table:table-cell table:style-name="ce25" table:formula="of:=ABS([.C28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21" calcext:value-type="float">
            <text:p>21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29]-[.$B$5]" office:value-type="float" office:value="0" calcext:value-type="float">
            <text:p>0.0000</text:p>
          </table:table-cell>
          <table:table-cell table:style-name="ce25" table:formula="of:=ABS([.C29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22" calcext:value-type="float">
            <text:p>22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30]-[.$B$5]" office:value-type="float" office:value="0" calcext:value-type="float">
            <text:p>0.0000</text:p>
          </table:table-cell>
          <table:table-cell table:style-name="ce25" table:formula="of:=ABS([.C30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23" calcext:value-type="float">
            <text:p>23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31]-[.$B$5]" office:value-type="float" office:value="0" calcext:value-type="float">
            <text:p>0.0000</text:p>
          </table:table-cell>
          <table:table-cell table:style-name="ce25" table:formula="of:=ABS([.C31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24" calcext:value-type="float">
            <text:p>24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32]-[.$B$5]" office:value-type="float" office:value="0" calcext:value-type="float">
            <text:p>0.0000</text:p>
          </table:table-cell>
          <table:table-cell table:style-name="ce25" table:formula="of:=ABS([.C32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25" calcext:value-type="float">
            <text:p>25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33]-[.$B$5]" office:value-type="float" office:value="0" calcext:value-type="float">
            <text:p>0.0000</text:p>
          </table:table-cell>
          <table:table-cell table:style-name="ce25" table:formula="of:=ABS([.C33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26" calcext:value-type="float">
            <text:p>26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34]-[.$B$5]" office:value-type="float" office:value="0" calcext:value-type="float">
            <text:p>0.0000</text:p>
          </table:table-cell>
          <table:table-cell table:style-name="ce25" table:formula="of:=ABS([.C34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27" calcext:value-type="float">
            <text:p>27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35]-[.$B$5]" office:value-type="float" office:value="0" calcext:value-type="float">
            <text:p>0.0000</text:p>
          </table:table-cell>
          <table:table-cell table:style-name="ce25" table:formula="of:=ABS([.C35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28" calcext:value-type="float">
            <text:p>28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36]-[.$B$5]" office:value-type="float" office:value="0" calcext:value-type="float">
            <text:p>0.0000</text:p>
          </table:table-cell>
          <table:table-cell table:style-name="ce25" table:formula="of:=ABS([.C36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29" calcext:value-type="float">
            <text:p>29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37]-[.$B$5]" office:value-type="float" office:value="0" calcext:value-type="float">
            <text:p>0.0000</text:p>
          </table:table-cell>
          <table:table-cell table:style-name="ce25" table:formula="of:=ABS([.C37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30" calcext:value-type="float">
            <text:p>30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38]-[.$B$5]" office:value-type="float" office:value="0" calcext:value-type="float">
            <text:p>0.0000</text:p>
          </table:table-cell>
          <table:table-cell table:style-name="ce25" table:formula="of:=ABS([.C38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31" calcext:value-type="float">
            <text:p>31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39]-[.$B$5]" office:value-type="float" office:value="0" calcext:value-type="float">
            <text:p>0.0000</text:p>
          </table:table-cell>
          <table:table-cell table:style-name="ce25" table:formula="of:=ABS([.C39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32" calcext:value-type="float">
            <text:p>32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40]-[.$B$5]" office:value-type="float" office:value="0" calcext:value-type="float">
            <text:p>0.0000</text:p>
          </table:table-cell>
          <table:table-cell table:style-name="ce25" table:formula="of:=ABS([.C40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33" calcext:value-type="float">
            <text:p>33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41]-[.$B$5]" office:value-type="float" office:value="0" calcext:value-type="float">
            <text:p>0.0000</text:p>
          </table:table-cell>
          <table:table-cell table:style-name="ce25" table:formula="of:=ABS([.C41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34" calcext:value-type="float">
            <text:p>34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42]-[.$B$5]" office:value-type="float" office:value="0" calcext:value-type="float">
            <text:p>0.0000</text:p>
          </table:table-cell>
          <table:table-cell table:style-name="ce25" table:formula="of:=ABS([.C42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35" calcext:value-type="float">
            <text:p>35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43]-[.$B$5]" office:value-type="float" office:value="0" calcext:value-type="float">
            <text:p>0.0000</text:p>
          </table:table-cell>
          <table:table-cell table:style-name="ce25" table:formula="of:=ABS([.C43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36" calcext:value-type="float">
            <text:p>36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44]-[.$B$5]" office:value-type="float" office:value="0" calcext:value-type="float">
            <text:p>0.0000</text:p>
          </table:table-cell>
          <table:table-cell table:style-name="ce25" table:formula="of:=ABS([.C44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37" calcext:value-type="float">
            <text:p>37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45]-[.$B$5]" office:value-type="float" office:value="0" calcext:value-type="float">
            <text:p>0.0000</text:p>
          </table:table-cell>
          <table:table-cell table:style-name="ce25" table:formula="of:=ABS([.C45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38" calcext:value-type="float">
            <text:p>38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46]-[.$B$5]" office:value-type="float" office:value="0" calcext:value-type="float">
            <text:p>0.0000</text:p>
          </table:table-cell>
          <table:table-cell table:style-name="ce25" table:formula="of:=ABS([.C46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39" calcext:value-type="float">
            <text:p>39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47]-[.$B$5]" office:value-type="float" office:value="0" calcext:value-type="float">
            <text:p>0.0000</text:p>
          </table:table-cell>
          <table:table-cell table:style-name="ce25" table:formula="of:=ABS([.C47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40" calcext:value-type="float">
            <text:p>40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48]-[.$B$5]" office:value-type="float" office:value="0" calcext:value-type="float">
            <text:p>0.0000</text:p>
          </table:table-cell>
          <table:table-cell table:style-name="ce25" table:formula="of:=ABS([.C48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41" calcext:value-type="float">
            <text:p>41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49]-[.$B$5]" office:value-type="float" office:value="0" calcext:value-type="float">
            <text:p>0.0000</text:p>
          </table:table-cell>
          <table:table-cell table:style-name="ce25" table:formula="of:=ABS([.C49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42" calcext:value-type="float">
            <text:p>42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50]-[.$B$5]" office:value-type="float" office:value="0" calcext:value-type="float">
            <text:p>0.0000</text:p>
          </table:table-cell>
          <table:table-cell table:style-name="ce25" table:formula="of:=ABS([.C50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43" calcext:value-type="float">
            <text:p>43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51]-[.$B$5]" office:value-type="float" office:value="0" calcext:value-type="float">
            <text:p>0.0000</text:p>
          </table:table-cell>
          <table:table-cell table:style-name="ce25" table:formula="of:=ABS([.C51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44" calcext:value-type="float">
            <text:p>44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52]-[.$B$5]" office:value-type="float" office:value="0" calcext:value-type="float">
            <text:p>0.0000</text:p>
          </table:table-cell>
          <table:table-cell table:style-name="ce25" table:formula="of:=ABS([.C52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45" calcext:value-type="float">
            <text:p>45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53]-[.$B$5]" office:value-type="float" office:value="0" calcext:value-type="float">
            <text:p>0.0000</text:p>
          </table:table-cell>
          <table:table-cell table:style-name="ce25" table:formula="of:=ABS([.C53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46" calcext:value-type="float">
            <text:p>46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54]-[.$B$5]" office:value-type="float" office:value="0" calcext:value-type="float">
            <text:p>0.0000</text:p>
          </table:table-cell>
          <table:table-cell table:style-name="ce25" table:formula="of:=ABS([.C54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47" calcext:value-type="float">
            <text:p>47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55]-[.$B$5]" office:value-type="float" office:value="0" calcext:value-type="float">
            <text:p>0.0000</text:p>
          </table:table-cell>
          <table:table-cell table:style-name="ce25" table:formula="of:=ABS([.C55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48" calcext:value-type="float">
            <text:p>48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56]-[.$B$5]" office:value-type="float" office:value="0" calcext:value-type="float">
            <text:p>0.0000</text:p>
          </table:table-cell>
          <table:table-cell table:style-name="ce25" table:formula="of:=ABS([.C56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49" calcext:value-type="float">
            <text:p>49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57]-[.$B$5]" office:value-type="float" office:value="0" calcext:value-type="float">
            <text:p>0.0000</text:p>
          </table:table-cell>
          <table:table-cell table:style-name="ce25" table:formula="of:=ABS([.C57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58]-[.$B$5]" office:value-type="float" office:value="0" calcext:value-type="float">
            <text:p>0.0000</text:p>
          </table:table-cell>
          <table:table-cell table:style-name="ce25" table:formula="of:=ABS([.C58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51" calcext:value-type="float">
            <text:p>51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59]-[.$B$5]" office:value-type="float" office:value="0" calcext:value-type="float">
            <text:p>0.0000</text:p>
          </table:table-cell>
          <table:table-cell table:style-name="ce25" table:formula="of:=ABS([.C59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52" calcext:value-type="float">
            <text:p>52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60]-[.$B$5]" office:value-type="float" office:value="0" calcext:value-type="float">
            <text:p>0.0000</text:p>
          </table:table-cell>
          <table:table-cell table:style-name="ce25" table:formula="of:=ABS([.C60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53" calcext:value-type="float">
            <text:p>53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61]-[.$B$5]" office:value-type="float" office:value="0" calcext:value-type="float">
            <text:p>0.0000</text:p>
          </table:table-cell>
          <table:table-cell table:style-name="ce25" table:formula="of:=ABS([.C61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54" calcext:value-type="float">
            <text:p>54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62]-[.$B$5]" office:value-type="float" office:value="0" calcext:value-type="float">
            <text:p>0.0000</text:p>
          </table:table-cell>
          <table:table-cell table:style-name="ce25" table:formula="of:=ABS([.C62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55" calcext:value-type="float">
            <text:p>55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63]-[.$B$5]" office:value-type="float" office:value="0" calcext:value-type="float">
            <text:p>0.0000</text:p>
          </table:table-cell>
          <table:table-cell table:style-name="ce25" table:formula="of:=ABS([.C63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56" calcext:value-type="float">
            <text:p>56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64]-[.$B$5]" office:value-type="float" office:value="0" calcext:value-type="float">
            <text:p>0.0000</text:p>
          </table:table-cell>
          <table:table-cell table:style-name="ce25" table:formula="of:=ABS([.C64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57" calcext:value-type="float">
            <text:p>57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65]-[.$B$5]" office:value-type="float" office:value="0" calcext:value-type="float">
            <text:p>0.0000</text:p>
          </table:table-cell>
          <table:table-cell table:style-name="ce25" table:formula="of:=ABS([.C65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58" calcext:value-type="float">
            <text:p>58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66]-[.$B$5]" office:value-type="float" office:value="0" calcext:value-type="float">
            <text:p>0.0000</text:p>
          </table:table-cell>
          <table:table-cell table:style-name="ce25" table:formula="of:=ABS([.C66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59" calcext:value-type="float">
            <text:p>59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67]-[.$B$5]" office:value-type="float" office:value="0" calcext:value-type="float">
            <text:p>0.0000</text:p>
          </table:table-cell>
          <table:table-cell table:style-name="ce25" table:formula="of:=ABS([.C67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60" calcext:value-type="float">
            <text:p>60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68]-[.$B$5]" office:value-type="float" office:value="0" calcext:value-type="float">
            <text:p>0.0000</text:p>
          </table:table-cell>
          <table:table-cell table:style-name="ce25" table:formula="of:=ABS([.C68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61" calcext:value-type="float">
            <text:p>61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69]-[.$B$5]" office:value-type="float" office:value="0" calcext:value-type="float">
            <text:p>0.0000</text:p>
          </table:table-cell>
          <table:table-cell table:style-name="ce25" table:formula="of:=ABS([.C69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62" calcext:value-type="float">
            <text:p>62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70]-[.$B$5]" office:value-type="float" office:value="0" calcext:value-type="float">
            <text:p>0.0000</text:p>
          </table:table-cell>
          <table:table-cell table:style-name="ce25" table:formula="of:=ABS([.C70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63" calcext:value-type="float">
            <text:p>63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71]-[.$B$5]" office:value-type="float" office:value="0" calcext:value-type="float">
            <text:p>0.0000</text:p>
          </table:table-cell>
          <table:table-cell table:style-name="ce25" table:formula="of:=ABS([.C71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64" calcext:value-type="float">
            <text:p>64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72]-[.$B$5]" office:value-type="float" office:value="0" calcext:value-type="float">
            <text:p>0.0000</text:p>
          </table:table-cell>
          <table:table-cell table:style-name="ce25" table:formula="of:=ABS([.C72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65" calcext:value-type="float">
            <text:p>65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73]-[.$B$5]" office:value-type="float" office:value="0" calcext:value-type="float">
            <text:p>0.0000</text:p>
          </table:table-cell>
          <table:table-cell table:style-name="ce25" table:formula="of:=ABS([.C73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66" calcext:value-type="float">
            <text:p>66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74]-[.$B$5]" office:value-type="float" office:value="0" calcext:value-type="float">
            <text:p>0.0000</text:p>
          </table:table-cell>
          <table:table-cell table:style-name="ce25" table:formula="of:=ABS([.C74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67" calcext:value-type="float">
            <text:p>67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75]-[.$B$5]" office:value-type="float" office:value="0" calcext:value-type="float">
            <text:p>0.0000</text:p>
          </table:table-cell>
          <table:table-cell table:style-name="ce25" table:formula="of:=ABS([.C75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68" calcext:value-type="float">
            <text:p>68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76]-[.$B$5]" office:value-type="float" office:value="0" calcext:value-type="float">
            <text:p>0.0000</text:p>
          </table:table-cell>
          <table:table-cell table:style-name="ce25" table:formula="of:=ABS([.C76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69" calcext:value-type="float">
            <text:p>69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77]-[.$B$5]" office:value-type="float" office:value="0" calcext:value-type="float">
            <text:p>0.0000</text:p>
          </table:table-cell>
          <table:table-cell table:style-name="ce25" table:formula="of:=ABS([.C77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70" calcext:value-type="float">
            <text:p>70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78]-[.$B$5]" office:value-type="float" office:value="0" calcext:value-type="float">
            <text:p>0.0000</text:p>
          </table:table-cell>
          <table:table-cell table:style-name="ce25" table:formula="of:=ABS([.C78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71" calcext:value-type="float">
            <text:p>71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79]-[.$B$5]" office:value-type="float" office:value="0" calcext:value-type="float">
            <text:p>0.0000</text:p>
          </table:table-cell>
          <table:table-cell table:style-name="ce25" table:formula="of:=ABS([.C79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72" calcext:value-type="float">
            <text:p>72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80]-[.$B$5]" office:value-type="float" office:value="0" calcext:value-type="float">
            <text:p>0.0000</text:p>
          </table:table-cell>
          <table:table-cell table:style-name="ce25" table:formula="of:=ABS([.C80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73" calcext:value-type="float">
            <text:p>73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81]-[.$B$5]" office:value-type="float" office:value="0" calcext:value-type="float">
            <text:p>0.0000</text:p>
          </table:table-cell>
          <table:table-cell table:style-name="ce25" table:formula="of:=ABS([.C81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74" calcext:value-type="float">
            <text:p>74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82]-[.$B$5]" office:value-type="float" office:value="0" calcext:value-type="float">
            <text:p>0.0000</text:p>
          </table:table-cell>
          <table:table-cell table:style-name="ce25" table:formula="of:=ABS([.C82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75" calcext:value-type="float">
            <text:p>75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83]-[.$B$5]" office:value-type="float" office:value="0" calcext:value-type="float">
            <text:p>0.0000</text:p>
          </table:table-cell>
          <table:table-cell table:style-name="ce25" table:formula="of:=ABS([.C83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76" calcext:value-type="float">
            <text:p>76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84]-[.$B$5]" office:value-type="float" office:value="0" calcext:value-type="float">
            <text:p>0.0000</text:p>
          </table:table-cell>
          <table:table-cell table:style-name="ce25" table:formula="of:=ABS([.C84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77" calcext:value-type="float">
            <text:p>77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85]-[.$B$5]" office:value-type="float" office:value="0" calcext:value-type="float">
            <text:p>0.0000</text:p>
          </table:table-cell>
          <table:table-cell table:style-name="ce25" table:formula="of:=ABS([.C85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78" calcext:value-type="float">
            <text:p>78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86]-[.$B$5]" office:value-type="float" office:value="0" calcext:value-type="float">
            <text:p>0.0000</text:p>
          </table:table-cell>
          <table:table-cell table:style-name="ce25" table:formula="of:=ABS([.C86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79" calcext:value-type="float">
            <text:p>79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87]-[.$B$5]" office:value-type="float" office:value="0" calcext:value-type="float">
            <text:p>0.0000</text:p>
          </table:table-cell>
          <table:table-cell table:style-name="ce25" table:formula="of:=ABS([.C87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88]-[.$B$5]" office:value-type="float" office:value="0" calcext:value-type="float">
            <text:p>0.0000</text:p>
          </table:table-cell>
          <table:table-cell table:style-name="ce25" table:formula="of:=ABS([.C88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81" calcext:value-type="float">
            <text:p>81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89]-[.$B$5]" office:value-type="float" office:value="0" calcext:value-type="float">
            <text:p>0.0000</text:p>
          </table:table-cell>
          <table:table-cell table:style-name="ce25" table:formula="of:=ABS([.C89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82" calcext:value-type="float">
            <text:p>82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90]-[.$B$5]" office:value-type="float" office:value="0" calcext:value-type="float">
            <text:p>0.0000</text:p>
          </table:table-cell>
          <table:table-cell table:style-name="ce25" table:formula="of:=ABS([.C90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83" calcext:value-type="float">
            <text:p>83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91]-[.$B$5]" office:value-type="float" office:value="0" calcext:value-type="float">
            <text:p>0.0000</text:p>
          </table:table-cell>
          <table:table-cell table:style-name="ce25" table:formula="of:=ABS([.C91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84" calcext:value-type="float">
            <text:p>84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92]-[.$B$5]" office:value-type="float" office:value="0" calcext:value-type="float">
            <text:p>0.0000</text:p>
          </table:table-cell>
          <table:table-cell table:style-name="ce25" table:formula="of:=ABS([.C92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93]-[.$B$5]" office:value-type="float" office:value="0" calcext:value-type="float">
            <text:p>0.0000</text:p>
          </table:table-cell>
          <table:table-cell table:style-name="ce25" table:formula="of:=ABS([.C93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86" calcext:value-type="float">
            <text:p>86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94]-[.$B$5]" office:value-type="float" office:value="0" calcext:value-type="float">
            <text:p>0.0000</text:p>
          </table:table-cell>
          <table:table-cell table:style-name="ce25" table:formula="of:=ABS([.C94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87" calcext:value-type="float">
            <text:p>87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95]-[.$B$5]" office:value-type="float" office:value="0" calcext:value-type="float">
            <text:p>0.0000</text:p>
          </table:table-cell>
          <table:table-cell table:style-name="ce25" table:formula="of:=ABS([.C95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88" calcext:value-type="float">
            <text:p>88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96]-[.$B$5]" office:value-type="float" office:value="0" calcext:value-type="float">
            <text:p>0.0000</text:p>
          </table:table-cell>
          <table:table-cell table:style-name="ce25" table:formula="of:=ABS([.C96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89" calcext:value-type="float">
            <text:p>89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97]-[.$B$5]" office:value-type="float" office:value="0" calcext:value-type="float">
            <text:p>0.0000</text:p>
          </table:table-cell>
          <table:table-cell table:style-name="ce25" table:formula="of:=ABS([.C97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98]-[.$B$5]" office:value-type="float" office:value="0" calcext:value-type="float">
            <text:p>0.0000</text:p>
          </table:table-cell>
          <table:table-cell table:style-name="ce25" table:formula="of:=ABS([.C98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91" calcext:value-type="float">
            <text:p>91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99]-[.$B$5]" office:value-type="float" office:value="0" calcext:value-type="float">
            <text:p>0.0000</text:p>
          </table:table-cell>
          <table:table-cell table:style-name="ce25" table:formula="of:=ABS([.C99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92" calcext:value-type="float">
            <text:p>92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100]-[.$B$5]" office:value-type="float" office:value="0" calcext:value-type="float">
            <text:p>0.0000</text:p>
          </table:table-cell>
          <table:table-cell table:style-name="ce25" table:formula="of:=ABS([.C100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93" calcext:value-type="float">
            <text:p>93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101]-[.$B$5]" office:value-type="float" office:value="0" calcext:value-type="float">
            <text:p>0.0000</text:p>
          </table:table-cell>
          <table:table-cell table:style-name="ce25" table:formula="of:=ABS([.C101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94" calcext:value-type="float">
            <text:p>94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102]-[.$B$5]" office:value-type="float" office:value="0" calcext:value-type="float">
            <text:p>0.0000</text:p>
          </table:table-cell>
          <table:table-cell table:style-name="ce25" table:formula="of:=ABS([.C102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95" calcext:value-type="float">
            <text:p>95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103]-[.$B$5]" office:value-type="float" office:value="0" calcext:value-type="float">
            <text:p>0.0000</text:p>
          </table:table-cell>
          <table:table-cell table:style-name="ce25" table:formula="of:=ABS([.C103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96" calcext:value-type="float">
            <text:p>96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104]-[.$B$5]" office:value-type="float" office:value="0" calcext:value-type="float">
            <text:p>0.0000</text:p>
          </table:table-cell>
          <table:table-cell table:style-name="ce25" table:formula="of:=ABS([.C104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97" calcext:value-type="float">
            <text:p>97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105]-[.$B$5]" office:value-type="float" office:value="0" calcext:value-type="float">
            <text:p>0.0000</text:p>
          </table:table-cell>
          <table:table-cell table:style-name="ce25" table:formula="of:=ABS([.C105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98" calcext:value-type="float">
            <text:p>98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106]-[.$B$5]" office:value-type="float" office:value="0" calcext:value-type="float">
            <text:p>0.0000</text:p>
          </table:table-cell>
          <table:table-cell table:style-name="ce25" table:formula="of:=ABS([.C106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99" calcext:value-type="float">
            <text:p>99</text:p>
          </table:table-cell>
          <table:table-cell table:style-name="ce15" office:value-type="float" office:value="0" calcext:value-type="float">
            <text:p>0.0000</text:p>
          </table:table-cell>
          <table:table-cell table:style-name="ce15" table:formula="of:=[.B107]-[.$B$5]" office:value-type="float" office:value="0" calcext:value-type="float">
            <text:p>0.0000</text:p>
          </table:table-cell>
          <table:table-cell table:style-name="ce25" table:formula="of:=ABS([.C107])" office:value-type="float" office:value="0" calcext:value-type="float">
            <text:p>0.0000</text:p>
          </table:table-cell>
        </table:table-row>
        <table:table-row table:style-name="ro1">
          <table:table-cell table:style-name="ce36" office:value-type="float" office:value="100" calcext:value-type="float">
            <text:p>100</text:p>
          </table:table-cell>
          <table:table-cell table:style-name="ce16" office:value-type="float" office:value="0" calcext:value-type="float">
            <text:p>0.0000</text:p>
          </table:table-cell>
          <table:table-cell table:style-name="ce16" table:formula="of:=[.B108]-[.$B$5]" office:value-type="float" office:value="0" calcext:value-type="float">
            <text:p>0.0000</text:p>
          </table:table-cell>
          <table:table-cell table:style-name="ce26" table:formula="of:=ABS([.C108])" office:value-type="float" office:value="0" calcext:value-type="float">
            <text:p>0.0000</text:p>
          </table:table-cell>
        </table:table-row>
        <table:table-row table:style-name="ro1" table:number-rows-repeated="104846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ine" table:style-name="ta1">
        <table:shapes>
          <draw:frame draw:z-index="0" draw:style-name="gr1" draw:text-style-name="P1" svg:width="215.27mm" svg:height="89.99mm" svg:x="98.5mm" svg:y="1.81mm">
            <draw:object draw:notify-on-update-of-ranges="sine.A8:sine.A108 sine.C7:sine.C7 sine.C8:sine.C108 sine.A8:sine.A108 sine.B7:sine.B7 sine.B8:sine.B108 sine.A8:sine.A108 sine.D7:sine.D7 sine.D8:sine.D10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7"/>
        <table:table-column table:style-name="co1" table:default-cell-style-name="Default"/>
        <table:table-row table:style-name="ro1">
          <table:table-cell table:style-name="ce99" office:value-type="string" calcext:value-type="string">
            <text:p>Periods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eak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10" office:value-type="string" calcext:value-type="string">
            <text:p>DC Coupled</text:p>
          </table:table-cell>
          <table:table-cell table:style-name="ce18" office:value-type="string" calcext:value-type="string" table:number-columns-spanned="2" table:number-rows-spanned="1">
            <text:p>AC Coupled</text:p>
          </table:table-cell>
          <table:covered-table-cell table:style-name="ce20"/>
        </table:table-row>
        <table:table-row table:style-name="ro1">
          <table:table-cell table:style-name="ce4" office:value-type="string" calcext:value-type="string">
            <text:p>RMS</text:p>
          </table:table-cell>
          <table:table-cell table:style-name="ce11" table:formula="of:=SQRT(SUMSQ([.B8:.B108])/100)" office:value-type="float" office:value="1.76776695296637" calcext:value-type="float">
            <text:p>1.7678</text:p>
          </table:table-cell>
          <table:table-cell table:style-name="ce11" table:formula="of:=SQRT(SUMSQ([.C8:.C108])/100)" office:value-type="float" office:value="1.76776695296637" calcext:value-type="float">
            <text:p>1.7678</text:p>
          </table:table-cell>
          <table:table-cell table:style-name="ce63"/>
        </table:table-row>
        <table:table-row table:style-name="ro1">
          <table:table-cell table:style-name="ce5" office:value-type="string" calcext:value-type="string">
            <text:p>Ave</text:p>
          </table:table-cell>
          <table:table-cell table:style-name="ce12" table:formula="of:=AVERAGE([.B8:.B108])" office:value-type="float" office:value="-1.70380761204851E-016" calcext:value-type="float">
            <text:p>0.0000</text:p>
          </table:table-cell>
          <table:table-cell table:style-name="ce12" table:formula="of:=AVERAGE([.C8:.C108])" office:value-type="float" office:value="-5.71161593005835E-018" calcext:value-type="float">
            <text:p>0.0000</text:p>
          </table:table-cell>
          <table:table-cell table:style-name="ce22" table:formula="of:=AVERAGE([.D8:.D108])" office:value-type="float" office:value="1.57527306701851" calcext:value-type="float">
            <text:p>1.5753</text:p>
          </table:table-cell>
        </table:table-row>
        <table:table-row table:style-name="ro1">
          <table:table-cell table:style-name="ce6" office:value-type="string" calcext:value-type="string">
            <text:p>RS-14</text:p>
          </table:table-cell>
          <table:table-cell table:style-name="ce13" table:number-columns-repeated="2"/>
          <table:table-cell table:style-name="ce23" table:formula="of:=[.D5]*1.1107" office:value-type="float" office:value="1.74965579553746" calcext:value-type="float">
            <text:p>1.7497</text:p>
          </table:table-cell>
        </table:table-row>
        <table:table-row table:style-name="ro1">
          <table:table-cell table:style-name="ce33" office:value-type="string" calcext:value-type="string">
            <text:p>Sample</text:p>
          </table:table-cell>
          <table:table-cell table:style-name="ce45" office:value-type="string" calcext:value-type="string">
            <text:p>Wave</text:p>
          </table:table-cell>
          <table:table-cell table:style-name="ce50" office:value-type="string" calcext:value-type="string">
            <text:p>AC Wave</text:p>
          </table:table-cell>
          <table:table-cell table:style-name="ce55" office:value-type="string" calcext:value-type="string">
            <text:p>AC Wave Rec</text:p>
          </table:table-cell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 table:style-name="ce15" table:formula="of:=[.$B$2]*SIN(RADIANS(([.A8]/100)*[.$B$1]*360))" office:value-type="float" office:value="0" calcext:value-type="float">
            <text:p>0.0000</text:p>
          </table:table-cell>
          <table:table-cell table:style-name="ce15" table:formula="of:=[.B8]-[.$B$5]" office:value-type="float" office:value="1.70380761204851E-016" calcext:value-type="float">
            <text:p>0.0000</text:p>
          </table:table-cell>
          <table:table-cell table:style-name="ce25" table:formula="of:=ABS([.C8])" office:value-type="float" office:value="1.70380761204851E-016" calcext:value-type="float">
            <text:p>0.0000</text:p>
          </table:table-cell>
        </table:table-row>
        <table:table-row table:style-name="ro1">
          <table:table-cell table:style-name="ce36" office:value-type="float" office:value="1" calcext:value-type="float">
            <text:p>1</text:p>
          </table:table-cell>
          <table:table-cell table:style-name="ce15" table:formula="of:=[.$B$2]*SIN(RADIANS(([.A9]/100)*[.$B$1]*360))" office:value-type="float" office:value="0.156976298823283" calcext:value-type="float">
            <text:p>0.1570</text:p>
          </table:table-cell>
          <table:table-cell table:style-name="ce15" table:formula="of:=[.B9]-[.$B$5]" office:value-type="float" office:value="0.156976298823284" calcext:value-type="float">
            <text:p>0.1570</text:p>
          </table:table-cell>
          <table:table-cell table:style-name="ce25" table:formula="of:=ABS([.C9])" office:value-type="float" office:value="0.156976298823284" calcext:value-type="float">
            <text:p>0.1570</text:p>
          </table:table-cell>
        </table:table-row>
        <table:table-row table:style-name="ro1">
          <table:table-cell table:style-name="ce36" office:value-type="float" office:value="2" calcext:value-type="float">
            <text:p>2</text:p>
          </table:table-cell>
          <table:table-cell table:style-name="ce15" table:formula="of:=[.$B$2]*SIN(RADIANS(([.A10]/100)*[.$B$1]*360))" office:value-type="float" office:value="0.313333083910761" calcext:value-type="float">
            <text:p>0.3133</text:p>
          </table:table-cell>
          <table:table-cell table:style-name="ce15" table:formula="of:=[.B10]-[.$B$5]" office:value-type="float" office:value="0.313333083910761" calcext:value-type="float">
            <text:p>0.3133</text:p>
          </table:table-cell>
          <table:table-cell table:style-name="ce25" table:formula="of:=ABS([.C10])" office:value-type="float" office:value="0.313333083910761" calcext:value-type="float">
            <text:p>0.3133</text:p>
          </table:table-cell>
        </table:table-row>
        <table:table-row table:style-name="ro1">
          <table:table-cell table:style-name="ce36" office:value-type="float" office:value="3" calcext:value-type="float">
            <text:p>3</text:p>
          </table:table-cell>
          <table:table-cell table:style-name="ce15" table:formula="of:=[.$B$2]*SIN(RADIANS(([.A11]/100)*[.$B$1]*360))" office:value-type="float" office:value="0.468453286464311" calcext:value-type="float">
            <text:p>0.4685</text:p>
          </table:table-cell>
          <table:table-cell table:style-name="ce15" table:formula="of:=[.B11]-[.$B$5]" office:value-type="float" office:value="0.468453286464312" calcext:value-type="float">
            <text:p>0.4685</text:p>
          </table:table-cell>
          <table:table-cell table:style-name="ce25" table:formula="of:=ABS([.C11])" office:value-type="float" office:value="0.468453286464312" calcext:value-type="float">
            <text:p>0.4685</text:p>
          </table:table-cell>
        </table:table-row>
        <table:table-row table:style-name="ro1">
          <table:table-cell table:style-name="ce36" office:value-type="float" office:value="4" calcext:value-type="float">
            <text:p>4</text:p>
          </table:table-cell>
          <table:table-cell table:style-name="ce15" table:formula="of:=[.$B$2]*SIN(RADIANS(([.A12]/100)*[.$B$1]*360))" office:value-type="float" office:value="0.621724717912137" calcext:value-type="float">
            <text:p>0.6217</text:p>
          </table:table-cell>
          <table:table-cell table:style-name="ce15" table:formula="of:=[.B12]-[.$B$5]" office:value-type="float" office:value="0.621724717912137" calcext:value-type="float">
            <text:p>0.6217</text:p>
          </table:table-cell>
          <table:table-cell table:style-name="ce25" table:formula="of:=ABS([.C12])" office:value-type="float" office:value="0.621724717912137" calcext:value-type="float">
            <text:p>0.6217</text:p>
          </table:table-cell>
        </table:table-row>
        <table:table-row table:style-name="ro1">
          <table:table-cell table:style-name="ce36" office:value-type="float" office:value="5" calcext:value-type="float">
            <text:p>5</text:p>
          </table:table-cell>
          <table:table-cell table:style-name="ce15" table:formula="of:=[.$B$2]*SIN(RADIANS(([.A13]/100)*[.$B$1]*360))" office:value-type="float" office:value="0.772542485937368" calcext:value-type="float">
            <text:p>0.7725</text:p>
          </table:table-cell>
          <table:table-cell table:style-name="ce15" table:formula="of:=[.B13]-[.$B$5]" office:value-type="float" office:value="0.772542485937369" calcext:value-type="float">
            <text:p>0.7725</text:p>
          </table:table-cell>
          <table:table-cell table:style-name="ce25" table:formula="of:=ABS([.C13])" office:value-type="float" office:value="0.772542485937369" calcext:value-type="float">
            <text:p>0.7725</text:p>
          </table:table-cell>
        </table:table-row>
        <table:table-row table:style-name="ro1">
          <table:table-cell table:style-name="ce36" office:value-type="float" office:value="6" calcext:value-type="float">
            <text:p>6</text:p>
          </table:table-cell>
          <table:table-cell table:style-name="ce15" table:formula="of:=[.$B$2]*SIN(RADIANS(([.A14]/100)*[.$B$1]*360))" office:value-type="float" office:value="0.920311381711695" calcext:value-type="float">
            <text:p>0.9203</text:p>
          </table:table-cell>
          <table:table-cell table:style-name="ce15" table:formula="of:=[.B14]-[.$B$5]" office:value-type="float" office:value="0.920311381711695" calcext:value-type="float">
            <text:p>0.9203</text:p>
          </table:table-cell>
          <table:table-cell table:style-name="ce25" table:formula="of:=ABS([.C14])" office:value-type="float" office:value="0.920311381711695" calcext:value-type="float">
            <text:p>0.9203</text:p>
          </table:table-cell>
        </table:table-row>
        <table:table-row table:style-name="ro1">
          <table:table-cell table:style-name="ce36" office:value-type="float" office:value="7" calcext:value-type="float">
            <text:p>7</text:p>
          </table:table-cell>
          <table:table-cell table:style-name="ce15" table:formula="of:=[.$B$2]*SIN(RADIANS(([.A15]/100)*[.$B$1]*360))" office:value-type="float" office:value="1.06444822891268" calcext:value-type="float">
            <text:p>1.0644</text:p>
          </table:table-cell>
          <table:table-cell table:style-name="ce15" table:formula="of:=[.B15]-[.$B$5]" office:value-type="float" office:value="1.06444822891268" calcext:value-type="float">
            <text:p>1.0644</text:p>
          </table:table-cell>
          <table:table-cell table:style-name="ce25" table:formula="of:=ABS([.C15])" office:value-type="float" office:value="1.06444822891268" calcext:value-type="float">
            <text:p>1.0644</text:p>
          </table:table-cell>
        </table:table-row>
        <table:table-row table:style-name="ro1">
          <table:table-cell table:style-name="ce36" office:value-type="float" office:value="8" calcext:value-type="float">
            <text:p>8</text:p>
          </table:table-cell>
          <table:table-cell table:style-name="ce15" table:formula="of:=[.$B$2]*SIN(RADIANS(([.A16]/100)*[.$B$1]*360))" office:value-type="float" office:value="1.20438418525429" calcext:value-type="float">
            <text:p>1.2044</text:p>
          </table:table-cell>
          <table:table-cell table:style-name="ce15" table:formula="of:=[.B16]-[.$B$5]" office:value-type="float" office:value="1.20438418525429" calcext:value-type="float">
            <text:p>1.2044</text:p>
          </table:table-cell>
          <table:table-cell table:style-name="ce25" table:formula="of:=ABS([.C16])" office:value-type="float" office:value="1.20438418525429" calcext:value-type="float">
            <text:p>1.2044</text:p>
          </table:table-cell>
        </table:table-row>
        <table:table-row table:style-name="ro1">
          <table:table-cell table:style-name="ce36" office:value-type="float" office:value="9" calcext:value-type="float">
            <text:p>9</text:p>
          </table:table-cell>
          <table:table-cell table:style-name="ce15" table:formula="of:=[.$B$2]*SIN(RADIANS(([.A17]/100)*[.$B$1]*360))" office:value-type="float" office:value="1.33956698744749" calcext:value-type="float">
            <text:p>1.3396</text:p>
          </table:table-cell>
          <table:table-cell table:style-name="ce15" table:formula="of:=[.B17]-[.$B$5]" office:value-type="float" office:value="1.33956698744749" calcext:value-type="float">
            <text:p>1.3396</text:p>
          </table:table-cell>
          <table:table-cell table:style-name="ce25" table:formula="of:=ABS([.C17])" office:value-type="float" office:value="1.33956698744749" calcext:value-type="float">
            <text:p>1.3396</text:p>
          </table:table-cell>
        </table:table-row>
        <table:table-row table:style-name="ro1">
          <table:table-cell table:style-name="ce36" office:value-type="float" office:value="10" calcext:value-type="float">
            <text:p>10</text:p>
          </table:table-cell>
          <table:table-cell table:style-name="ce15" table:formula="of:=[.$B$2]*SIN(RADIANS(([.A18]/100)*[.$B$1]*360))" office:value-type="float" office:value="1.46946313073118" calcext:value-type="float">
            <text:p>1.4695</text:p>
          </table:table-cell>
          <table:table-cell table:style-name="ce15" table:formula="of:=[.B18]-[.$B$5]" office:value-type="float" office:value="1.46946313073118" calcext:value-type="float">
            <text:p>1.4695</text:p>
          </table:table-cell>
          <table:table-cell table:style-name="ce25" table:formula="of:=ABS([.C18])" office:value-type="float" office:value="1.46946313073118" calcext:value-type="float">
            <text:p>1.4695</text:p>
          </table:table-cell>
        </table:table-row>
        <table:table-row table:style-name="ro1">
          <table:table-cell table:style-name="ce36" office:value-type="float" office:value="11" calcext:value-type="float">
            <text:p>11</text:p>
          </table:table-cell>
          <table:table-cell table:style-name="ce15" table:formula="of:=[.$B$2]*SIN(RADIANS(([.A19]/100)*[.$B$1]*360))" office:value-type="float" office:value="1.59355997437172" calcext:value-type="float">
            <text:p>1.5936</text:p>
          </table:table-cell>
          <table:table-cell table:style-name="ce15" table:formula="of:=[.B19]-[.$B$5]" office:value-type="float" office:value="1.59355997437172" calcext:value-type="float">
            <text:p>1.5936</text:p>
          </table:table-cell>
          <table:table-cell table:style-name="ce25" table:formula="of:=ABS([.C19])" office:value-type="float" office:value="1.59355997437172" calcext:value-type="float">
            <text:p>1.5936</text:p>
          </table:table-cell>
        </table:table-row>
        <table:table-row table:style-name="ro1">
          <table:table-cell table:style-name="ce36" office:value-type="float" office:value="12" calcext:value-type="float">
            <text:p>12</text:p>
          </table:table-cell>
          <table:table-cell table:style-name="ce15" table:formula="of:=[.$B$2]*SIN(RADIANS(([.A20]/100)*[.$B$1]*360))" office:value-type="float" office:value="1.71136776482172" calcext:value-type="float">
            <text:p>1.7114</text:p>
          </table:table-cell>
          <table:table-cell table:style-name="ce15" table:formula="of:=[.B20]-[.$B$5]" office:value-type="float" office:value="1.71136776482172" calcext:value-type="float">
            <text:p>1.7114</text:p>
          </table:table-cell>
          <table:table-cell table:style-name="ce25" table:formula="of:=ABS([.C20])" office:value-type="float" office:value="1.71136776482172" calcext:value-type="float">
            <text:p>1.7114</text:p>
          </table:table-cell>
        </table:table-row>
        <table:table-row table:style-name="ro1">
          <table:table-cell table:style-name="ce36" office:value-type="float" office:value="13" calcext:value-type="float">
            <text:p>13</text:p>
          </table:table-cell>
          <table:table-cell table:style-name="ce15" table:formula="of:=[.$B$2]*SIN(RADIANS(([.A21]/100)*[.$B$1]*360))" office:value-type="float" office:value="1.82242156855353" calcext:value-type="float">
            <text:p>1.8224</text:p>
          </table:table-cell>
          <table:table-cell table:style-name="ce15" table:formula="of:=[.B21]-[.$B$5]" office:value-type="float" office:value="1.82242156855353" calcext:value-type="float">
            <text:p>1.8224</text:p>
          </table:table-cell>
          <table:table-cell table:style-name="ce25" table:formula="of:=ABS([.C21])" office:value-type="float" office:value="1.82242156855353" calcext:value-type="float">
            <text:p>1.8224</text:p>
          </table:table-cell>
        </table:table-row>
        <table:table-row table:style-name="ro1">
          <table:table-cell table:style-name="ce36" office:value-type="float" office:value="14" calcext:value-type="float">
            <text:p>14</text:p>
          </table:table-cell>
          <table:table-cell table:style-name="ce15" table:formula="of:=[.$B$2]*SIN(RADIANS(([.A22]/100)*[.$B$1]*360))" office:value-type="float" office:value="1.92628310693947" calcext:value-type="float">
            <text:p>1.9263</text:p>
          </table:table-cell>
          <table:table-cell table:style-name="ce15" table:formula="of:=[.B22]-[.$B$5]" office:value-type="float" office:value="1.92628310693947" calcext:value-type="float">
            <text:p>1.9263</text:p>
          </table:table-cell>
          <table:table-cell table:style-name="ce25" table:formula="of:=ABS([.C22])" office:value-type="float" office:value="1.92628310693947" calcext:value-type="float">
            <text:p>1.9263</text:p>
          </table:table-cell>
        </table:table-row>
        <table:table-row table:style-name="ro1">
          <table:table-cell table:style-name="ce36" office:value-type="float" office:value="15" calcext:value-type="float">
            <text:p>15</text:p>
          </table:table-cell>
          <table:table-cell table:style-name="ce15" table:formula="of:=[.$B$2]*SIN(RADIANS(([.A23]/100)*[.$B$1]*360))" office:value-type="float" office:value="2.02254248593737" calcext:value-type="float">
            <text:p>2.0225</text:p>
          </table:table-cell>
          <table:table-cell table:style-name="ce15" table:formula="of:=[.B23]-[.$B$5]" office:value-type="float" office:value="2.02254248593737" calcext:value-type="float">
            <text:p>2.0225</text:p>
          </table:table-cell>
          <table:table-cell table:style-name="ce25" table:formula="of:=ABS([.C23])" office:value-type="float" office:value="2.02254248593737" calcext:value-type="float">
            <text:p>2.0225</text:p>
          </table:table-cell>
        </table:table-row>
        <table:table-row table:style-name="ro1">
          <table:table-cell table:style-name="ce36" office:value-type="float" office:value="16" calcext:value-type="float">
            <text:p>16</text:p>
          </table:table-cell>
          <table:table-cell table:style-name="ce15" table:formula="of:=[.$B$2]*SIN(RADIANS(([.A24]/100)*[.$B$1]*360))" office:value-type="float" office:value="2.11081981375504" calcext:value-type="float">
            <text:p>2.1108</text:p>
          </table:table-cell>
          <table:table-cell table:style-name="ce15" table:formula="of:=[.B24]-[.$B$5]" office:value-type="float" office:value="2.11081981375504" calcext:value-type="float">
            <text:p>2.1108</text:p>
          </table:table-cell>
          <table:table-cell table:style-name="ce25" table:formula="of:=ABS([.C24])" office:value-type="float" office:value="2.11081981375504" calcext:value-type="float">
            <text:p>2.1108</text:p>
          </table:table-cell>
        </table:table-row>
        <table:table-row table:style-name="ro1">
          <table:table-cell table:style-name="ce36" office:value-type="float" office:value="17" calcext:value-type="float">
            <text:p>17</text:p>
          </table:table-cell>
          <table:table-cell table:style-name="ce15" table:formula="of:=[.$B$2]*SIN(RADIANS(([.A25]/100)*[.$B$1]*360))" office:value-type="float" office:value="2.19076670010966" calcext:value-type="float">
            <text:p>2.1908</text:p>
          </table:table-cell>
          <table:table-cell table:style-name="ce15" table:formula="of:=[.B25]-[.$B$5]" office:value-type="float" office:value="2.19076670010966" calcext:value-type="float">
            <text:p>2.1908</text:p>
          </table:table-cell>
          <table:table-cell table:style-name="ce25" table:formula="of:=ABS([.C25])" office:value-type="float" office:value="2.19076670010966" calcext:value-type="float">
            <text:p>2.1908</text:p>
          </table:table-cell>
        </table:table-row>
        <table:table-row table:style-name="ro1">
          <table:table-cell table:style-name="ce36" office:value-type="float" office:value="18" calcext:value-type="float">
            <text:p>18</text:p>
          </table:table-cell>
          <table:table-cell table:style-name="ce15" table:formula="of:=[.$B$2]*SIN(RADIANS(([.A26]/100)*[.$B$1]*360))" office:value-type="float" office:value="2.26206763116505" calcext:value-type="float">
            <text:p>2.2621</text:p>
          </table:table-cell>
          <table:table-cell table:style-name="ce15" table:formula="of:=[.B26]-[.$B$5]" office:value-type="float" office:value="2.26206763116505" calcext:value-type="float">
            <text:p>2.2621</text:p>
          </table:table-cell>
          <table:table-cell table:style-name="ce25" table:formula="of:=ABS([.C26])" office:value-type="float" office:value="2.26206763116505" calcext:value-type="float">
            <text:p>2.2621</text:p>
          </table:table-cell>
        </table:table-row>
        <table:table-row table:style-name="ro1">
          <table:table-cell table:style-name="ce36" office:value-type="float" office:value="19" calcext:value-type="float">
            <text:p>19</text:p>
          </table:table-cell>
          <table:table-cell table:style-name="ce15" table:formula="of:=[.$B$2]*SIN(RADIANS(([.A27]/100)*[.$B$1]*360))" office:value-type="float" office:value="2.32444121472063" calcext:value-type="float">
            <text:p>2.3244</text:p>
          </table:table-cell>
          <table:table-cell table:style-name="ce15" table:formula="of:=[.B27]-[.$B$5]" office:value-type="float" office:value="2.32444121472063" calcext:value-type="float">
            <text:p>2.3244</text:p>
          </table:table-cell>
          <table:table-cell table:style-name="ce25" table:formula="of:=ABS([.C27])" office:value-type="float" office:value="2.32444121472063" calcext:value-type="float">
            <text:p>2.3244</text:p>
          </table:table-cell>
        </table:table-row>
        <table:table-row table:style-name="ro1">
          <table:table-cell table:style-name="ce36" office:value-type="float" office:value="20" calcext:value-type="float">
            <text:p>20</text:p>
          </table:table-cell>
          <table:table-cell table:style-name="ce15" table:formula="of:=[.$B$2]*SIN(RADIANS(([.A28]/100)*[.$B$1]*360))" office:value-type="float" office:value="2.37764129073788" calcext:value-type="float">
            <text:p>2.3776</text:p>
          </table:table-cell>
          <table:table-cell table:style-name="ce15" table:formula="of:=[.B28]-[.$B$5]" office:value-type="float" office:value="2.37764129073788" calcext:value-type="float">
            <text:p>2.3776</text:p>
          </table:table-cell>
          <table:table-cell table:style-name="ce25" table:formula="of:=ABS([.C28])" office:value-type="float" office:value="2.37764129073788" calcext:value-type="float">
            <text:p>2.3776</text:p>
          </table:table-cell>
        </table:table-row>
        <table:table-row table:style-name="ro1">
          <table:table-cell table:style-name="ce36" office:value-type="float" office:value="21" calcext:value-type="float">
            <text:p>21</text:p>
          </table:table-cell>
          <table:table-cell table:style-name="ce15" table:formula="of:=[.$B$2]*SIN(RADIANS(([.A29]/100)*[.$B$1]*360))" office:value-type="float" office:value="2.42145790282158" calcext:value-type="float">
            <text:p>2.4215</text:p>
          </table:table-cell>
          <table:table-cell table:style-name="ce15" table:formula="of:=[.B29]-[.$B$5]" office:value-type="float" office:value="2.42145790282158" calcext:value-type="float">
            <text:p>2.4215</text:p>
          </table:table-cell>
          <table:table-cell table:style-name="ce25" table:formula="of:=ABS([.C29])" office:value-type="float" office:value="2.42145790282158" calcext:value-type="float">
            <text:p>2.4215</text:p>
          </table:table-cell>
        </table:table-row>
        <table:table-row table:style-name="ro1">
          <table:table-cell table:style-name="ce36" office:value-type="float" office:value="22" calcext:value-type="float">
            <text:p>22</text:p>
          </table:table-cell>
          <table:table-cell table:style-name="ce15" table:formula="of:=[.$B$2]*SIN(RADIANS(([.A30]/100)*[.$B$1]*360))" office:value-type="float" office:value="2.45571812682172" calcext:value-type="float">
            <text:p>2.4557</text:p>
          </table:table-cell>
          <table:table-cell table:style-name="ce15" table:formula="of:=[.B30]-[.$B$5]" office:value-type="float" office:value="2.45571812682172" calcext:value-type="float">
            <text:p>2.4557</text:p>
          </table:table-cell>
          <table:table-cell table:style-name="ce25" table:formula="of:=ABS([.C30])" office:value-type="float" office:value="2.45571812682172" calcext:value-type="float">
            <text:p>2.4557</text:p>
          </table:table-cell>
        </table:table-row>
        <table:table-row table:style-name="ro1">
          <table:table-cell table:style-name="ce36" office:value-type="float" office:value="23" calcext:value-type="float">
            <text:p>23</text:p>
          </table:table-cell>
          <table:table-cell table:style-name="ce15" table:formula="of:=[.$B$2]*SIN(RADIANS(([.A31]/100)*[.$B$1]*360))" office:value-type="float" office:value="2.48028675328619" calcext:value-type="float">
            <text:p>2.4803</text:p>
          </table:table-cell>
          <table:table-cell table:style-name="ce15" table:formula="of:=[.B31]-[.$B$5]" office:value-type="float" office:value="2.48028675328619" calcext:value-type="float">
            <text:p>2.4803</text:p>
          </table:table-cell>
          <table:table-cell table:style-name="ce25" table:formula="of:=ABS([.C31])" office:value-type="float" office:value="2.48028675328619" calcext:value-type="float">
            <text:p>2.4803</text:p>
          </table:table-cell>
        </table:table-row>
        <table:table-row table:style-name="ro1">
          <table:table-cell table:style-name="ce36" office:value-type="float" office:value="24" calcext:value-type="float">
            <text:p>24</text:p>
          </table:table-cell>
          <table:table-cell table:style-name="ce15" table:formula="of:=[.$B$2]*SIN(RADIANS(([.A32]/100)*[.$B$1]*360))" office:value-type="float" office:value="2.49506682107068" calcext:value-type="float">
            <text:p>2.4951</text:p>
          </table:table-cell>
          <table:table-cell table:style-name="ce15" table:formula="of:=[.B32]-[.$B$5]" office:value-type="float" office:value="2.49506682107068" calcext:value-type="float">
            <text:p>2.4951</text:p>
          </table:table-cell>
          <table:table-cell table:style-name="ce25" table:formula="of:=ABS([.C32])" office:value-type="float" office:value="2.49506682107068" calcext:value-type="float">
            <text:p>2.4951</text:p>
          </table:table-cell>
        </table:table-row>
        <table:table-row table:style-name="ro1">
          <table:table-cell table:style-name="ce36" office:value-type="float" office:value="25" calcext:value-type="float">
            <text:p>25</text:p>
          </table:table-cell>
          <table:table-cell table:style-name="ce15" table:formula="of:=[.$B$2]*SIN(RADIANS(([.A33]/100)*[.$B$1]*360))" office:value-type="float" office:value="2.5" calcext:value-type="float">
            <text:p>2.5000</text:p>
          </table:table-cell>
          <table:table-cell table:style-name="ce15" table:formula="of:=[.B33]-[.$B$5]" office:value-type="float" office:value="2.5" calcext:value-type="float">
            <text:p>2.5000</text:p>
          </table:table-cell>
          <table:table-cell table:style-name="ce25" table:formula="of:=ABS([.C33])" office:value-type="float" office:value="2.5" calcext:value-type="float">
            <text:p>2.5000</text:p>
          </table:table-cell>
        </table:table-row>
        <table:table-row table:style-name="ro1">
          <table:table-cell table:style-name="ce36" office:value-type="float" office:value="26" calcext:value-type="float">
            <text:p>26</text:p>
          </table:table-cell>
          <table:table-cell table:style-name="ce15" table:formula="of:=[.$B$2]*SIN(RADIANS(([.A34]/100)*[.$B$1]*360))" office:value-type="float" office:value="2.49506682107068" calcext:value-type="float">
            <text:p>2.4951</text:p>
          </table:table-cell>
          <table:table-cell table:style-name="ce15" table:formula="of:=[.B34]-[.$B$5]" office:value-type="float" office:value="2.49506682107068" calcext:value-type="float">
            <text:p>2.4951</text:p>
          </table:table-cell>
          <table:table-cell table:style-name="ce25" table:formula="of:=ABS([.C34])" office:value-type="float" office:value="2.49506682107068" calcext:value-type="float">
            <text:p>2.4951</text:p>
          </table:table-cell>
        </table:table-row>
        <table:table-row table:style-name="ro1">
          <table:table-cell table:style-name="ce36" office:value-type="float" office:value="27" calcext:value-type="float">
            <text:p>27</text:p>
          </table:table-cell>
          <table:table-cell table:style-name="ce15" table:formula="of:=[.$B$2]*SIN(RADIANS(([.A35]/100)*[.$B$1]*360))" office:value-type="float" office:value="2.48028675328619" calcext:value-type="float">
            <text:p>2.4803</text:p>
          </table:table-cell>
          <table:table-cell table:style-name="ce15" table:formula="of:=[.B35]-[.$B$5]" office:value-type="float" office:value="2.48028675328619" calcext:value-type="float">
            <text:p>2.4803</text:p>
          </table:table-cell>
          <table:table-cell table:style-name="ce25" table:formula="of:=ABS([.C35])" office:value-type="float" office:value="2.48028675328619" calcext:value-type="float">
            <text:p>2.4803</text:p>
          </table:table-cell>
        </table:table-row>
        <table:table-row table:style-name="ro1">
          <table:table-cell table:style-name="ce36" office:value-type="float" office:value="28" calcext:value-type="float">
            <text:p>28</text:p>
          </table:table-cell>
          <table:table-cell table:style-name="ce15" table:formula="of:=[.$B$2]*SIN(RADIANS(([.A36]/100)*[.$B$1]*360))" office:value-type="float" office:value="2.45571812682172" calcext:value-type="float">
            <text:p>2.4557</text:p>
          </table:table-cell>
          <table:table-cell table:style-name="ce15" table:formula="of:=[.B36]-[.$B$5]" office:value-type="float" office:value="2.45571812682172" calcext:value-type="float">
            <text:p>2.4557</text:p>
          </table:table-cell>
          <table:table-cell table:style-name="ce25" table:formula="of:=ABS([.C36])" office:value-type="float" office:value="2.45571812682172" calcext:value-type="float">
            <text:p>2.4557</text:p>
          </table:table-cell>
        </table:table-row>
        <table:table-row table:style-name="ro1">
          <table:table-cell table:style-name="ce36" office:value-type="float" office:value="29" calcext:value-type="float">
            <text:p>29</text:p>
          </table:table-cell>
          <table:table-cell table:style-name="ce15" table:formula="of:=[.$B$2]*SIN(RADIANS(([.A37]/100)*[.$B$1]*360))" office:value-type="float" office:value="2.42145790282158" calcext:value-type="float">
            <text:p>2.4215</text:p>
          </table:table-cell>
          <table:table-cell table:style-name="ce15" table:formula="of:=[.B37]-[.$B$5]" office:value-type="float" office:value="2.42145790282158" calcext:value-type="float">
            <text:p>2.4215</text:p>
          </table:table-cell>
          <table:table-cell table:style-name="ce25" table:formula="of:=ABS([.C37])" office:value-type="float" office:value="2.42145790282158" calcext:value-type="float">
            <text:p>2.4215</text:p>
          </table:table-cell>
        </table:table-row>
        <table:table-row table:style-name="ro1">
          <table:table-cell table:style-name="ce36" office:value-type="float" office:value="30" calcext:value-type="float">
            <text:p>30</text:p>
          </table:table-cell>
          <table:table-cell table:style-name="ce15" table:formula="of:=[.$B$2]*SIN(RADIANS(([.A38]/100)*[.$B$1]*360))" office:value-type="float" office:value="2.37764129073788" calcext:value-type="float">
            <text:p>2.3776</text:p>
          </table:table-cell>
          <table:table-cell table:style-name="ce15" table:formula="of:=[.B38]-[.$B$5]" office:value-type="float" office:value="2.37764129073788" calcext:value-type="float">
            <text:p>2.3776</text:p>
          </table:table-cell>
          <table:table-cell table:style-name="ce25" table:formula="of:=ABS([.C38])" office:value-type="float" office:value="2.37764129073788" calcext:value-type="float">
            <text:p>2.3776</text:p>
          </table:table-cell>
        </table:table-row>
        <table:table-row table:style-name="ro1">
          <table:table-cell table:style-name="ce36" office:value-type="float" office:value="31" calcext:value-type="float">
            <text:p>31</text:p>
          </table:table-cell>
          <table:table-cell table:style-name="ce15" table:formula="of:=[.$B$2]*SIN(RADIANS(([.A39]/100)*[.$B$1]*360))" office:value-type="float" office:value="2.32444121472063" calcext:value-type="float">
            <text:p>2.3244</text:p>
          </table:table-cell>
          <table:table-cell table:style-name="ce15" table:formula="of:=[.B39]-[.$B$5]" office:value-type="float" office:value="2.32444121472063" calcext:value-type="float">
            <text:p>2.3244</text:p>
          </table:table-cell>
          <table:table-cell table:style-name="ce25" table:formula="of:=ABS([.C39])" office:value-type="float" office:value="2.32444121472063" calcext:value-type="float">
            <text:p>2.3244</text:p>
          </table:table-cell>
        </table:table-row>
        <table:table-row table:style-name="ro1">
          <table:table-cell table:style-name="ce36" office:value-type="float" office:value="32" calcext:value-type="float">
            <text:p>32</text:p>
          </table:table-cell>
          <table:table-cell table:style-name="ce15" table:formula="of:=[.$B$2]*SIN(RADIANS(([.A40]/100)*[.$B$1]*360))" office:value-type="float" office:value="2.26206763116505" calcext:value-type="float">
            <text:p>2.2621</text:p>
          </table:table-cell>
          <table:table-cell table:style-name="ce15" table:formula="of:=[.B40]-[.$B$5]" office:value-type="float" office:value="2.26206763116505" calcext:value-type="float">
            <text:p>2.2621</text:p>
          </table:table-cell>
          <table:table-cell table:style-name="ce25" table:formula="of:=ABS([.C40])" office:value-type="float" office:value="2.26206763116505" calcext:value-type="float">
            <text:p>2.2621</text:p>
          </table:table-cell>
        </table:table-row>
        <table:table-row table:style-name="ro1">
          <table:table-cell table:style-name="ce36" office:value-type="float" office:value="33" calcext:value-type="float">
            <text:p>33</text:p>
          </table:table-cell>
          <table:table-cell table:style-name="ce15" table:formula="of:=[.$B$2]*SIN(RADIANS(([.A41]/100)*[.$B$1]*360))" office:value-type="float" office:value="2.19076670010966" calcext:value-type="float">
            <text:p>2.1908</text:p>
          </table:table-cell>
          <table:table-cell table:style-name="ce15" table:formula="of:=[.B41]-[.$B$5]" office:value-type="float" office:value="2.19076670010966" calcext:value-type="float">
            <text:p>2.1908</text:p>
          </table:table-cell>
          <table:table-cell table:style-name="ce25" table:formula="of:=ABS([.C41])" office:value-type="float" office:value="2.19076670010966" calcext:value-type="float">
            <text:p>2.1908</text:p>
          </table:table-cell>
        </table:table-row>
        <table:table-row table:style-name="ro1">
          <table:table-cell table:style-name="ce36" office:value-type="float" office:value="34" calcext:value-type="float">
            <text:p>34</text:p>
          </table:table-cell>
          <table:table-cell table:style-name="ce15" table:formula="of:=[.$B$2]*SIN(RADIANS(([.A42]/100)*[.$B$1]*360))" office:value-type="float" office:value="2.11081981375504" calcext:value-type="float">
            <text:p>2.1108</text:p>
          </table:table-cell>
          <table:table-cell table:style-name="ce15" table:formula="of:=[.B42]-[.$B$5]" office:value-type="float" office:value="2.11081981375504" calcext:value-type="float">
            <text:p>2.1108</text:p>
          </table:table-cell>
          <table:table-cell table:style-name="ce25" table:formula="of:=ABS([.C42])" office:value-type="float" office:value="2.11081981375504" calcext:value-type="float">
            <text:p>2.1108</text:p>
          </table:table-cell>
        </table:table-row>
        <table:table-row table:style-name="ro1">
          <table:table-cell table:style-name="ce36" office:value-type="float" office:value="35" calcext:value-type="float">
            <text:p>35</text:p>
          </table:table-cell>
          <table:table-cell table:style-name="ce15" table:formula="of:=[.$B$2]*SIN(RADIANS(([.A43]/100)*[.$B$1]*360))" office:value-type="float" office:value="2.02254248593737" calcext:value-type="float">
            <text:p>2.0225</text:p>
          </table:table-cell>
          <table:table-cell table:style-name="ce15" table:formula="of:=[.B43]-[.$B$5]" office:value-type="float" office:value="2.02254248593737" calcext:value-type="float">
            <text:p>2.0225</text:p>
          </table:table-cell>
          <table:table-cell table:style-name="ce25" table:formula="of:=ABS([.C43])" office:value-type="float" office:value="2.02254248593737" calcext:value-type="float">
            <text:p>2.0225</text:p>
          </table:table-cell>
        </table:table-row>
        <table:table-row table:style-name="ro1">
          <table:table-cell table:style-name="ce36" office:value-type="float" office:value="36" calcext:value-type="float">
            <text:p>36</text:p>
          </table:table-cell>
          <table:table-cell table:style-name="ce15" table:formula="of:=[.$B$2]*SIN(RADIANS(([.A44]/100)*[.$B$1]*360))" office:value-type="float" office:value="1.92628310693947" calcext:value-type="float">
            <text:p>1.9263</text:p>
          </table:table-cell>
          <table:table-cell table:style-name="ce15" table:formula="of:=[.B44]-[.$B$5]" office:value-type="float" office:value="1.92628310693947" calcext:value-type="float">
            <text:p>1.9263</text:p>
          </table:table-cell>
          <table:table-cell table:style-name="ce25" table:formula="of:=ABS([.C44])" office:value-type="float" office:value="1.92628310693947" calcext:value-type="float">
            <text:p>1.9263</text:p>
          </table:table-cell>
        </table:table-row>
        <table:table-row table:style-name="ro1">
          <table:table-cell table:style-name="ce36" office:value-type="float" office:value="37" calcext:value-type="float">
            <text:p>37</text:p>
          </table:table-cell>
          <table:table-cell table:style-name="ce15" table:formula="of:=[.$B$2]*SIN(RADIANS(([.A45]/100)*[.$B$1]*360))" office:value-type="float" office:value="1.82242156855353" calcext:value-type="float">
            <text:p>1.8224</text:p>
          </table:table-cell>
          <table:table-cell table:style-name="ce15" table:formula="of:=[.B45]-[.$B$5]" office:value-type="float" office:value="1.82242156855353" calcext:value-type="float">
            <text:p>1.8224</text:p>
          </table:table-cell>
          <table:table-cell table:style-name="ce25" table:formula="of:=ABS([.C45])" office:value-type="float" office:value="1.82242156855353" calcext:value-type="float">
            <text:p>1.8224</text:p>
          </table:table-cell>
        </table:table-row>
        <table:table-row table:style-name="ro1">
          <table:table-cell table:style-name="ce36" office:value-type="float" office:value="38" calcext:value-type="float">
            <text:p>38</text:p>
          </table:table-cell>
          <table:table-cell table:style-name="ce15" table:formula="of:=[.$B$2]*SIN(RADIANS(([.A46]/100)*[.$B$1]*360))" office:value-type="float" office:value="1.71136776482172" calcext:value-type="float">
            <text:p>1.7114</text:p>
          </table:table-cell>
          <table:table-cell table:style-name="ce15" table:formula="of:=[.B46]-[.$B$5]" office:value-type="float" office:value="1.71136776482172" calcext:value-type="float">
            <text:p>1.7114</text:p>
          </table:table-cell>
          <table:table-cell table:style-name="ce25" table:formula="of:=ABS([.C46])" office:value-type="float" office:value="1.71136776482172" calcext:value-type="float">
            <text:p>1.7114</text:p>
          </table:table-cell>
        </table:table-row>
        <table:table-row table:style-name="ro1">
          <table:table-cell table:style-name="ce36" office:value-type="float" office:value="39" calcext:value-type="float">
            <text:p>39</text:p>
          </table:table-cell>
          <table:table-cell table:style-name="ce15" table:formula="of:=[.$B$2]*SIN(RADIANS(([.A47]/100)*[.$B$1]*360))" office:value-type="float" office:value="1.59355997437172" calcext:value-type="float">
            <text:p>1.5936</text:p>
          </table:table-cell>
          <table:table-cell table:style-name="ce15" table:formula="of:=[.B47]-[.$B$5]" office:value-type="float" office:value="1.59355997437172" calcext:value-type="float">
            <text:p>1.5936</text:p>
          </table:table-cell>
          <table:table-cell table:style-name="ce25" table:formula="of:=ABS([.C47])" office:value-type="float" office:value="1.59355997437172" calcext:value-type="float">
            <text:p>1.5936</text:p>
          </table:table-cell>
        </table:table-row>
        <table:table-row table:style-name="ro1">
          <table:table-cell table:style-name="ce36" office:value-type="float" office:value="40" calcext:value-type="float">
            <text:p>40</text:p>
          </table:table-cell>
          <table:table-cell table:style-name="ce15" table:formula="of:=[.$B$2]*SIN(RADIANS(([.A48]/100)*[.$B$1]*360))" office:value-type="float" office:value="1.46946313073118" calcext:value-type="float">
            <text:p>1.4695</text:p>
          </table:table-cell>
          <table:table-cell table:style-name="ce15" table:formula="of:=[.B48]-[.$B$5]" office:value-type="float" office:value="1.46946313073118" calcext:value-type="float">
            <text:p>1.4695</text:p>
          </table:table-cell>
          <table:table-cell table:style-name="ce25" table:formula="of:=ABS([.C48])" office:value-type="float" office:value="1.46946313073118" calcext:value-type="float">
            <text:p>1.4695</text:p>
          </table:table-cell>
        </table:table-row>
        <table:table-row table:style-name="ro1">
          <table:table-cell table:style-name="ce36" office:value-type="float" office:value="41" calcext:value-type="float">
            <text:p>41</text:p>
          </table:table-cell>
          <table:table-cell table:style-name="ce15" table:formula="of:=[.$B$2]*SIN(RADIANS(([.A49]/100)*[.$B$1]*360))" office:value-type="float" office:value="1.33956698744749" calcext:value-type="float">
            <text:p>1.3396</text:p>
          </table:table-cell>
          <table:table-cell table:style-name="ce15" table:formula="of:=[.B49]-[.$B$5]" office:value-type="float" office:value="1.33956698744749" calcext:value-type="float">
            <text:p>1.3396</text:p>
          </table:table-cell>
          <table:table-cell table:style-name="ce25" table:formula="of:=ABS([.C49])" office:value-type="float" office:value="1.33956698744749" calcext:value-type="float">
            <text:p>1.3396</text:p>
          </table:table-cell>
        </table:table-row>
        <table:table-row table:style-name="ro1">
          <table:table-cell table:style-name="ce36" office:value-type="float" office:value="42" calcext:value-type="float">
            <text:p>42</text:p>
          </table:table-cell>
          <table:table-cell table:style-name="ce15" table:formula="of:=[.$B$2]*SIN(RADIANS(([.A50]/100)*[.$B$1]*360))" office:value-type="float" office:value="1.20438418525429" calcext:value-type="float">
            <text:p>1.2044</text:p>
          </table:table-cell>
          <table:table-cell table:style-name="ce15" table:formula="of:=[.B50]-[.$B$5]" office:value-type="float" office:value="1.20438418525429" calcext:value-type="float">
            <text:p>1.2044</text:p>
          </table:table-cell>
          <table:table-cell table:style-name="ce25" table:formula="of:=ABS([.C50])" office:value-type="float" office:value="1.20438418525429" calcext:value-type="float">
            <text:p>1.2044</text:p>
          </table:table-cell>
        </table:table-row>
        <table:table-row table:style-name="ro1">
          <table:table-cell table:style-name="ce36" office:value-type="float" office:value="43" calcext:value-type="float">
            <text:p>43</text:p>
          </table:table-cell>
          <table:table-cell table:style-name="ce15" table:formula="of:=[.$B$2]*SIN(RADIANS(([.A51]/100)*[.$B$1]*360))" office:value-type="float" office:value="1.06444822891268" calcext:value-type="float">
            <text:p>1.0644</text:p>
          </table:table-cell>
          <table:table-cell table:style-name="ce15" table:formula="of:=[.B51]-[.$B$5]" office:value-type="float" office:value="1.06444822891268" calcext:value-type="float">
            <text:p>1.0644</text:p>
          </table:table-cell>
          <table:table-cell table:style-name="ce25" table:formula="of:=ABS([.C51])" office:value-type="float" office:value="1.06444822891268" calcext:value-type="float">
            <text:p>1.0644</text:p>
          </table:table-cell>
        </table:table-row>
        <table:table-row table:style-name="ro1">
          <table:table-cell table:style-name="ce36" office:value-type="float" office:value="44" calcext:value-type="float">
            <text:p>44</text:p>
          </table:table-cell>
          <table:table-cell table:style-name="ce15" table:formula="of:=[.$B$2]*SIN(RADIANS(([.A52]/100)*[.$B$1]*360))" office:value-type="float" office:value="0.920311381711695" calcext:value-type="float">
            <text:p>0.9203</text:p>
          </table:table-cell>
          <table:table-cell table:style-name="ce15" table:formula="of:=[.B52]-[.$B$5]" office:value-type="float" office:value="0.920311381711696" calcext:value-type="float">
            <text:p>0.9203</text:p>
          </table:table-cell>
          <table:table-cell table:style-name="ce25" table:formula="of:=ABS([.C52])" office:value-type="float" office:value="0.920311381711696" calcext:value-type="float">
            <text:p>0.9203</text:p>
          </table:table-cell>
        </table:table-row>
        <table:table-row table:style-name="ro1">
          <table:table-cell table:style-name="ce36" office:value-type="float" office:value="45" calcext:value-type="float">
            <text:p>45</text:p>
          </table:table-cell>
          <table:table-cell table:style-name="ce15" table:formula="of:=[.$B$2]*SIN(RADIANS(([.A53]/100)*[.$B$1]*360))" office:value-type="float" office:value="0.772542485937369" calcext:value-type="float">
            <text:p>0.7725</text:p>
          </table:table-cell>
          <table:table-cell table:style-name="ce15" table:formula="of:=[.B53]-[.$B$5]" office:value-type="float" office:value="0.772542485937369" calcext:value-type="float">
            <text:p>0.7725</text:p>
          </table:table-cell>
          <table:table-cell table:style-name="ce25" table:formula="of:=ABS([.C53])" office:value-type="float" office:value="0.772542485937369" calcext:value-type="float">
            <text:p>0.7725</text:p>
          </table:table-cell>
        </table:table-row>
        <table:table-row table:style-name="ro1">
          <table:table-cell table:style-name="ce36" office:value-type="float" office:value="46" calcext:value-type="float">
            <text:p>46</text:p>
          </table:table-cell>
          <table:table-cell table:style-name="ce15" table:formula="of:=[.$B$2]*SIN(RADIANS(([.A54]/100)*[.$B$1]*360))" office:value-type="float" office:value="0.621724717912138" calcext:value-type="float">
            <text:p>0.6217</text:p>
          </table:table-cell>
          <table:table-cell table:style-name="ce15" table:formula="of:=[.B54]-[.$B$5]" office:value-type="float" office:value="0.621724717912138" calcext:value-type="float">
            <text:p>0.6217</text:p>
          </table:table-cell>
          <table:table-cell table:style-name="ce25" table:formula="of:=ABS([.C54])" office:value-type="float" office:value="0.621724717912138" calcext:value-type="float">
            <text:p>0.6217</text:p>
          </table:table-cell>
        </table:table-row>
        <table:table-row table:style-name="ro1">
          <table:table-cell table:style-name="ce36" office:value-type="float" office:value="47" calcext:value-type="float">
            <text:p>47</text:p>
          </table:table-cell>
          <table:table-cell table:style-name="ce15" table:formula="of:=[.$B$2]*SIN(RADIANS(([.A55]/100)*[.$B$1]*360))" office:value-type="float" office:value="0.468453286464313" calcext:value-type="float">
            <text:p>0.4685</text:p>
          </table:table-cell>
          <table:table-cell table:style-name="ce15" table:formula="of:=[.B55]-[.$B$5]" office:value-type="float" office:value="0.468453286464313" calcext:value-type="float">
            <text:p>0.4685</text:p>
          </table:table-cell>
          <table:table-cell table:style-name="ce25" table:formula="of:=ABS([.C55])" office:value-type="float" office:value="0.468453286464313" calcext:value-type="float">
            <text:p>0.4685</text:p>
          </table:table-cell>
        </table:table-row>
        <table:table-row table:style-name="ro1">
          <table:table-cell table:style-name="ce36" office:value-type="float" office:value="48" calcext:value-type="float">
            <text:p>48</text:p>
          </table:table-cell>
          <table:table-cell table:style-name="ce15" table:formula="of:=[.$B$2]*SIN(RADIANS(([.A56]/100)*[.$B$1]*360))" office:value-type="float" office:value="0.313333083910762" calcext:value-type="float">
            <text:p>0.3133</text:p>
          </table:table-cell>
          <table:table-cell table:style-name="ce15" table:formula="of:=[.B56]-[.$B$5]" office:value-type="float" office:value="0.313333083910763" calcext:value-type="float">
            <text:p>0.3133</text:p>
          </table:table-cell>
          <table:table-cell table:style-name="ce25" table:formula="of:=ABS([.C56])" office:value-type="float" office:value="0.313333083910763" calcext:value-type="float">
            <text:p>0.3133</text:p>
          </table:table-cell>
        </table:table-row>
        <table:table-row table:style-name="ro1">
          <table:table-cell table:style-name="ce36" office:value-type="float" office:value="49" calcext:value-type="float">
            <text:p>49</text:p>
          </table:table-cell>
          <table:table-cell table:style-name="ce15" table:formula="of:=[.$B$2]*SIN(RADIANS(([.A57]/100)*[.$B$1]*360))" office:value-type="float" office:value="0.156976298823284" calcext:value-type="float">
            <text:p>0.1570</text:p>
          </table:table-cell>
          <table:table-cell table:style-name="ce15" table:formula="of:=[.B57]-[.$B$5]" office:value-type="float" office:value="0.156976298823284" calcext:value-type="float">
            <text:p>0.1570</text:p>
          </table:table-cell>
          <table:table-cell table:style-name="ce25" table:formula="of:=ABS([.C57])" office:value-type="float" office:value="0.156976298823284" calcext:value-type="float">
            <text:p>0.1570</text:p>
          </table:table-cell>
        </table:table-row>
        <table:table-row table:style-name="ro1">
          <table:table-cell table:style-name="ce36" office:value-type="float" office:value="50" calcext:value-type="float">
            <text:p>50</text:p>
          </table:table-cell>
          <table:table-cell table:style-name="ce15" table:formula="of:=[.$B$2]*SIN(RADIANS(([.A58]/100)*[.$B$1]*360))" office:value-type="float" office:value="3.06161699786838E-016" calcext:value-type="float">
            <text:p>0.0000</text:p>
          </table:table-cell>
          <table:table-cell table:style-name="ce15" table:formula="of:=[.B58]-[.$B$5]" office:value-type="float" office:value="4.76542460991689E-016" calcext:value-type="float">
            <text:p>0.0000</text:p>
          </table:table-cell>
          <table:table-cell table:style-name="ce25" table:formula="of:=ABS([.C58])" office:value-type="float" office:value="4.76542460991689E-016" calcext:value-type="float">
            <text:p>0.0000</text:p>
          </table:table-cell>
        </table:table-row>
        <table:table-row table:style-name="ro1">
          <table:table-cell table:style-name="ce36" office:value-type="float" office:value="51" calcext:value-type="float">
            <text:p>51</text:p>
          </table:table-cell>
          <table:table-cell table:style-name="ce15" table:formula="of:=[.$B$2]*SIN(RADIANS(([.A59]/100)*[.$B$1]*360))" office:value-type="float" office:value="-0.156976298823283" calcext:value-type="float">
            <text:p>-0.1570</text:p>
          </table:table-cell>
          <table:table-cell table:style-name="ce15" table:formula="of:=[.B59]-[.$B$5]" office:value-type="float" office:value="-0.156976298823283" calcext:value-type="float">
            <text:p>-0.1570</text:p>
          </table:table-cell>
          <table:table-cell table:style-name="ce25" table:formula="of:=ABS([.C59])" office:value-type="float" office:value="0.156976298823283" calcext:value-type="float">
            <text:p>0.1570</text:p>
          </table:table-cell>
        </table:table-row>
        <table:table-row table:style-name="ro1">
          <table:table-cell table:style-name="ce36" office:value-type="float" office:value="52" calcext:value-type="float">
            <text:p>52</text:p>
          </table:table-cell>
          <table:table-cell table:style-name="ce15" table:formula="of:=[.$B$2]*SIN(RADIANS(([.A60]/100)*[.$B$1]*360))" office:value-type="float" office:value="-0.313333083910761" calcext:value-type="float">
            <text:p>-0.3133</text:p>
          </table:table-cell>
          <table:table-cell table:style-name="ce15" table:formula="of:=[.B60]-[.$B$5]" office:value-type="float" office:value="-0.313333083910761" calcext:value-type="float">
            <text:p>-0.3133</text:p>
          </table:table-cell>
          <table:table-cell table:style-name="ce25" table:formula="of:=ABS([.C60])" office:value-type="float" office:value="0.313333083910761" calcext:value-type="float">
            <text:p>0.3133</text:p>
          </table:table-cell>
        </table:table-row>
        <table:table-row table:style-name="ro1">
          <table:table-cell table:style-name="ce36" office:value-type="float" office:value="53" calcext:value-type="float">
            <text:p>53</text:p>
          </table:table-cell>
          <table:table-cell table:style-name="ce15" table:formula="of:=[.$B$2]*SIN(RADIANS(([.A61]/100)*[.$B$1]*360))" office:value-type="float" office:value="-0.468453286464312" calcext:value-type="float">
            <text:p>-0.4685</text:p>
          </table:table-cell>
          <table:table-cell table:style-name="ce15" table:formula="of:=[.B61]-[.$B$5]" office:value-type="float" office:value="-0.468453286464312" calcext:value-type="float">
            <text:p>-0.4685</text:p>
          </table:table-cell>
          <table:table-cell table:style-name="ce25" table:formula="of:=ABS([.C61])" office:value-type="float" office:value="0.468453286464312" calcext:value-type="float">
            <text:p>0.4685</text:p>
          </table:table-cell>
        </table:table-row>
        <table:table-row table:style-name="ro1">
          <table:table-cell table:style-name="ce36" office:value-type="float" office:value="54" calcext:value-type="float">
            <text:p>54</text:p>
          </table:table-cell>
          <table:table-cell table:style-name="ce15" table:formula="of:=[.$B$2]*SIN(RADIANS(([.A62]/100)*[.$B$1]*360))" office:value-type="float" office:value="-0.621724717912138" calcext:value-type="float">
            <text:p>-0.6217</text:p>
          </table:table-cell>
          <table:table-cell table:style-name="ce15" table:formula="of:=[.B62]-[.$B$5]" office:value-type="float" office:value="-0.621724717912137" calcext:value-type="float">
            <text:p>-0.6217</text:p>
          </table:table-cell>
          <table:table-cell table:style-name="ce25" table:formula="of:=ABS([.C62])" office:value-type="float" office:value="0.621724717912137" calcext:value-type="float">
            <text:p>0.6217</text:p>
          </table:table-cell>
        </table:table-row>
        <table:table-row table:style-name="ro1">
          <table:table-cell table:style-name="ce36" office:value-type="float" office:value="55" calcext:value-type="float">
            <text:p>55</text:p>
          </table:table-cell>
          <table:table-cell table:style-name="ce15" table:formula="of:=[.$B$2]*SIN(RADIANS(([.A63]/100)*[.$B$1]*360))" office:value-type="float" office:value="-0.772542485937369" calcext:value-type="float">
            <text:p>-0.7725</text:p>
          </table:table-cell>
          <table:table-cell table:style-name="ce15" table:formula="of:=[.B63]-[.$B$5]" office:value-type="float" office:value="-0.772542485937369" calcext:value-type="float">
            <text:p>-0.7725</text:p>
          </table:table-cell>
          <table:table-cell table:style-name="ce25" table:formula="of:=ABS([.C63])" office:value-type="float" office:value="0.772542485937369" calcext:value-type="float">
            <text:p>0.7725</text:p>
          </table:table-cell>
        </table:table-row>
        <table:table-row table:style-name="ro1">
          <table:table-cell table:style-name="ce36" office:value-type="float" office:value="56" calcext:value-type="float">
            <text:p>56</text:p>
          </table:table-cell>
          <table:table-cell table:style-name="ce15" table:formula="of:=[.$B$2]*SIN(RADIANS(([.A64]/100)*[.$B$1]*360))" office:value-type="float" office:value="-0.920311381711696" calcext:value-type="float">
            <text:p>-0.9203</text:p>
          </table:table-cell>
          <table:table-cell table:style-name="ce15" table:formula="of:=[.B64]-[.$B$5]" office:value-type="float" office:value="-0.920311381711696" calcext:value-type="float">
            <text:p>-0.9203</text:p>
          </table:table-cell>
          <table:table-cell table:style-name="ce25" table:formula="of:=ABS([.C64])" office:value-type="float" office:value="0.920311381711696" calcext:value-type="float">
            <text:p>0.9203</text:p>
          </table:table-cell>
        </table:table-row>
        <table:table-row table:style-name="ro1">
          <table:table-cell table:style-name="ce36" office:value-type="float" office:value="57" calcext:value-type="float">
            <text:p>57</text:p>
          </table:table-cell>
          <table:table-cell table:style-name="ce15" table:formula="of:=[.$B$2]*SIN(RADIANS(([.A65]/100)*[.$B$1]*360))" office:value-type="float" office:value="-1.06444822891268" calcext:value-type="float">
            <text:p>-1.0644</text:p>
          </table:table-cell>
          <table:table-cell table:style-name="ce15" table:formula="of:=[.B65]-[.$B$5]" office:value-type="float" office:value="-1.06444822891268" calcext:value-type="float">
            <text:p>-1.0644</text:p>
          </table:table-cell>
          <table:table-cell table:style-name="ce25" table:formula="of:=ABS([.C65])" office:value-type="float" office:value="1.06444822891268" calcext:value-type="float">
            <text:p>1.0644</text:p>
          </table:table-cell>
        </table:table-row>
        <table:table-row table:style-name="ro1">
          <table:table-cell table:style-name="ce36" office:value-type="float" office:value="58" calcext:value-type="float">
            <text:p>58</text:p>
          </table:table-cell>
          <table:table-cell table:style-name="ce15" table:formula="of:=[.$B$2]*SIN(RADIANS(([.A66]/100)*[.$B$1]*360))" office:value-type="float" office:value="-1.20438418525429" calcext:value-type="float">
            <text:p>-1.2044</text:p>
          </table:table-cell>
          <table:table-cell table:style-name="ce15" table:formula="of:=[.B66]-[.$B$5]" office:value-type="float" office:value="-1.20438418525429" calcext:value-type="float">
            <text:p>-1.2044</text:p>
          </table:table-cell>
          <table:table-cell table:style-name="ce25" table:formula="of:=ABS([.C66])" office:value-type="float" office:value="1.20438418525429" calcext:value-type="float">
            <text:p>1.2044</text:p>
          </table:table-cell>
        </table:table-row>
        <table:table-row table:style-name="ro1">
          <table:table-cell table:style-name="ce36" office:value-type="float" office:value="59" calcext:value-type="float">
            <text:p>59</text:p>
          </table:table-cell>
          <table:table-cell table:style-name="ce15" table:formula="of:=[.$B$2]*SIN(RADIANS(([.A67]/100)*[.$B$1]*360))" office:value-type="float" office:value="-1.33956698744749" calcext:value-type="float">
            <text:p>-1.3396</text:p>
          </table:table-cell>
          <table:table-cell table:style-name="ce15" table:formula="of:=[.B67]-[.$B$5]" office:value-type="float" office:value="-1.33956698744749" calcext:value-type="float">
            <text:p>-1.3396</text:p>
          </table:table-cell>
          <table:table-cell table:style-name="ce25" table:formula="of:=ABS([.C67])" office:value-type="float" office:value="1.33956698744749" calcext:value-type="float">
            <text:p>1.3396</text:p>
          </table:table-cell>
        </table:table-row>
        <table:table-row table:style-name="ro1">
          <table:table-cell table:style-name="ce36" office:value-type="float" office:value="60" calcext:value-type="float">
            <text:p>60</text:p>
          </table:table-cell>
          <table:table-cell table:style-name="ce15" table:formula="of:=[.$B$2]*SIN(RADIANS(([.A68]/100)*[.$B$1]*360))" office:value-type="float" office:value="-1.46946313073118" calcext:value-type="float">
            <text:p>-1.4695</text:p>
          </table:table-cell>
          <table:table-cell table:style-name="ce15" table:formula="of:=[.B68]-[.$B$5]" office:value-type="float" office:value="-1.46946313073118" calcext:value-type="float">
            <text:p>-1.4695</text:p>
          </table:table-cell>
          <table:table-cell table:style-name="ce25" table:formula="of:=ABS([.C68])" office:value-type="float" office:value="1.46946313073118" calcext:value-type="float">
            <text:p>1.4695</text:p>
          </table:table-cell>
        </table:table-row>
        <table:table-row table:style-name="ro1">
          <table:table-cell table:style-name="ce36" office:value-type="float" office:value="61" calcext:value-type="float">
            <text:p>61</text:p>
          </table:table-cell>
          <table:table-cell table:style-name="ce15" table:formula="of:=[.$B$2]*SIN(RADIANS(([.A69]/100)*[.$B$1]*360))" office:value-type="float" office:value="-1.59355997437172" calcext:value-type="float">
            <text:p>-1.5936</text:p>
          </table:table-cell>
          <table:table-cell table:style-name="ce15" table:formula="of:=[.B69]-[.$B$5]" office:value-type="float" office:value="-1.59355997437172" calcext:value-type="float">
            <text:p>-1.5936</text:p>
          </table:table-cell>
          <table:table-cell table:style-name="ce25" table:formula="of:=ABS([.C69])" office:value-type="float" office:value="1.59355997437172" calcext:value-type="float">
            <text:p>1.5936</text:p>
          </table:table-cell>
        </table:table-row>
        <table:table-row table:style-name="ro1">
          <table:table-cell table:style-name="ce36" office:value-type="float" office:value="62" calcext:value-type="float">
            <text:p>62</text:p>
          </table:table-cell>
          <table:table-cell table:style-name="ce15" table:formula="of:=[.$B$2]*SIN(RADIANS(([.A70]/100)*[.$B$1]*360))" office:value-type="float" office:value="-1.71136776482172" calcext:value-type="float">
            <text:p>-1.7114</text:p>
          </table:table-cell>
          <table:table-cell table:style-name="ce15" table:formula="of:=[.B70]-[.$B$5]" office:value-type="float" office:value="-1.71136776482172" calcext:value-type="float">
            <text:p>-1.7114</text:p>
          </table:table-cell>
          <table:table-cell table:style-name="ce25" table:formula="of:=ABS([.C70])" office:value-type="float" office:value="1.71136776482172" calcext:value-type="float">
            <text:p>1.7114</text:p>
          </table:table-cell>
        </table:table-row>
        <table:table-row table:style-name="ro1">
          <table:table-cell table:style-name="ce36" office:value-type="float" office:value="63" calcext:value-type="float">
            <text:p>63</text:p>
          </table:table-cell>
          <table:table-cell table:style-name="ce15" table:formula="of:=[.$B$2]*SIN(RADIANS(([.A71]/100)*[.$B$1]*360))" office:value-type="float" office:value="-1.82242156855353" calcext:value-type="float">
            <text:p>-1.8224</text:p>
          </table:table-cell>
          <table:table-cell table:style-name="ce15" table:formula="of:=[.B71]-[.$B$5]" office:value-type="float" office:value="-1.82242156855353" calcext:value-type="float">
            <text:p>-1.8224</text:p>
          </table:table-cell>
          <table:table-cell table:style-name="ce25" table:formula="of:=ABS([.C71])" office:value-type="float" office:value="1.82242156855353" calcext:value-type="float">
            <text:p>1.8224</text:p>
          </table:table-cell>
        </table:table-row>
        <table:table-row table:style-name="ro1">
          <table:table-cell table:style-name="ce36" office:value-type="float" office:value="64" calcext:value-type="float">
            <text:p>64</text:p>
          </table:table-cell>
          <table:table-cell table:style-name="ce15" table:formula="of:=[.$B$2]*SIN(RADIANS(([.A72]/100)*[.$B$1]*360))" office:value-type="float" office:value="-1.92628310693947" calcext:value-type="float">
            <text:p>-1.9263</text:p>
          </table:table-cell>
          <table:table-cell table:style-name="ce15" table:formula="of:=[.B72]-[.$B$5]" office:value-type="float" office:value="-1.92628310693947" calcext:value-type="float">
            <text:p>-1.9263</text:p>
          </table:table-cell>
          <table:table-cell table:style-name="ce25" table:formula="of:=ABS([.C72])" office:value-type="float" office:value="1.92628310693947" calcext:value-type="float">
            <text:p>1.9263</text:p>
          </table:table-cell>
        </table:table-row>
        <table:table-row table:style-name="ro1">
          <table:table-cell table:style-name="ce36" office:value-type="float" office:value="65" calcext:value-type="float">
            <text:p>65</text:p>
          </table:table-cell>
          <table:table-cell table:style-name="ce15" table:formula="of:=[.$B$2]*SIN(RADIANS(([.A73]/100)*[.$B$1]*360))" office:value-type="float" office:value="-2.02254248593737" calcext:value-type="float">
            <text:p>-2.0225</text:p>
          </table:table-cell>
          <table:table-cell table:style-name="ce15" table:formula="of:=[.B73]-[.$B$5]" office:value-type="float" office:value="-2.02254248593737" calcext:value-type="float">
            <text:p>-2.0225</text:p>
          </table:table-cell>
          <table:table-cell table:style-name="ce25" table:formula="of:=ABS([.C73])" office:value-type="float" office:value="2.02254248593737" calcext:value-type="float">
            <text:p>2.0225</text:p>
          </table:table-cell>
        </table:table-row>
        <table:table-row table:style-name="ro1">
          <table:table-cell table:style-name="ce36" office:value-type="float" office:value="66" calcext:value-type="float">
            <text:p>66</text:p>
          </table:table-cell>
          <table:table-cell table:style-name="ce15" table:formula="of:=[.$B$2]*SIN(RADIANS(([.A74]/100)*[.$B$1]*360))" office:value-type="float" office:value="-2.11081981375504" calcext:value-type="float">
            <text:p>-2.1108</text:p>
          </table:table-cell>
          <table:table-cell table:style-name="ce15" table:formula="of:=[.B74]-[.$B$5]" office:value-type="float" office:value="-2.11081981375504" calcext:value-type="float">
            <text:p>-2.1108</text:p>
          </table:table-cell>
          <table:table-cell table:style-name="ce25" table:formula="of:=ABS([.C74])" office:value-type="float" office:value="2.11081981375504" calcext:value-type="float">
            <text:p>2.1108</text:p>
          </table:table-cell>
        </table:table-row>
        <table:table-row table:style-name="ro1">
          <table:table-cell table:style-name="ce36" office:value-type="float" office:value="67" calcext:value-type="float">
            <text:p>67</text:p>
          </table:table-cell>
          <table:table-cell table:style-name="ce15" table:formula="of:=[.$B$2]*SIN(RADIANS(([.A75]/100)*[.$B$1]*360))" office:value-type="float" office:value="-2.19076670010966" calcext:value-type="float">
            <text:p>-2.1908</text:p>
          </table:table-cell>
          <table:table-cell table:style-name="ce15" table:formula="of:=[.B75]-[.$B$5]" office:value-type="float" office:value="-2.19076670010966" calcext:value-type="float">
            <text:p>-2.1908</text:p>
          </table:table-cell>
          <table:table-cell table:style-name="ce25" table:formula="of:=ABS([.C75])" office:value-type="float" office:value="2.19076670010966" calcext:value-type="float">
            <text:p>2.1908</text:p>
          </table:table-cell>
        </table:table-row>
        <table:table-row table:style-name="ro1">
          <table:table-cell table:style-name="ce36" office:value-type="float" office:value="68" calcext:value-type="float">
            <text:p>68</text:p>
          </table:table-cell>
          <table:table-cell table:style-name="ce15" table:formula="of:=[.$B$2]*SIN(RADIANS(([.A76]/100)*[.$B$1]*360))" office:value-type="float" office:value="-2.26206763116505" calcext:value-type="float">
            <text:p>-2.2621</text:p>
          </table:table-cell>
          <table:table-cell table:style-name="ce15" table:formula="of:=[.B76]-[.$B$5]" office:value-type="float" office:value="-2.26206763116505" calcext:value-type="float">
            <text:p>-2.2621</text:p>
          </table:table-cell>
          <table:table-cell table:style-name="ce25" table:formula="of:=ABS([.C76])" office:value-type="float" office:value="2.26206763116505" calcext:value-type="float">
            <text:p>2.2621</text:p>
          </table:table-cell>
        </table:table-row>
        <table:table-row table:style-name="ro1">
          <table:table-cell table:style-name="ce36" office:value-type="float" office:value="69" calcext:value-type="float">
            <text:p>69</text:p>
          </table:table-cell>
          <table:table-cell table:style-name="ce15" table:formula="of:=[.$B$2]*SIN(RADIANS(([.A77]/100)*[.$B$1]*360))" office:value-type="float" office:value="-2.32444121472063" calcext:value-type="float">
            <text:p>-2.3244</text:p>
          </table:table-cell>
          <table:table-cell table:style-name="ce15" table:formula="of:=[.B77]-[.$B$5]" office:value-type="float" office:value="-2.32444121472063" calcext:value-type="float">
            <text:p>-2.3244</text:p>
          </table:table-cell>
          <table:table-cell table:style-name="ce25" table:formula="of:=ABS([.C77])" office:value-type="float" office:value="2.32444121472063" calcext:value-type="float">
            <text:p>2.3244</text:p>
          </table:table-cell>
        </table:table-row>
        <table:table-row table:style-name="ro1">
          <table:table-cell table:style-name="ce36" office:value-type="float" office:value="70" calcext:value-type="float">
            <text:p>70</text:p>
          </table:table-cell>
          <table:table-cell table:style-name="ce15" table:formula="of:=[.$B$2]*SIN(RADIANS(([.A78]/100)*[.$B$1]*360))" office:value-type="float" office:value="-2.37764129073788" calcext:value-type="float">
            <text:p>-2.3776</text:p>
          </table:table-cell>
          <table:table-cell table:style-name="ce15" table:formula="of:=[.B78]-[.$B$5]" office:value-type="float" office:value="-2.37764129073788" calcext:value-type="float">
            <text:p>-2.3776</text:p>
          </table:table-cell>
          <table:table-cell table:style-name="ce25" table:formula="of:=ABS([.C78])" office:value-type="float" office:value="2.37764129073788" calcext:value-type="float">
            <text:p>2.3776</text:p>
          </table:table-cell>
        </table:table-row>
        <table:table-row table:style-name="ro1">
          <table:table-cell table:style-name="ce36" office:value-type="float" office:value="71" calcext:value-type="float">
            <text:p>71</text:p>
          </table:table-cell>
          <table:table-cell table:style-name="ce15" table:formula="of:=[.$B$2]*SIN(RADIANS(([.A79]/100)*[.$B$1]*360))" office:value-type="float" office:value="-2.42145790282158" calcext:value-type="float">
            <text:p>-2.4215</text:p>
          </table:table-cell>
          <table:table-cell table:style-name="ce15" table:formula="of:=[.B79]-[.$B$5]" office:value-type="float" office:value="-2.42145790282158" calcext:value-type="float">
            <text:p>-2.4215</text:p>
          </table:table-cell>
          <table:table-cell table:style-name="ce25" table:formula="of:=ABS([.C79])" office:value-type="float" office:value="2.42145790282158" calcext:value-type="float">
            <text:p>2.4215</text:p>
          </table:table-cell>
        </table:table-row>
        <table:table-row table:style-name="ro1">
          <table:table-cell table:style-name="ce36" office:value-type="float" office:value="72" calcext:value-type="float">
            <text:p>72</text:p>
          </table:table-cell>
          <table:table-cell table:style-name="ce15" table:formula="of:=[.$B$2]*SIN(RADIANS(([.A80]/100)*[.$B$1]*360))" office:value-type="float" office:value="-2.45571812682172" calcext:value-type="float">
            <text:p>-2.4557</text:p>
          </table:table-cell>
          <table:table-cell table:style-name="ce15" table:formula="of:=[.B80]-[.$B$5]" office:value-type="float" office:value="-2.45571812682172" calcext:value-type="float">
            <text:p>-2.4557</text:p>
          </table:table-cell>
          <table:table-cell table:style-name="ce25" table:formula="of:=ABS([.C80])" office:value-type="float" office:value="2.45571812682172" calcext:value-type="float">
            <text:p>2.4557</text:p>
          </table:table-cell>
        </table:table-row>
        <table:table-row table:style-name="ro1">
          <table:table-cell table:style-name="ce36" office:value-type="float" office:value="73" calcext:value-type="float">
            <text:p>73</text:p>
          </table:table-cell>
          <table:table-cell table:style-name="ce15" table:formula="of:=[.$B$2]*SIN(RADIANS(([.A81]/100)*[.$B$1]*360))" office:value-type="float" office:value="-2.48028675328619" calcext:value-type="float">
            <text:p>-2.4803</text:p>
          </table:table-cell>
          <table:table-cell table:style-name="ce15" table:formula="of:=[.B81]-[.$B$5]" office:value-type="float" office:value="-2.48028675328619" calcext:value-type="float">
            <text:p>-2.4803</text:p>
          </table:table-cell>
          <table:table-cell table:style-name="ce25" table:formula="of:=ABS([.C81])" office:value-type="float" office:value="2.48028675328619" calcext:value-type="float">
            <text:p>2.4803</text:p>
          </table:table-cell>
        </table:table-row>
        <table:table-row table:style-name="ro1">
          <table:table-cell table:style-name="ce36" office:value-type="float" office:value="74" calcext:value-type="float">
            <text:p>74</text:p>
          </table:table-cell>
          <table:table-cell table:style-name="ce15" table:formula="of:=[.$B$2]*SIN(RADIANS(([.A82]/100)*[.$B$1]*360))" office:value-type="float" office:value="-2.49506682107068" calcext:value-type="float">
            <text:p>-2.4951</text:p>
          </table:table-cell>
          <table:table-cell table:style-name="ce15" table:formula="of:=[.B82]-[.$B$5]" office:value-type="float" office:value="-2.49506682107068" calcext:value-type="float">
            <text:p>-2.4951</text:p>
          </table:table-cell>
          <table:table-cell table:style-name="ce25" table:formula="of:=ABS([.C82])" office:value-type="float" office:value="2.49506682107068" calcext:value-type="float">
            <text:p>2.4951</text:p>
          </table:table-cell>
        </table:table-row>
        <table:table-row table:style-name="ro1">
          <table:table-cell table:style-name="ce36" office:value-type="float" office:value="75" calcext:value-type="float">
            <text:p>75</text:p>
          </table:table-cell>
          <table:table-cell table:style-name="ce15" table:formula="of:=[.$B$2]*SIN(RADIANS(([.A83]/100)*[.$B$1]*360))" office:value-type="float" office:value="-2.5" calcext:value-type="float">
            <text:p>-2.5000</text:p>
          </table:table-cell>
          <table:table-cell table:style-name="ce15" table:formula="of:=[.B83]-[.$B$5]" office:value-type="float" office:value="-2.5" calcext:value-type="float">
            <text:p>-2.5000</text:p>
          </table:table-cell>
          <table:table-cell table:style-name="ce25" table:formula="of:=ABS([.C83])" office:value-type="float" office:value="2.5" calcext:value-type="float">
            <text:p>2.5000</text:p>
          </table:table-cell>
        </table:table-row>
        <table:table-row table:style-name="ro1">
          <table:table-cell table:style-name="ce36" office:value-type="float" office:value="76" calcext:value-type="float">
            <text:p>76</text:p>
          </table:table-cell>
          <table:table-cell table:style-name="ce15" table:formula="of:=[.$B$2]*SIN(RADIANS(([.A84]/100)*[.$B$1]*360))" office:value-type="float" office:value="-2.49506682107068" calcext:value-type="float">
            <text:p>-2.4951</text:p>
          </table:table-cell>
          <table:table-cell table:style-name="ce15" table:formula="of:=[.B84]-[.$B$5]" office:value-type="float" office:value="-2.49506682107068" calcext:value-type="float">
            <text:p>-2.4951</text:p>
          </table:table-cell>
          <table:table-cell table:style-name="ce25" table:formula="of:=ABS([.C84])" office:value-type="float" office:value="2.49506682107068" calcext:value-type="float">
            <text:p>2.4951</text:p>
          </table:table-cell>
        </table:table-row>
        <table:table-row table:style-name="ro1">
          <table:table-cell table:style-name="ce36" office:value-type="float" office:value="77" calcext:value-type="float">
            <text:p>77</text:p>
          </table:table-cell>
          <table:table-cell table:style-name="ce15" table:formula="of:=[.$B$2]*SIN(RADIANS(([.A85]/100)*[.$B$1]*360))" office:value-type="float" office:value="-2.48028675328619" calcext:value-type="float">
            <text:p>-2.4803</text:p>
          </table:table-cell>
          <table:table-cell table:style-name="ce15" table:formula="of:=[.B85]-[.$B$5]" office:value-type="float" office:value="-2.48028675328619" calcext:value-type="float">
            <text:p>-2.4803</text:p>
          </table:table-cell>
          <table:table-cell table:style-name="ce25" table:formula="of:=ABS([.C85])" office:value-type="float" office:value="2.48028675328619" calcext:value-type="float">
            <text:p>2.4803</text:p>
          </table:table-cell>
        </table:table-row>
        <table:table-row table:style-name="ro1">
          <table:table-cell table:style-name="ce36" office:value-type="float" office:value="78" calcext:value-type="float">
            <text:p>78</text:p>
          </table:table-cell>
          <table:table-cell table:style-name="ce15" table:formula="of:=[.$B$2]*SIN(RADIANS(([.A86]/100)*[.$B$1]*360))" office:value-type="float" office:value="-2.45571812682172" calcext:value-type="float">
            <text:p>-2.4557</text:p>
          </table:table-cell>
          <table:table-cell table:style-name="ce15" table:formula="of:=[.B86]-[.$B$5]" office:value-type="float" office:value="-2.45571812682172" calcext:value-type="float">
            <text:p>-2.4557</text:p>
          </table:table-cell>
          <table:table-cell table:style-name="ce25" table:formula="of:=ABS([.C86])" office:value-type="float" office:value="2.45571812682172" calcext:value-type="float">
            <text:p>2.4557</text:p>
          </table:table-cell>
        </table:table-row>
        <table:table-row table:style-name="ro1">
          <table:table-cell table:style-name="ce36" office:value-type="float" office:value="79" calcext:value-type="float">
            <text:p>79</text:p>
          </table:table-cell>
          <table:table-cell table:style-name="ce15" table:formula="of:=[.$B$2]*SIN(RADIANS(([.A87]/100)*[.$B$1]*360))" office:value-type="float" office:value="-2.42145790282158" calcext:value-type="float">
            <text:p>-2.4215</text:p>
          </table:table-cell>
          <table:table-cell table:style-name="ce15" table:formula="of:=[.B87]-[.$B$5]" office:value-type="float" office:value="-2.42145790282158" calcext:value-type="float">
            <text:p>-2.4215</text:p>
          </table:table-cell>
          <table:table-cell table:style-name="ce25" table:formula="of:=ABS([.C87])" office:value-type="float" office:value="2.42145790282158" calcext:value-type="float">
            <text:p>2.4215</text:p>
          </table:table-cell>
        </table:table-row>
        <table:table-row table:style-name="ro1">
          <table:table-cell table:style-name="ce36" office:value-type="float" office:value="80" calcext:value-type="float">
            <text:p>80</text:p>
          </table:table-cell>
          <table:table-cell table:style-name="ce15" table:formula="of:=[.$B$2]*SIN(RADIANS(([.A88]/100)*[.$B$1]*360))" office:value-type="float" office:value="-2.37764129073788" calcext:value-type="float">
            <text:p>-2.3776</text:p>
          </table:table-cell>
          <table:table-cell table:style-name="ce15" table:formula="of:=[.B88]-[.$B$5]" office:value-type="float" office:value="-2.37764129073788" calcext:value-type="float">
            <text:p>-2.3776</text:p>
          </table:table-cell>
          <table:table-cell table:style-name="ce25" table:formula="of:=ABS([.C88])" office:value-type="float" office:value="2.37764129073788" calcext:value-type="float">
            <text:p>2.3776</text:p>
          </table:table-cell>
        </table:table-row>
        <table:table-row table:style-name="ro1">
          <table:table-cell table:style-name="ce36" office:value-type="float" office:value="81" calcext:value-type="float">
            <text:p>81</text:p>
          </table:table-cell>
          <table:table-cell table:style-name="ce15" table:formula="of:=[.$B$2]*SIN(RADIANS(([.A89]/100)*[.$B$1]*360))" office:value-type="float" office:value="-2.32444121472063" calcext:value-type="float">
            <text:p>-2.3244</text:p>
          </table:table-cell>
          <table:table-cell table:style-name="ce15" table:formula="of:=[.B89]-[.$B$5]" office:value-type="float" office:value="-2.32444121472063" calcext:value-type="float">
            <text:p>-2.3244</text:p>
          </table:table-cell>
          <table:table-cell table:style-name="ce25" table:formula="of:=ABS([.C89])" office:value-type="float" office:value="2.32444121472063" calcext:value-type="float">
            <text:p>2.3244</text:p>
          </table:table-cell>
        </table:table-row>
        <table:table-row table:style-name="ro1">
          <table:table-cell table:style-name="ce36" office:value-type="float" office:value="82" calcext:value-type="float">
            <text:p>82</text:p>
          </table:table-cell>
          <table:table-cell table:style-name="ce15" table:formula="of:=[.$B$2]*SIN(RADIANS(([.A90]/100)*[.$B$1]*360))" office:value-type="float" office:value="-2.26206763116505" calcext:value-type="float">
            <text:p>-2.2621</text:p>
          </table:table-cell>
          <table:table-cell table:style-name="ce15" table:formula="of:=[.B90]-[.$B$5]" office:value-type="float" office:value="-2.26206763116505" calcext:value-type="float">
            <text:p>-2.2621</text:p>
          </table:table-cell>
          <table:table-cell table:style-name="ce25" table:formula="of:=ABS([.C90])" office:value-type="float" office:value="2.26206763116505" calcext:value-type="float">
            <text:p>2.2621</text:p>
          </table:table-cell>
        </table:table-row>
        <table:table-row table:style-name="ro1">
          <table:table-cell table:style-name="ce36" office:value-type="float" office:value="83" calcext:value-type="float">
            <text:p>83</text:p>
          </table:table-cell>
          <table:table-cell table:style-name="ce15" table:formula="of:=[.$B$2]*SIN(RADIANS(([.A91]/100)*[.$B$1]*360))" office:value-type="float" office:value="-2.19076670010966" calcext:value-type="float">
            <text:p>-2.1908</text:p>
          </table:table-cell>
          <table:table-cell table:style-name="ce15" table:formula="of:=[.B91]-[.$B$5]" office:value-type="float" office:value="-2.19076670010966" calcext:value-type="float">
            <text:p>-2.1908</text:p>
          </table:table-cell>
          <table:table-cell table:style-name="ce25" table:formula="of:=ABS([.C91])" office:value-type="float" office:value="2.19076670010966" calcext:value-type="float">
            <text:p>2.1908</text:p>
          </table:table-cell>
        </table:table-row>
        <table:table-row table:style-name="ro1">
          <table:table-cell table:style-name="ce36" office:value-type="float" office:value="84" calcext:value-type="float">
            <text:p>84</text:p>
          </table:table-cell>
          <table:table-cell table:style-name="ce15" table:formula="of:=[.$B$2]*SIN(RADIANS(([.A92]/100)*[.$B$1]*360))" office:value-type="float" office:value="-2.11081981375504" calcext:value-type="float">
            <text:p>-2.1108</text:p>
          </table:table-cell>
          <table:table-cell table:style-name="ce15" table:formula="of:=[.B92]-[.$B$5]" office:value-type="float" office:value="-2.11081981375504" calcext:value-type="float">
            <text:p>-2.1108</text:p>
          </table:table-cell>
          <table:table-cell table:style-name="ce25" table:formula="of:=ABS([.C92])" office:value-type="float" office:value="2.11081981375504" calcext:value-type="float">
            <text:p>2.1108</text:p>
          </table:table-cell>
        </table:table-row>
        <table:table-row table:style-name="ro1">
          <table:table-cell table:style-name="ce36" office:value-type="float" office:value="85" calcext:value-type="float">
            <text:p>85</text:p>
          </table:table-cell>
          <table:table-cell table:style-name="ce15" table:formula="of:=[.$B$2]*SIN(RADIANS(([.A93]/100)*[.$B$1]*360))" office:value-type="float" office:value="-2.02254248593737" calcext:value-type="float">
            <text:p>-2.0225</text:p>
          </table:table-cell>
          <table:table-cell table:style-name="ce15" table:formula="of:=[.B93]-[.$B$5]" office:value-type="float" office:value="-2.02254248593737" calcext:value-type="float">
            <text:p>-2.0225</text:p>
          </table:table-cell>
          <table:table-cell table:style-name="ce25" table:formula="of:=ABS([.C93])" office:value-type="float" office:value="2.02254248593737" calcext:value-type="float">
            <text:p>2.0225</text:p>
          </table:table-cell>
        </table:table-row>
        <table:table-row table:style-name="ro1">
          <table:table-cell table:style-name="ce36" office:value-type="float" office:value="86" calcext:value-type="float">
            <text:p>86</text:p>
          </table:table-cell>
          <table:table-cell table:style-name="ce15" table:formula="of:=[.$B$2]*SIN(RADIANS(([.A94]/100)*[.$B$1]*360))" office:value-type="float" office:value="-1.92628310693947" calcext:value-type="float">
            <text:p>-1.9263</text:p>
          </table:table-cell>
          <table:table-cell table:style-name="ce15" table:formula="of:=[.B94]-[.$B$5]" office:value-type="float" office:value="-1.92628310693947" calcext:value-type="float">
            <text:p>-1.9263</text:p>
          </table:table-cell>
          <table:table-cell table:style-name="ce25" table:formula="of:=ABS([.C94])" office:value-type="float" office:value="1.92628310693947" calcext:value-type="float">
            <text:p>1.9263</text:p>
          </table:table-cell>
        </table:table-row>
        <table:table-row table:style-name="ro1">
          <table:table-cell table:style-name="ce36" office:value-type="float" office:value="87" calcext:value-type="float">
            <text:p>87</text:p>
          </table:table-cell>
          <table:table-cell table:style-name="ce15" table:formula="of:=[.$B$2]*SIN(RADIANS(([.A95]/100)*[.$B$1]*360))" office:value-type="float" office:value="-1.82242156855353" calcext:value-type="float">
            <text:p>-1.8224</text:p>
          </table:table-cell>
          <table:table-cell table:style-name="ce15" table:formula="of:=[.B95]-[.$B$5]" office:value-type="float" office:value="-1.82242156855353" calcext:value-type="float">
            <text:p>-1.8224</text:p>
          </table:table-cell>
          <table:table-cell table:style-name="ce25" table:formula="of:=ABS([.C95])" office:value-type="float" office:value="1.82242156855353" calcext:value-type="float">
            <text:p>1.8224</text:p>
          </table:table-cell>
        </table:table-row>
        <table:table-row table:style-name="ro1">
          <table:table-cell table:style-name="ce36" office:value-type="float" office:value="88" calcext:value-type="float">
            <text:p>88</text:p>
          </table:table-cell>
          <table:table-cell table:style-name="ce15" table:formula="of:=[.$B$2]*SIN(RADIANS(([.A96]/100)*[.$B$1]*360))" office:value-type="float" office:value="-1.71136776482172" calcext:value-type="float">
            <text:p>-1.7114</text:p>
          </table:table-cell>
          <table:table-cell table:style-name="ce15" table:formula="of:=[.B96]-[.$B$5]" office:value-type="float" office:value="-1.71136776482172" calcext:value-type="float">
            <text:p>-1.7114</text:p>
          </table:table-cell>
          <table:table-cell table:style-name="ce25" table:formula="of:=ABS([.C96])" office:value-type="float" office:value="1.71136776482172" calcext:value-type="float">
            <text:p>1.7114</text:p>
          </table:table-cell>
        </table:table-row>
        <table:table-row table:style-name="ro1">
          <table:table-cell table:style-name="ce36" office:value-type="float" office:value="89" calcext:value-type="float">
            <text:p>89</text:p>
          </table:table-cell>
          <table:table-cell table:style-name="ce15" table:formula="of:=[.$B$2]*SIN(RADIANS(([.A97]/100)*[.$B$1]*360))" office:value-type="float" office:value="-1.59355997437173" calcext:value-type="float">
            <text:p>-1.5936</text:p>
          </table:table-cell>
          <table:table-cell table:style-name="ce15" table:formula="of:=[.B97]-[.$B$5]" office:value-type="float" office:value="-1.59355997437173" calcext:value-type="float">
            <text:p>-1.5936</text:p>
          </table:table-cell>
          <table:table-cell table:style-name="ce25" table:formula="of:=ABS([.C97])" office:value-type="float" office:value="1.59355997437173" calcext:value-type="float">
            <text:p>1.5936</text:p>
          </table:table-cell>
        </table:table-row>
        <table:table-row table:style-name="ro1">
          <table:table-cell table:style-name="ce36" office:value-type="float" office:value="90" calcext:value-type="float">
            <text:p>90</text:p>
          </table:table-cell>
          <table:table-cell table:style-name="ce15" table:formula="of:=[.$B$2]*SIN(RADIANS(([.A98]/100)*[.$B$1]*360))" office:value-type="float" office:value="-1.46946313073118" calcext:value-type="float">
            <text:p>-1.4695</text:p>
          </table:table-cell>
          <table:table-cell table:style-name="ce15" table:formula="of:=[.B98]-[.$B$5]" office:value-type="float" office:value="-1.46946313073118" calcext:value-type="float">
            <text:p>-1.4695</text:p>
          </table:table-cell>
          <table:table-cell table:style-name="ce25" table:formula="of:=ABS([.C98])" office:value-type="float" office:value="1.46946313073118" calcext:value-type="float">
            <text:p>1.4695</text:p>
          </table:table-cell>
        </table:table-row>
        <table:table-row table:style-name="ro1">
          <table:table-cell table:style-name="ce36" office:value-type="float" office:value="91" calcext:value-type="float">
            <text:p>91</text:p>
          </table:table-cell>
          <table:table-cell table:style-name="ce15" table:formula="of:=[.$B$2]*SIN(RADIANS(([.A99]/100)*[.$B$1]*360))" office:value-type="float" office:value="-1.33956698744749" calcext:value-type="float">
            <text:p>-1.3396</text:p>
          </table:table-cell>
          <table:table-cell table:style-name="ce15" table:formula="of:=[.B99]-[.$B$5]" office:value-type="float" office:value="-1.33956698744749" calcext:value-type="float">
            <text:p>-1.3396</text:p>
          </table:table-cell>
          <table:table-cell table:style-name="ce25" table:formula="of:=ABS([.C99])" office:value-type="float" office:value="1.33956698744749" calcext:value-type="float">
            <text:p>1.3396</text:p>
          </table:table-cell>
        </table:table-row>
        <table:table-row table:style-name="ro1">
          <table:table-cell table:style-name="ce36" office:value-type="float" office:value="92" calcext:value-type="float">
            <text:p>92</text:p>
          </table:table-cell>
          <table:table-cell table:style-name="ce15" table:formula="of:=[.$B$2]*SIN(RADIANS(([.A100]/100)*[.$B$1]*360))" office:value-type="float" office:value="-1.20438418525429" calcext:value-type="float">
            <text:p>-1.2044</text:p>
          </table:table-cell>
          <table:table-cell table:style-name="ce15" table:formula="of:=[.B100]-[.$B$5]" office:value-type="float" office:value="-1.20438418525429" calcext:value-type="float">
            <text:p>-1.2044</text:p>
          </table:table-cell>
          <table:table-cell table:style-name="ce25" table:formula="of:=ABS([.C100])" office:value-type="float" office:value="1.20438418525429" calcext:value-type="float">
            <text:p>1.2044</text:p>
          </table:table-cell>
        </table:table-row>
        <table:table-row table:style-name="ro1">
          <table:table-cell table:style-name="ce36" office:value-type="float" office:value="93" calcext:value-type="float">
            <text:p>93</text:p>
          </table:table-cell>
          <table:table-cell table:style-name="ce15" table:formula="of:=[.$B$2]*SIN(RADIANS(([.A101]/100)*[.$B$1]*360))" office:value-type="float" office:value="-1.06444822891268" calcext:value-type="float">
            <text:p>-1.0644</text:p>
          </table:table-cell>
          <table:table-cell table:style-name="ce15" table:formula="of:=[.B101]-[.$B$5]" office:value-type="float" office:value="-1.06444822891268" calcext:value-type="float">
            <text:p>-1.0644</text:p>
          </table:table-cell>
          <table:table-cell table:style-name="ce25" table:formula="of:=ABS([.C101])" office:value-type="float" office:value="1.06444822891268" calcext:value-type="float">
            <text:p>1.0644</text:p>
          </table:table-cell>
        </table:table-row>
        <table:table-row table:style-name="ro1">
          <table:table-cell table:style-name="ce36" office:value-type="float" office:value="94" calcext:value-type="float">
            <text:p>94</text:p>
          </table:table-cell>
          <table:table-cell table:style-name="ce15" table:formula="of:=[.$B$2]*SIN(RADIANS(([.A102]/100)*[.$B$1]*360))" office:value-type="float" office:value="-0.920311381711697" calcext:value-type="float">
            <text:p>-0.9203</text:p>
          </table:table-cell>
          <table:table-cell table:style-name="ce15" table:formula="of:=[.B102]-[.$B$5]" office:value-type="float" office:value="-0.920311381711696" calcext:value-type="float">
            <text:p>-0.9203</text:p>
          </table:table-cell>
          <table:table-cell table:style-name="ce25" table:formula="of:=ABS([.C102])" office:value-type="float" office:value="0.920311381711696" calcext:value-type="float">
            <text:p>0.9203</text:p>
          </table:table-cell>
        </table:table-row>
        <table:table-row table:style-name="ro1">
          <table:table-cell table:style-name="ce36" office:value-type="float" office:value="95" calcext:value-type="float">
            <text:p>95</text:p>
          </table:table-cell>
          <table:table-cell table:style-name="ce15" table:formula="of:=[.$B$2]*SIN(RADIANS(([.A103]/100)*[.$B$1]*360))" office:value-type="float" office:value="-0.772542485937369" calcext:value-type="float">
            <text:p>-0.7725</text:p>
          </table:table-cell>
          <table:table-cell table:style-name="ce15" table:formula="of:=[.B103]-[.$B$5]" office:value-type="float" office:value="-0.772542485937369" calcext:value-type="float">
            <text:p>-0.7725</text:p>
          </table:table-cell>
          <table:table-cell table:style-name="ce25" table:formula="of:=ABS([.C103])" office:value-type="float" office:value="0.772542485937369" calcext:value-type="float">
            <text:p>0.7725</text:p>
          </table:table-cell>
        </table:table-row>
        <table:table-row table:style-name="ro1">
          <table:table-cell table:style-name="ce36" office:value-type="float" office:value="96" calcext:value-type="float">
            <text:p>96</text:p>
          </table:table-cell>
          <table:table-cell table:style-name="ce15" table:formula="of:=[.$B$2]*SIN(RADIANS(([.A104]/100)*[.$B$1]*360))" office:value-type="float" office:value="-0.621724717912141" calcext:value-type="float">
            <text:p>-0.6217</text:p>
          </table:table-cell>
          <table:table-cell table:style-name="ce15" table:formula="of:=[.B104]-[.$B$5]" office:value-type="float" office:value="-0.62172471791214" calcext:value-type="float">
            <text:p>-0.6217</text:p>
          </table:table-cell>
          <table:table-cell table:style-name="ce25" table:formula="of:=ABS([.C104])" office:value-type="float" office:value="0.62172471791214" calcext:value-type="float">
            <text:p>0.6217</text:p>
          </table:table-cell>
        </table:table-row>
        <table:table-row table:style-name="ro1">
          <table:table-cell table:style-name="ce36" office:value-type="float" office:value="97" calcext:value-type="float">
            <text:p>97</text:p>
          </table:table-cell>
          <table:table-cell table:style-name="ce15" table:formula="of:=[.$B$2]*SIN(RADIANS(([.A105]/100)*[.$B$1]*360))" office:value-type="float" office:value="-0.468453286464312" calcext:value-type="float">
            <text:p>-0.4685</text:p>
          </table:table-cell>
          <table:table-cell table:style-name="ce15" table:formula="of:=[.B105]-[.$B$5]" office:value-type="float" office:value="-0.468453286464312" calcext:value-type="float">
            <text:p>-0.4685</text:p>
          </table:table-cell>
          <table:table-cell table:style-name="ce25" table:formula="of:=ABS([.C105])" office:value-type="float" office:value="0.468453286464312" calcext:value-type="float">
            <text:p>0.4685</text:p>
          </table:table-cell>
        </table:table-row>
        <table:table-row table:style-name="ro1">
          <table:table-cell table:style-name="ce36" office:value-type="float" office:value="98" calcext:value-type="float">
            <text:p>98</text:p>
          </table:table-cell>
          <table:table-cell table:style-name="ce15" table:formula="of:=[.$B$2]*SIN(RADIANS(([.A106]/100)*[.$B$1]*360))" office:value-type="float" office:value="-0.313333083910762" calcext:value-type="float">
            <text:p>-0.3133</text:p>
          </table:table-cell>
          <table:table-cell table:style-name="ce15" table:formula="of:=[.B106]-[.$B$5]" office:value-type="float" office:value="-0.313333083910761" calcext:value-type="float">
            <text:p>-0.3133</text:p>
          </table:table-cell>
          <table:table-cell table:style-name="ce25" table:formula="of:=ABS([.C106])" office:value-type="float" office:value="0.313333083910761" calcext:value-type="float">
            <text:p>0.3133</text:p>
          </table:table-cell>
        </table:table-row>
        <table:table-row table:style-name="ro1">
          <table:table-cell table:style-name="ce36" office:value-type="float" office:value="99" calcext:value-type="float">
            <text:p>99</text:p>
          </table:table-cell>
          <table:table-cell table:style-name="ce15" table:formula="of:=[.$B$2]*SIN(RADIANS(([.A107]/100)*[.$B$1]*360))" office:value-type="float" office:value="-0.156976298823283" calcext:value-type="float">
            <text:p>-0.1570</text:p>
          </table:table-cell>
          <table:table-cell table:style-name="ce15" table:formula="of:=[.B107]-[.$B$5]" office:value-type="float" office:value="-0.156976298823283" calcext:value-type="float">
            <text:p>-0.1570</text:p>
          </table:table-cell>
          <table:table-cell table:style-name="ce25" table:formula="of:=ABS([.C107])" office:value-type="float" office:value="0.156976298823283" calcext:value-type="float">
            <text:p>0.1570</text:p>
          </table:table-cell>
        </table:table-row>
        <table:table-row table:style-name="ro1">
          <table:table-cell table:style-name="ce36" office:value-type="float" office:value="100" calcext:value-type="float">
            <text:p>100</text:p>
          </table:table-cell>
          <table:table-cell table:style-name="ce16" table:formula="of:=[.$B$2]*SIN(RADIANS(([.A108]/100)*[.$B$1]*360))" office:value-type="float" office:value="-6.12323399573677E-016" calcext:value-type="float">
            <text:p>0.0000</text:p>
          </table:table-cell>
          <table:table-cell table:style-name="ce16" table:formula="of:=[.B108]-[.$B$5]" office:value-type="float" office:value="-4.41942638368826E-016" calcext:value-type="float">
            <text:p>0.0000</text:p>
          </table:table-cell>
          <table:table-cell table:style-name="ce26" table:formula="of:=ABS([.C108])" office:value-type="float" office:value="4.41942638368826E-016" calcext:value-type="float">
            <text:p>0.0000</text:p>
          </table:table-cell>
        </table:table-row>
        <table:table-row table:style-name="ro1" table:number-rows-repeated="104846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ine_full_rect" table:style-name="ta1">
        <table:shapes>
          <draw:frame draw:z-index="0" draw:style-name="gr1" draw:text-style-name="P1" svg:width="215.27mm" svg:height="89.99mm" svg:x="98.5mm" svg:y="1.81mm">
            <draw:object draw:notify-on-update-of-ranges="sine_full_rect.A8:sine_full_rect.A108 sine_full_rect.C7:sine_full_rect.C7 sine_full_rect.C8:sine_full_rect.C108 sine_full_rect.A8:sine_full_rect.A108 sine_full_rect.B7:sine_full_rect.B7 sine_full_rect.B8:sine_full_rect.B108 sine_full_rect.A8:sine_full_rect.A108 sine_full_rect.D7:sine_full_rect.D7 sine_full_rect.D8:sine_full_rect.D10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7"/>
        <table:table-column table:style-name="co1" table:default-cell-style-name="Default"/>
        <table:table-row table:style-name="ro1">
          <table:table-cell table:style-name="ce99" office:value-type="string" calcext:value-type="string">
            <text:p>Periods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eak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10" office:value-type="string" calcext:value-type="string">
            <text:p>DC Coupled</text:p>
          </table:table-cell>
          <table:table-cell table:style-name="ce18" office:value-type="string" calcext:value-type="string" table:number-columns-spanned="2" table:number-rows-spanned="1">
            <text:p>AC Coupled</text:p>
          </table:table-cell>
          <table:covered-table-cell table:style-name="ce20"/>
        </table:table-row>
        <table:table-row table:style-name="ro1">
          <table:table-cell table:style-name="ce4" office:value-type="string" calcext:value-type="string">
            <text:p>RMS</text:p>
          </table:table-cell>
          <table:table-cell table:style-name="ce11" table:formula="of:=SQRT(SUMSQ([.B8:.B108])/100)" office:value-type="float" office:value="3.53553390593274" calcext:value-type="float">
            <text:p>3.5355</text:p>
          </table:table-cell>
          <table:table-cell table:style-name="ce11" table:formula="of:=SQRT(SUMSQ([.C8:.C108])/100)" office:value-type="float" office:value="1.573149594882" calcext:value-type="float">
            <text:p>1.5731</text:p>
          </table:table-cell>
          <table:table-cell table:style-name="ce63"/>
        </table:table-row>
        <table:table-row table:style-name="ro1">
          <table:table-cell table:style-name="ce5" office:value-type="string" calcext:value-type="string">
            <text:p>Ave</text:p>
          </table:table-cell>
          <table:table-cell table:style-name="ce12" table:formula="of:=AVERAGE([.B8:.B108])" office:value-type="float" office:value="3.15054613403703" calcext:value-type="float">
            <text:p>3.1505</text:p>
          </table:table-cell>
          <table:table-cell table:style-name="ce12" table:formula="of:=AVERAGE([.C8:.C108])" office:value-type="float" office:value="-3.91326135412431E-016" calcext:value-type="float">
            <text:p>0.0000</text:p>
          </table:table-cell>
          <table:table-cell table:style-name="ce22" table:formula="of:=AVERAGE([.D8:.D108])" office:value-type="float" office:value="1.36284858350001" calcext:value-type="float">
            <text:p>1.3628</text:p>
          </table:table-cell>
        </table:table-row>
        <table:table-row table:style-name="ro1">
          <table:table-cell table:style-name="ce6" office:value-type="string" calcext:value-type="string">
            <text:p>RS-14</text:p>
          </table:table-cell>
          <table:table-cell table:style-name="ce13" table:number-columns-repeated="2"/>
          <table:table-cell table:style-name="ce23" table:formula="of:=[.D5]*1.1107" office:value-type="float" office:value="1.51371592169346" calcext:value-type="float">
            <text:p>1.5137</text:p>
          </table:table-cell>
        </table:table-row>
        <table:table-row table:style-name="ro1">
          <table:table-cell table:style-name="ce33" office:value-type="string" calcext:value-type="string">
            <text:p>Sample</text:p>
          </table:table-cell>
          <table:table-cell table:style-name="ce45" office:value-type="string" calcext:value-type="string">
            <text:p>Wave</text:p>
          </table:table-cell>
          <table:table-cell table:style-name="ce50" office:value-type="string" calcext:value-type="string">
            <text:p>AC Wave</text:p>
          </table:table-cell>
          <table:table-cell table:style-name="ce55" office:value-type="string" calcext:value-type="string">
            <text:p>AC Wave Rec</text:p>
          </table:table-cell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 table:style-name="ce15" table:formula="of:=ABS([.$B$2]*SIN(RADIANS(([.A8]/100)*[.$B$1]*360)))" office:value-type="float" office:value="0" calcext:value-type="float">
            <text:p>0.0000</text:p>
          </table:table-cell>
          <table:table-cell table:style-name="ce15" table:formula="of:=[.B8]-[.$B$5]" office:value-type="float" office:value="-3.15054613403703" calcext:value-type="float">
            <text:p>-3.1505</text:p>
          </table:table-cell>
          <table:table-cell table:style-name="ce25" table:formula="of:=ABS([.C8])" office:value-type="float" office:value="3.15054613403703" calcext:value-type="float">
            <text:p>3.1505</text:p>
          </table:table-cell>
        </table:table-row>
        <table:table-row table:style-name="ro1">
          <table:table-cell table:style-name="ce36" office:value-type="float" office:value="1" calcext:value-type="float">
            <text:p>1</text:p>
          </table:table-cell>
          <table:table-cell table:style-name="ce15" table:formula="of:=ABS([.$B$2]*SIN(RADIANS(([.A9]/100)*[.$B$1]*360)))" office:value-type="float" office:value="0.313952597646567" calcext:value-type="float">
            <text:p>0.3140</text:p>
          </table:table-cell>
          <table:table-cell table:style-name="ce15" table:formula="of:=[.B9]-[.$B$5]" office:value-type="float" office:value="-2.83659353639046" calcext:value-type="float">
            <text:p>-2.8366</text:p>
          </table:table-cell>
          <table:table-cell table:style-name="ce25" table:formula="of:=ABS([.C9])" office:value-type="float" office:value="2.83659353639046" calcext:value-type="float">
            <text:p>2.8366</text:p>
          </table:table-cell>
        </table:table-row>
        <table:table-row table:style-name="ro1">
          <table:table-cell table:style-name="ce36" office:value-type="float" office:value="2" calcext:value-type="float">
            <text:p>2</text:p>
          </table:table-cell>
          <table:table-cell table:style-name="ce15" table:formula="of:=ABS([.$B$2]*SIN(RADIANS(([.A10]/100)*[.$B$1]*360)))" office:value-type="float" office:value="0.626666167821521" calcext:value-type="float">
            <text:p>0.6267</text:p>
          </table:table-cell>
          <table:table-cell table:style-name="ce15" table:formula="of:=[.B10]-[.$B$5]" office:value-type="float" office:value="-2.5238799662155" calcext:value-type="float">
            <text:p>-2.5239</text:p>
          </table:table-cell>
          <table:table-cell table:style-name="ce25" table:formula="of:=ABS([.C10])" office:value-type="float" office:value="2.5238799662155" calcext:value-type="float">
            <text:p>2.5239</text:p>
          </table:table-cell>
        </table:table-row>
        <table:table-row table:style-name="ro1">
          <table:table-cell table:style-name="ce36" office:value-type="float" office:value="3" calcext:value-type="float">
            <text:p>3</text:p>
          </table:table-cell>
          <table:table-cell table:style-name="ce15" table:formula="of:=ABS([.$B$2]*SIN(RADIANS(([.A11]/100)*[.$B$1]*360)))" office:value-type="float" office:value="0.936906572928623" calcext:value-type="float">
            <text:p>0.9369</text:p>
          </table:table-cell>
          <table:table-cell table:style-name="ce15" table:formula="of:=[.B11]-[.$B$5]" office:value-type="float" office:value="-2.2136395611084" calcext:value-type="float">
            <text:p>-2.2136</text:p>
          </table:table-cell>
          <table:table-cell table:style-name="ce25" table:formula="of:=ABS([.C11])" office:value-type="float" office:value="2.2136395611084" calcext:value-type="float">
            <text:p>2.2136</text:p>
          </table:table-cell>
        </table:table-row>
        <table:table-row table:style-name="ro1">
          <table:table-cell table:style-name="ce36" office:value-type="float" office:value="4" calcext:value-type="float">
            <text:p>4</text:p>
          </table:table-cell>
          <table:table-cell table:style-name="ce15" table:formula="of:=ABS([.$B$2]*SIN(RADIANS(([.A12]/100)*[.$B$1]*360)))" office:value-type="float" office:value="1.24344943582427" calcext:value-type="float">
            <text:p>1.2434</text:p>
          </table:table-cell>
          <table:table-cell table:style-name="ce15" table:formula="of:=[.B12]-[.$B$5]" office:value-type="float" office:value="-1.90709669821275" calcext:value-type="float">
            <text:p>-1.9071</text:p>
          </table:table-cell>
          <table:table-cell table:style-name="ce25" table:formula="of:=ABS([.C12])" office:value-type="float" office:value="1.90709669821275" calcext:value-type="float">
            <text:p>1.9071</text:p>
          </table:table-cell>
        </table:table-row>
        <table:table-row table:style-name="ro1">
          <table:table-cell table:style-name="ce36" office:value-type="float" office:value="5" calcext:value-type="float">
            <text:p>5</text:p>
          </table:table-cell>
          <table:table-cell table:style-name="ce15" table:formula="of:=ABS([.$B$2]*SIN(RADIANS(([.A13]/100)*[.$B$1]*360)))" office:value-type="float" office:value="1.54508497187474" calcext:value-type="float">
            <text:p>1.5451</text:p>
          </table:table-cell>
          <table:table-cell table:style-name="ce15" table:formula="of:=[.B13]-[.$B$5]" office:value-type="float" office:value="-1.60546116216229" calcext:value-type="float">
            <text:p>-1.6055</text:p>
          </table:table-cell>
          <table:table-cell table:style-name="ce25" table:formula="of:=ABS([.C13])" office:value-type="float" office:value="1.60546116216229" calcext:value-type="float">
            <text:p>1.6055</text:p>
          </table:table-cell>
        </table:table-row>
        <table:table-row table:style-name="ro1">
          <table:table-cell table:style-name="ce36" office:value-type="float" office:value="6" calcext:value-type="float">
            <text:p>6</text:p>
          </table:table-cell>
          <table:table-cell table:style-name="ce15" table:formula="of:=ABS([.$B$2]*SIN(RADIANS(([.A14]/100)*[.$B$1]*360)))" office:value-type="float" office:value="1.84062276342339" calcext:value-type="float">
            <text:p>1.8406</text:p>
          </table:table-cell>
          <table:table-cell table:style-name="ce15" table:formula="of:=[.B14]-[.$B$5]" office:value-type="float" office:value="-1.30992337061364" calcext:value-type="float">
            <text:p>-1.3099</text:p>
          </table:table-cell>
          <table:table-cell table:style-name="ce25" table:formula="of:=ABS([.C14])" office:value-type="float" office:value="1.30992337061364" calcext:value-type="float">
            <text:p>1.3099</text:p>
          </table:table-cell>
        </table:table-row>
        <table:table-row table:style-name="ro1">
          <table:table-cell table:style-name="ce36" office:value-type="float" office:value="7" calcext:value-type="float">
            <text:p>7</text:p>
          </table:table-cell>
          <table:table-cell table:style-name="ce15" table:formula="of:=ABS([.$B$2]*SIN(RADIANS(([.A15]/100)*[.$B$1]*360)))" office:value-type="float" office:value="2.12889645782536" calcext:value-type="float">
            <text:p>2.1289</text:p>
          </table:table-cell>
          <table:table-cell table:style-name="ce15" table:formula="of:=[.B15]-[.$B$5]" office:value-type="float" office:value="-1.02164967621166" calcext:value-type="float">
            <text:p>-1.0216</text:p>
          </table:table-cell>
          <table:table-cell table:style-name="ce25" table:formula="of:=ABS([.C15])" office:value-type="float" office:value="1.02164967621166" calcext:value-type="float">
            <text:p>1.0216</text:p>
          </table:table-cell>
        </table:table-row>
        <table:table-row table:style-name="ro1">
          <table:table-cell table:style-name="ce36" office:value-type="float" office:value="8" calcext:value-type="float">
            <text:p>8</text:p>
          </table:table-cell>
          <table:table-cell table:style-name="ce15" table:formula="of:=ABS([.$B$2]*SIN(RADIANS(([.A16]/100)*[.$B$1]*360)))" office:value-type="float" office:value="2.40876837050858" calcext:value-type="float">
            <text:p>2.4088</text:p>
          </table:table-cell>
          <table:table-cell table:style-name="ce15" table:formula="of:=[.B16]-[.$B$5]" office:value-type="float" office:value="-0.74177776352845" calcext:value-type="float">
            <text:p>-0.7418</text:p>
          </table:table-cell>
          <table:table-cell table:style-name="ce25" table:formula="of:=ABS([.C16])" office:value-type="float" office:value="0.74177776352845" calcext:value-type="float">
            <text:p>0.7418</text:p>
          </table:table-cell>
        </table:table-row>
        <table:table-row table:style-name="ro1">
          <table:table-cell table:style-name="ce36" office:value-type="float" office:value="9" calcext:value-type="float">
            <text:p>9</text:p>
          </table:table-cell>
          <table:table-cell table:style-name="ce15" table:formula="of:=ABS([.$B$2]*SIN(RADIANS(([.A17]/100)*[.$B$1]*360)))" office:value-type="float" office:value="2.67913397489498" calcext:value-type="float">
            <text:p>2.6791</text:p>
          </table:table-cell>
          <table:table-cell table:style-name="ce15" table:formula="of:=[.B17]-[.$B$5]" office:value-type="float" office:value="-0.471412159142043" calcext:value-type="float">
            <text:p>-0.4714</text:p>
          </table:table-cell>
          <table:table-cell table:style-name="ce25" table:formula="of:=ABS([.C17])" office:value-type="float" office:value="0.471412159142043" calcext:value-type="float">
            <text:p>0.4714</text:p>
          </table:table-cell>
        </table:table-row>
        <table:table-row table:style-name="ro1">
          <table:table-cell table:style-name="ce36" office:value-type="float" office:value="10" calcext:value-type="float">
            <text:p>10</text:p>
          </table:table-cell>
          <table:table-cell table:style-name="ce15" table:formula="of:=ABS([.$B$2]*SIN(RADIANS(([.A18]/100)*[.$B$1]*360)))" office:value-type="float" office:value="2.93892626146237" calcext:value-type="float">
            <text:p>2.9389</text:p>
          </table:table-cell>
          <table:table-cell table:style-name="ce15" table:formula="of:=[.B18]-[.$B$5]" office:value-type="float" office:value="-0.21161987257466" calcext:value-type="float">
            <text:p>-0.2116</text:p>
          </table:table-cell>
          <table:table-cell table:style-name="ce25" table:formula="of:=ABS([.C18])" office:value-type="float" office:value="0.21161987257466" calcext:value-type="float">
            <text:p>0.2116</text:p>
          </table:table-cell>
        </table:table-row>
        <table:table-row table:style-name="ro1">
          <table:table-cell table:style-name="ce36" office:value-type="float" office:value="11" calcext:value-type="float">
            <text:p>11</text:p>
          </table:table-cell>
          <table:table-cell table:style-name="ce15" table:formula="of:=ABS([.$B$2]*SIN(RADIANS(([.A19]/100)*[.$B$1]*360)))" office:value-type="float" office:value="3.18711994874345" calcext:value-type="float">
            <text:p>3.1871</text:p>
          </table:table-cell>
          <table:table-cell table:style-name="ce15" table:formula="of:=[.B19]-[.$B$5]" office:value-type="float" office:value="0.0365738147064221" calcext:value-type="float">
            <text:p>0.0366</text:p>
          </table:table-cell>
          <table:table-cell table:style-name="ce25" table:formula="of:=ABS([.C19])" office:value-type="float" office:value="0.0365738147064221" calcext:value-type="float">
            <text:p>0.0366</text:p>
          </table:table-cell>
        </table:table-row>
        <table:table-row table:style-name="ro1">
          <table:table-cell table:style-name="ce36" office:value-type="float" office:value="12" calcext:value-type="float">
            <text:p>12</text:p>
          </table:table-cell>
          <table:table-cell table:style-name="ce15" table:formula="of:=ABS([.$B$2]*SIN(RADIANS(([.A20]/100)*[.$B$1]*360)))" office:value-type="float" office:value="3.42273552964344" calcext:value-type="float">
            <text:p>3.4227</text:p>
          </table:table-cell>
          <table:table-cell table:style-name="ce15" table:formula="of:=[.B20]-[.$B$5]" office:value-type="float" office:value="0.272189395606416" calcext:value-type="float">
            <text:p>0.2722</text:p>
          </table:table-cell>
          <table:table-cell table:style-name="ce25" table:formula="of:=ABS([.C20])" office:value-type="float" office:value="0.272189395606416" calcext:value-type="float">
            <text:p>0.2722</text:p>
          </table:table-cell>
        </table:table-row>
        <table:table-row table:style-name="ro1">
          <table:table-cell table:style-name="ce36" office:value-type="float" office:value="13" calcext:value-type="float">
            <text:p>13</text:p>
          </table:table-cell>
          <table:table-cell table:style-name="ce15" table:formula="of:=ABS([.$B$2]*SIN(RADIANS(([.A21]/100)*[.$B$1]*360)))" office:value-type="float" office:value="3.64484313710706" calcext:value-type="float">
            <text:p>3.6448</text:p>
          </table:table-cell>
          <table:table-cell table:style-name="ce15" table:formula="of:=[.B21]-[.$B$5]" office:value-type="float" office:value="0.494297003070032" calcext:value-type="float">
            <text:p>0.4943</text:p>
          </table:table-cell>
          <table:table-cell table:style-name="ce25" table:formula="of:=ABS([.C21])" office:value-type="float" office:value="0.494297003070032" calcext:value-type="float">
            <text:p>0.4943</text:p>
          </table:table-cell>
        </table:table-row>
        <table:table-row table:style-name="ro1">
          <table:table-cell table:style-name="ce36" office:value-type="float" office:value="14" calcext:value-type="float">
            <text:p>14</text:p>
          </table:table-cell>
          <table:table-cell table:style-name="ce15" table:formula="of:=ABS([.$B$2]*SIN(RADIANS(([.A22]/100)*[.$B$1]*360)))" office:value-type="float" office:value="3.85256621387895" calcext:value-type="float">
            <text:p>3.8526</text:p>
          </table:table-cell>
          <table:table-cell table:style-name="ce15" table:formula="of:=[.B22]-[.$B$5]" office:value-type="float" office:value="0.70202007984192" calcext:value-type="float">
            <text:p>0.7020</text:p>
          </table:table-cell>
          <table:table-cell table:style-name="ce25" table:formula="of:=ABS([.C22])" office:value-type="float" office:value="0.70202007984192" calcext:value-type="float">
            <text:p>0.7020</text:p>
          </table:table-cell>
        </table:table-row>
        <table:table-row table:style-name="ro1">
          <table:table-cell table:style-name="ce36" office:value-type="float" office:value="15" calcext:value-type="float">
            <text:p>15</text:p>
          </table:table-cell>
          <table:table-cell table:style-name="ce15" table:formula="of:=ABS([.$B$2]*SIN(RADIANS(([.A23]/100)*[.$B$1]*360)))" office:value-type="float" office:value="4.04508497187474" calcext:value-type="float">
            <text:p>4.0451</text:p>
          </table:table-cell>
          <table:table-cell table:style-name="ce15" table:formula="of:=[.B23]-[.$B$5]" office:value-type="float" office:value="0.894538837837711" calcext:value-type="float">
            <text:p>0.8945</text:p>
          </table:table-cell>
          <table:table-cell table:style-name="ce25" table:formula="of:=ABS([.C23])" office:value-type="float" office:value="0.894538837837711" calcext:value-type="float">
            <text:p>0.8945</text:p>
          </table:table-cell>
        </table:table-row>
        <table:table-row table:style-name="ro1">
          <table:table-cell table:style-name="ce36" office:value-type="float" office:value="16" calcext:value-type="float">
            <text:p>16</text:p>
          </table:table-cell>
          <table:table-cell table:style-name="ce15" table:formula="of:=ABS([.$B$2]*SIN(RADIANS(([.A24]/100)*[.$B$1]*360)))" office:value-type="float" office:value="4.22163962751008" calcext:value-type="float">
            <text:p>4.2216</text:p>
          </table:table-cell>
          <table:table-cell table:style-name="ce15" table:formula="of:=[.B24]-[.$B$5]" office:value-type="float" office:value="1.07109349347305" calcext:value-type="float">
            <text:p>1.0711</text:p>
          </table:table-cell>
          <table:table-cell table:style-name="ce25" table:formula="of:=ABS([.C24])" office:value-type="float" office:value="1.07109349347305" calcext:value-type="float">
            <text:p>1.0711</text:p>
          </table:table-cell>
        </table:table-row>
        <table:table-row table:style-name="ro1">
          <table:table-cell table:style-name="ce36" office:value-type="float" office:value="17" calcext:value-type="float">
            <text:p>17</text:p>
          </table:table-cell>
          <table:table-cell table:style-name="ce15" table:formula="of:=ABS([.$B$2]*SIN(RADIANS(([.A25]/100)*[.$B$1]*360)))" office:value-type="float" office:value="4.38153340021932" calcext:value-type="float">
            <text:p>4.3815</text:p>
          </table:table-cell>
          <table:table-cell table:style-name="ce15" table:formula="of:=[.B25]-[.$B$5]" office:value-type="float" office:value="1.23098726618229" calcext:value-type="float">
            <text:p>1.2310</text:p>
          </table:table-cell>
          <table:table-cell table:style-name="ce25" table:formula="of:=ABS([.C25])" office:value-type="float" office:value="1.23098726618229" calcext:value-type="float">
            <text:p>1.2310</text:p>
          </table:table-cell>
        </table:table-row>
        <table:table-row table:style-name="ro1">
          <table:table-cell table:style-name="ce36" office:value-type="float" office:value="18" calcext:value-type="float">
            <text:p>18</text:p>
          </table:table-cell>
          <table:table-cell table:style-name="ce15" table:formula="of:=ABS([.$B$2]*SIN(RADIANS(([.A26]/100)*[.$B$1]*360)))" office:value-type="float" office:value="4.5241352623301" calcext:value-type="float">
            <text:p>4.5241</text:p>
          </table:table-cell>
          <table:table-cell table:style-name="ce15" table:formula="of:=[.B26]-[.$B$5]" office:value-type="float" office:value="1.37358912829307" calcext:value-type="float">
            <text:p>1.3736</text:p>
          </table:table-cell>
          <table:table-cell table:style-name="ce25" table:formula="of:=ABS([.C26])" office:value-type="float" office:value="1.37358912829307" calcext:value-type="float">
            <text:p>1.3736</text:p>
          </table:table-cell>
        </table:table-row>
        <table:table-row table:style-name="ro1">
          <table:table-cell table:style-name="ce36" office:value-type="float" office:value="19" calcext:value-type="float">
            <text:p>19</text:p>
          </table:table-cell>
          <table:table-cell table:style-name="ce15" table:formula="of:=ABS([.$B$2]*SIN(RADIANS(([.A27]/100)*[.$B$1]*360)))" office:value-type="float" office:value="4.64888242944126" calcext:value-type="float">
            <text:p>4.6489</text:p>
          </table:table-cell>
          <table:table-cell table:style-name="ce15" table:formula="of:=[.B27]-[.$B$5]" office:value-type="float" office:value="1.49833629540423" calcext:value-type="float">
            <text:p>1.4983</text:p>
          </table:table-cell>
          <table:table-cell table:style-name="ce25" table:formula="of:=ABS([.C27])" office:value-type="float" office:value="1.49833629540423" calcext:value-type="float">
            <text:p>1.4983</text:p>
          </table:table-cell>
        </table:table-row>
        <table:table-row table:style-name="ro1">
          <table:table-cell table:style-name="ce36" office:value-type="float" office:value="20" calcext:value-type="float">
            <text:p>20</text:p>
          </table:table-cell>
          <table:table-cell table:style-name="ce15" table:formula="of:=ABS([.$B$2]*SIN(RADIANS(([.A28]/100)*[.$B$1]*360)))" office:value-type="float" office:value="4.75528258147577" calcext:value-type="float">
            <text:p>4.7553</text:p>
          </table:table-cell>
          <table:table-cell table:style-name="ce15" table:formula="of:=[.B28]-[.$B$5]" office:value-type="float" office:value="1.60473644743874" calcext:value-type="float">
            <text:p>1.6047</text:p>
          </table:table-cell>
          <table:table-cell table:style-name="ce25" table:formula="of:=ABS([.C28])" office:value-type="float" office:value="1.60473644743874" calcext:value-type="float">
            <text:p>1.6047</text:p>
          </table:table-cell>
        </table:table-row>
        <table:table-row table:style-name="ro1">
          <table:table-cell table:style-name="ce36" office:value-type="float" office:value="21" calcext:value-type="float">
            <text:p>21</text:p>
          </table:table-cell>
          <table:table-cell table:style-name="ce15" table:formula="of:=ABS([.$B$2]*SIN(RADIANS(([.A29]/100)*[.$B$1]*360)))" office:value-type="float" office:value="4.84291580564316" calcext:value-type="float">
            <text:p>4.8429</text:p>
          </table:table-cell>
          <table:table-cell table:style-name="ce15" table:formula="of:=[.B29]-[.$B$5]" office:value-type="float" office:value="1.69236967160613" calcext:value-type="float">
            <text:p>1.6924</text:p>
          </table:table-cell>
          <table:table-cell table:style-name="ce25" table:formula="of:=ABS([.C29])" office:value-type="float" office:value="1.69236967160613" calcext:value-type="float">
            <text:p>1.6924</text:p>
          </table:table-cell>
        </table:table-row>
        <table:table-row table:style-name="ro1">
          <table:table-cell table:style-name="ce36" office:value-type="float" office:value="22" calcext:value-type="float">
            <text:p>22</text:p>
          </table:table-cell>
          <table:table-cell table:style-name="ce15" table:formula="of:=ABS([.$B$2]*SIN(RADIANS(([.A30]/100)*[.$B$1]*360)))" office:value-type="float" office:value="4.91143625364344" calcext:value-type="float">
            <text:p>4.9114</text:p>
          </table:table-cell>
          <table:table-cell table:style-name="ce15" table:formula="of:=[.B30]-[.$B$5]" office:value-type="float" office:value="1.76089011960642" calcext:value-type="float">
            <text:p>1.7609</text:p>
          </table:table-cell>
          <table:table-cell table:style-name="ce25" table:formula="of:=ABS([.C30])" office:value-type="float" office:value="1.76089011960642" calcext:value-type="float">
            <text:p>1.7609</text:p>
          </table:table-cell>
        </table:table-row>
        <table:table-row table:style-name="ro1">
          <table:table-cell table:style-name="ce36" office:value-type="float" office:value="23" calcext:value-type="float">
            <text:p>23</text:p>
          </table:table-cell>
          <table:table-cell table:style-name="ce15" table:formula="of:=ABS([.$B$2]*SIN(RADIANS(([.A31]/100)*[.$B$1]*360)))" office:value-type="float" office:value="4.96057350657239" calcext:value-type="float">
            <text:p>4.9606</text:p>
          </table:table-cell>
          <table:table-cell table:style-name="ce15" table:formula="of:=[.B31]-[.$B$5]" office:value-type="float" office:value="1.81002737253536" calcext:value-type="float">
            <text:p>1.8100</text:p>
          </table:table-cell>
          <table:table-cell table:style-name="ce25" table:formula="of:=ABS([.C31])" office:value-type="float" office:value="1.81002737253536" calcext:value-type="float">
            <text:p>1.8100</text:p>
          </table:table-cell>
        </table:table-row>
        <table:table-row table:style-name="ro1">
          <table:table-cell table:style-name="ce36" office:value-type="float" office:value="24" calcext:value-type="float">
            <text:p>24</text:p>
          </table:table-cell>
          <table:table-cell table:style-name="ce15" table:formula="of:=ABS([.$B$2]*SIN(RADIANS(([.A32]/100)*[.$B$1]*360)))" office:value-type="float" office:value="4.99013364214136" calcext:value-type="float">
            <text:p>4.9901</text:p>
          </table:table-cell>
          <table:table-cell table:style-name="ce15" table:formula="of:=[.B32]-[.$B$5]" office:value-type="float" office:value="1.83958750810433" calcext:value-type="float">
            <text:p>1.8396</text:p>
          </table:table-cell>
          <table:table-cell table:style-name="ce25" table:formula="of:=ABS([.C32])" office:value-type="float" office:value="1.83958750810433" calcext:value-type="float">
            <text:p>1.8396</text:p>
          </table:table-cell>
        </table:table-row>
        <table:table-row table:style-name="ro1">
          <table:table-cell table:style-name="ce36" office:value-type="float" office:value="25" calcext:value-type="float">
            <text:p>25</text:p>
          </table:table-cell>
          <table:table-cell table:style-name="ce15" table:formula="of:=ABS([.$B$2]*SIN(RADIANS(([.A33]/100)*[.$B$1]*360)))" office:value-type="float" office:value="5" calcext:value-type="float">
            <text:p>5.0000</text:p>
          </table:table-cell>
          <table:table-cell table:style-name="ce15" table:formula="of:=[.B33]-[.$B$5]" office:value-type="float" office:value="1.84945386596297" calcext:value-type="float">
            <text:p>1.8495</text:p>
          </table:table-cell>
          <table:table-cell table:style-name="ce25" table:formula="of:=ABS([.C33])" office:value-type="float" office:value="1.84945386596297" calcext:value-type="float">
            <text:p>1.8495</text:p>
          </table:table-cell>
        </table:table-row>
        <table:table-row table:style-name="ro1">
          <table:table-cell table:style-name="ce36" office:value-type="float" office:value="26" calcext:value-type="float">
            <text:p>26</text:p>
          </table:table-cell>
          <table:table-cell table:style-name="ce15" table:formula="of:=ABS([.$B$2]*SIN(RADIANS(([.A34]/100)*[.$B$1]*360)))" office:value-type="float" office:value="4.99013364214136" calcext:value-type="float">
            <text:p>4.9901</text:p>
          </table:table-cell>
          <table:table-cell table:style-name="ce15" table:formula="of:=[.B34]-[.$B$5]" office:value-type="float" office:value="1.83958750810433" calcext:value-type="float">
            <text:p>1.8396</text:p>
          </table:table-cell>
          <table:table-cell table:style-name="ce25" table:formula="of:=ABS([.C34])" office:value-type="float" office:value="1.83958750810433" calcext:value-type="float">
            <text:p>1.8396</text:p>
          </table:table-cell>
        </table:table-row>
        <table:table-row table:style-name="ro1">
          <table:table-cell table:style-name="ce36" office:value-type="float" office:value="27" calcext:value-type="float">
            <text:p>27</text:p>
          </table:table-cell>
          <table:table-cell table:style-name="ce15" table:formula="of:=ABS([.$B$2]*SIN(RADIANS(([.A35]/100)*[.$B$1]*360)))" office:value-type="float" office:value="4.96057350657239" calcext:value-type="float">
            <text:p>4.9606</text:p>
          </table:table-cell>
          <table:table-cell table:style-name="ce15" table:formula="of:=[.B35]-[.$B$5]" office:value-type="float" office:value="1.81002737253536" calcext:value-type="float">
            <text:p>1.8100</text:p>
          </table:table-cell>
          <table:table-cell table:style-name="ce25" table:formula="of:=ABS([.C35])" office:value-type="float" office:value="1.81002737253536" calcext:value-type="float">
            <text:p>1.8100</text:p>
          </table:table-cell>
        </table:table-row>
        <table:table-row table:style-name="ro1">
          <table:table-cell table:style-name="ce36" office:value-type="float" office:value="28" calcext:value-type="float">
            <text:p>28</text:p>
          </table:table-cell>
          <table:table-cell table:style-name="ce15" table:formula="of:=ABS([.$B$2]*SIN(RADIANS(([.A36]/100)*[.$B$1]*360)))" office:value-type="float" office:value="4.91143625364344" calcext:value-type="float">
            <text:p>4.9114</text:p>
          </table:table-cell>
          <table:table-cell table:style-name="ce15" table:formula="of:=[.B36]-[.$B$5]" office:value-type="float" office:value="1.76089011960642" calcext:value-type="float">
            <text:p>1.7609</text:p>
          </table:table-cell>
          <table:table-cell table:style-name="ce25" table:formula="of:=ABS([.C36])" office:value-type="float" office:value="1.76089011960642" calcext:value-type="float">
            <text:p>1.7609</text:p>
          </table:table-cell>
        </table:table-row>
        <table:table-row table:style-name="ro1">
          <table:table-cell table:style-name="ce36" office:value-type="float" office:value="29" calcext:value-type="float">
            <text:p>29</text:p>
          </table:table-cell>
          <table:table-cell table:style-name="ce15" table:formula="of:=ABS([.$B$2]*SIN(RADIANS(([.A37]/100)*[.$B$1]*360)))" office:value-type="float" office:value="4.84291580564316" calcext:value-type="float">
            <text:p>4.8429</text:p>
          </table:table-cell>
          <table:table-cell table:style-name="ce15" table:formula="of:=[.B37]-[.$B$5]" office:value-type="float" office:value="1.69236967160613" calcext:value-type="float">
            <text:p>1.6924</text:p>
          </table:table-cell>
          <table:table-cell table:style-name="ce25" table:formula="of:=ABS([.C37])" office:value-type="float" office:value="1.69236967160613" calcext:value-type="float">
            <text:p>1.6924</text:p>
          </table:table-cell>
        </table:table-row>
        <table:table-row table:style-name="ro1">
          <table:table-cell table:style-name="ce36" office:value-type="float" office:value="30" calcext:value-type="float">
            <text:p>30</text:p>
          </table:table-cell>
          <table:table-cell table:style-name="ce15" table:formula="of:=ABS([.$B$2]*SIN(RADIANS(([.A38]/100)*[.$B$1]*360)))" office:value-type="float" office:value="4.75528258147577" calcext:value-type="float">
            <text:p>4.7553</text:p>
          </table:table-cell>
          <table:table-cell table:style-name="ce15" table:formula="of:=[.B38]-[.$B$5]" office:value-type="float" office:value="1.60473644743874" calcext:value-type="float">
            <text:p>1.6047</text:p>
          </table:table-cell>
          <table:table-cell table:style-name="ce25" table:formula="of:=ABS([.C38])" office:value-type="float" office:value="1.60473644743874" calcext:value-type="float">
            <text:p>1.6047</text:p>
          </table:table-cell>
        </table:table-row>
        <table:table-row table:style-name="ro1">
          <table:table-cell table:style-name="ce36" office:value-type="float" office:value="31" calcext:value-type="float">
            <text:p>31</text:p>
          </table:table-cell>
          <table:table-cell table:style-name="ce15" table:formula="of:=ABS([.$B$2]*SIN(RADIANS(([.A39]/100)*[.$B$1]*360)))" office:value-type="float" office:value="4.64888242944126" calcext:value-type="float">
            <text:p>4.6489</text:p>
          </table:table-cell>
          <table:table-cell table:style-name="ce15" table:formula="of:=[.B39]-[.$B$5]" office:value-type="float" office:value="1.49833629540423" calcext:value-type="float">
            <text:p>1.4983</text:p>
          </table:table-cell>
          <table:table-cell table:style-name="ce25" table:formula="of:=ABS([.C39])" office:value-type="float" office:value="1.49833629540423" calcext:value-type="float">
            <text:p>1.4983</text:p>
          </table:table-cell>
        </table:table-row>
        <table:table-row table:style-name="ro1">
          <table:table-cell table:style-name="ce36" office:value-type="float" office:value="32" calcext:value-type="float">
            <text:p>32</text:p>
          </table:table-cell>
          <table:table-cell table:style-name="ce15" table:formula="of:=ABS([.$B$2]*SIN(RADIANS(([.A40]/100)*[.$B$1]*360)))" office:value-type="float" office:value="4.5241352623301" calcext:value-type="float">
            <text:p>4.5241</text:p>
          </table:table-cell>
          <table:table-cell table:style-name="ce15" table:formula="of:=[.B40]-[.$B$5]" office:value-type="float" office:value="1.37358912829307" calcext:value-type="float">
            <text:p>1.3736</text:p>
          </table:table-cell>
          <table:table-cell table:style-name="ce25" table:formula="of:=ABS([.C40])" office:value-type="float" office:value="1.37358912829307" calcext:value-type="float">
            <text:p>1.3736</text:p>
          </table:table-cell>
        </table:table-row>
        <table:table-row table:style-name="ro1">
          <table:table-cell table:style-name="ce36" office:value-type="float" office:value="33" calcext:value-type="float">
            <text:p>33</text:p>
          </table:table-cell>
          <table:table-cell table:style-name="ce15" table:formula="of:=ABS([.$B$2]*SIN(RADIANS(([.A41]/100)*[.$B$1]*360)))" office:value-type="float" office:value="4.38153340021932" calcext:value-type="float">
            <text:p>4.3815</text:p>
          </table:table-cell>
          <table:table-cell table:style-name="ce15" table:formula="of:=[.B41]-[.$B$5]" office:value-type="float" office:value="1.23098726618229" calcext:value-type="float">
            <text:p>1.2310</text:p>
          </table:table-cell>
          <table:table-cell table:style-name="ce25" table:formula="of:=ABS([.C41])" office:value-type="float" office:value="1.23098726618229" calcext:value-type="float">
            <text:p>1.2310</text:p>
          </table:table-cell>
        </table:table-row>
        <table:table-row table:style-name="ro1">
          <table:table-cell table:style-name="ce36" office:value-type="float" office:value="34" calcext:value-type="float">
            <text:p>34</text:p>
          </table:table-cell>
          <table:table-cell table:style-name="ce15" table:formula="of:=ABS([.$B$2]*SIN(RADIANS(([.A42]/100)*[.$B$1]*360)))" office:value-type="float" office:value="4.22163962751008" calcext:value-type="float">
            <text:p>4.2216</text:p>
          </table:table-cell>
          <table:table-cell table:style-name="ce15" table:formula="of:=[.B42]-[.$B$5]" office:value-type="float" office:value="1.07109349347305" calcext:value-type="float">
            <text:p>1.0711</text:p>
          </table:table-cell>
          <table:table-cell table:style-name="ce25" table:formula="of:=ABS([.C42])" office:value-type="float" office:value="1.07109349347305" calcext:value-type="float">
            <text:p>1.0711</text:p>
          </table:table-cell>
        </table:table-row>
        <table:table-row table:style-name="ro1">
          <table:table-cell table:style-name="ce36" office:value-type="float" office:value="35" calcext:value-type="float">
            <text:p>35</text:p>
          </table:table-cell>
          <table:table-cell table:style-name="ce15" table:formula="of:=ABS([.$B$2]*SIN(RADIANS(([.A43]/100)*[.$B$1]*360)))" office:value-type="float" office:value="4.04508497187474" calcext:value-type="float">
            <text:p>4.0451</text:p>
          </table:table-cell>
          <table:table-cell table:style-name="ce15" table:formula="of:=[.B43]-[.$B$5]" office:value-type="float" office:value="0.894538837837711" calcext:value-type="float">
            <text:p>0.8945</text:p>
          </table:table-cell>
          <table:table-cell table:style-name="ce25" table:formula="of:=ABS([.C43])" office:value-type="float" office:value="0.894538837837711" calcext:value-type="float">
            <text:p>0.8945</text:p>
          </table:table-cell>
        </table:table-row>
        <table:table-row table:style-name="ro1">
          <table:table-cell table:style-name="ce36" office:value-type="float" office:value="36" calcext:value-type="float">
            <text:p>36</text:p>
          </table:table-cell>
          <table:table-cell table:style-name="ce15" table:formula="of:=ABS([.$B$2]*SIN(RADIANS(([.A44]/100)*[.$B$1]*360)))" office:value-type="float" office:value="3.85256621387895" calcext:value-type="float">
            <text:p>3.8526</text:p>
          </table:table-cell>
          <table:table-cell table:style-name="ce15" table:formula="of:=[.B44]-[.$B$5]" office:value-type="float" office:value="0.70202007984192" calcext:value-type="float">
            <text:p>0.7020</text:p>
          </table:table-cell>
          <table:table-cell table:style-name="ce25" table:formula="of:=ABS([.C44])" office:value-type="float" office:value="0.70202007984192" calcext:value-type="float">
            <text:p>0.7020</text:p>
          </table:table-cell>
        </table:table-row>
        <table:table-row table:style-name="ro1">
          <table:table-cell table:style-name="ce36" office:value-type="float" office:value="37" calcext:value-type="float">
            <text:p>37</text:p>
          </table:table-cell>
          <table:table-cell table:style-name="ce15" table:formula="of:=ABS([.$B$2]*SIN(RADIANS(([.A45]/100)*[.$B$1]*360)))" office:value-type="float" office:value="3.64484313710706" calcext:value-type="float">
            <text:p>3.6448</text:p>
          </table:table-cell>
          <table:table-cell table:style-name="ce15" table:formula="of:=[.B45]-[.$B$5]" office:value-type="float" office:value="0.494297003070031" calcext:value-type="float">
            <text:p>0.4943</text:p>
          </table:table-cell>
          <table:table-cell table:style-name="ce25" table:formula="of:=ABS([.C45])" office:value-type="float" office:value="0.494297003070031" calcext:value-type="float">
            <text:p>0.4943</text:p>
          </table:table-cell>
        </table:table-row>
        <table:table-row table:style-name="ro1">
          <table:table-cell table:style-name="ce36" office:value-type="float" office:value="38" calcext:value-type="float">
            <text:p>38</text:p>
          </table:table-cell>
          <table:table-cell table:style-name="ce15" table:formula="of:=ABS([.$B$2]*SIN(RADIANS(([.A46]/100)*[.$B$1]*360)))" office:value-type="float" office:value="3.42273552964344" calcext:value-type="float">
            <text:p>3.4227</text:p>
          </table:table-cell>
          <table:table-cell table:style-name="ce15" table:formula="of:=[.B46]-[.$B$5]" office:value-type="float" office:value="0.272189395606418" calcext:value-type="float">
            <text:p>0.2722</text:p>
          </table:table-cell>
          <table:table-cell table:style-name="ce25" table:formula="of:=ABS([.C46])" office:value-type="float" office:value="0.272189395606418" calcext:value-type="float">
            <text:p>0.2722</text:p>
          </table:table-cell>
        </table:table-row>
        <table:table-row table:style-name="ro1">
          <table:table-cell table:style-name="ce36" office:value-type="float" office:value="39" calcext:value-type="float">
            <text:p>39</text:p>
          </table:table-cell>
          <table:table-cell table:style-name="ce15" table:formula="of:=ABS([.$B$2]*SIN(RADIANS(([.A47]/100)*[.$B$1]*360)))" office:value-type="float" office:value="3.18711994874345" calcext:value-type="float">
            <text:p>3.1871</text:p>
          </table:table-cell>
          <table:table-cell table:style-name="ce15" table:formula="of:=[.B47]-[.$B$5]" office:value-type="float" office:value="0.036573814706423" calcext:value-type="float">
            <text:p>0.0366</text:p>
          </table:table-cell>
          <table:table-cell table:style-name="ce25" table:formula="of:=ABS([.C47])" office:value-type="float" office:value="0.036573814706423" calcext:value-type="float">
            <text:p>0.0366</text:p>
          </table:table-cell>
        </table:table-row>
        <table:table-row table:style-name="ro1">
          <table:table-cell table:style-name="ce36" office:value-type="float" office:value="40" calcext:value-type="float">
            <text:p>40</text:p>
          </table:table-cell>
          <table:table-cell table:style-name="ce15" table:formula="of:=ABS([.$B$2]*SIN(RADIANS(([.A48]/100)*[.$B$1]*360)))" office:value-type="float" office:value="2.93892626146237" calcext:value-type="float">
            <text:p>2.9389</text:p>
          </table:table-cell>
          <table:table-cell table:style-name="ce15" table:formula="of:=[.B48]-[.$B$5]" office:value-type="float" office:value="-0.21161987257466" calcext:value-type="float">
            <text:p>-0.2116</text:p>
          </table:table-cell>
          <table:table-cell table:style-name="ce25" table:formula="of:=ABS([.C48])" office:value-type="float" office:value="0.21161987257466" calcext:value-type="float">
            <text:p>0.2116</text:p>
          </table:table-cell>
        </table:table-row>
        <table:table-row table:style-name="ro1">
          <table:table-cell table:style-name="ce36" office:value-type="float" office:value="41" calcext:value-type="float">
            <text:p>41</text:p>
          </table:table-cell>
          <table:table-cell table:style-name="ce15" table:formula="of:=ABS([.$B$2]*SIN(RADIANS(([.A49]/100)*[.$B$1]*360)))" office:value-type="float" office:value="2.67913397489498" calcext:value-type="float">
            <text:p>2.6791</text:p>
          </table:table-cell>
          <table:table-cell table:style-name="ce15" table:formula="of:=[.B49]-[.$B$5]" office:value-type="float" office:value="-0.471412159142041" calcext:value-type="float">
            <text:p>-0.4714</text:p>
          </table:table-cell>
          <table:table-cell table:style-name="ce25" table:formula="of:=ABS([.C49])" office:value-type="float" office:value="0.471412159142041" calcext:value-type="float">
            <text:p>0.4714</text:p>
          </table:table-cell>
        </table:table-row>
        <table:table-row table:style-name="ro1">
          <table:table-cell table:style-name="ce36" office:value-type="float" office:value="42" calcext:value-type="float">
            <text:p>42</text:p>
          </table:table-cell>
          <table:table-cell table:style-name="ce15" table:formula="of:=ABS([.$B$2]*SIN(RADIANS(([.A50]/100)*[.$B$1]*360)))" office:value-type="float" office:value="2.40876837050858" calcext:value-type="float">
            <text:p>2.4088</text:p>
          </table:table-cell>
          <table:table-cell table:style-name="ce15" table:formula="of:=[.B50]-[.$B$5]" office:value-type="float" office:value="-0.741777763528448" calcext:value-type="float">
            <text:p>-0.7418</text:p>
          </table:table-cell>
          <table:table-cell table:style-name="ce25" table:formula="of:=ABS([.C50])" office:value-type="float" office:value="0.741777763528448" calcext:value-type="float">
            <text:p>0.7418</text:p>
          </table:table-cell>
        </table:table-row>
        <table:table-row table:style-name="ro1">
          <table:table-cell table:style-name="ce36" office:value-type="float" office:value="43" calcext:value-type="float">
            <text:p>43</text:p>
          </table:table-cell>
          <table:table-cell table:style-name="ce15" table:formula="of:=ABS([.$B$2]*SIN(RADIANS(([.A51]/100)*[.$B$1]*360)))" office:value-type="float" office:value="2.12889645782536" calcext:value-type="float">
            <text:p>2.1289</text:p>
          </table:table-cell>
          <table:table-cell table:style-name="ce15" table:formula="of:=[.B51]-[.$B$5]" office:value-type="float" office:value="-1.02164967621166" calcext:value-type="float">
            <text:p>-1.0216</text:p>
          </table:table-cell>
          <table:table-cell table:style-name="ce25" table:formula="of:=ABS([.C51])" office:value-type="float" office:value="1.02164967621166" calcext:value-type="float">
            <text:p>1.0216</text:p>
          </table:table-cell>
        </table:table-row>
        <table:table-row table:style-name="ro1">
          <table:table-cell table:style-name="ce36" office:value-type="float" office:value="44" calcext:value-type="float">
            <text:p>44</text:p>
          </table:table-cell>
          <table:table-cell table:style-name="ce15" table:formula="of:=ABS([.$B$2]*SIN(RADIANS(([.A52]/100)*[.$B$1]*360)))" office:value-type="float" office:value="1.84062276342339" calcext:value-type="float">
            <text:p>1.8406</text:p>
          </table:table-cell>
          <table:table-cell table:style-name="ce15" table:formula="of:=[.B52]-[.$B$5]" office:value-type="float" office:value="-1.30992337061364" calcext:value-type="float">
            <text:p>-1.3099</text:p>
          </table:table-cell>
          <table:table-cell table:style-name="ce25" table:formula="of:=ABS([.C52])" office:value-type="float" office:value="1.30992337061364" calcext:value-type="float">
            <text:p>1.3099</text:p>
          </table:table-cell>
        </table:table-row>
        <table:table-row table:style-name="ro1">
          <table:table-cell table:style-name="ce36" office:value-type="float" office:value="45" calcext:value-type="float">
            <text:p>45</text:p>
          </table:table-cell>
          <table:table-cell table:style-name="ce15" table:formula="of:=ABS([.$B$2]*SIN(RADIANS(([.A53]/100)*[.$B$1]*360)))" office:value-type="float" office:value="1.54508497187474" calcext:value-type="float">
            <text:p>1.5451</text:p>
          </table:table-cell>
          <table:table-cell table:style-name="ce15" table:formula="of:=[.B53]-[.$B$5]" office:value-type="float" office:value="-1.60546116216229" calcext:value-type="float">
            <text:p>-1.6055</text:p>
          </table:table-cell>
          <table:table-cell table:style-name="ce25" table:formula="of:=ABS([.C53])" office:value-type="float" office:value="1.60546116216229" calcext:value-type="float">
            <text:p>1.6055</text:p>
          </table:table-cell>
        </table:table-row>
        <table:table-row table:style-name="ro1">
          <table:table-cell table:style-name="ce36" office:value-type="float" office:value="46" calcext:value-type="float">
            <text:p>46</text:p>
          </table:table-cell>
          <table:table-cell table:style-name="ce15" table:formula="of:=ABS([.$B$2]*SIN(RADIANS(([.A54]/100)*[.$B$1]*360)))" office:value-type="float" office:value="1.24344943582428" calcext:value-type="float">
            <text:p>1.2434</text:p>
          </table:table-cell>
          <table:table-cell table:style-name="ce15" table:formula="of:=[.B54]-[.$B$5]" office:value-type="float" office:value="-1.90709669821275" calcext:value-type="float">
            <text:p>-1.9071</text:p>
          </table:table-cell>
          <table:table-cell table:style-name="ce25" table:formula="of:=ABS([.C54])" office:value-type="float" office:value="1.90709669821275" calcext:value-type="float">
            <text:p>1.9071</text:p>
          </table:table-cell>
        </table:table-row>
        <table:table-row table:style-name="ro1">
          <table:table-cell table:style-name="ce36" office:value-type="float" office:value="47" calcext:value-type="float">
            <text:p>47</text:p>
          </table:table-cell>
          <table:table-cell table:style-name="ce15" table:formula="of:=ABS([.$B$2]*SIN(RADIANS(([.A55]/100)*[.$B$1]*360)))" office:value-type="float" office:value="0.936906572928625" calcext:value-type="float">
            <text:p>0.9369</text:p>
          </table:table-cell>
          <table:table-cell table:style-name="ce15" table:formula="of:=[.B55]-[.$B$5]" office:value-type="float" office:value="-2.2136395611084" calcext:value-type="float">
            <text:p>-2.2136</text:p>
          </table:table-cell>
          <table:table-cell table:style-name="ce25" table:formula="of:=ABS([.C55])" office:value-type="float" office:value="2.2136395611084" calcext:value-type="float">
            <text:p>2.2136</text:p>
          </table:table-cell>
        </table:table-row>
        <table:table-row table:style-name="ro1">
          <table:table-cell table:style-name="ce36" office:value-type="float" office:value="48" calcext:value-type="float">
            <text:p>48</text:p>
          </table:table-cell>
          <table:table-cell table:style-name="ce15" table:formula="of:=ABS([.$B$2]*SIN(RADIANS(([.A56]/100)*[.$B$1]*360)))" office:value-type="float" office:value="0.626666167821525" calcext:value-type="float">
            <text:p>0.6267</text:p>
          </table:table-cell>
          <table:table-cell table:style-name="ce15" table:formula="of:=[.B56]-[.$B$5]" office:value-type="float" office:value="-2.5238799662155" calcext:value-type="float">
            <text:p>-2.5239</text:p>
          </table:table-cell>
          <table:table-cell table:style-name="ce25" table:formula="of:=ABS([.C56])" office:value-type="float" office:value="2.5238799662155" calcext:value-type="float">
            <text:p>2.5239</text:p>
          </table:table-cell>
        </table:table-row>
        <table:table-row table:style-name="ro1">
          <table:table-cell table:style-name="ce36" office:value-type="float" office:value="49" calcext:value-type="float">
            <text:p>49</text:p>
          </table:table-cell>
          <table:table-cell table:style-name="ce15" table:formula="of:=ABS([.$B$2]*SIN(RADIANS(([.A57]/100)*[.$B$1]*360)))" office:value-type="float" office:value="0.313952597646568" calcext:value-type="float">
            <text:p>0.3140</text:p>
          </table:table-cell>
          <table:table-cell table:style-name="ce15" table:formula="of:=[.B57]-[.$B$5]" office:value-type="float" office:value="-2.83659353639046" calcext:value-type="float">
            <text:p>-2.8366</text:p>
          </table:table-cell>
          <table:table-cell table:style-name="ce25" table:formula="of:=ABS([.C57])" office:value-type="float" office:value="2.83659353639046" calcext:value-type="float">
            <text:p>2.8366</text:p>
          </table:table-cell>
        </table:table-row>
        <table:table-row table:style-name="ro1">
          <table:table-cell table:style-name="ce36" office:value-type="float" office:value="50" calcext:value-type="float">
            <text:p>50</text:p>
          </table:table-cell>
          <table:table-cell table:style-name="ce15" table:formula="of:=ABS([.$B$2]*SIN(RADIANS(([.A58]/100)*[.$B$1]*360)))" office:value-type="float" office:value="6.12323399573677E-016" calcext:value-type="float">
            <text:p>0.0000</text:p>
          </table:table-cell>
          <table:table-cell table:style-name="ce15" table:formula="of:=[.B58]-[.$B$5]" office:value-type="float" office:value="-3.15054613403703" calcext:value-type="float">
            <text:p>-3.1505</text:p>
          </table:table-cell>
          <table:table-cell table:style-name="ce25" table:formula="of:=ABS([.C58])" office:value-type="float" office:value="3.15054613403703" calcext:value-type="float">
            <text:p>3.1505</text:p>
          </table:table-cell>
        </table:table-row>
        <table:table-row table:style-name="ro1">
          <table:table-cell table:style-name="ce36" office:value-type="float" office:value="51" calcext:value-type="float">
            <text:p>51</text:p>
          </table:table-cell>
          <table:table-cell table:style-name="ce15" table:formula="of:=ABS([.$B$2]*SIN(RADIANS(([.A59]/100)*[.$B$1]*360)))" office:value-type="float" office:value="0.313952597646567" calcext:value-type="float">
            <text:p>0.3140</text:p>
          </table:table-cell>
          <table:table-cell table:style-name="ce15" table:formula="of:=[.B59]-[.$B$5]" office:value-type="float" office:value="-2.83659353639046" calcext:value-type="float">
            <text:p>-2.8366</text:p>
          </table:table-cell>
          <table:table-cell table:style-name="ce25" table:formula="of:=ABS([.C59])" office:value-type="float" office:value="2.83659353639046" calcext:value-type="float">
            <text:p>2.8366</text:p>
          </table:table-cell>
        </table:table-row>
        <table:table-row table:style-name="ro1">
          <table:table-cell table:style-name="ce36" office:value-type="float" office:value="52" calcext:value-type="float">
            <text:p>52</text:p>
          </table:table-cell>
          <table:table-cell table:style-name="ce15" table:formula="of:=ABS([.$B$2]*SIN(RADIANS(([.A60]/100)*[.$B$1]*360)))" office:value-type="float" office:value="0.626666167821521" calcext:value-type="float">
            <text:p>0.6267</text:p>
          </table:table-cell>
          <table:table-cell table:style-name="ce15" table:formula="of:=[.B60]-[.$B$5]" office:value-type="float" office:value="-2.5238799662155" calcext:value-type="float">
            <text:p>-2.5239</text:p>
          </table:table-cell>
          <table:table-cell table:style-name="ce25" table:formula="of:=ABS([.C60])" office:value-type="float" office:value="2.5238799662155" calcext:value-type="float">
            <text:p>2.5239</text:p>
          </table:table-cell>
        </table:table-row>
        <table:table-row table:style-name="ro1">
          <table:table-cell table:style-name="ce36" office:value-type="float" office:value="53" calcext:value-type="float">
            <text:p>53</text:p>
          </table:table-cell>
          <table:table-cell table:style-name="ce15" table:formula="of:=ABS([.$B$2]*SIN(RADIANS(([.A61]/100)*[.$B$1]*360)))" office:value-type="float" office:value="0.936906572928624" calcext:value-type="float">
            <text:p>0.9369</text:p>
          </table:table-cell>
          <table:table-cell table:style-name="ce15" table:formula="of:=[.B61]-[.$B$5]" office:value-type="float" office:value="-2.2136395611084" calcext:value-type="float">
            <text:p>-2.2136</text:p>
          </table:table-cell>
          <table:table-cell table:style-name="ce25" table:formula="of:=ABS([.C61])" office:value-type="float" office:value="2.2136395611084" calcext:value-type="float">
            <text:p>2.2136</text:p>
          </table:table-cell>
        </table:table-row>
        <table:table-row table:style-name="ro1">
          <table:table-cell table:style-name="ce36" office:value-type="float" office:value="54" calcext:value-type="float">
            <text:p>54</text:p>
          </table:table-cell>
          <table:table-cell table:style-name="ce15" table:formula="of:=ABS([.$B$2]*SIN(RADIANS(([.A62]/100)*[.$B$1]*360)))" office:value-type="float" office:value="1.24344943582428" calcext:value-type="float">
            <text:p>1.2434</text:p>
          </table:table-cell>
          <table:table-cell table:style-name="ce15" table:formula="of:=[.B62]-[.$B$5]" office:value-type="float" office:value="-1.90709669821275" calcext:value-type="float">
            <text:p>-1.9071</text:p>
          </table:table-cell>
          <table:table-cell table:style-name="ce25" table:formula="of:=ABS([.C62])" office:value-type="float" office:value="1.90709669821275" calcext:value-type="float">
            <text:p>1.9071</text:p>
          </table:table-cell>
        </table:table-row>
        <table:table-row table:style-name="ro1">
          <table:table-cell table:style-name="ce36" office:value-type="float" office:value="55" calcext:value-type="float">
            <text:p>55</text:p>
          </table:table-cell>
          <table:table-cell table:style-name="ce15" table:formula="of:=ABS([.$B$2]*SIN(RADIANS(([.A63]/100)*[.$B$1]*360)))" office:value-type="float" office:value="1.54508497187474" calcext:value-type="float">
            <text:p>1.5451</text:p>
          </table:table-cell>
          <table:table-cell table:style-name="ce15" table:formula="of:=[.B63]-[.$B$5]" office:value-type="float" office:value="-1.60546116216229" calcext:value-type="float">
            <text:p>-1.6055</text:p>
          </table:table-cell>
          <table:table-cell table:style-name="ce25" table:formula="of:=ABS([.C63])" office:value-type="float" office:value="1.60546116216229" calcext:value-type="float">
            <text:p>1.6055</text:p>
          </table:table-cell>
        </table:table-row>
        <table:table-row table:style-name="ro1">
          <table:table-cell table:style-name="ce36" office:value-type="float" office:value="56" calcext:value-type="float">
            <text:p>56</text:p>
          </table:table-cell>
          <table:table-cell table:style-name="ce15" table:formula="of:=ABS([.$B$2]*SIN(RADIANS(([.A64]/100)*[.$B$1]*360)))" office:value-type="float" office:value="1.84062276342339" calcext:value-type="float">
            <text:p>1.8406</text:p>
          </table:table-cell>
          <table:table-cell table:style-name="ce15" table:formula="of:=[.B64]-[.$B$5]" office:value-type="float" office:value="-1.30992337061363" calcext:value-type="float">
            <text:p>-1.3099</text:p>
          </table:table-cell>
          <table:table-cell table:style-name="ce25" table:formula="of:=ABS([.C64])" office:value-type="float" office:value="1.30992337061363" calcext:value-type="float">
            <text:p>1.3099</text:p>
          </table:table-cell>
        </table:table-row>
        <table:table-row table:style-name="ro1">
          <table:table-cell table:style-name="ce36" office:value-type="float" office:value="57" calcext:value-type="float">
            <text:p>57</text:p>
          </table:table-cell>
          <table:table-cell table:style-name="ce15" table:formula="of:=ABS([.$B$2]*SIN(RADIANS(([.A65]/100)*[.$B$1]*360)))" office:value-type="float" office:value="2.12889645782536" calcext:value-type="float">
            <text:p>2.1289</text:p>
          </table:table-cell>
          <table:table-cell table:style-name="ce15" table:formula="of:=[.B65]-[.$B$5]" office:value-type="float" office:value="-1.02164967621167" calcext:value-type="float">
            <text:p>-1.0216</text:p>
          </table:table-cell>
          <table:table-cell table:style-name="ce25" table:formula="of:=ABS([.C65])" office:value-type="float" office:value="1.02164967621167" calcext:value-type="float">
            <text:p>1.0216</text:p>
          </table:table-cell>
        </table:table-row>
        <table:table-row table:style-name="ro1">
          <table:table-cell table:style-name="ce36" office:value-type="float" office:value="58" calcext:value-type="float">
            <text:p>58</text:p>
          </table:table-cell>
          <table:table-cell table:style-name="ce15" table:formula="of:=ABS([.$B$2]*SIN(RADIANS(([.A66]/100)*[.$B$1]*360)))" office:value-type="float" office:value="2.40876837050858" calcext:value-type="float">
            <text:p>2.4088</text:p>
          </table:table-cell>
          <table:table-cell table:style-name="ce15" table:formula="of:=[.B66]-[.$B$5]" office:value-type="float" office:value="-0.741777763528451" calcext:value-type="float">
            <text:p>-0.7418</text:p>
          </table:table-cell>
          <table:table-cell table:style-name="ce25" table:formula="of:=ABS([.C66])" office:value-type="float" office:value="0.741777763528451" calcext:value-type="float">
            <text:p>0.7418</text:p>
          </table:table-cell>
        </table:table-row>
        <table:table-row table:style-name="ro1">
          <table:table-cell table:style-name="ce36" office:value-type="float" office:value="59" calcext:value-type="float">
            <text:p>59</text:p>
          </table:table-cell>
          <table:table-cell table:style-name="ce15" table:formula="of:=ABS([.$B$2]*SIN(RADIANS(([.A67]/100)*[.$B$1]*360)))" office:value-type="float" office:value="2.67913397489498" calcext:value-type="float">
            <text:p>2.6791</text:p>
          </table:table-cell>
          <table:table-cell table:style-name="ce15" table:formula="of:=[.B67]-[.$B$5]" office:value-type="float" office:value="-0.471412159142044" calcext:value-type="float">
            <text:p>-0.4714</text:p>
          </table:table-cell>
          <table:table-cell table:style-name="ce25" table:formula="of:=ABS([.C67])" office:value-type="float" office:value="0.471412159142044" calcext:value-type="float">
            <text:p>0.4714</text:p>
          </table:table-cell>
        </table:table-row>
        <table:table-row table:style-name="ro1">
          <table:table-cell table:style-name="ce36" office:value-type="float" office:value="60" calcext:value-type="float">
            <text:p>60</text:p>
          </table:table-cell>
          <table:table-cell table:style-name="ce15" table:formula="of:=ABS([.$B$2]*SIN(RADIANS(([.A68]/100)*[.$B$1]*360)))" office:value-type="float" office:value="2.93892626146236" calcext:value-type="float">
            <text:p>2.9389</text:p>
          </table:table-cell>
          <table:table-cell table:style-name="ce15" table:formula="of:=[.B68]-[.$B$5]" office:value-type="float" office:value="-0.211619872574661" calcext:value-type="float">
            <text:p>-0.2116</text:p>
          </table:table-cell>
          <table:table-cell table:style-name="ce25" table:formula="of:=ABS([.C68])" office:value-type="float" office:value="0.211619872574661" calcext:value-type="float">
            <text:p>0.2116</text:p>
          </table:table-cell>
        </table:table-row>
        <table:table-row table:style-name="ro1">
          <table:table-cell table:style-name="ce36" office:value-type="float" office:value="61" calcext:value-type="float">
            <text:p>61</text:p>
          </table:table-cell>
          <table:table-cell table:style-name="ce15" table:formula="of:=ABS([.$B$2]*SIN(RADIANS(([.A69]/100)*[.$B$1]*360)))" office:value-type="float" office:value="3.18711994874345" calcext:value-type="float">
            <text:p>3.1871</text:p>
          </table:table-cell>
          <table:table-cell table:style-name="ce15" table:formula="of:=[.B69]-[.$B$5]" office:value-type="float" office:value="0.0365738147064221" calcext:value-type="float">
            <text:p>0.0366</text:p>
          </table:table-cell>
          <table:table-cell table:style-name="ce25" table:formula="of:=ABS([.C69])" office:value-type="float" office:value="0.0365738147064221" calcext:value-type="float">
            <text:p>0.0366</text:p>
          </table:table-cell>
        </table:table-row>
        <table:table-row table:style-name="ro1">
          <table:table-cell table:style-name="ce36" office:value-type="float" office:value="62" calcext:value-type="float">
            <text:p>62</text:p>
          </table:table-cell>
          <table:table-cell table:style-name="ce15" table:formula="of:=ABS([.$B$2]*SIN(RADIANS(([.A70]/100)*[.$B$1]*360)))" office:value-type="float" office:value="3.42273552964344" calcext:value-type="float">
            <text:p>3.4227</text:p>
          </table:table-cell>
          <table:table-cell table:style-name="ce15" table:formula="of:=[.B70]-[.$B$5]" office:value-type="float" office:value="0.272189395606417" calcext:value-type="float">
            <text:p>0.2722</text:p>
          </table:table-cell>
          <table:table-cell table:style-name="ce25" table:formula="of:=ABS([.C70])" office:value-type="float" office:value="0.272189395606417" calcext:value-type="float">
            <text:p>0.2722</text:p>
          </table:table-cell>
        </table:table-row>
        <table:table-row table:style-name="ro1">
          <table:table-cell table:style-name="ce36" office:value-type="float" office:value="63" calcext:value-type="float">
            <text:p>63</text:p>
          </table:table-cell>
          <table:table-cell table:style-name="ce15" table:formula="of:=ABS([.$B$2]*SIN(RADIANS(([.A71]/100)*[.$B$1]*360)))" office:value-type="float" office:value="3.64484313710706" calcext:value-type="float">
            <text:p>3.6448</text:p>
          </table:table-cell>
          <table:table-cell table:style-name="ce15" table:formula="of:=[.B71]-[.$B$5]" office:value-type="float" office:value="0.49429700307003" calcext:value-type="float">
            <text:p>0.4943</text:p>
          </table:table-cell>
          <table:table-cell table:style-name="ce25" table:formula="of:=ABS([.C71])" office:value-type="float" office:value="0.49429700307003" calcext:value-type="float">
            <text:p>0.4943</text:p>
          </table:table-cell>
        </table:table-row>
        <table:table-row table:style-name="ro1">
          <table:table-cell table:style-name="ce36" office:value-type="float" office:value="64" calcext:value-type="float">
            <text:p>64</text:p>
          </table:table-cell>
          <table:table-cell table:style-name="ce15" table:formula="of:=ABS([.$B$2]*SIN(RADIANS(([.A72]/100)*[.$B$1]*360)))" office:value-type="float" office:value="3.85256621387895" calcext:value-type="float">
            <text:p>3.8526</text:p>
          </table:table-cell>
          <table:table-cell table:style-name="ce15" table:formula="of:=[.B72]-[.$B$5]" office:value-type="float" office:value="0.702020079841921" calcext:value-type="float">
            <text:p>0.7020</text:p>
          </table:table-cell>
          <table:table-cell table:style-name="ce25" table:formula="of:=ABS([.C72])" office:value-type="float" office:value="0.702020079841921" calcext:value-type="float">
            <text:p>0.7020</text:p>
          </table:table-cell>
        </table:table-row>
        <table:table-row table:style-name="ro1">
          <table:table-cell table:style-name="ce36" office:value-type="float" office:value="65" calcext:value-type="float">
            <text:p>65</text:p>
          </table:table-cell>
          <table:table-cell table:style-name="ce15" table:formula="of:=ABS([.$B$2]*SIN(RADIANS(([.A73]/100)*[.$B$1]*360)))" office:value-type="float" office:value="4.04508497187474" calcext:value-type="float">
            <text:p>4.0451</text:p>
          </table:table-cell>
          <table:table-cell table:style-name="ce15" table:formula="of:=[.B73]-[.$B$5]" office:value-type="float" office:value="0.89453883783771" calcext:value-type="float">
            <text:p>0.8945</text:p>
          </table:table-cell>
          <table:table-cell table:style-name="ce25" table:formula="of:=ABS([.C73])" office:value-type="float" office:value="0.89453883783771" calcext:value-type="float">
            <text:p>0.8945</text:p>
          </table:table-cell>
        </table:table-row>
        <table:table-row table:style-name="ro1">
          <table:table-cell table:style-name="ce36" office:value-type="float" office:value="66" calcext:value-type="float">
            <text:p>66</text:p>
          </table:table-cell>
          <table:table-cell table:style-name="ce15" table:formula="of:=ABS([.$B$2]*SIN(RADIANS(([.A74]/100)*[.$B$1]*360)))" office:value-type="float" office:value="4.22163962751008" calcext:value-type="float">
            <text:p>4.2216</text:p>
          </table:table-cell>
          <table:table-cell table:style-name="ce15" table:formula="of:=[.B74]-[.$B$5]" office:value-type="float" office:value="1.07109349347305" calcext:value-type="float">
            <text:p>1.0711</text:p>
          </table:table-cell>
          <table:table-cell table:style-name="ce25" table:formula="of:=ABS([.C74])" office:value-type="float" office:value="1.07109349347305" calcext:value-type="float">
            <text:p>1.0711</text:p>
          </table:table-cell>
        </table:table-row>
        <table:table-row table:style-name="ro1">
          <table:table-cell table:style-name="ce36" office:value-type="float" office:value="67" calcext:value-type="float">
            <text:p>67</text:p>
          </table:table-cell>
          <table:table-cell table:style-name="ce15" table:formula="of:=ABS([.$B$2]*SIN(RADIANS(([.A75]/100)*[.$B$1]*360)))" office:value-type="float" office:value="4.38153340021932" calcext:value-type="float">
            <text:p>4.3815</text:p>
          </table:table-cell>
          <table:table-cell table:style-name="ce15" table:formula="of:=[.B75]-[.$B$5]" office:value-type="float" office:value="1.23098726618229" calcext:value-type="float">
            <text:p>1.2310</text:p>
          </table:table-cell>
          <table:table-cell table:style-name="ce25" table:formula="of:=ABS([.C75])" office:value-type="float" office:value="1.23098726618229" calcext:value-type="float">
            <text:p>1.2310</text:p>
          </table:table-cell>
        </table:table-row>
        <table:table-row table:style-name="ro1">
          <table:table-cell table:style-name="ce36" office:value-type="float" office:value="68" calcext:value-type="float">
            <text:p>68</text:p>
          </table:table-cell>
          <table:table-cell table:style-name="ce15" table:formula="of:=ABS([.$B$2]*SIN(RADIANS(([.A76]/100)*[.$B$1]*360)))" office:value-type="float" office:value="4.5241352623301" calcext:value-type="float">
            <text:p>4.5241</text:p>
          </table:table-cell>
          <table:table-cell table:style-name="ce15" table:formula="of:=[.B76]-[.$B$5]" office:value-type="float" office:value="1.37358912829307" calcext:value-type="float">
            <text:p>1.3736</text:p>
          </table:table-cell>
          <table:table-cell table:style-name="ce25" table:formula="of:=ABS([.C76])" office:value-type="float" office:value="1.37358912829307" calcext:value-type="float">
            <text:p>1.3736</text:p>
          </table:table-cell>
        </table:table-row>
        <table:table-row table:style-name="ro1">
          <table:table-cell table:style-name="ce36" office:value-type="float" office:value="69" calcext:value-type="float">
            <text:p>69</text:p>
          </table:table-cell>
          <table:table-cell table:style-name="ce15" table:formula="of:=ABS([.$B$2]*SIN(RADIANS(([.A77]/100)*[.$B$1]*360)))" office:value-type="float" office:value="4.64888242944126" calcext:value-type="float">
            <text:p>4.6489</text:p>
          </table:table-cell>
          <table:table-cell table:style-name="ce15" table:formula="of:=[.B77]-[.$B$5]" office:value-type="float" office:value="1.49833629540423" calcext:value-type="float">
            <text:p>1.4983</text:p>
          </table:table-cell>
          <table:table-cell table:style-name="ce25" table:formula="of:=ABS([.C77])" office:value-type="float" office:value="1.49833629540423" calcext:value-type="float">
            <text:p>1.4983</text:p>
          </table:table-cell>
        </table:table-row>
        <table:table-row table:style-name="ro1">
          <table:table-cell table:style-name="ce36" office:value-type="float" office:value="70" calcext:value-type="float">
            <text:p>70</text:p>
          </table:table-cell>
          <table:table-cell table:style-name="ce15" table:formula="of:=ABS([.$B$2]*SIN(RADIANS(([.A78]/100)*[.$B$1]*360)))" office:value-type="float" office:value="4.75528258147577" calcext:value-type="float">
            <text:p>4.7553</text:p>
          </table:table-cell>
          <table:table-cell table:style-name="ce15" table:formula="of:=[.B78]-[.$B$5]" office:value-type="float" office:value="1.60473644743874" calcext:value-type="float">
            <text:p>1.6047</text:p>
          </table:table-cell>
          <table:table-cell table:style-name="ce25" table:formula="of:=ABS([.C78])" office:value-type="float" office:value="1.60473644743874" calcext:value-type="float">
            <text:p>1.6047</text:p>
          </table:table-cell>
        </table:table-row>
        <table:table-row table:style-name="ro1">
          <table:table-cell table:style-name="ce36" office:value-type="float" office:value="71" calcext:value-type="float">
            <text:p>71</text:p>
          </table:table-cell>
          <table:table-cell table:style-name="ce15" table:formula="of:=ABS([.$B$2]*SIN(RADIANS(([.A79]/100)*[.$B$1]*360)))" office:value-type="float" office:value="4.84291580564315" calcext:value-type="float">
            <text:p>4.8429</text:p>
          </table:table-cell>
          <table:table-cell table:style-name="ce15" table:formula="of:=[.B79]-[.$B$5]" office:value-type="float" office:value="1.69236967160613" calcext:value-type="float">
            <text:p>1.6924</text:p>
          </table:table-cell>
          <table:table-cell table:style-name="ce25" table:formula="of:=ABS([.C79])" office:value-type="float" office:value="1.69236967160613" calcext:value-type="float">
            <text:p>1.6924</text:p>
          </table:table-cell>
        </table:table-row>
        <table:table-row table:style-name="ro1">
          <table:table-cell table:style-name="ce36" office:value-type="float" office:value="72" calcext:value-type="float">
            <text:p>72</text:p>
          </table:table-cell>
          <table:table-cell table:style-name="ce15" table:formula="of:=ABS([.$B$2]*SIN(RADIANS(([.A80]/100)*[.$B$1]*360)))" office:value-type="float" office:value="4.91143625364344" calcext:value-type="float">
            <text:p>4.9114</text:p>
          </table:table-cell>
          <table:table-cell table:style-name="ce15" table:formula="of:=[.B80]-[.$B$5]" office:value-type="float" office:value="1.76089011960642" calcext:value-type="float">
            <text:p>1.7609</text:p>
          </table:table-cell>
          <table:table-cell table:style-name="ce25" table:formula="of:=ABS([.C80])" office:value-type="float" office:value="1.76089011960642" calcext:value-type="float">
            <text:p>1.7609</text:p>
          </table:table-cell>
        </table:table-row>
        <table:table-row table:style-name="ro1">
          <table:table-cell table:style-name="ce36" office:value-type="float" office:value="73" calcext:value-type="float">
            <text:p>73</text:p>
          </table:table-cell>
          <table:table-cell table:style-name="ce15" table:formula="of:=ABS([.$B$2]*SIN(RADIANS(([.A81]/100)*[.$B$1]*360)))" office:value-type="float" office:value="4.96057350657239" calcext:value-type="float">
            <text:p>4.9606</text:p>
          </table:table-cell>
          <table:table-cell table:style-name="ce15" table:formula="of:=[.B81]-[.$B$5]" office:value-type="float" office:value="1.81002737253536" calcext:value-type="float">
            <text:p>1.8100</text:p>
          </table:table-cell>
          <table:table-cell table:style-name="ce25" table:formula="of:=ABS([.C81])" office:value-type="float" office:value="1.81002737253536" calcext:value-type="float">
            <text:p>1.8100</text:p>
          </table:table-cell>
        </table:table-row>
        <table:table-row table:style-name="ro1">
          <table:table-cell table:style-name="ce36" office:value-type="float" office:value="74" calcext:value-type="float">
            <text:p>74</text:p>
          </table:table-cell>
          <table:table-cell table:style-name="ce15" table:formula="of:=ABS([.$B$2]*SIN(RADIANS(([.A82]/100)*[.$B$1]*360)))" office:value-type="float" office:value="4.99013364214136" calcext:value-type="float">
            <text:p>4.9901</text:p>
          </table:table-cell>
          <table:table-cell table:style-name="ce15" table:formula="of:=[.B82]-[.$B$5]" office:value-type="float" office:value="1.83958750810433" calcext:value-type="float">
            <text:p>1.8396</text:p>
          </table:table-cell>
          <table:table-cell table:style-name="ce25" table:formula="of:=ABS([.C82])" office:value-type="float" office:value="1.83958750810433" calcext:value-type="float">
            <text:p>1.8396</text:p>
          </table:table-cell>
        </table:table-row>
        <table:table-row table:style-name="ro1">
          <table:table-cell table:style-name="ce36" office:value-type="float" office:value="75" calcext:value-type="float">
            <text:p>75</text:p>
          </table:table-cell>
          <table:table-cell table:style-name="ce15" table:formula="of:=ABS([.$B$2]*SIN(RADIANS(([.A83]/100)*[.$B$1]*360)))" office:value-type="float" office:value="5" calcext:value-type="float">
            <text:p>5.0000</text:p>
          </table:table-cell>
          <table:table-cell table:style-name="ce15" table:formula="of:=[.B83]-[.$B$5]" office:value-type="float" office:value="1.84945386596297" calcext:value-type="float">
            <text:p>1.8495</text:p>
          </table:table-cell>
          <table:table-cell table:style-name="ce25" table:formula="of:=ABS([.C83])" office:value-type="float" office:value="1.84945386596297" calcext:value-type="float">
            <text:p>1.8495</text:p>
          </table:table-cell>
        </table:table-row>
        <table:table-row table:style-name="ro1">
          <table:table-cell table:style-name="ce36" office:value-type="float" office:value="76" calcext:value-type="float">
            <text:p>76</text:p>
          </table:table-cell>
          <table:table-cell table:style-name="ce15" table:formula="of:=ABS([.$B$2]*SIN(RADIANS(([.A84]/100)*[.$B$1]*360)))" office:value-type="float" office:value="4.99013364214136" calcext:value-type="float">
            <text:p>4.9901</text:p>
          </table:table-cell>
          <table:table-cell table:style-name="ce15" table:formula="of:=[.B84]-[.$B$5]" office:value-type="float" office:value="1.83958750810433" calcext:value-type="float">
            <text:p>1.8396</text:p>
          </table:table-cell>
          <table:table-cell table:style-name="ce25" table:formula="of:=ABS([.C84])" office:value-type="float" office:value="1.83958750810433" calcext:value-type="float">
            <text:p>1.8396</text:p>
          </table:table-cell>
        </table:table-row>
        <table:table-row table:style-name="ro1">
          <table:table-cell table:style-name="ce36" office:value-type="float" office:value="77" calcext:value-type="float">
            <text:p>77</text:p>
          </table:table-cell>
          <table:table-cell table:style-name="ce15" table:formula="of:=ABS([.$B$2]*SIN(RADIANS(([.A85]/100)*[.$B$1]*360)))" office:value-type="float" office:value="4.96057350657239" calcext:value-type="float">
            <text:p>4.9606</text:p>
          </table:table-cell>
          <table:table-cell table:style-name="ce15" table:formula="of:=[.B85]-[.$B$5]" office:value-type="float" office:value="1.81002737253536" calcext:value-type="float">
            <text:p>1.8100</text:p>
          </table:table-cell>
          <table:table-cell table:style-name="ce25" table:formula="of:=ABS([.C85])" office:value-type="float" office:value="1.81002737253536" calcext:value-type="float">
            <text:p>1.8100</text:p>
          </table:table-cell>
        </table:table-row>
        <table:table-row table:style-name="ro1">
          <table:table-cell table:style-name="ce36" office:value-type="float" office:value="78" calcext:value-type="float">
            <text:p>78</text:p>
          </table:table-cell>
          <table:table-cell table:style-name="ce15" table:formula="of:=ABS([.$B$2]*SIN(RADIANS(([.A86]/100)*[.$B$1]*360)))" office:value-type="float" office:value="4.91143625364344" calcext:value-type="float">
            <text:p>4.9114</text:p>
          </table:table-cell>
          <table:table-cell table:style-name="ce15" table:formula="of:=[.B86]-[.$B$5]" office:value-type="float" office:value="1.76089011960642" calcext:value-type="float">
            <text:p>1.7609</text:p>
          </table:table-cell>
          <table:table-cell table:style-name="ce25" table:formula="of:=ABS([.C86])" office:value-type="float" office:value="1.76089011960642" calcext:value-type="float">
            <text:p>1.7609</text:p>
          </table:table-cell>
        </table:table-row>
        <table:table-row table:style-name="ro1">
          <table:table-cell table:style-name="ce36" office:value-type="float" office:value="79" calcext:value-type="float">
            <text:p>79</text:p>
          </table:table-cell>
          <table:table-cell table:style-name="ce15" table:formula="of:=ABS([.$B$2]*SIN(RADIANS(([.A87]/100)*[.$B$1]*360)))" office:value-type="float" office:value="4.84291580564315" calcext:value-type="float">
            <text:p>4.8429</text:p>
          </table:table-cell>
          <table:table-cell table:style-name="ce15" table:formula="of:=[.B87]-[.$B$5]" office:value-type="float" office:value="1.69236967160613" calcext:value-type="float">
            <text:p>1.6924</text:p>
          </table:table-cell>
          <table:table-cell table:style-name="ce25" table:formula="of:=ABS([.C87])" office:value-type="float" office:value="1.69236967160613" calcext:value-type="float">
            <text:p>1.6924</text:p>
          </table:table-cell>
        </table:table-row>
        <table:table-row table:style-name="ro1">
          <table:table-cell table:style-name="ce36" office:value-type="float" office:value="80" calcext:value-type="float">
            <text:p>80</text:p>
          </table:table-cell>
          <table:table-cell table:style-name="ce15" table:formula="of:=ABS([.$B$2]*SIN(RADIANS(([.A88]/100)*[.$B$1]*360)))" office:value-type="float" office:value="4.75528258147577" calcext:value-type="float">
            <text:p>4.7553</text:p>
          </table:table-cell>
          <table:table-cell table:style-name="ce15" table:formula="of:=[.B88]-[.$B$5]" office:value-type="float" office:value="1.60473644743874" calcext:value-type="float">
            <text:p>1.6047</text:p>
          </table:table-cell>
          <table:table-cell table:style-name="ce25" table:formula="of:=ABS([.C88])" office:value-type="float" office:value="1.60473644743874" calcext:value-type="float">
            <text:p>1.6047</text:p>
          </table:table-cell>
        </table:table-row>
        <table:table-row table:style-name="ro1">
          <table:table-cell table:style-name="ce36" office:value-type="float" office:value="81" calcext:value-type="float">
            <text:p>81</text:p>
          </table:table-cell>
          <table:table-cell table:style-name="ce15" table:formula="of:=ABS([.$B$2]*SIN(RADIANS(([.A89]/100)*[.$B$1]*360)))" office:value-type="float" office:value="4.64888242944126" calcext:value-type="float">
            <text:p>4.6489</text:p>
          </table:table-cell>
          <table:table-cell table:style-name="ce15" table:formula="of:=[.B89]-[.$B$5]" office:value-type="float" office:value="1.49833629540423" calcext:value-type="float">
            <text:p>1.4983</text:p>
          </table:table-cell>
          <table:table-cell table:style-name="ce25" table:formula="of:=ABS([.C89])" office:value-type="float" office:value="1.49833629540423" calcext:value-type="float">
            <text:p>1.4983</text:p>
          </table:table-cell>
        </table:table-row>
        <table:table-row table:style-name="ro1">
          <table:table-cell table:style-name="ce36" office:value-type="float" office:value="82" calcext:value-type="float">
            <text:p>82</text:p>
          </table:table-cell>
          <table:table-cell table:style-name="ce15" table:formula="of:=ABS([.$B$2]*SIN(RADIANS(([.A90]/100)*[.$B$1]*360)))" office:value-type="float" office:value="4.5241352623301" calcext:value-type="float">
            <text:p>4.5241</text:p>
          </table:table-cell>
          <table:table-cell table:style-name="ce15" table:formula="of:=[.B90]-[.$B$5]" office:value-type="float" office:value="1.37358912829307" calcext:value-type="float">
            <text:p>1.3736</text:p>
          </table:table-cell>
          <table:table-cell table:style-name="ce25" table:formula="of:=ABS([.C90])" office:value-type="float" office:value="1.37358912829307" calcext:value-type="float">
            <text:p>1.3736</text:p>
          </table:table-cell>
        </table:table-row>
        <table:table-row table:style-name="ro1">
          <table:table-cell table:style-name="ce36" office:value-type="float" office:value="83" calcext:value-type="float">
            <text:p>83</text:p>
          </table:table-cell>
          <table:table-cell table:style-name="ce15" table:formula="of:=ABS([.$B$2]*SIN(RADIANS(([.A91]/100)*[.$B$1]*360)))" office:value-type="float" office:value="4.38153340021932" calcext:value-type="float">
            <text:p>4.3815</text:p>
          </table:table-cell>
          <table:table-cell table:style-name="ce15" table:formula="of:=[.B91]-[.$B$5]" office:value-type="float" office:value="1.23098726618229" calcext:value-type="float">
            <text:p>1.2310</text:p>
          </table:table-cell>
          <table:table-cell table:style-name="ce25" table:formula="of:=ABS([.C91])" office:value-type="float" office:value="1.23098726618229" calcext:value-type="float">
            <text:p>1.2310</text:p>
          </table:table-cell>
        </table:table-row>
        <table:table-row table:style-name="ro1">
          <table:table-cell table:style-name="ce36" office:value-type="float" office:value="84" calcext:value-type="float">
            <text:p>84</text:p>
          </table:table-cell>
          <table:table-cell table:style-name="ce15" table:formula="of:=ABS([.$B$2]*SIN(RADIANS(([.A92]/100)*[.$B$1]*360)))" office:value-type="float" office:value="4.22163962751008" calcext:value-type="float">
            <text:p>4.2216</text:p>
          </table:table-cell>
          <table:table-cell table:style-name="ce15" table:formula="of:=[.B92]-[.$B$5]" office:value-type="float" office:value="1.07109349347305" calcext:value-type="float">
            <text:p>1.0711</text:p>
          </table:table-cell>
          <table:table-cell table:style-name="ce25" table:formula="of:=ABS([.C92])" office:value-type="float" office:value="1.07109349347305" calcext:value-type="float">
            <text:p>1.0711</text:p>
          </table:table-cell>
        </table:table-row>
        <table:table-row table:style-name="ro1">
          <table:table-cell table:style-name="ce36" office:value-type="float" office:value="85" calcext:value-type="float">
            <text:p>85</text:p>
          </table:table-cell>
          <table:table-cell table:style-name="ce15" table:formula="of:=ABS([.$B$2]*SIN(RADIANS(([.A93]/100)*[.$B$1]*360)))" office:value-type="float" office:value="4.04508497187474" calcext:value-type="float">
            <text:p>4.0451</text:p>
          </table:table-cell>
          <table:table-cell table:style-name="ce15" table:formula="of:=[.B93]-[.$B$5]" office:value-type="float" office:value="0.894538837837712" calcext:value-type="float">
            <text:p>0.8945</text:p>
          </table:table-cell>
          <table:table-cell table:style-name="ce25" table:formula="of:=ABS([.C93])" office:value-type="float" office:value="0.894538837837712" calcext:value-type="float">
            <text:p>0.8945</text:p>
          </table:table-cell>
        </table:table-row>
        <table:table-row table:style-name="ro1">
          <table:table-cell table:style-name="ce36" office:value-type="float" office:value="86" calcext:value-type="float">
            <text:p>86</text:p>
          </table:table-cell>
          <table:table-cell table:style-name="ce15" table:formula="of:=ABS([.$B$2]*SIN(RADIANS(([.A94]/100)*[.$B$1]*360)))" office:value-type="float" office:value="3.85256621387894" calcext:value-type="float">
            <text:p>3.8526</text:p>
          </table:table-cell>
          <table:table-cell table:style-name="ce15" table:formula="of:=[.B94]-[.$B$5]" office:value-type="float" office:value="0.702020079841919" calcext:value-type="float">
            <text:p>0.7020</text:p>
          </table:table-cell>
          <table:table-cell table:style-name="ce25" table:formula="of:=ABS([.C94])" office:value-type="float" office:value="0.702020079841919" calcext:value-type="float">
            <text:p>0.7020</text:p>
          </table:table-cell>
        </table:table-row>
        <table:table-row table:style-name="ro1">
          <table:table-cell table:style-name="ce36" office:value-type="float" office:value="87" calcext:value-type="float">
            <text:p>87</text:p>
          </table:table-cell>
          <table:table-cell table:style-name="ce15" table:formula="of:=ABS([.$B$2]*SIN(RADIANS(([.A95]/100)*[.$B$1]*360)))" office:value-type="float" office:value="3.64484313710706" calcext:value-type="float">
            <text:p>3.6448</text:p>
          </table:table-cell>
          <table:table-cell table:style-name="ce15" table:formula="of:=[.B95]-[.$B$5]" office:value-type="float" office:value="0.494297003070032" calcext:value-type="float">
            <text:p>0.4943</text:p>
          </table:table-cell>
          <table:table-cell table:style-name="ce25" table:formula="of:=ABS([.C95])" office:value-type="float" office:value="0.494297003070032" calcext:value-type="float">
            <text:p>0.4943</text:p>
          </table:table-cell>
        </table:table-row>
        <table:table-row table:style-name="ro1">
          <table:table-cell table:style-name="ce36" office:value-type="float" office:value="88" calcext:value-type="float">
            <text:p>88</text:p>
          </table:table-cell>
          <table:table-cell table:style-name="ce15" table:formula="of:=ABS([.$B$2]*SIN(RADIANS(([.A96]/100)*[.$B$1]*360)))" office:value-type="float" office:value="3.42273552964344" calcext:value-type="float">
            <text:p>3.4227</text:p>
          </table:table-cell>
          <table:table-cell table:style-name="ce15" table:formula="of:=[.B96]-[.$B$5]" office:value-type="float" office:value="0.272189395606419" calcext:value-type="float">
            <text:p>0.2722</text:p>
          </table:table-cell>
          <table:table-cell table:style-name="ce25" table:formula="of:=ABS([.C96])" office:value-type="float" office:value="0.272189395606419" calcext:value-type="float">
            <text:p>0.2722</text:p>
          </table:table-cell>
        </table:table-row>
        <table:table-row table:style-name="ro1">
          <table:table-cell table:style-name="ce36" office:value-type="float" office:value="89" calcext:value-type="float">
            <text:p>89</text:p>
          </table:table-cell>
          <table:table-cell table:style-name="ce15" table:formula="of:=ABS([.$B$2]*SIN(RADIANS(([.A97]/100)*[.$B$1]*360)))" office:value-type="float" office:value="3.18711994874345" calcext:value-type="float">
            <text:p>3.1871</text:p>
          </table:table-cell>
          <table:table-cell table:style-name="ce15" table:formula="of:=[.B97]-[.$B$5]" office:value-type="float" office:value="0.0365738147064252" calcext:value-type="float">
            <text:p>0.0366</text:p>
          </table:table-cell>
          <table:table-cell table:style-name="ce25" table:formula="of:=ABS([.C97])" office:value-type="float" office:value="0.0365738147064252" calcext:value-type="float">
            <text:p>0.0366</text:p>
          </table:table-cell>
        </table:table-row>
        <table:table-row table:style-name="ro1">
          <table:table-cell table:style-name="ce36" office:value-type="float" office:value="90" calcext:value-type="float">
            <text:p>90</text:p>
          </table:table-cell>
          <table:table-cell table:style-name="ce15" table:formula="of:=ABS([.$B$2]*SIN(RADIANS(([.A98]/100)*[.$B$1]*360)))" office:value-type="float" office:value="2.93892626146237" calcext:value-type="float">
            <text:p>2.9389</text:p>
          </table:table-cell>
          <table:table-cell table:style-name="ce15" table:formula="of:=[.B98]-[.$B$5]" office:value-type="float" office:value="-0.211619872574659" calcext:value-type="float">
            <text:p>-0.2116</text:p>
          </table:table-cell>
          <table:table-cell table:style-name="ce25" table:formula="of:=ABS([.C98])" office:value-type="float" office:value="0.211619872574659" calcext:value-type="float">
            <text:p>0.2116</text:p>
          </table:table-cell>
        </table:table-row>
        <table:table-row table:style-name="ro1">
          <table:table-cell table:style-name="ce36" office:value-type="float" office:value="91" calcext:value-type="float">
            <text:p>91</text:p>
          </table:table-cell>
          <table:table-cell table:style-name="ce15" table:formula="of:=ABS([.$B$2]*SIN(RADIANS(([.A99]/100)*[.$B$1]*360)))" office:value-type="float" office:value="2.67913397489498" calcext:value-type="float">
            <text:p>2.6791</text:p>
          </table:table-cell>
          <table:table-cell table:style-name="ce15" table:formula="of:=[.B99]-[.$B$5]" office:value-type="float" office:value="-0.471412159142044" calcext:value-type="float">
            <text:p>-0.4714</text:p>
          </table:table-cell>
          <table:table-cell table:style-name="ce25" table:formula="of:=ABS([.C99])" office:value-type="float" office:value="0.471412159142044" calcext:value-type="float">
            <text:p>0.4714</text:p>
          </table:table-cell>
        </table:table-row>
        <table:table-row table:style-name="ro1">
          <table:table-cell table:style-name="ce36" office:value-type="float" office:value="92" calcext:value-type="float">
            <text:p>92</text:p>
          </table:table-cell>
          <table:table-cell table:style-name="ce15" table:formula="of:=ABS([.$B$2]*SIN(RADIANS(([.A100]/100)*[.$B$1]*360)))" office:value-type="float" office:value="2.40876837050858" calcext:value-type="float">
            <text:p>2.4088</text:p>
          </table:table-cell>
          <table:table-cell table:style-name="ce15" table:formula="of:=[.B100]-[.$B$5]" office:value-type="float" office:value="-0.741777763528446" calcext:value-type="float">
            <text:p>-0.7418</text:p>
          </table:table-cell>
          <table:table-cell table:style-name="ce25" table:formula="of:=ABS([.C100])" office:value-type="float" office:value="0.741777763528446" calcext:value-type="float">
            <text:p>0.7418</text:p>
          </table:table-cell>
        </table:table-row>
        <table:table-row table:style-name="ro1">
          <table:table-cell table:style-name="ce36" office:value-type="float" office:value="93" calcext:value-type="float">
            <text:p>93</text:p>
          </table:table-cell>
          <table:table-cell table:style-name="ce15" table:formula="of:=ABS([.$B$2]*SIN(RADIANS(([.A101]/100)*[.$B$1]*360)))" office:value-type="float" office:value="2.12889645782536" calcext:value-type="float">
            <text:p>2.1289</text:p>
          </table:table-cell>
          <table:table-cell table:style-name="ce15" table:formula="of:=[.B101]-[.$B$5]" office:value-type="float" office:value="-1.02164967621167" calcext:value-type="float">
            <text:p>-1.0216</text:p>
          </table:table-cell>
          <table:table-cell table:style-name="ce25" table:formula="of:=ABS([.C101])" office:value-type="float" office:value="1.02164967621167" calcext:value-type="float">
            <text:p>1.0216</text:p>
          </table:table-cell>
        </table:table-row>
        <table:table-row table:style-name="ro1">
          <table:table-cell table:style-name="ce36" office:value-type="float" office:value="94" calcext:value-type="float">
            <text:p>94</text:p>
          </table:table-cell>
          <table:table-cell table:style-name="ce15" table:formula="of:=ABS([.$B$2]*SIN(RADIANS(([.A102]/100)*[.$B$1]*360)))" office:value-type="float" office:value="1.84062276342339" calcext:value-type="float">
            <text:p>1.8406</text:p>
          </table:table-cell>
          <table:table-cell table:style-name="ce15" table:formula="of:=[.B102]-[.$B$5]" office:value-type="float" office:value="-1.30992337061363" calcext:value-type="float">
            <text:p>-1.3099</text:p>
          </table:table-cell>
          <table:table-cell table:style-name="ce25" table:formula="of:=ABS([.C102])" office:value-type="float" office:value="1.30992337061363" calcext:value-type="float">
            <text:p>1.3099</text:p>
          </table:table-cell>
        </table:table-row>
        <table:table-row table:style-name="ro1">
          <table:table-cell table:style-name="ce36" office:value-type="float" office:value="95" calcext:value-type="float">
            <text:p>95</text:p>
          </table:table-cell>
          <table:table-cell table:style-name="ce15" table:formula="of:=ABS([.$B$2]*SIN(RADIANS(([.A103]/100)*[.$B$1]*360)))" office:value-type="float" office:value="1.54508497187474" calcext:value-type="float">
            <text:p>1.5451</text:p>
          </table:table-cell>
          <table:table-cell table:style-name="ce15" table:formula="of:=[.B103]-[.$B$5]" office:value-type="float" office:value="-1.60546116216229" calcext:value-type="float">
            <text:p>-1.6055</text:p>
          </table:table-cell>
          <table:table-cell table:style-name="ce25" table:formula="of:=ABS([.C103])" office:value-type="float" office:value="1.60546116216229" calcext:value-type="float">
            <text:p>1.6055</text:p>
          </table:table-cell>
        </table:table-row>
        <table:table-row table:style-name="ro1">
          <table:table-cell table:style-name="ce36" office:value-type="float" office:value="96" calcext:value-type="float">
            <text:p>96</text:p>
          </table:table-cell>
          <table:table-cell table:style-name="ce15" table:formula="of:=ABS([.$B$2]*SIN(RADIANS(([.A104]/100)*[.$B$1]*360)))" office:value-type="float" office:value="1.24344943582428" calcext:value-type="float">
            <text:p>1.2434</text:p>
          </table:table-cell>
          <table:table-cell table:style-name="ce15" table:formula="of:=[.B104]-[.$B$5]" office:value-type="float" office:value="-1.90709669821275" calcext:value-type="float">
            <text:p>-1.9071</text:p>
          </table:table-cell>
          <table:table-cell table:style-name="ce25" table:formula="of:=ABS([.C104])" office:value-type="float" office:value="1.90709669821275" calcext:value-type="float">
            <text:p>1.9071</text:p>
          </table:table-cell>
        </table:table-row>
        <table:table-row table:style-name="ro1">
          <table:table-cell table:style-name="ce36" office:value-type="float" office:value="97" calcext:value-type="float">
            <text:p>97</text:p>
          </table:table-cell>
          <table:table-cell table:style-name="ce15" table:formula="of:=ABS([.$B$2]*SIN(RADIANS(([.A105]/100)*[.$B$1]*360)))" office:value-type="float" office:value="0.936906572928623" calcext:value-type="float">
            <text:p>0.9369</text:p>
          </table:table-cell>
          <table:table-cell table:style-name="ce15" table:formula="of:=[.B105]-[.$B$5]" office:value-type="float" office:value="-2.2136395611084" calcext:value-type="float">
            <text:p>-2.2136</text:p>
          </table:table-cell>
          <table:table-cell table:style-name="ce25" table:formula="of:=ABS([.C105])" office:value-type="float" office:value="2.2136395611084" calcext:value-type="float">
            <text:p>2.2136</text:p>
          </table:table-cell>
        </table:table-row>
        <table:table-row table:style-name="ro1">
          <table:table-cell table:style-name="ce36" office:value-type="float" office:value="98" calcext:value-type="float">
            <text:p>98</text:p>
          </table:table-cell>
          <table:table-cell table:style-name="ce15" table:formula="of:=ABS([.$B$2]*SIN(RADIANS(([.A106]/100)*[.$B$1]*360)))" office:value-type="float" office:value="0.626666167821523" calcext:value-type="float">
            <text:p>0.6267</text:p>
          </table:table-cell>
          <table:table-cell table:style-name="ce15" table:formula="of:=[.B106]-[.$B$5]" office:value-type="float" office:value="-2.5238799662155" calcext:value-type="float">
            <text:p>-2.5239</text:p>
          </table:table-cell>
          <table:table-cell table:style-name="ce25" table:formula="of:=ABS([.C106])" office:value-type="float" office:value="2.5238799662155" calcext:value-type="float">
            <text:p>2.5239</text:p>
          </table:table-cell>
        </table:table-row>
        <table:table-row table:style-name="ro1">
          <table:table-cell table:style-name="ce36" office:value-type="float" office:value="99" calcext:value-type="float">
            <text:p>99</text:p>
          </table:table-cell>
          <table:table-cell table:style-name="ce15" table:formula="of:=ABS([.$B$2]*SIN(RADIANS(([.A107]/100)*[.$B$1]*360)))" office:value-type="float" office:value="0.313952597646566" calcext:value-type="float">
            <text:p>0.3140</text:p>
          </table:table-cell>
          <table:table-cell table:style-name="ce15" table:formula="of:=[.B107]-[.$B$5]" office:value-type="float" office:value="-2.83659353639046" calcext:value-type="float">
            <text:p>-2.8366</text:p>
          </table:table-cell>
          <table:table-cell table:style-name="ce25" table:formula="of:=ABS([.C107])" office:value-type="float" office:value="2.83659353639046" calcext:value-type="float">
            <text:p>2.8366</text:p>
          </table:table-cell>
        </table:table-row>
        <table:table-row table:style-name="ro1">
          <table:table-cell table:style-name="ce36" office:value-type="float" office:value="100" calcext:value-type="float">
            <text:p>100</text:p>
          </table:table-cell>
          <table:table-cell table:style-name="ce16" table:formula="of:=ABS([.$B$2]*SIN(RADIANS(([.A108]/100)*[.$B$1]*360)))" office:value-type="float" office:value="1.22464679914735E-015" calcext:value-type="float">
            <text:p>0.0000</text:p>
          </table:table-cell>
          <table:table-cell table:style-name="ce16" table:formula="of:=[.B108]-[.$B$5]" office:value-type="float" office:value="-3.15054613403702" calcext:value-type="float">
            <text:p>-3.1505</text:p>
          </table:table-cell>
          <table:table-cell table:style-name="ce26" table:formula="of:=ABS([.C108])" office:value-type="float" office:value="3.15054613403702" calcext:value-type="float">
            <text:p>3.1505</text:p>
          </table:table-cell>
        </table:table-row>
        <table:table-row table:style-name="ro1" table:number-rows-repeated="104846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ine_half_rect" table:style-name="ta1">
        <table:shapes>
          <draw:frame draw:z-index="0" draw:style-name="gr1" draw:text-style-name="P1" svg:width="215.27mm" svg:height="89.99mm" svg:x="98.5mm" svg:y="1.81mm">
            <draw:object draw:notify-on-update-of-ranges="sine_half_rect.A8:sine_half_rect.A108 sine_half_rect.C7:sine_half_rect.C7 sine_half_rect.C8:sine_half_rect.C108 sine_half_rect.A8:sine_half_rect.A108 sine_half_rect.B7:sine_half_rect.B7 sine_half_rect.B8:sine_half_rect.B108 sine_half_rect.A8:sine_half_rect.A108 sine_half_rect.D7:sine_half_rect.D7 sine_half_rect.D8:sine_half_rect.D10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7"/>
        <table:table-column table:style-name="co1" table:default-cell-style-name="Default"/>
        <table:table-row table:style-name="ro1">
          <table:table-cell table:style-name="ce99" office:value-type="string" calcext:value-type="string">
            <text:p>Periods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eak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10" office:value-type="string" calcext:value-type="string">
            <text:p>DC Coupled</text:p>
          </table:table-cell>
          <table:table-cell table:style-name="ce18" office:value-type="string" calcext:value-type="string" table:number-columns-spanned="2" table:number-rows-spanned="1">
            <text:p>AC Coupled</text:p>
          </table:table-cell>
          <table:covered-table-cell table:style-name="ce20"/>
        </table:table-row>
        <table:table-row table:style-name="ro1">
          <table:table-cell table:style-name="ce4" office:value-type="string" calcext:value-type="string">
            <text:p>RMS</text:p>
          </table:table-cell>
          <table:table-cell table:style-name="ce11" table:formula="of:=SQRT(SUMSQ([.B8:.B108])/100)" office:value-type="float" office:value="2.5" calcext:value-type="float">
            <text:p>2.5000</text:p>
          </table:table-cell>
          <table:table-cell table:style-name="ce11" table:formula="of:=SQRT(SUMSQ([.C8:.C108])/100)" office:value-type="float" office:value="1.93486431358102" calcext:value-type="float">
            <text:p>1.9349</text:p>
          </table:table-cell>
          <table:table-cell table:style-name="ce63"/>
        </table:table-row>
        <table:table-row table:style-name="ro1">
          <table:table-cell table:style-name="ce5" office:value-type="string" calcext:value-type="string">
            <text:p>Ave</text:p>
          </table:table-cell>
          <table:table-cell table:style-name="ce12" table:formula="of:=AVERAGE([.B8:.B108])" office:value-type="float" office:value="1.57527306701851" calcext:value-type="float">
            <text:p>1.5753</text:p>
          </table:table-cell>
          <table:table-cell table:style-name="ce12" table:formula="of:=AVERAGE([.C8:.C108])" office:value-type="float" office:value="-5.10043052897102E-016" calcext:value-type="float">
            <text:p>0.0000</text:p>
          </table:table-cell>
          <table:table-cell table:style-name="ce22" table:formula="of:=AVERAGE([.D8:.D108])" office:value-type="float" office:value="1.74920417154369" calcext:value-type="float">
            <text:p>1.7492</text:p>
          </table:table-cell>
        </table:table-row>
        <table:table-row table:style-name="ro1">
          <table:table-cell table:style-name="ce6" office:value-type="string" calcext:value-type="string">
            <text:p>RS-14</text:p>
          </table:table-cell>
          <table:table-cell table:style-name="ce13" table:number-columns-repeated="2"/>
          <table:table-cell table:style-name="ce23" table:formula="of:=[.D5]*1.1107" office:value-type="float" office:value="1.94284107333358" calcext:value-type="float">
            <text:p>1.9428</text:p>
          </table:table-cell>
        </table:table-row>
        <table:table-row table:style-name="ro1">
          <table:table-cell table:style-name="ce33" office:value-type="string" calcext:value-type="string">
            <text:p>Sample</text:p>
          </table:table-cell>
          <table:table-cell table:style-name="ce45" office:value-type="string" calcext:value-type="string">
            <text:p>Wave</text:p>
          </table:table-cell>
          <table:table-cell table:style-name="ce50" office:value-type="string" calcext:value-type="string">
            <text:p>AC Wave</text:p>
          </table:table-cell>
          <table:table-cell table:style-name="ce55" office:value-type="string" calcext:value-type="string">
            <text:p>AC Wave Rec</text:p>
          </table:table-cell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 table:style-name="ce15" table:formula="of:=IF([.$B$2]*SIN(RADIANS(([.A8]/100)*[.$B$1]*360))&gt;0;[.$B$2]*SIN(RADIANS(([.A8]/100)*[.$B$1]*360));0)" office:value-type="float" office:value="0" calcext:value-type="float">
            <text:p>0.0000</text:p>
          </table:table-cell>
          <table:table-cell table:style-name="ce15" table:formula="of:=[.B8]-[.$B$5]" office:value-type="float" office:value="-1.57527306701851" calcext:value-type="float">
            <text:p>-1.5753</text:p>
          </table:table-cell>
          <table:table-cell table:style-name="ce25" table:formula="of:=ABS([.C8])" office:value-type="float" office:value="1.57527306701851" calcext:value-type="float">
            <text:p>1.5753</text:p>
          </table:table-cell>
        </table:table-row>
        <table:table-row table:style-name="ro1">
          <table:table-cell table:style-name="ce36" office:value-type="float" office:value="1" calcext:value-type="float">
            <text:p>1</text:p>
          </table:table-cell>
          <table:table-cell table:style-name="ce15" table:formula="of:=IF([.$B$2]*SIN(RADIANS(([.A9]/100)*[.$B$1]*360))&gt;0;[.$B$2]*SIN(RADIANS(([.A9]/100)*[.$B$1]*360));0)" office:value-type="float" office:value="0.313952597646567" calcext:value-type="float">
            <text:p>0.3140</text:p>
          </table:table-cell>
          <table:table-cell table:style-name="ce15" table:formula="of:=[.B9]-[.$B$5]" office:value-type="float" office:value="-1.26132046937195" calcext:value-type="float">
            <text:p>-1.2613</text:p>
          </table:table-cell>
          <table:table-cell table:style-name="ce25" table:formula="of:=ABS([.C9])" office:value-type="float" office:value="1.26132046937195" calcext:value-type="float">
            <text:p>1.2613</text:p>
          </table:table-cell>
        </table:table-row>
        <table:table-row table:style-name="ro1">
          <table:table-cell table:style-name="ce36" office:value-type="float" office:value="2" calcext:value-type="float">
            <text:p>2</text:p>
          </table:table-cell>
          <table:table-cell table:style-name="ce15" table:formula="of:=IF([.$B$2]*SIN(RADIANS(([.A10]/100)*[.$B$1]*360))&gt;0;[.$B$2]*SIN(RADIANS(([.A10]/100)*[.$B$1]*360));0)" office:value-type="float" office:value="0.626666167821521" calcext:value-type="float">
            <text:p>0.6267</text:p>
          </table:table-cell>
          <table:table-cell table:style-name="ce15" table:formula="of:=[.B10]-[.$B$5]" office:value-type="float" office:value="-0.948606899196991" calcext:value-type="float">
            <text:p>-0.9486</text:p>
          </table:table-cell>
          <table:table-cell table:style-name="ce25" table:formula="of:=ABS([.C10])" office:value-type="float" office:value="0.948606899196991" calcext:value-type="float">
            <text:p>0.9486</text:p>
          </table:table-cell>
        </table:table-row>
        <table:table-row table:style-name="ro1">
          <table:table-cell table:style-name="ce36" office:value-type="float" office:value="3" calcext:value-type="float">
            <text:p>3</text:p>
          </table:table-cell>
          <table:table-cell table:style-name="ce15" table:formula="of:=IF([.$B$2]*SIN(RADIANS(([.A11]/100)*[.$B$1]*360))&gt;0;[.$B$2]*SIN(RADIANS(([.A11]/100)*[.$B$1]*360));0)" office:value-type="float" office:value="0.936906572928623" calcext:value-type="float">
            <text:p>0.9369</text:p>
          </table:table-cell>
          <table:table-cell table:style-name="ce15" table:formula="of:=[.B11]-[.$B$5]" office:value-type="float" office:value="-0.63836649408989" calcext:value-type="float">
            <text:p>-0.6384</text:p>
          </table:table-cell>
          <table:table-cell table:style-name="ce25" table:formula="of:=ABS([.C11])" office:value-type="float" office:value="0.63836649408989" calcext:value-type="float">
            <text:p>0.6384</text:p>
          </table:table-cell>
        </table:table-row>
        <table:table-row table:style-name="ro1">
          <table:table-cell table:style-name="ce36" office:value-type="float" office:value="4" calcext:value-type="float">
            <text:p>4</text:p>
          </table:table-cell>
          <table:table-cell table:style-name="ce15" table:formula="of:=IF([.$B$2]*SIN(RADIANS(([.A12]/100)*[.$B$1]*360))&gt;0;[.$B$2]*SIN(RADIANS(([.A12]/100)*[.$B$1]*360));0)" office:value-type="float" office:value="1.24344943582427" calcext:value-type="float">
            <text:p>1.2434</text:p>
          </table:table-cell>
          <table:table-cell table:style-name="ce15" table:formula="of:=[.B12]-[.$B$5]" office:value-type="float" office:value="-0.331823631194239" calcext:value-type="float">
            <text:p>-0.3318</text:p>
          </table:table-cell>
          <table:table-cell table:style-name="ce25" table:formula="of:=ABS([.C12])" office:value-type="float" office:value="0.331823631194239" calcext:value-type="float">
            <text:p>0.3318</text:p>
          </table:table-cell>
        </table:table-row>
        <table:table-row table:style-name="ro1">
          <table:table-cell table:style-name="ce36" office:value-type="float" office:value="5" calcext:value-type="float">
            <text:p>5</text:p>
          </table:table-cell>
          <table:table-cell table:style-name="ce15" table:formula="of:=IF([.$B$2]*SIN(RADIANS(([.A13]/100)*[.$B$1]*360))&gt;0;[.$B$2]*SIN(RADIANS(([.A13]/100)*[.$B$1]*360));0)" office:value-type="float" office:value="1.54508497187474" calcext:value-type="float">
            <text:p>1.5451</text:p>
          </table:table-cell>
          <table:table-cell table:style-name="ce15" table:formula="of:=[.B13]-[.$B$5]" office:value-type="float" office:value="-0.0301880951437756" calcext:value-type="float">
            <text:p>-0.0302</text:p>
          </table:table-cell>
          <table:table-cell table:style-name="ce25" table:formula="of:=ABS([.C13])" office:value-type="float" office:value="0.0301880951437756" calcext:value-type="float">
            <text:p>0.0302</text:p>
          </table:table-cell>
        </table:table-row>
        <table:table-row table:style-name="ro1">
          <table:table-cell table:style-name="ce36" office:value-type="float" office:value="6" calcext:value-type="float">
            <text:p>6</text:p>
          </table:table-cell>
          <table:table-cell table:style-name="ce15" table:formula="of:=IF([.$B$2]*SIN(RADIANS(([.A14]/100)*[.$B$1]*360))&gt;0;[.$B$2]*SIN(RADIANS(([.A14]/100)*[.$B$1]*360));0)" office:value-type="float" office:value="1.84062276342339" calcext:value-type="float">
            <text:p>1.8406</text:p>
          </table:table-cell>
          <table:table-cell table:style-name="ce15" table:formula="of:=[.B14]-[.$B$5]" office:value-type="float" office:value="0.265349696404877" calcext:value-type="float">
            <text:p>0.2653</text:p>
          </table:table-cell>
          <table:table-cell table:style-name="ce25" table:formula="of:=ABS([.C14])" office:value-type="float" office:value="0.265349696404877" calcext:value-type="float">
            <text:p>0.2653</text:p>
          </table:table-cell>
        </table:table-row>
        <table:table-row table:style-name="ro1">
          <table:table-cell table:style-name="ce36" office:value-type="float" office:value="7" calcext:value-type="float">
            <text:p>7</text:p>
          </table:table-cell>
          <table:table-cell table:style-name="ce15" table:formula="of:=IF([.$B$2]*SIN(RADIANS(([.A15]/100)*[.$B$1]*360))&gt;0;[.$B$2]*SIN(RADIANS(([.A15]/100)*[.$B$1]*360));0)" office:value-type="float" office:value="2.12889645782536" calcext:value-type="float">
            <text:p>2.1289</text:p>
          </table:table-cell>
          <table:table-cell table:style-name="ce15" table:formula="of:=[.B15]-[.$B$5]" office:value-type="float" office:value="0.553623390806851" calcext:value-type="float">
            <text:p>0.5536</text:p>
          </table:table-cell>
          <table:table-cell table:style-name="ce25" table:formula="of:=ABS([.C15])" office:value-type="float" office:value="0.553623390806851" calcext:value-type="float">
            <text:p>0.5536</text:p>
          </table:table-cell>
        </table:table-row>
        <table:table-row table:style-name="ro1">
          <table:table-cell table:style-name="ce36" office:value-type="float" office:value="8" calcext:value-type="float">
            <text:p>8</text:p>
          </table:table-cell>
          <table:table-cell table:style-name="ce15" table:formula="of:=IF([.$B$2]*SIN(RADIANS(([.A16]/100)*[.$B$1]*360))&gt;0;[.$B$2]*SIN(RADIANS(([.A16]/100)*[.$B$1]*360));0)" office:value-type="float" office:value="2.40876837050858" calcext:value-type="float">
            <text:p>2.4088</text:p>
          </table:table-cell>
          <table:table-cell table:style-name="ce15" table:formula="of:=[.B16]-[.$B$5]" office:value-type="float" office:value="0.833495303490064" calcext:value-type="float">
            <text:p>0.8335</text:p>
          </table:table-cell>
          <table:table-cell table:style-name="ce25" table:formula="of:=ABS([.C16])" office:value-type="float" office:value="0.833495303490064" calcext:value-type="float">
            <text:p>0.8335</text:p>
          </table:table-cell>
        </table:table-row>
        <table:table-row table:style-name="ro1">
          <table:table-cell table:style-name="ce36" office:value-type="float" office:value="9" calcext:value-type="float">
            <text:p>9</text:p>
          </table:table-cell>
          <table:table-cell table:style-name="ce15" table:formula="of:=IF([.$B$2]*SIN(RADIANS(([.A17]/100)*[.$B$1]*360))&gt;0;[.$B$2]*SIN(RADIANS(([.A17]/100)*[.$B$1]*360));0)" office:value-type="float" office:value="2.67913397489498" calcext:value-type="float">
            <text:p>2.6791</text:p>
          </table:table-cell>
          <table:table-cell table:style-name="ce15" table:formula="of:=[.B17]-[.$B$5]" office:value-type="float" office:value="1.10386090787647" calcext:value-type="float">
            <text:p>1.1039</text:p>
          </table:table-cell>
          <table:table-cell table:style-name="ce25" table:formula="of:=ABS([.C17])" office:value-type="float" office:value="1.10386090787647" calcext:value-type="float">
            <text:p>1.1039</text:p>
          </table:table-cell>
        </table:table-row>
        <table:table-row table:style-name="ro1">
          <table:table-cell table:style-name="ce36" office:value-type="float" office:value="10" calcext:value-type="float">
            <text:p>10</text:p>
          </table:table-cell>
          <table:table-cell table:style-name="ce15" table:formula="of:=IF([.$B$2]*SIN(RADIANS(([.A18]/100)*[.$B$1]*360))&gt;0;[.$B$2]*SIN(RADIANS(([.A18]/100)*[.$B$1]*360));0)" office:value-type="float" office:value="2.93892626146237" calcext:value-type="float">
            <text:p>2.9389</text:p>
          </table:table-cell>
          <table:table-cell table:style-name="ce15" table:formula="of:=[.B18]-[.$B$5]" office:value-type="float" office:value="1.36365319444385" calcext:value-type="float">
            <text:p>1.3637</text:p>
          </table:table-cell>
          <table:table-cell table:style-name="ce25" table:formula="of:=ABS([.C18])" office:value-type="float" office:value="1.36365319444385" calcext:value-type="float">
            <text:p>1.3637</text:p>
          </table:table-cell>
        </table:table-row>
        <table:table-row table:style-name="ro1">
          <table:table-cell table:style-name="ce36" office:value-type="float" office:value="11" calcext:value-type="float">
            <text:p>11</text:p>
          </table:table-cell>
          <table:table-cell table:style-name="ce15" table:formula="of:=IF([.$B$2]*SIN(RADIANS(([.A19]/100)*[.$B$1]*360))&gt;0;[.$B$2]*SIN(RADIANS(([.A19]/100)*[.$B$1]*360));0)" office:value-type="float" office:value="3.18711994874345" calcext:value-type="float">
            <text:p>3.1871</text:p>
          </table:table-cell>
          <table:table-cell table:style-name="ce15" table:formula="of:=[.B19]-[.$B$5]" office:value-type="float" office:value="1.61184688172494" calcext:value-type="float">
            <text:p>1.6118</text:p>
          </table:table-cell>
          <table:table-cell table:style-name="ce25" table:formula="of:=ABS([.C19])" office:value-type="float" office:value="1.61184688172494" calcext:value-type="float">
            <text:p>1.6118</text:p>
          </table:table-cell>
        </table:table-row>
        <table:table-row table:style-name="ro1">
          <table:table-cell table:style-name="ce36" office:value-type="float" office:value="12" calcext:value-type="float">
            <text:p>12</text:p>
          </table:table-cell>
          <table:table-cell table:style-name="ce15" table:formula="of:=IF([.$B$2]*SIN(RADIANS(([.A20]/100)*[.$B$1]*360))&gt;0;[.$B$2]*SIN(RADIANS(([.A20]/100)*[.$B$1]*360));0)" office:value-type="float" office:value="3.42273552964344" calcext:value-type="float">
            <text:p>3.4227</text:p>
          </table:table-cell>
          <table:table-cell table:style-name="ce15" table:formula="of:=[.B20]-[.$B$5]" office:value-type="float" office:value="1.84746246262493" calcext:value-type="float">
            <text:p>1.8475</text:p>
          </table:table-cell>
          <table:table-cell table:style-name="ce25" table:formula="of:=ABS([.C20])" office:value-type="float" office:value="1.84746246262493" calcext:value-type="float">
            <text:p>1.8475</text:p>
          </table:table-cell>
        </table:table-row>
        <table:table-row table:style-name="ro1">
          <table:table-cell table:style-name="ce36" office:value-type="float" office:value="13" calcext:value-type="float">
            <text:p>13</text:p>
          </table:table-cell>
          <table:table-cell table:style-name="ce15" table:formula="of:=IF([.$B$2]*SIN(RADIANS(([.A21]/100)*[.$B$1]*360))&gt;0;[.$B$2]*SIN(RADIANS(([.A21]/100)*[.$B$1]*360));0)" office:value-type="float" office:value="3.64484313710706" calcext:value-type="float">
            <text:p>3.6448</text:p>
          </table:table-cell>
          <table:table-cell table:style-name="ce15" table:formula="of:=[.B21]-[.$B$5]" office:value-type="float" office:value="2.06957007008855" calcext:value-type="float">
            <text:p>2.0696</text:p>
          </table:table-cell>
          <table:table-cell table:style-name="ce25" table:formula="of:=ABS([.C21])" office:value-type="float" office:value="2.06957007008855" calcext:value-type="float">
            <text:p>2.0696</text:p>
          </table:table-cell>
        </table:table-row>
        <table:table-row table:style-name="ro1">
          <table:table-cell table:style-name="ce36" office:value-type="float" office:value="14" calcext:value-type="float">
            <text:p>14</text:p>
          </table:table-cell>
          <table:table-cell table:style-name="ce15" table:formula="of:=IF([.$B$2]*SIN(RADIANS(([.A22]/100)*[.$B$1]*360))&gt;0;[.$B$2]*SIN(RADIANS(([.A22]/100)*[.$B$1]*360));0)" office:value-type="float" office:value="3.85256621387895" calcext:value-type="float">
            <text:p>3.8526</text:p>
          </table:table-cell>
          <table:table-cell table:style-name="ce15" table:formula="of:=[.B22]-[.$B$5]" office:value-type="float" office:value="2.27729314686043" calcext:value-type="float">
            <text:p>2.2773</text:p>
          </table:table-cell>
          <table:table-cell table:style-name="ce25" table:formula="of:=ABS([.C22])" office:value-type="float" office:value="2.27729314686043" calcext:value-type="float">
            <text:p>2.2773</text:p>
          </table:table-cell>
        </table:table-row>
        <table:table-row table:style-name="ro1">
          <table:table-cell table:style-name="ce36" office:value-type="float" office:value="15" calcext:value-type="float">
            <text:p>15</text:p>
          </table:table-cell>
          <table:table-cell table:style-name="ce15" table:formula="of:=IF([.$B$2]*SIN(RADIANS(([.A23]/100)*[.$B$1]*360))&gt;0;[.$B$2]*SIN(RADIANS(([.A23]/100)*[.$B$1]*360));0)" office:value-type="float" office:value="4.04508497187474" calcext:value-type="float">
            <text:p>4.0451</text:p>
          </table:table-cell>
          <table:table-cell table:style-name="ce15" table:formula="of:=[.B23]-[.$B$5]" office:value-type="float" office:value="2.46981190485622" calcext:value-type="float">
            <text:p>2.4698</text:p>
          </table:table-cell>
          <table:table-cell table:style-name="ce25" table:formula="of:=ABS([.C23])" office:value-type="float" office:value="2.46981190485622" calcext:value-type="float">
            <text:p>2.4698</text:p>
          </table:table-cell>
        </table:table-row>
        <table:table-row table:style-name="ro1">
          <table:table-cell table:style-name="ce36" office:value-type="float" office:value="16" calcext:value-type="float">
            <text:p>16</text:p>
          </table:table-cell>
          <table:table-cell table:style-name="ce15" table:formula="of:=IF([.$B$2]*SIN(RADIANS(([.A24]/100)*[.$B$1]*360))&gt;0;[.$B$2]*SIN(RADIANS(([.A24]/100)*[.$B$1]*360));0)" office:value-type="float" office:value="4.22163962751008" calcext:value-type="float">
            <text:p>4.2216</text:p>
          </table:table-cell>
          <table:table-cell table:style-name="ce15" table:formula="of:=[.B24]-[.$B$5]" office:value-type="float" office:value="2.64636656049156" calcext:value-type="float">
            <text:p>2.6464</text:p>
          </table:table-cell>
          <table:table-cell table:style-name="ce25" table:formula="of:=ABS([.C24])" office:value-type="float" office:value="2.64636656049156" calcext:value-type="float">
            <text:p>2.6464</text:p>
          </table:table-cell>
        </table:table-row>
        <table:table-row table:style-name="ro1">
          <table:table-cell table:style-name="ce36" office:value-type="float" office:value="17" calcext:value-type="float">
            <text:p>17</text:p>
          </table:table-cell>
          <table:table-cell table:style-name="ce15" table:formula="of:=IF([.$B$2]*SIN(RADIANS(([.A25]/100)*[.$B$1]*360))&gt;0;[.$B$2]*SIN(RADIANS(([.A25]/100)*[.$B$1]*360));0)" office:value-type="float" office:value="4.38153340021932" calcext:value-type="float">
            <text:p>4.3815</text:p>
          </table:table-cell>
          <table:table-cell table:style-name="ce15" table:formula="of:=[.B25]-[.$B$5]" office:value-type="float" office:value="2.80626033320081" calcext:value-type="float">
            <text:p>2.8063</text:p>
          </table:table-cell>
          <table:table-cell table:style-name="ce25" table:formula="of:=ABS([.C25])" office:value-type="float" office:value="2.80626033320081" calcext:value-type="float">
            <text:p>2.8063</text:p>
          </table:table-cell>
        </table:table-row>
        <table:table-row table:style-name="ro1">
          <table:table-cell table:style-name="ce36" office:value-type="float" office:value="18" calcext:value-type="float">
            <text:p>18</text:p>
          </table:table-cell>
          <table:table-cell table:style-name="ce15" table:formula="of:=IF([.$B$2]*SIN(RADIANS(([.A26]/100)*[.$B$1]*360))&gt;0;[.$B$2]*SIN(RADIANS(([.A26]/100)*[.$B$1]*360));0)" office:value-type="float" office:value="4.5241352623301" calcext:value-type="float">
            <text:p>4.5241</text:p>
          </table:table-cell>
          <table:table-cell table:style-name="ce15" table:formula="of:=[.B26]-[.$B$5]" office:value-type="float" office:value="2.94886219531159" calcext:value-type="float">
            <text:p>2.9489</text:p>
          </table:table-cell>
          <table:table-cell table:style-name="ce25" table:formula="of:=ABS([.C26])" office:value-type="float" office:value="2.94886219531159" calcext:value-type="float">
            <text:p>2.9489</text:p>
          </table:table-cell>
        </table:table-row>
        <table:table-row table:style-name="ro1">
          <table:table-cell table:style-name="ce36" office:value-type="float" office:value="19" calcext:value-type="float">
            <text:p>19</text:p>
          </table:table-cell>
          <table:table-cell table:style-name="ce15" table:formula="of:=IF([.$B$2]*SIN(RADIANS(([.A27]/100)*[.$B$1]*360))&gt;0;[.$B$2]*SIN(RADIANS(([.A27]/100)*[.$B$1]*360));0)" office:value-type="float" office:value="4.64888242944126" calcext:value-type="float">
            <text:p>4.6489</text:p>
          </table:table-cell>
          <table:table-cell table:style-name="ce15" table:formula="of:=[.B27]-[.$B$5]" office:value-type="float" office:value="3.07360936242274" calcext:value-type="float">
            <text:p>3.0736</text:p>
          </table:table-cell>
          <table:table-cell table:style-name="ce25" table:formula="of:=ABS([.C27])" office:value-type="float" office:value="3.07360936242274" calcext:value-type="float">
            <text:p>3.0736</text:p>
          </table:table-cell>
        </table:table-row>
        <table:table-row table:style-name="ro1">
          <table:table-cell table:style-name="ce36" office:value-type="float" office:value="20" calcext:value-type="float">
            <text:p>20</text:p>
          </table:table-cell>
          <table:table-cell table:style-name="ce15" table:formula="of:=IF([.$B$2]*SIN(RADIANS(([.A28]/100)*[.$B$1]*360))&gt;0;[.$B$2]*SIN(RADIANS(([.A28]/100)*[.$B$1]*360));0)" office:value-type="float" office:value="4.75528258147577" calcext:value-type="float">
            <text:p>4.7553</text:p>
          </table:table-cell>
          <table:table-cell table:style-name="ce15" table:formula="of:=[.B28]-[.$B$5]" office:value-type="float" office:value="3.18000951445725" calcext:value-type="float">
            <text:p>3.1800</text:p>
          </table:table-cell>
          <table:table-cell table:style-name="ce25" table:formula="of:=ABS([.C28])" office:value-type="float" office:value="3.18000951445725" calcext:value-type="float">
            <text:p>3.1800</text:p>
          </table:table-cell>
        </table:table-row>
        <table:table-row table:style-name="ro1">
          <table:table-cell table:style-name="ce36" office:value-type="float" office:value="21" calcext:value-type="float">
            <text:p>21</text:p>
          </table:table-cell>
          <table:table-cell table:style-name="ce15" table:formula="of:=IF([.$B$2]*SIN(RADIANS(([.A29]/100)*[.$B$1]*360))&gt;0;[.$B$2]*SIN(RADIANS(([.A29]/100)*[.$B$1]*360));0)" office:value-type="float" office:value="4.84291580564316" calcext:value-type="float">
            <text:p>4.8429</text:p>
          </table:table-cell>
          <table:table-cell table:style-name="ce15" table:formula="of:=[.B29]-[.$B$5]" office:value-type="float" office:value="3.26764273862464" calcext:value-type="float">
            <text:p>3.2676</text:p>
          </table:table-cell>
          <table:table-cell table:style-name="ce25" table:formula="of:=ABS([.C29])" office:value-type="float" office:value="3.26764273862464" calcext:value-type="float">
            <text:p>3.2676</text:p>
          </table:table-cell>
        </table:table-row>
        <table:table-row table:style-name="ro1">
          <table:table-cell table:style-name="ce36" office:value-type="float" office:value="22" calcext:value-type="float">
            <text:p>22</text:p>
          </table:table-cell>
          <table:table-cell table:style-name="ce15" table:formula="of:=IF([.$B$2]*SIN(RADIANS(([.A30]/100)*[.$B$1]*360))&gt;0;[.$B$2]*SIN(RADIANS(([.A30]/100)*[.$B$1]*360));0)" office:value-type="float" office:value="4.91143625364344" calcext:value-type="float">
            <text:p>4.9114</text:p>
          </table:table-cell>
          <table:table-cell table:style-name="ce15" table:formula="of:=[.B30]-[.$B$5]" office:value-type="float" office:value="3.33616318662493" calcext:value-type="float">
            <text:p>3.3362</text:p>
          </table:table-cell>
          <table:table-cell table:style-name="ce25" table:formula="of:=ABS([.C30])" office:value-type="float" office:value="3.33616318662493" calcext:value-type="float">
            <text:p>3.3362</text:p>
          </table:table-cell>
        </table:table-row>
        <table:table-row table:style-name="ro1">
          <table:table-cell table:style-name="ce36" office:value-type="float" office:value="23" calcext:value-type="float">
            <text:p>23</text:p>
          </table:table-cell>
          <table:table-cell table:style-name="ce15" table:formula="of:=IF([.$B$2]*SIN(RADIANS(([.A31]/100)*[.$B$1]*360))&gt;0;[.$B$2]*SIN(RADIANS(([.A31]/100)*[.$B$1]*360));0)" office:value-type="float" office:value="4.96057350657239" calcext:value-type="float">
            <text:p>4.9606</text:p>
          </table:table-cell>
          <table:table-cell table:style-name="ce15" table:formula="of:=[.B31]-[.$B$5]" office:value-type="float" office:value="3.38530043955388" calcext:value-type="float">
            <text:p>3.3853</text:p>
          </table:table-cell>
          <table:table-cell table:style-name="ce25" table:formula="of:=ABS([.C31])" office:value-type="float" office:value="3.38530043955388" calcext:value-type="float">
            <text:p>3.3853</text:p>
          </table:table-cell>
        </table:table-row>
        <table:table-row table:style-name="ro1">
          <table:table-cell table:style-name="ce36" office:value-type="float" office:value="24" calcext:value-type="float">
            <text:p>24</text:p>
          </table:table-cell>
          <table:table-cell table:style-name="ce15" table:formula="of:=IF([.$B$2]*SIN(RADIANS(([.A32]/100)*[.$B$1]*360))&gt;0;[.$B$2]*SIN(RADIANS(([.A32]/100)*[.$B$1]*360));0)" office:value-type="float" office:value="4.99013364214136" calcext:value-type="float">
            <text:p>4.9901</text:p>
          </table:table-cell>
          <table:table-cell table:style-name="ce15" table:formula="of:=[.B32]-[.$B$5]" office:value-type="float" office:value="3.41486057512285" calcext:value-type="float">
            <text:p>3.4149</text:p>
          </table:table-cell>
          <table:table-cell table:style-name="ce25" table:formula="of:=ABS([.C32])" office:value-type="float" office:value="3.41486057512285" calcext:value-type="float">
            <text:p>3.4149</text:p>
          </table:table-cell>
        </table:table-row>
        <table:table-row table:style-name="ro1">
          <table:table-cell table:style-name="ce36" office:value-type="float" office:value="25" calcext:value-type="float">
            <text:p>25</text:p>
          </table:table-cell>
          <table:table-cell table:style-name="ce15" table:formula="of:=IF([.$B$2]*SIN(RADIANS(([.A33]/100)*[.$B$1]*360))&gt;0;[.$B$2]*SIN(RADIANS(([.A33]/100)*[.$B$1]*360));0)" office:value-type="float" office:value="5" calcext:value-type="float">
            <text:p>5.0000</text:p>
          </table:table-cell>
          <table:table-cell table:style-name="ce15" table:formula="of:=[.B33]-[.$B$5]" office:value-type="float" office:value="3.42472693298149" calcext:value-type="float">
            <text:p>3.4247</text:p>
          </table:table-cell>
          <table:table-cell table:style-name="ce25" table:formula="of:=ABS([.C33])" office:value-type="float" office:value="3.42472693298149" calcext:value-type="float">
            <text:p>3.4247</text:p>
          </table:table-cell>
        </table:table-row>
        <table:table-row table:style-name="ro1">
          <table:table-cell table:style-name="ce36" office:value-type="float" office:value="26" calcext:value-type="float">
            <text:p>26</text:p>
          </table:table-cell>
          <table:table-cell table:style-name="ce15" table:formula="of:=IF([.$B$2]*SIN(RADIANS(([.A34]/100)*[.$B$1]*360))&gt;0;[.$B$2]*SIN(RADIANS(([.A34]/100)*[.$B$1]*360));0)" office:value-type="float" office:value="4.99013364214136" calcext:value-type="float">
            <text:p>4.9901</text:p>
          </table:table-cell>
          <table:table-cell table:style-name="ce15" table:formula="of:=[.B34]-[.$B$5]" office:value-type="float" office:value="3.41486057512285" calcext:value-type="float">
            <text:p>3.4149</text:p>
          </table:table-cell>
          <table:table-cell table:style-name="ce25" table:formula="of:=ABS([.C34])" office:value-type="float" office:value="3.41486057512285" calcext:value-type="float">
            <text:p>3.4149</text:p>
          </table:table-cell>
        </table:table-row>
        <table:table-row table:style-name="ro1">
          <table:table-cell table:style-name="ce36" office:value-type="float" office:value="27" calcext:value-type="float">
            <text:p>27</text:p>
          </table:table-cell>
          <table:table-cell table:style-name="ce15" table:formula="of:=IF([.$B$2]*SIN(RADIANS(([.A35]/100)*[.$B$1]*360))&gt;0;[.$B$2]*SIN(RADIANS(([.A35]/100)*[.$B$1]*360));0)" office:value-type="float" office:value="4.96057350657239" calcext:value-type="float">
            <text:p>4.9606</text:p>
          </table:table-cell>
          <table:table-cell table:style-name="ce15" table:formula="of:=[.B35]-[.$B$5]" office:value-type="float" office:value="3.38530043955388" calcext:value-type="float">
            <text:p>3.3853</text:p>
          </table:table-cell>
          <table:table-cell table:style-name="ce25" table:formula="of:=ABS([.C35])" office:value-type="float" office:value="3.38530043955388" calcext:value-type="float">
            <text:p>3.3853</text:p>
          </table:table-cell>
        </table:table-row>
        <table:table-row table:style-name="ro1">
          <table:table-cell table:style-name="ce36" office:value-type="float" office:value="28" calcext:value-type="float">
            <text:p>28</text:p>
          </table:table-cell>
          <table:table-cell table:style-name="ce15" table:formula="of:=IF([.$B$2]*SIN(RADIANS(([.A36]/100)*[.$B$1]*360))&gt;0;[.$B$2]*SIN(RADIANS(([.A36]/100)*[.$B$1]*360));0)" office:value-type="float" office:value="4.91143625364344" calcext:value-type="float">
            <text:p>4.9114</text:p>
          </table:table-cell>
          <table:table-cell table:style-name="ce15" table:formula="of:=[.B36]-[.$B$5]" office:value-type="float" office:value="3.33616318662493" calcext:value-type="float">
            <text:p>3.3362</text:p>
          </table:table-cell>
          <table:table-cell table:style-name="ce25" table:formula="of:=ABS([.C36])" office:value-type="float" office:value="3.33616318662493" calcext:value-type="float">
            <text:p>3.3362</text:p>
          </table:table-cell>
        </table:table-row>
        <table:table-row table:style-name="ro1">
          <table:table-cell table:style-name="ce36" office:value-type="float" office:value="29" calcext:value-type="float">
            <text:p>29</text:p>
          </table:table-cell>
          <table:table-cell table:style-name="ce15" table:formula="of:=IF([.$B$2]*SIN(RADIANS(([.A37]/100)*[.$B$1]*360))&gt;0;[.$B$2]*SIN(RADIANS(([.A37]/100)*[.$B$1]*360));0)" office:value-type="float" office:value="4.84291580564316" calcext:value-type="float">
            <text:p>4.8429</text:p>
          </table:table-cell>
          <table:table-cell table:style-name="ce15" table:formula="of:=[.B37]-[.$B$5]" office:value-type="float" office:value="3.26764273862464" calcext:value-type="float">
            <text:p>3.2676</text:p>
          </table:table-cell>
          <table:table-cell table:style-name="ce25" table:formula="of:=ABS([.C37])" office:value-type="float" office:value="3.26764273862464" calcext:value-type="float">
            <text:p>3.2676</text:p>
          </table:table-cell>
        </table:table-row>
        <table:table-row table:style-name="ro1">
          <table:table-cell table:style-name="ce36" office:value-type="float" office:value="30" calcext:value-type="float">
            <text:p>30</text:p>
          </table:table-cell>
          <table:table-cell table:style-name="ce15" table:formula="of:=IF([.$B$2]*SIN(RADIANS(([.A38]/100)*[.$B$1]*360))&gt;0;[.$B$2]*SIN(RADIANS(([.A38]/100)*[.$B$1]*360));0)" office:value-type="float" office:value="4.75528258147577" calcext:value-type="float">
            <text:p>4.7553</text:p>
          </table:table-cell>
          <table:table-cell table:style-name="ce15" table:formula="of:=[.B38]-[.$B$5]" office:value-type="float" office:value="3.18000951445726" calcext:value-type="float">
            <text:p>3.1800</text:p>
          </table:table-cell>
          <table:table-cell table:style-name="ce25" table:formula="of:=ABS([.C38])" office:value-type="float" office:value="3.18000951445726" calcext:value-type="float">
            <text:p>3.1800</text:p>
          </table:table-cell>
        </table:table-row>
        <table:table-row table:style-name="ro1">
          <table:table-cell table:style-name="ce36" office:value-type="float" office:value="31" calcext:value-type="float">
            <text:p>31</text:p>
          </table:table-cell>
          <table:table-cell table:style-name="ce15" table:formula="of:=IF([.$B$2]*SIN(RADIANS(([.A39]/100)*[.$B$1]*360))&gt;0;[.$B$2]*SIN(RADIANS(([.A39]/100)*[.$B$1]*360));0)" office:value-type="float" office:value="4.64888242944126" calcext:value-type="float">
            <text:p>4.6489</text:p>
          </table:table-cell>
          <table:table-cell table:style-name="ce15" table:formula="of:=[.B39]-[.$B$5]" office:value-type="float" office:value="3.07360936242274" calcext:value-type="float">
            <text:p>3.0736</text:p>
          </table:table-cell>
          <table:table-cell table:style-name="ce25" table:formula="of:=ABS([.C39])" office:value-type="float" office:value="3.07360936242274" calcext:value-type="float">
            <text:p>3.0736</text:p>
          </table:table-cell>
        </table:table-row>
        <table:table-row table:style-name="ro1">
          <table:table-cell table:style-name="ce36" office:value-type="float" office:value="32" calcext:value-type="float">
            <text:p>32</text:p>
          </table:table-cell>
          <table:table-cell table:style-name="ce15" table:formula="of:=IF([.$B$2]*SIN(RADIANS(([.A40]/100)*[.$B$1]*360))&gt;0;[.$B$2]*SIN(RADIANS(([.A40]/100)*[.$B$1]*360));0)" office:value-type="float" office:value="4.5241352623301" calcext:value-type="float">
            <text:p>4.5241</text:p>
          </table:table-cell>
          <table:table-cell table:style-name="ce15" table:formula="of:=[.B40]-[.$B$5]" office:value-type="float" office:value="2.94886219531158" calcext:value-type="float">
            <text:p>2.9489</text:p>
          </table:table-cell>
          <table:table-cell table:style-name="ce25" table:formula="of:=ABS([.C40])" office:value-type="float" office:value="2.94886219531158" calcext:value-type="float">
            <text:p>2.9489</text:p>
          </table:table-cell>
        </table:table-row>
        <table:table-row table:style-name="ro1">
          <table:table-cell table:style-name="ce36" office:value-type="float" office:value="33" calcext:value-type="float">
            <text:p>33</text:p>
          </table:table-cell>
          <table:table-cell table:style-name="ce15" table:formula="of:=IF([.$B$2]*SIN(RADIANS(([.A41]/100)*[.$B$1]*360))&gt;0;[.$B$2]*SIN(RADIANS(([.A41]/100)*[.$B$1]*360));0)" office:value-type="float" office:value="4.38153340021932" calcext:value-type="float">
            <text:p>4.3815</text:p>
          </table:table-cell>
          <table:table-cell table:style-name="ce15" table:formula="of:=[.B41]-[.$B$5]" office:value-type="float" office:value="2.8062603332008" calcext:value-type="float">
            <text:p>2.8063</text:p>
          </table:table-cell>
          <table:table-cell table:style-name="ce25" table:formula="of:=ABS([.C41])" office:value-type="float" office:value="2.8062603332008" calcext:value-type="float">
            <text:p>2.8063</text:p>
          </table:table-cell>
        </table:table-row>
        <table:table-row table:style-name="ro1">
          <table:table-cell table:style-name="ce36" office:value-type="float" office:value="34" calcext:value-type="float">
            <text:p>34</text:p>
          </table:table-cell>
          <table:table-cell table:style-name="ce15" table:formula="of:=IF([.$B$2]*SIN(RADIANS(([.A42]/100)*[.$B$1]*360))&gt;0;[.$B$2]*SIN(RADIANS(([.A42]/100)*[.$B$1]*360));0)" office:value-type="float" office:value="4.22163962751008" calcext:value-type="float">
            <text:p>4.2216</text:p>
          </table:table-cell>
          <table:table-cell table:style-name="ce15" table:formula="of:=[.B42]-[.$B$5]" office:value-type="float" office:value="2.64636656049156" calcext:value-type="float">
            <text:p>2.6464</text:p>
          </table:table-cell>
          <table:table-cell table:style-name="ce25" table:formula="of:=ABS([.C42])" office:value-type="float" office:value="2.64636656049156" calcext:value-type="float">
            <text:p>2.6464</text:p>
          </table:table-cell>
        </table:table-row>
        <table:table-row table:style-name="ro1">
          <table:table-cell table:style-name="ce36" office:value-type="float" office:value="35" calcext:value-type="float">
            <text:p>35</text:p>
          </table:table-cell>
          <table:table-cell table:style-name="ce15" table:formula="of:=IF([.$B$2]*SIN(RADIANS(([.A43]/100)*[.$B$1]*360))&gt;0;[.$B$2]*SIN(RADIANS(([.A43]/100)*[.$B$1]*360));0)" office:value-type="float" office:value="4.04508497187474" calcext:value-type="float">
            <text:p>4.0451</text:p>
          </table:table-cell>
          <table:table-cell table:style-name="ce15" table:formula="of:=[.B43]-[.$B$5]" office:value-type="float" office:value="2.46981190485622" calcext:value-type="float">
            <text:p>2.4698</text:p>
          </table:table-cell>
          <table:table-cell table:style-name="ce25" table:formula="of:=ABS([.C43])" office:value-type="float" office:value="2.46981190485622" calcext:value-type="float">
            <text:p>2.4698</text:p>
          </table:table-cell>
        </table:table-row>
        <table:table-row table:style-name="ro1">
          <table:table-cell table:style-name="ce36" office:value-type="float" office:value="36" calcext:value-type="float">
            <text:p>36</text:p>
          </table:table-cell>
          <table:table-cell table:style-name="ce15" table:formula="of:=IF([.$B$2]*SIN(RADIANS(([.A44]/100)*[.$B$1]*360))&gt;0;[.$B$2]*SIN(RADIANS(([.A44]/100)*[.$B$1]*360));0)" office:value-type="float" office:value="3.85256621387895" calcext:value-type="float">
            <text:p>3.8526</text:p>
          </table:table-cell>
          <table:table-cell table:style-name="ce15" table:formula="of:=[.B44]-[.$B$5]" office:value-type="float" office:value="2.27729314686043" calcext:value-type="float">
            <text:p>2.2773</text:p>
          </table:table-cell>
          <table:table-cell table:style-name="ce25" table:formula="of:=ABS([.C44])" office:value-type="float" office:value="2.27729314686043" calcext:value-type="float">
            <text:p>2.2773</text:p>
          </table:table-cell>
        </table:table-row>
        <table:table-row table:style-name="ro1">
          <table:table-cell table:style-name="ce36" office:value-type="float" office:value="37" calcext:value-type="float">
            <text:p>37</text:p>
          </table:table-cell>
          <table:table-cell table:style-name="ce15" table:formula="of:=IF([.$B$2]*SIN(RADIANS(([.A45]/100)*[.$B$1]*360))&gt;0;[.$B$2]*SIN(RADIANS(([.A45]/100)*[.$B$1]*360));0)" office:value-type="float" office:value="3.64484313710706" calcext:value-type="float">
            <text:p>3.6448</text:p>
          </table:table-cell>
          <table:table-cell table:style-name="ce15" table:formula="of:=[.B45]-[.$B$5]" office:value-type="float" office:value="2.06957007008854" calcext:value-type="float">
            <text:p>2.0696</text:p>
          </table:table-cell>
          <table:table-cell table:style-name="ce25" table:formula="of:=ABS([.C45])" office:value-type="float" office:value="2.06957007008854" calcext:value-type="float">
            <text:p>2.0696</text:p>
          </table:table-cell>
        </table:table-row>
        <table:table-row table:style-name="ro1">
          <table:table-cell table:style-name="ce36" office:value-type="float" office:value="38" calcext:value-type="float">
            <text:p>38</text:p>
          </table:table-cell>
          <table:table-cell table:style-name="ce15" table:formula="of:=IF([.$B$2]*SIN(RADIANS(([.A46]/100)*[.$B$1]*360))&gt;0;[.$B$2]*SIN(RADIANS(([.A46]/100)*[.$B$1]*360));0)" office:value-type="float" office:value="3.42273552964344" calcext:value-type="float">
            <text:p>3.4227</text:p>
          </table:table-cell>
          <table:table-cell table:style-name="ce15" table:formula="of:=[.B46]-[.$B$5]" office:value-type="float" office:value="1.84746246262493" calcext:value-type="float">
            <text:p>1.8475</text:p>
          </table:table-cell>
          <table:table-cell table:style-name="ce25" table:formula="of:=ABS([.C46])" office:value-type="float" office:value="1.84746246262493" calcext:value-type="float">
            <text:p>1.8475</text:p>
          </table:table-cell>
        </table:table-row>
        <table:table-row table:style-name="ro1">
          <table:table-cell table:style-name="ce36" office:value-type="float" office:value="39" calcext:value-type="float">
            <text:p>39</text:p>
          </table:table-cell>
          <table:table-cell table:style-name="ce15" table:formula="of:=IF([.$B$2]*SIN(RADIANS(([.A47]/100)*[.$B$1]*360))&gt;0;[.$B$2]*SIN(RADIANS(([.A47]/100)*[.$B$1]*360));0)" office:value-type="float" office:value="3.18711994874345" calcext:value-type="float">
            <text:p>3.1871</text:p>
          </table:table-cell>
          <table:table-cell table:style-name="ce15" table:formula="of:=[.B47]-[.$B$5]" office:value-type="float" office:value="1.61184688172494" calcext:value-type="float">
            <text:p>1.6118</text:p>
          </table:table-cell>
          <table:table-cell table:style-name="ce25" table:formula="of:=ABS([.C47])" office:value-type="float" office:value="1.61184688172494" calcext:value-type="float">
            <text:p>1.6118</text:p>
          </table:table-cell>
        </table:table-row>
        <table:table-row table:style-name="ro1">
          <table:table-cell table:style-name="ce36" office:value-type="float" office:value="40" calcext:value-type="float">
            <text:p>40</text:p>
          </table:table-cell>
          <table:table-cell table:style-name="ce15" table:formula="of:=IF([.$B$2]*SIN(RADIANS(([.A48]/100)*[.$B$1]*360))&gt;0;[.$B$2]*SIN(RADIANS(([.A48]/100)*[.$B$1]*360));0)" office:value-type="float" office:value="2.93892626146237" calcext:value-type="float">
            <text:p>2.9389</text:p>
          </table:table-cell>
          <table:table-cell table:style-name="ce15" table:formula="of:=[.B48]-[.$B$5]" office:value-type="float" office:value="1.36365319444385" calcext:value-type="float">
            <text:p>1.3637</text:p>
          </table:table-cell>
          <table:table-cell table:style-name="ce25" table:formula="of:=ABS([.C48])" office:value-type="float" office:value="1.36365319444385" calcext:value-type="float">
            <text:p>1.3637</text:p>
          </table:table-cell>
        </table:table-row>
        <table:table-row table:style-name="ro1">
          <table:table-cell table:style-name="ce36" office:value-type="float" office:value="41" calcext:value-type="float">
            <text:p>41</text:p>
          </table:table-cell>
          <table:table-cell table:style-name="ce15" table:formula="of:=IF([.$B$2]*SIN(RADIANS(([.A49]/100)*[.$B$1]*360))&gt;0;[.$B$2]*SIN(RADIANS(([.A49]/100)*[.$B$1]*360));0)" office:value-type="float" office:value="2.67913397489498" calcext:value-type="float">
            <text:p>2.6791</text:p>
          </table:table-cell>
          <table:table-cell table:style-name="ce15" table:formula="of:=[.B49]-[.$B$5]" office:value-type="float" office:value="1.10386090787647" calcext:value-type="float">
            <text:p>1.1039</text:p>
          </table:table-cell>
          <table:table-cell table:style-name="ce25" table:formula="of:=ABS([.C49])" office:value-type="float" office:value="1.10386090787647" calcext:value-type="float">
            <text:p>1.1039</text:p>
          </table:table-cell>
        </table:table-row>
        <table:table-row table:style-name="ro1">
          <table:table-cell table:style-name="ce36" office:value-type="float" office:value="42" calcext:value-type="float">
            <text:p>42</text:p>
          </table:table-cell>
          <table:table-cell table:style-name="ce15" table:formula="of:=IF([.$B$2]*SIN(RADIANS(([.A50]/100)*[.$B$1]*360))&gt;0;[.$B$2]*SIN(RADIANS(([.A50]/100)*[.$B$1]*360));0)" office:value-type="float" office:value="2.40876837050858" calcext:value-type="float">
            <text:p>2.4088</text:p>
          </table:table-cell>
          <table:table-cell table:style-name="ce15" table:formula="of:=[.B50]-[.$B$5]" office:value-type="float" office:value="0.833495303490065" calcext:value-type="float">
            <text:p>0.8335</text:p>
          </table:table-cell>
          <table:table-cell table:style-name="ce25" table:formula="of:=ABS([.C50])" office:value-type="float" office:value="0.833495303490065" calcext:value-type="float">
            <text:p>0.8335</text:p>
          </table:table-cell>
        </table:table-row>
        <table:table-row table:style-name="ro1">
          <table:table-cell table:style-name="ce36" office:value-type="float" office:value="43" calcext:value-type="float">
            <text:p>43</text:p>
          </table:table-cell>
          <table:table-cell table:style-name="ce15" table:formula="of:=IF([.$B$2]*SIN(RADIANS(([.A51]/100)*[.$B$1]*360))&gt;0;[.$B$2]*SIN(RADIANS(([.A51]/100)*[.$B$1]*360));0)" office:value-type="float" office:value="2.12889645782536" calcext:value-type="float">
            <text:p>2.1289</text:p>
          </table:table-cell>
          <table:table-cell table:style-name="ce15" table:formula="of:=[.B51]-[.$B$5]" office:value-type="float" office:value="0.55362339080685" calcext:value-type="float">
            <text:p>0.5536</text:p>
          </table:table-cell>
          <table:table-cell table:style-name="ce25" table:formula="of:=ABS([.C51])" office:value-type="float" office:value="0.55362339080685" calcext:value-type="float">
            <text:p>0.5536</text:p>
          </table:table-cell>
        </table:table-row>
        <table:table-row table:style-name="ro1">
          <table:table-cell table:style-name="ce36" office:value-type="float" office:value="44" calcext:value-type="float">
            <text:p>44</text:p>
          </table:table-cell>
          <table:table-cell table:style-name="ce15" table:formula="of:=IF([.$B$2]*SIN(RADIANS(([.A52]/100)*[.$B$1]*360))&gt;0;[.$B$2]*SIN(RADIANS(([.A52]/100)*[.$B$1]*360));0)" office:value-type="float" office:value="1.84062276342339" calcext:value-type="float">
            <text:p>1.8406</text:p>
          </table:table-cell>
          <table:table-cell table:style-name="ce15" table:formula="of:=[.B52]-[.$B$5]" office:value-type="float" office:value="0.265349696404878" calcext:value-type="float">
            <text:p>0.2653</text:p>
          </table:table-cell>
          <table:table-cell table:style-name="ce25" table:formula="of:=ABS([.C52])" office:value-type="float" office:value="0.265349696404878" calcext:value-type="float">
            <text:p>0.2653</text:p>
          </table:table-cell>
        </table:table-row>
        <table:table-row table:style-name="ro1">
          <table:table-cell table:style-name="ce36" office:value-type="float" office:value="45" calcext:value-type="float">
            <text:p>45</text:p>
          </table:table-cell>
          <table:table-cell table:style-name="ce15" table:formula="of:=IF([.$B$2]*SIN(RADIANS(([.A53]/100)*[.$B$1]*360))&gt;0;[.$B$2]*SIN(RADIANS(([.A53]/100)*[.$B$1]*360));0)" office:value-type="float" office:value="1.54508497187474" calcext:value-type="float">
            <text:p>1.5451</text:p>
          </table:table-cell>
          <table:table-cell table:style-name="ce15" table:formula="of:=[.B53]-[.$B$5]" office:value-type="float" office:value="-0.0301880951437752" calcext:value-type="float">
            <text:p>-0.0302</text:p>
          </table:table-cell>
          <table:table-cell table:style-name="ce25" table:formula="of:=ABS([.C53])" office:value-type="float" office:value="0.0301880951437752" calcext:value-type="float">
            <text:p>0.0302</text:p>
          </table:table-cell>
        </table:table-row>
        <table:table-row table:style-name="ro1">
          <table:table-cell table:style-name="ce36" office:value-type="float" office:value="46" calcext:value-type="float">
            <text:p>46</text:p>
          </table:table-cell>
          <table:table-cell table:style-name="ce15" table:formula="of:=IF([.$B$2]*SIN(RADIANS(([.A54]/100)*[.$B$1]*360))&gt;0;[.$B$2]*SIN(RADIANS(([.A54]/100)*[.$B$1]*360));0)" office:value-type="float" office:value="1.24344943582428" calcext:value-type="float">
            <text:p>1.2434</text:p>
          </table:table-cell>
          <table:table-cell table:style-name="ce15" table:formula="of:=[.B54]-[.$B$5]" office:value-type="float" office:value="-0.331823631194236" calcext:value-type="float">
            <text:p>-0.3318</text:p>
          </table:table-cell>
          <table:table-cell table:style-name="ce25" table:formula="of:=ABS([.C54])" office:value-type="float" office:value="0.331823631194236" calcext:value-type="float">
            <text:p>0.3318</text:p>
          </table:table-cell>
        </table:table-row>
        <table:table-row table:style-name="ro1">
          <table:table-cell table:style-name="ce36" office:value-type="float" office:value="47" calcext:value-type="float">
            <text:p>47</text:p>
          </table:table-cell>
          <table:table-cell table:style-name="ce15" table:formula="of:=IF([.$B$2]*SIN(RADIANS(([.A55]/100)*[.$B$1]*360))&gt;0;[.$B$2]*SIN(RADIANS(([.A55]/100)*[.$B$1]*360));0)" office:value-type="float" office:value="0.936906572928625" calcext:value-type="float">
            <text:p>0.9369</text:p>
          </table:table-cell>
          <table:table-cell table:style-name="ce15" table:formula="of:=[.B55]-[.$B$5]" office:value-type="float" office:value="-0.638366494089888" calcext:value-type="float">
            <text:p>-0.6384</text:p>
          </table:table-cell>
          <table:table-cell table:style-name="ce25" table:formula="of:=ABS([.C55])" office:value-type="float" office:value="0.638366494089888" calcext:value-type="float">
            <text:p>0.6384</text:p>
          </table:table-cell>
        </table:table-row>
        <table:table-row table:style-name="ro1">
          <table:table-cell table:style-name="ce36" office:value-type="float" office:value="48" calcext:value-type="float">
            <text:p>48</text:p>
          </table:table-cell>
          <table:table-cell table:style-name="ce15" table:formula="of:=IF([.$B$2]*SIN(RADIANS(([.A56]/100)*[.$B$1]*360))&gt;0;[.$B$2]*SIN(RADIANS(([.A56]/100)*[.$B$1]*360));0)" office:value-type="float" office:value="0.626666167821525" calcext:value-type="float">
            <text:p>0.6267</text:p>
          </table:table-cell>
          <table:table-cell table:style-name="ce15" table:formula="of:=[.B56]-[.$B$5]" office:value-type="float" office:value="-0.948606899196988" calcext:value-type="float">
            <text:p>-0.9486</text:p>
          </table:table-cell>
          <table:table-cell table:style-name="ce25" table:formula="of:=ABS([.C56])" office:value-type="float" office:value="0.948606899196988" calcext:value-type="float">
            <text:p>0.9486</text:p>
          </table:table-cell>
        </table:table-row>
        <table:table-row table:style-name="ro1">
          <table:table-cell table:style-name="ce36" office:value-type="float" office:value="49" calcext:value-type="float">
            <text:p>49</text:p>
          </table:table-cell>
          <table:table-cell table:style-name="ce15" table:formula="of:=IF([.$B$2]*SIN(RADIANS(([.A57]/100)*[.$B$1]*360))&gt;0;[.$B$2]*SIN(RADIANS(([.A57]/100)*[.$B$1]*360));0)" office:value-type="float" office:value="0.313952597646568" calcext:value-type="float">
            <text:p>0.3140</text:p>
          </table:table-cell>
          <table:table-cell table:style-name="ce15" table:formula="of:=[.B57]-[.$B$5]" office:value-type="float" office:value="-1.26132046937194" calcext:value-type="float">
            <text:p>-1.2613</text:p>
          </table:table-cell>
          <table:table-cell table:style-name="ce25" table:formula="of:=ABS([.C57])" office:value-type="float" office:value="1.26132046937194" calcext:value-type="float">
            <text:p>1.2613</text:p>
          </table:table-cell>
        </table:table-row>
        <table:table-row table:style-name="ro1">
          <table:table-cell table:style-name="ce36" office:value-type="float" office:value="50" calcext:value-type="float">
            <text:p>50</text:p>
          </table:table-cell>
          <table:table-cell table:style-name="ce15" table:formula="of:=IF([.$B$2]*SIN(RADIANS(([.A58]/100)*[.$B$1]*360))&gt;0;[.$B$2]*SIN(RADIANS(([.A58]/100)*[.$B$1]*360));0)" office:value-type="float" office:value="6.12323399573677E-016" calcext:value-type="float">
            <text:p>0.0000</text:p>
          </table:table-cell>
          <table:table-cell table:style-name="ce15" table:formula="of:=[.B58]-[.$B$5]" office:value-type="float" office:value="-1.57527306701851" calcext:value-type="float">
            <text:p>-1.5753</text:p>
          </table:table-cell>
          <table:table-cell table:style-name="ce25" table:formula="of:=ABS([.C58])" office:value-type="float" office:value="1.57527306701851" calcext:value-type="float">
            <text:p>1.5753</text:p>
          </table:table-cell>
        </table:table-row>
        <table:table-row table:style-name="ro1">
          <table:table-cell table:style-name="ce36" office:value-type="float" office:value="51" calcext:value-type="float">
            <text:p>51</text:p>
          </table:table-cell>
          <table:table-cell table:style-name="ce15" table:formula="of:=IF([.$B$2]*SIN(RADIANS(([.A59]/100)*[.$B$1]*360))&gt;0;[.$B$2]*SIN(RADIANS(([.A59]/100)*[.$B$1]*360));0)" office:value-type="float" office:value="0" calcext:value-type="float">
            <text:p>0.0000</text:p>
          </table:table-cell>
          <table:table-cell table:style-name="ce15" table:formula="of:=[.B59]-[.$B$5]" office:value-type="float" office:value="-1.57527306701851" calcext:value-type="float">
            <text:p>-1.5753</text:p>
          </table:table-cell>
          <table:table-cell table:style-name="ce25" table:formula="of:=ABS([.C59])" office:value-type="float" office:value="1.57527306701851" calcext:value-type="float">
            <text:p>1.5753</text:p>
          </table:table-cell>
        </table:table-row>
        <table:table-row table:style-name="ro1">
          <table:table-cell table:style-name="ce36" office:value-type="float" office:value="52" calcext:value-type="float">
            <text:p>52</text:p>
          </table:table-cell>
          <table:table-cell table:style-name="ce15" table:formula="of:=IF([.$B$2]*SIN(RADIANS(([.A60]/100)*[.$B$1]*360))&gt;0;[.$B$2]*SIN(RADIANS(([.A60]/100)*[.$B$1]*360));0)" office:value-type="float" office:value="0" calcext:value-type="float">
            <text:p>0.0000</text:p>
          </table:table-cell>
          <table:table-cell table:style-name="ce15" table:formula="of:=[.B60]-[.$B$5]" office:value-type="float" office:value="-1.57527306701851" calcext:value-type="float">
            <text:p>-1.5753</text:p>
          </table:table-cell>
          <table:table-cell table:style-name="ce25" table:formula="of:=ABS([.C60])" office:value-type="float" office:value="1.57527306701851" calcext:value-type="float">
            <text:p>1.5753</text:p>
          </table:table-cell>
        </table:table-row>
        <table:table-row table:style-name="ro1">
          <table:table-cell table:style-name="ce36" office:value-type="float" office:value="53" calcext:value-type="float">
            <text:p>53</text:p>
          </table:table-cell>
          <table:table-cell table:style-name="ce15" table:formula="of:=IF([.$B$2]*SIN(RADIANS(([.A61]/100)*[.$B$1]*360))&gt;0;[.$B$2]*SIN(RADIANS(([.A61]/100)*[.$B$1]*360));0)" office:value-type="float" office:value="0" calcext:value-type="float">
            <text:p>0.0000</text:p>
          </table:table-cell>
          <table:table-cell table:style-name="ce15" table:formula="of:=[.B61]-[.$B$5]" office:value-type="float" office:value="-1.57527306701851" calcext:value-type="float">
            <text:p>-1.5753</text:p>
          </table:table-cell>
          <table:table-cell table:style-name="ce25" table:formula="of:=ABS([.C61])" office:value-type="float" office:value="1.57527306701851" calcext:value-type="float">
            <text:p>1.5753</text:p>
          </table:table-cell>
        </table:table-row>
        <table:table-row table:style-name="ro1">
          <table:table-cell table:style-name="ce36" office:value-type="float" office:value="54" calcext:value-type="float">
            <text:p>54</text:p>
          </table:table-cell>
          <table:table-cell table:style-name="ce15" table:formula="of:=IF([.$B$2]*SIN(RADIANS(([.A62]/100)*[.$B$1]*360))&gt;0;[.$B$2]*SIN(RADIANS(([.A62]/100)*[.$B$1]*360));0)" office:value-type="float" office:value="0" calcext:value-type="float">
            <text:p>0.0000</text:p>
          </table:table-cell>
          <table:table-cell table:style-name="ce15" table:formula="of:=[.B62]-[.$B$5]" office:value-type="float" office:value="-1.57527306701851" calcext:value-type="float">
            <text:p>-1.5753</text:p>
          </table:table-cell>
          <table:table-cell table:style-name="ce25" table:formula="of:=ABS([.C62])" office:value-type="float" office:value="1.57527306701851" calcext:value-type="float">
            <text:p>1.5753</text:p>
          </table:table-cell>
        </table:table-row>
        <table:table-row table:style-name="ro1">
          <table:table-cell table:style-name="ce36" office:value-type="float" office:value="55" calcext:value-type="float">
            <text:p>55</text:p>
          </table:table-cell>
          <table:table-cell table:style-name="ce15" table:formula="of:=IF([.$B$2]*SIN(RADIANS(([.A63]/100)*[.$B$1]*360))&gt;0;[.$B$2]*SIN(RADIANS(([.A63]/100)*[.$B$1]*360));0)" office:value-type="float" office:value="0" calcext:value-type="float">
            <text:p>0.0000</text:p>
          </table:table-cell>
          <table:table-cell table:style-name="ce15" table:formula="of:=[.B63]-[.$B$5]" office:value-type="float" office:value="-1.57527306701851" calcext:value-type="float">
            <text:p>-1.5753</text:p>
          </table:table-cell>
          <table:table-cell table:style-name="ce25" table:formula="of:=ABS([.C63])" office:value-type="float" office:value="1.57527306701851" calcext:value-type="float">
            <text:p>1.5753</text:p>
          </table:table-cell>
        </table:table-row>
        <table:table-row table:style-name="ro1">
          <table:table-cell table:style-name="ce36" office:value-type="float" office:value="56" calcext:value-type="float">
            <text:p>56</text:p>
          </table:table-cell>
          <table:table-cell table:style-name="ce15" table:formula="of:=IF([.$B$2]*SIN(RADIANS(([.A64]/100)*[.$B$1]*360))&gt;0;[.$B$2]*SIN(RADIANS(([.A64]/100)*[.$B$1]*360));0)" office:value-type="float" office:value="0" calcext:value-type="float">
            <text:p>0.0000</text:p>
          </table:table-cell>
          <table:table-cell table:style-name="ce15" table:formula="of:=[.B64]-[.$B$5]" office:value-type="float" office:value="-1.57527306701851" calcext:value-type="float">
            <text:p>-1.5753</text:p>
          </table:table-cell>
          <table:table-cell table:style-name="ce25" table:formula="of:=ABS([.C64])" office:value-type="float" office:value="1.57527306701851" calcext:value-type="float">
            <text:p>1.5753</text:p>
          </table:table-cell>
        </table:table-row>
        <table:table-row table:style-name="ro1">
          <table:table-cell table:style-name="ce36" office:value-type="float" office:value="57" calcext:value-type="float">
            <text:p>57</text:p>
          </table:table-cell>
          <table:table-cell table:style-name="ce15" table:formula="of:=IF([.$B$2]*SIN(RADIANS(([.A65]/100)*[.$B$1]*360))&gt;0;[.$B$2]*SIN(RADIANS(([.A65]/100)*[.$B$1]*360));0)" office:value-type="float" office:value="0" calcext:value-type="float">
            <text:p>0.0000</text:p>
          </table:table-cell>
          <table:table-cell table:style-name="ce15" table:formula="of:=[.B65]-[.$B$5]" office:value-type="float" office:value="-1.57527306701851" calcext:value-type="float">
            <text:p>-1.5753</text:p>
          </table:table-cell>
          <table:table-cell table:style-name="ce25" table:formula="of:=ABS([.C65])" office:value-type="float" office:value="1.57527306701851" calcext:value-type="float">
            <text:p>1.5753</text:p>
          </table:table-cell>
        </table:table-row>
        <table:table-row table:style-name="ro1">
          <table:table-cell table:style-name="ce36" office:value-type="float" office:value="58" calcext:value-type="float">
            <text:p>58</text:p>
          </table:table-cell>
          <table:table-cell table:style-name="ce15" table:formula="of:=IF([.$B$2]*SIN(RADIANS(([.A66]/100)*[.$B$1]*360))&gt;0;[.$B$2]*SIN(RADIANS(([.A66]/100)*[.$B$1]*360));0)" office:value-type="float" office:value="0" calcext:value-type="float">
            <text:p>0.0000</text:p>
          </table:table-cell>
          <table:table-cell table:style-name="ce15" table:formula="of:=[.B66]-[.$B$5]" office:value-type="float" office:value="-1.57527306701851" calcext:value-type="float">
            <text:p>-1.5753</text:p>
          </table:table-cell>
          <table:table-cell table:style-name="ce25" table:formula="of:=ABS([.C66])" office:value-type="float" office:value="1.57527306701851" calcext:value-type="float">
            <text:p>1.5753</text:p>
          </table:table-cell>
        </table:table-row>
        <table:table-row table:style-name="ro1">
          <table:table-cell table:style-name="ce36" office:value-type="float" office:value="59" calcext:value-type="float">
            <text:p>59</text:p>
          </table:table-cell>
          <table:table-cell table:style-name="ce15" table:formula="of:=IF([.$B$2]*SIN(RADIANS(([.A67]/100)*[.$B$1]*360))&gt;0;[.$B$2]*SIN(RADIANS(([.A67]/100)*[.$B$1]*360));0)" office:value-type="float" office:value="0" calcext:value-type="float">
            <text:p>0.0000</text:p>
          </table:table-cell>
          <table:table-cell table:style-name="ce15" table:formula="of:=[.B67]-[.$B$5]" office:value-type="float" office:value="-1.57527306701851" calcext:value-type="float">
            <text:p>-1.5753</text:p>
          </table:table-cell>
          <table:table-cell table:style-name="ce25" table:formula="of:=ABS([.C67])" office:value-type="float" office:value="1.57527306701851" calcext:value-type="float">
            <text:p>1.5753</text:p>
          </table:table-cell>
        </table:table-row>
        <table:table-row table:style-name="ro1">
          <table:table-cell table:style-name="ce36" office:value-type="float" office:value="60" calcext:value-type="float">
            <text:p>60</text:p>
          </table:table-cell>
          <table:table-cell table:style-name="ce15" table:formula="of:=IF([.$B$2]*SIN(RADIANS(([.A68]/100)*[.$B$1]*360))&gt;0;[.$B$2]*SIN(RADIANS(([.A68]/100)*[.$B$1]*360));0)" office:value-type="float" office:value="0" calcext:value-type="float">
            <text:p>0.0000</text:p>
          </table:table-cell>
          <table:table-cell table:style-name="ce15" table:formula="of:=[.B68]-[.$B$5]" office:value-type="float" office:value="-1.57527306701851" calcext:value-type="float">
            <text:p>-1.5753</text:p>
          </table:table-cell>
          <table:table-cell table:style-name="ce25" table:formula="of:=ABS([.C68])" office:value-type="float" office:value="1.57527306701851" calcext:value-type="float">
            <text:p>1.5753</text:p>
          </table:table-cell>
        </table:table-row>
        <table:table-row table:style-name="ro1">
          <table:table-cell table:style-name="ce36" office:value-type="float" office:value="61" calcext:value-type="float">
            <text:p>61</text:p>
          </table:table-cell>
          <table:table-cell table:style-name="ce15" table:formula="of:=IF([.$B$2]*SIN(RADIANS(([.A69]/100)*[.$B$1]*360))&gt;0;[.$B$2]*SIN(RADIANS(([.A69]/100)*[.$B$1]*360));0)" office:value-type="float" office:value="0" calcext:value-type="float">
            <text:p>0.0000</text:p>
          </table:table-cell>
          <table:table-cell table:style-name="ce15" table:formula="of:=[.B69]-[.$B$5]" office:value-type="float" office:value="-1.57527306701851" calcext:value-type="float">
            <text:p>-1.5753</text:p>
          </table:table-cell>
          <table:table-cell table:style-name="ce25" table:formula="of:=ABS([.C69])" office:value-type="float" office:value="1.57527306701851" calcext:value-type="float">
            <text:p>1.5753</text:p>
          </table:table-cell>
        </table:table-row>
        <table:table-row table:style-name="ro1">
          <table:table-cell table:style-name="ce36" office:value-type="float" office:value="62" calcext:value-type="float">
            <text:p>62</text:p>
          </table:table-cell>
          <table:table-cell table:style-name="ce15" table:formula="of:=IF([.$B$2]*SIN(RADIANS(([.A70]/100)*[.$B$1]*360))&gt;0;[.$B$2]*SIN(RADIANS(([.A70]/100)*[.$B$1]*360));0)" office:value-type="float" office:value="0" calcext:value-type="float">
            <text:p>0.0000</text:p>
          </table:table-cell>
          <table:table-cell table:style-name="ce15" table:formula="of:=[.B70]-[.$B$5]" office:value-type="float" office:value="-1.57527306701851" calcext:value-type="float">
            <text:p>-1.5753</text:p>
          </table:table-cell>
          <table:table-cell table:style-name="ce25" table:formula="of:=ABS([.C70])" office:value-type="float" office:value="1.57527306701851" calcext:value-type="float">
            <text:p>1.5753</text:p>
          </table:table-cell>
        </table:table-row>
        <table:table-row table:style-name="ro1">
          <table:table-cell table:style-name="ce36" office:value-type="float" office:value="63" calcext:value-type="float">
            <text:p>63</text:p>
          </table:table-cell>
          <table:table-cell table:style-name="ce15" table:formula="of:=IF([.$B$2]*SIN(RADIANS(([.A71]/100)*[.$B$1]*360))&gt;0;[.$B$2]*SIN(RADIANS(([.A71]/100)*[.$B$1]*360));0)" office:value-type="float" office:value="0" calcext:value-type="float">
            <text:p>0.0000</text:p>
          </table:table-cell>
          <table:table-cell table:style-name="ce15" table:formula="of:=[.B71]-[.$B$5]" office:value-type="float" office:value="-1.57527306701851" calcext:value-type="float">
            <text:p>-1.5753</text:p>
          </table:table-cell>
          <table:table-cell table:style-name="ce25" table:formula="of:=ABS([.C71])" office:value-type="float" office:value="1.57527306701851" calcext:value-type="float">
            <text:p>1.5753</text:p>
          </table:table-cell>
        </table:table-row>
        <table:table-row table:style-name="ro1">
          <table:table-cell table:style-name="ce36" office:value-type="float" office:value="64" calcext:value-type="float">
            <text:p>64</text:p>
          </table:table-cell>
          <table:table-cell table:style-name="ce15" table:formula="of:=IF([.$B$2]*SIN(RADIANS(([.A72]/100)*[.$B$1]*360))&gt;0;[.$B$2]*SIN(RADIANS(([.A72]/100)*[.$B$1]*360));0)" office:value-type="float" office:value="0" calcext:value-type="float">
            <text:p>0.0000</text:p>
          </table:table-cell>
          <table:table-cell table:style-name="ce15" table:formula="of:=[.B72]-[.$B$5]" office:value-type="float" office:value="-1.57527306701851" calcext:value-type="float">
            <text:p>-1.5753</text:p>
          </table:table-cell>
          <table:table-cell table:style-name="ce25" table:formula="of:=ABS([.C72])" office:value-type="float" office:value="1.57527306701851" calcext:value-type="float">
            <text:p>1.5753</text:p>
          </table:table-cell>
        </table:table-row>
        <table:table-row table:style-name="ro1">
          <table:table-cell table:style-name="ce36" office:value-type="float" office:value="65" calcext:value-type="float">
            <text:p>65</text:p>
          </table:table-cell>
          <table:table-cell table:style-name="ce15" table:formula="of:=IF([.$B$2]*SIN(RADIANS(([.A73]/100)*[.$B$1]*360))&gt;0;[.$B$2]*SIN(RADIANS(([.A73]/100)*[.$B$1]*360));0)" office:value-type="float" office:value="0" calcext:value-type="float">
            <text:p>0.0000</text:p>
          </table:table-cell>
          <table:table-cell table:style-name="ce15" table:formula="of:=[.B73]-[.$B$5]" office:value-type="float" office:value="-1.57527306701851" calcext:value-type="float">
            <text:p>-1.5753</text:p>
          </table:table-cell>
          <table:table-cell table:style-name="ce25" table:formula="of:=ABS([.C73])" office:value-type="float" office:value="1.57527306701851" calcext:value-type="float">
            <text:p>1.5753</text:p>
          </table:table-cell>
        </table:table-row>
        <table:table-row table:style-name="ro1">
          <table:table-cell table:style-name="ce36" office:value-type="float" office:value="66" calcext:value-type="float">
            <text:p>66</text:p>
          </table:table-cell>
          <table:table-cell table:style-name="ce15" table:formula="of:=IF([.$B$2]*SIN(RADIANS(([.A74]/100)*[.$B$1]*360))&gt;0;[.$B$2]*SIN(RADIANS(([.A74]/100)*[.$B$1]*360));0)" office:value-type="float" office:value="0" calcext:value-type="float">
            <text:p>0.0000</text:p>
          </table:table-cell>
          <table:table-cell table:style-name="ce15" table:formula="of:=[.B74]-[.$B$5]" office:value-type="float" office:value="-1.57527306701851" calcext:value-type="float">
            <text:p>-1.5753</text:p>
          </table:table-cell>
          <table:table-cell table:style-name="ce25" table:formula="of:=ABS([.C74])" office:value-type="float" office:value="1.57527306701851" calcext:value-type="float">
            <text:p>1.5753</text:p>
          </table:table-cell>
        </table:table-row>
        <table:table-row table:style-name="ro1">
          <table:table-cell table:style-name="ce36" office:value-type="float" office:value="67" calcext:value-type="float">
            <text:p>67</text:p>
          </table:table-cell>
          <table:table-cell table:style-name="ce15" table:formula="of:=IF([.$B$2]*SIN(RADIANS(([.A75]/100)*[.$B$1]*360))&gt;0;[.$B$2]*SIN(RADIANS(([.A75]/100)*[.$B$1]*360));0)" office:value-type="float" office:value="0" calcext:value-type="float">
            <text:p>0.0000</text:p>
          </table:table-cell>
          <table:table-cell table:style-name="ce15" table:formula="of:=[.B75]-[.$B$5]" office:value-type="float" office:value="-1.57527306701851" calcext:value-type="float">
            <text:p>-1.5753</text:p>
          </table:table-cell>
          <table:table-cell table:style-name="ce25" table:formula="of:=ABS([.C75])" office:value-type="float" office:value="1.57527306701851" calcext:value-type="float">
            <text:p>1.5753</text:p>
          </table:table-cell>
        </table:table-row>
        <table:table-row table:style-name="ro1">
          <table:table-cell table:style-name="ce36" office:value-type="float" office:value="68" calcext:value-type="float">
            <text:p>68</text:p>
          </table:table-cell>
          <table:table-cell table:style-name="ce15" table:formula="of:=IF([.$B$2]*SIN(RADIANS(([.A76]/100)*[.$B$1]*360))&gt;0;[.$B$2]*SIN(RADIANS(([.A76]/100)*[.$B$1]*360));0)" office:value-type="float" office:value="0" calcext:value-type="float">
            <text:p>0.0000</text:p>
          </table:table-cell>
          <table:table-cell table:style-name="ce15" table:formula="of:=[.B76]-[.$B$5]" office:value-type="float" office:value="-1.57527306701851" calcext:value-type="float">
            <text:p>-1.5753</text:p>
          </table:table-cell>
          <table:table-cell table:style-name="ce25" table:formula="of:=ABS([.C76])" office:value-type="float" office:value="1.57527306701851" calcext:value-type="float">
            <text:p>1.5753</text:p>
          </table:table-cell>
        </table:table-row>
        <table:table-row table:style-name="ro1">
          <table:table-cell table:style-name="ce36" office:value-type="float" office:value="69" calcext:value-type="float">
            <text:p>69</text:p>
          </table:table-cell>
          <table:table-cell table:style-name="ce15" table:formula="of:=IF([.$B$2]*SIN(RADIANS(([.A77]/100)*[.$B$1]*360))&gt;0;[.$B$2]*SIN(RADIANS(([.A77]/100)*[.$B$1]*360));0)" office:value-type="float" office:value="0" calcext:value-type="float">
            <text:p>0.0000</text:p>
          </table:table-cell>
          <table:table-cell table:style-name="ce15" table:formula="of:=[.B77]-[.$B$5]" office:value-type="float" office:value="-1.57527306701851" calcext:value-type="float">
            <text:p>-1.5753</text:p>
          </table:table-cell>
          <table:table-cell table:style-name="ce25" table:formula="of:=ABS([.C77])" office:value-type="float" office:value="1.57527306701851" calcext:value-type="float">
            <text:p>1.5753</text:p>
          </table:table-cell>
        </table:table-row>
        <table:table-row table:style-name="ro1">
          <table:table-cell table:style-name="ce36" office:value-type="float" office:value="70" calcext:value-type="float">
            <text:p>70</text:p>
          </table:table-cell>
          <table:table-cell table:style-name="ce15" table:formula="of:=IF([.$B$2]*SIN(RADIANS(([.A78]/100)*[.$B$1]*360))&gt;0;[.$B$2]*SIN(RADIANS(([.A78]/100)*[.$B$1]*360));0)" office:value-type="float" office:value="0" calcext:value-type="float">
            <text:p>0.0000</text:p>
          </table:table-cell>
          <table:table-cell table:style-name="ce15" table:formula="of:=[.B78]-[.$B$5]" office:value-type="float" office:value="-1.57527306701851" calcext:value-type="float">
            <text:p>-1.5753</text:p>
          </table:table-cell>
          <table:table-cell table:style-name="ce25" table:formula="of:=ABS([.C78])" office:value-type="float" office:value="1.57527306701851" calcext:value-type="float">
            <text:p>1.5753</text:p>
          </table:table-cell>
        </table:table-row>
        <table:table-row table:style-name="ro1">
          <table:table-cell table:style-name="ce36" office:value-type="float" office:value="71" calcext:value-type="float">
            <text:p>71</text:p>
          </table:table-cell>
          <table:table-cell table:style-name="ce15" table:formula="of:=IF([.$B$2]*SIN(RADIANS(([.A79]/100)*[.$B$1]*360))&gt;0;[.$B$2]*SIN(RADIANS(([.A79]/100)*[.$B$1]*360));0)" office:value-type="float" office:value="0" calcext:value-type="float">
            <text:p>0.0000</text:p>
          </table:table-cell>
          <table:table-cell table:style-name="ce15" table:formula="of:=[.B79]-[.$B$5]" office:value-type="float" office:value="-1.57527306701851" calcext:value-type="float">
            <text:p>-1.5753</text:p>
          </table:table-cell>
          <table:table-cell table:style-name="ce25" table:formula="of:=ABS([.C79])" office:value-type="float" office:value="1.57527306701851" calcext:value-type="float">
            <text:p>1.5753</text:p>
          </table:table-cell>
        </table:table-row>
        <table:table-row table:style-name="ro1">
          <table:table-cell table:style-name="ce36" office:value-type="float" office:value="72" calcext:value-type="float">
            <text:p>72</text:p>
          </table:table-cell>
          <table:table-cell table:style-name="ce15" table:formula="of:=IF([.$B$2]*SIN(RADIANS(([.A80]/100)*[.$B$1]*360))&gt;0;[.$B$2]*SIN(RADIANS(([.A80]/100)*[.$B$1]*360));0)" office:value-type="float" office:value="0" calcext:value-type="float">
            <text:p>0.0000</text:p>
          </table:table-cell>
          <table:table-cell table:style-name="ce15" table:formula="of:=[.B80]-[.$B$5]" office:value-type="float" office:value="-1.57527306701851" calcext:value-type="float">
            <text:p>-1.5753</text:p>
          </table:table-cell>
          <table:table-cell table:style-name="ce25" table:formula="of:=ABS([.C80])" office:value-type="float" office:value="1.57527306701851" calcext:value-type="float">
            <text:p>1.5753</text:p>
          </table:table-cell>
        </table:table-row>
        <table:table-row table:style-name="ro1">
          <table:table-cell table:style-name="ce36" office:value-type="float" office:value="73" calcext:value-type="float">
            <text:p>73</text:p>
          </table:table-cell>
          <table:table-cell table:style-name="ce15" table:formula="of:=IF([.$B$2]*SIN(RADIANS(([.A81]/100)*[.$B$1]*360))&gt;0;[.$B$2]*SIN(RADIANS(([.A81]/100)*[.$B$1]*360));0)" office:value-type="float" office:value="0" calcext:value-type="float">
            <text:p>0.0000</text:p>
          </table:table-cell>
          <table:table-cell table:style-name="ce15" table:formula="of:=[.B81]-[.$B$5]" office:value-type="float" office:value="-1.57527306701851" calcext:value-type="float">
            <text:p>-1.5753</text:p>
          </table:table-cell>
          <table:table-cell table:style-name="ce25" table:formula="of:=ABS([.C81])" office:value-type="float" office:value="1.57527306701851" calcext:value-type="float">
            <text:p>1.5753</text:p>
          </table:table-cell>
        </table:table-row>
        <table:table-row table:style-name="ro1">
          <table:table-cell table:style-name="ce36" office:value-type="float" office:value="74" calcext:value-type="float">
            <text:p>74</text:p>
          </table:table-cell>
          <table:table-cell table:style-name="ce15" table:formula="of:=IF([.$B$2]*SIN(RADIANS(([.A82]/100)*[.$B$1]*360))&gt;0;[.$B$2]*SIN(RADIANS(([.A82]/100)*[.$B$1]*360));0)" office:value-type="float" office:value="0" calcext:value-type="float">
            <text:p>0.0000</text:p>
          </table:table-cell>
          <table:table-cell table:style-name="ce15" table:formula="of:=[.B82]-[.$B$5]" office:value-type="float" office:value="-1.57527306701851" calcext:value-type="float">
            <text:p>-1.5753</text:p>
          </table:table-cell>
          <table:table-cell table:style-name="ce25" table:formula="of:=ABS([.C82])" office:value-type="float" office:value="1.57527306701851" calcext:value-type="float">
            <text:p>1.5753</text:p>
          </table:table-cell>
        </table:table-row>
        <table:table-row table:style-name="ro1">
          <table:table-cell table:style-name="ce36" office:value-type="float" office:value="75" calcext:value-type="float">
            <text:p>75</text:p>
          </table:table-cell>
          <table:table-cell table:style-name="ce15" table:formula="of:=IF([.$B$2]*SIN(RADIANS(([.A83]/100)*[.$B$1]*360))&gt;0;[.$B$2]*SIN(RADIANS(([.A83]/100)*[.$B$1]*360));0)" office:value-type="float" office:value="0" calcext:value-type="float">
            <text:p>0.0000</text:p>
          </table:table-cell>
          <table:table-cell table:style-name="ce15" table:formula="of:=[.B83]-[.$B$5]" office:value-type="float" office:value="-1.57527306701851" calcext:value-type="float">
            <text:p>-1.5753</text:p>
          </table:table-cell>
          <table:table-cell table:style-name="ce25" table:formula="of:=ABS([.C83])" office:value-type="float" office:value="1.57527306701851" calcext:value-type="float">
            <text:p>1.5753</text:p>
          </table:table-cell>
        </table:table-row>
        <table:table-row table:style-name="ro1">
          <table:table-cell table:style-name="ce36" office:value-type="float" office:value="76" calcext:value-type="float">
            <text:p>76</text:p>
          </table:table-cell>
          <table:table-cell table:style-name="ce15" table:formula="of:=IF([.$B$2]*SIN(RADIANS(([.A84]/100)*[.$B$1]*360))&gt;0;[.$B$2]*SIN(RADIANS(([.A84]/100)*[.$B$1]*360));0)" office:value-type="float" office:value="0" calcext:value-type="float">
            <text:p>0.0000</text:p>
          </table:table-cell>
          <table:table-cell table:style-name="ce15" table:formula="of:=[.B84]-[.$B$5]" office:value-type="float" office:value="-1.57527306701851" calcext:value-type="float">
            <text:p>-1.5753</text:p>
          </table:table-cell>
          <table:table-cell table:style-name="ce25" table:formula="of:=ABS([.C84])" office:value-type="float" office:value="1.57527306701851" calcext:value-type="float">
            <text:p>1.5753</text:p>
          </table:table-cell>
        </table:table-row>
        <table:table-row table:style-name="ro1">
          <table:table-cell table:style-name="ce36" office:value-type="float" office:value="77" calcext:value-type="float">
            <text:p>77</text:p>
          </table:table-cell>
          <table:table-cell table:style-name="ce15" table:formula="of:=IF([.$B$2]*SIN(RADIANS(([.A85]/100)*[.$B$1]*360))&gt;0;[.$B$2]*SIN(RADIANS(([.A85]/100)*[.$B$1]*360));0)" office:value-type="float" office:value="0" calcext:value-type="float">
            <text:p>0.0000</text:p>
          </table:table-cell>
          <table:table-cell table:style-name="ce15" table:formula="of:=[.B85]-[.$B$5]" office:value-type="float" office:value="-1.57527306701851" calcext:value-type="float">
            <text:p>-1.5753</text:p>
          </table:table-cell>
          <table:table-cell table:style-name="ce25" table:formula="of:=ABS([.C85])" office:value-type="float" office:value="1.57527306701851" calcext:value-type="float">
            <text:p>1.5753</text:p>
          </table:table-cell>
        </table:table-row>
        <table:table-row table:style-name="ro1">
          <table:table-cell table:style-name="ce36" office:value-type="float" office:value="78" calcext:value-type="float">
            <text:p>78</text:p>
          </table:table-cell>
          <table:table-cell table:style-name="ce15" table:formula="of:=IF([.$B$2]*SIN(RADIANS(([.A86]/100)*[.$B$1]*360))&gt;0;[.$B$2]*SIN(RADIANS(([.A86]/100)*[.$B$1]*360));0)" office:value-type="float" office:value="0" calcext:value-type="float">
            <text:p>0.0000</text:p>
          </table:table-cell>
          <table:table-cell table:style-name="ce15" table:formula="of:=[.B86]-[.$B$5]" office:value-type="float" office:value="-1.57527306701851" calcext:value-type="float">
            <text:p>-1.5753</text:p>
          </table:table-cell>
          <table:table-cell table:style-name="ce25" table:formula="of:=ABS([.C86])" office:value-type="float" office:value="1.57527306701851" calcext:value-type="float">
            <text:p>1.5753</text:p>
          </table:table-cell>
        </table:table-row>
        <table:table-row table:style-name="ro1">
          <table:table-cell table:style-name="ce36" office:value-type="float" office:value="79" calcext:value-type="float">
            <text:p>79</text:p>
          </table:table-cell>
          <table:table-cell table:style-name="ce15" table:formula="of:=IF([.$B$2]*SIN(RADIANS(([.A87]/100)*[.$B$1]*360))&gt;0;[.$B$2]*SIN(RADIANS(([.A87]/100)*[.$B$1]*360));0)" office:value-type="float" office:value="0" calcext:value-type="float">
            <text:p>0.0000</text:p>
          </table:table-cell>
          <table:table-cell table:style-name="ce15" table:formula="of:=[.B87]-[.$B$5]" office:value-type="float" office:value="-1.57527306701851" calcext:value-type="float">
            <text:p>-1.5753</text:p>
          </table:table-cell>
          <table:table-cell table:style-name="ce25" table:formula="of:=ABS([.C87])" office:value-type="float" office:value="1.57527306701851" calcext:value-type="float">
            <text:p>1.5753</text:p>
          </table:table-cell>
        </table:table-row>
        <table:table-row table:style-name="ro1">
          <table:table-cell table:style-name="ce36" office:value-type="float" office:value="80" calcext:value-type="float">
            <text:p>80</text:p>
          </table:table-cell>
          <table:table-cell table:style-name="ce15" table:formula="of:=IF([.$B$2]*SIN(RADIANS(([.A88]/100)*[.$B$1]*360))&gt;0;[.$B$2]*SIN(RADIANS(([.A88]/100)*[.$B$1]*360));0)" office:value-type="float" office:value="0" calcext:value-type="float">
            <text:p>0.0000</text:p>
          </table:table-cell>
          <table:table-cell table:style-name="ce15" table:formula="of:=[.B88]-[.$B$5]" office:value-type="float" office:value="-1.57527306701851" calcext:value-type="float">
            <text:p>-1.5753</text:p>
          </table:table-cell>
          <table:table-cell table:style-name="ce25" table:formula="of:=ABS([.C88])" office:value-type="float" office:value="1.57527306701851" calcext:value-type="float">
            <text:p>1.5753</text:p>
          </table:table-cell>
        </table:table-row>
        <table:table-row table:style-name="ro1">
          <table:table-cell table:style-name="ce36" office:value-type="float" office:value="81" calcext:value-type="float">
            <text:p>81</text:p>
          </table:table-cell>
          <table:table-cell table:style-name="ce15" table:formula="of:=IF([.$B$2]*SIN(RADIANS(([.A89]/100)*[.$B$1]*360))&gt;0;[.$B$2]*SIN(RADIANS(([.A89]/100)*[.$B$1]*360));0)" office:value-type="float" office:value="0" calcext:value-type="float">
            <text:p>0.0000</text:p>
          </table:table-cell>
          <table:table-cell table:style-name="ce15" table:formula="of:=[.B89]-[.$B$5]" office:value-type="float" office:value="-1.57527306701851" calcext:value-type="float">
            <text:p>-1.5753</text:p>
          </table:table-cell>
          <table:table-cell table:style-name="ce25" table:formula="of:=ABS([.C89])" office:value-type="float" office:value="1.57527306701851" calcext:value-type="float">
            <text:p>1.5753</text:p>
          </table:table-cell>
        </table:table-row>
        <table:table-row table:style-name="ro1">
          <table:table-cell table:style-name="ce36" office:value-type="float" office:value="82" calcext:value-type="float">
            <text:p>82</text:p>
          </table:table-cell>
          <table:table-cell table:style-name="ce15" table:formula="of:=IF([.$B$2]*SIN(RADIANS(([.A90]/100)*[.$B$1]*360))&gt;0;[.$B$2]*SIN(RADIANS(([.A90]/100)*[.$B$1]*360));0)" office:value-type="float" office:value="0" calcext:value-type="float">
            <text:p>0.0000</text:p>
          </table:table-cell>
          <table:table-cell table:style-name="ce15" table:formula="of:=[.B90]-[.$B$5]" office:value-type="float" office:value="-1.57527306701851" calcext:value-type="float">
            <text:p>-1.5753</text:p>
          </table:table-cell>
          <table:table-cell table:style-name="ce25" table:formula="of:=ABS([.C90])" office:value-type="float" office:value="1.57527306701851" calcext:value-type="float">
            <text:p>1.5753</text:p>
          </table:table-cell>
        </table:table-row>
        <table:table-row table:style-name="ro1">
          <table:table-cell table:style-name="ce36" office:value-type="float" office:value="83" calcext:value-type="float">
            <text:p>83</text:p>
          </table:table-cell>
          <table:table-cell table:style-name="ce15" table:formula="of:=IF([.$B$2]*SIN(RADIANS(([.A91]/100)*[.$B$1]*360))&gt;0;[.$B$2]*SIN(RADIANS(([.A91]/100)*[.$B$1]*360));0)" office:value-type="float" office:value="0" calcext:value-type="float">
            <text:p>0.0000</text:p>
          </table:table-cell>
          <table:table-cell table:style-name="ce15" table:formula="of:=[.B91]-[.$B$5]" office:value-type="float" office:value="-1.57527306701851" calcext:value-type="float">
            <text:p>-1.5753</text:p>
          </table:table-cell>
          <table:table-cell table:style-name="ce25" table:formula="of:=ABS([.C91])" office:value-type="float" office:value="1.57527306701851" calcext:value-type="float">
            <text:p>1.5753</text:p>
          </table:table-cell>
        </table:table-row>
        <table:table-row table:style-name="ro1">
          <table:table-cell table:style-name="ce36" office:value-type="float" office:value="84" calcext:value-type="float">
            <text:p>84</text:p>
          </table:table-cell>
          <table:table-cell table:style-name="ce15" table:formula="of:=IF([.$B$2]*SIN(RADIANS(([.A92]/100)*[.$B$1]*360))&gt;0;[.$B$2]*SIN(RADIANS(([.A92]/100)*[.$B$1]*360));0)" office:value-type="float" office:value="0" calcext:value-type="float">
            <text:p>0.0000</text:p>
          </table:table-cell>
          <table:table-cell table:style-name="ce15" table:formula="of:=[.B92]-[.$B$5]" office:value-type="float" office:value="-1.57527306701851" calcext:value-type="float">
            <text:p>-1.5753</text:p>
          </table:table-cell>
          <table:table-cell table:style-name="ce25" table:formula="of:=ABS([.C92])" office:value-type="float" office:value="1.57527306701851" calcext:value-type="float">
            <text:p>1.5753</text:p>
          </table:table-cell>
        </table:table-row>
        <table:table-row table:style-name="ro1">
          <table:table-cell table:style-name="ce36" office:value-type="float" office:value="85" calcext:value-type="float">
            <text:p>85</text:p>
          </table:table-cell>
          <table:table-cell table:style-name="ce15" table:formula="of:=IF([.$B$2]*SIN(RADIANS(([.A93]/100)*[.$B$1]*360))&gt;0;[.$B$2]*SIN(RADIANS(([.A93]/100)*[.$B$1]*360));0)" office:value-type="float" office:value="0" calcext:value-type="float">
            <text:p>0.0000</text:p>
          </table:table-cell>
          <table:table-cell table:style-name="ce15" table:formula="of:=[.B93]-[.$B$5]" office:value-type="float" office:value="-1.57527306701851" calcext:value-type="float">
            <text:p>-1.5753</text:p>
          </table:table-cell>
          <table:table-cell table:style-name="ce25" table:formula="of:=ABS([.C93])" office:value-type="float" office:value="1.57527306701851" calcext:value-type="float">
            <text:p>1.5753</text:p>
          </table:table-cell>
        </table:table-row>
        <table:table-row table:style-name="ro1">
          <table:table-cell table:style-name="ce36" office:value-type="float" office:value="86" calcext:value-type="float">
            <text:p>86</text:p>
          </table:table-cell>
          <table:table-cell table:style-name="ce15" table:formula="of:=IF([.$B$2]*SIN(RADIANS(([.A94]/100)*[.$B$1]*360))&gt;0;[.$B$2]*SIN(RADIANS(([.A94]/100)*[.$B$1]*360));0)" office:value-type="float" office:value="0" calcext:value-type="float">
            <text:p>0.0000</text:p>
          </table:table-cell>
          <table:table-cell table:style-name="ce15" table:formula="of:=[.B94]-[.$B$5]" office:value-type="float" office:value="-1.57527306701851" calcext:value-type="float">
            <text:p>-1.5753</text:p>
          </table:table-cell>
          <table:table-cell table:style-name="ce25" table:formula="of:=ABS([.C94])" office:value-type="float" office:value="1.57527306701851" calcext:value-type="float">
            <text:p>1.5753</text:p>
          </table:table-cell>
        </table:table-row>
        <table:table-row table:style-name="ro1">
          <table:table-cell table:style-name="ce36" office:value-type="float" office:value="87" calcext:value-type="float">
            <text:p>87</text:p>
          </table:table-cell>
          <table:table-cell table:style-name="ce15" table:formula="of:=IF([.$B$2]*SIN(RADIANS(([.A95]/100)*[.$B$1]*360))&gt;0;[.$B$2]*SIN(RADIANS(([.A95]/100)*[.$B$1]*360));0)" office:value-type="float" office:value="0" calcext:value-type="float">
            <text:p>0.0000</text:p>
          </table:table-cell>
          <table:table-cell table:style-name="ce15" table:formula="of:=[.B95]-[.$B$5]" office:value-type="float" office:value="-1.57527306701851" calcext:value-type="float">
            <text:p>-1.5753</text:p>
          </table:table-cell>
          <table:table-cell table:style-name="ce25" table:formula="of:=ABS([.C95])" office:value-type="float" office:value="1.57527306701851" calcext:value-type="float">
            <text:p>1.5753</text:p>
          </table:table-cell>
        </table:table-row>
        <table:table-row table:style-name="ro1">
          <table:table-cell table:style-name="ce36" office:value-type="float" office:value="88" calcext:value-type="float">
            <text:p>88</text:p>
          </table:table-cell>
          <table:table-cell table:style-name="ce15" table:formula="of:=IF([.$B$2]*SIN(RADIANS(([.A96]/100)*[.$B$1]*360))&gt;0;[.$B$2]*SIN(RADIANS(([.A96]/100)*[.$B$1]*360));0)" office:value-type="float" office:value="0" calcext:value-type="float">
            <text:p>0.0000</text:p>
          </table:table-cell>
          <table:table-cell table:style-name="ce15" table:formula="of:=[.B96]-[.$B$5]" office:value-type="float" office:value="-1.57527306701851" calcext:value-type="float">
            <text:p>-1.5753</text:p>
          </table:table-cell>
          <table:table-cell table:style-name="ce25" table:formula="of:=ABS([.C96])" office:value-type="float" office:value="1.57527306701851" calcext:value-type="float">
            <text:p>1.5753</text:p>
          </table:table-cell>
        </table:table-row>
        <table:table-row table:style-name="ro1">
          <table:table-cell table:style-name="ce36" office:value-type="float" office:value="89" calcext:value-type="float">
            <text:p>89</text:p>
          </table:table-cell>
          <table:table-cell table:style-name="ce15" table:formula="of:=IF([.$B$2]*SIN(RADIANS(([.A97]/100)*[.$B$1]*360))&gt;0;[.$B$2]*SIN(RADIANS(([.A97]/100)*[.$B$1]*360));0)" office:value-type="float" office:value="0" calcext:value-type="float">
            <text:p>0.0000</text:p>
          </table:table-cell>
          <table:table-cell table:style-name="ce15" table:formula="of:=[.B97]-[.$B$5]" office:value-type="float" office:value="-1.57527306701851" calcext:value-type="float">
            <text:p>-1.5753</text:p>
          </table:table-cell>
          <table:table-cell table:style-name="ce25" table:formula="of:=ABS([.C97])" office:value-type="float" office:value="1.57527306701851" calcext:value-type="float">
            <text:p>1.5753</text:p>
          </table:table-cell>
        </table:table-row>
        <table:table-row table:style-name="ro1">
          <table:table-cell table:style-name="ce36" office:value-type="float" office:value="90" calcext:value-type="float">
            <text:p>90</text:p>
          </table:table-cell>
          <table:table-cell table:style-name="ce15" table:formula="of:=IF([.$B$2]*SIN(RADIANS(([.A98]/100)*[.$B$1]*360))&gt;0;[.$B$2]*SIN(RADIANS(([.A98]/100)*[.$B$1]*360));0)" office:value-type="float" office:value="0" calcext:value-type="float">
            <text:p>0.0000</text:p>
          </table:table-cell>
          <table:table-cell table:style-name="ce15" table:formula="of:=[.B98]-[.$B$5]" office:value-type="float" office:value="-1.57527306701851" calcext:value-type="float">
            <text:p>-1.5753</text:p>
          </table:table-cell>
          <table:table-cell table:style-name="ce25" table:formula="of:=ABS([.C98])" office:value-type="float" office:value="1.57527306701851" calcext:value-type="float">
            <text:p>1.5753</text:p>
          </table:table-cell>
        </table:table-row>
        <table:table-row table:style-name="ro1">
          <table:table-cell table:style-name="ce36" office:value-type="float" office:value="91" calcext:value-type="float">
            <text:p>91</text:p>
          </table:table-cell>
          <table:table-cell table:style-name="ce15" table:formula="of:=IF([.$B$2]*SIN(RADIANS(([.A99]/100)*[.$B$1]*360))&gt;0;[.$B$2]*SIN(RADIANS(([.A99]/100)*[.$B$1]*360));0)" office:value-type="float" office:value="0" calcext:value-type="float">
            <text:p>0.0000</text:p>
          </table:table-cell>
          <table:table-cell table:style-name="ce15" table:formula="of:=[.B99]-[.$B$5]" office:value-type="float" office:value="-1.57527306701851" calcext:value-type="float">
            <text:p>-1.5753</text:p>
          </table:table-cell>
          <table:table-cell table:style-name="ce25" table:formula="of:=ABS([.C99])" office:value-type="float" office:value="1.57527306701851" calcext:value-type="float">
            <text:p>1.5753</text:p>
          </table:table-cell>
        </table:table-row>
        <table:table-row table:style-name="ro1">
          <table:table-cell table:style-name="ce36" office:value-type="float" office:value="92" calcext:value-type="float">
            <text:p>92</text:p>
          </table:table-cell>
          <table:table-cell table:style-name="ce15" table:formula="of:=IF([.$B$2]*SIN(RADIANS(([.A100]/100)*[.$B$1]*360))&gt;0;[.$B$2]*SIN(RADIANS(([.A100]/100)*[.$B$1]*360));0)" office:value-type="float" office:value="0" calcext:value-type="float">
            <text:p>0.0000</text:p>
          </table:table-cell>
          <table:table-cell table:style-name="ce15" table:formula="of:=[.B100]-[.$B$5]" office:value-type="float" office:value="-1.57527306701851" calcext:value-type="float">
            <text:p>-1.5753</text:p>
          </table:table-cell>
          <table:table-cell table:style-name="ce25" table:formula="of:=ABS([.C100])" office:value-type="float" office:value="1.57527306701851" calcext:value-type="float">
            <text:p>1.5753</text:p>
          </table:table-cell>
        </table:table-row>
        <table:table-row table:style-name="ro1">
          <table:table-cell table:style-name="ce36" office:value-type="float" office:value="93" calcext:value-type="float">
            <text:p>93</text:p>
          </table:table-cell>
          <table:table-cell table:style-name="ce15" table:formula="of:=IF([.$B$2]*SIN(RADIANS(([.A101]/100)*[.$B$1]*360))&gt;0;[.$B$2]*SIN(RADIANS(([.A101]/100)*[.$B$1]*360));0)" office:value-type="float" office:value="0" calcext:value-type="float">
            <text:p>0.0000</text:p>
          </table:table-cell>
          <table:table-cell table:style-name="ce15" table:formula="of:=[.B101]-[.$B$5]" office:value-type="float" office:value="-1.57527306701851" calcext:value-type="float">
            <text:p>-1.5753</text:p>
          </table:table-cell>
          <table:table-cell table:style-name="ce25" table:formula="of:=ABS([.C101])" office:value-type="float" office:value="1.57527306701851" calcext:value-type="float">
            <text:p>1.5753</text:p>
          </table:table-cell>
        </table:table-row>
        <table:table-row table:style-name="ro1">
          <table:table-cell table:style-name="ce36" office:value-type="float" office:value="94" calcext:value-type="float">
            <text:p>94</text:p>
          </table:table-cell>
          <table:table-cell table:style-name="ce15" table:formula="of:=IF([.$B$2]*SIN(RADIANS(([.A102]/100)*[.$B$1]*360))&gt;0;[.$B$2]*SIN(RADIANS(([.A102]/100)*[.$B$1]*360));0)" office:value-type="float" office:value="0" calcext:value-type="float">
            <text:p>0.0000</text:p>
          </table:table-cell>
          <table:table-cell table:style-name="ce15" table:formula="of:=[.B102]-[.$B$5]" office:value-type="float" office:value="-1.57527306701851" calcext:value-type="float">
            <text:p>-1.5753</text:p>
          </table:table-cell>
          <table:table-cell table:style-name="ce25" table:formula="of:=ABS([.C102])" office:value-type="float" office:value="1.57527306701851" calcext:value-type="float">
            <text:p>1.5753</text:p>
          </table:table-cell>
        </table:table-row>
        <table:table-row table:style-name="ro1">
          <table:table-cell table:style-name="ce36" office:value-type="float" office:value="95" calcext:value-type="float">
            <text:p>95</text:p>
          </table:table-cell>
          <table:table-cell table:style-name="ce15" table:formula="of:=IF([.$B$2]*SIN(RADIANS(([.A103]/100)*[.$B$1]*360))&gt;0;[.$B$2]*SIN(RADIANS(([.A103]/100)*[.$B$1]*360));0)" office:value-type="float" office:value="0" calcext:value-type="float">
            <text:p>0.0000</text:p>
          </table:table-cell>
          <table:table-cell table:style-name="ce15" table:formula="of:=[.B103]-[.$B$5]" office:value-type="float" office:value="-1.57527306701851" calcext:value-type="float">
            <text:p>-1.5753</text:p>
          </table:table-cell>
          <table:table-cell table:style-name="ce25" table:formula="of:=ABS([.C103])" office:value-type="float" office:value="1.57527306701851" calcext:value-type="float">
            <text:p>1.5753</text:p>
          </table:table-cell>
        </table:table-row>
        <table:table-row table:style-name="ro1">
          <table:table-cell table:style-name="ce36" office:value-type="float" office:value="96" calcext:value-type="float">
            <text:p>96</text:p>
          </table:table-cell>
          <table:table-cell table:style-name="ce15" table:formula="of:=IF([.$B$2]*SIN(RADIANS(([.A104]/100)*[.$B$1]*360))&gt;0;[.$B$2]*SIN(RADIANS(([.A104]/100)*[.$B$1]*360));0)" office:value-type="float" office:value="0" calcext:value-type="float">
            <text:p>0.0000</text:p>
          </table:table-cell>
          <table:table-cell table:style-name="ce15" table:formula="of:=[.B104]-[.$B$5]" office:value-type="float" office:value="-1.57527306701851" calcext:value-type="float">
            <text:p>-1.5753</text:p>
          </table:table-cell>
          <table:table-cell table:style-name="ce25" table:formula="of:=ABS([.C104])" office:value-type="float" office:value="1.57527306701851" calcext:value-type="float">
            <text:p>1.5753</text:p>
          </table:table-cell>
        </table:table-row>
        <table:table-row table:style-name="ro1">
          <table:table-cell table:style-name="ce36" office:value-type="float" office:value="97" calcext:value-type="float">
            <text:p>97</text:p>
          </table:table-cell>
          <table:table-cell table:style-name="ce15" table:formula="of:=IF([.$B$2]*SIN(RADIANS(([.A105]/100)*[.$B$1]*360))&gt;0;[.$B$2]*SIN(RADIANS(([.A105]/100)*[.$B$1]*360));0)" office:value-type="float" office:value="0" calcext:value-type="float">
            <text:p>0.0000</text:p>
          </table:table-cell>
          <table:table-cell table:style-name="ce15" table:formula="of:=[.B105]-[.$B$5]" office:value-type="float" office:value="-1.57527306701851" calcext:value-type="float">
            <text:p>-1.5753</text:p>
          </table:table-cell>
          <table:table-cell table:style-name="ce25" table:formula="of:=ABS([.C105])" office:value-type="float" office:value="1.57527306701851" calcext:value-type="float">
            <text:p>1.5753</text:p>
          </table:table-cell>
        </table:table-row>
        <table:table-row table:style-name="ro1">
          <table:table-cell table:style-name="ce36" office:value-type="float" office:value="98" calcext:value-type="float">
            <text:p>98</text:p>
          </table:table-cell>
          <table:table-cell table:style-name="ce15" table:formula="of:=IF([.$B$2]*SIN(RADIANS(([.A106]/100)*[.$B$1]*360))&gt;0;[.$B$2]*SIN(RADIANS(([.A106]/100)*[.$B$1]*360));0)" office:value-type="float" office:value="0" calcext:value-type="float">
            <text:p>0.0000</text:p>
          </table:table-cell>
          <table:table-cell table:style-name="ce15" table:formula="of:=[.B106]-[.$B$5]" office:value-type="float" office:value="-1.57527306701851" calcext:value-type="float">
            <text:p>-1.5753</text:p>
          </table:table-cell>
          <table:table-cell table:style-name="ce25" table:formula="of:=ABS([.C106])" office:value-type="float" office:value="1.57527306701851" calcext:value-type="float">
            <text:p>1.5753</text:p>
          </table:table-cell>
        </table:table-row>
        <table:table-row table:style-name="ro1">
          <table:table-cell table:style-name="ce36" office:value-type="float" office:value="99" calcext:value-type="float">
            <text:p>99</text:p>
          </table:table-cell>
          <table:table-cell table:style-name="ce15" table:formula="of:=IF([.$B$2]*SIN(RADIANS(([.A107]/100)*[.$B$1]*360))&gt;0;[.$B$2]*SIN(RADIANS(([.A107]/100)*[.$B$1]*360));0)" office:value-type="float" office:value="0" calcext:value-type="float">
            <text:p>0.0000</text:p>
          </table:table-cell>
          <table:table-cell table:style-name="ce15" table:formula="of:=[.B107]-[.$B$5]" office:value-type="float" office:value="-1.57527306701851" calcext:value-type="float">
            <text:p>-1.5753</text:p>
          </table:table-cell>
          <table:table-cell table:style-name="ce25" table:formula="of:=ABS([.C107])" office:value-type="float" office:value="1.57527306701851" calcext:value-type="float">
            <text:p>1.5753</text:p>
          </table:table-cell>
        </table:table-row>
        <table:table-row table:style-name="ro1">
          <table:table-cell table:style-name="ce36" office:value-type="float" office:value="100" calcext:value-type="float">
            <text:p>100</text:p>
          </table:table-cell>
          <table:table-cell table:style-name="ce16" table:formula="of:=IF([.$B$2]*SIN(RADIANS(([.A108]/100)*[.$B$1]*360))&gt;0;[.$B$2]*SIN(RADIANS(([.A108]/100)*[.$B$1]*360));0)" office:value-type="float" office:value="0" calcext:value-type="float">
            <text:p>0.0000</text:p>
          </table:table-cell>
          <table:table-cell table:style-name="ce16" table:formula="of:=[.B108]-[.$B$5]" office:value-type="float" office:value="-1.57527306701851" calcext:value-type="float">
            <text:p>-1.5753</text:p>
          </table:table-cell>
          <table:table-cell table:style-name="ce26" table:formula="of:=ABS([.C108])" office:value-type="float" office:value="1.57527306701851" calcext:value-type="float">
            <text:p>1.5753</text:p>
          </table:table-cell>
        </table:table-row>
        <table:table-row table:style-name="ro1" table:number-rows-repeated="104846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quare" table:style-name="ta1">
        <table:shapes>
          <draw:frame draw:z-index="0" draw:style-name="gr1" draw:text-style-name="P1" svg:width="221.18mm" svg:height="89.99mm" svg:x="94.7mm" svg:y="6.36mm">
            <draw:object draw:notify-on-update-of-ranges="square.A8:square.A107 square.C7:square.C7 square.C8:square.C107 square.A8:square.A107 square.B7:square.B7 square.B8:square.B107 square.A8:square.A107 square.D7:square.D7 square.D8:square.D10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7"/>
        <table:table-column table:style-name="co1" table:default-cell-style-name="Default"/>
        <table:table-row table:style-name="ro1">
          <table:table-cell table:style-name="ce2" office:value-type="string" calcext:value-type="string">
            <text:p>Duty</text:p>
          </table:table-cell>
          <table:table-cell table:style-name="ce29" office:value-type="percentage" office:value="0.5" calcext:value-type="percentage">
            <text:p>50.0%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eak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10" office:value-type="string" calcext:value-type="string">
            <text:p>DC Coupled</text:p>
          </table:table-cell>
          <table:table-cell table:style-name="ce18" office:value-type="string" calcext:value-type="string" table:number-columns-spanned="2" table:number-rows-spanned="1">
            <text:p>AC Coupled</text:p>
          </table:table-cell>
          <table:covered-table-cell table:style-name="ce20"/>
        </table:table-row>
        <table:table-row table:style-name="ro1">
          <table:table-cell table:style-name="ce4" office:value-type="string" calcext:value-type="string">
            <text:p>RMS</text:p>
          </table:table-cell>
          <table:table-cell table:style-name="ce72" table:formula="of:=SQRT(SUMSQ([.B8:.B107])/100)" office:value-type="float" office:value="2.5" calcext:value-type="float">
            <text:p>2.5</text:p>
          </table:table-cell>
          <table:table-cell table:style-name="ce72" table:formula="of:=SQRT(SUMSQ([.C8:.C107])/100)" office:value-type="float" office:value="2.5" calcext:value-type="float">
            <text:p>2.5</text:p>
          </table:table-cell>
          <table:table-cell table:style-name="ce63"/>
        </table:table-row>
        <table:table-row table:style-name="ro1">
          <table:table-cell table:style-name="ce5" office:value-type="string" calcext:value-type="string">
            <text:p>Ave</text:p>
          </table:table-cell>
          <table:table-cell table:style-name="ce73" table:formula="of:=AVERAGE([.B8:.B107])" office:value-type="float" office:value="0" calcext:value-type="float">
            <text:p>0</text:p>
          </table:table-cell>
          <table:table-cell table:style-name="ce73" table:formula="of:=AVERAGE([.C8:.C107])" office:value-type="float" office:value="0" calcext:value-type="float">
            <text:p>0</text:p>
          </table:table-cell>
          <table:table-cell table:style-name="ce78" table:formula="of:=AVERAGE([.D8:.D107])" office:value-type="float" office:value="2.5" calcext:value-type="float">
            <text:p>2.5</text:p>
          </table:table-cell>
        </table:table-row>
        <table:table-row table:style-name="ro1">
          <table:table-cell table:style-name="ce27" office:value-type="string" calcext:value-type="string">
            <text:p>RS-14</text:p>
          </table:table-cell>
          <table:table-cell table:style-name="ce74" table:number-columns-repeated="2"/>
          <table:table-cell table:style-name="ce23" table:formula="of:=[.D5]*1.1107" office:value-type="float" office:value="2.77675" calcext:value-type="float">
            <text:p>2.7768</text:p>
          </table:table-cell>
        </table:table-row>
        <table:table-row table:style-name="ro1">
          <table:table-cell table:style-name="ce33" office:value-type="string" calcext:value-type="string">
            <text:p>Sample</text:p>
          </table:table-cell>
          <table:table-cell table:style-name="ce45" office:value-type="string" calcext:value-type="string">
            <text:p>Wave</text:p>
          </table:table-cell>
          <table:table-cell table:style-name="ce50" office:value-type="string" calcext:value-type="string">
            <text:p>AC Wave</text:p>
          </table:table-cell>
          <table:table-cell table:style-name="ce55" office:value-type="string" calcext:value-type="string">
            <text:p>AC Wave Rec</text:p>
          </table:table-cell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 table:style-name="ce34" table:formula="of:=IF([.A8]/100&lt;[.$B$1];[.$B$2];-[.$B$2])" office:value-type="float" office:value="2.5" calcext:value-type="float">
            <text:p>2.5</text:p>
          </table:table-cell>
          <table:table-cell table:style-name="ce34" table:formula="of:=[.B8]-[.$B$5]" office:value-type="float" office:value="2.5" calcext:value-type="float">
            <text:p>2.5</text:p>
          </table:table-cell>
          <table:table-cell table:style-name="ce40" table:formula="of:=ABS([.C8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1" calcext:value-type="float">
            <text:p>1</text:p>
          </table:table-cell>
          <table:table-cell table:style-name="ce34" table:formula="of:=IF([.A9]/100&lt;[.$B$1];[.$B$2];-[.$B$2])" office:value-type="float" office:value="2.5" calcext:value-type="float">
            <text:p>2.5</text:p>
          </table:table-cell>
          <table:table-cell table:style-name="ce34" table:formula="of:=[.B9]-[.$B$5]" office:value-type="float" office:value="2.5" calcext:value-type="float">
            <text:p>2.5</text:p>
          </table:table-cell>
          <table:table-cell table:style-name="ce40" table:formula="of:=ABS([.C9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2" calcext:value-type="float">
            <text:p>2</text:p>
          </table:table-cell>
          <table:table-cell table:style-name="ce34" table:formula="of:=IF([.A10]/100&lt;[.$B$1];[.$B$2];-[.$B$2])" office:value-type="float" office:value="2.5" calcext:value-type="float">
            <text:p>2.5</text:p>
          </table:table-cell>
          <table:table-cell table:style-name="ce34" table:formula="of:=[.B10]-[.$B$5]" office:value-type="float" office:value="2.5" calcext:value-type="float">
            <text:p>2.5</text:p>
          </table:table-cell>
          <table:table-cell table:style-name="ce40" table:formula="of:=ABS([.C10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3" calcext:value-type="float">
            <text:p>3</text:p>
          </table:table-cell>
          <table:table-cell table:style-name="ce34" table:formula="of:=IF([.A11]/100&lt;[.$B$1];[.$B$2];-[.$B$2])" office:value-type="float" office:value="2.5" calcext:value-type="float">
            <text:p>2.5</text:p>
          </table:table-cell>
          <table:table-cell table:style-name="ce34" table:formula="of:=[.B11]-[.$B$5]" office:value-type="float" office:value="2.5" calcext:value-type="float">
            <text:p>2.5</text:p>
          </table:table-cell>
          <table:table-cell table:style-name="ce40" table:formula="of:=ABS([.C11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4" calcext:value-type="float">
            <text:p>4</text:p>
          </table:table-cell>
          <table:table-cell table:style-name="ce34" table:formula="of:=IF([.A12]/100&lt;[.$B$1];[.$B$2];-[.$B$2])" office:value-type="float" office:value="2.5" calcext:value-type="float">
            <text:p>2.5</text:p>
          </table:table-cell>
          <table:table-cell table:style-name="ce34" table:formula="of:=[.B12]-[.$B$5]" office:value-type="float" office:value="2.5" calcext:value-type="float">
            <text:p>2.5</text:p>
          </table:table-cell>
          <table:table-cell table:style-name="ce40" table:formula="of:=ABS([.C12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5" calcext:value-type="float">
            <text:p>5</text:p>
          </table:table-cell>
          <table:table-cell table:style-name="ce34" table:formula="of:=IF([.A13]/100&lt;[.$B$1];[.$B$2];-[.$B$2])" office:value-type="float" office:value="2.5" calcext:value-type="float">
            <text:p>2.5</text:p>
          </table:table-cell>
          <table:table-cell table:style-name="ce34" table:formula="of:=[.B13]-[.$B$5]" office:value-type="float" office:value="2.5" calcext:value-type="float">
            <text:p>2.5</text:p>
          </table:table-cell>
          <table:table-cell table:style-name="ce40" table:formula="of:=ABS([.C13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6" calcext:value-type="float">
            <text:p>6</text:p>
          </table:table-cell>
          <table:table-cell table:style-name="ce34" table:formula="of:=IF([.A14]/100&lt;[.$B$1];[.$B$2];-[.$B$2])" office:value-type="float" office:value="2.5" calcext:value-type="float">
            <text:p>2.5</text:p>
          </table:table-cell>
          <table:table-cell table:style-name="ce34" table:formula="of:=[.B14]-[.$B$5]" office:value-type="float" office:value="2.5" calcext:value-type="float">
            <text:p>2.5</text:p>
          </table:table-cell>
          <table:table-cell table:style-name="ce40" table:formula="of:=ABS([.C14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7" calcext:value-type="float">
            <text:p>7</text:p>
          </table:table-cell>
          <table:table-cell table:style-name="ce34" table:formula="of:=IF([.A15]/100&lt;[.$B$1];[.$B$2];-[.$B$2])" office:value-type="float" office:value="2.5" calcext:value-type="float">
            <text:p>2.5</text:p>
          </table:table-cell>
          <table:table-cell table:style-name="ce34" table:formula="of:=[.B15]-[.$B$5]" office:value-type="float" office:value="2.5" calcext:value-type="float">
            <text:p>2.5</text:p>
          </table:table-cell>
          <table:table-cell table:style-name="ce40" table:formula="of:=ABS([.C15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8" calcext:value-type="float">
            <text:p>8</text:p>
          </table:table-cell>
          <table:table-cell table:style-name="ce34" table:formula="of:=IF([.A16]/100&lt;[.$B$1];[.$B$2];-[.$B$2])" office:value-type="float" office:value="2.5" calcext:value-type="float">
            <text:p>2.5</text:p>
          </table:table-cell>
          <table:table-cell table:style-name="ce34" table:formula="of:=[.B16]-[.$B$5]" office:value-type="float" office:value="2.5" calcext:value-type="float">
            <text:p>2.5</text:p>
          </table:table-cell>
          <table:table-cell table:style-name="ce40" table:formula="of:=ABS([.C16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9" calcext:value-type="float">
            <text:p>9</text:p>
          </table:table-cell>
          <table:table-cell table:style-name="ce34" table:formula="of:=IF([.A17]/100&lt;[.$B$1];[.$B$2];-[.$B$2])" office:value-type="float" office:value="2.5" calcext:value-type="float">
            <text:p>2.5</text:p>
          </table:table-cell>
          <table:table-cell table:style-name="ce34" table:formula="of:=[.B17]-[.$B$5]" office:value-type="float" office:value="2.5" calcext:value-type="float">
            <text:p>2.5</text:p>
          </table:table-cell>
          <table:table-cell table:style-name="ce40" table:formula="of:=ABS([.C17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10" calcext:value-type="float">
            <text:p>10</text:p>
          </table:table-cell>
          <table:table-cell table:style-name="ce34" table:formula="of:=IF([.A18]/100&lt;[.$B$1];[.$B$2];-[.$B$2])" office:value-type="float" office:value="2.5" calcext:value-type="float">
            <text:p>2.5</text:p>
          </table:table-cell>
          <table:table-cell table:style-name="ce34" table:formula="of:=[.B18]-[.$B$5]" office:value-type="float" office:value="2.5" calcext:value-type="float">
            <text:p>2.5</text:p>
          </table:table-cell>
          <table:table-cell table:style-name="ce40" table:formula="of:=ABS([.C18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11" calcext:value-type="float">
            <text:p>11</text:p>
          </table:table-cell>
          <table:table-cell table:style-name="ce34" table:formula="of:=IF([.A19]/100&lt;[.$B$1];[.$B$2];-[.$B$2])" office:value-type="float" office:value="2.5" calcext:value-type="float">
            <text:p>2.5</text:p>
          </table:table-cell>
          <table:table-cell table:style-name="ce34" table:formula="of:=[.B19]-[.$B$5]" office:value-type="float" office:value="2.5" calcext:value-type="float">
            <text:p>2.5</text:p>
          </table:table-cell>
          <table:table-cell table:style-name="ce40" table:formula="of:=ABS([.C19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12" calcext:value-type="float">
            <text:p>12</text:p>
          </table:table-cell>
          <table:table-cell table:style-name="ce34" table:formula="of:=IF([.A20]/100&lt;[.$B$1];[.$B$2];-[.$B$2])" office:value-type="float" office:value="2.5" calcext:value-type="float">
            <text:p>2.5</text:p>
          </table:table-cell>
          <table:table-cell table:style-name="ce34" table:formula="of:=[.B20]-[.$B$5]" office:value-type="float" office:value="2.5" calcext:value-type="float">
            <text:p>2.5</text:p>
          </table:table-cell>
          <table:table-cell table:style-name="ce40" table:formula="of:=ABS([.C20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13" calcext:value-type="float">
            <text:p>13</text:p>
          </table:table-cell>
          <table:table-cell table:style-name="ce34" table:formula="of:=IF([.A21]/100&lt;[.$B$1];[.$B$2];-[.$B$2])" office:value-type="float" office:value="2.5" calcext:value-type="float">
            <text:p>2.5</text:p>
          </table:table-cell>
          <table:table-cell table:style-name="ce34" table:formula="of:=[.B21]-[.$B$5]" office:value-type="float" office:value="2.5" calcext:value-type="float">
            <text:p>2.5</text:p>
          </table:table-cell>
          <table:table-cell table:style-name="ce40" table:formula="of:=ABS([.C21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14" calcext:value-type="float">
            <text:p>14</text:p>
          </table:table-cell>
          <table:table-cell table:style-name="ce34" table:formula="of:=IF([.A22]/100&lt;[.$B$1];[.$B$2];-[.$B$2])" office:value-type="float" office:value="2.5" calcext:value-type="float">
            <text:p>2.5</text:p>
          </table:table-cell>
          <table:table-cell table:style-name="ce34" table:formula="of:=[.B22]-[.$B$5]" office:value-type="float" office:value="2.5" calcext:value-type="float">
            <text:p>2.5</text:p>
          </table:table-cell>
          <table:table-cell table:style-name="ce40" table:formula="of:=ABS([.C22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15" calcext:value-type="float">
            <text:p>15</text:p>
          </table:table-cell>
          <table:table-cell table:style-name="ce34" table:formula="of:=IF([.A23]/100&lt;[.$B$1];[.$B$2];-[.$B$2])" office:value-type="float" office:value="2.5" calcext:value-type="float">
            <text:p>2.5</text:p>
          </table:table-cell>
          <table:table-cell table:style-name="ce34" table:formula="of:=[.B23]-[.$B$5]" office:value-type="float" office:value="2.5" calcext:value-type="float">
            <text:p>2.5</text:p>
          </table:table-cell>
          <table:table-cell table:style-name="ce40" table:formula="of:=ABS([.C23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16" calcext:value-type="float">
            <text:p>16</text:p>
          </table:table-cell>
          <table:table-cell table:style-name="ce34" table:formula="of:=IF([.A24]/100&lt;[.$B$1];[.$B$2];-[.$B$2])" office:value-type="float" office:value="2.5" calcext:value-type="float">
            <text:p>2.5</text:p>
          </table:table-cell>
          <table:table-cell table:style-name="ce34" table:formula="of:=[.B24]-[.$B$5]" office:value-type="float" office:value="2.5" calcext:value-type="float">
            <text:p>2.5</text:p>
          </table:table-cell>
          <table:table-cell table:style-name="ce40" table:formula="of:=ABS([.C24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17" calcext:value-type="float">
            <text:p>17</text:p>
          </table:table-cell>
          <table:table-cell table:style-name="ce34" table:formula="of:=IF([.A25]/100&lt;[.$B$1];[.$B$2];-[.$B$2])" office:value-type="float" office:value="2.5" calcext:value-type="float">
            <text:p>2.5</text:p>
          </table:table-cell>
          <table:table-cell table:style-name="ce34" table:formula="of:=[.B25]-[.$B$5]" office:value-type="float" office:value="2.5" calcext:value-type="float">
            <text:p>2.5</text:p>
          </table:table-cell>
          <table:table-cell table:style-name="ce40" table:formula="of:=ABS([.C25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18" calcext:value-type="float">
            <text:p>18</text:p>
          </table:table-cell>
          <table:table-cell table:style-name="ce34" table:formula="of:=IF([.A26]/100&lt;[.$B$1];[.$B$2];-[.$B$2])" office:value-type="float" office:value="2.5" calcext:value-type="float">
            <text:p>2.5</text:p>
          </table:table-cell>
          <table:table-cell table:style-name="ce34" table:formula="of:=[.B26]-[.$B$5]" office:value-type="float" office:value="2.5" calcext:value-type="float">
            <text:p>2.5</text:p>
          </table:table-cell>
          <table:table-cell table:style-name="ce40" table:formula="of:=ABS([.C26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19" calcext:value-type="float">
            <text:p>19</text:p>
          </table:table-cell>
          <table:table-cell table:style-name="ce34" table:formula="of:=IF([.A27]/100&lt;[.$B$1];[.$B$2];-[.$B$2])" office:value-type="float" office:value="2.5" calcext:value-type="float">
            <text:p>2.5</text:p>
          </table:table-cell>
          <table:table-cell table:style-name="ce34" table:formula="of:=[.B27]-[.$B$5]" office:value-type="float" office:value="2.5" calcext:value-type="float">
            <text:p>2.5</text:p>
          </table:table-cell>
          <table:table-cell table:style-name="ce40" table:formula="of:=ABS([.C27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20" calcext:value-type="float">
            <text:p>20</text:p>
          </table:table-cell>
          <table:table-cell table:style-name="ce34" table:formula="of:=IF([.A28]/100&lt;[.$B$1];[.$B$2];-[.$B$2])" office:value-type="float" office:value="2.5" calcext:value-type="float">
            <text:p>2.5</text:p>
          </table:table-cell>
          <table:table-cell table:style-name="ce34" table:formula="of:=[.B28]-[.$B$5]" office:value-type="float" office:value="2.5" calcext:value-type="float">
            <text:p>2.5</text:p>
          </table:table-cell>
          <table:table-cell table:style-name="ce40" table:formula="of:=ABS([.C28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21" calcext:value-type="float">
            <text:p>21</text:p>
          </table:table-cell>
          <table:table-cell table:style-name="ce34" table:formula="of:=IF([.A29]/100&lt;[.$B$1];[.$B$2];-[.$B$2])" office:value-type="float" office:value="2.5" calcext:value-type="float">
            <text:p>2.5</text:p>
          </table:table-cell>
          <table:table-cell table:style-name="ce34" table:formula="of:=[.B29]-[.$B$5]" office:value-type="float" office:value="2.5" calcext:value-type="float">
            <text:p>2.5</text:p>
          </table:table-cell>
          <table:table-cell table:style-name="ce40" table:formula="of:=ABS([.C29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22" calcext:value-type="float">
            <text:p>22</text:p>
          </table:table-cell>
          <table:table-cell table:style-name="ce34" table:formula="of:=IF([.A30]/100&lt;[.$B$1];[.$B$2];-[.$B$2])" office:value-type="float" office:value="2.5" calcext:value-type="float">
            <text:p>2.5</text:p>
          </table:table-cell>
          <table:table-cell table:style-name="ce34" table:formula="of:=[.B30]-[.$B$5]" office:value-type="float" office:value="2.5" calcext:value-type="float">
            <text:p>2.5</text:p>
          </table:table-cell>
          <table:table-cell table:style-name="ce40" table:formula="of:=ABS([.C30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23" calcext:value-type="float">
            <text:p>23</text:p>
          </table:table-cell>
          <table:table-cell table:style-name="ce34" table:formula="of:=IF([.A31]/100&lt;[.$B$1];[.$B$2];-[.$B$2])" office:value-type="float" office:value="2.5" calcext:value-type="float">
            <text:p>2.5</text:p>
          </table:table-cell>
          <table:table-cell table:style-name="ce34" table:formula="of:=[.B31]-[.$B$5]" office:value-type="float" office:value="2.5" calcext:value-type="float">
            <text:p>2.5</text:p>
          </table:table-cell>
          <table:table-cell table:style-name="ce40" table:formula="of:=ABS([.C31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24" calcext:value-type="float">
            <text:p>24</text:p>
          </table:table-cell>
          <table:table-cell table:style-name="ce34" table:formula="of:=IF([.A32]/100&lt;[.$B$1];[.$B$2];-[.$B$2])" office:value-type="float" office:value="2.5" calcext:value-type="float">
            <text:p>2.5</text:p>
          </table:table-cell>
          <table:table-cell table:style-name="ce34" table:formula="of:=[.B32]-[.$B$5]" office:value-type="float" office:value="2.5" calcext:value-type="float">
            <text:p>2.5</text:p>
          </table:table-cell>
          <table:table-cell table:style-name="ce40" table:formula="of:=ABS([.C32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25" calcext:value-type="float">
            <text:p>25</text:p>
          </table:table-cell>
          <table:table-cell table:style-name="ce34" table:formula="of:=IF([.A33]/100&lt;[.$B$1];[.$B$2];-[.$B$2])" office:value-type="float" office:value="2.5" calcext:value-type="float">
            <text:p>2.5</text:p>
          </table:table-cell>
          <table:table-cell table:style-name="ce34" table:formula="of:=[.B33]-[.$B$5]" office:value-type="float" office:value="2.5" calcext:value-type="float">
            <text:p>2.5</text:p>
          </table:table-cell>
          <table:table-cell table:style-name="ce40" table:formula="of:=ABS([.C33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26" calcext:value-type="float">
            <text:p>26</text:p>
          </table:table-cell>
          <table:table-cell table:style-name="ce34" table:formula="of:=IF([.A34]/100&lt;[.$B$1];[.$B$2];-[.$B$2])" office:value-type="float" office:value="2.5" calcext:value-type="float">
            <text:p>2.5</text:p>
          </table:table-cell>
          <table:table-cell table:style-name="ce34" table:formula="of:=[.B34]-[.$B$5]" office:value-type="float" office:value="2.5" calcext:value-type="float">
            <text:p>2.5</text:p>
          </table:table-cell>
          <table:table-cell table:style-name="ce40" table:formula="of:=ABS([.C34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27" calcext:value-type="float">
            <text:p>27</text:p>
          </table:table-cell>
          <table:table-cell table:style-name="ce34" table:formula="of:=IF([.A35]/100&lt;[.$B$1];[.$B$2];-[.$B$2])" office:value-type="float" office:value="2.5" calcext:value-type="float">
            <text:p>2.5</text:p>
          </table:table-cell>
          <table:table-cell table:style-name="ce34" table:formula="of:=[.B35]-[.$B$5]" office:value-type="float" office:value="2.5" calcext:value-type="float">
            <text:p>2.5</text:p>
          </table:table-cell>
          <table:table-cell table:style-name="ce40" table:formula="of:=ABS([.C35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28" calcext:value-type="float">
            <text:p>28</text:p>
          </table:table-cell>
          <table:table-cell table:style-name="ce34" table:formula="of:=IF([.A36]/100&lt;[.$B$1];[.$B$2];-[.$B$2])" office:value-type="float" office:value="2.5" calcext:value-type="float">
            <text:p>2.5</text:p>
          </table:table-cell>
          <table:table-cell table:style-name="ce34" table:formula="of:=[.B36]-[.$B$5]" office:value-type="float" office:value="2.5" calcext:value-type="float">
            <text:p>2.5</text:p>
          </table:table-cell>
          <table:table-cell table:style-name="ce40" table:formula="of:=ABS([.C36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29" calcext:value-type="float">
            <text:p>29</text:p>
          </table:table-cell>
          <table:table-cell table:style-name="ce34" table:formula="of:=IF([.A37]/100&lt;[.$B$1];[.$B$2];-[.$B$2])" office:value-type="float" office:value="2.5" calcext:value-type="float">
            <text:p>2.5</text:p>
          </table:table-cell>
          <table:table-cell table:style-name="ce34" table:formula="of:=[.B37]-[.$B$5]" office:value-type="float" office:value="2.5" calcext:value-type="float">
            <text:p>2.5</text:p>
          </table:table-cell>
          <table:table-cell table:style-name="ce40" table:formula="of:=ABS([.C37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30" calcext:value-type="float">
            <text:p>30</text:p>
          </table:table-cell>
          <table:table-cell table:style-name="ce34" table:formula="of:=IF([.A38]/100&lt;[.$B$1];[.$B$2];-[.$B$2])" office:value-type="float" office:value="2.5" calcext:value-type="float">
            <text:p>2.5</text:p>
          </table:table-cell>
          <table:table-cell table:style-name="ce34" table:formula="of:=[.B38]-[.$B$5]" office:value-type="float" office:value="2.5" calcext:value-type="float">
            <text:p>2.5</text:p>
          </table:table-cell>
          <table:table-cell table:style-name="ce40" table:formula="of:=ABS([.C38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31" calcext:value-type="float">
            <text:p>31</text:p>
          </table:table-cell>
          <table:table-cell table:style-name="ce34" table:formula="of:=IF([.A39]/100&lt;[.$B$1];[.$B$2];-[.$B$2])" office:value-type="float" office:value="2.5" calcext:value-type="float">
            <text:p>2.5</text:p>
          </table:table-cell>
          <table:table-cell table:style-name="ce34" table:formula="of:=[.B39]-[.$B$5]" office:value-type="float" office:value="2.5" calcext:value-type="float">
            <text:p>2.5</text:p>
          </table:table-cell>
          <table:table-cell table:style-name="ce40" table:formula="of:=ABS([.C39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32" calcext:value-type="float">
            <text:p>32</text:p>
          </table:table-cell>
          <table:table-cell table:style-name="ce34" table:formula="of:=IF([.A40]/100&lt;[.$B$1];[.$B$2];-[.$B$2])" office:value-type="float" office:value="2.5" calcext:value-type="float">
            <text:p>2.5</text:p>
          </table:table-cell>
          <table:table-cell table:style-name="ce34" table:formula="of:=[.B40]-[.$B$5]" office:value-type="float" office:value="2.5" calcext:value-type="float">
            <text:p>2.5</text:p>
          </table:table-cell>
          <table:table-cell table:style-name="ce40" table:formula="of:=ABS([.C40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33" calcext:value-type="float">
            <text:p>33</text:p>
          </table:table-cell>
          <table:table-cell table:style-name="ce34" table:formula="of:=IF([.A41]/100&lt;[.$B$1];[.$B$2];-[.$B$2])" office:value-type="float" office:value="2.5" calcext:value-type="float">
            <text:p>2.5</text:p>
          </table:table-cell>
          <table:table-cell table:style-name="ce34" table:formula="of:=[.B41]-[.$B$5]" office:value-type="float" office:value="2.5" calcext:value-type="float">
            <text:p>2.5</text:p>
          </table:table-cell>
          <table:table-cell table:style-name="ce40" table:formula="of:=ABS([.C41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34" calcext:value-type="float">
            <text:p>34</text:p>
          </table:table-cell>
          <table:table-cell table:style-name="ce34" table:formula="of:=IF([.A42]/100&lt;[.$B$1];[.$B$2];-[.$B$2])" office:value-type="float" office:value="2.5" calcext:value-type="float">
            <text:p>2.5</text:p>
          </table:table-cell>
          <table:table-cell table:style-name="ce34" table:formula="of:=[.B42]-[.$B$5]" office:value-type="float" office:value="2.5" calcext:value-type="float">
            <text:p>2.5</text:p>
          </table:table-cell>
          <table:table-cell table:style-name="ce40" table:formula="of:=ABS([.C42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35" calcext:value-type="float">
            <text:p>35</text:p>
          </table:table-cell>
          <table:table-cell table:style-name="ce34" table:formula="of:=IF([.A43]/100&lt;[.$B$1];[.$B$2];-[.$B$2])" office:value-type="float" office:value="2.5" calcext:value-type="float">
            <text:p>2.5</text:p>
          </table:table-cell>
          <table:table-cell table:style-name="ce34" table:formula="of:=[.B43]-[.$B$5]" office:value-type="float" office:value="2.5" calcext:value-type="float">
            <text:p>2.5</text:p>
          </table:table-cell>
          <table:table-cell table:style-name="ce40" table:formula="of:=ABS([.C43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36" calcext:value-type="float">
            <text:p>36</text:p>
          </table:table-cell>
          <table:table-cell table:style-name="ce34" table:formula="of:=IF([.A44]/100&lt;[.$B$1];[.$B$2];-[.$B$2])" office:value-type="float" office:value="2.5" calcext:value-type="float">
            <text:p>2.5</text:p>
          </table:table-cell>
          <table:table-cell table:style-name="ce34" table:formula="of:=[.B44]-[.$B$5]" office:value-type="float" office:value="2.5" calcext:value-type="float">
            <text:p>2.5</text:p>
          </table:table-cell>
          <table:table-cell table:style-name="ce40" table:formula="of:=ABS([.C44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37" calcext:value-type="float">
            <text:p>37</text:p>
          </table:table-cell>
          <table:table-cell table:style-name="ce34" table:formula="of:=IF([.A45]/100&lt;[.$B$1];[.$B$2];-[.$B$2])" office:value-type="float" office:value="2.5" calcext:value-type="float">
            <text:p>2.5</text:p>
          </table:table-cell>
          <table:table-cell table:style-name="ce34" table:formula="of:=[.B45]-[.$B$5]" office:value-type="float" office:value="2.5" calcext:value-type="float">
            <text:p>2.5</text:p>
          </table:table-cell>
          <table:table-cell table:style-name="ce40" table:formula="of:=ABS([.C45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38" calcext:value-type="float">
            <text:p>38</text:p>
          </table:table-cell>
          <table:table-cell table:style-name="ce34" table:formula="of:=IF([.A46]/100&lt;[.$B$1];[.$B$2];-[.$B$2])" office:value-type="float" office:value="2.5" calcext:value-type="float">
            <text:p>2.5</text:p>
          </table:table-cell>
          <table:table-cell table:style-name="ce34" table:formula="of:=[.B46]-[.$B$5]" office:value-type="float" office:value="2.5" calcext:value-type="float">
            <text:p>2.5</text:p>
          </table:table-cell>
          <table:table-cell table:style-name="ce40" table:formula="of:=ABS([.C46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39" calcext:value-type="float">
            <text:p>39</text:p>
          </table:table-cell>
          <table:table-cell table:style-name="ce34" table:formula="of:=IF([.A47]/100&lt;[.$B$1];[.$B$2];-[.$B$2])" office:value-type="float" office:value="2.5" calcext:value-type="float">
            <text:p>2.5</text:p>
          </table:table-cell>
          <table:table-cell table:style-name="ce34" table:formula="of:=[.B47]-[.$B$5]" office:value-type="float" office:value="2.5" calcext:value-type="float">
            <text:p>2.5</text:p>
          </table:table-cell>
          <table:table-cell table:style-name="ce40" table:formula="of:=ABS([.C47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40" calcext:value-type="float">
            <text:p>40</text:p>
          </table:table-cell>
          <table:table-cell table:style-name="ce34" table:formula="of:=IF([.A48]/100&lt;[.$B$1];[.$B$2];-[.$B$2])" office:value-type="float" office:value="2.5" calcext:value-type="float">
            <text:p>2.5</text:p>
          </table:table-cell>
          <table:table-cell table:style-name="ce34" table:formula="of:=[.B48]-[.$B$5]" office:value-type="float" office:value="2.5" calcext:value-type="float">
            <text:p>2.5</text:p>
          </table:table-cell>
          <table:table-cell table:style-name="ce40" table:formula="of:=ABS([.C48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41" calcext:value-type="float">
            <text:p>41</text:p>
          </table:table-cell>
          <table:table-cell table:style-name="ce34" table:formula="of:=IF([.A49]/100&lt;[.$B$1];[.$B$2];-[.$B$2])" office:value-type="float" office:value="2.5" calcext:value-type="float">
            <text:p>2.5</text:p>
          </table:table-cell>
          <table:table-cell table:style-name="ce34" table:formula="of:=[.B49]-[.$B$5]" office:value-type="float" office:value="2.5" calcext:value-type="float">
            <text:p>2.5</text:p>
          </table:table-cell>
          <table:table-cell table:style-name="ce40" table:formula="of:=ABS([.C49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42" calcext:value-type="float">
            <text:p>42</text:p>
          </table:table-cell>
          <table:table-cell table:style-name="ce34" table:formula="of:=IF([.A50]/100&lt;[.$B$1];[.$B$2];-[.$B$2])" office:value-type="float" office:value="2.5" calcext:value-type="float">
            <text:p>2.5</text:p>
          </table:table-cell>
          <table:table-cell table:style-name="ce34" table:formula="of:=[.B50]-[.$B$5]" office:value-type="float" office:value="2.5" calcext:value-type="float">
            <text:p>2.5</text:p>
          </table:table-cell>
          <table:table-cell table:style-name="ce40" table:formula="of:=ABS([.C50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43" calcext:value-type="float">
            <text:p>43</text:p>
          </table:table-cell>
          <table:table-cell table:style-name="ce34" table:formula="of:=IF([.A51]/100&lt;[.$B$1];[.$B$2];-[.$B$2])" office:value-type="float" office:value="2.5" calcext:value-type="float">
            <text:p>2.5</text:p>
          </table:table-cell>
          <table:table-cell table:style-name="ce34" table:formula="of:=[.B51]-[.$B$5]" office:value-type="float" office:value="2.5" calcext:value-type="float">
            <text:p>2.5</text:p>
          </table:table-cell>
          <table:table-cell table:style-name="ce40" table:formula="of:=ABS([.C51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44" calcext:value-type="float">
            <text:p>44</text:p>
          </table:table-cell>
          <table:table-cell table:style-name="ce34" table:formula="of:=IF([.A52]/100&lt;[.$B$1];[.$B$2];-[.$B$2])" office:value-type="float" office:value="2.5" calcext:value-type="float">
            <text:p>2.5</text:p>
          </table:table-cell>
          <table:table-cell table:style-name="ce34" table:formula="of:=[.B52]-[.$B$5]" office:value-type="float" office:value="2.5" calcext:value-type="float">
            <text:p>2.5</text:p>
          </table:table-cell>
          <table:table-cell table:style-name="ce40" table:formula="of:=ABS([.C52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45" calcext:value-type="float">
            <text:p>45</text:p>
          </table:table-cell>
          <table:table-cell table:style-name="ce34" table:formula="of:=IF([.A53]/100&lt;[.$B$1];[.$B$2];-[.$B$2])" office:value-type="float" office:value="2.5" calcext:value-type="float">
            <text:p>2.5</text:p>
          </table:table-cell>
          <table:table-cell table:style-name="ce34" table:formula="of:=[.B53]-[.$B$5]" office:value-type="float" office:value="2.5" calcext:value-type="float">
            <text:p>2.5</text:p>
          </table:table-cell>
          <table:table-cell table:style-name="ce40" table:formula="of:=ABS([.C53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46" calcext:value-type="float">
            <text:p>46</text:p>
          </table:table-cell>
          <table:table-cell table:style-name="ce34" table:formula="of:=IF([.A54]/100&lt;[.$B$1];[.$B$2];-[.$B$2])" office:value-type="float" office:value="2.5" calcext:value-type="float">
            <text:p>2.5</text:p>
          </table:table-cell>
          <table:table-cell table:style-name="ce34" table:formula="of:=[.B54]-[.$B$5]" office:value-type="float" office:value="2.5" calcext:value-type="float">
            <text:p>2.5</text:p>
          </table:table-cell>
          <table:table-cell table:style-name="ce40" table:formula="of:=ABS([.C54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47" calcext:value-type="float">
            <text:p>47</text:p>
          </table:table-cell>
          <table:table-cell table:style-name="ce34" table:formula="of:=IF([.A55]/100&lt;[.$B$1];[.$B$2];-[.$B$2])" office:value-type="float" office:value="2.5" calcext:value-type="float">
            <text:p>2.5</text:p>
          </table:table-cell>
          <table:table-cell table:style-name="ce34" table:formula="of:=[.B55]-[.$B$5]" office:value-type="float" office:value="2.5" calcext:value-type="float">
            <text:p>2.5</text:p>
          </table:table-cell>
          <table:table-cell table:style-name="ce40" table:formula="of:=ABS([.C55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48" calcext:value-type="float">
            <text:p>48</text:p>
          </table:table-cell>
          <table:table-cell table:style-name="ce34" table:formula="of:=IF([.A56]/100&lt;[.$B$1];[.$B$2];-[.$B$2])" office:value-type="float" office:value="2.5" calcext:value-type="float">
            <text:p>2.5</text:p>
          </table:table-cell>
          <table:table-cell table:style-name="ce34" table:formula="of:=[.B56]-[.$B$5]" office:value-type="float" office:value="2.5" calcext:value-type="float">
            <text:p>2.5</text:p>
          </table:table-cell>
          <table:table-cell table:style-name="ce40" table:formula="of:=ABS([.C56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49" calcext:value-type="float">
            <text:p>49</text:p>
          </table:table-cell>
          <table:table-cell table:style-name="ce34" table:formula="of:=IF([.A57]/100&lt;[.$B$1];[.$B$2];-[.$B$2])" office:value-type="float" office:value="2.5" calcext:value-type="float">
            <text:p>2.5</text:p>
          </table:table-cell>
          <table:table-cell table:style-name="ce34" table:formula="of:=[.B57]-[.$B$5]" office:value-type="float" office:value="2.5" calcext:value-type="float">
            <text:p>2.5</text:p>
          </table:table-cell>
          <table:table-cell table:style-name="ce40" table:formula="of:=ABS([.C57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50" calcext:value-type="float">
            <text:p>50</text:p>
          </table:table-cell>
          <table:table-cell table:style-name="ce34" table:formula="of:=IF([.A58]/100&lt;[.$B$1];[.$B$2];-[.$B$2])" office:value-type="float" office:value="-2.5" calcext:value-type="float">
            <text:p>-2.5</text:p>
          </table:table-cell>
          <table:table-cell table:style-name="ce34" table:formula="of:=[.B58]-[.$B$5]" office:value-type="float" office:value="-2.5" calcext:value-type="float">
            <text:p>-2.5</text:p>
          </table:table-cell>
          <table:table-cell table:style-name="ce40" table:formula="of:=ABS([.C58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51" calcext:value-type="float">
            <text:p>51</text:p>
          </table:table-cell>
          <table:table-cell table:style-name="ce34" table:formula="of:=IF([.A59]/100&lt;[.$B$1];[.$B$2];-[.$B$2])" office:value-type="float" office:value="-2.5" calcext:value-type="float">
            <text:p>-2.5</text:p>
          </table:table-cell>
          <table:table-cell table:style-name="ce34" table:formula="of:=[.B59]-[.$B$5]" office:value-type="float" office:value="-2.5" calcext:value-type="float">
            <text:p>-2.5</text:p>
          </table:table-cell>
          <table:table-cell table:style-name="ce40" table:formula="of:=ABS([.C59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52" calcext:value-type="float">
            <text:p>52</text:p>
          </table:table-cell>
          <table:table-cell table:style-name="ce34" table:formula="of:=IF([.A60]/100&lt;[.$B$1];[.$B$2];-[.$B$2])" office:value-type="float" office:value="-2.5" calcext:value-type="float">
            <text:p>-2.5</text:p>
          </table:table-cell>
          <table:table-cell table:style-name="ce34" table:formula="of:=[.B60]-[.$B$5]" office:value-type="float" office:value="-2.5" calcext:value-type="float">
            <text:p>-2.5</text:p>
          </table:table-cell>
          <table:table-cell table:style-name="ce40" table:formula="of:=ABS([.C60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53" calcext:value-type="float">
            <text:p>53</text:p>
          </table:table-cell>
          <table:table-cell table:style-name="ce34" table:formula="of:=IF([.A61]/100&lt;[.$B$1];[.$B$2];-[.$B$2])" office:value-type="float" office:value="-2.5" calcext:value-type="float">
            <text:p>-2.5</text:p>
          </table:table-cell>
          <table:table-cell table:style-name="ce34" table:formula="of:=[.B61]-[.$B$5]" office:value-type="float" office:value="-2.5" calcext:value-type="float">
            <text:p>-2.5</text:p>
          </table:table-cell>
          <table:table-cell table:style-name="ce40" table:formula="of:=ABS([.C61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54" calcext:value-type="float">
            <text:p>54</text:p>
          </table:table-cell>
          <table:table-cell table:style-name="ce34" table:formula="of:=IF([.A62]/100&lt;[.$B$1];[.$B$2];-[.$B$2])" office:value-type="float" office:value="-2.5" calcext:value-type="float">
            <text:p>-2.5</text:p>
          </table:table-cell>
          <table:table-cell table:style-name="ce34" table:formula="of:=[.B62]-[.$B$5]" office:value-type="float" office:value="-2.5" calcext:value-type="float">
            <text:p>-2.5</text:p>
          </table:table-cell>
          <table:table-cell table:style-name="ce40" table:formula="of:=ABS([.C62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55" calcext:value-type="float">
            <text:p>55</text:p>
          </table:table-cell>
          <table:table-cell table:style-name="ce34" table:formula="of:=IF([.A63]/100&lt;[.$B$1];[.$B$2];-[.$B$2])" office:value-type="float" office:value="-2.5" calcext:value-type="float">
            <text:p>-2.5</text:p>
          </table:table-cell>
          <table:table-cell table:style-name="ce34" table:formula="of:=[.B63]-[.$B$5]" office:value-type="float" office:value="-2.5" calcext:value-type="float">
            <text:p>-2.5</text:p>
          </table:table-cell>
          <table:table-cell table:style-name="ce40" table:formula="of:=ABS([.C63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56" calcext:value-type="float">
            <text:p>56</text:p>
          </table:table-cell>
          <table:table-cell table:style-name="ce34" table:formula="of:=IF([.A64]/100&lt;[.$B$1];[.$B$2];-[.$B$2])" office:value-type="float" office:value="-2.5" calcext:value-type="float">
            <text:p>-2.5</text:p>
          </table:table-cell>
          <table:table-cell table:style-name="ce34" table:formula="of:=[.B64]-[.$B$5]" office:value-type="float" office:value="-2.5" calcext:value-type="float">
            <text:p>-2.5</text:p>
          </table:table-cell>
          <table:table-cell table:style-name="ce40" table:formula="of:=ABS([.C64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57" calcext:value-type="float">
            <text:p>57</text:p>
          </table:table-cell>
          <table:table-cell table:style-name="ce34" table:formula="of:=IF([.A65]/100&lt;[.$B$1];[.$B$2];-[.$B$2])" office:value-type="float" office:value="-2.5" calcext:value-type="float">
            <text:p>-2.5</text:p>
          </table:table-cell>
          <table:table-cell table:style-name="ce34" table:formula="of:=[.B65]-[.$B$5]" office:value-type="float" office:value="-2.5" calcext:value-type="float">
            <text:p>-2.5</text:p>
          </table:table-cell>
          <table:table-cell table:style-name="ce40" table:formula="of:=ABS([.C65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58" calcext:value-type="float">
            <text:p>58</text:p>
          </table:table-cell>
          <table:table-cell table:style-name="ce34" table:formula="of:=IF([.A66]/100&lt;[.$B$1];[.$B$2];-[.$B$2])" office:value-type="float" office:value="-2.5" calcext:value-type="float">
            <text:p>-2.5</text:p>
          </table:table-cell>
          <table:table-cell table:style-name="ce34" table:formula="of:=[.B66]-[.$B$5]" office:value-type="float" office:value="-2.5" calcext:value-type="float">
            <text:p>-2.5</text:p>
          </table:table-cell>
          <table:table-cell table:style-name="ce40" table:formula="of:=ABS([.C66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59" calcext:value-type="float">
            <text:p>59</text:p>
          </table:table-cell>
          <table:table-cell table:style-name="ce34" table:formula="of:=IF([.A67]/100&lt;[.$B$1];[.$B$2];-[.$B$2])" office:value-type="float" office:value="-2.5" calcext:value-type="float">
            <text:p>-2.5</text:p>
          </table:table-cell>
          <table:table-cell table:style-name="ce34" table:formula="of:=[.B67]-[.$B$5]" office:value-type="float" office:value="-2.5" calcext:value-type="float">
            <text:p>-2.5</text:p>
          </table:table-cell>
          <table:table-cell table:style-name="ce40" table:formula="of:=ABS([.C67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60" calcext:value-type="float">
            <text:p>60</text:p>
          </table:table-cell>
          <table:table-cell table:style-name="ce34" table:formula="of:=IF([.A68]/100&lt;[.$B$1];[.$B$2];-[.$B$2])" office:value-type="float" office:value="-2.5" calcext:value-type="float">
            <text:p>-2.5</text:p>
          </table:table-cell>
          <table:table-cell table:style-name="ce34" table:formula="of:=[.B68]-[.$B$5]" office:value-type="float" office:value="-2.5" calcext:value-type="float">
            <text:p>-2.5</text:p>
          </table:table-cell>
          <table:table-cell table:style-name="ce40" table:formula="of:=ABS([.C68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61" calcext:value-type="float">
            <text:p>61</text:p>
          </table:table-cell>
          <table:table-cell table:style-name="ce34" table:formula="of:=IF([.A69]/100&lt;[.$B$1];[.$B$2];-[.$B$2])" office:value-type="float" office:value="-2.5" calcext:value-type="float">
            <text:p>-2.5</text:p>
          </table:table-cell>
          <table:table-cell table:style-name="ce34" table:formula="of:=[.B69]-[.$B$5]" office:value-type="float" office:value="-2.5" calcext:value-type="float">
            <text:p>-2.5</text:p>
          </table:table-cell>
          <table:table-cell table:style-name="ce40" table:formula="of:=ABS([.C69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62" calcext:value-type="float">
            <text:p>62</text:p>
          </table:table-cell>
          <table:table-cell table:style-name="ce34" table:formula="of:=IF([.A70]/100&lt;[.$B$1];[.$B$2];-[.$B$2])" office:value-type="float" office:value="-2.5" calcext:value-type="float">
            <text:p>-2.5</text:p>
          </table:table-cell>
          <table:table-cell table:style-name="ce34" table:formula="of:=[.B70]-[.$B$5]" office:value-type="float" office:value="-2.5" calcext:value-type="float">
            <text:p>-2.5</text:p>
          </table:table-cell>
          <table:table-cell table:style-name="ce40" table:formula="of:=ABS([.C70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63" calcext:value-type="float">
            <text:p>63</text:p>
          </table:table-cell>
          <table:table-cell table:style-name="ce34" table:formula="of:=IF([.A71]/100&lt;[.$B$1];[.$B$2];-[.$B$2])" office:value-type="float" office:value="-2.5" calcext:value-type="float">
            <text:p>-2.5</text:p>
          </table:table-cell>
          <table:table-cell table:style-name="ce34" table:formula="of:=[.B71]-[.$B$5]" office:value-type="float" office:value="-2.5" calcext:value-type="float">
            <text:p>-2.5</text:p>
          </table:table-cell>
          <table:table-cell table:style-name="ce40" table:formula="of:=ABS([.C71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64" calcext:value-type="float">
            <text:p>64</text:p>
          </table:table-cell>
          <table:table-cell table:style-name="ce34" table:formula="of:=IF([.A72]/100&lt;[.$B$1];[.$B$2];-[.$B$2])" office:value-type="float" office:value="-2.5" calcext:value-type="float">
            <text:p>-2.5</text:p>
          </table:table-cell>
          <table:table-cell table:style-name="ce34" table:formula="of:=[.B72]-[.$B$5]" office:value-type="float" office:value="-2.5" calcext:value-type="float">
            <text:p>-2.5</text:p>
          </table:table-cell>
          <table:table-cell table:style-name="ce40" table:formula="of:=ABS([.C72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65" calcext:value-type="float">
            <text:p>65</text:p>
          </table:table-cell>
          <table:table-cell table:style-name="ce34" table:formula="of:=IF([.A73]/100&lt;[.$B$1];[.$B$2];-[.$B$2])" office:value-type="float" office:value="-2.5" calcext:value-type="float">
            <text:p>-2.5</text:p>
          </table:table-cell>
          <table:table-cell table:style-name="ce34" table:formula="of:=[.B73]-[.$B$5]" office:value-type="float" office:value="-2.5" calcext:value-type="float">
            <text:p>-2.5</text:p>
          </table:table-cell>
          <table:table-cell table:style-name="ce40" table:formula="of:=ABS([.C73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66" calcext:value-type="float">
            <text:p>66</text:p>
          </table:table-cell>
          <table:table-cell table:style-name="ce34" table:formula="of:=IF([.A74]/100&lt;[.$B$1];[.$B$2];-[.$B$2])" office:value-type="float" office:value="-2.5" calcext:value-type="float">
            <text:p>-2.5</text:p>
          </table:table-cell>
          <table:table-cell table:style-name="ce34" table:formula="of:=[.B74]-[.$B$5]" office:value-type="float" office:value="-2.5" calcext:value-type="float">
            <text:p>-2.5</text:p>
          </table:table-cell>
          <table:table-cell table:style-name="ce40" table:formula="of:=ABS([.C74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67" calcext:value-type="float">
            <text:p>67</text:p>
          </table:table-cell>
          <table:table-cell table:style-name="ce34" table:formula="of:=IF([.A75]/100&lt;[.$B$1];[.$B$2];-[.$B$2])" office:value-type="float" office:value="-2.5" calcext:value-type="float">
            <text:p>-2.5</text:p>
          </table:table-cell>
          <table:table-cell table:style-name="ce34" table:formula="of:=[.B75]-[.$B$5]" office:value-type="float" office:value="-2.5" calcext:value-type="float">
            <text:p>-2.5</text:p>
          </table:table-cell>
          <table:table-cell table:style-name="ce40" table:formula="of:=ABS([.C75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68" calcext:value-type="float">
            <text:p>68</text:p>
          </table:table-cell>
          <table:table-cell table:style-name="ce34" table:formula="of:=IF([.A76]/100&lt;[.$B$1];[.$B$2];-[.$B$2])" office:value-type="float" office:value="-2.5" calcext:value-type="float">
            <text:p>-2.5</text:p>
          </table:table-cell>
          <table:table-cell table:style-name="ce34" table:formula="of:=[.B76]-[.$B$5]" office:value-type="float" office:value="-2.5" calcext:value-type="float">
            <text:p>-2.5</text:p>
          </table:table-cell>
          <table:table-cell table:style-name="ce40" table:formula="of:=ABS([.C76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69" calcext:value-type="float">
            <text:p>69</text:p>
          </table:table-cell>
          <table:table-cell table:style-name="ce34" table:formula="of:=IF([.A77]/100&lt;[.$B$1];[.$B$2];-[.$B$2])" office:value-type="float" office:value="-2.5" calcext:value-type="float">
            <text:p>-2.5</text:p>
          </table:table-cell>
          <table:table-cell table:style-name="ce34" table:formula="of:=[.B77]-[.$B$5]" office:value-type="float" office:value="-2.5" calcext:value-type="float">
            <text:p>-2.5</text:p>
          </table:table-cell>
          <table:table-cell table:style-name="ce40" table:formula="of:=ABS([.C77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70" calcext:value-type="float">
            <text:p>70</text:p>
          </table:table-cell>
          <table:table-cell table:style-name="ce34" table:formula="of:=IF([.A78]/100&lt;[.$B$1];[.$B$2];-[.$B$2])" office:value-type="float" office:value="-2.5" calcext:value-type="float">
            <text:p>-2.5</text:p>
          </table:table-cell>
          <table:table-cell table:style-name="ce34" table:formula="of:=[.B78]-[.$B$5]" office:value-type="float" office:value="-2.5" calcext:value-type="float">
            <text:p>-2.5</text:p>
          </table:table-cell>
          <table:table-cell table:style-name="ce40" table:formula="of:=ABS([.C78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71" calcext:value-type="float">
            <text:p>71</text:p>
          </table:table-cell>
          <table:table-cell table:style-name="ce34" table:formula="of:=IF([.A79]/100&lt;[.$B$1];[.$B$2];-[.$B$2])" office:value-type="float" office:value="-2.5" calcext:value-type="float">
            <text:p>-2.5</text:p>
          </table:table-cell>
          <table:table-cell table:style-name="ce34" table:formula="of:=[.B79]-[.$B$5]" office:value-type="float" office:value="-2.5" calcext:value-type="float">
            <text:p>-2.5</text:p>
          </table:table-cell>
          <table:table-cell table:style-name="ce40" table:formula="of:=ABS([.C79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72" calcext:value-type="float">
            <text:p>72</text:p>
          </table:table-cell>
          <table:table-cell table:style-name="ce34" table:formula="of:=IF([.A80]/100&lt;[.$B$1];[.$B$2];-[.$B$2])" office:value-type="float" office:value="-2.5" calcext:value-type="float">
            <text:p>-2.5</text:p>
          </table:table-cell>
          <table:table-cell table:style-name="ce34" table:formula="of:=[.B80]-[.$B$5]" office:value-type="float" office:value="-2.5" calcext:value-type="float">
            <text:p>-2.5</text:p>
          </table:table-cell>
          <table:table-cell table:style-name="ce40" table:formula="of:=ABS([.C80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73" calcext:value-type="float">
            <text:p>73</text:p>
          </table:table-cell>
          <table:table-cell table:style-name="ce34" table:formula="of:=IF([.A81]/100&lt;[.$B$1];[.$B$2];-[.$B$2])" office:value-type="float" office:value="-2.5" calcext:value-type="float">
            <text:p>-2.5</text:p>
          </table:table-cell>
          <table:table-cell table:style-name="ce34" table:formula="of:=[.B81]-[.$B$5]" office:value-type="float" office:value="-2.5" calcext:value-type="float">
            <text:p>-2.5</text:p>
          </table:table-cell>
          <table:table-cell table:style-name="ce40" table:formula="of:=ABS([.C81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74" calcext:value-type="float">
            <text:p>74</text:p>
          </table:table-cell>
          <table:table-cell table:style-name="ce34" table:formula="of:=IF([.A82]/100&lt;[.$B$1];[.$B$2];-[.$B$2])" office:value-type="float" office:value="-2.5" calcext:value-type="float">
            <text:p>-2.5</text:p>
          </table:table-cell>
          <table:table-cell table:style-name="ce34" table:formula="of:=[.B82]-[.$B$5]" office:value-type="float" office:value="-2.5" calcext:value-type="float">
            <text:p>-2.5</text:p>
          </table:table-cell>
          <table:table-cell table:style-name="ce40" table:formula="of:=ABS([.C82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75" calcext:value-type="float">
            <text:p>75</text:p>
          </table:table-cell>
          <table:table-cell table:style-name="ce34" table:formula="of:=IF([.A83]/100&lt;[.$B$1];[.$B$2];-[.$B$2])" office:value-type="float" office:value="-2.5" calcext:value-type="float">
            <text:p>-2.5</text:p>
          </table:table-cell>
          <table:table-cell table:style-name="ce34" table:formula="of:=[.B83]-[.$B$5]" office:value-type="float" office:value="-2.5" calcext:value-type="float">
            <text:p>-2.5</text:p>
          </table:table-cell>
          <table:table-cell table:style-name="ce40" table:formula="of:=ABS([.C83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76" calcext:value-type="float">
            <text:p>76</text:p>
          </table:table-cell>
          <table:table-cell table:style-name="ce34" table:formula="of:=IF([.A84]/100&lt;[.$B$1];[.$B$2];-[.$B$2])" office:value-type="float" office:value="-2.5" calcext:value-type="float">
            <text:p>-2.5</text:p>
          </table:table-cell>
          <table:table-cell table:style-name="ce34" table:formula="of:=[.B84]-[.$B$5]" office:value-type="float" office:value="-2.5" calcext:value-type="float">
            <text:p>-2.5</text:p>
          </table:table-cell>
          <table:table-cell table:style-name="ce40" table:formula="of:=ABS([.C84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77" calcext:value-type="float">
            <text:p>77</text:p>
          </table:table-cell>
          <table:table-cell table:style-name="ce34" table:formula="of:=IF([.A85]/100&lt;[.$B$1];[.$B$2];-[.$B$2])" office:value-type="float" office:value="-2.5" calcext:value-type="float">
            <text:p>-2.5</text:p>
          </table:table-cell>
          <table:table-cell table:style-name="ce34" table:formula="of:=[.B85]-[.$B$5]" office:value-type="float" office:value="-2.5" calcext:value-type="float">
            <text:p>-2.5</text:p>
          </table:table-cell>
          <table:table-cell table:style-name="ce40" table:formula="of:=ABS([.C85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78" calcext:value-type="float">
            <text:p>78</text:p>
          </table:table-cell>
          <table:table-cell table:style-name="ce34" table:formula="of:=IF([.A86]/100&lt;[.$B$1];[.$B$2];-[.$B$2])" office:value-type="float" office:value="-2.5" calcext:value-type="float">
            <text:p>-2.5</text:p>
          </table:table-cell>
          <table:table-cell table:style-name="ce34" table:formula="of:=[.B86]-[.$B$5]" office:value-type="float" office:value="-2.5" calcext:value-type="float">
            <text:p>-2.5</text:p>
          </table:table-cell>
          <table:table-cell table:style-name="ce40" table:formula="of:=ABS([.C86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79" calcext:value-type="float">
            <text:p>79</text:p>
          </table:table-cell>
          <table:table-cell table:style-name="ce34" table:formula="of:=IF([.A87]/100&lt;[.$B$1];[.$B$2];-[.$B$2])" office:value-type="float" office:value="-2.5" calcext:value-type="float">
            <text:p>-2.5</text:p>
          </table:table-cell>
          <table:table-cell table:style-name="ce34" table:formula="of:=[.B87]-[.$B$5]" office:value-type="float" office:value="-2.5" calcext:value-type="float">
            <text:p>-2.5</text:p>
          </table:table-cell>
          <table:table-cell table:style-name="ce40" table:formula="of:=ABS([.C87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80" calcext:value-type="float">
            <text:p>80</text:p>
          </table:table-cell>
          <table:table-cell table:style-name="ce34" table:formula="of:=IF([.A88]/100&lt;[.$B$1];[.$B$2];-[.$B$2])" office:value-type="float" office:value="-2.5" calcext:value-type="float">
            <text:p>-2.5</text:p>
          </table:table-cell>
          <table:table-cell table:style-name="ce34" table:formula="of:=[.B88]-[.$B$5]" office:value-type="float" office:value="-2.5" calcext:value-type="float">
            <text:p>-2.5</text:p>
          </table:table-cell>
          <table:table-cell table:style-name="ce40" table:formula="of:=ABS([.C88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81" calcext:value-type="float">
            <text:p>81</text:p>
          </table:table-cell>
          <table:table-cell table:style-name="ce34" table:formula="of:=IF([.A89]/100&lt;[.$B$1];[.$B$2];-[.$B$2])" office:value-type="float" office:value="-2.5" calcext:value-type="float">
            <text:p>-2.5</text:p>
          </table:table-cell>
          <table:table-cell table:style-name="ce34" table:formula="of:=[.B89]-[.$B$5]" office:value-type="float" office:value="-2.5" calcext:value-type="float">
            <text:p>-2.5</text:p>
          </table:table-cell>
          <table:table-cell table:style-name="ce40" table:formula="of:=ABS([.C89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82" calcext:value-type="float">
            <text:p>82</text:p>
          </table:table-cell>
          <table:table-cell table:style-name="ce34" table:formula="of:=IF([.A90]/100&lt;[.$B$1];[.$B$2];-[.$B$2])" office:value-type="float" office:value="-2.5" calcext:value-type="float">
            <text:p>-2.5</text:p>
          </table:table-cell>
          <table:table-cell table:style-name="ce34" table:formula="of:=[.B90]-[.$B$5]" office:value-type="float" office:value="-2.5" calcext:value-type="float">
            <text:p>-2.5</text:p>
          </table:table-cell>
          <table:table-cell table:style-name="ce40" table:formula="of:=ABS([.C90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83" calcext:value-type="float">
            <text:p>83</text:p>
          </table:table-cell>
          <table:table-cell table:style-name="ce34" table:formula="of:=IF([.A91]/100&lt;[.$B$1];[.$B$2];-[.$B$2])" office:value-type="float" office:value="-2.5" calcext:value-type="float">
            <text:p>-2.5</text:p>
          </table:table-cell>
          <table:table-cell table:style-name="ce34" table:formula="of:=[.B91]-[.$B$5]" office:value-type="float" office:value="-2.5" calcext:value-type="float">
            <text:p>-2.5</text:p>
          </table:table-cell>
          <table:table-cell table:style-name="ce40" table:formula="of:=ABS([.C91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84" calcext:value-type="float">
            <text:p>84</text:p>
          </table:table-cell>
          <table:table-cell table:style-name="ce34" table:formula="of:=IF([.A92]/100&lt;[.$B$1];[.$B$2];-[.$B$2])" office:value-type="float" office:value="-2.5" calcext:value-type="float">
            <text:p>-2.5</text:p>
          </table:table-cell>
          <table:table-cell table:style-name="ce34" table:formula="of:=[.B92]-[.$B$5]" office:value-type="float" office:value="-2.5" calcext:value-type="float">
            <text:p>-2.5</text:p>
          </table:table-cell>
          <table:table-cell table:style-name="ce40" table:formula="of:=ABS([.C92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85" calcext:value-type="float">
            <text:p>85</text:p>
          </table:table-cell>
          <table:table-cell table:style-name="ce34" table:formula="of:=IF([.A93]/100&lt;[.$B$1];[.$B$2];-[.$B$2])" office:value-type="float" office:value="-2.5" calcext:value-type="float">
            <text:p>-2.5</text:p>
          </table:table-cell>
          <table:table-cell table:style-name="ce34" table:formula="of:=[.B93]-[.$B$5]" office:value-type="float" office:value="-2.5" calcext:value-type="float">
            <text:p>-2.5</text:p>
          </table:table-cell>
          <table:table-cell table:style-name="ce40" table:formula="of:=ABS([.C93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86" calcext:value-type="float">
            <text:p>86</text:p>
          </table:table-cell>
          <table:table-cell table:style-name="ce34" table:formula="of:=IF([.A94]/100&lt;[.$B$1];[.$B$2];-[.$B$2])" office:value-type="float" office:value="-2.5" calcext:value-type="float">
            <text:p>-2.5</text:p>
          </table:table-cell>
          <table:table-cell table:style-name="ce34" table:formula="of:=[.B94]-[.$B$5]" office:value-type="float" office:value="-2.5" calcext:value-type="float">
            <text:p>-2.5</text:p>
          </table:table-cell>
          <table:table-cell table:style-name="ce40" table:formula="of:=ABS([.C94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87" calcext:value-type="float">
            <text:p>87</text:p>
          </table:table-cell>
          <table:table-cell table:style-name="ce34" table:formula="of:=IF([.A95]/100&lt;[.$B$1];[.$B$2];-[.$B$2])" office:value-type="float" office:value="-2.5" calcext:value-type="float">
            <text:p>-2.5</text:p>
          </table:table-cell>
          <table:table-cell table:style-name="ce34" table:formula="of:=[.B95]-[.$B$5]" office:value-type="float" office:value="-2.5" calcext:value-type="float">
            <text:p>-2.5</text:p>
          </table:table-cell>
          <table:table-cell table:style-name="ce40" table:formula="of:=ABS([.C95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88" calcext:value-type="float">
            <text:p>88</text:p>
          </table:table-cell>
          <table:table-cell table:style-name="ce34" table:formula="of:=IF([.A96]/100&lt;[.$B$1];[.$B$2];-[.$B$2])" office:value-type="float" office:value="-2.5" calcext:value-type="float">
            <text:p>-2.5</text:p>
          </table:table-cell>
          <table:table-cell table:style-name="ce34" table:formula="of:=[.B96]-[.$B$5]" office:value-type="float" office:value="-2.5" calcext:value-type="float">
            <text:p>-2.5</text:p>
          </table:table-cell>
          <table:table-cell table:style-name="ce40" table:formula="of:=ABS([.C96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89" calcext:value-type="float">
            <text:p>89</text:p>
          </table:table-cell>
          <table:table-cell table:style-name="ce34" table:formula="of:=IF([.A97]/100&lt;[.$B$1];[.$B$2];-[.$B$2])" office:value-type="float" office:value="-2.5" calcext:value-type="float">
            <text:p>-2.5</text:p>
          </table:table-cell>
          <table:table-cell table:style-name="ce34" table:formula="of:=[.B97]-[.$B$5]" office:value-type="float" office:value="-2.5" calcext:value-type="float">
            <text:p>-2.5</text:p>
          </table:table-cell>
          <table:table-cell table:style-name="ce40" table:formula="of:=ABS([.C97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90" calcext:value-type="float">
            <text:p>90</text:p>
          </table:table-cell>
          <table:table-cell table:style-name="ce34" table:formula="of:=IF([.A98]/100&lt;[.$B$1];[.$B$2];-[.$B$2])" office:value-type="float" office:value="-2.5" calcext:value-type="float">
            <text:p>-2.5</text:p>
          </table:table-cell>
          <table:table-cell table:style-name="ce34" table:formula="of:=[.B98]-[.$B$5]" office:value-type="float" office:value="-2.5" calcext:value-type="float">
            <text:p>-2.5</text:p>
          </table:table-cell>
          <table:table-cell table:style-name="ce40" table:formula="of:=ABS([.C98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91" calcext:value-type="float">
            <text:p>91</text:p>
          </table:table-cell>
          <table:table-cell table:style-name="ce34" table:formula="of:=IF([.A99]/100&lt;[.$B$1];[.$B$2];-[.$B$2])" office:value-type="float" office:value="-2.5" calcext:value-type="float">
            <text:p>-2.5</text:p>
          </table:table-cell>
          <table:table-cell table:style-name="ce34" table:formula="of:=[.B99]-[.$B$5]" office:value-type="float" office:value="-2.5" calcext:value-type="float">
            <text:p>-2.5</text:p>
          </table:table-cell>
          <table:table-cell table:style-name="ce40" table:formula="of:=ABS([.C99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92" calcext:value-type="float">
            <text:p>92</text:p>
          </table:table-cell>
          <table:table-cell table:style-name="ce34" table:formula="of:=IF([.A100]/100&lt;[.$B$1];[.$B$2];-[.$B$2])" office:value-type="float" office:value="-2.5" calcext:value-type="float">
            <text:p>-2.5</text:p>
          </table:table-cell>
          <table:table-cell table:style-name="ce34" table:formula="of:=[.B100]-[.$B$5]" office:value-type="float" office:value="-2.5" calcext:value-type="float">
            <text:p>-2.5</text:p>
          </table:table-cell>
          <table:table-cell table:style-name="ce40" table:formula="of:=ABS([.C100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93" calcext:value-type="float">
            <text:p>93</text:p>
          </table:table-cell>
          <table:table-cell table:style-name="ce34" table:formula="of:=IF([.A101]/100&lt;[.$B$1];[.$B$2];-[.$B$2])" office:value-type="float" office:value="-2.5" calcext:value-type="float">
            <text:p>-2.5</text:p>
          </table:table-cell>
          <table:table-cell table:style-name="ce34" table:formula="of:=[.B101]-[.$B$5]" office:value-type="float" office:value="-2.5" calcext:value-type="float">
            <text:p>-2.5</text:p>
          </table:table-cell>
          <table:table-cell table:style-name="ce40" table:formula="of:=ABS([.C101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94" calcext:value-type="float">
            <text:p>94</text:p>
          </table:table-cell>
          <table:table-cell table:style-name="ce34" table:formula="of:=IF([.A102]/100&lt;[.$B$1];[.$B$2];-[.$B$2])" office:value-type="float" office:value="-2.5" calcext:value-type="float">
            <text:p>-2.5</text:p>
          </table:table-cell>
          <table:table-cell table:style-name="ce34" table:formula="of:=[.B102]-[.$B$5]" office:value-type="float" office:value="-2.5" calcext:value-type="float">
            <text:p>-2.5</text:p>
          </table:table-cell>
          <table:table-cell table:style-name="ce40" table:formula="of:=ABS([.C102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95" calcext:value-type="float">
            <text:p>95</text:p>
          </table:table-cell>
          <table:table-cell table:style-name="ce34" table:formula="of:=IF([.A103]/100&lt;[.$B$1];[.$B$2];-[.$B$2])" office:value-type="float" office:value="-2.5" calcext:value-type="float">
            <text:p>-2.5</text:p>
          </table:table-cell>
          <table:table-cell table:style-name="ce34" table:formula="of:=[.B103]-[.$B$5]" office:value-type="float" office:value="-2.5" calcext:value-type="float">
            <text:p>-2.5</text:p>
          </table:table-cell>
          <table:table-cell table:style-name="ce40" table:formula="of:=ABS([.C103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96" calcext:value-type="float">
            <text:p>96</text:p>
          </table:table-cell>
          <table:table-cell table:style-name="ce34" table:formula="of:=IF([.A104]/100&lt;[.$B$1];[.$B$2];-[.$B$2])" office:value-type="float" office:value="-2.5" calcext:value-type="float">
            <text:p>-2.5</text:p>
          </table:table-cell>
          <table:table-cell table:style-name="ce34" table:formula="of:=[.B104]-[.$B$5]" office:value-type="float" office:value="-2.5" calcext:value-type="float">
            <text:p>-2.5</text:p>
          </table:table-cell>
          <table:table-cell table:style-name="ce40" table:formula="of:=ABS([.C104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97" calcext:value-type="float">
            <text:p>97</text:p>
          </table:table-cell>
          <table:table-cell table:style-name="ce34" table:formula="of:=IF([.A105]/100&lt;[.$B$1];[.$B$2];-[.$B$2])" office:value-type="float" office:value="-2.5" calcext:value-type="float">
            <text:p>-2.5</text:p>
          </table:table-cell>
          <table:table-cell table:style-name="ce34" table:formula="of:=[.B105]-[.$B$5]" office:value-type="float" office:value="-2.5" calcext:value-type="float">
            <text:p>-2.5</text:p>
          </table:table-cell>
          <table:table-cell table:style-name="ce40" table:formula="of:=ABS([.C105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98" calcext:value-type="float">
            <text:p>98</text:p>
          </table:table-cell>
          <table:table-cell table:style-name="ce34" table:formula="of:=IF([.A106]/100&lt;[.$B$1];[.$B$2];-[.$B$2])" office:value-type="float" office:value="-2.5" calcext:value-type="float">
            <text:p>-2.5</text:p>
          </table:table-cell>
          <table:table-cell table:style-name="ce34" table:formula="of:=[.B106]-[.$B$5]" office:value-type="float" office:value="-2.5" calcext:value-type="float">
            <text:p>-2.5</text:p>
          </table:table-cell>
          <table:table-cell table:style-name="ce40" table:formula="of:=ABS([.C106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99" calcext:value-type="float">
            <text:p>99</text:p>
          </table:table-cell>
          <table:table-cell table:style-name="ce35" table:formula="of:=IF([.A107]/100&lt;[.$B$1];[.$B$2];-[.$B$2])" office:value-type="float" office:value="-2.5" calcext:value-type="float">
            <text:p>-2.5</text:p>
          </table:table-cell>
          <table:table-cell table:style-name="ce35" table:formula="of:=[.B107]-[.$B$5]" office:value-type="float" office:value="-2.5" calcext:value-type="float">
            <text:p>-2.5</text:p>
          </table:table-cell>
          <table:table-cell table:style-name="ce41" table:formula="of:=ABS([.C107])" office:value-type="float" office:value="2.5" calcext:value-type="float">
            <text:p>2.5</text:p>
          </table:table-cell>
        </table:table-row>
        <table:table-row table:style-name="ro1" table:number-rows-repeated="104846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pulse" table:style-name="ta1">
        <table:shapes>
          <draw:frame draw:z-index="0" draw:style-name="gr1" draw:text-style-name="P1" svg:width="216.33mm" svg:height="89.99mm" svg:x="100.18mm" svg:y="6.13mm">
            <draw:object draw:notify-on-update-of-ranges="pulse.A8:pulse.A107 pulse.C7:pulse.C7 pulse.C8:pulse.C107 pulse.A8:pulse.A107 pulse.B7:pulse.B7 pulse.B8:pulse.B107 pulse.A8:pulse.A107 pulse.D7:pulse.D7 pulse.D8:pulse.D10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7"/>
        <table:table-column table:style-name="co1" table:default-cell-style-name="Default"/>
        <table:table-row table:style-name="ro1">
          <table:table-cell table:style-name="ce2" office:value-type="string" calcext:value-type="string">
            <text:p>Duty</text:p>
          </table:table-cell>
          <table:table-cell table:style-name="ce29" office:value-type="percentage" office:value="0.5" calcext:value-type="percentage">
            <text:p>50.0%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eak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10" office:value-type="string" calcext:value-type="string">
            <text:p>DC Coupled</text:p>
          </table:table-cell>
          <table:table-cell table:style-name="ce18" office:value-type="string" calcext:value-type="string" table:number-columns-spanned="2" table:number-rows-spanned="1">
            <text:p>AC Coupled</text:p>
          </table:table-cell>
          <table:covered-table-cell table:style-name="ce20"/>
        </table:table-row>
        <table:table-row table:style-name="ro1">
          <table:table-cell table:style-name="ce4" office:value-type="string" calcext:value-type="string">
            <text:p>RMS</text:p>
          </table:table-cell>
          <table:table-cell table:style-name="ce11" table:formula="of:=SQRT(SUMSQ([.B8:.B107])/100)" office:value-type="float" office:value="3.53553390593274" calcext:value-type="float">
            <text:p>3.5355</text:p>
          </table:table-cell>
          <table:table-cell table:style-name="ce72" table:formula="of:=SQRT(SUMSQ([.C8:.C107])/100)" office:value-type="float" office:value="2.5" calcext:value-type="float">
            <text:p>2.5</text:p>
          </table:table-cell>
          <table:table-cell table:style-name="ce63"/>
        </table:table-row>
        <table:table-row table:style-name="ro1">
          <table:table-cell table:style-name="ce5" office:value-type="string" calcext:value-type="string">
            <text:p>Ave</text:p>
          </table:table-cell>
          <table:table-cell table:style-name="ce73" table:formula="of:=AVERAGE([.B8:.B107])" office:value-type="float" office:value="2.5" calcext:value-type="float">
            <text:p>2.5</text:p>
          </table:table-cell>
          <table:table-cell table:style-name="ce73" table:formula="of:=AVERAGE([.C8:.C107])" office:value-type="float" office:value="0" calcext:value-type="float">
            <text:p>0</text:p>
          </table:table-cell>
          <table:table-cell table:style-name="ce78" table:formula="of:=AVERAGE([.D8:.D107])" office:value-type="float" office:value="2.5" calcext:value-type="float">
            <text:p>2.5</text:p>
          </table:table-cell>
        </table:table-row>
        <table:table-row table:style-name="ro1">
          <table:table-cell table:style-name="ce27" office:value-type="string" calcext:value-type="string">
            <text:p>RS-14</text:p>
          </table:table-cell>
          <table:table-cell table:style-name="ce74" table:number-columns-repeated="2"/>
          <table:table-cell table:style-name="ce23" table:formula="of:=[.D5]*1.1107" office:value-type="float" office:value="2.77675" calcext:value-type="float">
            <text:p>2.7768</text:p>
          </table:table-cell>
        </table:table-row>
        <table:table-row table:style-name="ro1">
          <table:table-cell table:style-name="ce33" office:value-type="string" calcext:value-type="string">
            <text:p>Sample</text:p>
          </table:table-cell>
          <table:table-cell table:style-name="ce45" office:value-type="string" calcext:value-type="string">
            <text:p>Wave</text:p>
          </table:table-cell>
          <table:table-cell table:style-name="ce50" office:value-type="string" calcext:value-type="string">
            <text:p>AC Wave</text:p>
          </table:table-cell>
          <table:table-cell table:style-name="ce55" office:value-type="string" calcext:value-type="string">
            <text:p>AC Wave Rec</text:p>
          </table:table-cell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 table:style-name="ce34" table:formula="of:=IF([.A8]/100&lt;[.$B$1];[.$B$2];0)" office:value-type="float" office:value="5" calcext:value-type="float">
            <text:p>5</text:p>
          </table:table-cell>
          <table:table-cell table:style-name="ce34" table:formula="of:=[.B8]-[.$B$5]" office:value-type="float" office:value="2.5" calcext:value-type="float">
            <text:p>2.5</text:p>
          </table:table-cell>
          <table:table-cell table:style-name="ce40" table:formula="of:=ABS([.C8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1" calcext:value-type="float">
            <text:p>1</text:p>
          </table:table-cell>
          <table:table-cell table:style-name="ce34" table:formula="of:=IF([.A9]/100&lt;[.$B$1];[.$B$2];0)" office:value-type="float" office:value="5" calcext:value-type="float">
            <text:p>5</text:p>
          </table:table-cell>
          <table:table-cell table:style-name="ce34" table:formula="of:=[.B9]-[.$B$5]" office:value-type="float" office:value="2.5" calcext:value-type="float">
            <text:p>2.5</text:p>
          </table:table-cell>
          <table:table-cell table:style-name="ce40" table:formula="of:=ABS([.C9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2" calcext:value-type="float">
            <text:p>2</text:p>
          </table:table-cell>
          <table:table-cell table:style-name="ce34" table:formula="of:=IF([.A10]/100&lt;[.$B$1];[.$B$2];0)" office:value-type="float" office:value="5" calcext:value-type="float">
            <text:p>5</text:p>
          </table:table-cell>
          <table:table-cell table:style-name="ce34" table:formula="of:=[.B10]-[.$B$5]" office:value-type="float" office:value="2.5" calcext:value-type="float">
            <text:p>2.5</text:p>
          </table:table-cell>
          <table:table-cell table:style-name="ce40" table:formula="of:=ABS([.C10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3" calcext:value-type="float">
            <text:p>3</text:p>
          </table:table-cell>
          <table:table-cell table:style-name="ce34" table:formula="of:=IF([.A11]/100&lt;[.$B$1];[.$B$2];0)" office:value-type="float" office:value="5" calcext:value-type="float">
            <text:p>5</text:p>
          </table:table-cell>
          <table:table-cell table:style-name="ce34" table:formula="of:=[.B11]-[.$B$5]" office:value-type="float" office:value="2.5" calcext:value-type="float">
            <text:p>2.5</text:p>
          </table:table-cell>
          <table:table-cell table:style-name="ce40" table:formula="of:=ABS([.C11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4" calcext:value-type="float">
            <text:p>4</text:p>
          </table:table-cell>
          <table:table-cell table:style-name="ce34" table:formula="of:=IF([.A12]/100&lt;[.$B$1];[.$B$2];0)" office:value-type="float" office:value="5" calcext:value-type="float">
            <text:p>5</text:p>
          </table:table-cell>
          <table:table-cell table:style-name="ce34" table:formula="of:=[.B12]-[.$B$5]" office:value-type="float" office:value="2.5" calcext:value-type="float">
            <text:p>2.5</text:p>
          </table:table-cell>
          <table:table-cell table:style-name="ce40" table:formula="of:=ABS([.C12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5" calcext:value-type="float">
            <text:p>5</text:p>
          </table:table-cell>
          <table:table-cell table:style-name="ce34" table:formula="of:=IF([.A13]/100&lt;[.$B$1];[.$B$2];0)" office:value-type="float" office:value="5" calcext:value-type="float">
            <text:p>5</text:p>
          </table:table-cell>
          <table:table-cell table:style-name="ce34" table:formula="of:=[.B13]-[.$B$5]" office:value-type="float" office:value="2.5" calcext:value-type="float">
            <text:p>2.5</text:p>
          </table:table-cell>
          <table:table-cell table:style-name="ce40" table:formula="of:=ABS([.C13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6" calcext:value-type="float">
            <text:p>6</text:p>
          </table:table-cell>
          <table:table-cell table:style-name="ce34" table:formula="of:=IF([.A14]/100&lt;[.$B$1];[.$B$2];0)" office:value-type="float" office:value="5" calcext:value-type="float">
            <text:p>5</text:p>
          </table:table-cell>
          <table:table-cell table:style-name="ce34" table:formula="of:=[.B14]-[.$B$5]" office:value-type="float" office:value="2.5" calcext:value-type="float">
            <text:p>2.5</text:p>
          </table:table-cell>
          <table:table-cell table:style-name="ce40" table:formula="of:=ABS([.C14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7" calcext:value-type="float">
            <text:p>7</text:p>
          </table:table-cell>
          <table:table-cell table:style-name="ce34" table:formula="of:=IF([.A15]/100&lt;[.$B$1];[.$B$2];0)" office:value-type="float" office:value="5" calcext:value-type="float">
            <text:p>5</text:p>
          </table:table-cell>
          <table:table-cell table:style-name="ce34" table:formula="of:=[.B15]-[.$B$5]" office:value-type="float" office:value="2.5" calcext:value-type="float">
            <text:p>2.5</text:p>
          </table:table-cell>
          <table:table-cell table:style-name="ce40" table:formula="of:=ABS([.C15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8" calcext:value-type="float">
            <text:p>8</text:p>
          </table:table-cell>
          <table:table-cell table:style-name="ce34" table:formula="of:=IF([.A16]/100&lt;[.$B$1];[.$B$2];0)" office:value-type="float" office:value="5" calcext:value-type="float">
            <text:p>5</text:p>
          </table:table-cell>
          <table:table-cell table:style-name="ce34" table:formula="of:=[.B16]-[.$B$5]" office:value-type="float" office:value="2.5" calcext:value-type="float">
            <text:p>2.5</text:p>
          </table:table-cell>
          <table:table-cell table:style-name="ce40" table:formula="of:=ABS([.C16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9" calcext:value-type="float">
            <text:p>9</text:p>
          </table:table-cell>
          <table:table-cell table:style-name="ce34" table:formula="of:=IF([.A17]/100&lt;[.$B$1];[.$B$2];0)" office:value-type="float" office:value="5" calcext:value-type="float">
            <text:p>5</text:p>
          </table:table-cell>
          <table:table-cell table:style-name="ce34" table:formula="of:=[.B17]-[.$B$5]" office:value-type="float" office:value="2.5" calcext:value-type="float">
            <text:p>2.5</text:p>
          </table:table-cell>
          <table:table-cell table:style-name="ce40" table:formula="of:=ABS([.C17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10" calcext:value-type="float">
            <text:p>10</text:p>
          </table:table-cell>
          <table:table-cell table:style-name="ce34" table:formula="of:=IF([.A18]/100&lt;[.$B$1];[.$B$2];0)" office:value-type="float" office:value="5" calcext:value-type="float">
            <text:p>5</text:p>
          </table:table-cell>
          <table:table-cell table:style-name="ce34" table:formula="of:=[.B18]-[.$B$5]" office:value-type="float" office:value="2.5" calcext:value-type="float">
            <text:p>2.5</text:p>
          </table:table-cell>
          <table:table-cell table:style-name="ce40" table:formula="of:=ABS([.C18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11" calcext:value-type="float">
            <text:p>11</text:p>
          </table:table-cell>
          <table:table-cell table:style-name="ce34" table:formula="of:=IF([.A19]/100&lt;[.$B$1];[.$B$2];0)" office:value-type="float" office:value="5" calcext:value-type="float">
            <text:p>5</text:p>
          </table:table-cell>
          <table:table-cell table:style-name="ce34" table:formula="of:=[.B19]-[.$B$5]" office:value-type="float" office:value="2.5" calcext:value-type="float">
            <text:p>2.5</text:p>
          </table:table-cell>
          <table:table-cell table:style-name="ce40" table:formula="of:=ABS([.C19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12" calcext:value-type="float">
            <text:p>12</text:p>
          </table:table-cell>
          <table:table-cell table:style-name="ce34" table:formula="of:=IF([.A20]/100&lt;[.$B$1];[.$B$2];0)" office:value-type="float" office:value="5" calcext:value-type="float">
            <text:p>5</text:p>
          </table:table-cell>
          <table:table-cell table:style-name="ce34" table:formula="of:=[.B20]-[.$B$5]" office:value-type="float" office:value="2.5" calcext:value-type="float">
            <text:p>2.5</text:p>
          </table:table-cell>
          <table:table-cell table:style-name="ce40" table:formula="of:=ABS([.C20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13" calcext:value-type="float">
            <text:p>13</text:p>
          </table:table-cell>
          <table:table-cell table:style-name="ce34" table:formula="of:=IF([.A21]/100&lt;[.$B$1];[.$B$2];0)" office:value-type="float" office:value="5" calcext:value-type="float">
            <text:p>5</text:p>
          </table:table-cell>
          <table:table-cell table:style-name="ce34" table:formula="of:=[.B21]-[.$B$5]" office:value-type="float" office:value="2.5" calcext:value-type="float">
            <text:p>2.5</text:p>
          </table:table-cell>
          <table:table-cell table:style-name="ce40" table:formula="of:=ABS([.C21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14" calcext:value-type="float">
            <text:p>14</text:p>
          </table:table-cell>
          <table:table-cell table:style-name="ce34" table:formula="of:=IF([.A22]/100&lt;[.$B$1];[.$B$2];0)" office:value-type="float" office:value="5" calcext:value-type="float">
            <text:p>5</text:p>
          </table:table-cell>
          <table:table-cell table:style-name="ce34" table:formula="of:=[.B22]-[.$B$5]" office:value-type="float" office:value="2.5" calcext:value-type="float">
            <text:p>2.5</text:p>
          </table:table-cell>
          <table:table-cell table:style-name="ce40" table:formula="of:=ABS([.C22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15" calcext:value-type="float">
            <text:p>15</text:p>
          </table:table-cell>
          <table:table-cell table:style-name="ce34" table:formula="of:=IF([.A23]/100&lt;[.$B$1];[.$B$2];0)" office:value-type="float" office:value="5" calcext:value-type="float">
            <text:p>5</text:p>
          </table:table-cell>
          <table:table-cell table:style-name="ce34" table:formula="of:=[.B23]-[.$B$5]" office:value-type="float" office:value="2.5" calcext:value-type="float">
            <text:p>2.5</text:p>
          </table:table-cell>
          <table:table-cell table:style-name="ce40" table:formula="of:=ABS([.C23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16" calcext:value-type="float">
            <text:p>16</text:p>
          </table:table-cell>
          <table:table-cell table:style-name="ce34" table:formula="of:=IF([.A24]/100&lt;[.$B$1];[.$B$2];0)" office:value-type="float" office:value="5" calcext:value-type="float">
            <text:p>5</text:p>
          </table:table-cell>
          <table:table-cell table:style-name="ce34" table:formula="of:=[.B24]-[.$B$5]" office:value-type="float" office:value="2.5" calcext:value-type="float">
            <text:p>2.5</text:p>
          </table:table-cell>
          <table:table-cell table:style-name="ce40" table:formula="of:=ABS([.C24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17" calcext:value-type="float">
            <text:p>17</text:p>
          </table:table-cell>
          <table:table-cell table:style-name="ce34" table:formula="of:=IF([.A25]/100&lt;[.$B$1];[.$B$2];0)" office:value-type="float" office:value="5" calcext:value-type="float">
            <text:p>5</text:p>
          </table:table-cell>
          <table:table-cell table:style-name="ce34" table:formula="of:=[.B25]-[.$B$5]" office:value-type="float" office:value="2.5" calcext:value-type="float">
            <text:p>2.5</text:p>
          </table:table-cell>
          <table:table-cell table:style-name="ce40" table:formula="of:=ABS([.C25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18" calcext:value-type="float">
            <text:p>18</text:p>
          </table:table-cell>
          <table:table-cell table:style-name="ce34" table:formula="of:=IF([.A26]/100&lt;[.$B$1];[.$B$2];0)" office:value-type="float" office:value="5" calcext:value-type="float">
            <text:p>5</text:p>
          </table:table-cell>
          <table:table-cell table:style-name="ce34" table:formula="of:=[.B26]-[.$B$5]" office:value-type="float" office:value="2.5" calcext:value-type="float">
            <text:p>2.5</text:p>
          </table:table-cell>
          <table:table-cell table:style-name="ce40" table:formula="of:=ABS([.C26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19" calcext:value-type="float">
            <text:p>19</text:p>
          </table:table-cell>
          <table:table-cell table:style-name="ce34" table:formula="of:=IF([.A27]/100&lt;[.$B$1];[.$B$2];0)" office:value-type="float" office:value="5" calcext:value-type="float">
            <text:p>5</text:p>
          </table:table-cell>
          <table:table-cell table:style-name="ce34" table:formula="of:=[.B27]-[.$B$5]" office:value-type="float" office:value="2.5" calcext:value-type="float">
            <text:p>2.5</text:p>
          </table:table-cell>
          <table:table-cell table:style-name="ce40" table:formula="of:=ABS([.C27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20" calcext:value-type="float">
            <text:p>20</text:p>
          </table:table-cell>
          <table:table-cell table:style-name="ce34" table:formula="of:=IF([.A28]/100&lt;[.$B$1];[.$B$2];0)" office:value-type="float" office:value="5" calcext:value-type="float">
            <text:p>5</text:p>
          </table:table-cell>
          <table:table-cell table:style-name="ce34" table:formula="of:=[.B28]-[.$B$5]" office:value-type="float" office:value="2.5" calcext:value-type="float">
            <text:p>2.5</text:p>
          </table:table-cell>
          <table:table-cell table:style-name="ce40" table:formula="of:=ABS([.C28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21" calcext:value-type="float">
            <text:p>21</text:p>
          </table:table-cell>
          <table:table-cell table:style-name="ce34" table:formula="of:=IF([.A29]/100&lt;[.$B$1];[.$B$2];0)" office:value-type="float" office:value="5" calcext:value-type="float">
            <text:p>5</text:p>
          </table:table-cell>
          <table:table-cell table:style-name="ce34" table:formula="of:=[.B29]-[.$B$5]" office:value-type="float" office:value="2.5" calcext:value-type="float">
            <text:p>2.5</text:p>
          </table:table-cell>
          <table:table-cell table:style-name="ce40" table:formula="of:=ABS([.C29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22" calcext:value-type="float">
            <text:p>22</text:p>
          </table:table-cell>
          <table:table-cell table:style-name="ce34" table:formula="of:=IF([.A30]/100&lt;[.$B$1];[.$B$2];0)" office:value-type="float" office:value="5" calcext:value-type="float">
            <text:p>5</text:p>
          </table:table-cell>
          <table:table-cell table:style-name="ce34" table:formula="of:=[.B30]-[.$B$5]" office:value-type="float" office:value="2.5" calcext:value-type="float">
            <text:p>2.5</text:p>
          </table:table-cell>
          <table:table-cell table:style-name="ce40" table:formula="of:=ABS([.C30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23" calcext:value-type="float">
            <text:p>23</text:p>
          </table:table-cell>
          <table:table-cell table:style-name="ce34" table:formula="of:=IF([.A31]/100&lt;[.$B$1];[.$B$2];0)" office:value-type="float" office:value="5" calcext:value-type="float">
            <text:p>5</text:p>
          </table:table-cell>
          <table:table-cell table:style-name="ce34" table:formula="of:=[.B31]-[.$B$5]" office:value-type="float" office:value="2.5" calcext:value-type="float">
            <text:p>2.5</text:p>
          </table:table-cell>
          <table:table-cell table:style-name="ce40" table:formula="of:=ABS([.C31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24" calcext:value-type="float">
            <text:p>24</text:p>
          </table:table-cell>
          <table:table-cell table:style-name="ce34" table:formula="of:=IF([.A32]/100&lt;[.$B$1];[.$B$2];0)" office:value-type="float" office:value="5" calcext:value-type="float">
            <text:p>5</text:p>
          </table:table-cell>
          <table:table-cell table:style-name="ce34" table:formula="of:=[.B32]-[.$B$5]" office:value-type="float" office:value="2.5" calcext:value-type="float">
            <text:p>2.5</text:p>
          </table:table-cell>
          <table:table-cell table:style-name="ce40" table:formula="of:=ABS([.C32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25" calcext:value-type="float">
            <text:p>25</text:p>
          </table:table-cell>
          <table:table-cell table:style-name="ce34" table:formula="of:=IF([.A33]/100&lt;[.$B$1];[.$B$2];0)" office:value-type="float" office:value="5" calcext:value-type="float">
            <text:p>5</text:p>
          </table:table-cell>
          <table:table-cell table:style-name="ce34" table:formula="of:=[.B33]-[.$B$5]" office:value-type="float" office:value="2.5" calcext:value-type="float">
            <text:p>2.5</text:p>
          </table:table-cell>
          <table:table-cell table:style-name="ce40" table:formula="of:=ABS([.C33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26" calcext:value-type="float">
            <text:p>26</text:p>
          </table:table-cell>
          <table:table-cell table:style-name="ce34" table:formula="of:=IF([.A34]/100&lt;[.$B$1];[.$B$2];0)" office:value-type="float" office:value="5" calcext:value-type="float">
            <text:p>5</text:p>
          </table:table-cell>
          <table:table-cell table:style-name="ce34" table:formula="of:=[.B34]-[.$B$5]" office:value-type="float" office:value="2.5" calcext:value-type="float">
            <text:p>2.5</text:p>
          </table:table-cell>
          <table:table-cell table:style-name="ce40" table:formula="of:=ABS([.C34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27" calcext:value-type="float">
            <text:p>27</text:p>
          </table:table-cell>
          <table:table-cell table:style-name="ce34" table:formula="of:=IF([.A35]/100&lt;[.$B$1];[.$B$2];0)" office:value-type="float" office:value="5" calcext:value-type="float">
            <text:p>5</text:p>
          </table:table-cell>
          <table:table-cell table:style-name="ce34" table:formula="of:=[.B35]-[.$B$5]" office:value-type="float" office:value="2.5" calcext:value-type="float">
            <text:p>2.5</text:p>
          </table:table-cell>
          <table:table-cell table:style-name="ce40" table:formula="of:=ABS([.C35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28" calcext:value-type="float">
            <text:p>28</text:p>
          </table:table-cell>
          <table:table-cell table:style-name="ce34" table:formula="of:=IF([.A36]/100&lt;[.$B$1];[.$B$2];0)" office:value-type="float" office:value="5" calcext:value-type="float">
            <text:p>5</text:p>
          </table:table-cell>
          <table:table-cell table:style-name="ce34" table:formula="of:=[.B36]-[.$B$5]" office:value-type="float" office:value="2.5" calcext:value-type="float">
            <text:p>2.5</text:p>
          </table:table-cell>
          <table:table-cell table:style-name="ce40" table:formula="of:=ABS([.C36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29" calcext:value-type="float">
            <text:p>29</text:p>
          </table:table-cell>
          <table:table-cell table:style-name="ce34" table:formula="of:=IF([.A37]/100&lt;[.$B$1];[.$B$2];0)" office:value-type="float" office:value="5" calcext:value-type="float">
            <text:p>5</text:p>
          </table:table-cell>
          <table:table-cell table:style-name="ce34" table:formula="of:=[.B37]-[.$B$5]" office:value-type="float" office:value="2.5" calcext:value-type="float">
            <text:p>2.5</text:p>
          </table:table-cell>
          <table:table-cell table:style-name="ce40" table:formula="of:=ABS([.C37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30" calcext:value-type="float">
            <text:p>30</text:p>
          </table:table-cell>
          <table:table-cell table:style-name="ce34" table:formula="of:=IF([.A38]/100&lt;[.$B$1];[.$B$2];0)" office:value-type="float" office:value="5" calcext:value-type="float">
            <text:p>5</text:p>
          </table:table-cell>
          <table:table-cell table:style-name="ce34" table:formula="of:=[.B38]-[.$B$5]" office:value-type="float" office:value="2.5" calcext:value-type="float">
            <text:p>2.5</text:p>
          </table:table-cell>
          <table:table-cell table:style-name="ce40" table:formula="of:=ABS([.C38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31" calcext:value-type="float">
            <text:p>31</text:p>
          </table:table-cell>
          <table:table-cell table:style-name="ce34" table:formula="of:=IF([.A39]/100&lt;[.$B$1];[.$B$2];0)" office:value-type="float" office:value="5" calcext:value-type="float">
            <text:p>5</text:p>
          </table:table-cell>
          <table:table-cell table:style-name="ce34" table:formula="of:=[.B39]-[.$B$5]" office:value-type="float" office:value="2.5" calcext:value-type="float">
            <text:p>2.5</text:p>
          </table:table-cell>
          <table:table-cell table:style-name="ce40" table:formula="of:=ABS([.C39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32" calcext:value-type="float">
            <text:p>32</text:p>
          </table:table-cell>
          <table:table-cell table:style-name="ce34" table:formula="of:=IF([.A40]/100&lt;[.$B$1];[.$B$2];0)" office:value-type="float" office:value="5" calcext:value-type="float">
            <text:p>5</text:p>
          </table:table-cell>
          <table:table-cell table:style-name="ce34" table:formula="of:=[.B40]-[.$B$5]" office:value-type="float" office:value="2.5" calcext:value-type="float">
            <text:p>2.5</text:p>
          </table:table-cell>
          <table:table-cell table:style-name="ce40" table:formula="of:=ABS([.C40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33" calcext:value-type="float">
            <text:p>33</text:p>
          </table:table-cell>
          <table:table-cell table:style-name="ce34" table:formula="of:=IF([.A41]/100&lt;[.$B$1];[.$B$2];0)" office:value-type="float" office:value="5" calcext:value-type="float">
            <text:p>5</text:p>
          </table:table-cell>
          <table:table-cell table:style-name="ce34" table:formula="of:=[.B41]-[.$B$5]" office:value-type="float" office:value="2.5" calcext:value-type="float">
            <text:p>2.5</text:p>
          </table:table-cell>
          <table:table-cell table:style-name="ce40" table:formula="of:=ABS([.C41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34" calcext:value-type="float">
            <text:p>34</text:p>
          </table:table-cell>
          <table:table-cell table:style-name="ce34" table:formula="of:=IF([.A42]/100&lt;[.$B$1];[.$B$2];0)" office:value-type="float" office:value="5" calcext:value-type="float">
            <text:p>5</text:p>
          </table:table-cell>
          <table:table-cell table:style-name="ce34" table:formula="of:=[.B42]-[.$B$5]" office:value-type="float" office:value="2.5" calcext:value-type="float">
            <text:p>2.5</text:p>
          </table:table-cell>
          <table:table-cell table:style-name="ce40" table:formula="of:=ABS([.C42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35" calcext:value-type="float">
            <text:p>35</text:p>
          </table:table-cell>
          <table:table-cell table:style-name="ce34" table:formula="of:=IF([.A43]/100&lt;[.$B$1];[.$B$2];0)" office:value-type="float" office:value="5" calcext:value-type="float">
            <text:p>5</text:p>
          </table:table-cell>
          <table:table-cell table:style-name="ce34" table:formula="of:=[.B43]-[.$B$5]" office:value-type="float" office:value="2.5" calcext:value-type="float">
            <text:p>2.5</text:p>
          </table:table-cell>
          <table:table-cell table:style-name="ce40" table:formula="of:=ABS([.C43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36" calcext:value-type="float">
            <text:p>36</text:p>
          </table:table-cell>
          <table:table-cell table:style-name="ce34" table:formula="of:=IF([.A44]/100&lt;[.$B$1];[.$B$2];0)" office:value-type="float" office:value="5" calcext:value-type="float">
            <text:p>5</text:p>
          </table:table-cell>
          <table:table-cell table:style-name="ce34" table:formula="of:=[.B44]-[.$B$5]" office:value-type="float" office:value="2.5" calcext:value-type="float">
            <text:p>2.5</text:p>
          </table:table-cell>
          <table:table-cell table:style-name="ce40" table:formula="of:=ABS([.C44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37" calcext:value-type="float">
            <text:p>37</text:p>
          </table:table-cell>
          <table:table-cell table:style-name="ce34" table:formula="of:=IF([.A45]/100&lt;[.$B$1];[.$B$2];0)" office:value-type="float" office:value="5" calcext:value-type="float">
            <text:p>5</text:p>
          </table:table-cell>
          <table:table-cell table:style-name="ce34" table:formula="of:=[.B45]-[.$B$5]" office:value-type="float" office:value="2.5" calcext:value-type="float">
            <text:p>2.5</text:p>
          </table:table-cell>
          <table:table-cell table:style-name="ce40" table:formula="of:=ABS([.C45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38" calcext:value-type="float">
            <text:p>38</text:p>
          </table:table-cell>
          <table:table-cell table:style-name="ce34" table:formula="of:=IF([.A46]/100&lt;[.$B$1];[.$B$2];0)" office:value-type="float" office:value="5" calcext:value-type="float">
            <text:p>5</text:p>
          </table:table-cell>
          <table:table-cell table:style-name="ce34" table:formula="of:=[.B46]-[.$B$5]" office:value-type="float" office:value="2.5" calcext:value-type="float">
            <text:p>2.5</text:p>
          </table:table-cell>
          <table:table-cell table:style-name="ce40" table:formula="of:=ABS([.C46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39" calcext:value-type="float">
            <text:p>39</text:p>
          </table:table-cell>
          <table:table-cell table:style-name="ce34" table:formula="of:=IF([.A47]/100&lt;[.$B$1];[.$B$2];0)" office:value-type="float" office:value="5" calcext:value-type="float">
            <text:p>5</text:p>
          </table:table-cell>
          <table:table-cell table:style-name="ce34" table:formula="of:=[.B47]-[.$B$5]" office:value-type="float" office:value="2.5" calcext:value-type="float">
            <text:p>2.5</text:p>
          </table:table-cell>
          <table:table-cell table:style-name="ce40" table:formula="of:=ABS([.C47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40" calcext:value-type="float">
            <text:p>40</text:p>
          </table:table-cell>
          <table:table-cell table:style-name="ce34" table:formula="of:=IF([.A48]/100&lt;[.$B$1];[.$B$2];0)" office:value-type="float" office:value="5" calcext:value-type="float">
            <text:p>5</text:p>
          </table:table-cell>
          <table:table-cell table:style-name="ce34" table:formula="of:=[.B48]-[.$B$5]" office:value-type="float" office:value="2.5" calcext:value-type="float">
            <text:p>2.5</text:p>
          </table:table-cell>
          <table:table-cell table:style-name="ce40" table:formula="of:=ABS([.C48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41" calcext:value-type="float">
            <text:p>41</text:p>
          </table:table-cell>
          <table:table-cell table:style-name="ce34" table:formula="of:=IF([.A49]/100&lt;[.$B$1];[.$B$2];0)" office:value-type="float" office:value="5" calcext:value-type="float">
            <text:p>5</text:p>
          </table:table-cell>
          <table:table-cell table:style-name="ce34" table:formula="of:=[.B49]-[.$B$5]" office:value-type="float" office:value="2.5" calcext:value-type="float">
            <text:p>2.5</text:p>
          </table:table-cell>
          <table:table-cell table:style-name="ce40" table:formula="of:=ABS([.C49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42" calcext:value-type="float">
            <text:p>42</text:p>
          </table:table-cell>
          <table:table-cell table:style-name="ce34" table:formula="of:=IF([.A50]/100&lt;[.$B$1];[.$B$2];0)" office:value-type="float" office:value="5" calcext:value-type="float">
            <text:p>5</text:p>
          </table:table-cell>
          <table:table-cell table:style-name="ce34" table:formula="of:=[.B50]-[.$B$5]" office:value-type="float" office:value="2.5" calcext:value-type="float">
            <text:p>2.5</text:p>
          </table:table-cell>
          <table:table-cell table:style-name="ce40" table:formula="of:=ABS([.C50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43" calcext:value-type="float">
            <text:p>43</text:p>
          </table:table-cell>
          <table:table-cell table:style-name="ce34" table:formula="of:=IF([.A51]/100&lt;[.$B$1];[.$B$2];0)" office:value-type="float" office:value="5" calcext:value-type="float">
            <text:p>5</text:p>
          </table:table-cell>
          <table:table-cell table:style-name="ce34" table:formula="of:=[.B51]-[.$B$5]" office:value-type="float" office:value="2.5" calcext:value-type="float">
            <text:p>2.5</text:p>
          </table:table-cell>
          <table:table-cell table:style-name="ce40" table:formula="of:=ABS([.C51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44" calcext:value-type="float">
            <text:p>44</text:p>
          </table:table-cell>
          <table:table-cell table:style-name="ce34" table:formula="of:=IF([.A52]/100&lt;[.$B$1];[.$B$2];0)" office:value-type="float" office:value="5" calcext:value-type="float">
            <text:p>5</text:p>
          </table:table-cell>
          <table:table-cell table:style-name="ce34" table:formula="of:=[.B52]-[.$B$5]" office:value-type="float" office:value="2.5" calcext:value-type="float">
            <text:p>2.5</text:p>
          </table:table-cell>
          <table:table-cell table:style-name="ce40" table:formula="of:=ABS([.C52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45" calcext:value-type="float">
            <text:p>45</text:p>
          </table:table-cell>
          <table:table-cell table:style-name="ce34" table:formula="of:=IF([.A53]/100&lt;[.$B$1];[.$B$2];0)" office:value-type="float" office:value="5" calcext:value-type="float">
            <text:p>5</text:p>
          </table:table-cell>
          <table:table-cell table:style-name="ce34" table:formula="of:=[.B53]-[.$B$5]" office:value-type="float" office:value="2.5" calcext:value-type="float">
            <text:p>2.5</text:p>
          </table:table-cell>
          <table:table-cell table:style-name="ce40" table:formula="of:=ABS([.C53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46" calcext:value-type="float">
            <text:p>46</text:p>
          </table:table-cell>
          <table:table-cell table:style-name="ce34" table:formula="of:=IF([.A54]/100&lt;[.$B$1];[.$B$2];0)" office:value-type="float" office:value="5" calcext:value-type="float">
            <text:p>5</text:p>
          </table:table-cell>
          <table:table-cell table:style-name="ce34" table:formula="of:=[.B54]-[.$B$5]" office:value-type="float" office:value="2.5" calcext:value-type="float">
            <text:p>2.5</text:p>
          </table:table-cell>
          <table:table-cell table:style-name="ce40" table:formula="of:=ABS([.C54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47" calcext:value-type="float">
            <text:p>47</text:p>
          </table:table-cell>
          <table:table-cell table:style-name="ce34" table:formula="of:=IF([.A55]/100&lt;[.$B$1];[.$B$2];0)" office:value-type="float" office:value="5" calcext:value-type="float">
            <text:p>5</text:p>
          </table:table-cell>
          <table:table-cell table:style-name="ce34" table:formula="of:=[.B55]-[.$B$5]" office:value-type="float" office:value="2.5" calcext:value-type="float">
            <text:p>2.5</text:p>
          </table:table-cell>
          <table:table-cell table:style-name="ce40" table:formula="of:=ABS([.C55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48" calcext:value-type="float">
            <text:p>48</text:p>
          </table:table-cell>
          <table:table-cell table:style-name="ce34" table:formula="of:=IF([.A56]/100&lt;[.$B$1];[.$B$2];0)" office:value-type="float" office:value="5" calcext:value-type="float">
            <text:p>5</text:p>
          </table:table-cell>
          <table:table-cell table:style-name="ce34" table:formula="of:=[.B56]-[.$B$5]" office:value-type="float" office:value="2.5" calcext:value-type="float">
            <text:p>2.5</text:p>
          </table:table-cell>
          <table:table-cell table:style-name="ce40" table:formula="of:=ABS([.C56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49" calcext:value-type="float">
            <text:p>49</text:p>
          </table:table-cell>
          <table:table-cell table:style-name="ce34" table:formula="of:=IF([.A57]/100&lt;[.$B$1];[.$B$2];0)" office:value-type="float" office:value="5" calcext:value-type="float">
            <text:p>5</text:p>
          </table:table-cell>
          <table:table-cell table:style-name="ce34" table:formula="of:=[.B57]-[.$B$5]" office:value-type="float" office:value="2.5" calcext:value-type="float">
            <text:p>2.5</text:p>
          </table:table-cell>
          <table:table-cell table:style-name="ce40" table:formula="of:=ABS([.C57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50" calcext:value-type="float">
            <text:p>50</text:p>
          </table:table-cell>
          <table:table-cell table:style-name="ce34" table:formula="of:=IF([.A58]/100&lt;[.$B$1];[.$B$2];0)" office:value-type="float" office:value="0" calcext:value-type="float">
            <text:p>0</text:p>
          </table:table-cell>
          <table:table-cell table:style-name="ce34" table:formula="of:=[.B58]-[.$B$5]" office:value-type="float" office:value="-2.5" calcext:value-type="float">
            <text:p>-2.5</text:p>
          </table:table-cell>
          <table:table-cell table:style-name="ce40" table:formula="of:=ABS([.C58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51" calcext:value-type="float">
            <text:p>51</text:p>
          </table:table-cell>
          <table:table-cell table:style-name="ce34" table:formula="of:=IF([.A59]/100&lt;[.$B$1];[.$B$2];0)" office:value-type="float" office:value="0" calcext:value-type="float">
            <text:p>0</text:p>
          </table:table-cell>
          <table:table-cell table:style-name="ce34" table:formula="of:=[.B59]-[.$B$5]" office:value-type="float" office:value="-2.5" calcext:value-type="float">
            <text:p>-2.5</text:p>
          </table:table-cell>
          <table:table-cell table:style-name="ce40" table:formula="of:=ABS([.C59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52" calcext:value-type="float">
            <text:p>52</text:p>
          </table:table-cell>
          <table:table-cell table:style-name="ce34" table:formula="of:=IF([.A60]/100&lt;[.$B$1];[.$B$2];0)" office:value-type="float" office:value="0" calcext:value-type="float">
            <text:p>0</text:p>
          </table:table-cell>
          <table:table-cell table:style-name="ce34" table:formula="of:=[.B60]-[.$B$5]" office:value-type="float" office:value="-2.5" calcext:value-type="float">
            <text:p>-2.5</text:p>
          </table:table-cell>
          <table:table-cell table:style-name="ce40" table:formula="of:=ABS([.C60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53" calcext:value-type="float">
            <text:p>53</text:p>
          </table:table-cell>
          <table:table-cell table:style-name="ce34" table:formula="of:=IF([.A61]/100&lt;[.$B$1];[.$B$2];0)" office:value-type="float" office:value="0" calcext:value-type="float">
            <text:p>0</text:p>
          </table:table-cell>
          <table:table-cell table:style-name="ce34" table:formula="of:=[.B61]-[.$B$5]" office:value-type="float" office:value="-2.5" calcext:value-type="float">
            <text:p>-2.5</text:p>
          </table:table-cell>
          <table:table-cell table:style-name="ce40" table:formula="of:=ABS([.C61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54" calcext:value-type="float">
            <text:p>54</text:p>
          </table:table-cell>
          <table:table-cell table:style-name="ce34" table:formula="of:=IF([.A62]/100&lt;[.$B$1];[.$B$2];0)" office:value-type="float" office:value="0" calcext:value-type="float">
            <text:p>0</text:p>
          </table:table-cell>
          <table:table-cell table:style-name="ce34" table:formula="of:=[.B62]-[.$B$5]" office:value-type="float" office:value="-2.5" calcext:value-type="float">
            <text:p>-2.5</text:p>
          </table:table-cell>
          <table:table-cell table:style-name="ce40" table:formula="of:=ABS([.C62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55" calcext:value-type="float">
            <text:p>55</text:p>
          </table:table-cell>
          <table:table-cell table:style-name="ce34" table:formula="of:=IF([.A63]/100&lt;[.$B$1];[.$B$2];0)" office:value-type="float" office:value="0" calcext:value-type="float">
            <text:p>0</text:p>
          </table:table-cell>
          <table:table-cell table:style-name="ce34" table:formula="of:=[.B63]-[.$B$5]" office:value-type="float" office:value="-2.5" calcext:value-type="float">
            <text:p>-2.5</text:p>
          </table:table-cell>
          <table:table-cell table:style-name="ce40" table:formula="of:=ABS([.C63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56" calcext:value-type="float">
            <text:p>56</text:p>
          </table:table-cell>
          <table:table-cell table:style-name="ce34" table:formula="of:=IF([.A64]/100&lt;[.$B$1];[.$B$2];0)" office:value-type="float" office:value="0" calcext:value-type="float">
            <text:p>0</text:p>
          </table:table-cell>
          <table:table-cell table:style-name="ce34" table:formula="of:=[.B64]-[.$B$5]" office:value-type="float" office:value="-2.5" calcext:value-type="float">
            <text:p>-2.5</text:p>
          </table:table-cell>
          <table:table-cell table:style-name="ce40" table:formula="of:=ABS([.C64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57" calcext:value-type="float">
            <text:p>57</text:p>
          </table:table-cell>
          <table:table-cell table:style-name="ce34" table:formula="of:=IF([.A65]/100&lt;[.$B$1];[.$B$2];0)" office:value-type="float" office:value="0" calcext:value-type="float">
            <text:p>0</text:p>
          </table:table-cell>
          <table:table-cell table:style-name="ce34" table:formula="of:=[.B65]-[.$B$5]" office:value-type="float" office:value="-2.5" calcext:value-type="float">
            <text:p>-2.5</text:p>
          </table:table-cell>
          <table:table-cell table:style-name="ce40" table:formula="of:=ABS([.C65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58" calcext:value-type="float">
            <text:p>58</text:p>
          </table:table-cell>
          <table:table-cell table:style-name="ce34" table:formula="of:=IF([.A66]/100&lt;[.$B$1];[.$B$2];0)" office:value-type="float" office:value="0" calcext:value-type="float">
            <text:p>0</text:p>
          </table:table-cell>
          <table:table-cell table:style-name="ce34" table:formula="of:=[.B66]-[.$B$5]" office:value-type="float" office:value="-2.5" calcext:value-type="float">
            <text:p>-2.5</text:p>
          </table:table-cell>
          <table:table-cell table:style-name="ce40" table:formula="of:=ABS([.C66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59" calcext:value-type="float">
            <text:p>59</text:p>
          </table:table-cell>
          <table:table-cell table:style-name="ce34" table:formula="of:=IF([.A67]/100&lt;[.$B$1];[.$B$2];0)" office:value-type="float" office:value="0" calcext:value-type="float">
            <text:p>0</text:p>
          </table:table-cell>
          <table:table-cell table:style-name="ce34" table:formula="of:=[.B67]-[.$B$5]" office:value-type="float" office:value="-2.5" calcext:value-type="float">
            <text:p>-2.5</text:p>
          </table:table-cell>
          <table:table-cell table:style-name="ce40" table:formula="of:=ABS([.C67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60" calcext:value-type="float">
            <text:p>60</text:p>
          </table:table-cell>
          <table:table-cell table:style-name="ce34" table:formula="of:=IF([.A68]/100&lt;[.$B$1];[.$B$2];0)" office:value-type="float" office:value="0" calcext:value-type="float">
            <text:p>0</text:p>
          </table:table-cell>
          <table:table-cell table:style-name="ce34" table:formula="of:=[.B68]-[.$B$5]" office:value-type="float" office:value="-2.5" calcext:value-type="float">
            <text:p>-2.5</text:p>
          </table:table-cell>
          <table:table-cell table:style-name="ce40" table:formula="of:=ABS([.C68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61" calcext:value-type="float">
            <text:p>61</text:p>
          </table:table-cell>
          <table:table-cell table:style-name="ce34" table:formula="of:=IF([.A69]/100&lt;[.$B$1];[.$B$2];0)" office:value-type="float" office:value="0" calcext:value-type="float">
            <text:p>0</text:p>
          </table:table-cell>
          <table:table-cell table:style-name="ce34" table:formula="of:=[.B69]-[.$B$5]" office:value-type="float" office:value="-2.5" calcext:value-type="float">
            <text:p>-2.5</text:p>
          </table:table-cell>
          <table:table-cell table:style-name="ce40" table:formula="of:=ABS([.C69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62" calcext:value-type="float">
            <text:p>62</text:p>
          </table:table-cell>
          <table:table-cell table:style-name="ce34" table:formula="of:=IF([.A70]/100&lt;[.$B$1];[.$B$2];0)" office:value-type="float" office:value="0" calcext:value-type="float">
            <text:p>0</text:p>
          </table:table-cell>
          <table:table-cell table:style-name="ce34" table:formula="of:=[.B70]-[.$B$5]" office:value-type="float" office:value="-2.5" calcext:value-type="float">
            <text:p>-2.5</text:p>
          </table:table-cell>
          <table:table-cell table:style-name="ce40" table:formula="of:=ABS([.C70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63" calcext:value-type="float">
            <text:p>63</text:p>
          </table:table-cell>
          <table:table-cell table:style-name="ce34" table:formula="of:=IF([.A71]/100&lt;[.$B$1];[.$B$2];0)" office:value-type="float" office:value="0" calcext:value-type="float">
            <text:p>0</text:p>
          </table:table-cell>
          <table:table-cell table:style-name="ce34" table:formula="of:=[.B71]-[.$B$5]" office:value-type="float" office:value="-2.5" calcext:value-type="float">
            <text:p>-2.5</text:p>
          </table:table-cell>
          <table:table-cell table:style-name="ce40" table:formula="of:=ABS([.C71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64" calcext:value-type="float">
            <text:p>64</text:p>
          </table:table-cell>
          <table:table-cell table:style-name="ce34" table:formula="of:=IF([.A72]/100&lt;[.$B$1];[.$B$2];0)" office:value-type="float" office:value="0" calcext:value-type="float">
            <text:p>0</text:p>
          </table:table-cell>
          <table:table-cell table:style-name="ce34" table:formula="of:=[.B72]-[.$B$5]" office:value-type="float" office:value="-2.5" calcext:value-type="float">
            <text:p>-2.5</text:p>
          </table:table-cell>
          <table:table-cell table:style-name="ce40" table:formula="of:=ABS([.C72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65" calcext:value-type="float">
            <text:p>65</text:p>
          </table:table-cell>
          <table:table-cell table:style-name="ce34" table:formula="of:=IF([.A73]/100&lt;[.$B$1];[.$B$2];0)" office:value-type="float" office:value="0" calcext:value-type="float">
            <text:p>0</text:p>
          </table:table-cell>
          <table:table-cell table:style-name="ce34" table:formula="of:=[.B73]-[.$B$5]" office:value-type="float" office:value="-2.5" calcext:value-type="float">
            <text:p>-2.5</text:p>
          </table:table-cell>
          <table:table-cell table:style-name="ce40" table:formula="of:=ABS([.C73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66" calcext:value-type="float">
            <text:p>66</text:p>
          </table:table-cell>
          <table:table-cell table:style-name="ce34" table:formula="of:=IF([.A74]/100&lt;[.$B$1];[.$B$2];0)" office:value-type="float" office:value="0" calcext:value-type="float">
            <text:p>0</text:p>
          </table:table-cell>
          <table:table-cell table:style-name="ce34" table:formula="of:=[.B74]-[.$B$5]" office:value-type="float" office:value="-2.5" calcext:value-type="float">
            <text:p>-2.5</text:p>
          </table:table-cell>
          <table:table-cell table:style-name="ce40" table:formula="of:=ABS([.C74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67" calcext:value-type="float">
            <text:p>67</text:p>
          </table:table-cell>
          <table:table-cell table:style-name="ce34" table:formula="of:=IF([.A75]/100&lt;[.$B$1];[.$B$2];0)" office:value-type="float" office:value="0" calcext:value-type="float">
            <text:p>0</text:p>
          </table:table-cell>
          <table:table-cell table:style-name="ce34" table:formula="of:=[.B75]-[.$B$5]" office:value-type="float" office:value="-2.5" calcext:value-type="float">
            <text:p>-2.5</text:p>
          </table:table-cell>
          <table:table-cell table:style-name="ce40" table:formula="of:=ABS([.C75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68" calcext:value-type="float">
            <text:p>68</text:p>
          </table:table-cell>
          <table:table-cell table:style-name="ce34" table:formula="of:=IF([.A76]/100&lt;[.$B$1];[.$B$2];0)" office:value-type="float" office:value="0" calcext:value-type="float">
            <text:p>0</text:p>
          </table:table-cell>
          <table:table-cell table:style-name="ce34" table:formula="of:=[.B76]-[.$B$5]" office:value-type="float" office:value="-2.5" calcext:value-type="float">
            <text:p>-2.5</text:p>
          </table:table-cell>
          <table:table-cell table:style-name="ce40" table:formula="of:=ABS([.C76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69" calcext:value-type="float">
            <text:p>69</text:p>
          </table:table-cell>
          <table:table-cell table:style-name="ce34" table:formula="of:=IF([.A77]/100&lt;[.$B$1];[.$B$2];0)" office:value-type="float" office:value="0" calcext:value-type="float">
            <text:p>0</text:p>
          </table:table-cell>
          <table:table-cell table:style-name="ce34" table:formula="of:=[.B77]-[.$B$5]" office:value-type="float" office:value="-2.5" calcext:value-type="float">
            <text:p>-2.5</text:p>
          </table:table-cell>
          <table:table-cell table:style-name="ce40" table:formula="of:=ABS([.C77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70" calcext:value-type="float">
            <text:p>70</text:p>
          </table:table-cell>
          <table:table-cell table:style-name="ce34" table:formula="of:=IF([.A78]/100&lt;[.$B$1];[.$B$2];0)" office:value-type="float" office:value="0" calcext:value-type="float">
            <text:p>0</text:p>
          </table:table-cell>
          <table:table-cell table:style-name="ce34" table:formula="of:=[.B78]-[.$B$5]" office:value-type="float" office:value="-2.5" calcext:value-type="float">
            <text:p>-2.5</text:p>
          </table:table-cell>
          <table:table-cell table:style-name="ce40" table:formula="of:=ABS([.C78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71" calcext:value-type="float">
            <text:p>71</text:p>
          </table:table-cell>
          <table:table-cell table:style-name="ce34" table:formula="of:=IF([.A79]/100&lt;[.$B$1];[.$B$2];0)" office:value-type="float" office:value="0" calcext:value-type="float">
            <text:p>0</text:p>
          </table:table-cell>
          <table:table-cell table:style-name="ce34" table:formula="of:=[.B79]-[.$B$5]" office:value-type="float" office:value="-2.5" calcext:value-type="float">
            <text:p>-2.5</text:p>
          </table:table-cell>
          <table:table-cell table:style-name="ce40" table:formula="of:=ABS([.C79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72" calcext:value-type="float">
            <text:p>72</text:p>
          </table:table-cell>
          <table:table-cell table:style-name="ce34" table:formula="of:=IF([.A80]/100&lt;[.$B$1];[.$B$2];0)" office:value-type="float" office:value="0" calcext:value-type="float">
            <text:p>0</text:p>
          </table:table-cell>
          <table:table-cell table:style-name="ce34" table:formula="of:=[.B80]-[.$B$5]" office:value-type="float" office:value="-2.5" calcext:value-type="float">
            <text:p>-2.5</text:p>
          </table:table-cell>
          <table:table-cell table:style-name="ce40" table:formula="of:=ABS([.C80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73" calcext:value-type="float">
            <text:p>73</text:p>
          </table:table-cell>
          <table:table-cell table:style-name="ce34" table:formula="of:=IF([.A81]/100&lt;[.$B$1];[.$B$2];0)" office:value-type="float" office:value="0" calcext:value-type="float">
            <text:p>0</text:p>
          </table:table-cell>
          <table:table-cell table:style-name="ce34" table:formula="of:=[.B81]-[.$B$5]" office:value-type="float" office:value="-2.5" calcext:value-type="float">
            <text:p>-2.5</text:p>
          </table:table-cell>
          <table:table-cell table:style-name="ce40" table:formula="of:=ABS([.C81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74" calcext:value-type="float">
            <text:p>74</text:p>
          </table:table-cell>
          <table:table-cell table:style-name="ce34" table:formula="of:=IF([.A82]/100&lt;[.$B$1];[.$B$2];0)" office:value-type="float" office:value="0" calcext:value-type="float">
            <text:p>0</text:p>
          </table:table-cell>
          <table:table-cell table:style-name="ce34" table:formula="of:=[.B82]-[.$B$5]" office:value-type="float" office:value="-2.5" calcext:value-type="float">
            <text:p>-2.5</text:p>
          </table:table-cell>
          <table:table-cell table:style-name="ce40" table:formula="of:=ABS([.C82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75" calcext:value-type="float">
            <text:p>75</text:p>
          </table:table-cell>
          <table:table-cell table:style-name="ce34" table:formula="of:=IF([.A83]/100&lt;[.$B$1];[.$B$2];0)" office:value-type="float" office:value="0" calcext:value-type="float">
            <text:p>0</text:p>
          </table:table-cell>
          <table:table-cell table:style-name="ce34" table:formula="of:=[.B83]-[.$B$5]" office:value-type="float" office:value="-2.5" calcext:value-type="float">
            <text:p>-2.5</text:p>
          </table:table-cell>
          <table:table-cell table:style-name="ce40" table:formula="of:=ABS([.C83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76" calcext:value-type="float">
            <text:p>76</text:p>
          </table:table-cell>
          <table:table-cell table:style-name="ce34" table:formula="of:=IF([.A84]/100&lt;[.$B$1];[.$B$2];0)" office:value-type="float" office:value="0" calcext:value-type="float">
            <text:p>0</text:p>
          </table:table-cell>
          <table:table-cell table:style-name="ce34" table:formula="of:=[.B84]-[.$B$5]" office:value-type="float" office:value="-2.5" calcext:value-type="float">
            <text:p>-2.5</text:p>
          </table:table-cell>
          <table:table-cell table:style-name="ce40" table:formula="of:=ABS([.C84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77" calcext:value-type="float">
            <text:p>77</text:p>
          </table:table-cell>
          <table:table-cell table:style-name="ce34" table:formula="of:=IF([.A85]/100&lt;[.$B$1];[.$B$2];0)" office:value-type="float" office:value="0" calcext:value-type="float">
            <text:p>0</text:p>
          </table:table-cell>
          <table:table-cell table:style-name="ce34" table:formula="of:=[.B85]-[.$B$5]" office:value-type="float" office:value="-2.5" calcext:value-type="float">
            <text:p>-2.5</text:p>
          </table:table-cell>
          <table:table-cell table:style-name="ce40" table:formula="of:=ABS([.C85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78" calcext:value-type="float">
            <text:p>78</text:p>
          </table:table-cell>
          <table:table-cell table:style-name="ce34" table:formula="of:=IF([.A86]/100&lt;[.$B$1];[.$B$2];0)" office:value-type="float" office:value="0" calcext:value-type="float">
            <text:p>0</text:p>
          </table:table-cell>
          <table:table-cell table:style-name="ce34" table:formula="of:=[.B86]-[.$B$5]" office:value-type="float" office:value="-2.5" calcext:value-type="float">
            <text:p>-2.5</text:p>
          </table:table-cell>
          <table:table-cell table:style-name="ce40" table:formula="of:=ABS([.C86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79" calcext:value-type="float">
            <text:p>79</text:p>
          </table:table-cell>
          <table:table-cell table:style-name="ce34" table:formula="of:=IF([.A87]/100&lt;[.$B$1];[.$B$2];0)" office:value-type="float" office:value="0" calcext:value-type="float">
            <text:p>0</text:p>
          </table:table-cell>
          <table:table-cell table:style-name="ce34" table:formula="of:=[.B87]-[.$B$5]" office:value-type="float" office:value="-2.5" calcext:value-type="float">
            <text:p>-2.5</text:p>
          </table:table-cell>
          <table:table-cell table:style-name="ce40" table:formula="of:=ABS([.C87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80" calcext:value-type="float">
            <text:p>80</text:p>
          </table:table-cell>
          <table:table-cell table:style-name="ce34" table:formula="of:=IF([.A88]/100&lt;[.$B$1];[.$B$2];0)" office:value-type="float" office:value="0" calcext:value-type="float">
            <text:p>0</text:p>
          </table:table-cell>
          <table:table-cell table:style-name="ce34" table:formula="of:=[.B88]-[.$B$5]" office:value-type="float" office:value="-2.5" calcext:value-type="float">
            <text:p>-2.5</text:p>
          </table:table-cell>
          <table:table-cell table:style-name="ce40" table:formula="of:=ABS([.C88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81" calcext:value-type="float">
            <text:p>81</text:p>
          </table:table-cell>
          <table:table-cell table:style-name="ce34" table:formula="of:=IF([.A89]/100&lt;[.$B$1];[.$B$2];0)" office:value-type="float" office:value="0" calcext:value-type="float">
            <text:p>0</text:p>
          </table:table-cell>
          <table:table-cell table:style-name="ce34" table:formula="of:=[.B89]-[.$B$5]" office:value-type="float" office:value="-2.5" calcext:value-type="float">
            <text:p>-2.5</text:p>
          </table:table-cell>
          <table:table-cell table:style-name="ce40" table:formula="of:=ABS([.C89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82" calcext:value-type="float">
            <text:p>82</text:p>
          </table:table-cell>
          <table:table-cell table:style-name="ce34" table:formula="of:=IF([.A90]/100&lt;[.$B$1];[.$B$2];0)" office:value-type="float" office:value="0" calcext:value-type="float">
            <text:p>0</text:p>
          </table:table-cell>
          <table:table-cell table:style-name="ce34" table:formula="of:=[.B90]-[.$B$5]" office:value-type="float" office:value="-2.5" calcext:value-type="float">
            <text:p>-2.5</text:p>
          </table:table-cell>
          <table:table-cell table:style-name="ce40" table:formula="of:=ABS([.C90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83" calcext:value-type="float">
            <text:p>83</text:p>
          </table:table-cell>
          <table:table-cell table:style-name="ce34" table:formula="of:=IF([.A91]/100&lt;[.$B$1];[.$B$2];0)" office:value-type="float" office:value="0" calcext:value-type="float">
            <text:p>0</text:p>
          </table:table-cell>
          <table:table-cell table:style-name="ce34" table:formula="of:=[.B91]-[.$B$5]" office:value-type="float" office:value="-2.5" calcext:value-type="float">
            <text:p>-2.5</text:p>
          </table:table-cell>
          <table:table-cell table:style-name="ce40" table:formula="of:=ABS([.C91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84" calcext:value-type="float">
            <text:p>84</text:p>
          </table:table-cell>
          <table:table-cell table:style-name="ce34" table:formula="of:=IF([.A92]/100&lt;[.$B$1];[.$B$2];0)" office:value-type="float" office:value="0" calcext:value-type="float">
            <text:p>0</text:p>
          </table:table-cell>
          <table:table-cell table:style-name="ce34" table:formula="of:=[.B92]-[.$B$5]" office:value-type="float" office:value="-2.5" calcext:value-type="float">
            <text:p>-2.5</text:p>
          </table:table-cell>
          <table:table-cell table:style-name="ce40" table:formula="of:=ABS([.C92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85" calcext:value-type="float">
            <text:p>85</text:p>
          </table:table-cell>
          <table:table-cell table:style-name="ce34" table:formula="of:=IF([.A93]/100&lt;[.$B$1];[.$B$2];0)" office:value-type="float" office:value="0" calcext:value-type="float">
            <text:p>0</text:p>
          </table:table-cell>
          <table:table-cell table:style-name="ce34" table:formula="of:=[.B93]-[.$B$5]" office:value-type="float" office:value="-2.5" calcext:value-type="float">
            <text:p>-2.5</text:p>
          </table:table-cell>
          <table:table-cell table:style-name="ce40" table:formula="of:=ABS([.C93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86" calcext:value-type="float">
            <text:p>86</text:p>
          </table:table-cell>
          <table:table-cell table:style-name="ce34" table:formula="of:=IF([.A94]/100&lt;[.$B$1];[.$B$2];0)" office:value-type="float" office:value="0" calcext:value-type="float">
            <text:p>0</text:p>
          </table:table-cell>
          <table:table-cell table:style-name="ce34" table:formula="of:=[.B94]-[.$B$5]" office:value-type="float" office:value="-2.5" calcext:value-type="float">
            <text:p>-2.5</text:p>
          </table:table-cell>
          <table:table-cell table:style-name="ce40" table:formula="of:=ABS([.C94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87" calcext:value-type="float">
            <text:p>87</text:p>
          </table:table-cell>
          <table:table-cell table:style-name="ce34" table:formula="of:=IF([.A95]/100&lt;[.$B$1];[.$B$2];0)" office:value-type="float" office:value="0" calcext:value-type="float">
            <text:p>0</text:p>
          </table:table-cell>
          <table:table-cell table:style-name="ce34" table:formula="of:=[.B95]-[.$B$5]" office:value-type="float" office:value="-2.5" calcext:value-type="float">
            <text:p>-2.5</text:p>
          </table:table-cell>
          <table:table-cell table:style-name="ce40" table:formula="of:=ABS([.C95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88" calcext:value-type="float">
            <text:p>88</text:p>
          </table:table-cell>
          <table:table-cell table:style-name="ce34" table:formula="of:=IF([.A96]/100&lt;[.$B$1];[.$B$2];0)" office:value-type="float" office:value="0" calcext:value-type="float">
            <text:p>0</text:p>
          </table:table-cell>
          <table:table-cell table:style-name="ce34" table:formula="of:=[.B96]-[.$B$5]" office:value-type="float" office:value="-2.5" calcext:value-type="float">
            <text:p>-2.5</text:p>
          </table:table-cell>
          <table:table-cell table:style-name="ce40" table:formula="of:=ABS([.C96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89" calcext:value-type="float">
            <text:p>89</text:p>
          </table:table-cell>
          <table:table-cell table:style-name="ce34" table:formula="of:=IF([.A97]/100&lt;[.$B$1];[.$B$2];0)" office:value-type="float" office:value="0" calcext:value-type="float">
            <text:p>0</text:p>
          </table:table-cell>
          <table:table-cell table:style-name="ce34" table:formula="of:=[.B97]-[.$B$5]" office:value-type="float" office:value="-2.5" calcext:value-type="float">
            <text:p>-2.5</text:p>
          </table:table-cell>
          <table:table-cell table:style-name="ce40" table:formula="of:=ABS([.C97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90" calcext:value-type="float">
            <text:p>90</text:p>
          </table:table-cell>
          <table:table-cell table:style-name="ce34" table:formula="of:=IF([.A98]/100&lt;[.$B$1];[.$B$2];0)" office:value-type="float" office:value="0" calcext:value-type="float">
            <text:p>0</text:p>
          </table:table-cell>
          <table:table-cell table:style-name="ce34" table:formula="of:=[.B98]-[.$B$5]" office:value-type="float" office:value="-2.5" calcext:value-type="float">
            <text:p>-2.5</text:p>
          </table:table-cell>
          <table:table-cell table:style-name="ce40" table:formula="of:=ABS([.C98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91" calcext:value-type="float">
            <text:p>91</text:p>
          </table:table-cell>
          <table:table-cell table:style-name="ce34" table:formula="of:=IF([.A99]/100&lt;[.$B$1];[.$B$2];0)" office:value-type="float" office:value="0" calcext:value-type="float">
            <text:p>0</text:p>
          </table:table-cell>
          <table:table-cell table:style-name="ce34" table:formula="of:=[.B99]-[.$B$5]" office:value-type="float" office:value="-2.5" calcext:value-type="float">
            <text:p>-2.5</text:p>
          </table:table-cell>
          <table:table-cell table:style-name="ce40" table:formula="of:=ABS([.C99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92" calcext:value-type="float">
            <text:p>92</text:p>
          </table:table-cell>
          <table:table-cell table:style-name="ce34" table:formula="of:=IF([.A100]/100&lt;[.$B$1];[.$B$2];0)" office:value-type="float" office:value="0" calcext:value-type="float">
            <text:p>0</text:p>
          </table:table-cell>
          <table:table-cell table:style-name="ce34" table:formula="of:=[.B100]-[.$B$5]" office:value-type="float" office:value="-2.5" calcext:value-type="float">
            <text:p>-2.5</text:p>
          </table:table-cell>
          <table:table-cell table:style-name="ce40" table:formula="of:=ABS([.C100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93" calcext:value-type="float">
            <text:p>93</text:p>
          </table:table-cell>
          <table:table-cell table:style-name="ce34" table:formula="of:=IF([.A101]/100&lt;[.$B$1];[.$B$2];0)" office:value-type="float" office:value="0" calcext:value-type="float">
            <text:p>0</text:p>
          </table:table-cell>
          <table:table-cell table:style-name="ce34" table:formula="of:=[.B101]-[.$B$5]" office:value-type="float" office:value="-2.5" calcext:value-type="float">
            <text:p>-2.5</text:p>
          </table:table-cell>
          <table:table-cell table:style-name="ce40" table:formula="of:=ABS([.C101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94" calcext:value-type="float">
            <text:p>94</text:p>
          </table:table-cell>
          <table:table-cell table:style-name="ce34" table:formula="of:=IF([.A102]/100&lt;[.$B$1];[.$B$2];0)" office:value-type="float" office:value="0" calcext:value-type="float">
            <text:p>0</text:p>
          </table:table-cell>
          <table:table-cell table:style-name="ce34" table:formula="of:=[.B102]-[.$B$5]" office:value-type="float" office:value="-2.5" calcext:value-type="float">
            <text:p>-2.5</text:p>
          </table:table-cell>
          <table:table-cell table:style-name="ce40" table:formula="of:=ABS([.C102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95" calcext:value-type="float">
            <text:p>95</text:p>
          </table:table-cell>
          <table:table-cell table:style-name="ce34" table:formula="of:=IF([.A103]/100&lt;[.$B$1];[.$B$2];0)" office:value-type="float" office:value="0" calcext:value-type="float">
            <text:p>0</text:p>
          </table:table-cell>
          <table:table-cell table:style-name="ce34" table:formula="of:=[.B103]-[.$B$5]" office:value-type="float" office:value="-2.5" calcext:value-type="float">
            <text:p>-2.5</text:p>
          </table:table-cell>
          <table:table-cell table:style-name="ce40" table:formula="of:=ABS([.C103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96" calcext:value-type="float">
            <text:p>96</text:p>
          </table:table-cell>
          <table:table-cell table:style-name="ce34" table:formula="of:=IF([.A104]/100&lt;[.$B$1];[.$B$2];0)" office:value-type="float" office:value="0" calcext:value-type="float">
            <text:p>0</text:p>
          </table:table-cell>
          <table:table-cell table:style-name="ce34" table:formula="of:=[.B104]-[.$B$5]" office:value-type="float" office:value="-2.5" calcext:value-type="float">
            <text:p>-2.5</text:p>
          </table:table-cell>
          <table:table-cell table:style-name="ce40" table:formula="of:=ABS([.C104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97" calcext:value-type="float">
            <text:p>97</text:p>
          </table:table-cell>
          <table:table-cell table:style-name="ce34" table:formula="of:=IF([.A105]/100&lt;[.$B$1];[.$B$2];0)" office:value-type="float" office:value="0" calcext:value-type="float">
            <text:p>0</text:p>
          </table:table-cell>
          <table:table-cell table:style-name="ce34" table:formula="of:=[.B105]-[.$B$5]" office:value-type="float" office:value="-2.5" calcext:value-type="float">
            <text:p>-2.5</text:p>
          </table:table-cell>
          <table:table-cell table:style-name="ce40" table:formula="of:=ABS([.C105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98" calcext:value-type="float">
            <text:p>98</text:p>
          </table:table-cell>
          <table:table-cell table:style-name="ce34" table:formula="of:=IF([.A106]/100&lt;[.$B$1];[.$B$2];0)" office:value-type="float" office:value="0" calcext:value-type="float">
            <text:p>0</text:p>
          </table:table-cell>
          <table:table-cell table:style-name="ce34" table:formula="of:=[.B106]-[.$B$5]" office:value-type="float" office:value="-2.5" calcext:value-type="float">
            <text:p>-2.5</text:p>
          </table:table-cell>
          <table:table-cell table:style-name="ce40" table:formula="of:=ABS([.C106])" office:value-type="float" office:value="2.5" calcext:value-type="float">
            <text:p>2.5</text:p>
          </table:table-cell>
        </table:table-row>
        <table:table-row table:style-name="ro1">
          <table:table-cell table:style-name="ce36" office:value-type="float" office:value="99" calcext:value-type="float">
            <text:p>99</text:p>
          </table:table-cell>
          <table:table-cell table:style-name="ce35" table:formula="of:=IF([.A107]/100&lt;[.$B$1];[.$B$2];0)" office:value-type="float" office:value="0" calcext:value-type="float">
            <text:p>0</text:p>
          </table:table-cell>
          <table:table-cell table:style-name="ce35" table:formula="of:=[.B107]-[.$B$5]" office:value-type="float" office:value="-2.5" calcext:value-type="float">
            <text:p>-2.5</text:p>
          </table:table-cell>
          <table:table-cell table:style-name="ce41" table:formula="of:=ABS([.C107])" office:value-type="float" office:value="2.5" calcext:value-type="float">
            <text:p>2.5</text:p>
          </table:table-cell>
        </table:table-row>
        <table:table-row table:style-name="ro1" table:number-rows-repeated="104846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exp" table:style-name="ta1">
        <table:shapes>
          <draw:frame draw:z-index="0" draw:style-name="gr1" draw:text-style-name="P1" svg:width="216.33mm" svg:height="89.99mm" svg:x="100.18mm" svg:y="6.13mm">
            <draw:object draw:notify-on-update-of-ranges="exp.A8:exp.A107 exp.C7:exp.C7 exp.C8:exp.C107 exp.A8:exp.A107 exp.B7:exp.B7 exp.B8:exp.B107 exp.A8:exp.A107 exp.D7:exp.D7 exp.D8:exp.D10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7"/>
        <table:table-column table:style-name="co1" table:default-cell-style-name="Default"/>
        <table:table-row table:style-name="ro1">
          <table:table-cell table:style-name="ce2" office:value-type="string" calcext:value-type="string">
            <text:p>Tau</text:p>
          </table:table-cell>
          <table:table-cell table:style-name="ce97"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eak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10" office:value-type="string" calcext:value-type="string">
            <text:p>DC Coupled</text:p>
          </table:table-cell>
          <table:table-cell table:style-name="ce18" office:value-type="string" calcext:value-type="string" table:number-columns-spanned="2" table:number-rows-spanned="1">
            <text:p>AC Coupled</text:p>
          </table:table-cell>
          <table:covered-table-cell table:style-name="ce20"/>
        </table:table-row>
        <table:table-row table:style-name="ro1">
          <table:table-cell table:style-name="ce4" office:value-type="string" calcext:value-type="string">
            <text:p>RMS</text:p>
          </table:table-cell>
          <table:table-cell table:style-name="ce11" table:formula="of:=SQRT(SUMSQ([.B8:.B107])/100)" office:value-type="float" office:value="2.27539863874803" calcext:value-type="float">
            <text:p>2.2754</text:p>
          </table:table-cell>
          <table:table-cell table:style-name="ce11" table:formula="of:=SQRT(SUMSQ([.C8:.C107])/100)" office:value-type="float" office:value="0.998688275391152" calcext:value-type="float">
            <text:p>0.9987</text:p>
          </table:table-cell>
          <table:table-cell table:style-name="ce21"/>
        </table:table-row>
        <table:table-row table:style-name="ro1">
          <table:table-cell table:style-name="ce5" office:value-type="string" calcext:value-type="string">
            <text:p>Ave</text:p>
          </table:table-cell>
          <table:table-cell table:style-name="ce12" table:formula="of:=AVERAGE([.B8:.B107])" office:value-type="float" office:value="2.04451967312928" calcext:value-type="float">
            <text:p>2.0445</text:p>
          </table:table-cell>
          <table:table-cell table:style-name="ce12" table:formula="of:=AVERAGE([.C8:.C107])" office:value-type="float" office:value="-5.6843418860808E-016" calcext:value-type="float">
            <text:p>0.0000</text:p>
          </table:table-cell>
          <table:table-cell table:style-name="ce22" table:formula="of:=AVERAGE([.D8:.D107])" office:value-type="float" office:value="0.640413807793165" calcext:value-type="float">
            <text:p>0.6404</text:p>
          </table:table-cell>
        </table:table-row>
        <table:table-row table:style-name="ro1">
          <table:table-cell table:style-name="ce27" office:value-type="string" calcext:value-type="string">
            <text:p>RS-14</text:p>
          </table:table-cell>
          <table:table-cell table:style-name="ce13" table:number-columns-repeated="2"/>
          <table:table-cell table:style-name="ce23" table:formula="of:=[.D5]*1.1107" office:value-type="float" office:value="0.711307616315869" calcext:value-type="float">
            <text:p>0.7113</text:p>
          </table:table-cell>
        </table:table-row>
        <table:table-row table:style-name="ro1">
          <table:table-cell table:style-name="ce33" office:value-type="string" calcext:value-type="string">
            <text:p>Sample</text:p>
          </table:table-cell>
          <table:table-cell table:style-name="ce45" office:value-type="string" calcext:value-type="string">
            <text:p>Wave</text:p>
          </table:table-cell>
          <table:table-cell table:style-name="ce50" office:value-type="string" calcext:value-type="string">
            <text:p>AC Wave</text:p>
          </table:table-cell>
          <table:table-cell table:style-name="ce55" office:value-type="string" calcext:value-type="string">
            <text:p>AC Wave Rec</text:p>
          </table:table-cell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 table:style-name="ce15" table:formula="of:=2*[.$B$2]*(1-EXP(-[.A8]/[.$B$1])) - [.$B$2]" office:value-type="float" office:value="-2.5" calcext:value-type="float">
            <text:p>-2.5000</text:p>
          </table:table-cell>
          <table:table-cell table:style-name="ce15" table:formula="of:=[.B8]-[.$B$5]" office:value-type="float" office:value="-4.54451967312928" calcext:value-type="float">
            <text:p>-4.5445</text:p>
          </table:table-cell>
          <table:table-cell table:style-name="ce25" table:formula="of:=ABS([.C8])" office:value-type="float" office:value="4.54451967312928" calcext:value-type="float">
            <text:p>4.5445</text:p>
          </table:table-cell>
        </table:table-row>
        <table:table-row table:style-name="ro1">
          <table:table-cell table:style-name="ce36" office:value-type="float" office:value="1" calcext:value-type="float">
            <text:p>1</text:p>
          </table:table-cell>
          <table:table-cell table:style-name="ce15" table:formula="of:=2*[.$B$2]*(1-EXP(-[.A9]/[.$B$1])) - [.$B$2]" office:value-type="float" office:value="-1.95113376627923" calcext:value-type="float">
            <text:p>-1.9511</text:p>
          </table:table-cell>
          <table:table-cell table:style-name="ce15" table:formula="of:=[.B9]-[.$B$5]" office:value-type="float" office:value="-3.9956534394085" calcext:value-type="float">
            <text:p>-3.9957</text:p>
          </table:table-cell>
          <table:table-cell table:style-name="ce25" table:formula="of:=ABS([.C9])" office:value-type="float" office:value="3.9956534394085" calcext:value-type="float">
            <text:p>3.9957</text:p>
          </table:table-cell>
        </table:table-row>
        <table:table-row table:style-name="ro1">
          <table:table-cell table:style-name="ce36" office:value-type="float" office:value="2" calcext:value-type="float">
            <text:p>2</text:p>
          </table:table-cell>
          <table:table-cell table:style-name="ce15" table:formula="of:=2*[.$B$2]*(1-EXP(-[.A10]/[.$B$1])) - [.$B$2]" office:value-type="float" office:value="-1.46251836106222" calcext:value-type="float">
            <text:p>-1.4625</text:p>
          </table:table-cell>
          <table:table-cell table:style-name="ce15" table:formula="of:=[.B10]-[.$B$5]" office:value-type="float" office:value="-3.5070380341915" calcext:value-type="float">
            <text:p>-3.5070</text:p>
          </table:table-cell>
          <table:table-cell table:style-name="ce25" table:formula="of:=ABS([.C10])" office:value-type="float" office:value="3.5070380341915" calcext:value-type="float">
            <text:p>3.5070</text:p>
          </table:table-cell>
        </table:table-row>
        <table:table-row table:style-name="ro1">
          <table:table-cell table:style-name="ce36" office:value-type="float" office:value="3" calcext:value-type="float">
            <text:p>3</text:p>
          </table:table-cell>
          <table:table-cell table:style-name="ce15" table:formula="of:=2*[.$B$2]*(1-EXP(-[.A11]/[.$B$1])) - [.$B$2]" office:value-type="float" office:value="-1.02753985528509" calcext:value-type="float">
            <text:p>-1.0275</text:p>
          </table:table-cell>
          <table:table-cell table:style-name="ce15" table:formula="of:=[.B11]-[.$B$5]" office:value-type="float" office:value="-3.07205952841437" calcext:value-type="float">
            <text:p>-3.0721</text:p>
          </table:table-cell>
          <table:table-cell table:style-name="ce25" table:formula="of:=ABS([.C11])" office:value-type="float" office:value="3.07205952841437" calcext:value-type="float">
            <text:p>3.0721</text:p>
          </table:table-cell>
        </table:table-row>
        <table:table-row table:style-name="ro1">
          <table:table-cell table:style-name="ce36" office:value-type="float" office:value="4" calcext:value-type="float">
            <text:p>4</text:p>
          </table:table-cell>
          <table:table-cell table:style-name="ce15" table:formula="of:=2*[.$B$2]*(1-EXP(-[.A12]/[.$B$1])) - [.$B$2]" office:value-type="float" office:value="-0.64031035235104" calcext:value-type="float">
            <text:p>-0.6403</text:p>
          </table:table-cell>
          <table:table-cell table:style-name="ce15" table:formula="of:=[.B12]-[.$B$5]" office:value-type="float" office:value="-2.68483002548032" calcext:value-type="float">
            <text:p>-2.6848</text:p>
          </table:table-cell>
          <table:table-cell table:style-name="ce25" table:formula="of:=ABS([.C12])" office:value-type="float" office:value="2.68483002548032" calcext:value-type="float">
            <text:p>2.6848</text:p>
          </table:table-cell>
        </table:table-row>
        <table:table-row table:style-name="ro1">
          <table:table-cell table:style-name="ce36" office:value-type="float" office:value="5" calcext:value-type="float">
            <text:p>5</text:p>
          </table:table-cell>
          <table:table-cell table:style-name="ce15" table:formula="of:=2*[.$B$2]*(1-EXP(-[.A13]/[.$B$1])) - [.$B$2]" office:value-type="float" office:value="-0.295588289189185" calcext:value-type="float">
            <text:p>-0.2956</text:p>
          </table:table-cell>
          <table:table-cell table:style-name="ce15" table:formula="of:=[.B13]-[.$B$5]" office:value-type="float" office:value="-2.34010796231846" calcext:value-type="float">
            <text:p>-2.3401</text:p>
          </table:table-cell>
          <table:table-cell table:style-name="ce25" table:formula="of:=ABS([.C13])" office:value-type="float" office:value="2.34010796231846" calcext:value-type="float">
            <text:p>2.3401</text:p>
          </table:table-cell>
        </table:table-row>
        <table:table-row table:style-name="ro1">
          <table:table-cell table:style-name="ce36" office:value-type="float" office:value="6" calcext:value-type="float">
            <text:p>6</text:p>
          </table:table-cell>
          <table:table-cell table:style-name="ce15" table:formula="of:=2*[.$B$2]*(1-EXP(-[.A14]/[.$B$1])) - [.$B$2]" office:value-type="float" office:value="0.0112925138750484" calcext:value-type="float">
            <text:p>0.0113</text:p>
          </table:table-cell>
          <table:table-cell table:style-name="ce15" table:formula="of:=[.B14]-[.$B$5]" office:value-type="float" office:value="-2.03322715925423" calcext:value-type="float">
            <text:p>-2.0332</text:p>
          </table:table-cell>
          <table:table-cell table:style-name="ce25" table:formula="of:=ABS([.C14])" office:value-type="float" office:value="2.03322715925423" calcext:value-type="float">
            <text:p>2.0332</text:p>
          </table:table-cell>
        </table:table-row>
        <table:table-row table:style-name="ro1">
          <table:table-cell table:style-name="ce36" office:value-type="float" office:value="7" calcext:value-type="float">
            <text:p>7</text:p>
          </table:table-cell>
          <table:table-cell table:style-name="ce15" table:formula="of:=2*[.$B$2]*(1-EXP(-[.A15]/[.$B$1])) - [.$B$2]" office:value-type="float" office:value="0.284486014823468" calcext:value-type="float">
            <text:p>0.2845</text:p>
          </table:table-cell>
          <table:table-cell table:style-name="ce15" table:formula="of:=[.B15]-[.$B$5]" office:value-type="float" office:value="-1.76003365830581" calcext:value-type="float">
            <text:p>-1.7600</text:p>
          </table:table-cell>
          <table:table-cell table:style-name="ce25" table:formula="of:=ABS([.C15])" office:value-type="float" office:value="1.76003365830581" calcext:value-type="float">
            <text:p>1.7600</text:p>
          </table:table-cell>
        </table:table-row>
        <table:table-row table:style-name="ro1">
          <table:table-cell table:style-name="ce36" office:value-type="float" office:value="8" calcext:value-type="float">
            <text:p>8</text:p>
          </table:table-cell>
          <table:table-cell table:style-name="ce15" table:formula="of:=2*[.$B$2]*(1-EXP(-[.A16]/[.$B$1])) - [.$B$2]" office:value-type="float" office:value="0.527690178183378" calcext:value-type="float">
            <text:p>0.5277</text:p>
          </table:table-cell>
          <table:table-cell table:style-name="ce15" table:formula="of:=[.B16]-[.$B$5]" office:value-type="float" office:value="-1.5168294949459" calcext:value-type="float">
            <text:p>-1.5168</text:p>
          </table:table-cell>
          <table:table-cell table:style-name="ce25" table:formula="of:=ABS([.C16])" office:value-type="float" office:value="1.5168294949459" calcext:value-type="float">
            <text:p>1.5168</text:p>
          </table:table-cell>
        </table:table-row>
        <table:table-row table:style-name="ro1">
          <table:table-cell table:style-name="ce36" office:value-type="float" office:value="9" calcext:value-type="float">
            <text:p>9</text:p>
          </table:table-cell>
          <table:table-cell table:style-name="ce15" table:formula="of:=2*[.$B$2]*(1-EXP(-[.A17]/[.$B$1])) - [.$B$2]" office:value-type="float" office:value="0.744197030909573" calcext:value-type="float">
            <text:p>0.7442</text:p>
          </table:table-cell>
          <table:table-cell table:style-name="ce15" table:formula="of:=[.B17]-[.$B$5]" office:value-type="float" office:value="-1.30032264221971" calcext:value-type="float">
            <text:p>-1.3003</text:p>
          </table:table-cell>
          <table:table-cell table:style-name="ce25" table:formula="of:=ABS([.C17])" office:value-type="float" office:value="1.30032264221971" calcext:value-type="float">
            <text:p>1.3003</text:p>
          </table:table-cell>
        </table:table-row>
        <table:table-row table:style-name="ro1">
          <table:table-cell table:style-name="ce36" office:value-type="float" office:value="10" calcext:value-type="float">
            <text:p>10</text:p>
          </table:table-cell>
          <table:table-cell table:style-name="ce15" table:formula="of:=2*[.$B$2]*(1-EXP(-[.A18]/[.$B$1])) - [.$B$2]" office:value-type="float" office:value="0.936937223469657" calcext:value-type="float">
            <text:p>0.9369</text:p>
          </table:table-cell>
          <table:table-cell table:style-name="ce15" table:formula="of:=[.B18]-[.$B$5]" office:value-type="float" office:value="-1.10758244965962" calcext:value-type="float">
            <text:p>-1.1076</text:p>
          </table:table-cell>
          <table:table-cell table:style-name="ce25" table:formula="of:=ABS([.C18])" office:value-type="float" office:value="1.10758244965962" calcext:value-type="float">
            <text:p>1.1076</text:p>
          </table:table-cell>
        </table:table-row>
        <table:table-row table:style-name="ro1">
          <table:table-cell table:style-name="ce36" office:value-type="float" office:value="11" calcext:value-type="float">
            <text:p>11</text:p>
          </table:table-cell>
          <table:table-cell table:style-name="ce15" table:formula="of:=2*[.$B$2]*(1-EXP(-[.A19]/[.$B$1])) - [.$B$2]" office:value-type="float" office:value="1.10851969931433" calcext:value-type="float">
            <text:p>1.1085</text:p>
          </table:table-cell>
          <table:table-cell table:style-name="ce15" table:formula="of:=[.B19]-[.$B$5]" office:value-type="float" office:value="-0.935999973814952" calcext:value-type="float">
            <text:p>-0.9360</text:p>
          </table:table-cell>
          <table:table-cell table:style-name="ce25" table:formula="of:=ABS([.C19])" office:value-type="float" office:value="0.935999973814952" calcext:value-type="float">
            <text:p>0.9360</text:p>
          </table:table-cell>
        </table:table-row>
        <table:table-row table:style-name="ro1">
          <table:table-cell table:style-name="ce36" office:value-type="float" office:value="12" calcext:value-type="float">
            <text:p>12</text:p>
          </table:table-cell>
          <table:table-cell table:style-name="ce15" table:formula="of:=2*[.$B$2]*(1-EXP(-[.A20]/[.$B$1])) - [.$B$2]" office:value-type="float" office:value="1.26126700970113" calcext:value-type="float">
            <text:p>1.2613</text:p>
          </table:table-cell>
          <table:table-cell table:style-name="ce15" table:formula="of:=[.B20]-[.$B$5]" office:value-type="float" office:value="-0.783252663428153" calcext:value-type="float">
            <text:p>-0.7833</text:p>
          </table:table-cell>
          <table:table-cell table:style-name="ce25" table:formula="of:=ABS([.C20])" office:value-type="float" office:value="0.783252663428153" calcext:value-type="float">
            <text:p>0.7833</text:p>
          </table:table-cell>
        </table:table-row>
        <table:table-row table:style-name="ro1">
          <table:table-cell table:style-name="ce36" office:value-type="float" office:value="13" calcext:value-type="float">
            <text:p>13</text:p>
          </table:table-cell>
          <table:table-cell table:style-name="ce15" table:formula="of:=2*[.$B$2]*(1-EXP(-[.A21]/[.$B$1])) - [.$B$2]" office:value-type="float" office:value="1.39724675189533" calcext:value-type="float">
            <text:p>1.3972</text:p>
          </table:table-cell>
          <table:table-cell table:style-name="ce15" table:formula="of:=[.B21]-[.$B$5]" office:value-type="float" office:value="-0.64727292123395" calcext:value-type="float">
            <text:p>-0.6473</text:p>
          </table:table-cell>
          <table:table-cell table:style-name="ce25" table:formula="of:=ABS([.C21])" office:value-type="float" office:value="0.64727292123395" calcext:value-type="float">
            <text:p>0.6473</text:p>
          </table:table-cell>
        </table:table-row>
        <table:table-row table:style-name="ro1">
          <table:table-cell table:style-name="ce36" office:value-type="float" office:value="14" calcext:value-type="float">
            <text:p>14</text:p>
          </table:table-cell>
          <table:table-cell table:style-name="ce15" table:formula="of:=2*[.$B$2]*(1-EXP(-[.A22]/[.$B$1])) - [.$B$2]" office:value-type="float" office:value="1.51829955629744" calcext:value-type="float">
            <text:p>1.5183</text:p>
          </table:table-cell>
          <table:table-cell table:style-name="ce15" table:formula="of:=[.B22]-[.$B$5]" office:value-type="float" office:value="-0.526220116831837" calcext:value-type="float">
            <text:p>-0.5262</text:p>
          </table:table-cell>
          <table:table-cell table:style-name="ce25" table:formula="of:=ABS([.C22])" office:value-type="float" office:value="0.526220116831837" calcext:value-type="float">
            <text:p>0.5262</text:p>
          </table:table-cell>
        </table:table-row>
        <table:table-row table:style-name="ro1">
          <table:table-cell table:style-name="ce36" office:value-type="float" office:value="15" calcext:value-type="float">
            <text:p>15</text:p>
          </table:table-cell>
          <table:table-cell table:style-name="ce15" table:formula="of:=2*[.$B$2]*(1-EXP(-[.A23]/[.$B$1])) - [.$B$2]" office:value-type="float" office:value="1.62606400133285" calcext:value-type="float">
            <text:p>1.6261</text:p>
          </table:table-cell>
          <table:table-cell table:style-name="ce15" table:formula="of:=[.B23]-[.$B$5]" office:value-type="float" office:value="-0.41845567179643" calcext:value-type="float">
            <text:p>-0.4185</text:p>
          </table:table-cell>
          <table:table-cell table:style-name="ce25" table:formula="of:=ABS([.C23])" office:value-type="float" office:value="0.41845567179643" calcext:value-type="float">
            <text:p>0.4185</text:p>
          </table:table-cell>
        </table:table-row>
        <table:table-row table:style-name="ro1">
          <table:table-cell table:style-name="ce36" office:value-type="float" office:value="16" calcext:value-type="float">
            <text:p>16</text:p>
          </table:table-cell>
          <table:table-cell table:style-name="ce15" table:formula="of:=2*[.$B$2]*(1-EXP(-[.A24]/[.$B$1])) - [.$B$2]" office:value-type="float" office:value="1.72199879335314" calcext:value-type="float">
            <text:p>1.7220</text:p>
          </table:table-cell>
          <table:table-cell table:style-name="ce15" table:formula="of:=[.B24]-[.$B$5]" office:value-type="float" office:value="-0.322520879776141" calcext:value-type="float">
            <text:p>-0.3225</text:p>
          </table:table-cell>
          <table:table-cell table:style-name="ce25" table:formula="of:=ABS([.C24])" office:value-type="float" office:value="0.322520879776141" calcext:value-type="float">
            <text:p>0.3225</text:p>
          </table:table-cell>
        </table:table-row>
        <table:table-row table:style-name="ro1">
          <table:table-cell table:style-name="ce36" office:value-type="float" office:value="17" calcext:value-type="float">
            <text:p>17</text:p>
          </table:table-cell>
          <table:table-cell table:style-name="ce15" table:formula="of:=2*[.$B$2]*(1-EXP(-[.A25]/[.$B$1])) - [.$B$2]" office:value-type="float" office:value="1.80740251177763" calcext:value-type="float">
            <text:p>1.8074</text:p>
          </table:table-cell>
          <table:table-cell table:style-name="ce15" table:formula="of:=[.B25]-[.$B$5]" office:value-type="float" office:value="-0.237117161351646" calcext:value-type="float">
            <text:p>-0.2371</text:p>
          </table:table-cell>
          <table:table-cell table:style-name="ce25" table:formula="of:=ABS([.C25])" office:value-type="float" office:value="0.237117161351646" calcext:value-type="float">
            <text:p>0.2371</text:p>
          </table:table-cell>
        </table:table-row>
        <table:table-row table:style-name="ro1">
          <table:table-cell table:style-name="ce36" office:value-type="float" office:value="18" calcext:value-type="float">
            <text:p>18</text:p>
          </table:table-cell>
          <table:table-cell table:style-name="ce15" table:formula="of:=2*[.$B$2]*(1-EXP(-[.A26]/[.$B$1])) - [.$B$2]" office:value-type="float" office:value="1.88343118674665" calcext:value-type="float">
            <text:p>1.8834</text:p>
          </table:table-cell>
          <table:table-cell table:style-name="ce15" table:formula="of:=[.B26]-[.$B$5]" office:value-type="float" office:value="-0.16108848638263" calcext:value-type="float">
            <text:p>-0.1611</text:p>
          </table:table-cell>
          <table:table-cell table:style-name="ce25" table:formula="of:=ABS([.C26])" office:value-type="float" office:value="0.16108848638263" calcext:value-type="float">
            <text:p>0.1611</text:p>
          </table:table-cell>
        </table:table-row>
        <table:table-row table:style-name="ro1">
          <table:table-cell table:style-name="ce36" office:value-type="float" office:value="19" calcext:value-type="float">
            <text:p>19</text:p>
          </table:table-cell>
          <table:table-cell table:style-name="ce15" table:formula="of:=2*[.$B$2]*(1-EXP(-[.A27]/[.$B$1])) - [.$B$2]" office:value-type="float" office:value="1.95111394721866" calcext:value-type="float">
            <text:p>1.9511</text:p>
          </table:table-cell>
          <table:table-cell table:style-name="ce15" table:formula="of:=[.B27]-[.$B$5]" office:value-type="float" office:value="-0.0934057259106189" calcext:value-type="float">
            <text:p>-0.0934</text:p>
          </table:table-cell>
          <table:table-cell table:style-name="ce25" table:formula="of:=ABS([.C27])" office:value-type="float" office:value="0.0934057259106189" calcext:value-type="float">
            <text:p>0.0934</text:p>
          </table:table-cell>
        </table:table-row>
        <table:table-row table:style-name="ro1">
          <table:table-cell table:style-name="ce36" office:value-type="float" office:value="20" calcext:value-type="float">
            <text:p>20</text:p>
          </table:table-cell>
          <table:table-cell table:style-name="ce15" table:formula="of:=2*[.$B$2]*(1-EXP(-[.A28]/[.$B$1])) - [.$B$2]" office:value-type="float" office:value="2.01136695132505" calcext:value-type="float">
            <text:p>2.0114</text:p>
          </table:table-cell>
          <table:table-cell table:style-name="ce15" table:formula="of:=[.B28]-[.$B$5]" office:value-type="float" office:value="-0.0331527218042269" calcext:value-type="float">
            <text:p>-0.0332</text:p>
          </table:table-cell>
          <table:table-cell table:style-name="ce25" table:formula="of:=ABS([.C28])" office:value-type="float" office:value="0.0331527218042269" calcext:value-type="float">
            <text:p>0.0332</text:p>
          </table:table-cell>
        </table:table-row>
        <table:table-row table:style-name="ro1">
          <table:table-cell table:style-name="ce36" office:value-type="float" office:value="21" calcext:value-type="float">
            <text:p>21</text:p>
          </table:table-cell>
          <table:table-cell table:style-name="ce15" table:formula="of:=2*[.$B$2]*(1-EXP(-[.A29]/[.$B$1])) - [.$B$2]" office:value-type="float" office:value="2.06500578754459" calcext:value-type="float">
            <text:p>2.0650</text:p>
          </table:table-cell>
          <table:table-cell table:style-name="ce15" table:formula="of:=[.B29]-[.$B$5]" office:value-type="float" office:value="0.0204861144153159" calcext:value-type="float">
            <text:p>0.0205</text:p>
          </table:table-cell>
          <table:table-cell table:style-name="ce25" table:formula="of:=ABS([.C29])" office:value-type="float" office:value="0.0204861144153159" calcext:value-type="float">
            <text:p>0.0205</text:p>
          </table:table-cell>
        </table:table-row>
        <table:table-row table:style-name="ro1">
          <table:table-cell table:style-name="ce36" office:value-type="float" office:value="22" calcext:value-type="float">
            <text:p>22</text:p>
          </table:table-cell>
          <table:table-cell table:style-name="ce15" table:formula="of:=2*[.$B$2]*(1-EXP(-[.A30]/[.$B$1])) - [.$B$2]" office:value-type="float" office:value="2.11275651456074" calcext:value-type="float">
            <text:p>2.1128</text:p>
          </table:table-cell>
          <table:table-cell table:style-name="ce15" table:formula="of:=[.B30]-[.$B$5]" office:value-type="float" office:value="0.0682368414314634" calcext:value-type="float">
            <text:p>0.0682</text:p>
          </table:table-cell>
          <table:table-cell table:style-name="ce25" table:formula="of:=ABS([.C30])" office:value-type="float" office:value="0.0682368414314634" calcext:value-type="float">
            <text:p>0.0682</text:p>
          </table:table-cell>
        </table:table-row>
        <table:table-row table:style-name="ro1">
          <table:table-cell table:style-name="ce36" office:value-type="float" office:value="23" calcext:value-type="float">
            <text:p>23</text:p>
          </table:table-cell>
          <table:table-cell table:style-name="ce15" table:formula="of:=2*[.$B$2]*(1-EXP(-[.A31]/[.$B$1])) - [.$B$2]" office:value-type="float" office:value="2.15526548923793" calcext:value-type="float">
            <text:p>2.1553</text:p>
          </table:table-cell>
          <table:table-cell table:style-name="ce15" table:formula="of:=[.B31]-[.$B$5]" office:value-type="float" office:value="0.110745816108653" calcext:value-type="float">
            <text:p>0.1107</text:p>
          </table:table-cell>
          <table:table-cell table:style-name="ce25" table:formula="of:=ABS([.C31])" office:value-type="float" office:value="0.110745816108653" calcext:value-type="float">
            <text:p>0.1107</text:p>
          </table:table-cell>
        </table:table-row>
        <table:table-row table:style-name="ro1">
          <table:table-cell table:style-name="ce36" office:value-type="float" office:value="24" calcext:value-type="float">
            <text:p>24</text:p>
          </table:table-cell>
          <table:table-cell table:style-name="ce15" table:formula="of:=2*[.$B$2]*(1-EXP(-[.A32]/[.$B$1])) - [.$B$2]" office:value-type="float" office:value="2.19310811574904" calcext:value-type="float">
            <text:p>2.1931</text:p>
          </table:table-cell>
          <table:table-cell table:style-name="ce15" table:formula="of:=[.B32]-[.$B$5]" office:value-type="float" office:value="0.148588442619764" calcext:value-type="float">
            <text:p>0.1486</text:p>
          </table:table-cell>
          <table:table-cell table:style-name="ce25" table:formula="of:=ABS([.C32])" office:value-type="float" office:value="0.148588442619764" calcext:value-type="float">
            <text:p>0.1486</text:p>
          </table:table-cell>
        </table:table-row>
        <table:table-row table:style-name="ro1">
          <table:table-cell table:style-name="ce36" office:value-type="float" office:value="25" calcext:value-type="float">
            <text:p>25</text:p>
          </table:table-cell>
          <table:table-cell table:style-name="ce15" table:formula="of:=2*[.$B$2]*(1-EXP(-[.A33]/[.$B$1])) - [.$B$2]" office:value-type="float" office:value="2.2267966342827" calcext:value-type="float">
            <text:p>2.2268</text:p>
          </table:table-cell>
          <table:table-cell table:style-name="ce15" table:formula="of:=[.B33]-[.$B$5]" office:value-type="float" office:value="0.182276961153422" calcext:value-type="float">
            <text:p>0.1823</text:p>
          </table:table-cell>
          <table:table-cell table:style-name="ce25" table:formula="of:=ABS([.C33])" office:value-type="float" office:value="0.182276961153422" calcext:value-type="float">
            <text:p>0.1823</text:p>
          </table:table-cell>
        </table:table-row>
        <table:table-row table:style-name="ro1">
          <table:table-cell table:style-name="ce36" office:value-type="float" office:value="26" calcext:value-type="float">
            <text:p>26</text:p>
          </table:table-cell>
          <table:table-cell table:style-name="ce15" table:formula="of:=2*[.$B$2]*(1-EXP(-[.A34]/[.$B$1])) - [.$B$2]" office:value-type="float" office:value="2.25678705475892" calcext:value-type="float">
            <text:p>2.2568</text:p>
          </table:table-cell>
          <table:table-cell table:style-name="ce15" table:formula="of:=[.B34]-[.$B$5]" office:value-type="float" office:value="0.212267381629641" calcext:value-type="float">
            <text:p>0.2123</text:p>
          </table:table-cell>
          <table:table-cell table:style-name="ce25" table:formula="of:=ABS([.C34])" office:value-type="float" office:value="0.212267381629641" calcext:value-type="float">
            <text:p>0.2123</text:p>
          </table:table-cell>
        </table:table-row>
        <table:table-row table:style-name="ro1">
          <table:table-cell table:style-name="ce36" office:value-type="float" office:value="27" calcext:value-type="float">
            <text:p>27</text:p>
          </table:table-cell>
          <table:table-cell table:style-name="ce15" table:formula="of:=2*[.$B$2]*(1-EXP(-[.A35]/[.$B$1])) - [.$B$2]" office:value-type="float" office:value="2.28348532940824" calcext:value-type="float">
            <text:p>2.2835</text:p>
          </table:table-cell>
          <table:table-cell table:style-name="ce15" table:formula="of:=[.B35]-[.$B$5]" office:value-type="float" office:value="0.238965656278963" calcext:value-type="float">
            <text:p>0.2390</text:p>
          </table:table-cell>
          <table:table-cell table:style-name="ce25" table:formula="of:=ABS([.C35])" office:value-type="float" office:value="0.238965656278963" calcext:value-type="float">
            <text:p>0.2390</text:p>
          </table:table-cell>
        </table:table-row>
        <table:table-row table:style-name="ro1">
          <table:table-cell table:style-name="ce36" office:value-type="float" office:value="28" calcext:value-type="float">
            <text:p>28</text:p>
          </table:table-cell>
          <table:table-cell table:style-name="ce15" table:formula="of:=2*[.$B$2]*(1-EXP(-[.A36]/[.$B$1])) - [.$B$2]" office:value-type="float" office:value="2.30725284776684" calcext:value-type="float">
            <text:p>2.3073</text:p>
          </table:table-cell>
          <table:table-cell table:style-name="ce15" table:formula="of:=[.B36]-[.$B$5]" office:value-type="float" office:value="0.262733174637562" calcext:value-type="float">
            <text:p>0.2627</text:p>
          </table:table-cell>
          <table:table-cell table:style-name="ce25" table:formula="of:=ABS([.C36])" office:value-type="float" office:value="0.262733174637562" calcext:value-type="float">
            <text:p>0.2627</text:p>
          </table:table-cell>
        </table:table-row>
        <table:table-row table:style-name="ro1">
          <table:table-cell table:style-name="ce36" office:value-type="float" office:value="29" calcext:value-type="float">
            <text:p>29</text:p>
          </table:table-cell>
          <table:table-cell table:style-name="ce15" table:formula="of:=2*[.$B$2]*(1-EXP(-[.A37]/[.$B$1])) - [.$B$2]" office:value-type="float" office:value="2.32841132846816" calcext:value-type="float">
            <text:p>2.3284</text:p>
          </table:table-cell>
          <table:table-cell table:style-name="ce15" table:formula="of:=[.B37]-[.$B$5]" office:value-type="float" office:value="0.283891655338885" calcext:value-type="float">
            <text:p>0.2839</text:p>
          </table:table-cell>
          <table:table-cell table:style-name="ce25" table:formula="of:=ABS([.C37])" office:value-type="float" office:value="0.283891655338885" calcext:value-type="float">
            <text:p>0.2839</text:p>
          </table:table-cell>
        </table:table-row>
        <table:table-row table:style-name="ro1">
          <table:table-cell table:style-name="ce36" office:value-type="float" office:value="30" calcext:value-type="float">
            <text:p>30</text:p>
          </table:table-cell>
          <table:table-cell table:style-name="ce15" table:formula="of:=2*[.$B$2]*(1-EXP(-[.A38]/[.$B$1])) - [.$B$2]" office:value-type="float" office:value="2.34724717404673" calcext:value-type="float">
            <text:p>2.3472</text:p>
          </table:table-cell>
          <table:table-cell table:style-name="ce15" table:formula="of:=[.B38]-[.$B$5]" office:value-type="float" office:value="0.302727500917451" calcext:value-type="float">
            <text:p>0.3027</text:p>
          </table:table-cell>
          <table:table-cell table:style-name="ce25" table:formula="of:=ABS([.C38])" office:value-type="float" office:value="0.302727500917451" calcext:value-type="float">
            <text:p>0.3027</text:p>
          </table:table-cell>
        </table:table-row>
        <table:table-row table:style-name="ro1">
          <table:table-cell table:style-name="ce36" office:value-type="float" office:value="31" calcext:value-type="float">
            <text:p>31</text:p>
          </table:table-cell>
          <table:table-cell table:style-name="ce15" table:formula="of:=2*[.$B$2]*(1-EXP(-[.A39]/[.$B$1])) - [.$B$2]" office:value-type="float" office:value="2.36401534770096" calcext:value-type="float">
            <text:p>2.3640</text:p>
          </table:table-cell>
          <table:table-cell table:style-name="ce15" table:formula="of:=[.B39]-[.$B$5]" office:value-type="float" office:value="0.319495674571686" calcext:value-type="float">
            <text:p>0.3195</text:p>
          </table:table-cell>
          <table:table-cell table:style-name="ce25" table:formula="of:=ABS([.C39])" office:value-type="float" office:value="0.319495674571686" calcext:value-type="float">
            <text:p>0.3195</text:p>
          </table:table-cell>
        </table:table-row>
        <table:table-row table:style-name="ro1">
          <table:table-cell table:style-name="ce36" office:value-type="float" office:value="32" calcext:value-type="float">
            <text:p>32</text:p>
          </table:table-cell>
          <table:table-cell table:style-name="ce15" table:formula="of:=2*[.$B$2]*(1-EXP(-[.A40]/[.$B$1])) - [.$B$2]" office:value-type="float" office:value="2.3789428244912" calcext:value-type="float">
            <text:p>2.3789</text:p>
          </table:table-cell>
          <table:table-cell table:style-name="ce15" table:formula="of:=[.B40]-[.$B$5]" office:value-type="float" office:value="0.334423151361926" calcext:value-type="float">
            <text:p>0.3344</text:p>
          </table:table-cell>
          <table:table-cell table:style-name="ce25" table:formula="of:=ABS([.C40])" office:value-type="float" office:value="0.334423151361926" calcext:value-type="float">
            <text:p>0.3344</text:p>
          </table:table-cell>
        </table:table-row>
        <table:table-row table:style-name="ro1">
          <table:table-cell table:style-name="ce36" office:value-type="float" office:value="33" calcext:value-type="float">
            <text:p>33</text:p>
          </table:table-cell>
          <table:table-cell table:style-name="ce15" table:formula="of:=2*[.$B$2]*(1-EXP(-[.A41]/[.$B$1])) - [.$B$2]" office:value-type="float" office:value="2.39223166368848" calcext:value-type="float">
            <text:p>2.3922</text:p>
          </table:table-cell>
          <table:table-cell table:style-name="ce15" table:formula="of:=[.B41]-[.$B$5]" office:value-type="float" office:value="0.347711990559204" calcext:value-type="float">
            <text:p>0.3477</text:p>
          </table:table-cell>
          <table:table-cell table:style-name="ce25" table:formula="of:=ABS([.C41])" office:value-type="float" office:value="0.347711990559204" calcext:value-type="float">
            <text:p>0.3477</text:p>
          </table:table-cell>
        </table:table-row>
        <table:table-row table:style-name="ro1">
          <table:table-cell table:style-name="ce36" office:value-type="float" office:value="34" calcext:value-type="float">
            <text:p>34</text:p>
          </table:table-cell>
          <table:table-cell table:style-name="ce15" table:formula="of:=2*[.$B$2]*(1-EXP(-[.A42]/[.$B$1])) - [.$B$2]" office:value-type="float" office:value="2.40406174386161" calcext:value-type="float">
            <text:p>2.4041</text:p>
          </table:table-cell>
          <table:table-cell table:style-name="ce15" table:formula="of:=[.B42]-[.$B$5]" office:value-type="float" office:value="0.359542070732335" calcext:value-type="float">
            <text:p>0.3595</text:p>
          </table:table-cell>
          <table:table-cell table:style-name="ce25" table:formula="of:=ABS([.C42])" office:value-type="float" office:value="0.359542070732335" calcext:value-type="float">
            <text:p>0.3595</text:p>
          </table:table-cell>
        </table:table-row>
        <table:table-row table:style-name="ro1">
          <table:table-cell table:style-name="ce36" office:value-type="float" office:value="35" calcext:value-type="float">
            <text:p>35</text:p>
          </table:table-cell>
          <table:table-cell table:style-name="ce15" table:formula="of:=2*[.$B$2]*(1-EXP(-[.A43]/[.$B$1])) - [.$B$2]" office:value-type="float" office:value="2.4145931977249" calcext:value-type="float">
            <text:p>2.4146</text:p>
          </table:table-cell>
          <table:table-cell table:style-name="ce15" table:formula="of:=[.B43]-[.$B$5]" office:value-type="float" office:value="0.370073524595619" calcext:value-type="float">
            <text:p>0.3701</text:p>
          </table:table-cell>
          <table:table-cell table:style-name="ce25" table:formula="of:=ABS([.C43])" office:value-type="float" office:value="0.370073524595619" calcext:value-type="float">
            <text:p>0.3701</text:p>
          </table:table-cell>
        </table:table-row>
        <table:table-row table:style-name="ro1">
          <table:table-cell table:style-name="ce36" office:value-type="float" office:value="36" calcext:value-type="float">
            <text:p>36</text:p>
          </table:table-cell>
          <table:table-cell table:style-name="ce15" table:formula="of:=2*[.$B$2]*(1-EXP(-[.A44]/[.$B$1])) - [.$B$2]" office:value-type="float" office:value="2.42396857970467" calcext:value-type="float">
            <text:p>2.4240</text:p>
          </table:table-cell>
          <table:table-cell table:style-name="ce15" table:formula="of:=[.B44]-[.$B$5]" office:value-type="float" office:value="0.379448906575392" calcext:value-type="float">
            <text:p>0.3794</text:p>
          </table:table-cell>
          <table:table-cell table:style-name="ce25" table:formula="of:=ABS([.C44])" office:value-type="float" office:value="0.379448906575392" calcext:value-type="float">
            <text:p>0.3794</text:p>
          </table:table-cell>
        </table:table-row>
        <table:table-row table:style-name="ro1">
          <table:table-cell table:style-name="ce36" office:value-type="float" office:value="37" calcext:value-type="float">
            <text:p>37</text:p>
          </table:table-cell>
          <table:table-cell table:style-name="ce15" table:formula="of:=2*[.$B$2]*(1-EXP(-[.A45]/[.$B$1])) - [.$B$2]" office:value-type="float" office:value="2.43231479556506" calcext:value-type="float">
            <text:p>2.4323</text:p>
          </table:table-cell>
          <table:table-cell table:style-name="ce15" table:formula="of:=[.B45]-[.$B$5]" office:value-type="float" office:value="0.387795122435781" calcext:value-type="float">
            <text:p>0.3878</text:p>
          </table:table-cell>
          <table:table-cell table:style-name="ce25" table:formula="of:=ABS([.C45])" office:value-type="float" office:value="0.387795122435781" calcext:value-type="float">
            <text:p>0.3878</text:p>
          </table:table-cell>
        </table:table-row>
        <table:table-row table:style-name="ro1">
          <table:table-cell table:style-name="ce36" office:value-type="float" office:value="38" calcext:value-type="float">
            <text:p>38</text:p>
          </table:table-cell>
          <table:table-cell table:style-name="ce15" table:formula="of:=2*[.$B$2]*(1-EXP(-[.A46]/[.$B$1])) - [.$B$2]" office:value-type="float" office:value="2.43974482021242" calcext:value-type="float">
            <text:p>2.4397</text:p>
          </table:table-cell>
          <table:table-cell table:style-name="ce15" table:formula="of:=[.B46]-[.$B$5]" office:value-type="float" office:value="0.395225147083145" calcext:value-type="float">
            <text:p>0.3952</text:p>
          </table:table-cell>
          <table:table-cell table:style-name="ce25" table:formula="of:=ABS([.C46])" office:value-type="float" office:value="0.395225147083145" calcext:value-type="float">
            <text:p>0.3952</text:p>
          </table:table-cell>
        </table:table-row>
        <table:table-row table:style-name="ro1">
          <table:table-cell table:style-name="ce36" office:value-type="float" office:value="39" calcext:value-type="float">
            <text:p>39</text:p>
          </table:table-cell>
          <table:table-cell table:style-name="ce15" table:formula="of:=2*[.$B$2]*(1-EXP(-[.A47]/[.$B$1])) - [.$B$2]" office:value-type="float" office:value="2.44635922693086" calcext:value-type="float">
            <text:p>2.4464</text:p>
          </table:table-cell>
          <table:table-cell table:style-name="ce15" table:formula="of:=[.B47]-[.$B$5]" office:value-type="float" office:value="0.401839553801581" calcext:value-type="float">
            <text:p>0.4018</text:p>
          </table:table-cell>
          <table:table-cell table:style-name="ce25" table:formula="of:=ABS([.C47])" office:value-type="float" office:value="0.401839553801581" calcext:value-type="float">
            <text:p>0.4018</text:p>
          </table:table-cell>
        </table:table-row>
        <table:table-row table:style-name="ro1">
          <table:table-cell table:style-name="ce36" office:value-type="float" office:value="40" calcext:value-type="float">
            <text:p>40</text:p>
          </table:table-cell>
          <table:table-cell table:style-name="ce15" table:formula="of:=2*[.$B$2]*(1-EXP(-[.A48]/[.$B$1])) - [.$B$2]" office:value-type="float" office:value="2.45224754874853" calcext:value-type="float">
            <text:p>2.4522</text:p>
          </table:table-cell>
          <table:table-cell table:style-name="ce15" table:formula="of:=[.B48]-[.$B$5]" office:value-type="float" office:value="0.407727875619247" calcext:value-type="float">
            <text:p>0.4077</text:p>
          </table:table-cell>
          <table:table-cell table:style-name="ce25" table:formula="of:=ABS([.C48])" office:value-type="float" office:value="0.407727875619247" calcext:value-type="float">
            <text:p>0.4077</text:p>
          </table:table-cell>
        </table:table-row>
        <table:table-row table:style-name="ro1">
          <table:table-cell table:style-name="ce36" office:value-type="float" office:value="41" calcext:value-type="float">
            <text:p>41</text:p>
          </table:table-cell>
          <table:table-cell table:style-name="ce15" table:formula="of:=2*[.$B$2]*(1-EXP(-[.A49]/[.$B$1])) - [.$B$2]" office:value-type="float" office:value="2.45748949036239" calcext:value-type="float">
            <text:p>2.4575</text:p>
          </table:table-cell>
          <table:table-cell table:style-name="ce15" table:formula="of:=[.B49]-[.$B$5]" office:value-type="float" office:value="0.412969817233113" calcext:value-type="float">
            <text:p>0.4130</text:p>
          </table:table-cell>
          <table:table-cell table:style-name="ce25" table:formula="of:=ABS([.C49])" office:value-type="float" office:value="0.412969817233113" calcext:value-type="float">
            <text:p>0.4130</text:p>
          </table:table-cell>
        </table:table-row>
        <table:table-row table:style-name="ro1">
          <table:table-cell table:style-name="ce36" office:value-type="float" office:value="42" calcext:value-type="float">
            <text:p>42</text:p>
          </table:table-cell>
          <table:table-cell table:style-name="ce15" table:formula="of:=2*[.$B$2]*(1-EXP(-[.A50]/[.$B$1])) - [.$B$2]" office:value-type="float" office:value="2.46215600702606" calcext:value-type="float">
            <text:p>2.4622</text:p>
          </table:table-cell>
          <table:table-cell table:style-name="ce15" table:formula="of:=[.B50]-[.$B$5]" office:value-type="float" office:value="0.417636333896782" calcext:value-type="float">
            <text:p>0.4176</text:p>
          </table:table-cell>
          <table:table-cell table:style-name="ce25" table:formula="of:=ABS([.C50])" office:value-type="float" office:value="0.417636333896782" calcext:value-type="float">
            <text:p>0.4176</text:p>
          </table:table-cell>
        </table:table-row>
        <table:table-row table:style-name="ro1">
          <table:table-cell table:style-name="ce36" office:value-type="float" office:value="43" calcext:value-type="float">
            <text:p>43</text:p>
          </table:table-cell>
          <table:table-cell table:style-name="ce15" table:formula="of:=2*[.$B$2]*(1-EXP(-[.A51]/[.$B$1])) - [.$B$2]" office:value-type="float" office:value="2.46631026500457" calcext:value-type="float">
            <text:p>2.4663</text:p>
          </table:table-cell>
          <table:table-cell table:style-name="ce15" table:formula="of:=[.B51]-[.$B$5]" office:value-type="float" office:value="0.421790591875295" calcext:value-type="float">
            <text:p>0.4218</text:p>
          </table:table-cell>
          <table:table-cell table:style-name="ce25" table:formula="of:=ABS([.C51])" office:value-type="float" office:value="0.421790591875295" calcext:value-type="float">
            <text:p>0.4218</text:p>
          </table:table-cell>
        </table:table-row>
        <table:table-row table:style-name="ro1">
          <table:table-cell table:style-name="ce36" office:value-type="float" office:value="44" calcext:value-type="float">
            <text:p>44</text:p>
          </table:table-cell>
          <table:table-cell table:style-name="ce15" table:formula="of:=2*[.$B$2]*(1-EXP(-[.A52]/[.$B$1])) - [.$B$2]" office:value-type="float" office:value="2.47000849659697" calcext:value-type="float">
            <text:p>2.4700</text:p>
          </table:table-cell>
          <table:table-cell table:style-name="ce15" table:formula="of:=[.B52]-[.$B$5]" office:value-type="float" office:value="0.425488823467692" calcext:value-type="float">
            <text:p>0.4255</text:p>
          </table:table-cell>
          <table:table-cell table:style-name="ce25" table:formula="of:=ABS([.C52])" office:value-type="float" office:value="0.425488823467692" calcext:value-type="float">
            <text:p>0.4255</text:p>
          </table:table-cell>
        </table:table-row>
        <table:table-row table:style-name="ro1">
          <table:table-cell table:style-name="ce36" office:value-type="float" office:value="45" calcext:value-type="float">
            <text:p>45</text:p>
          </table:table-cell>
          <table:table-cell table:style-name="ce15" table:formula="of:=2*[.$B$2]*(1-EXP(-[.A53]/[.$B$1])) - [.$B$2]" office:value-type="float" office:value="2.47330076130026" calcext:value-type="float">
            <text:p>2.4733</text:p>
          </table:table-cell>
          <table:table-cell table:style-name="ce15" table:formula="of:=[.B53]-[.$B$5]" office:value-type="float" office:value="0.428781088170982" calcext:value-type="float">
            <text:p>0.4288</text:p>
          </table:table-cell>
          <table:table-cell table:style-name="ce25" table:formula="of:=ABS([.C53])" office:value-type="float" office:value="0.428781088170982" calcext:value-type="float">
            <text:p>0.4288</text:p>
          </table:table-cell>
        </table:table-row>
        <table:table-row table:style-name="ro1">
          <table:table-cell table:style-name="ce36" office:value-type="float" office:value="46" calcext:value-type="float">
            <text:p>46</text:p>
          </table:table-cell>
          <table:table-cell table:style-name="ce15" table:formula="of:=2*[.$B$2]*(1-EXP(-[.A54]/[.$B$1])) - [.$B$2]" office:value-type="float" office:value="2.47623162341793" calcext:value-type="float">
            <text:p>2.4762</text:p>
          </table:table-cell>
          <table:table-cell table:style-name="ce15" table:formula="of:=[.B54]-[.$B$5]" office:value-type="float" office:value="0.431711950288649" calcext:value-type="float">
            <text:p>0.4317</text:p>
          </table:table-cell>
          <table:table-cell table:style-name="ce25" table:formula="of:=ABS([.C54])" office:value-type="float" office:value="0.431711950288649" calcext:value-type="float">
            <text:p>0.4317</text:p>
          </table:table-cell>
        </table:table-row>
        <table:table-row table:style-name="ro1">
          <table:table-cell table:style-name="ce36" office:value-type="float" office:value="47" calcext:value-type="float">
            <text:p>47</text:p>
          </table:table-cell>
          <table:table-cell table:style-name="ce15" table:formula="of:=2*[.$B$2]*(1-EXP(-[.A55]/[.$B$1])) - [.$B$2]" office:value-type="float" office:value="2.47884075528518" calcext:value-type="float">
            <text:p>2.4788</text:p>
          </table:table-cell>
          <table:table-cell table:style-name="ce15" table:formula="of:=[.B55]-[.$B$5]" office:value-type="float" office:value="0.434321082155901" calcext:value-type="float">
            <text:p>0.4343</text:p>
          </table:table-cell>
          <table:table-cell table:style-name="ce25" table:formula="of:=ABS([.C55])" office:value-type="float" office:value="0.434321082155901" calcext:value-type="float">
            <text:p>0.4343</text:p>
          </table:table-cell>
        </table:table-row>
        <table:table-row table:style-name="ro1">
          <table:table-cell table:style-name="ce36" office:value-type="float" office:value="48" calcext:value-type="float">
            <text:p>48</text:p>
          </table:table-cell>
          <table:table-cell table:style-name="ce15" table:formula="of:=2*[.$B$2]*(1-EXP(-[.A56]/[.$B$1])) - [.$B$2]" office:value-type="float" office:value="2.48116347427618" calcext:value-type="float">
            <text:p>2.4812</text:p>
          </table:table-cell>
          <table:table-cell table:style-name="ce15" table:formula="of:=[.B56]-[.$B$5]" office:value-type="float" office:value="0.436643801146901" calcext:value-type="float">
            <text:p>0.4366</text:p>
          </table:table-cell>
          <table:table-cell table:style-name="ce25" table:formula="of:=ABS([.C56])" office:value-type="float" office:value="0.436643801146901" calcext:value-type="float">
            <text:p>0.4366</text:p>
          </table:table-cell>
        </table:table-row>
        <table:table-row table:style-name="ro1">
          <table:table-cell table:style-name="ce36" office:value-type="float" office:value="49" calcext:value-type="float">
            <text:p>49</text:p>
          </table:table-cell>
          <table:table-cell table:style-name="ce15" table:formula="of:=2*[.$B$2]*(1-EXP(-[.A57]/[.$B$1])) - [.$B$2]" office:value-type="float" office:value="2.48323122086226" calcext:value-type="float">
            <text:p>2.4832</text:p>
          </table:table-cell>
          <table:table-cell table:style-name="ce15" table:formula="of:=[.B57]-[.$B$5]" office:value-type="float" office:value="0.438711547732985" calcext:value-type="float">
            <text:p>0.4387</text:p>
          </table:table-cell>
          <table:table-cell table:style-name="ce25" table:formula="of:=ABS([.C57])" office:value-type="float" office:value="0.438711547732985" calcext:value-type="float">
            <text:p>0.4387</text:p>
          </table:table-cell>
        </table:table-row>
        <table:table-row table:style-name="ro1">
          <table:table-cell table:style-name="ce36" office:value-type="float" office:value="50" calcext:value-type="float">
            <text:p>50</text:p>
          </table:table-cell>
          <table:table-cell table:style-name="ce15" table:formula="of:=2*[.$B$2]*(1-EXP(-[.A58]/[.$B$1])) - [.$B$2]" office:value-type="float" office:value="2.48507198419215" calcext:value-type="float">
            <text:p>2.4851</text:p>
          </table:table-cell>
          <table:table-cell table:style-name="ce15" table:formula="of:=[.B58]-[.$B$5]" office:value-type="float" office:value="0.44055231106287" calcext:value-type="float">
            <text:p>0.4406</text:p>
          </table:table-cell>
          <table:table-cell table:style-name="ce25" table:formula="of:=ABS([.C58])" office:value-type="float" office:value="0.44055231106287" calcext:value-type="float">
            <text:p>0.4406</text:p>
          </table:table-cell>
        </table:table-row>
        <table:table-row table:style-name="ro1">
          <table:table-cell table:style-name="ce36" office:value-type="float" office:value="51" calcext:value-type="float">
            <text:p>51</text:p>
          </table:table-cell>
          <table:table-cell table:style-name="ce15" table:formula="of:=2*[.$B$2]*(1-EXP(-[.A59]/[.$B$1])) - [.$B$2]" office:value-type="float" office:value="2.48671068095482" calcext:value-type="float">
            <text:p>2.4867</text:p>
          </table:table-cell>
          <table:table-cell table:style-name="ce15" table:formula="of:=[.B59]-[.$B$5]" office:value-type="float" office:value="0.442191007825545" calcext:value-type="float">
            <text:p>0.4422</text:p>
          </table:table-cell>
          <table:table-cell table:style-name="ce25" table:formula="of:=ABS([.C59])" office:value-type="float" office:value="0.442191007825545" calcext:value-type="float">
            <text:p>0.4422</text:p>
          </table:table-cell>
        </table:table-row>
        <table:table-row table:style-name="ro1">
          <table:table-cell table:style-name="ce36" office:value-type="float" office:value="52" calcext:value-type="float">
            <text:p>52</text:p>
          </table:table-cell>
          <table:table-cell table:style-name="ce15" table:formula="of:=2*[.$B$2]*(1-EXP(-[.A60]/[.$B$1])) - [.$B$2]" office:value-type="float" office:value="2.48816949265343" calcext:value-type="float">
            <text:p>2.4882</text:p>
          </table:table-cell>
          <table:table-cell table:style-name="ce15" table:formula="of:=[.B60]-[.$B$5]" office:value-type="float" office:value="0.443649819524154" calcext:value-type="float">
            <text:p>0.4436</text:p>
          </table:table-cell>
          <table:table-cell table:style-name="ce25" table:formula="of:=ABS([.C60])" office:value-type="float" office:value="0.443649819524154" calcext:value-type="float">
            <text:p>0.4436</text:p>
          </table:table-cell>
        </table:table-row>
        <table:table-row table:style-name="ro1">
          <table:table-cell table:style-name="ce36" office:value-type="float" office:value="53" calcext:value-type="float">
            <text:p>53</text:p>
          </table:table-cell>
          <table:table-cell table:style-name="ce15" table:formula="of:=2*[.$B$2]*(1-EXP(-[.A61]/[.$B$1])) - [.$B$2]" office:value-type="float" office:value="2.4894681658555" calcext:value-type="float">
            <text:p>2.4895</text:p>
          </table:table-cell>
          <table:table-cell table:style-name="ce15" table:formula="of:=[.B61]-[.$B$5]" office:value-type="float" office:value="0.444948492726217" calcext:value-type="float">
            <text:p>0.4449</text:p>
          </table:table-cell>
          <table:table-cell table:style-name="ce25" table:formula="of:=ABS([.C61])" office:value-type="float" office:value="0.444948492726217" calcext:value-type="float">
            <text:p>0.4449</text:p>
          </table:table-cell>
        </table:table-row>
        <table:table-row table:style-name="ro1">
          <table:table-cell table:style-name="ce36" office:value-type="float" office:value="54" calcext:value-type="float">
            <text:p>54</text:p>
          </table:table-cell>
          <table:table-cell table:style-name="ce15" table:formula="of:=2*[.$B$2]*(1-EXP(-[.A62]/[.$B$1])) - [.$B$2]" office:value-type="float" office:value="2.49062427948371" calcext:value-type="float">
            <text:p>2.4906</text:p>
          </table:table-cell>
          <table:table-cell table:style-name="ce15" table:formula="of:=[.B62]-[.$B$5]" office:value-type="float" office:value="0.44610460635443" calcext:value-type="float">
            <text:p>0.4461</text:p>
          </table:table-cell>
          <table:table-cell table:style-name="ce25" table:formula="of:=ABS([.C62])" office:value-type="float" office:value="0.44610460635443" calcext:value-type="float">
            <text:p>0.4461</text:p>
          </table:table-cell>
        </table:table-row>
        <table:table-row table:style-name="ro1">
          <table:table-cell table:style-name="ce36" office:value-type="float" office:value="55" calcext:value-type="float">
            <text:p>55</text:p>
          </table:table-cell>
          <table:table-cell table:style-name="ce15" table:formula="of:=2*[.$B$2]*(1-EXP(-[.A63]/[.$B$1])) - [.$B$2]" office:value-type="float" office:value="2.49165348276535" calcext:value-type="float">
            <text:p>2.4917</text:p>
          </table:table-cell>
          <table:table-cell table:style-name="ce15" table:formula="of:=[.B63]-[.$B$5]" office:value-type="float" office:value="0.447133809636069" calcext:value-type="float">
            <text:p>0.4471</text:p>
          </table:table-cell>
          <table:table-cell table:style-name="ce25" table:formula="of:=ABS([.C63])" office:value-type="float" office:value="0.447133809636069" calcext:value-type="float">
            <text:p>0.4471</text:p>
          </table:table-cell>
        </table:table-row>
        <table:table-row table:style-name="ro1">
          <table:table-cell table:style-name="ce36" office:value-type="float" office:value="56" calcext:value-type="float">
            <text:p>56</text:p>
          </table:table-cell>
          <table:table-cell table:style-name="ce15" table:formula="of:=2*[.$B$2]*(1-EXP(-[.A64]/[.$B$1])) - [.$B$2]" office:value-type="float" office:value="2.4925697070612" calcext:value-type="float">
            <text:p>2.4926</text:p>
          </table:table-cell>
          <table:table-cell table:style-name="ce15" table:formula="of:=[.B64]-[.$B$5]" office:value-type="float" office:value="0.448050033931923" calcext:value-type="float">
            <text:p>0.4481</text:p>
          </table:table-cell>
          <table:table-cell table:style-name="ce25" table:formula="of:=ABS([.C64])" office:value-type="float" office:value="0.448050033931923" calcext:value-type="float">
            <text:p>0.4481</text:p>
          </table:table-cell>
        </table:table-row>
        <table:table-row table:style-name="ro1">
          <table:table-cell table:style-name="ce36" office:value-type="float" office:value="57" calcext:value-type="float">
            <text:p>57</text:p>
          </table:table-cell>
          <table:table-cell table:style-name="ce15" table:formula="of:=2*[.$B$2]*(1-EXP(-[.A65]/[.$B$1])) - [.$B$2]" office:value-type="float" office:value="2.49338535444135" calcext:value-type="float">
            <text:p>2.4934</text:p>
          </table:table-cell>
          <table:table-cell table:style-name="ce15" table:formula="of:=[.B65]-[.$B$5]" office:value-type="float" office:value="0.448865681312075" calcext:value-type="float">
            <text:p>0.4489</text:p>
          </table:table-cell>
          <table:table-cell table:style-name="ce25" table:formula="of:=ABS([.C65])" office:value-type="float" office:value="0.448865681312075" calcext:value-type="float">
            <text:p>0.4489</text:p>
          </table:table-cell>
        </table:table-row>
        <table:table-row table:style-name="ro1">
          <table:table-cell table:style-name="ce36" office:value-type="float" office:value="58" calcext:value-type="float">
            <text:p>58</text:p>
          </table:table-cell>
          <table:table-cell table:style-name="ce15" table:formula="of:=2*[.$B$2]*(1-EXP(-[.A66]/[.$B$1])) - [.$B$2]" office:value-type="float" office:value="2.49411146556039" calcext:value-type="float">
            <text:p>2.4941</text:p>
          </table:table-cell>
          <table:table-cell table:style-name="ce15" table:formula="of:=[.B66]-[.$B$5]" office:value-type="float" office:value="0.44959179243111" calcext:value-type="float">
            <text:p>0.4496</text:p>
          </table:table-cell>
          <table:table-cell table:style-name="ce25" table:formula="of:=ABS([.C66])" office:value-type="float" office:value="0.44959179243111" calcext:value-type="float">
            <text:p>0.4496</text:p>
          </table:table-cell>
        </table:table-row>
        <table:table-row table:style-name="ro1">
          <table:table-cell table:style-name="ce36" office:value-type="float" office:value="59" calcext:value-type="float">
            <text:p>59</text:p>
          </table:table-cell>
          <table:table-cell table:style-name="ce15" table:formula="of:=2*[.$B$2]*(1-EXP(-[.A67]/[.$B$1])) - [.$B$2]" office:value-type="float" office:value="2.49475786910439" calcext:value-type="float">
            <text:p>2.4948</text:p>
          </table:table-cell>
          <table:table-cell table:style-name="ce15" table:formula="of:=[.B67]-[.$B$5]" office:value-type="float" office:value="0.45023819597511" calcext:value-type="float">
            <text:p>0.4502</text:p>
          </table:table-cell>
          <table:table-cell table:style-name="ce25" table:formula="of:=ABS([.C67])" office:value-type="float" office:value="0.45023819597511" calcext:value-type="float">
            <text:p>0.4502</text:p>
          </table:table-cell>
        </table:table-row>
        <table:table-row table:style-name="ro1">
          <table:table-cell table:style-name="ce36" office:value-type="float" office:value="60" calcext:value-type="float">
            <text:p>60</text:p>
          </table:table-cell>
          <table:table-cell table:style-name="ce15" table:formula="of:=2*[.$B$2]*(1-EXP(-[.A68]/[.$B$1])) - [.$B$2]" office:value-type="float" office:value="2.49533331483266" calcext:value-type="float">
            <text:p>2.4953</text:p>
          </table:table-cell>
          <table:table-cell table:style-name="ce15" table:formula="of:=[.B68]-[.$B$5]" office:value-type="float" office:value="0.45081364170338" calcext:value-type="float">
            <text:p>0.4508</text:p>
          </table:table-cell>
          <table:table-cell table:style-name="ce25" table:formula="of:=ABS([.C68])" office:value-type="float" office:value="0.45081364170338" calcext:value-type="float">
            <text:p>0.4508</text:p>
          </table:table-cell>
        </table:table-row>
        <table:table-row table:style-name="ro1">
          <table:table-cell table:style-name="ce36" office:value-type="float" office:value="61" calcext:value-type="float">
            <text:p>61</text:p>
          </table:table-cell>
          <table:table-cell table:style-name="ce15" table:formula="of:=2*[.$B$2]*(1-EXP(-[.A69]/[.$B$1])) - [.$B$2]" office:value-type="float" office:value="2.49584559201501" calcext:value-type="float">
            <text:p>2.4958</text:p>
          </table:table-cell>
          <table:table-cell table:style-name="ce15" table:formula="of:=[.B69]-[.$B$5]" office:value-type="float" office:value="0.451325918885731" calcext:value-type="float">
            <text:p>0.4513</text:p>
          </table:table-cell>
          <table:table-cell table:style-name="ce25" table:formula="of:=ABS([.C69])" office:value-type="float" office:value="0.451325918885731" calcext:value-type="float">
            <text:p>0.4513</text:p>
          </table:table-cell>
        </table:table-row>
        <table:table-row table:style-name="ro1">
          <table:table-cell table:style-name="ce36" office:value-type="float" office:value="62" calcext:value-type="float">
            <text:p>62</text:p>
          </table:table-cell>
          <table:table-cell table:style-name="ce15" table:formula="of:=2*[.$B$2]*(1-EXP(-[.A70]/[.$B$1])) - [.$B$2]" office:value-type="float" office:value="2.49630163486782" calcext:value-type="float">
            <text:p>2.4963</text:p>
          </table:table-cell>
          <table:table-cell table:style-name="ce15" table:formula="of:=[.B70]-[.$B$5]" office:value-type="float" office:value="0.451781961738544" calcext:value-type="float">
            <text:p>0.4518</text:p>
          </table:table-cell>
          <table:table-cell table:style-name="ce25" table:formula="of:=ABS([.C70])" office:value-type="float" office:value="0.451781961738544" calcext:value-type="float">
            <text:p>0.4518</text:p>
          </table:table-cell>
        </table:table-row>
        <table:table-row table:style-name="ro1">
          <table:table-cell table:style-name="ce36" office:value-type="float" office:value="63" calcext:value-type="float">
            <text:p>63</text:p>
          </table:table-cell>
          <table:table-cell table:style-name="ce15" table:formula="of:=2*[.$B$2]*(1-EXP(-[.A71]/[.$B$1])) - [.$B$2]" office:value-type="float" office:value="2.49670761641603" calcext:value-type="float">
            <text:p>2.4967</text:p>
          </table:table-cell>
          <table:table-cell table:style-name="ce15" table:formula="of:=[.B71]-[.$B$5]" office:value-type="float" office:value="0.452187943286748" calcext:value-type="float">
            <text:p>0.4522</text:p>
          </table:table-cell>
          <table:table-cell table:style-name="ce25" table:formula="of:=ABS([.C71])" office:value-type="float" office:value="0.452187943286748" calcext:value-type="float">
            <text:p>0.4522</text:p>
          </table:table-cell>
        </table:table-row>
        <table:table-row table:style-name="ro1">
          <table:table-cell table:style-name="ce36" office:value-type="float" office:value="64" calcext:value-type="float">
            <text:p>64</text:p>
          </table:table-cell>
          <table:table-cell table:style-name="ce15" table:formula="of:=2*[.$B$2]*(1-EXP(-[.A72]/[.$B$1])) - [.$B$2]" office:value-type="float" office:value="2.49706903205157" calcext:value-type="float">
            <text:p>2.4971</text:p>
          </table:table-cell>
          <table:table-cell table:style-name="ce15" table:formula="of:=[.B72]-[.$B$5]" office:value-type="float" office:value="0.452549358922288" calcext:value-type="float">
            <text:p>0.4525</text:p>
          </table:table-cell>
          <table:table-cell table:style-name="ce25" table:formula="of:=ABS([.C72])" office:value-type="float" office:value="0.452549358922288" calcext:value-type="float">
            <text:p>0.4525</text:p>
          </table:table-cell>
        </table:table-row>
        <table:table-row table:style-name="ro1">
          <table:table-cell table:style-name="ce36" office:value-type="float" office:value="65" calcext:value-type="float">
            <text:p>65</text:p>
          </table:table-cell>
          <table:table-cell table:style-name="ce15" table:formula="of:=2*[.$B$2]*(1-EXP(-[.A73]/[.$B$1])) - [.$B$2]" office:value-type="float" office:value="2.49739077391937" calcext:value-type="float">
            <text:p>2.4974</text:p>
          </table:table-cell>
          <table:table-cell table:style-name="ce15" table:formula="of:=[.B73]-[.$B$5]" office:value-type="float" office:value="0.452871100790091" calcext:value-type="float">
            <text:p>0.4529</text:p>
          </table:table-cell>
          <table:table-cell table:style-name="ce25" table:formula="of:=ABS([.C73])" office:value-type="float" office:value="0.452871100790091" calcext:value-type="float">
            <text:p>0.4529</text:p>
          </table:table-cell>
        </table:table-row>
        <table:table-row table:style-name="ro1">
          <table:table-cell table:style-name="ce36" office:value-type="float" office:value="66" calcext:value-type="float">
            <text:p>66</text:p>
          </table:table-cell>
          <table:table-cell table:style-name="ce15" table:formula="of:=2*[.$B$2]*(1-EXP(-[.A74]/[.$B$1])) - [.$B$2]" office:value-type="float" office:value="2.49767719713773" calcext:value-type="float">
            <text:p>2.4977</text:p>
          </table:table-cell>
          <table:table-cell table:style-name="ce15" table:formula="of:=[.B74]-[.$B$5]" office:value-type="float" office:value="0.453157524008451" calcext:value-type="float">
            <text:p>0.4532</text:p>
          </table:table-cell>
          <table:table-cell table:style-name="ce25" table:formula="of:=ABS([.C74])" office:value-type="float" office:value="0.453157524008451" calcext:value-type="float">
            <text:p>0.4532</text:p>
          </table:table-cell>
        </table:table-row>
        <table:table-row table:style-name="ro1">
          <table:table-cell table:style-name="ce36" office:value-type="float" office:value="67" calcext:value-type="float">
            <text:p>67</text:p>
          </table:table-cell>
          <table:table-cell table:style-name="ce15" table:formula="of:=2*[.$B$2]*(1-EXP(-[.A75]/[.$B$1])) - [.$B$2]" office:value-type="float" office:value="2.49793217874947" calcext:value-type="float">
            <text:p>2.4979</text:p>
          </table:table-cell>
          <table:table-cell table:style-name="ce15" table:formula="of:=[.B75]-[.$B$5]" office:value-type="float" office:value="0.453412505620189" calcext:value-type="float">
            <text:p>0.4534</text:p>
          </table:table-cell>
          <table:table-cell table:style-name="ce25" table:formula="of:=ABS([.C75])" office:value-type="float" office:value="0.453412505620189" calcext:value-type="float">
            <text:p>0.4534</text:p>
          </table:table-cell>
        </table:table-row>
        <table:table-row table:style-name="ro1">
          <table:table-cell table:style-name="ce36" office:value-type="float" office:value="68" calcext:value-type="float">
            <text:p>68</text:p>
          </table:table-cell>
          <table:table-cell table:style-name="ce15" table:formula="of:=2*[.$B$2]*(1-EXP(-[.A76]/[.$B$1])) - [.$B$2]" office:value-type="float" office:value="2.49815917020183" calcext:value-type="float">
            <text:p>2.4982</text:p>
          </table:table-cell>
          <table:table-cell table:style-name="ce15" table:formula="of:=[.B76]-[.$B$5]" office:value-type="float" office:value="0.453639497072547" calcext:value-type="float">
            <text:p>0.4536</text:p>
          </table:table-cell>
          <table:table-cell table:style-name="ce25" table:formula="of:=ABS([.C76])" office:value-type="float" office:value="0.453639497072547" calcext:value-type="float">
            <text:p>0.4536</text:p>
          </table:table-cell>
        </table:table-row>
        <table:table-row table:style-name="ro1">
          <table:table-cell table:style-name="ce36" office:value-type="float" office:value="69" calcext:value-type="float">
            <text:p>69</text:p>
          </table:table-cell>
          <table:table-cell table:style-name="ce15" table:formula="of:=2*[.$B$2]*(1-EXP(-[.A77]/[.$B$1])) - [.$B$2]" office:value-type="float" office:value="2.49836124406547" calcext:value-type="float">
            <text:p>2.4984</text:p>
          </table:table-cell>
          <table:table-cell table:style-name="ce15" table:formula="of:=[.B77]-[.$B$5]" office:value-type="float" office:value="0.453841570936195" calcext:value-type="float">
            <text:p>0.4538</text:p>
          </table:table-cell>
          <table:table-cell table:style-name="ce25" table:formula="of:=ABS([.C77])" office:value-type="float" office:value="0.453841570936195" calcext:value-type="float">
            <text:p>0.4538</text:p>
          </table:table-cell>
        </table:table-row>
        <table:table-row table:style-name="ro1">
          <table:table-cell table:style-name="ce36" office:value-type="float" office:value="70" calcext:value-type="float">
            <text:p>70</text:p>
          </table:table-cell>
          <table:table-cell table:style-name="ce15" table:formula="of:=2*[.$B$2]*(1-EXP(-[.A78]/[.$B$1])) - [.$B$2]" office:value-type="float" office:value="2.49854113562503" calcext:value-type="float">
            <text:p>2.4985</text:p>
          </table:table-cell>
          <table:table-cell table:style-name="ce15" table:formula="of:=[.B78]-[.$B$5]" office:value-type="float" office:value="0.45402146249575" calcext:value-type="float">
            <text:p>0.4540</text:p>
          </table:table-cell>
          <table:table-cell table:style-name="ce25" table:formula="of:=ABS([.C78])" office:value-type="float" office:value="0.45402146249575" calcext:value-type="float">
            <text:p>0.4540</text:p>
          </table:table-cell>
        </table:table-row>
        <table:table-row table:style-name="ro1">
          <table:table-cell table:style-name="ce36" office:value-type="float" office:value="71" calcext:value-type="float">
            <text:p>71</text:p>
          </table:table-cell>
          <table:table-cell table:style-name="ce15" table:formula="of:=2*[.$B$2]*(1-EXP(-[.A79]/[.$B$1])) - [.$B$2]" office:value-type="float" office:value="2.49870127990403" calcext:value-type="float">
            <text:p>2.4987</text:p>
          </table:table-cell>
          <table:table-cell table:style-name="ce15" table:formula="of:=[.B79]-[.$B$5]" office:value-type="float" office:value="0.45418160677475" calcext:value-type="float">
            <text:p>0.4542</text:p>
          </table:table-cell>
          <table:table-cell table:style-name="ce25" table:formula="of:=ABS([.C79])" office:value-type="float" office:value="0.45418160677475" calcext:value-type="float">
            <text:p>0.4542</text:p>
          </table:table-cell>
        </table:table-row>
        <table:table-row table:style-name="ro1">
          <table:table-cell table:style-name="ce36" office:value-type="float" office:value="72" calcext:value-type="float">
            <text:p>72</text:p>
          </table:table-cell>
          <table:table-cell table:style-name="ce15" table:formula="of:=2*[.$B$2]*(1-EXP(-[.A80]/[.$B$1])) - [.$B$2]" office:value-type="float" office:value="2.49884384462557" calcext:value-type="float">
            <text:p>2.4988</text:p>
          </table:table-cell>
          <table:table-cell table:style-name="ce15" table:formula="of:=[.B80]-[.$B$5]" office:value-type="float" office:value="0.454324171496296" calcext:value-type="float">
            <text:p>0.4543</text:p>
          </table:table-cell>
          <table:table-cell table:style-name="ce25" table:formula="of:=ABS([.C80])" office:value-type="float" office:value="0.454324171496296" calcext:value-type="float">
            <text:p>0.4543</text:p>
          </table:table-cell>
        </table:table-row>
        <table:table-row table:style-name="ro1">
          <table:table-cell table:style-name="ce36" office:value-type="float" office:value="73" calcext:value-type="float">
            <text:p>73</text:p>
          </table:table-cell>
          <table:table-cell table:style-name="ce15" table:formula="of:=2*[.$B$2]*(1-EXP(-[.A81]/[.$B$1])) - [.$B$2]" office:value-type="float" office:value="2.49897075955477" calcext:value-type="float">
            <text:p>2.4990</text:p>
          </table:table-cell>
          <table:table-cell table:style-name="ce15" table:formula="of:=[.B81]-[.$B$5]" office:value-type="float" office:value="0.454451086425487" calcext:value-type="float">
            <text:p>0.4545</text:p>
          </table:table-cell>
          <table:table-cell table:style-name="ce25" table:formula="of:=ABS([.C81])" office:value-type="float" office:value="0.454451086425487" calcext:value-type="float">
            <text:p>0.4545</text:p>
          </table:table-cell>
        </table:table-row>
        <table:table-row table:style-name="ro1">
          <table:table-cell table:style-name="ce36" office:value-type="float" office:value="74" calcext:value-type="float">
            <text:p>74</text:p>
          </table:table-cell>
          <table:table-cell table:style-name="ce15" table:formula="of:=2*[.$B$2]*(1-EXP(-[.A82]/[.$B$1])) - [.$B$2]" office:value-type="float" office:value="2.49908374262012" calcext:value-type="float">
            <text:p>2.4991</text:p>
          </table:table-cell>
          <table:table-cell table:style-name="ce15" table:formula="of:=[.B82]-[.$B$5]" office:value-type="float" office:value="0.454564069490842" calcext:value-type="float">
            <text:p>0.4546</text:p>
          </table:table-cell>
          <table:table-cell table:style-name="ce25" table:formula="of:=ABS([.C82])" office:value-type="float" office:value="0.454564069490842" calcext:value-type="float">
            <text:p>0.4546</text:p>
          </table:table-cell>
        </table:table-row>
        <table:table-row table:style-name="ro1">
          <table:table-cell table:style-name="ce36" office:value-type="float" office:value="75" calcext:value-type="float">
            <text:p>75</text:p>
          </table:table-cell>
          <table:table-cell table:style-name="ce15" table:formula="of:=2*[.$B$2]*(1-EXP(-[.A83]/[.$B$1])) - [.$B$2]" office:value-type="float" office:value="2.49918432316756" calcext:value-type="float">
            <text:p>2.4992</text:p>
          </table:table-cell>
          <table:table-cell table:style-name="ce15" table:formula="of:=[.B83]-[.$B$5]" office:value-type="float" office:value="0.454664650038284" calcext:value-type="float">
            <text:p>0.4547</text:p>
          </table:table-cell>
          <table:table-cell table:style-name="ce25" table:formula="of:=ABS([.C83])" office:value-type="float" office:value="0.454664650038284" calcext:value-type="float">
            <text:p>0.4547</text:p>
          </table:table-cell>
        </table:table-row>
        <table:table-row table:style-name="ro1">
          <table:table-cell table:style-name="ce36" office:value-type="float" office:value="76" calcext:value-type="float">
            <text:p>76</text:p>
          </table:table-cell>
          <table:table-cell table:style-name="ce15" table:formula="of:=2*[.$B$2]*(1-EXP(-[.A84]/[.$B$1])) - [.$B$2]" office:value-type="float" office:value="2.49927386266175" calcext:value-type="float">
            <text:p>2.4993</text:p>
          </table:table-cell>
          <table:table-cell table:style-name="ce15" table:formula="of:=[.B84]-[.$B$5]" office:value-type="float" office:value="0.454754189532475" calcext:value-type="float">
            <text:p>0.4548</text:p>
          </table:table-cell>
          <table:table-cell table:style-name="ce25" table:formula="of:=ABS([.C84])" office:value-type="float" office:value="0.454754189532475" calcext:value-type="float">
            <text:p>0.4548</text:p>
          </table:table-cell>
        </table:table-row>
        <table:table-row table:style-name="ro1">
          <table:table-cell table:style-name="ce36" office:value-type="float" office:value="77" calcext:value-type="float">
            <text:p>77</text:p>
          </table:table-cell>
          <table:table-cell table:style-name="ce15" table:formula="of:=2*[.$B$2]*(1-EXP(-[.A85]/[.$B$1])) - [.$B$2]" office:value-type="float" office:value="2.49935357311495" calcext:value-type="float">
            <text:p>2.4994</text:p>
          </table:table-cell>
          <table:table-cell table:style-name="ce15" table:formula="of:=[.B85]-[.$B$5]" office:value-type="float" office:value="0.454833899985677" calcext:value-type="float">
            <text:p>0.4548</text:p>
          </table:table-cell>
          <table:table-cell table:style-name="ce25" table:formula="of:=ABS([.C85])" office:value-type="float" office:value="0.454833899985677" calcext:value-type="float">
            <text:p>0.4548</text:p>
          </table:table-cell>
        </table:table-row>
        <table:table-row table:style-name="ro1">
          <table:table-cell table:style-name="ce36" office:value-type="float" office:value="78" calcext:value-type="float">
            <text:p>78</text:p>
          </table:table-cell>
          <table:table-cell table:style-name="ce15" table:formula="of:=2*[.$B$2]*(1-EXP(-[.A86]/[.$B$1])) - [.$B$2]" office:value-type="float" office:value="2.49942453349291" calcext:value-type="float">
            <text:p>2.4994</text:p>
          </table:table-cell>
          <table:table-cell table:style-name="ce15" table:formula="of:=[.B86]-[.$B$5]" office:value-type="float" office:value="0.454904860363631" calcext:value-type="float">
            <text:p>0.4549</text:p>
          </table:table-cell>
          <table:table-cell table:style-name="ce25" table:formula="of:=ABS([.C86])" office:value-type="float" office:value="0.454904860363631" calcext:value-type="float">
            <text:p>0.4549</text:p>
          </table:table-cell>
        </table:table-row>
        <table:table-row table:style-name="ro1">
          <table:table-cell table:style-name="ce36" office:value-type="float" office:value="79" calcext:value-type="float">
            <text:p>79</text:p>
          </table:table-cell>
          <table:table-cell table:style-name="ce15" table:formula="of:=2*[.$B$2]*(1-EXP(-[.A87]/[.$B$1])) - [.$B$2]" office:value-type="float" office:value="2.49948770431978" calcext:value-type="float">
            <text:p>2.4995</text:p>
          </table:table-cell>
          <table:table-cell table:style-name="ce15" table:formula="of:=[.B87]-[.$B$5]" office:value-type="float" office:value="0.454968031190507" calcext:value-type="float">
            <text:p>0.4550</text:p>
          </table:table-cell>
          <table:table-cell table:style-name="ce25" table:formula="of:=ABS([.C87])" office:value-type="float" office:value="0.454968031190507" calcext:value-type="float">
            <text:p>0.4550</text:p>
          </table:table-cell>
        </table:table-row>
        <table:table-row table:style-name="ro1">
          <table:table-cell table:style-name="ce36" office:value-type="float" office:value="80" calcext:value-type="float">
            <text:p>80</text:p>
          </table:table-cell>
          <table:table-cell table:style-name="ce15" table:formula="of:=2*[.$B$2]*(1-EXP(-[.A88]/[.$B$1])) - [.$B$2]" office:value-type="float" office:value="2.49954394067989" calcext:value-type="float">
            <text:p>2.4995</text:p>
          </table:table-cell>
          <table:table-cell table:style-name="ce15" table:formula="of:=[.B88]-[.$B$5]" office:value-type="float" office:value="0.455024267550617" calcext:value-type="float">
            <text:p>0.4550</text:p>
          </table:table-cell>
          <table:table-cell table:style-name="ce25" table:formula="of:=ABS([.C88])" office:value-type="float" office:value="0.455024267550617" calcext:value-type="float">
            <text:p>0.4550</text:p>
          </table:table-cell>
        </table:table-row>
        <table:table-row table:style-name="ro1">
          <table:table-cell table:style-name="ce36" office:value-type="float" office:value="81" calcext:value-type="float">
            <text:p>81</text:p>
          </table:table-cell>
          <table:table-cell table:style-name="ce15" table:formula="of:=2*[.$B$2]*(1-EXP(-[.A89]/[.$B$1])) - [.$B$2]" office:value-type="float" office:value="2.49959400379217" calcext:value-type="float">
            <text:p>2.4996</text:p>
          </table:table-cell>
          <table:table-cell table:style-name="ce15" table:formula="of:=[.B89]-[.$B$5]" office:value-type="float" office:value="0.455074330662893" calcext:value-type="float">
            <text:p>0.4551</text:p>
          </table:table-cell>
          <table:table-cell table:style-name="ce25" table:formula="of:=ABS([.C89])" office:value-type="float" office:value="0.455074330662893" calcext:value-type="float">
            <text:p>0.4551</text:p>
          </table:table-cell>
        </table:table-row>
        <table:table-row table:style-name="ro1">
          <table:table-cell table:style-name="ce36" office:value-type="float" office:value="82" calcext:value-type="float">
            <text:p>82</text:p>
          </table:table-cell>
          <table:table-cell table:style-name="ce15" table:formula="of:=2*[.$B$2]*(1-EXP(-[.A90]/[.$B$1])) - [.$B$2]" office:value-type="float" office:value="2.49963857131407" calcext:value-type="float">
            <text:p>2.4996</text:p>
          </table:table-cell>
          <table:table-cell table:style-name="ce15" table:formula="of:=[.B90]-[.$B$5]" office:value-type="float" office:value="0.455118898184792" calcext:value-type="float">
            <text:p>0.4551</text:p>
          </table:table-cell>
          <table:table-cell table:style-name="ce25" table:formula="of:=ABS([.C90])" office:value-type="float" office:value="0.455118898184792" calcext:value-type="float">
            <text:p>0.4551</text:p>
          </table:table-cell>
        </table:table-row>
        <table:table-row table:style-name="ro1">
          <table:table-cell table:style-name="ce36" office:value-type="float" office:value="83" calcext:value-type="float">
            <text:p>83</text:p>
          </table:table-cell>
          <table:table-cell table:style-name="ce15" table:formula="of:=2*[.$B$2]*(1-EXP(-[.A91]/[.$B$1])) - [.$B$2]" office:value-type="float" office:value="2.49967824651439" calcext:value-type="float">
            <text:p>2.4997</text:p>
          </table:table-cell>
          <table:table-cell table:style-name="ce15" table:formula="of:=[.B91]-[.$B$5]" office:value-type="float" office:value="0.455158573385113" calcext:value-type="float">
            <text:p>0.4552</text:p>
          </table:table-cell>
          <table:table-cell table:style-name="ce25" table:formula="of:=ABS([.C91])" office:value-type="float" office:value="0.455158573385113" calcext:value-type="float">
            <text:p>0.4552</text:p>
          </table:table-cell>
        </table:table-row>
        <table:table-row table:style-name="ro1">
          <table:table-cell table:style-name="ce36" office:value-type="float" office:value="84" calcext:value-type="float">
            <text:p>84</text:p>
          </table:table-cell>
          <table:table-cell table:style-name="ce15" table:formula="of:=2*[.$B$2]*(1-EXP(-[.A92]/[.$B$1])) - [.$B$2]" office:value-type="float" office:value="2.49971356643916" calcext:value-type="float">
            <text:p>2.4997</text:p>
          </table:table-cell>
          <table:table-cell table:style-name="ce15" table:formula="of:=[.B92]-[.$B$5]" office:value-type="float" office:value="0.455193893309879" calcext:value-type="float">
            <text:p>0.4552</text:p>
          </table:table-cell>
          <table:table-cell table:style-name="ce25" table:formula="of:=ABS([.C92])" office:value-type="float" office:value="0.455193893309879" calcext:value-type="float">
            <text:p>0.4552</text:p>
          </table:table-cell>
        </table:table-row>
        <table:table-row table:style-name="ro1">
          <table:table-cell table:style-name="ce36" office:value-type="float" office:value="85" calcext:value-type="float">
            <text:p>85</text:p>
          </table:table-cell>
          <table:table-cell table:style-name="ce15" table:formula="of:=2*[.$B$2]*(1-EXP(-[.A93]/[.$B$1])) - [.$B$2]" office:value-type="float" office:value="2.49974500918111" calcext:value-type="float">
            <text:p>2.4997</text:p>
          </table:table-cell>
          <table:table-cell table:style-name="ce15" table:formula="of:=[.B93]-[.$B$5]" office:value-type="float" office:value="0.45522533605183" calcext:value-type="float">
            <text:p>0.4552</text:p>
          </table:table-cell>
          <table:table-cell table:style-name="ce25" table:formula="of:=ABS([.C93])" office:value-type="float" office:value="0.45522533605183" calcext:value-type="float">
            <text:p>0.4552</text:p>
          </table:table-cell>
        </table:table-row>
        <table:table-row table:style-name="ro1">
          <table:table-cell table:style-name="ce36" office:value-type="float" office:value="86" calcext:value-type="float">
            <text:p>86</text:p>
          </table:table-cell>
          <table:table-cell table:style-name="ce15" table:formula="of:=2*[.$B$2]*(1-EXP(-[.A94]/[.$B$1])) - [.$B$2]" office:value-type="float" office:value="2.49977300035119" calcext:value-type="float">
            <text:p>2.4998</text:p>
          </table:table-cell>
          <table:table-cell table:style-name="ce15" table:formula="of:=[.B94]-[.$B$5]" office:value-type="float" office:value="0.45525332722191" calcext:value-type="float">
            <text:p>0.4553</text:p>
          </table:table-cell>
          <table:table-cell table:style-name="ce25" table:formula="of:=ABS([.C94])" office:value-type="float" office:value="0.45525332722191" calcext:value-type="float">
            <text:p>0.4553</text:p>
          </table:table-cell>
        </table:table-row>
        <table:table-row table:style-name="ro1">
          <table:table-cell table:style-name="ce36" office:value-type="float" office:value="87" calcext:value-type="float">
            <text:p>87</text:p>
          </table:table-cell>
          <table:table-cell table:style-name="ce15" table:formula="of:=2*[.$B$2]*(1-EXP(-[.A95]/[.$B$1])) - [.$B$2]" office:value-type="float" office:value="2.49979791883965" calcext:value-type="float">
            <text:p>2.4998</text:p>
          </table:table-cell>
          <table:table-cell table:style-name="ce15" table:formula="of:=[.B95]-[.$B$5]" office:value-type="float" office:value="0.455278245710369" calcext:value-type="float">
            <text:p>0.4553</text:p>
          </table:table-cell>
          <table:table-cell table:style-name="ce25" table:formula="of:=ABS([.C95])" office:value-type="float" office:value="0.455278245710369" calcext:value-type="float">
            <text:p>0.4553</text:p>
          </table:table-cell>
        </table:table-row>
        <table:table-row table:style-name="ro1">
          <table:table-cell table:style-name="ce36" office:value-type="float" office:value="88" calcext:value-type="float">
            <text:p>88</text:p>
          </table:table-cell>
          <table:table-cell table:style-name="ce15" table:formula="of:=2*[.$B$2]*(1-EXP(-[.A96]/[.$B$1])) - [.$B$2]" office:value-type="float" office:value="2.49982010194473" calcext:value-type="float">
            <text:p>2.4998</text:p>
          </table:table-cell>
          <table:table-cell table:style-name="ce15" table:formula="of:=[.B96]-[.$B$5]" office:value-type="float" office:value="0.455300428815447" calcext:value-type="float">
            <text:p>0.4553</text:p>
          </table:table-cell>
          <table:table-cell table:style-name="ce25" table:formula="of:=ABS([.C96])" office:value-type="float" office:value="0.455300428815447" calcext:value-type="float">
            <text:p>0.4553</text:p>
          </table:table-cell>
        </table:table-row>
        <table:table-row table:style-name="ro1">
          <table:table-cell table:style-name="ce36" office:value-type="float" office:value="89" calcext:value-type="float">
            <text:p>89</text:p>
          </table:table-cell>
          <table:table-cell table:style-name="ce15" table:formula="of:=2*[.$B$2]*(1-EXP(-[.A97]/[.$B$1])) - [.$B$2]" office:value-type="float" office:value="2.49983984993834" calcext:value-type="float">
            <text:p>2.4998</text:p>
          </table:table-cell>
          <table:table-cell table:style-name="ce15" table:formula="of:=[.B97]-[.$B$5]" office:value-type="float" office:value="0.455320176809057" calcext:value-type="float">
            <text:p>0.4553</text:p>
          </table:table-cell>
          <table:table-cell table:style-name="ce25" table:formula="of:=ABS([.C97])" office:value-type="float" office:value="0.455320176809057" calcext:value-type="float">
            <text:p>0.4553</text:p>
          </table:table-cell>
        </table:table-row>
        <table:table-row table:style-name="ro1">
          <table:table-cell table:style-name="ce36" office:value-type="float" office:value="90" calcext:value-type="float">
            <text:p>90</text:p>
          </table:table-cell>
          <table:table-cell table:style-name="ce15" table:formula="of:=2*[.$B$2]*(1-EXP(-[.A98]/[.$B$1])) - [.$B$2]" office:value-type="float" office:value="2.49985743013057" calcext:value-type="float">
            <text:p>2.4999</text:p>
          </table:table-cell>
          <table:table-cell table:style-name="ce15" table:formula="of:=[.B98]-[.$B$5]" office:value-type="float" office:value="0.455337757001292" calcext:value-type="float">
            <text:p>0.4553</text:p>
          </table:table-cell>
          <table:table-cell table:style-name="ce25" table:formula="of:=ABS([.C98])" office:value-type="float" office:value="0.455337757001292" calcext:value-type="float">
            <text:p>0.4553</text:p>
          </table:table-cell>
        </table:table-row>
        <table:table-row table:style-name="ro1">
          <table:table-cell table:style-name="ce36" office:value-type="float" office:value="91" calcext:value-type="float">
            <text:p>91</text:p>
          </table:table-cell>
          <table:table-cell table:style-name="ce15" table:formula="of:=2*[.$B$2]*(1-EXP(-[.A99]/[.$B$1])) - [.$B$2]" office:value-type="float" office:value="2.49987308048803" calcext:value-type="float">
            <text:p>2.4999</text:p>
          </table:table-cell>
          <table:table-cell table:style-name="ce15" table:formula="of:=[.B99]-[.$B$5]" office:value-type="float" office:value="0.455353407358748" calcext:value-type="float">
            <text:p>0.4554</text:p>
          </table:table-cell>
          <table:table-cell table:style-name="ce25" table:formula="of:=ABS([.C99])" office:value-type="float" office:value="0.455353407358748" calcext:value-type="float">
            <text:p>0.4554</text:p>
          </table:table-cell>
        </table:table-row>
        <table:table-row table:style-name="ro1">
          <table:table-cell table:style-name="ce36" office:value-type="float" office:value="92" calcext:value-type="float">
            <text:p>92</text:p>
          </table:table-cell>
          <table:table-cell table:style-name="ce15" table:formula="of:=2*[.$B$2]*(1-EXP(-[.A100]/[.$B$1])) - [.$B$2]" office:value-type="float" office:value="2.49988701285493" calcext:value-type="float">
            <text:p>2.4999</text:p>
          </table:table-cell>
          <table:table-cell table:style-name="ce15" table:formula="of:=[.B100]-[.$B$5]" office:value-type="float" office:value="0.455367339725652" calcext:value-type="float">
            <text:p>0.4554</text:p>
          </table:table-cell>
          <table:table-cell table:style-name="ce25" table:formula="of:=ABS([.C100])" office:value-type="float" office:value="0.455367339725652" calcext:value-type="float">
            <text:p>0.4554</text:p>
          </table:table-cell>
        </table:table-row>
        <table:table-row table:style-name="ro1">
          <table:table-cell table:style-name="ce36" office:value-type="float" office:value="93" calcext:value-type="float">
            <text:p>93</text:p>
          </table:table-cell>
          <table:table-cell table:style-name="ce15" table:formula="of:=2*[.$B$2]*(1-EXP(-[.A101]/[.$B$1])) - [.$B$2]" office:value-type="float" office:value="2.49989941582068" calcext:value-type="float">
            <text:p>2.4999</text:p>
          </table:table-cell>
          <table:table-cell table:style-name="ce15" table:formula="of:=[.B101]-[.$B$5]" office:value-type="float" office:value="0.455379742691406" calcext:value-type="float">
            <text:p>0.4554</text:p>
          </table:table-cell>
          <table:table-cell table:style-name="ce25" table:formula="of:=ABS([.C101])" office:value-type="float" office:value="0.455379742691406" calcext:value-type="float">
            <text:p>0.4554</text:p>
          </table:table-cell>
        </table:table-row>
        <table:table-row table:style-name="ro1">
          <table:table-cell table:style-name="ce36" office:value-type="float" office:value="94" calcext:value-type="float">
            <text:p>94</text:p>
          </table:table-cell>
          <table:table-cell table:style-name="ce15" table:formula="of:=2*[.$B$2]*(1-EXP(-[.A102]/[.$B$1])) - [.$B$2]" office:value-type="float" office:value="2.49991045727262" calcext:value-type="float">
            <text:p>2.4999</text:p>
          </table:table-cell>
          <table:table-cell table:style-name="ce15" table:formula="of:=[.B102]-[.$B$5]" office:value-type="float" office:value="0.455390784143341" calcext:value-type="float">
            <text:p>0.4554</text:p>
          </table:table-cell>
          <table:table-cell table:style-name="ce25" table:formula="of:=ABS([.C102])" office:value-type="float" office:value="0.455390784143341" calcext:value-type="float">
            <text:p>0.4554</text:p>
          </table:table-cell>
        </table:table-row>
        <table:table-row table:style-name="ro1">
          <table:table-cell table:style-name="ce36" office:value-type="float" office:value="95" calcext:value-type="float">
            <text:p>95</text:p>
          </table:table-cell>
          <table:table-cell table:style-name="ce15" table:formula="of:=2*[.$B$2]*(1-EXP(-[.A103]/[.$B$1])) - [.$B$2]" office:value-type="float" office:value="2.49992028666853" calcext:value-type="float">
            <text:p>2.4999</text:p>
          </table:table-cell>
          <table:table-cell table:style-name="ce15" table:formula="of:=[.B103]-[.$B$5]" office:value-type="float" office:value="0.455400613539248" calcext:value-type="float">
            <text:p>0.4554</text:p>
          </table:table-cell>
          <table:table-cell table:style-name="ce25" table:formula="of:=ABS([.C103])" office:value-type="float" office:value="0.455400613539248" calcext:value-type="float">
            <text:p>0.4554</text:p>
          </table:table-cell>
        </table:table-row>
        <table:table-row table:style-name="ro1">
          <table:table-cell table:style-name="ce36" office:value-type="float" office:value="96" calcext:value-type="float">
            <text:p>96</text:p>
          </table:table-cell>
          <table:table-cell table:style-name="ce15" table:formula="of:=2*[.$B$2]*(1-EXP(-[.A104]/[.$B$1])) - [.$B$2]" office:value-type="float" office:value="2.49992903705973" calcext:value-type="float">
            <text:p>2.4999</text:p>
          </table:table-cell>
          <table:table-cell table:style-name="ce15" table:formula="of:=[.B104]-[.$B$5]" office:value-type="float" office:value="0.455409363930453" calcext:value-type="float">
            <text:p>0.4554</text:p>
          </table:table-cell>
          <table:table-cell table:style-name="ce25" table:formula="of:=ABS([.C104])" office:value-type="float" office:value="0.455409363930453" calcext:value-type="float">
            <text:p>0.4554</text:p>
          </table:table-cell>
        </table:table-row>
        <table:table-row table:style-name="ro1">
          <table:table-cell table:style-name="ce36" office:value-type="float" office:value="97" calcext:value-type="float">
            <text:p>97</text:p>
          </table:table-cell>
          <table:table-cell table:style-name="ce15" table:formula="of:=2*[.$B$2]*(1-EXP(-[.A105]/[.$B$1])) - [.$B$2]" office:value-type="float" office:value="2.49993682689208" calcext:value-type="float">
            <text:p>2.4999</text:p>
          </table:table-cell>
          <table:table-cell table:style-name="ce15" table:formula="of:=[.B105]-[.$B$5]" office:value-type="float" office:value="0.455417153762804" calcext:value-type="float">
            <text:p>0.4554</text:p>
          </table:table-cell>
          <table:table-cell table:style-name="ce25" table:formula="of:=ABS([.C105])" office:value-type="float" office:value="0.455417153762804" calcext:value-type="float">
            <text:p>0.4554</text:p>
          </table:table-cell>
        </table:table-row>
        <table:table-row table:style-name="ro1">
          <table:table-cell table:style-name="ce36" office:value-type="float" office:value="98" calcext:value-type="float">
            <text:p>98</text:p>
          </table:table-cell>
          <table:table-cell table:style-name="ce15" table:formula="of:=2*[.$B$2]*(1-EXP(-[.A106]/[.$B$1])) - [.$B$2]" office:value-type="float" office:value="2.49994376160925" calcext:value-type="float">
            <text:p>2.4999</text:p>
          </table:table-cell>
          <table:table-cell table:style-name="ce15" table:formula="of:=[.B106]-[.$B$5]" office:value-type="float" office:value="0.455424088479968" calcext:value-type="float">
            <text:p>0.4554</text:p>
          </table:table-cell>
          <table:table-cell table:style-name="ce25" table:formula="of:=ABS([.C106])" office:value-type="float" office:value="0.455424088479968" calcext:value-type="float">
            <text:p>0.4554</text:p>
          </table:table-cell>
        </table:table-row>
        <table:table-row table:style-name="ro1">
          <table:table-cell table:style-name="ce36" office:value-type="float" office:value="99" calcext:value-type="float">
            <text:p>99</text:p>
          </table:table-cell>
          <table:table-cell table:style-name="ce16" table:formula="of:=2*[.$B$2]*(1-EXP(-[.A107]/[.$B$1])) - [.$B$2]" office:value-type="float" office:value="2.49994993507999" calcext:value-type="float">
            <text:p>2.4999</text:p>
          </table:table-cell>
          <table:table-cell table:style-name="ce16" table:formula="of:=[.B107]-[.$B$5]" office:value-type="float" office:value="0.455430261950713" calcext:value-type="float">
            <text:p>0.4554</text:p>
          </table:table-cell>
          <table:table-cell table:style-name="ce26" table:formula="of:=ABS([.C107])" office:value-type="float" office:value="0.455430261950713" calcext:value-type="float">
            <text:p>0.4554</text:p>
          </table:table-cell>
        </table:table-row>
        <table:table-row table:style-name="ro1" table:number-rows-repeated="104846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ine-pulse" table:style-name="ta1">
        <table:shapes>
          <draw:frame draw:z-index="0" draw:style-name="gr1" draw:text-style-name="P1" svg:width="215.27mm" svg:height="89.99mm" svg:x="98.5mm" svg:y="1.81mm">
            <draw:object draw:notify-on-update-of-ranges="'sine-pulse'.A8:'sine-pulse'.A108 'sine-pulse'.C7:'sine-pulse'.C7 'sine-pulse'.C8:'sine-pulse'.C108 'sine-pulse'.A8:'sine-pulse'.A108 'sine-pulse'.B7:'sine-pulse'.B7 'sine-pulse'.B8:'sine-pulse'.B108 'sine-pulse'.A8:'sine-pulse'.A108 'sine-pulse'.D7:'sine-pulse'.D7 'sine-pulse'.D8:'sine-pulse'.D10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7"/>
        <table:table-column table:style-name="co1" table:default-cell-style-name="Default"/>
        <table:table-row table:style-name="ro1">
          <table:table-cell table:style-name="ce99" office:value-type="string" calcext:value-type="string">
            <text:p>Periods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eak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10" office:value-type="string" calcext:value-type="string">
            <text:p>DC Coupled</text:p>
          </table:table-cell>
          <table:table-cell table:style-name="ce18" office:value-type="string" calcext:value-type="string" table:number-columns-spanned="2" table:number-rows-spanned="1">
            <text:p>AC Coupled</text:p>
          </table:table-cell>
          <table:covered-table-cell table:style-name="ce20"/>
        </table:table-row>
        <table:table-row table:style-name="ro1">
          <table:table-cell table:style-name="ce4" office:value-type="string" calcext:value-type="string">
            <text:p>RMS</text:p>
          </table:table-cell>
          <table:table-cell table:style-name="ce11" table:formula="of:=SQRT(SUMSQ([.B8:.B108])/100)" office:value-type="float" office:value="0.556179224707537" calcext:value-type="float">
            <text:p>0.5562</text:p>
          </table:table-cell>
          <table:table-cell table:style-name="ce11" table:formula="of:=SQRT(SUMSQ([.C8:.C108])/100)" office:value-type="float" office:value="0.542645452736817" calcext:value-type="float">
            <text:p>0.5426</text:p>
          </table:table-cell>
          <table:table-cell table:style-name="ce21"/>
        </table:table-row>
        <table:table-row table:style-name="ro1">
          <table:table-cell table:style-name="ce5" office:value-type="string" calcext:value-type="string">
            <text:p>Ave</text:p>
          </table:table-cell>
          <table:table-cell table:style-name="ce12" table:formula="of:=AVERAGE([.B8:.B108])" office:value-type="float" office:value="0.12134250118729" calcext:value-type="float">
            <text:p>0.1213</text:p>
          </table:table-cell>
          <table:table-cell table:style-name="ce12" table:formula="of:=AVERAGE([.C8:.C108])" office:value-type="float" office:value="0" calcext:value-type="float">
            <text:p>0.0000</text:p>
          </table:table-cell>
          <table:table-cell table:style-name="ce22" table:formula="of:=AVERAGE([.D8:.D108])" office:value-type="float" office:value="0.292094281533015" calcext:value-type="float">
            <text:p>0.2921</text:p>
          </table:table-cell>
        </table:table-row>
        <table:table-row table:style-name="ro1">
          <table:table-cell table:style-name="ce6" office:value-type="string" calcext:value-type="string">
            <text:p>RS-14</text:p>
          </table:table-cell>
          <table:table-cell table:style-name="ce13" table:number-columns-repeated="2"/>
          <table:table-cell table:style-name="ce23" table:formula="of:=[.D5]*1.1107" office:value-type="float" office:value="0.32442911849872" calcext:value-type="float">
            <text:p>0.3244</text:p>
          </table:table-cell>
        </table:table-row>
        <table:table-row table:style-name="ro1">
          <table:table-cell table:style-name="ce33" office:value-type="string" calcext:value-type="string">
            <text:p>Sample</text:p>
          </table:table-cell>
          <table:table-cell table:style-name="ce45" office:value-type="string" calcext:value-type="string">
            <text:p>Wave</text:p>
          </table:table-cell>
          <table:table-cell table:style-name="ce50" office:value-type="string" calcext:value-type="string">
            <text:p>AC Wave</text:p>
          </table:table-cell>
          <table:table-cell table:style-name="ce55" office:value-type="string" calcext:value-type="string">
            <text:p>AC Wave Rec</text:p>
          </table:table-cell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 table:style-name="ce15" table:formula="of:=[.$B$2]*SIN(RADIANS((([.A8]-50)/100)*360*[.$B$1]))/RADIANS((([.A8]-50)/100)*360*[.$B$1])" office:value-type="float" office:value="-9.74542958129844E-017" calcext:value-type="float">
            <text:p>0.0000</text:p>
          </table:table-cell>
          <table:table-cell table:style-name="ce15" table:formula="of:=[.B8]-[.$B$5]" office:value-type="float" office:value="-0.12134250118729" calcext:value-type="float">
            <text:p>-0.1213</text:p>
          </table:table-cell>
          <table:table-cell table:style-name="ce25" table:formula="of:=ABS([.C8])" office:value-type="float" office:value="0.12134250118729" calcext:value-type="float">
            <text:p>0.1213</text:p>
          </table:table-cell>
        </table:table-row>
        <table:table-row table:style-name="ro1">
          <table:table-cell table:style-name="ce36" office:value-type="float" office:value="1" calcext:value-type="float">
            <text:p>1</text:p>
          </table:table-cell>
          <table:table-cell table:style-name="ce15" table:formula="of:=[.$B$2]*SIN(RADIANS((([.A9]-50)/100)*360*[.$B$1]))/RADIANS((([.A9]-50)/100)*360*[.$B$1])" office:value-type="float" office:value="-0.0477290450912569" calcext:value-type="float">
            <text:p>-0.0477</text:p>
          </table:table-cell>
          <table:table-cell table:style-name="ce15" table:formula="of:=[.B9]-[.$B$5]" office:value-type="float" office:value="-0.169071546278547" calcext:value-type="float">
            <text:p>-0.1691</text:p>
          </table:table-cell>
          <table:table-cell table:style-name="ce25" table:formula="of:=ABS([.C9])" office:value-type="float" office:value="0.169071546278547" calcext:value-type="float">
            <text:p>0.1691</text:p>
          </table:table-cell>
        </table:table-row>
        <table:table-row table:style-name="ro1">
          <table:table-cell table:style-name="ce36" office:value-type="float" office:value="2" calcext:value-type="float">
            <text:p>2</text:p>
          </table:table-cell>
          <table:table-cell table:style-name="ce15" table:formula="of:=[.$B$2]*SIN(RADIANS((([.A10]-50)/100)*360*[.$B$1]))/RADIANS((([.A10]-50)/100)*360*[.$B$1])" office:value-type="float" office:value="-0.0788361175667353" calcext:value-type="float">
            <text:p>-0.0788</text:p>
          </table:table-cell>
          <table:table-cell table:style-name="ce15" table:formula="of:=[.B10]-[.$B$5]" office:value-type="float" office:value="-0.200178618754025" calcext:value-type="float">
            <text:p>-0.2002</text:p>
          </table:table-cell>
          <table:table-cell table:style-name="ce25" table:formula="of:=ABS([.C10])" office:value-type="float" office:value="0.200178618754025" calcext:value-type="float">
            <text:p>0.2002</text:p>
          </table:table-cell>
        </table:table-row>
        <table:table-row table:style-name="ro1">
          <table:table-cell table:style-name="ce36" office:value-type="float" office:value="3" calcext:value-type="float">
            <text:p>3</text:p>
          </table:table-cell>
          <table:table-cell table:style-name="ce15" table:formula="of:=[.$B$2]*SIN(RADIANS((([.A11]-50)/100)*360*[.$B$1]))/RADIANS((([.A11]-50)/100)*360*[.$B$1])" office:value-type="float" office:value="-0.0805134817702826" calcext:value-type="float">
            <text:p>-0.0805</text:p>
          </table:table-cell>
          <table:table-cell table:style-name="ce15" table:formula="of:=[.B11]-[.$B$5]" office:value-type="float" office:value="-0.201855982957572" calcext:value-type="float">
            <text:p>-0.2019</text:p>
          </table:table-cell>
          <table:table-cell table:style-name="ce25" table:formula="of:=ABS([.C11])" office:value-type="float" office:value="0.201855982957572" calcext:value-type="float">
            <text:p>0.2019</text:p>
          </table:table-cell>
        </table:table-row>
        <table:table-row table:style-name="ro1">
          <table:table-cell table:style-name="ce36" office:value-type="float" office:value="4" calcext:value-type="float">
            <text:p>4</text:p>
          </table:table-cell>
          <table:table-cell table:style-name="ce15" table:formula="of:=[.$B$2]*SIN(RADIANS((([.A12]-50)/100)*360*[.$B$1]))/RADIANS((([.A12]-50)/100)*360*[.$B$1])" office:value-type="float" office:value="-0.0508418089015562" calcext:value-type="float">
            <text:p>-0.0508</text:p>
          </table:table-cell>
          <table:table-cell table:style-name="ce15" table:formula="of:=[.B12]-[.$B$5]" office:value-type="float" office:value="-0.172184310088846" calcext:value-type="float">
            <text:p>-0.1722</text:p>
          </table:table-cell>
          <table:table-cell table:style-name="ce25" table:formula="of:=ABS([.C12])" office:value-type="float" office:value="0.172184310088846" calcext:value-type="float">
            <text:p>0.1722</text:p>
          </table:table-cell>
        </table:table-row>
        <table:table-row table:style-name="ro1">
          <table:table-cell table:style-name="ce36" office:value-type="float" office:value="5" calcext:value-type="float">
            <text:p>5</text:p>
          </table:table-cell>
          <table:table-cell table:style-name="ce15" table:formula="of:=[.$B$2]*SIN(RADIANS((([.A13]-50)/100)*360*[.$B$1]))/RADIANS((([.A13]-50)/100)*360*[.$B$1])" office:value-type="float" office:value="9.74542958129844E-017" calcext:value-type="float">
            <text:p>0.0000</text:p>
          </table:table-cell>
          <table:table-cell table:style-name="ce15" table:formula="of:=[.B13]-[.$B$5]" office:value-type="float" office:value="-0.121342501187289" calcext:value-type="float">
            <text:p>-0.1213</text:p>
          </table:table-cell>
          <table:table-cell table:style-name="ce25" table:formula="of:=ABS([.C13])" office:value-type="float" office:value="0.121342501187289" calcext:value-type="float">
            <text:p>0.1213</text:p>
          </table:table-cell>
        </table:table-row>
        <table:table-row table:style-name="ro1">
          <table:table-cell table:style-name="ce36" office:value-type="float" office:value="6" calcext:value-type="float">
            <text:p>6</text:p>
          </table:table-cell>
          <table:table-cell table:style-name="ce15" table:formula="of:=[.$B$2]*SIN(RADIANS((([.A14]-50)/100)*360*[.$B$1]))/RADIANS((([.A14]-50)/100)*360*[.$B$1])" office:value-type="float" office:value="0.0531528002152634" calcext:value-type="float">
            <text:p>0.0532</text:p>
          </table:table-cell>
          <table:table-cell table:style-name="ce15" table:formula="of:=[.B14]-[.$B$5]" office:value-type="float" office:value="-0.0681897009720262" calcext:value-type="float">
            <text:p>-0.0682</text:p>
          </table:table-cell>
          <table:table-cell table:style-name="ce25" table:formula="of:=ABS([.C14])" office:value-type="float" office:value="0.0681897009720262" calcext:value-type="float">
            <text:p>0.0682</text:p>
          </table:table-cell>
        </table:table-row>
        <table:table-row table:style-name="ro1">
          <table:table-cell table:style-name="ce36" office:value-type="float" office:value="7" calcext:value-type="float">
            <text:p>7</text:p>
          </table:table-cell>
          <table:table-cell table:style-name="ce15" table:formula="of:=[.$B$2]*SIN(RADIANS((([.A15]-50)/100)*360*[.$B$1]))/RADIANS((([.A15]-50)/100)*360*[.$B$1])" office:value-type="float" office:value="0.0880031079814718" calcext:value-type="float">
            <text:p>0.0880</text:p>
          </table:table-cell>
          <table:table-cell table:style-name="ce15" table:formula="of:=[.B15]-[.$B$5]" office:value-type="float" office:value="-0.0333393932058178" calcext:value-type="float">
            <text:p>-0.0333</text:p>
          </table:table-cell>
          <table:table-cell table:style-name="ce25" table:formula="of:=ABS([.C15])" office:value-type="float" office:value="0.0333393932058178" calcext:value-type="float">
            <text:p>0.0333</text:p>
          </table:table-cell>
        </table:table-row>
        <table:table-row table:style-name="ro1">
          <table:table-cell table:style-name="ce36" office:value-type="float" office:value="8" calcext:value-type="float">
            <text:p>8</text:p>
          </table:table-cell>
          <table:table-cell table:style-name="ce15" table:formula="of:=[.$B$2]*SIN(RADIANS((([.A16]-50)/100)*360*[.$B$1]))/RADIANS((([.A16]-50)/100)*360*[.$B$1])" office:value-type="float" office:value="0.0900984200762687" calcext:value-type="float">
            <text:p>0.0901</text:p>
          </table:table-cell>
          <table:table-cell table:style-name="ce15" table:formula="of:=[.B16]-[.$B$5]" office:value-type="float" office:value="-0.0312440811110209" calcext:value-type="float">
            <text:p>-0.0312</text:p>
          </table:table-cell>
          <table:table-cell table:style-name="ce25" table:formula="of:=ABS([.C16])" office:value-type="float" office:value="0.0312440811110209" calcext:value-type="float">
            <text:p>0.0312</text:p>
          </table:table-cell>
        </table:table-row>
        <table:table-row table:style-name="ro1">
          <table:table-cell table:style-name="ce36" office:value-type="float" office:value="9" calcext:value-type="float">
            <text:p>9</text:p>
          </table:table-cell>
          <table:table-cell table:style-name="ce15" table:formula="of:=[.$B$2]*SIN(RADIANS((([.A17]-50)/100)*360*[.$B$1]))/RADIANS((([.A17]-50)/100)*360*[.$B$1])" office:value-type="float" office:value="0.0570420294993069" calcext:value-type="float">
            <text:p>0.0570</text:p>
          </table:table-cell>
          <table:table-cell table:style-name="ce15" table:formula="of:=[.B17]-[.$B$5]" office:value-type="float" office:value="-0.0643004716879827" calcext:value-type="float">
            <text:p>-0.0643</text:p>
          </table:table-cell>
          <table:table-cell table:style-name="ce25" table:formula="of:=ABS([.C17])" office:value-type="float" office:value="0.0643004716879827" calcext:value-type="float">
            <text:p>0.0643</text:p>
          </table:table-cell>
        </table:table-row>
        <table:table-row table:style-name="ro1">
          <table:table-cell table:style-name="ce36" office:value-type="float" office:value="10" calcext:value-type="float">
            <text:p>10</text:p>
          </table:table-cell>
          <table:table-cell table:style-name="ce15" table:formula="of:=[.$B$2]*SIN(RADIANS((([.A18]-50)/100)*360*[.$B$1]))/RADIANS((([.A18]-50)/100)*360*[.$B$1])" office:value-type="float" office:value="-9.74542958129844E-017" calcext:value-type="float">
            <text:p>0.0000</text:p>
          </table:table-cell>
          <table:table-cell table:style-name="ce15" table:formula="of:=[.B18]-[.$B$5]" office:value-type="float" office:value="-0.12134250118729" calcext:value-type="float">
            <text:p>-0.1213</text:p>
          </table:table-cell>
          <table:table-cell table:style-name="ce25" table:formula="of:=ABS([.C18])" office:value-type="float" office:value="0.12134250118729" calcext:value-type="float">
            <text:p>0.1213</text:p>
          </table:table-cell>
        </table:table-row>
        <table:table-row table:style-name="ro1">
          <table:table-cell table:style-name="ce36" office:value-type="float" office:value="11" calcext:value-type="float">
            <text:p>11</text:p>
          </table:table-cell>
          <table:table-cell table:style-name="ce15" table:formula="of:=[.$B$2]*SIN(RADIANS((([.A19]-50)/100)*360*[.$B$1]))/RADIANS((([.A19]-50)/100)*360*[.$B$1])" office:value-type="float" office:value="-0.0599672617813231" calcext:value-type="float">
            <text:p>-0.0600</text:p>
          </table:table-cell>
          <table:table-cell table:style-name="ce15" table:formula="of:=[.B19]-[.$B$5]" office:value-type="float" office:value="-0.181309762968613" calcext:value-type="float">
            <text:p>-0.1813</text:p>
          </table:table-cell>
          <table:table-cell table:style-name="ce25" table:formula="of:=ABS([.C19])" office:value-type="float" office:value="0.181309762968613" calcext:value-type="float">
            <text:p>0.1813</text:p>
          </table:table-cell>
        </table:table-row>
        <table:table-row table:style-name="ro1">
          <table:table-cell table:style-name="ce36" office:value-type="float" office:value="12" calcext:value-type="float">
            <text:p>12</text:p>
          </table:table-cell>
          <table:table-cell table:style-name="ce15" table:formula="of:=[.$B$2]*SIN(RADIANS((([.A20]-50)/100)*360*[.$B$1]))/RADIANS((([.A20]-50)/100)*360*[.$B$1])" office:value-type="float" office:value="-0.0995824642948233" calcext:value-type="float">
            <text:p>-0.0996</text:p>
          </table:table-cell>
          <table:table-cell table:style-name="ce15" table:formula="of:=[.B20]-[.$B$5]" office:value-type="float" office:value="-0.220924965482113" calcext:value-type="float">
            <text:p>-0.2209</text:p>
          </table:table-cell>
          <table:table-cell table:style-name="ce25" table:formula="of:=ABS([.C20])" office:value-type="float" office:value="0.220924965482113" calcext:value-type="float">
            <text:p>0.2209</text:p>
          </table:table-cell>
        </table:table-row>
        <table:table-row table:style-name="ro1">
          <table:table-cell table:style-name="ce36" office:value-type="float" office:value="13" calcext:value-type="float">
            <text:p>13</text:p>
          </table:table-cell>
          <table:table-cell table:style-name="ce15" table:formula="of:=[.$B$2]*SIN(RADIANS((([.A21]-50)/100)*360*[.$B$1]))/RADIANS((([.A21]-50)/100)*360*[.$B$1])" office:value-type="float" office:value="-0.102273882248737" calcext:value-type="float">
            <text:p>-0.1023</text:p>
          </table:table-cell>
          <table:table-cell table:style-name="ce15" table:formula="of:=[.B21]-[.$B$5]" office:value-type="float" office:value="-0.223616383436027" calcext:value-type="float">
            <text:p>-0.2236</text:p>
          </table:table-cell>
          <table:table-cell table:style-name="ce25" table:formula="of:=ABS([.C21])" office:value-type="float" office:value="0.223616383436027" calcext:value-type="float">
            <text:p>0.2236</text:p>
          </table:table-cell>
        </table:table-row>
        <table:table-row table:style-name="ro1">
          <table:table-cell table:style-name="ce36" office:value-type="float" office:value="14" calcext:value-type="float">
            <text:p>14</text:p>
          </table:table-cell>
          <table:table-cell table:style-name="ce15" table:formula="of:=[.$B$2]*SIN(RADIANS((([.A22]-50)/100)*360*[.$B$1]))/RADIANS((([.A22]-50)/100)*360*[.$B$1])" office:value-type="float" office:value="-0.0649645335964332" calcext:value-type="float">
            <text:p>-0.0650</text:p>
          </table:table-cell>
          <table:table-cell table:style-name="ce15" table:formula="of:=[.B22]-[.$B$5]" office:value-type="float" office:value="-0.186307034783723" calcext:value-type="float">
            <text:p>-0.1863</text:p>
          </table:table-cell>
          <table:table-cell table:style-name="ce25" table:formula="of:=ABS([.C22])" office:value-type="float" office:value="0.186307034783723" calcext:value-type="float">
            <text:p>0.1863</text:p>
          </table:table-cell>
        </table:table-row>
        <table:table-row table:style-name="ro1">
          <table:table-cell table:style-name="ce36" office:value-type="float" office:value="15" calcext:value-type="float">
            <text:p>15</text:p>
          </table:table-cell>
          <table:table-cell table:style-name="ce15" table:formula="of:=[.$B$2]*SIN(RADIANS((([.A23]-50)/100)*360*[.$B$1]))/RADIANS((([.A23]-50)/100)*360*[.$B$1])" office:value-type="float" office:value="5.01334255363907E-016" calcext:value-type="float">
            <text:p>0.0000</text:p>
          </table:table-cell>
          <table:table-cell table:style-name="ce15" table:formula="of:=[.B23]-[.$B$5]" office:value-type="float" office:value="-0.121342501187289" calcext:value-type="float">
            <text:p>-0.1213</text:p>
          </table:table-cell>
          <table:table-cell table:style-name="ce25" table:formula="of:=ABS([.C23])" office:value-type="float" office:value="0.121342501187289" calcext:value-type="float">
            <text:p>0.1213</text:p>
          </table:table-cell>
        </table:table-row>
        <table:table-row table:style-name="ro1">
          <table:table-cell table:style-name="ce36" office:value-type="float" office:value="16" calcext:value-type="float">
            <text:p>16</text:p>
          </table:table-cell>
          <table:table-cell table:style-name="ce15" table:formula="of:=[.$B$2]*SIN(RADIANS((([.A24]-50)/100)*360*[.$B$1]))/RADIANS((([.A24]-50)/100)*360*[.$B$1])" office:value-type="float" office:value="0.0687859767491647" calcext:value-type="float">
            <text:p>0.0688</text:p>
          </table:table-cell>
          <table:table-cell table:style-name="ce15" table:formula="of:=[.B24]-[.$B$5]" office:value-type="float" office:value="-0.0525565244381249" calcext:value-type="float">
            <text:p>-0.0526</text:p>
          </table:table-cell>
          <table:table-cell table:style-name="ce25" table:formula="of:=ABS([.C24])" office:value-type="float" office:value="0.0525565244381249" calcext:value-type="float">
            <text:p>0.0526</text:p>
          </table:table-cell>
        </table:table-row>
        <table:table-row table:style-name="ro1">
          <table:table-cell table:style-name="ce36" office:value-type="float" office:value="17" calcext:value-type="float">
            <text:p>17</text:p>
          </table:table-cell>
          <table:table-cell table:style-name="ce15" table:formula="of:=[.$B$2]*SIN(RADIANS((([.A25]-50)/100)*360*[.$B$1]))/RADIANS((([.A25]-50)/100)*360*[.$B$1])" office:value-type="float" office:value="0.114670716460706" calcext:value-type="float">
            <text:p>0.1147</text:p>
          </table:table-cell>
          <table:table-cell table:style-name="ce15" table:formula="of:=[.B25]-[.$B$5]" office:value-type="float" office:value="-0.00667178472658393" calcext:value-type="float">
            <text:p>-0.0067</text:p>
          </table:table-cell>
          <table:table-cell table:style-name="ce25" table:formula="of:=ABS([.C25])" office:value-type="float" office:value="0.00667178472658393" calcext:value-type="float">
            <text:p>0.0067</text:p>
          </table:table-cell>
        </table:table-row>
        <table:table-row table:style-name="ro1">
          <table:table-cell table:style-name="ce36" office:value-type="float" office:value="18" calcext:value-type="float">
            <text:p>18</text:p>
          </table:table-cell>
          <table:table-cell table:style-name="ce15" table:formula="of:=[.$B$2]*SIN(RADIANS((([.A26]-50)/100)*360*[.$B$1]))/RADIANS((([.A26]-50)/100)*360*[.$B$1])" office:value-type="float" office:value="0.118254176350103" calcext:value-type="float">
            <text:p>0.1183</text:p>
          </table:table-cell>
          <table:table-cell table:style-name="ce15" table:formula="of:=[.B26]-[.$B$5]" office:value-type="float" office:value="-0.00308832483718695" calcext:value-type="float">
            <text:p>-0.0031</text:p>
          </table:table-cell>
          <table:table-cell table:style-name="ce25" table:formula="of:=ABS([.C26])" office:value-type="float" office:value="0.00308832483718695" calcext:value-type="float">
            <text:p>0.0031</text:p>
          </table:table-cell>
        </table:table-row>
        <table:table-row table:style-name="ro1">
          <table:table-cell table:style-name="ce36" office:value-type="float" office:value="19" calcext:value-type="float">
            <text:p>19</text:p>
          </table:table-cell>
          <table:table-cell table:style-name="ce15" table:formula="of:=[.$B$2]*SIN(RADIANS((([.A27]-50)/100)*360*[.$B$1]))/RADIANS((([.A27]-50)/100)*360*[.$B$1])" office:value-type="float" office:value="0.0754426841765031" calcext:value-type="float">
            <text:p>0.0754</text:p>
          </table:table-cell>
          <table:table-cell table:style-name="ce15" table:formula="of:=[.B27]-[.$B$5]" office:value-type="float" office:value="-0.0458998170107865" calcext:value-type="float">
            <text:p>-0.0459</text:p>
          </table:table-cell>
          <table:table-cell table:style-name="ce25" table:formula="of:=ABS([.C27])" office:value-type="float" office:value="0.0458998170107865" calcext:value-type="float">
            <text:p>0.0459</text:p>
          </table:table-cell>
        </table:table-row>
        <table:table-row table:style-name="ro1">
          <table:table-cell table:style-name="ce36" office:value-type="float" office:value="20" calcext:value-type="float">
            <text:p>20</text:p>
          </table:table-cell>
          <table:table-cell table:style-name="ce15" table:formula="of:=[.$B$2]*SIN(RADIANS((([.A28]-50)/100)*360*[.$B$1]))/RADIANS((([.A28]-50)/100)*360*[.$B$1])" office:value-type="float" office:value="-9.74542958129844E-017" calcext:value-type="float">
            <text:p>0.0000</text:p>
          </table:table-cell>
          <table:table-cell table:style-name="ce15" table:formula="of:=[.B28]-[.$B$5]" office:value-type="float" office:value="-0.12134250118729" calcext:value-type="float">
            <text:p>-0.1213</text:p>
          </table:table-cell>
          <table:table-cell table:style-name="ce25" table:formula="of:=ABS([.C28])" office:value-type="float" office:value="0.12134250118729" calcext:value-type="float">
            <text:p>0.1213</text:p>
          </table:table-cell>
        </table:table-row>
        <table:table-row table:style-name="ro1">
          <table:table-cell table:style-name="ce36" office:value-type="float" office:value="21" calcext:value-type="float">
            <text:p>21</text:p>
          </table:table-cell>
          <table:table-cell table:style-name="ce15" table:formula="of:=[.$B$2]*SIN(RADIANS((([.A29]-50)/100)*360*[.$B$1]))/RADIANS((([.A29]-50)/100)*360*[.$B$1])" office:value-type="float" office:value="-0.0806456279128138" calcext:value-type="float">
            <text:p>-0.0806</text:p>
          </table:table-cell>
          <table:table-cell table:style-name="ce15" table:formula="of:=[.B29]-[.$B$5]" office:value-type="float" office:value="-0.201988129100103" calcext:value-type="float">
            <text:p>-0.2020</text:p>
          </table:table-cell>
          <table:table-cell table:style-name="ce25" table:formula="of:=ABS([.C29])" office:value-type="float" office:value="0.201988129100103" calcext:value-type="float">
            <text:p>0.2020</text:p>
          </table:table-cell>
        </table:table-row>
        <table:table-row table:style-name="ro1">
          <table:table-cell table:style-name="ce36" office:value-type="float" office:value="22" calcext:value-type="float">
            <text:p>22</text:p>
          </table:table-cell>
          <table:table-cell table:style-name="ce15" table:formula="of:=[.$B$2]*SIN(RADIANS((([.A30]-50)/100)*360*[.$B$1]))/RADIANS((([.A30]-50)/100)*360*[.$B$1])" office:value-type="float" office:value="-0.135147630114403" calcext:value-type="float">
            <text:p>-0.1351</text:p>
          </table:table-cell>
          <table:table-cell table:style-name="ce15" table:formula="of:=[.B30]-[.$B$5]" office:value-type="float" office:value="-0.256490131301693" calcext:value-type="float">
            <text:p>-0.2565</text:p>
          </table:table-cell>
          <table:table-cell table:style-name="ce25" table:formula="of:=ABS([.C30])" office:value-type="float" office:value="0.256490131301693" calcext:value-type="float">
            <text:p>0.2565</text:p>
          </table:table-cell>
        </table:table-row>
        <table:table-row table:style-name="ro1">
          <table:table-cell table:style-name="ce36" office:value-type="float" office:value="23" calcext:value-type="float">
            <text:p>23</text:p>
          </table:table-cell>
          <table:table-cell table:style-name="ce15" table:formula="of:=[.$B$2]*SIN(RADIANS((([.A31]-50)/100)*360*[.$B$1]))/RADIANS((([.A31]-50)/100)*360*[.$B$1])" office:value-type="float" office:value="-0.140153097896418" calcext:value-type="float">
            <text:p>-0.1402</text:p>
          </table:table-cell>
          <table:table-cell table:style-name="ce15" table:formula="of:=[.B31]-[.$B$5]" office:value-type="float" office:value="-0.261495599083707" calcext:value-type="float">
            <text:p>-0.2615</text:p>
          </table:table-cell>
          <table:table-cell table:style-name="ce25" table:formula="of:=ABS([.C31])" office:value-type="float" office:value="0.261495599083707" calcext:value-type="float">
            <text:p>0.2615</text:p>
          </table:table-cell>
        </table:table-row>
        <table:table-row table:style-name="ro1">
          <table:table-cell table:style-name="ce36" office:value-type="float" office:value="24" calcext:value-type="float">
            <text:p>24</text:p>
          </table:table-cell>
          <table:table-cell table:style-name="ce15" table:formula="of:=[.$B$2]*SIN(RADIANS((([.A32]-50)/100)*360*[.$B$1]))/RADIANS((([.A32]-50)/100)*360*[.$B$1])" office:value-type="float" office:value="-0.0899508926719849" calcext:value-type="float">
            <text:p>-0.0900</text:p>
          </table:table-cell>
          <table:table-cell table:style-name="ce15" table:formula="of:=[.B32]-[.$B$5]" office:value-type="float" office:value="-0.211293393859274" calcext:value-type="float">
            <text:p>-0.2113</text:p>
          </table:table-cell>
          <table:table-cell table:style-name="ce25" table:formula="of:=ABS([.C32])" office:value-type="float" office:value="0.211293393859274" calcext:value-type="float">
            <text:p>0.2113</text:p>
          </table:table-cell>
        </table:table-row>
        <table:table-row table:style-name="ro1">
          <table:table-cell table:style-name="ce36" office:value-type="float" office:value="25" calcext:value-type="float">
            <text:p>25</text:p>
          </table:table-cell>
          <table:table-cell table:style-name="ce15" table:formula="of:=[.$B$2]*SIN(RADIANS((([.A33]-50)/100)*360*[.$B$1]))/RADIANS((([.A33]-50)/100)*360*[.$B$1])" office:value-type="float" office:value="9.74542958129844E-017" calcext:value-type="float">
            <text:p>0.0000</text:p>
          </table:table-cell>
          <table:table-cell table:style-name="ce15" table:formula="of:=[.B33]-[.$B$5]" office:value-type="float" office:value="-0.121342501187289" calcext:value-type="float">
            <text:p>-0.1213</text:p>
          </table:table-cell>
          <table:table-cell table:style-name="ce25" table:formula="of:=ABS([.C33])" office:value-type="float" office:value="0.121342501187289" calcext:value-type="float">
            <text:p>0.1213</text:p>
          </table:table-cell>
        </table:table-row>
        <table:table-row table:style-name="ro1">
          <table:table-cell table:style-name="ce36" office:value-type="float" office:value="26" calcext:value-type="float">
            <text:p>26</text:p>
          </table:table-cell>
          <table:table-cell table:style-name="ce15" table:formula="of:=[.$B$2]*SIN(RADIANS((([.A34]-50)/100)*360*[.$B$1]))/RADIANS((([.A34]-50)/100)*360*[.$B$1])" office:value-type="float" office:value="0.0974468003946505" calcext:value-type="float">
            <text:p>0.0974</text:p>
          </table:table-cell>
          <table:table-cell table:style-name="ce15" table:formula="of:=[.B34]-[.$B$5]" office:value-type="float" office:value="-0.0238957007926391" calcext:value-type="float">
            <text:p>-0.0239</text:p>
          </table:table-cell>
          <table:table-cell table:style-name="ce25" table:formula="of:=ABS([.C34])" office:value-type="float" office:value="0.0238957007926391" calcext:value-type="float">
            <text:p>0.0239</text:p>
          </table:table-cell>
        </table:table-row>
        <table:table-row table:style-name="ro1">
          <table:table-cell table:style-name="ce36" office:value-type="float" office:value="27" calcext:value-type="float">
            <text:p>27</text:p>
          </table:table-cell>
          <table:table-cell table:style-name="ce15" table:formula="of:=[.$B$2]*SIN(RADIANS((([.A35]-50)/100)*360*[.$B$1]))/RADIANS((([.A35]-50)/100)*360*[.$B$1])" office:value-type="float" office:value="0.164527549704491" calcext:value-type="float">
            <text:p>0.1645</text:p>
          </table:table-cell>
          <table:table-cell table:style-name="ce15" table:formula="of:=[.B35]-[.$B$5]" office:value-type="float" office:value="0.0431850485172013" calcext:value-type="float">
            <text:p>0.0432</text:p>
          </table:table-cell>
          <table:table-cell table:style-name="ce25" table:formula="of:=ABS([.C35])" office:value-type="float" office:value="0.0431850485172013" calcext:value-type="float">
            <text:p>0.0432</text:p>
          </table:table-cell>
        </table:table-row>
        <table:table-row table:style-name="ro1">
          <table:table-cell table:style-name="ce36" office:value-type="float" office:value="28" calcext:value-type="float">
            <text:p>28</text:p>
          </table:table-cell>
          <table:table-cell table:style-name="ce15" table:formula="of:=[.$B$2]*SIN(RADIANS((([.A36]-50)/100)*360*[.$B$1]))/RADIANS((([.A36]-50)/100)*360*[.$B$1])" office:value-type="float" office:value="0.172006074691058" calcext:value-type="float">
            <text:p>0.1720</text:p>
          </table:table-cell>
          <table:table-cell table:style-name="ce15" table:formula="of:=[.B36]-[.$B$5]" office:value-type="float" office:value="0.0506635735037689" calcext:value-type="float">
            <text:p>0.0507</text:p>
          </table:table-cell>
          <table:table-cell table:style-name="ce25" table:formula="of:=ABS([.C36])" office:value-type="float" office:value="0.0506635735037689" calcext:value-type="float">
            <text:p>0.0507</text:p>
          </table:table-cell>
        </table:table-row>
        <table:table-row table:style-name="ro1">
          <table:table-cell table:style-name="ce36" office:value-type="float" office:value="29" calcext:value-type="float">
            <text:p>29</text:p>
          </table:table-cell>
          <table:table-cell table:style-name="ce15" table:formula="of:=[.$B$2]*SIN(RADIANS((([.A37]-50)/100)*360*[.$B$1]))/RADIANS((([.A37]-50)/100)*360*[.$B$1])" office:value-type="float" office:value="0.1113677718796" calcext:value-type="float">
            <text:p>0.1114</text:p>
          </table:table-cell>
          <table:table-cell table:style-name="ce15" table:formula="of:=[.B37]-[.$B$5]" office:value-type="float" office:value="-0.00997472930768976" calcext:value-type="float">
            <text:p>-0.0100</text:p>
          </table:table-cell>
          <table:table-cell table:style-name="ce25" table:formula="of:=ABS([.C37])" office:value-type="float" office:value="0.00997472930768976" calcext:value-type="float">
            <text:p>0.0100</text:p>
          </table:table-cell>
        </table:table-row>
        <table:table-row table:style-name="ro1">
          <table:table-cell table:style-name="ce36" office:value-type="float" office:value="30" calcext:value-type="float">
            <text:p>30</text:p>
          </table:table-cell>
          <table:table-cell table:style-name="ce15" table:formula="of:=[.$B$2]*SIN(RADIANS((([.A38]-50)/100)*360*[.$B$1]))/RADIANS((([.A38]-50)/100)*360*[.$B$1])" office:value-type="float" office:value="-9.74542958129844E-017" calcext:value-type="float">
            <text:p>0.0000</text:p>
          </table:table-cell>
          <table:table-cell table:style-name="ce15" table:formula="of:=[.B38]-[.$B$5]" office:value-type="float" office:value="-0.12134250118729" calcext:value-type="float">
            <text:p>-0.1213</text:p>
          </table:table-cell>
          <table:table-cell table:style-name="ce25" table:formula="of:=ABS([.C38])" office:value-type="float" office:value="0.12134250118729" calcext:value-type="float">
            <text:p>0.1213</text:p>
          </table:table-cell>
        </table:table-row>
        <table:table-row table:style-name="ro1">
          <table:table-cell table:style-name="ce36" office:value-type="float" office:value="31" calcext:value-type="float">
            <text:p>31</text:p>
          </table:table-cell>
          <table:table-cell table:style-name="ce15" table:formula="of:=[.$B$2]*SIN(RADIANS((([.A39]-50)/100)*360*[.$B$1]))/RADIANS((([.A39]-50)/100)*360*[.$B$1])" office:value-type="float" office:value="-0.123090695235347" calcext:value-type="float">
            <text:p>-0.1231</text:p>
          </table:table-cell>
          <table:table-cell table:style-name="ce15" table:formula="of:=[.B39]-[.$B$5]" office:value-type="float" office:value="-0.244433196422637" calcext:value-type="float">
            <text:p>-0.2444</text:p>
          </table:table-cell>
          <table:table-cell table:style-name="ce25" table:formula="of:=ABS([.C39])" office:value-type="float" office:value="0.244433196422637" calcext:value-type="float">
            <text:p>0.2444</text:p>
          </table:table-cell>
        </table:table-row>
        <table:table-row table:style-name="ro1">
          <table:table-cell table:style-name="ce36" office:value-type="float" office:value="32" calcext:value-type="float">
            <text:p>32</text:p>
          </table:table-cell>
          <table:table-cell table:style-name="ce15" table:formula="of:=[.$B$2]*SIN(RADIANS((([.A40]-50)/100)*360*[.$B$1]))/RADIANS((([.A40]-50)/100)*360*[.$B$1])" office:value-type="float" office:value="-0.210229646844627" calcext:value-type="float">
            <text:p>-0.2102</text:p>
          </table:table-cell>
          <table:table-cell table:style-name="ce15" table:formula="of:=[.B40]-[.$B$5]" office:value-type="float" office:value="-0.331572148031917" calcext:value-type="float">
            <text:p>-0.3316</text:p>
          </table:table-cell>
          <table:table-cell table:style-name="ce25" table:formula="of:=ABS([.C40])" office:value-type="float" office:value="0.331572148031917" calcext:value-type="float">
            <text:p>0.3316</text:p>
          </table:table-cell>
        </table:table-row>
        <table:table-row table:style-name="ro1">
          <table:table-cell table:style-name="ce36" office:value-type="float" office:value="33" calcext:value-type="float">
            <text:p>33</text:p>
          </table:table-cell>
          <table:table-cell table:style-name="ce15" table:formula="of:=[.$B$2]*SIN(RADIANS((([.A41]-50)/100)*360*[.$B$1]))/RADIANS((([.A41]-50)/100)*360*[.$B$1])" office:value-type="float" office:value="-0.222596096659017" calcext:value-type="float">
            <text:p>-0.2226</text:p>
          </table:table-cell>
          <table:table-cell table:style-name="ce15" table:formula="of:=[.B41]-[.$B$5]" office:value-type="float" office:value="-0.343938597846306" calcext:value-type="float">
            <text:p>-0.3439</text:p>
          </table:table-cell>
          <table:table-cell table:style-name="ce25" table:formula="of:=ABS([.C41])" office:value-type="float" office:value="0.343938597846306" calcext:value-type="float">
            <text:p>0.3439</text:p>
          </table:table-cell>
        </table:table-row>
        <table:table-row table:style-name="ro1">
          <table:table-cell table:style-name="ce36" office:value-type="float" office:value="34" calcext:value-type="float">
            <text:p>34</text:p>
          </table:table-cell>
          <table:table-cell table:style-name="ce15" table:formula="of:=[.$B$2]*SIN(RADIANS((([.A42]-50)/100)*360*[.$B$1]))/RADIANS((([.A42]-50)/100)*360*[.$B$1])" office:value-type="float" office:value="-0.146170200591975" calcext:value-type="float">
            <text:p>-0.1462</text:p>
          </table:table-cell>
          <table:table-cell table:style-name="ce15" table:formula="of:=[.B42]-[.$B$5]" office:value-type="float" office:value="-0.267512701779264" calcext:value-type="float">
            <text:p>-0.2675</text:p>
          </table:table-cell>
          <table:table-cell table:style-name="ce25" table:formula="of:=ABS([.C42])" office:value-type="float" office:value="0.267512701779264" calcext:value-type="float">
            <text:p>0.2675</text:p>
          </table:table-cell>
        </table:table-row>
        <table:table-row table:style-name="ro1">
          <table:table-cell table:style-name="ce36" office:value-type="float" office:value="35" calcext:value-type="float">
            <text:p>35</text:p>
          </table:table-cell>
          <table:table-cell table:style-name="ce15" table:formula="of:=[.$B$2]*SIN(RADIANS((([.A43]-50)/100)*360*[.$B$1]))/RADIANS((([.A43]-50)/100)*360*[.$B$1])" office:value-type="float" office:value="9.74542958129844E-017" calcext:value-type="float">
            <text:p>0.0000</text:p>
          </table:table-cell>
          <table:table-cell table:style-name="ce15" table:formula="of:=[.B43]-[.$B$5]" office:value-type="float" office:value="-0.121342501187289" calcext:value-type="float">
            <text:p>-0.1213</text:p>
          </table:table-cell>
          <table:table-cell table:style-name="ce25" table:formula="of:=ABS([.C43])" office:value-type="float" office:value="0.121342501187289" calcext:value-type="float">
            <text:p>0.1213</text:p>
          </table:table-cell>
        </table:table-row>
        <table:table-row table:style-name="ro1">
          <table:table-cell table:style-name="ce36" office:value-type="float" office:value="36" calcext:value-type="float">
            <text:p>36</text:p>
          </table:table-cell>
          <table:table-cell table:style-name="ce15" table:formula="of:=[.$B$2]*SIN(RADIANS((([.A44]-50)/100)*360*[.$B$1]))/RADIANS((([.A44]-50)/100)*360*[.$B$1])" office:value-type="float" office:value="0.1670516578194" calcext:value-type="float">
            <text:p>0.1671</text:p>
          </table:table-cell>
          <table:table-cell table:style-name="ce15" table:formula="of:=[.B44]-[.$B$5]" office:value-type="float" office:value="0.0457091566321103" calcext:value-type="float">
            <text:p>0.0457</text:p>
          </table:table-cell>
          <table:table-cell table:style-name="ce25" table:formula="of:=ABS([.C44])" office:value-type="float" office:value="0.0457091566321103" calcext:value-type="float">
            <text:p>0.0457</text:p>
          </table:table-cell>
        </table:table-row>
        <table:table-row table:style-name="ro1">
          <table:table-cell table:style-name="ce36" office:value-type="float" office:value="37" calcext:value-type="float">
            <text:p>37</text:p>
          </table:table-cell>
          <table:table-cell table:style-name="ce15" table:formula="of:=[.$B$2]*SIN(RADIANS((([.A45]-50)/100)*360*[.$B$1]))/RADIANS((([.A45]-50)/100)*360*[.$B$1])" office:value-type="float" office:value="0.291087203323329" calcext:value-type="float">
            <text:p>0.2911</text:p>
          </table:table-cell>
          <table:table-cell table:style-name="ce15" table:formula="of:=[.B45]-[.$B$5]" office:value-type="float" office:value="0.16974470213604" calcext:value-type="float">
            <text:p>0.1697</text:p>
          </table:table-cell>
          <table:table-cell table:style-name="ce25" table:formula="of:=ABS([.C45])" office:value-type="float" office:value="0.16974470213604" calcext:value-type="float">
            <text:p>0.1697</text:p>
          </table:table-cell>
        </table:table-row>
        <table:table-row table:style-name="ro1">
          <table:table-cell table:style-name="ce36" office:value-type="float" office:value="38" calcext:value-type="float">
            <text:p>38</text:p>
          </table:table-cell>
          <table:table-cell table:style-name="ce15" table:formula="of:=[.$B$2]*SIN(RADIANS((([.A46]-50)/100)*360*[.$B$1]))/RADIANS((([.A46]-50)/100)*360*[.$B$1])" office:value-type="float" office:value="0.31534447026694" calcext:value-type="float">
            <text:p>0.3153</text:p>
          </table:table-cell>
          <table:table-cell table:style-name="ce15" table:formula="of:=[.B46]-[.$B$5]" office:value-type="float" office:value="0.194001969079651" calcext:value-type="float">
            <text:p>0.1940</text:p>
          </table:table-cell>
          <table:table-cell table:style-name="ce25" table:formula="of:=ABS([.C46])" office:value-type="float" office:value="0.194001969079651" calcext:value-type="float">
            <text:p>0.1940</text:p>
          </table:table-cell>
        </table:table-row>
        <table:table-row table:style-name="ro1">
          <table:table-cell table:style-name="ce36" office:value-type="float" office:value="39" calcext:value-type="float">
            <text:p>39</text:p>
          </table:table-cell>
          <table:table-cell table:style-name="ce15" table:formula="of:=[.$B$2]*SIN(RADIANS((([.A47]-50)/100)*360*[.$B$1]))/RADIANS((([.A47]-50)/100)*360*[.$B$1])" office:value-type="float" office:value="0.212611200861054" calcext:value-type="float">
            <text:p>0.2126</text:p>
          </table:table-cell>
          <table:table-cell table:style-name="ce15" table:formula="of:=[.B47]-[.$B$5]" office:value-type="float" office:value="0.0912686996737649" calcext:value-type="float">
            <text:p>0.0913</text:p>
          </table:table-cell>
          <table:table-cell table:style-name="ce25" table:formula="of:=ABS([.C47])" office:value-type="float" office:value="0.0912686996737649" calcext:value-type="float">
            <text:p>0.0913</text:p>
          </table:table-cell>
        </table:table-row>
        <table:table-row table:style-name="ro1">
          <table:table-cell table:style-name="ce36" office:value-type="float" office:value="40" calcext:value-type="float">
            <text:p>40</text:p>
          </table:table-cell>
          <table:table-cell table:style-name="ce15" table:formula="of:=[.$B$2]*SIN(RADIANS((([.A48]-50)/100)*360*[.$B$1]))/RADIANS((([.A48]-50)/100)*360*[.$B$1])" office:value-type="float" office:value="-9.74542958129844E-017" calcext:value-type="float">
            <text:p>0.0000</text:p>
          </table:table-cell>
          <table:table-cell table:style-name="ce15" table:formula="of:=[.B48]-[.$B$5]" office:value-type="float" office:value="-0.12134250118729" calcext:value-type="float">
            <text:p>-0.1213</text:p>
          </table:table-cell>
          <table:table-cell table:style-name="ce25" table:formula="of:=ABS([.C48])" office:value-type="float" office:value="0.12134250118729" calcext:value-type="float">
            <text:p>0.1213</text:p>
          </table:table-cell>
        </table:table-row>
        <table:table-row table:style-name="ro1">
          <table:table-cell table:style-name="ce36" office:value-type="float" office:value="41" calcext:value-type="float">
            <text:p>41</text:p>
          </table:table-cell>
          <table:table-cell table:style-name="ce15" table:formula="of:=[.$B$2]*SIN(RADIANS((([.A49]-50)/100)*360*[.$B$1]))/RADIANS((([.A49]-50)/100)*360*[.$B$1])" office:value-type="float" office:value="-0.259858134385733" calcext:value-type="float">
            <text:p>-0.2599</text:p>
          </table:table-cell>
          <table:table-cell table:style-name="ce15" table:formula="of:=[.B49]-[.$B$5]" office:value-type="float" office:value="-0.381200635573023" calcext:value-type="float">
            <text:p>-0.3812</text:p>
          </table:table-cell>
          <table:table-cell table:style-name="ce25" table:formula="of:=ABS([.C49])" office:value-type="float" office:value="0.381200635573023" calcext:value-type="float">
            <text:p>0.3812</text:p>
          </table:table-cell>
        </table:table-row>
        <table:table-row table:style-name="ro1">
          <table:table-cell table:style-name="ce36" office:value-type="float" office:value="42" calcext:value-type="float">
            <text:p>42</text:p>
          </table:table-cell>
          <table:table-cell table:style-name="ce15" table:formula="of:=[.$B$2]*SIN(RADIANS((([.A50]-50)/100)*360*[.$B$1]))/RADIANS((([.A50]-50)/100)*360*[.$B$1])" office:value-type="float" office:value="-0.473016705400411" calcext:value-type="float">
            <text:p>-0.4730</text:p>
          </table:table-cell>
          <table:table-cell table:style-name="ce15" table:formula="of:=[.B50]-[.$B$5]" office:value-type="float" office:value="-0.5943592065877" calcext:value-type="float">
            <text:p>-0.5944</text:p>
          </table:table-cell>
          <table:table-cell table:style-name="ce25" table:formula="of:=ABS([.C50])" office:value-type="float" office:value="0.5943592065877" calcext:value-type="float">
            <text:p>0.5944</text:p>
          </table:table-cell>
        </table:table-row>
        <table:table-row table:style-name="ro1">
          <table:table-cell table:style-name="ce36" office:value-type="float" office:value="43" calcext:value-type="float">
            <text:p>43</text:p>
          </table:table-cell>
          <table:table-cell table:style-name="ce15" table:formula="of:=[.$B$2]*SIN(RADIANS((([.A51]-50)/100)*360*[.$B$1]))/RADIANS((([.A51]-50)/100)*360*[.$B$1])" office:value-type="float" office:value="-0.540590520457612" calcext:value-type="float">
            <text:p>-0.5406</text:p>
          </table:table-cell>
          <table:table-cell table:style-name="ce15" table:formula="of:=[.B51]-[.$B$5]" office:value-type="float" office:value="-0.661933021644902" calcext:value-type="float">
            <text:p>-0.6619</text:p>
          </table:table-cell>
          <table:table-cell table:style-name="ce25" table:formula="of:=ABS([.C51])" office:value-type="float" office:value="0.661933021644902" calcext:value-type="float">
            <text:p>0.6619</text:p>
          </table:table-cell>
        </table:table-row>
        <table:table-row table:style-name="ro1">
          <table:table-cell table:style-name="ce36" office:value-type="float" office:value="44" calcext:value-type="float">
            <text:p>44</text:p>
          </table:table-cell>
          <table:table-cell table:style-name="ce15" table:formula="of:=[.$B$2]*SIN(RADIANS((([.A52]-50)/100)*360*[.$B$1]))/RADIANS((([.A52]-50)/100)*360*[.$B$1])" office:value-type="float" office:value="-0.389787201578599" calcext:value-type="float">
            <text:p>-0.3898</text:p>
          </table:table-cell>
          <table:table-cell table:style-name="ce15" table:formula="of:=[.B52]-[.$B$5]" office:value-type="float" office:value="-0.511129702765889" calcext:value-type="float">
            <text:p>-0.5111</text:p>
          </table:table-cell>
          <table:table-cell table:style-name="ce25" table:formula="of:=ABS([.C52])" office:value-type="float" office:value="0.511129702765889" calcext:value-type="float">
            <text:p>0.5111</text:p>
          </table:table-cell>
        </table:table-row>
        <table:table-row table:style-name="ro1">
          <table:table-cell table:style-name="ce36" office:value-type="float" office:value="45" calcext:value-type="float">
            <text:p>45</text:p>
          </table:table-cell>
          <table:table-cell table:style-name="ce15" table:formula="of:=[.$B$2]*SIN(RADIANS((([.A53]-50)/100)*360*[.$B$1]))/RADIANS((([.A53]-50)/100)*360*[.$B$1])" office:value-type="float" office:value="9.74542958129844E-017" calcext:value-type="float">
            <text:p>0.0000</text:p>
          </table:table-cell>
          <table:table-cell table:style-name="ce15" table:formula="of:=[.B53]-[.$B$5]" office:value-type="float" office:value="-0.121342501187289" calcext:value-type="float">
            <text:p>-0.1213</text:p>
          </table:table-cell>
          <table:table-cell table:style-name="ce25" table:formula="of:=ABS([.C53])" office:value-type="float" office:value="0.121342501187289" calcext:value-type="float">
            <text:p>0.1213</text:p>
          </table:table-cell>
        </table:table-row>
        <table:table-row table:style-name="ro1">
          <table:table-cell table:style-name="ce36" office:value-type="float" office:value="46" calcext:value-type="float">
            <text:p>46</text:p>
          </table:table-cell>
          <table:table-cell table:style-name="ce15" table:formula="of:=[.$B$2]*SIN(RADIANS((([.A54]-50)/100)*360*[.$B$1]))/RADIANS((([.A54]-50)/100)*360*[.$B$1])" office:value-type="float" office:value="0.5846808023679" calcext:value-type="float">
            <text:p>0.5847</text:p>
          </table:table-cell>
          <table:table-cell table:style-name="ce15" table:formula="of:=[.B54]-[.$B$5]" office:value-type="float" office:value="0.46333830118061" calcext:value-type="float">
            <text:p>0.4633</text:p>
          </table:table-cell>
          <table:table-cell table:style-name="ce25" table:formula="of:=ABS([.C54])" office:value-type="float" office:value="0.46333830118061" calcext:value-type="float">
            <text:p>0.4633</text:p>
          </table:table-cell>
        </table:table-row>
        <table:table-row table:style-name="ro1">
          <table:table-cell table:style-name="ce36" office:value-type="float" office:value="47" calcext:value-type="float">
            <text:p>47</text:p>
          </table:table-cell>
          <table:table-cell table:style-name="ce15" table:formula="of:=[.$B$2]*SIN(RADIANS((([.A55]-50)/100)*360*[.$B$1]))/RADIANS((([.A55]-50)/100)*360*[.$B$1])" office:value-type="float" office:value="1.26137788106776" calcext:value-type="float">
            <text:p>1.2614</text:p>
          </table:table-cell>
          <table:table-cell table:style-name="ce15" table:formula="of:=[.B55]-[.$B$5]" office:value-type="float" office:value="1.14003537988047" calcext:value-type="float">
            <text:p>1.1400</text:p>
          </table:table-cell>
          <table:table-cell table:style-name="ce25" table:formula="of:=ABS([.C55])" office:value-type="float" office:value="1.14003537988047" calcext:value-type="float">
            <text:p>1.1400</text:p>
          </table:table-cell>
        </table:table-row>
        <table:table-row table:style-name="ro1">
          <table:table-cell table:style-name="ce36" office:value-type="float" office:value="48" calcext:value-type="float">
            <text:p>48</text:p>
          </table:table-cell>
          <table:table-cell table:style-name="ce15" table:formula="of:=[.$B$2]*SIN(RADIANS((([.A56]-50)/100)*360*[.$B$1]))/RADIANS((([.A56]-50)/100)*360*[.$B$1])" office:value-type="float" office:value="1.89206682160164" calcext:value-type="float">
            <text:p>1.8921</text:p>
          </table:table-cell>
          <table:table-cell table:style-name="ce15" table:formula="of:=[.B56]-[.$B$5]" office:value-type="float" office:value="1.77072432041435" calcext:value-type="float">
            <text:p>1.7707</text:p>
          </table:table-cell>
          <table:table-cell table:style-name="ce25" table:formula="of:=ABS([.C56])" office:value-type="float" office:value="1.77072432041435" calcext:value-type="float">
            <text:p>1.7707</text:p>
          </table:table-cell>
        </table:table-row>
        <table:table-row table:style-name="ro1">
          <table:table-cell table:style-name="ce36" office:value-type="float" office:value="49" calcext:value-type="float">
            <text:p>49</text:p>
          </table:table-cell>
          <table:table-cell table:style-name="ce15" table:formula="of:=[.$B$2]*SIN(RADIANS((([.A57]-50)/100)*360*[.$B$1]))/RADIANS((([.A57]-50)/100)*360*[.$B$1])" office:value-type="float" office:value="2.3387232094716" calcext:value-type="float">
            <text:p>2.3387</text:p>
          </table:table-cell>
          <table:table-cell table:style-name="ce15" table:formula="of:=[.B57]-[.$B$5]" office:value-type="float" office:value="2.21738070828431" calcext:value-type="float">
            <text:p>2.2174</text:p>
          </table:table-cell>
          <table:table-cell table:style-name="ce25" table:formula="of:=ABS([.C57])" office:value-type="float" office:value="2.21738070828431" calcext:value-type="float">
            <text:p>2.2174</text:p>
          </table:table-cell>
        </table:table-row>
        <table:table-row table:style-name="ro1">
          <table:table-cell table:style-name="ce36" office:value-type="float" office:value="50" calcext:value-type="float">
            <text:p>50</text:p>
          </table:table-cell>
          <table:table-cell table:style-name="ce15" table:formula="of:=[.$B$2]*1" office:value-type="float" office:value="2.5" calcext:value-type="float">
            <text:p>2.5000</text:p>
          </table:table-cell>
          <table:table-cell table:style-name="ce15" table:formula="of:=[.B58]-[.$B$5]" office:value-type="float" office:value="2.37865749881271" calcext:value-type="float">
            <text:p>2.3787</text:p>
          </table:table-cell>
          <table:table-cell table:style-name="ce25" table:formula="of:=ABS([.C58])" office:value-type="float" office:value="2.37865749881271" calcext:value-type="float">
            <text:p>2.3787</text:p>
          </table:table-cell>
        </table:table-row>
        <table:table-row table:style-name="ro1">
          <table:table-cell table:style-name="ce36" office:value-type="float" office:value="51" calcext:value-type="float">
            <text:p>51</text:p>
          </table:table-cell>
          <table:table-cell table:style-name="ce15" table:formula="of:=[.$B$2]*SIN(RADIANS((([.A59]-50)/100)*360*[.$B$1]))/RADIANS((([.A59]-50)/100)*360*[.$B$1])" office:value-type="float" office:value="2.3387232094716" calcext:value-type="float">
            <text:p>2.3387</text:p>
          </table:table-cell>
          <table:table-cell table:style-name="ce15" table:formula="of:=[.B59]-[.$B$5]" office:value-type="float" office:value="2.21738070828431" calcext:value-type="float">
            <text:p>2.2174</text:p>
          </table:table-cell>
          <table:table-cell table:style-name="ce25" table:formula="of:=ABS([.C59])" office:value-type="float" office:value="2.21738070828431" calcext:value-type="float">
            <text:p>2.2174</text:p>
          </table:table-cell>
        </table:table-row>
        <table:table-row table:style-name="ro1">
          <table:table-cell table:style-name="ce36" office:value-type="float" office:value="52" calcext:value-type="float">
            <text:p>52</text:p>
          </table:table-cell>
          <table:table-cell table:style-name="ce15" table:formula="of:=[.$B$2]*SIN(RADIANS((([.A60]-50)/100)*360*[.$B$1]))/RADIANS((([.A60]-50)/100)*360*[.$B$1])" office:value-type="float" office:value="1.89206682160164" calcext:value-type="float">
            <text:p>1.8921</text:p>
          </table:table-cell>
          <table:table-cell table:style-name="ce15" table:formula="of:=[.B60]-[.$B$5]" office:value-type="float" office:value="1.77072432041435" calcext:value-type="float">
            <text:p>1.7707</text:p>
          </table:table-cell>
          <table:table-cell table:style-name="ce25" table:formula="of:=ABS([.C60])" office:value-type="float" office:value="1.77072432041435" calcext:value-type="float">
            <text:p>1.7707</text:p>
          </table:table-cell>
        </table:table-row>
        <table:table-row table:style-name="ro1">
          <table:table-cell table:style-name="ce36" office:value-type="float" office:value="53" calcext:value-type="float">
            <text:p>53</text:p>
          </table:table-cell>
          <table:table-cell table:style-name="ce15" table:formula="of:=[.$B$2]*SIN(RADIANS((([.A61]-50)/100)*360*[.$B$1]))/RADIANS((([.A61]-50)/100)*360*[.$B$1])" office:value-type="float" office:value="1.26137788106776" calcext:value-type="float">
            <text:p>1.2614</text:p>
          </table:table-cell>
          <table:table-cell table:style-name="ce15" table:formula="of:=[.B61]-[.$B$5]" office:value-type="float" office:value="1.14003537988047" calcext:value-type="float">
            <text:p>1.1400</text:p>
          </table:table-cell>
          <table:table-cell table:style-name="ce25" table:formula="of:=ABS([.C61])" office:value-type="float" office:value="1.14003537988047" calcext:value-type="float">
            <text:p>1.1400</text:p>
          </table:table-cell>
        </table:table-row>
        <table:table-row table:style-name="ro1">
          <table:table-cell table:style-name="ce36" office:value-type="float" office:value="54" calcext:value-type="float">
            <text:p>54</text:p>
          </table:table-cell>
          <table:table-cell table:style-name="ce15" table:formula="of:=[.$B$2]*SIN(RADIANS((([.A62]-50)/100)*360*[.$B$1]))/RADIANS((([.A62]-50)/100)*360*[.$B$1])" office:value-type="float" office:value="0.5846808023679" calcext:value-type="float">
            <text:p>0.5847</text:p>
          </table:table-cell>
          <table:table-cell table:style-name="ce15" table:formula="of:=[.B62]-[.$B$5]" office:value-type="float" office:value="0.46333830118061" calcext:value-type="float">
            <text:p>0.4633</text:p>
          </table:table-cell>
          <table:table-cell table:style-name="ce25" table:formula="of:=ABS([.C62])" office:value-type="float" office:value="0.46333830118061" calcext:value-type="float">
            <text:p>0.4633</text:p>
          </table:table-cell>
        </table:table-row>
        <table:table-row table:style-name="ro1">
          <table:table-cell table:style-name="ce36" office:value-type="float" office:value="55" calcext:value-type="float">
            <text:p>55</text:p>
          </table:table-cell>
          <table:table-cell table:style-name="ce15" table:formula="of:=[.$B$2]*SIN(RADIANS((([.A63]-50)/100)*360*[.$B$1]))/RADIANS((([.A63]-50)/100)*360*[.$B$1])" office:value-type="float" office:value="9.74542958129844E-017" calcext:value-type="float">
            <text:p>0.0000</text:p>
          </table:table-cell>
          <table:table-cell table:style-name="ce15" table:formula="of:=[.B63]-[.$B$5]" office:value-type="float" office:value="-0.121342501187289" calcext:value-type="float">
            <text:p>-0.1213</text:p>
          </table:table-cell>
          <table:table-cell table:style-name="ce25" table:formula="of:=ABS([.C63])" office:value-type="float" office:value="0.121342501187289" calcext:value-type="float">
            <text:p>0.1213</text:p>
          </table:table-cell>
        </table:table-row>
        <table:table-row table:style-name="ro1">
          <table:table-cell table:style-name="ce36" office:value-type="float" office:value="56" calcext:value-type="float">
            <text:p>56</text:p>
          </table:table-cell>
          <table:table-cell table:style-name="ce15" table:formula="of:=[.$B$2]*SIN(RADIANS((([.A64]-50)/100)*360*[.$B$1]))/RADIANS((([.A64]-50)/100)*360*[.$B$1])" office:value-type="float" office:value="-0.389787201578599" calcext:value-type="float">
            <text:p>-0.3898</text:p>
          </table:table-cell>
          <table:table-cell table:style-name="ce15" table:formula="of:=[.B64]-[.$B$5]" office:value-type="float" office:value="-0.511129702765889" calcext:value-type="float">
            <text:p>-0.5111</text:p>
          </table:table-cell>
          <table:table-cell table:style-name="ce25" table:formula="of:=ABS([.C64])" office:value-type="float" office:value="0.511129702765889" calcext:value-type="float">
            <text:p>0.5111</text:p>
          </table:table-cell>
        </table:table-row>
        <table:table-row table:style-name="ro1">
          <table:table-cell table:style-name="ce36" office:value-type="float" office:value="57" calcext:value-type="float">
            <text:p>57</text:p>
          </table:table-cell>
          <table:table-cell table:style-name="ce15" table:formula="of:=[.$B$2]*SIN(RADIANS((([.A65]-50)/100)*360*[.$B$1]))/RADIANS((([.A65]-50)/100)*360*[.$B$1])" office:value-type="float" office:value="-0.540590520457612" calcext:value-type="float">
            <text:p>-0.5406</text:p>
          </table:table-cell>
          <table:table-cell table:style-name="ce15" table:formula="of:=[.B65]-[.$B$5]" office:value-type="float" office:value="-0.661933021644902" calcext:value-type="float">
            <text:p>-0.6619</text:p>
          </table:table-cell>
          <table:table-cell table:style-name="ce25" table:formula="of:=ABS([.C65])" office:value-type="float" office:value="0.661933021644902" calcext:value-type="float">
            <text:p>0.6619</text:p>
          </table:table-cell>
        </table:table-row>
        <table:table-row table:style-name="ro1">
          <table:table-cell table:style-name="ce36" office:value-type="float" office:value="58" calcext:value-type="float">
            <text:p>58</text:p>
          </table:table-cell>
          <table:table-cell table:style-name="ce15" table:formula="of:=[.$B$2]*SIN(RADIANS((([.A66]-50)/100)*360*[.$B$1]))/RADIANS((([.A66]-50)/100)*360*[.$B$1])" office:value-type="float" office:value="-0.473016705400411" calcext:value-type="float">
            <text:p>-0.4730</text:p>
          </table:table-cell>
          <table:table-cell table:style-name="ce15" table:formula="of:=[.B66]-[.$B$5]" office:value-type="float" office:value="-0.5943592065877" calcext:value-type="float">
            <text:p>-0.5944</text:p>
          </table:table-cell>
          <table:table-cell table:style-name="ce25" table:formula="of:=ABS([.C66])" office:value-type="float" office:value="0.5943592065877" calcext:value-type="float">
            <text:p>0.5944</text:p>
          </table:table-cell>
        </table:table-row>
        <table:table-row table:style-name="ro1">
          <table:table-cell table:style-name="ce36" office:value-type="float" office:value="59" calcext:value-type="float">
            <text:p>59</text:p>
          </table:table-cell>
          <table:table-cell table:style-name="ce15" table:formula="of:=[.$B$2]*SIN(RADIANS((([.A67]-50)/100)*360*[.$B$1]))/RADIANS((([.A67]-50)/100)*360*[.$B$1])" office:value-type="float" office:value="-0.259858134385733" calcext:value-type="float">
            <text:p>-0.2599</text:p>
          </table:table-cell>
          <table:table-cell table:style-name="ce15" table:formula="of:=[.B67]-[.$B$5]" office:value-type="float" office:value="-0.381200635573023" calcext:value-type="float">
            <text:p>-0.3812</text:p>
          </table:table-cell>
          <table:table-cell table:style-name="ce25" table:formula="of:=ABS([.C67])" office:value-type="float" office:value="0.381200635573023" calcext:value-type="float">
            <text:p>0.3812</text:p>
          </table:table-cell>
        </table:table-row>
        <table:table-row table:style-name="ro1">
          <table:table-cell table:style-name="ce36" office:value-type="float" office:value="60" calcext:value-type="float">
            <text:p>60</text:p>
          </table:table-cell>
          <table:table-cell table:style-name="ce15" table:formula="of:=[.$B$2]*SIN(RADIANS((([.A68]-50)/100)*360*[.$B$1]))/RADIANS((([.A68]-50)/100)*360*[.$B$1])" office:value-type="float" office:value="-9.74542958129844E-017" calcext:value-type="float">
            <text:p>0.0000</text:p>
          </table:table-cell>
          <table:table-cell table:style-name="ce15" table:formula="of:=[.B68]-[.$B$5]" office:value-type="float" office:value="-0.12134250118729" calcext:value-type="float">
            <text:p>-0.1213</text:p>
          </table:table-cell>
          <table:table-cell table:style-name="ce25" table:formula="of:=ABS([.C68])" office:value-type="float" office:value="0.12134250118729" calcext:value-type="float">
            <text:p>0.1213</text:p>
          </table:table-cell>
        </table:table-row>
        <table:table-row table:style-name="ro1">
          <table:table-cell table:style-name="ce36" office:value-type="float" office:value="61" calcext:value-type="float">
            <text:p>61</text:p>
          </table:table-cell>
          <table:table-cell table:style-name="ce15" table:formula="of:=[.$B$2]*SIN(RADIANS((([.A69]-50)/100)*360*[.$B$1]))/RADIANS((([.A69]-50)/100)*360*[.$B$1])" office:value-type="float" office:value="0.212611200861054" calcext:value-type="float">
            <text:p>0.2126</text:p>
          </table:table-cell>
          <table:table-cell table:style-name="ce15" table:formula="of:=[.B69]-[.$B$5]" office:value-type="float" office:value="0.0912686996737649" calcext:value-type="float">
            <text:p>0.0913</text:p>
          </table:table-cell>
          <table:table-cell table:style-name="ce25" table:formula="of:=ABS([.C69])" office:value-type="float" office:value="0.0912686996737649" calcext:value-type="float">
            <text:p>0.0913</text:p>
          </table:table-cell>
        </table:table-row>
        <table:table-row table:style-name="ro1">
          <table:table-cell table:style-name="ce36" office:value-type="float" office:value="62" calcext:value-type="float">
            <text:p>62</text:p>
          </table:table-cell>
          <table:table-cell table:style-name="ce15" table:formula="of:=[.$B$2]*SIN(RADIANS((([.A70]-50)/100)*360*[.$B$1]))/RADIANS((([.A70]-50)/100)*360*[.$B$1])" office:value-type="float" office:value="0.31534447026694" calcext:value-type="float">
            <text:p>0.3153</text:p>
          </table:table-cell>
          <table:table-cell table:style-name="ce15" table:formula="of:=[.B70]-[.$B$5]" office:value-type="float" office:value="0.194001969079651" calcext:value-type="float">
            <text:p>0.1940</text:p>
          </table:table-cell>
          <table:table-cell table:style-name="ce25" table:formula="of:=ABS([.C70])" office:value-type="float" office:value="0.194001969079651" calcext:value-type="float">
            <text:p>0.1940</text:p>
          </table:table-cell>
        </table:table-row>
        <table:table-row table:style-name="ro1">
          <table:table-cell table:style-name="ce36" office:value-type="float" office:value="63" calcext:value-type="float">
            <text:p>63</text:p>
          </table:table-cell>
          <table:table-cell table:style-name="ce15" table:formula="of:=[.$B$2]*SIN(RADIANS((([.A71]-50)/100)*360*[.$B$1]))/RADIANS((([.A71]-50)/100)*360*[.$B$1])" office:value-type="float" office:value="0.291087203323329" calcext:value-type="float">
            <text:p>0.2911</text:p>
          </table:table-cell>
          <table:table-cell table:style-name="ce15" table:formula="of:=[.B71]-[.$B$5]" office:value-type="float" office:value="0.16974470213604" calcext:value-type="float">
            <text:p>0.1697</text:p>
          </table:table-cell>
          <table:table-cell table:style-name="ce25" table:formula="of:=ABS([.C71])" office:value-type="float" office:value="0.16974470213604" calcext:value-type="float">
            <text:p>0.1697</text:p>
          </table:table-cell>
        </table:table-row>
        <table:table-row table:style-name="ro1">
          <table:table-cell table:style-name="ce36" office:value-type="float" office:value="64" calcext:value-type="float">
            <text:p>64</text:p>
          </table:table-cell>
          <table:table-cell table:style-name="ce15" table:formula="of:=[.$B$2]*SIN(RADIANS((([.A72]-50)/100)*360*[.$B$1]))/RADIANS((([.A72]-50)/100)*360*[.$B$1])" office:value-type="float" office:value="0.1670516578194" calcext:value-type="float">
            <text:p>0.1671</text:p>
          </table:table-cell>
          <table:table-cell table:style-name="ce15" table:formula="of:=[.B72]-[.$B$5]" office:value-type="float" office:value="0.0457091566321103" calcext:value-type="float">
            <text:p>0.0457</text:p>
          </table:table-cell>
          <table:table-cell table:style-name="ce25" table:formula="of:=ABS([.C72])" office:value-type="float" office:value="0.0457091566321103" calcext:value-type="float">
            <text:p>0.0457</text:p>
          </table:table-cell>
        </table:table-row>
        <table:table-row table:style-name="ro1">
          <table:table-cell table:style-name="ce36" office:value-type="float" office:value="65" calcext:value-type="float">
            <text:p>65</text:p>
          </table:table-cell>
          <table:table-cell table:style-name="ce15" table:formula="of:=[.$B$2]*SIN(RADIANS((([.A73]-50)/100)*360*[.$B$1]))/RADIANS((([.A73]-50)/100)*360*[.$B$1])" office:value-type="float" office:value="9.74542958129844E-017" calcext:value-type="float">
            <text:p>0.0000</text:p>
          </table:table-cell>
          <table:table-cell table:style-name="ce15" table:formula="of:=[.B73]-[.$B$5]" office:value-type="float" office:value="-0.121342501187289" calcext:value-type="float">
            <text:p>-0.1213</text:p>
          </table:table-cell>
          <table:table-cell table:style-name="ce25" table:formula="of:=ABS([.C73])" office:value-type="float" office:value="0.121342501187289" calcext:value-type="float">
            <text:p>0.1213</text:p>
          </table:table-cell>
        </table:table-row>
        <table:table-row table:style-name="ro1">
          <table:table-cell table:style-name="ce36" office:value-type="float" office:value="66" calcext:value-type="float">
            <text:p>66</text:p>
          </table:table-cell>
          <table:table-cell table:style-name="ce15" table:formula="of:=[.$B$2]*SIN(RADIANS((([.A74]-50)/100)*360*[.$B$1]))/RADIANS((([.A74]-50)/100)*360*[.$B$1])" office:value-type="float" office:value="-0.146170200591975" calcext:value-type="float">
            <text:p>-0.1462</text:p>
          </table:table-cell>
          <table:table-cell table:style-name="ce15" table:formula="of:=[.B74]-[.$B$5]" office:value-type="float" office:value="-0.267512701779264" calcext:value-type="float">
            <text:p>-0.2675</text:p>
          </table:table-cell>
          <table:table-cell table:style-name="ce25" table:formula="of:=ABS([.C74])" office:value-type="float" office:value="0.267512701779264" calcext:value-type="float">
            <text:p>0.2675</text:p>
          </table:table-cell>
        </table:table-row>
        <table:table-row table:style-name="ro1">
          <table:table-cell table:style-name="ce36" office:value-type="float" office:value="67" calcext:value-type="float">
            <text:p>67</text:p>
          </table:table-cell>
          <table:table-cell table:style-name="ce15" table:formula="of:=[.$B$2]*SIN(RADIANS((([.A75]-50)/100)*360*[.$B$1]))/RADIANS((([.A75]-50)/100)*360*[.$B$1])" office:value-type="float" office:value="-0.222596096659017" calcext:value-type="float">
            <text:p>-0.2226</text:p>
          </table:table-cell>
          <table:table-cell table:style-name="ce15" table:formula="of:=[.B75]-[.$B$5]" office:value-type="float" office:value="-0.343938597846306" calcext:value-type="float">
            <text:p>-0.3439</text:p>
          </table:table-cell>
          <table:table-cell table:style-name="ce25" table:formula="of:=ABS([.C75])" office:value-type="float" office:value="0.343938597846306" calcext:value-type="float">
            <text:p>0.3439</text:p>
          </table:table-cell>
        </table:table-row>
        <table:table-row table:style-name="ro1">
          <table:table-cell table:style-name="ce36" office:value-type="float" office:value="68" calcext:value-type="float">
            <text:p>68</text:p>
          </table:table-cell>
          <table:table-cell table:style-name="ce15" table:formula="of:=[.$B$2]*SIN(RADIANS((([.A76]-50)/100)*360*[.$B$1]))/RADIANS((([.A76]-50)/100)*360*[.$B$1])" office:value-type="float" office:value="-0.210229646844627" calcext:value-type="float">
            <text:p>-0.2102</text:p>
          </table:table-cell>
          <table:table-cell table:style-name="ce15" table:formula="of:=[.B76]-[.$B$5]" office:value-type="float" office:value="-0.331572148031917" calcext:value-type="float">
            <text:p>-0.3316</text:p>
          </table:table-cell>
          <table:table-cell table:style-name="ce25" table:formula="of:=ABS([.C76])" office:value-type="float" office:value="0.331572148031917" calcext:value-type="float">
            <text:p>0.3316</text:p>
          </table:table-cell>
        </table:table-row>
        <table:table-row table:style-name="ro1">
          <table:table-cell table:style-name="ce36" office:value-type="float" office:value="69" calcext:value-type="float">
            <text:p>69</text:p>
          </table:table-cell>
          <table:table-cell table:style-name="ce15" table:formula="of:=[.$B$2]*SIN(RADIANS((([.A77]-50)/100)*360*[.$B$1]))/RADIANS((([.A77]-50)/100)*360*[.$B$1])" office:value-type="float" office:value="-0.123090695235347" calcext:value-type="float">
            <text:p>-0.1231</text:p>
          </table:table-cell>
          <table:table-cell table:style-name="ce15" table:formula="of:=[.B77]-[.$B$5]" office:value-type="float" office:value="-0.244433196422637" calcext:value-type="float">
            <text:p>-0.2444</text:p>
          </table:table-cell>
          <table:table-cell table:style-name="ce25" table:formula="of:=ABS([.C77])" office:value-type="float" office:value="0.244433196422637" calcext:value-type="float">
            <text:p>0.2444</text:p>
          </table:table-cell>
        </table:table-row>
        <table:table-row table:style-name="ro1">
          <table:table-cell table:style-name="ce36" office:value-type="float" office:value="70" calcext:value-type="float">
            <text:p>70</text:p>
          </table:table-cell>
          <table:table-cell table:style-name="ce15" table:formula="of:=[.$B$2]*SIN(RADIANS((([.A78]-50)/100)*360*[.$B$1]))/RADIANS((([.A78]-50)/100)*360*[.$B$1])" office:value-type="float" office:value="-9.74542958129844E-017" calcext:value-type="float">
            <text:p>0.0000</text:p>
          </table:table-cell>
          <table:table-cell table:style-name="ce15" table:formula="of:=[.B78]-[.$B$5]" office:value-type="float" office:value="-0.12134250118729" calcext:value-type="float">
            <text:p>-0.1213</text:p>
          </table:table-cell>
          <table:table-cell table:style-name="ce25" table:formula="of:=ABS([.C78])" office:value-type="float" office:value="0.12134250118729" calcext:value-type="float">
            <text:p>0.1213</text:p>
          </table:table-cell>
        </table:table-row>
        <table:table-row table:style-name="ro1">
          <table:table-cell table:style-name="ce36" office:value-type="float" office:value="71" calcext:value-type="float">
            <text:p>71</text:p>
          </table:table-cell>
          <table:table-cell table:style-name="ce15" table:formula="of:=[.$B$2]*SIN(RADIANS((([.A79]-50)/100)*360*[.$B$1]))/RADIANS((([.A79]-50)/100)*360*[.$B$1])" office:value-type="float" office:value="0.1113677718796" calcext:value-type="float">
            <text:p>0.1114</text:p>
          </table:table-cell>
          <table:table-cell table:style-name="ce15" table:formula="of:=[.B79]-[.$B$5]" office:value-type="float" office:value="-0.00997472930768976" calcext:value-type="float">
            <text:p>-0.0100</text:p>
          </table:table-cell>
          <table:table-cell table:style-name="ce25" table:formula="of:=ABS([.C79])" office:value-type="float" office:value="0.00997472930768976" calcext:value-type="float">
            <text:p>0.0100</text:p>
          </table:table-cell>
        </table:table-row>
        <table:table-row table:style-name="ro1">
          <table:table-cell table:style-name="ce36" office:value-type="float" office:value="72" calcext:value-type="float">
            <text:p>72</text:p>
          </table:table-cell>
          <table:table-cell table:style-name="ce15" table:formula="of:=[.$B$2]*SIN(RADIANS((([.A80]-50)/100)*360*[.$B$1]))/RADIANS((([.A80]-50)/100)*360*[.$B$1])" office:value-type="float" office:value="0.172006074691058" calcext:value-type="float">
            <text:p>0.1720</text:p>
          </table:table-cell>
          <table:table-cell table:style-name="ce15" table:formula="of:=[.B80]-[.$B$5]" office:value-type="float" office:value="0.0506635735037689" calcext:value-type="float">
            <text:p>0.0507</text:p>
          </table:table-cell>
          <table:table-cell table:style-name="ce25" table:formula="of:=ABS([.C80])" office:value-type="float" office:value="0.0506635735037689" calcext:value-type="float">
            <text:p>0.0507</text:p>
          </table:table-cell>
        </table:table-row>
        <table:table-row table:style-name="ro1">
          <table:table-cell table:style-name="ce36" office:value-type="float" office:value="73" calcext:value-type="float">
            <text:p>73</text:p>
          </table:table-cell>
          <table:table-cell table:style-name="ce15" table:formula="of:=[.$B$2]*SIN(RADIANS((([.A81]-50)/100)*360*[.$B$1]))/RADIANS((([.A81]-50)/100)*360*[.$B$1])" office:value-type="float" office:value="0.164527549704491" calcext:value-type="float">
            <text:p>0.1645</text:p>
          </table:table-cell>
          <table:table-cell table:style-name="ce15" table:formula="of:=[.B81]-[.$B$5]" office:value-type="float" office:value="0.0431850485172013" calcext:value-type="float">
            <text:p>0.0432</text:p>
          </table:table-cell>
          <table:table-cell table:style-name="ce25" table:formula="of:=ABS([.C81])" office:value-type="float" office:value="0.0431850485172013" calcext:value-type="float">
            <text:p>0.0432</text:p>
          </table:table-cell>
        </table:table-row>
        <table:table-row table:style-name="ro1">
          <table:table-cell table:style-name="ce36" office:value-type="float" office:value="74" calcext:value-type="float">
            <text:p>74</text:p>
          </table:table-cell>
          <table:table-cell table:style-name="ce15" table:formula="of:=[.$B$2]*SIN(RADIANS((([.A82]-50)/100)*360*[.$B$1]))/RADIANS((([.A82]-50)/100)*360*[.$B$1])" office:value-type="float" office:value="0.0974468003946505" calcext:value-type="float">
            <text:p>0.0974</text:p>
          </table:table-cell>
          <table:table-cell table:style-name="ce15" table:formula="of:=[.B82]-[.$B$5]" office:value-type="float" office:value="-0.0238957007926391" calcext:value-type="float">
            <text:p>-0.0239</text:p>
          </table:table-cell>
          <table:table-cell table:style-name="ce25" table:formula="of:=ABS([.C82])" office:value-type="float" office:value="0.0238957007926391" calcext:value-type="float">
            <text:p>0.0239</text:p>
          </table:table-cell>
        </table:table-row>
        <table:table-row table:style-name="ro1">
          <table:table-cell table:style-name="ce36" office:value-type="float" office:value="75" calcext:value-type="float">
            <text:p>75</text:p>
          </table:table-cell>
          <table:table-cell table:style-name="ce15" table:formula="of:=[.$B$2]*SIN(RADIANS((([.A83]-50)/100)*360*[.$B$1]))/RADIANS((([.A83]-50)/100)*360*[.$B$1])" office:value-type="float" office:value="9.74542958129844E-017" calcext:value-type="float">
            <text:p>0.0000</text:p>
          </table:table-cell>
          <table:table-cell table:style-name="ce15" table:formula="of:=[.B83]-[.$B$5]" office:value-type="float" office:value="-0.121342501187289" calcext:value-type="float">
            <text:p>-0.1213</text:p>
          </table:table-cell>
          <table:table-cell table:style-name="ce25" table:formula="of:=ABS([.C83])" office:value-type="float" office:value="0.121342501187289" calcext:value-type="float">
            <text:p>0.1213</text:p>
          </table:table-cell>
        </table:table-row>
        <table:table-row table:style-name="ro1">
          <table:table-cell table:style-name="ce36" office:value-type="float" office:value="76" calcext:value-type="float">
            <text:p>76</text:p>
          </table:table-cell>
          <table:table-cell table:style-name="ce15" table:formula="of:=[.$B$2]*SIN(RADIANS((([.A84]-50)/100)*360*[.$B$1]))/RADIANS((([.A84]-50)/100)*360*[.$B$1])" office:value-type="float" office:value="-0.0899508926719849" calcext:value-type="float">
            <text:p>-0.0900</text:p>
          </table:table-cell>
          <table:table-cell table:style-name="ce15" table:formula="of:=[.B84]-[.$B$5]" office:value-type="float" office:value="-0.211293393859274" calcext:value-type="float">
            <text:p>-0.2113</text:p>
          </table:table-cell>
          <table:table-cell table:style-name="ce25" table:formula="of:=ABS([.C84])" office:value-type="float" office:value="0.211293393859274" calcext:value-type="float">
            <text:p>0.2113</text:p>
          </table:table-cell>
        </table:table-row>
        <table:table-row table:style-name="ro1">
          <table:table-cell table:style-name="ce36" office:value-type="float" office:value="77" calcext:value-type="float">
            <text:p>77</text:p>
          </table:table-cell>
          <table:table-cell table:style-name="ce15" table:formula="of:=[.$B$2]*SIN(RADIANS((([.A85]-50)/100)*360*[.$B$1]))/RADIANS((([.A85]-50)/100)*360*[.$B$1])" office:value-type="float" office:value="-0.140153097896418" calcext:value-type="float">
            <text:p>-0.1402</text:p>
          </table:table-cell>
          <table:table-cell table:style-name="ce15" table:formula="of:=[.B85]-[.$B$5]" office:value-type="float" office:value="-0.261495599083707" calcext:value-type="float">
            <text:p>-0.2615</text:p>
          </table:table-cell>
          <table:table-cell table:style-name="ce25" table:formula="of:=ABS([.C85])" office:value-type="float" office:value="0.261495599083707" calcext:value-type="float">
            <text:p>0.2615</text:p>
          </table:table-cell>
        </table:table-row>
        <table:table-row table:style-name="ro1">
          <table:table-cell table:style-name="ce36" office:value-type="float" office:value="78" calcext:value-type="float">
            <text:p>78</text:p>
          </table:table-cell>
          <table:table-cell table:style-name="ce15" table:formula="of:=[.$B$2]*SIN(RADIANS((([.A86]-50)/100)*360*[.$B$1]))/RADIANS((([.A86]-50)/100)*360*[.$B$1])" office:value-type="float" office:value="-0.135147630114403" calcext:value-type="float">
            <text:p>-0.1351</text:p>
          </table:table-cell>
          <table:table-cell table:style-name="ce15" table:formula="of:=[.B86]-[.$B$5]" office:value-type="float" office:value="-0.256490131301693" calcext:value-type="float">
            <text:p>-0.2565</text:p>
          </table:table-cell>
          <table:table-cell table:style-name="ce25" table:formula="of:=ABS([.C86])" office:value-type="float" office:value="0.256490131301693" calcext:value-type="float">
            <text:p>0.2565</text:p>
          </table:table-cell>
        </table:table-row>
        <table:table-row table:style-name="ro1">
          <table:table-cell table:style-name="ce36" office:value-type="float" office:value="79" calcext:value-type="float">
            <text:p>79</text:p>
          </table:table-cell>
          <table:table-cell table:style-name="ce15" table:formula="of:=[.$B$2]*SIN(RADIANS((([.A87]-50)/100)*360*[.$B$1]))/RADIANS((([.A87]-50)/100)*360*[.$B$1])" office:value-type="float" office:value="-0.0806456279128138" calcext:value-type="float">
            <text:p>-0.0806</text:p>
          </table:table-cell>
          <table:table-cell table:style-name="ce15" table:formula="of:=[.B87]-[.$B$5]" office:value-type="float" office:value="-0.201988129100103" calcext:value-type="float">
            <text:p>-0.2020</text:p>
          </table:table-cell>
          <table:table-cell table:style-name="ce25" table:formula="of:=ABS([.C87])" office:value-type="float" office:value="0.201988129100103" calcext:value-type="float">
            <text:p>0.2020</text:p>
          </table:table-cell>
        </table:table-row>
        <table:table-row table:style-name="ro1">
          <table:table-cell table:style-name="ce36" office:value-type="float" office:value="80" calcext:value-type="float">
            <text:p>80</text:p>
          </table:table-cell>
          <table:table-cell table:style-name="ce15" table:formula="of:=[.$B$2]*SIN(RADIANS((([.A88]-50)/100)*360*[.$B$1]))/RADIANS((([.A88]-50)/100)*360*[.$B$1])" office:value-type="float" office:value="-9.74542958129844E-017" calcext:value-type="float">
            <text:p>0.0000</text:p>
          </table:table-cell>
          <table:table-cell table:style-name="ce15" table:formula="of:=[.B88]-[.$B$5]" office:value-type="float" office:value="-0.12134250118729" calcext:value-type="float">
            <text:p>-0.1213</text:p>
          </table:table-cell>
          <table:table-cell table:style-name="ce25" table:formula="of:=ABS([.C88])" office:value-type="float" office:value="0.12134250118729" calcext:value-type="float">
            <text:p>0.1213</text:p>
          </table:table-cell>
        </table:table-row>
        <table:table-row table:style-name="ro1">
          <table:table-cell table:style-name="ce36" office:value-type="float" office:value="81" calcext:value-type="float">
            <text:p>81</text:p>
          </table:table-cell>
          <table:table-cell table:style-name="ce15" table:formula="of:=[.$B$2]*SIN(RADIANS((([.A89]-50)/100)*360*[.$B$1]))/RADIANS((([.A89]-50)/100)*360*[.$B$1])" office:value-type="float" office:value="0.0754426841765031" calcext:value-type="float">
            <text:p>0.0754</text:p>
          </table:table-cell>
          <table:table-cell table:style-name="ce15" table:formula="of:=[.B89]-[.$B$5]" office:value-type="float" office:value="-0.0458998170107865" calcext:value-type="float">
            <text:p>-0.0459</text:p>
          </table:table-cell>
          <table:table-cell table:style-name="ce25" table:formula="of:=ABS([.C89])" office:value-type="float" office:value="0.0458998170107865" calcext:value-type="float">
            <text:p>0.0459</text:p>
          </table:table-cell>
        </table:table-row>
        <table:table-row table:style-name="ro1">
          <table:table-cell table:style-name="ce36" office:value-type="float" office:value="82" calcext:value-type="float">
            <text:p>82</text:p>
          </table:table-cell>
          <table:table-cell table:style-name="ce15" table:formula="of:=[.$B$2]*SIN(RADIANS((([.A90]-50)/100)*360*[.$B$1]))/RADIANS((([.A90]-50)/100)*360*[.$B$1])" office:value-type="float" office:value="0.118254176350103" calcext:value-type="float">
            <text:p>0.1183</text:p>
          </table:table-cell>
          <table:table-cell table:style-name="ce15" table:formula="of:=[.B90]-[.$B$5]" office:value-type="float" office:value="-0.00308832483718695" calcext:value-type="float">
            <text:p>-0.0031</text:p>
          </table:table-cell>
          <table:table-cell table:style-name="ce25" table:formula="of:=ABS([.C90])" office:value-type="float" office:value="0.00308832483718695" calcext:value-type="float">
            <text:p>0.0031</text:p>
          </table:table-cell>
        </table:table-row>
        <table:table-row table:style-name="ro1">
          <table:table-cell table:style-name="ce36" office:value-type="float" office:value="83" calcext:value-type="float">
            <text:p>83</text:p>
          </table:table-cell>
          <table:table-cell table:style-name="ce15" table:formula="of:=[.$B$2]*SIN(RADIANS((([.A91]-50)/100)*360*[.$B$1]))/RADIANS((([.A91]-50)/100)*360*[.$B$1])" office:value-type="float" office:value="0.114670716460706" calcext:value-type="float">
            <text:p>0.1147</text:p>
          </table:table-cell>
          <table:table-cell table:style-name="ce15" table:formula="of:=[.B91]-[.$B$5]" office:value-type="float" office:value="-0.00667178472658393" calcext:value-type="float">
            <text:p>-0.0067</text:p>
          </table:table-cell>
          <table:table-cell table:style-name="ce25" table:formula="of:=ABS([.C91])" office:value-type="float" office:value="0.00667178472658393" calcext:value-type="float">
            <text:p>0.0067</text:p>
          </table:table-cell>
        </table:table-row>
        <table:table-row table:style-name="ro1">
          <table:table-cell table:style-name="ce36" office:value-type="float" office:value="84" calcext:value-type="float">
            <text:p>84</text:p>
          </table:table-cell>
          <table:table-cell table:style-name="ce15" table:formula="of:=[.$B$2]*SIN(RADIANS((([.A92]-50)/100)*360*[.$B$1]))/RADIANS((([.A92]-50)/100)*360*[.$B$1])" office:value-type="float" office:value="0.0687859767491647" calcext:value-type="float">
            <text:p>0.0688</text:p>
          </table:table-cell>
          <table:table-cell table:style-name="ce15" table:formula="of:=[.B92]-[.$B$5]" office:value-type="float" office:value="-0.0525565244381249" calcext:value-type="float">
            <text:p>-0.0526</text:p>
          </table:table-cell>
          <table:table-cell table:style-name="ce25" table:formula="of:=ABS([.C92])" office:value-type="float" office:value="0.0525565244381249" calcext:value-type="float">
            <text:p>0.0526</text:p>
          </table:table-cell>
        </table:table-row>
        <table:table-row table:style-name="ro1">
          <table:table-cell table:style-name="ce36" office:value-type="float" office:value="85" calcext:value-type="float">
            <text:p>85</text:p>
          </table:table-cell>
          <table:table-cell table:style-name="ce15" table:formula="of:=[.$B$2]*SIN(RADIANS((([.A93]-50)/100)*360*[.$B$1]))/RADIANS((([.A93]-50)/100)*360*[.$B$1])" office:value-type="float" office:value="5.01334255363907E-016" calcext:value-type="float">
            <text:p>0.0000</text:p>
          </table:table-cell>
          <table:table-cell table:style-name="ce15" table:formula="of:=[.B93]-[.$B$5]" office:value-type="float" office:value="-0.121342501187289" calcext:value-type="float">
            <text:p>-0.1213</text:p>
          </table:table-cell>
          <table:table-cell table:style-name="ce25" table:formula="of:=ABS([.C93])" office:value-type="float" office:value="0.121342501187289" calcext:value-type="float">
            <text:p>0.1213</text:p>
          </table:table-cell>
        </table:table-row>
        <table:table-row table:style-name="ro1">
          <table:table-cell table:style-name="ce36" office:value-type="float" office:value="86" calcext:value-type="float">
            <text:p>86</text:p>
          </table:table-cell>
          <table:table-cell table:style-name="ce15" table:formula="of:=[.$B$2]*SIN(RADIANS((([.A94]-50)/100)*360*[.$B$1]))/RADIANS((([.A94]-50)/100)*360*[.$B$1])" office:value-type="float" office:value="-0.0649645335964332" calcext:value-type="float">
            <text:p>-0.0650</text:p>
          </table:table-cell>
          <table:table-cell table:style-name="ce15" table:formula="of:=[.B94]-[.$B$5]" office:value-type="float" office:value="-0.186307034783723" calcext:value-type="float">
            <text:p>-0.1863</text:p>
          </table:table-cell>
          <table:table-cell table:style-name="ce25" table:formula="of:=ABS([.C94])" office:value-type="float" office:value="0.186307034783723" calcext:value-type="float">
            <text:p>0.1863</text:p>
          </table:table-cell>
        </table:table-row>
        <table:table-row table:style-name="ro1">
          <table:table-cell table:style-name="ce36" office:value-type="float" office:value="87" calcext:value-type="float">
            <text:p>87</text:p>
          </table:table-cell>
          <table:table-cell table:style-name="ce15" table:formula="of:=[.$B$2]*SIN(RADIANS((([.A95]-50)/100)*360*[.$B$1]))/RADIANS((([.A95]-50)/100)*360*[.$B$1])" office:value-type="float" office:value="-0.102273882248737" calcext:value-type="float">
            <text:p>-0.1023</text:p>
          </table:table-cell>
          <table:table-cell table:style-name="ce15" table:formula="of:=[.B95]-[.$B$5]" office:value-type="float" office:value="-0.223616383436027" calcext:value-type="float">
            <text:p>-0.2236</text:p>
          </table:table-cell>
          <table:table-cell table:style-name="ce25" table:formula="of:=ABS([.C95])" office:value-type="float" office:value="0.223616383436027" calcext:value-type="float">
            <text:p>0.2236</text:p>
          </table:table-cell>
        </table:table-row>
        <table:table-row table:style-name="ro1">
          <table:table-cell table:style-name="ce36" office:value-type="float" office:value="88" calcext:value-type="float">
            <text:p>88</text:p>
          </table:table-cell>
          <table:table-cell table:style-name="ce15" table:formula="of:=[.$B$2]*SIN(RADIANS((([.A96]-50)/100)*360*[.$B$1]))/RADIANS((([.A96]-50)/100)*360*[.$B$1])" office:value-type="float" office:value="-0.0995824642948233" calcext:value-type="float">
            <text:p>-0.0996</text:p>
          </table:table-cell>
          <table:table-cell table:style-name="ce15" table:formula="of:=[.B96]-[.$B$5]" office:value-type="float" office:value="-0.220924965482113" calcext:value-type="float">
            <text:p>-0.2209</text:p>
          </table:table-cell>
          <table:table-cell table:style-name="ce25" table:formula="of:=ABS([.C96])" office:value-type="float" office:value="0.220924965482113" calcext:value-type="float">
            <text:p>0.2209</text:p>
          </table:table-cell>
        </table:table-row>
        <table:table-row table:style-name="ro1">
          <table:table-cell table:style-name="ce36" office:value-type="float" office:value="89" calcext:value-type="float">
            <text:p>89</text:p>
          </table:table-cell>
          <table:table-cell table:style-name="ce15" table:formula="of:=[.$B$2]*SIN(RADIANS((([.A97]-50)/100)*360*[.$B$1]))/RADIANS((([.A97]-50)/100)*360*[.$B$1])" office:value-type="float" office:value="-0.0599672617813231" calcext:value-type="float">
            <text:p>-0.0600</text:p>
          </table:table-cell>
          <table:table-cell table:style-name="ce15" table:formula="of:=[.B97]-[.$B$5]" office:value-type="float" office:value="-0.181309762968613" calcext:value-type="float">
            <text:p>-0.1813</text:p>
          </table:table-cell>
          <table:table-cell table:style-name="ce25" table:formula="of:=ABS([.C97])" office:value-type="float" office:value="0.181309762968613" calcext:value-type="float">
            <text:p>0.1813</text:p>
          </table:table-cell>
        </table:table-row>
        <table:table-row table:style-name="ro1">
          <table:table-cell table:style-name="ce36" office:value-type="float" office:value="90" calcext:value-type="float">
            <text:p>90</text:p>
          </table:table-cell>
          <table:table-cell table:style-name="ce15" table:formula="of:=[.$B$2]*SIN(RADIANS((([.A98]-50)/100)*360*[.$B$1]))/RADIANS((([.A98]-50)/100)*360*[.$B$1])" office:value-type="float" office:value="-9.74542958129844E-017" calcext:value-type="float">
            <text:p>0.0000</text:p>
          </table:table-cell>
          <table:table-cell table:style-name="ce15" table:formula="of:=[.B98]-[.$B$5]" office:value-type="float" office:value="-0.12134250118729" calcext:value-type="float">
            <text:p>-0.1213</text:p>
          </table:table-cell>
          <table:table-cell table:style-name="ce25" table:formula="of:=ABS([.C98])" office:value-type="float" office:value="0.12134250118729" calcext:value-type="float">
            <text:p>0.1213</text:p>
          </table:table-cell>
        </table:table-row>
        <table:table-row table:style-name="ro1">
          <table:table-cell table:style-name="ce36" office:value-type="float" office:value="91" calcext:value-type="float">
            <text:p>91</text:p>
          </table:table-cell>
          <table:table-cell table:style-name="ce15" table:formula="of:=[.$B$2]*SIN(RADIANS((([.A99]-50)/100)*360*[.$B$1]))/RADIANS((([.A99]-50)/100)*360*[.$B$1])" office:value-type="float" office:value="0.0570420294993069" calcext:value-type="float">
            <text:p>0.0570</text:p>
          </table:table-cell>
          <table:table-cell table:style-name="ce15" table:formula="of:=[.B99]-[.$B$5]" office:value-type="float" office:value="-0.0643004716879827" calcext:value-type="float">
            <text:p>-0.0643</text:p>
          </table:table-cell>
          <table:table-cell table:style-name="ce25" table:formula="of:=ABS([.C99])" office:value-type="float" office:value="0.0643004716879827" calcext:value-type="float">
            <text:p>0.0643</text:p>
          </table:table-cell>
        </table:table-row>
        <table:table-row table:style-name="ro1">
          <table:table-cell table:style-name="ce36" office:value-type="float" office:value="92" calcext:value-type="float">
            <text:p>92</text:p>
          </table:table-cell>
          <table:table-cell table:style-name="ce15" table:formula="of:=[.$B$2]*SIN(RADIANS((([.A100]-50)/100)*360*[.$B$1]))/RADIANS((([.A100]-50)/100)*360*[.$B$1])" office:value-type="float" office:value="0.0900984200762687" calcext:value-type="float">
            <text:p>0.0901</text:p>
          </table:table-cell>
          <table:table-cell table:style-name="ce15" table:formula="of:=[.B100]-[.$B$5]" office:value-type="float" office:value="-0.0312440811110209" calcext:value-type="float">
            <text:p>-0.0312</text:p>
          </table:table-cell>
          <table:table-cell table:style-name="ce25" table:formula="of:=ABS([.C100])" office:value-type="float" office:value="0.0312440811110209" calcext:value-type="float">
            <text:p>0.0312</text:p>
          </table:table-cell>
        </table:table-row>
        <table:table-row table:style-name="ro1">
          <table:table-cell table:style-name="ce36" office:value-type="float" office:value="93" calcext:value-type="float">
            <text:p>93</text:p>
          </table:table-cell>
          <table:table-cell table:style-name="ce15" table:formula="of:=[.$B$2]*SIN(RADIANS((([.A101]-50)/100)*360*[.$B$1]))/RADIANS((([.A101]-50)/100)*360*[.$B$1])" office:value-type="float" office:value="0.0880031079814718" calcext:value-type="float">
            <text:p>0.0880</text:p>
          </table:table-cell>
          <table:table-cell table:style-name="ce15" table:formula="of:=[.B101]-[.$B$5]" office:value-type="float" office:value="-0.0333393932058178" calcext:value-type="float">
            <text:p>-0.0333</text:p>
          </table:table-cell>
          <table:table-cell table:style-name="ce25" table:formula="of:=ABS([.C101])" office:value-type="float" office:value="0.0333393932058178" calcext:value-type="float">
            <text:p>0.0333</text:p>
          </table:table-cell>
        </table:table-row>
        <table:table-row table:style-name="ro1">
          <table:table-cell table:style-name="ce36" office:value-type="float" office:value="94" calcext:value-type="float">
            <text:p>94</text:p>
          </table:table-cell>
          <table:table-cell table:style-name="ce15" table:formula="of:=[.$B$2]*SIN(RADIANS((([.A102]-50)/100)*360*[.$B$1]))/RADIANS((([.A102]-50)/100)*360*[.$B$1])" office:value-type="float" office:value="0.0531528002152634" calcext:value-type="float">
            <text:p>0.0532</text:p>
          </table:table-cell>
          <table:table-cell table:style-name="ce15" table:formula="of:=[.B102]-[.$B$5]" office:value-type="float" office:value="-0.0681897009720262" calcext:value-type="float">
            <text:p>-0.0682</text:p>
          </table:table-cell>
          <table:table-cell table:style-name="ce25" table:formula="of:=ABS([.C102])" office:value-type="float" office:value="0.0681897009720262" calcext:value-type="float">
            <text:p>0.0682</text:p>
          </table:table-cell>
        </table:table-row>
        <table:table-row table:style-name="ro1">
          <table:table-cell table:style-name="ce36" office:value-type="float" office:value="95" calcext:value-type="float">
            <text:p>95</text:p>
          </table:table-cell>
          <table:table-cell table:style-name="ce15" table:formula="of:=[.$B$2]*SIN(RADIANS((([.A103]-50)/100)*360*[.$B$1]))/RADIANS((([.A103]-50)/100)*360*[.$B$1])" office:value-type="float" office:value="9.74542958129844E-017" calcext:value-type="float">
            <text:p>0.0000</text:p>
          </table:table-cell>
          <table:table-cell table:style-name="ce15" table:formula="of:=[.B103]-[.$B$5]" office:value-type="float" office:value="-0.121342501187289" calcext:value-type="float">
            <text:p>-0.1213</text:p>
          </table:table-cell>
          <table:table-cell table:style-name="ce25" table:formula="of:=ABS([.C103])" office:value-type="float" office:value="0.121342501187289" calcext:value-type="float">
            <text:p>0.1213</text:p>
          </table:table-cell>
        </table:table-row>
        <table:table-row table:style-name="ro1">
          <table:table-cell table:style-name="ce36" office:value-type="float" office:value="96" calcext:value-type="float">
            <text:p>96</text:p>
          </table:table-cell>
          <table:table-cell table:style-name="ce15" table:formula="of:=[.$B$2]*SIN(RADIANS((([.A104]-50)/100)*360*[.$B$1]))/RADIANS((([.A104]-50)/100)*360*[.$B$1])" office:value-type="float" office:value="-0.0508418089015562" calcext:value-type="float">
            <text:p>-0.0508</text:p>
          </table:table-cell>
          <table:table-cell table:style-name="ce15" table:formula="of:=[.B104]-[.$B$5]" office:value-type="float" office:value="-0.172184310088846" calcext:value-type="float">
            <text:p>-0.1722</text:p>
          </table:table-cell>
          <table:table-cell table:style-name="ce25" table:formula="of:=ABS([.C104])" office:value-type="float" office:value="0.172184310088846" calcext:value-type="float">
            <text:p>0.1722</text:p>
          </table:table-cell>
        </table:table-row>
        <table:table-row table:style-name="ro1">
          <table:table-cell table:style-name="ce36" office:value-type="float" office:value="97" calcext:value-type="float">
            <text:p>97</text:p>
          </table:table-cell>
          <table:table-cell table:style-name="ce15" table:formula="of:=[.$B$2]*SIN(RADIANS((([.A105]-50)/100)*360*[.$B$1]))/RADIANS((([.A105]-50)/100)*360*[.$B$1])" office:value-type="float" office:value="-0.0805134817702826" calcext:value-type="float">
            <text:p>-0.0805</text:p>
          </table:table-cell>
          <table:table-cell table:style-name="ce15" table:formula="of:=[.B105]-[.$B$5]" office:value-type="float" office:value="-0.201855982957572" calcext:value-type="float">
            <text:p>-0.2019</text:p>
          </table:table-cell>
          <table:table-cell table:style-name="ce25" table:formula="of:=ABS([.C105])" office:value-type="float" office:value="0.201855982957572" calcext:value-type="float">
            <text:p>0.2019</text:p>
          </table:table-cell>
        </table:table-row>
        <table:table-row table:style-name="ro1">
          <table:table-cell table:style-name="ce36" office:value-type="float" office:value="98" calcext:value-type="float">
            <text:p>98</text:p>
          </table:table-cell>
          <table:table-cell table:style-name="ce15" table:formula="of:=[.$B$2]*SIN(RADIANS((([.A106]-50)/100)*360*[.$B$1]))/RADIANS((([.A106]-50)/100)*360*[.$B$1])" office:value-type="float" office:value="-0.0788361175667353" calcext:value-type="float">
            <text:p>-0.0788</text:p>
          </table:table-cell>
          <table:table-cell table:style-name="ce15" table:formula="of:=[.B106]-[.$B$5]" office:value-type="float" office:value="-0.200178618754025" calcext:value-type="float">
            <text:p>-0.2002</text:p>
          </table:table-cell>
          <table:table-cell table:style-name="ce25" table:formula="of:=ABS([.C106])" office:value-type="float" office:value="0.200178618754025" calcext:value-type="float">
            <text:p>0.2002</text:p>
          </table:table-cell>
        </table:table-row>
        <table:table-row table:style-name="ro1">
          <table:table-cell table:style-name="ce36" office:value-type="float" office:value="99" calcext:value-type="float">
            <text:p>99</text:p>
          </table:table-cell>
          <table:table-cell table:style-name="ce15" table:formula="of:=[.$B$2]*SIN(RADIANS((([.A107]-50)/100)*360*[.$B$1]))/RADIANS((([.A107]-50)/100)*360*[.$B$1])" office:value-type="float" office:value="-0.0477290450912569" calcext:value-type="float">
            <text:p>-0.0477</text:p>
          </table:table-cell>
          <table:table-cell table:style-name="ce15" table:formula="of:=[.B107]-[.$B$5]" office:value-type="float" office:value="-0.169071546278547" calcext:value-type="float">
            <text:p>-0.1691</text:p>
          </table:table-cell>
          <table:table-cell table:style-name="ce25" table:formula="of:=ABS([.C107])" office:value-type="float" office:value="0.169071546278547" calcext:value-type="float">
            <text:p>0.1691</text:p>
          </table:table-cell>
        </table:table-row>
        <table:table-row table:style-name="ro1">
          <table:table-cell table:style-name="ce36" office:value-type="float" office:value="100" calcext:value-type="float">
            <text:p>100</text:p>
          </table:table-cell>
          <table:table-cell table:style-name="ce16" table:formula="of:=[.$B$2]*SIN(RADIANS((([.A108]-50)/100)*360*[.$B$1]))/RADIANS((([.A108]-50)/100)*360*[.$B$1])" office:value-type="float" office:value="-9.74542958129844E-017" calcext:value-type="float">
            <text:p>0.0000</text:p>
          </table:table-cell>
          <table:table-cell table:style-name="ce16" table:formula="of:=[.B108]-[.$B$5]" office:value-type="float" office:value="-0.12134250118729" calcext:value-type="float">
            <text:p>-0.1213</text:p>
          </table:table-cell>
          <table:table-cell table:style-name="ce26" table:formula="of:=ABS([.C108])" office:value-type="float" office:value="0.12134250118729" calcext:value-type="float">
            <text:p>0.1213</text:p>
          </table:table-cell>
        </table:table-row>
        <table:table-row table:style-name="ro1" table:number-rows-repeated="104846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AM1" table:style-name="ta1">
        <table:shapes>
          <draw:frame draw:z-index="0" draw:style-name="gr1" draw:text-style-name="P1" svg:width="215.27mm" svg:height="89.99mm" svg:x="98.5mm" svg:y="1.81mm">
            <draw:object draw:notify-on-update-of-ranges="AM1.A8:AM1.A108 AM1.C7:AM1.C7 AM1.C8:AM1.C108 AM1.A8:AM1.A108 AM1.B7:AM1.B7 AM1.B8:AM1.B108 AM1.A8:AM1.A108 AM1.D7:AM1.D7 AM1.D8:AM1.D108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7"/>
        <table:table-column table:style-name="co1" table:default-cell-style-name="Default"/>
        <table:table-row table:style-name="ro1">
          <table:table-cell table:style-name="ce99" office:value-type="string" calcext:value-type="string">
            <text:p>Periods</text:p>
          </table:table-cell>
          <table:table-cell table:style-name="ce103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eak</text:p>
          </table:table-cell>
          <table:table-cell table:style-name="ce2" office:value-type="float" office:value="1.28" calcext:value-type="float">
            <text:p>1.28</text:p>
          </table:table-cell>
          <table:table-cell table:style-name="ce104" office:value-type="string" calcext:value-type="string">
            <text:p>Modulation</text:p>
          </table:table-cell>
          <table:table-cell table:style-name="ce105" office:value-type="percentage" office:value="1" calcext:value-type="percentage">
            <text:p>100%</text:p>
          </table:table-cell>
        </table:table-row>
        <table:table-row table:style-name="ro1">
          <table:table-cell table:style-name="ce3"/>
          <table:table-cell table:style-name="ce10" office:value-type="string" calcext:value-type="string">
            <text:p>DC Coupled</text:p>
          </table:table-cell>
          <table:table-cell table:style-name="ce18" office:value-type="string" calcext:value-type="string" table:number-columns-spanned="2" table:number-rows-spanned="1">
            <text:p>AC Coupled</text:p>
          </table:table-cell>
          <table:covered-table-cell table:style-name="ce20"/>
        </table:table-row>
        <table:table-row table:style-name="ro1">
          <table:table-cell table:style-name="ce4" office:value-type="string" calcext:value-type="string">
            <text:p>RMS</text:p>
          </table:table-cell>
          <table:table-cell table:style-name="ce11" table:formula="of:=SQRT(SUMSQ([.B8:.B108])/100)" office:value-type="float" office:value="1.10851251684408" calcext:value-type="float">
            <text:p>1.1085</text:p>
          </table:table-cell>
          <table:table-cell table:style-name="ce11" table:formula="of:=SQRT(SUMSQ([.C8:.C108])/100)" office:value-type="float" office:value="1.10851251684408" calcext:value-type="float">
            <text:p>1.1085</text:p>
          </table:table-cell>
          <table:table-cell table:style-name="ce21"/>
        </table:table-row>
        <table:table-row table:style-name="ro1">
          <table:table-cell table:style-name="ce5" office:value-type="string" calcext:value-type="string">
            <text:p>Ave</text:p>
          </table:table-cell>
          <table:table-cell table:style-name="ce12" table:formula="of:=AVERAGE([.B8:.B108])" office:value-type="float" office:value="-3.84730751107727E-017" calcext:value-type="float">
            <text:p>0.0000</text:p>
          </table:table-cell>
          <table:table-cell table:style-name="ce12" table:formula="of:=AVERAGE([.C8:.C108])" office:value-type="float" office:value="3.71489228661444E-017" calcext:value-type="float">
            <text:p>0.0000</text:p>
          </table:table-cell>
          <table:table-cell table:style-name="ce22" table:formula="of:=AVERAGE([.D8:.D108])" office:value-type="float" office:value="0.805743263372182" calcext:value-type="float">
            <text:p>0.8057</text:p>
          </table:table-cell>
        </table:table-row>
        <table:table-row table:style-name="ro1">
          <table:table-cell table:style-name="ce6" office:value-type="string" calcext:value-type="string">
            <text:p>RS-14</text:p>
          </table:table-cell>
          <table:table-cell table:style-name="ce13" table:number-columns-repeated="2"/>
          <table:table-cell table:style-name="ce23" table:formula="of:=[.D5]*1.1107" office:value-type="float" office:value="0.894939042627482" calcext:value-type="float">
            <text:p>0.8949</text:p>
          </table:table-cell>
        </table:table-row>
        <table:table-row table:style-name="ro1">
          <table:table-cell table:style-name="ce33" office:value-type="string" calcext:value-type="string">
            <text:p>Sample</text:p>
          </table:table-cell>
          <table:table-cell table:style-name="ce45" office:value-type="string" calcext:value-type="string">
            <text:p>Wave</text:p>
          </table:table-cell>
          <table:table-cell table:style-name="ce50" office:value-type="string" calcext:value-type="string">
            <text:p>AC Wave</text:p>
          </table:table-cell>
          <table:table-cell table:style-name="ce55" office:value-type="string" calcext:value-type="string">
            <text:p>AC Wave Rec</text:p>
          </table:table-cell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 table:style-name="ce15" table:formula="of:=[.$B$2] * SIN(RADIANS(([.A8]/100)*[.$B$1]*360)) *  (1 + ([.$D$2]*SIN(RADIANS(([.A8]/100)*2*[.$B$1]*360))))" office:value-type="float" office:value="0" calcext:value-type="float">
            <text:p>0.0000</text:p>
          </table:table-cell>
          <table:table-cell table:style-name="ce15" table:formula="of:=[.B8]-[.$B$5]" office:value-type="float" office:value="3.84730751107727E-017" calcext:value-type="float">
            <text:p>0.0000</text:p>
          </table:table-cell>
          <table:table-cell table:style-name="ce25" table:formula="of:=ABS([.C8])" office:value-type="float" office:value="3.84730751107727E-017" calcext:value-type="float">
            <text:p>0.0000</text:p>
          </table:table-cell>
        </table:table-row>
        <table:table-row table:style-name="ro1">
          <table:table-cell table:style-name="ce36" office:value-type="float" office:value="1" calcext:value-type="float">
            <text:p>1</text:p>
          </table:table-cell>
          <table:table-cell table:style-name="ce15" table:formula="of:=[.$B$2] * SIN(RADIANS(([.A9]/100)*[.$B$1]*360)) *  (1 + ([.$D$2]*SIN(RADIANS(([.A9]/100)*2*[.$B$1]*360))))" office:value-type="float" office:value="0.200322996835094" calcext:value-type="float">
            <text:p>0.2003</text:p>
          </table:table-cell>
          <table:table-cell table:style-name="ce15" table:formula="of:=[.B9]-[.$B$5]" office:value-type="float" office:value="0.200322996835094" calcext:value-type="float">
            <text:p>0.2003</text:p>
          </table:table-cell>
          <table:table-cell table:style-name="ce25" table:formula="of:=ABS([.C9])" office:value-type="float" office:value="0.200322996835094" calcext:value-type="float">
            <text:p>0.2003</text:p>
          </table:table-cell>
        </table:table-row>
        <table:table-row table:style-name="ro1">
          <table:table-cell table:style-name="ce36" office:value-type="float" office:value="2" calcext:value-type="float">
            <text:p>2</text:p>
          </table:table-cell>
          <table:table-cell table:style-name="ce15" table:formula="of:=[.$B$2] * SIN(RADIANS(([.A10]/100)*[.$B$1]*360)) *  (1 + ([.$D$2]*SIN(RADIANS(([.A10]/100)*2*[.$B$1]*360))))" office:value-type="float" office:value="0.471676357143635" calcext:value-type="float">
            <text:p>0.4717</text:p>
          </table:table-cell>
          <table:table-cell table:style-name="ce15" table:formula="of:=[.B10]-[.$B$5]" office:value-type="float" office:value="0.471676357143635" calcext:value-type="float">
            <text:p>0.4717</text:p>
          </table:table-cell>
          <table:table-cell table:style-name="ce25" table:formula="of:=ABS([.C10])" office:value-type="float" office:value="0.471676357143635" calcext:value-type="float">
            <text:p>0.4717</text:p>
          </table:table-cell>
        </table:table-row>
        <table:table-row table:style-name="ro1">
          <table:table-cell table:style-name="ce36" office:value-type="float" office:value="3" calcext:value-type="float">
            <text:p>3</text:p>
          </table:table-cell>
          <table:table-cell table:style-name="ce15" table:formula="of:=[.$B$2] * SIN(RADIANS(([.A11]/100)*[.$B$1]*360)) *  (1 + ([.$D$2]*SIN(RADIANS(([.A11]/100)*2*[.$B$1]*360))))" office:value-type="float" office:value="0.793757631803222" calcext:value-type="float">
            <text:p>0.7938</text:p>
          </table:table-cell>
          <table:table-cell table:style-name="ce15" table:formula="of:=[.B11]-[.$B$5]" office:value-type="float" office:value="0.793757631803222" calcext:value-type="float">
            <text:p>0.7938</text:p>
          </table:table-cell>
          <table:table-cell table:style-name="ce25" table:formula="of:=ABS([.C11])" office:value-type="float" office:value="0.793757631803222" calcext:value-type="float">
            <text:p>0.7938</text:p>
          </table:table-cell>
        </table:table-row>
        <table:table-row table:style-name="ro1">
          <table:table-cell table:style-name="ce36" office:value-type="float" office:value="4" calcext:value-type="float">
            <text:p>4</text:p>
          </table:table-cell>
          <table:table-cell table:style-name="ce15" table:formula="of:=[.$B$2] * SIN(RADIANS(([.A12]/100)*[.$B$1]*360)) *  (1 + ([.$D$2]*SIN(RADIANS(([.A12]/100)*2*[.$B$1]*360))))" office:value-type="float" office:value="1.13729504557951" calcext:value-type="float">
            <text:p>1.1373</text:p>
          </table:table-cell>
          <table:table-cell table:style-name="ce15" table:formula="of:=[.B12]-[.$B$5]" office:value-type="float" office:value="1.13729504557951" calcext:value-type="float">
            <text:p>1.1373</text:p>
          </table:table-cell>
          <table:table-cell table:style-name="ce25" table:formula="of:=ABS([.C12])" office:value-type="float" office:value="1.13729504557951" calcext:value-type="float">
            <text:p>1.1373</text:p>
          </table:table-cell>
        </table:table-row>
        <table:table-row table:style-name="ro1">
          <table:table-cell table:style-name="ce36" office:value-type="float" office:value="5" calcext:value-type="float">
            <text:p>5</text:p>
          </table:table-cell>
          <table:table-cell table:style-name="ce15" table:formula="of:=[.$B$2] * SIN(RADIANS(([.A13]/100)*[.$B$1]*360)) *  (1 + ([.$D$2]*SIN(RADIANS(([.A13]/100)*2*[.$B$1]*360))))" office:value-type="float" office:value="1.4679068757343" calcext:value-type="float">
            <text:p>1.4679</text:p>
          </table:table-cell>
          <table:table-cell table:style-name="ce15" table:formula="of:=[.B13]-[.$B$5]" office:value-type="float" office:value="1.4679068757343" calcext:value-type="float">
            <text:p>1.4679</text:p>
          </table:table-cell>
          <table:table-cell table:style-name="ce25" table:formula="of:=ABS([.C13])" office:value-type="float" office:value="1.4679068757343" calcext:value-type="float">
            <text:p>1.4679</text:p>
          </table:table-cell>
        </table:table-row>
        <table:table-row table:style-name="ro1">
          <table:table-cell table:style-name="ce36" office:value-type="float" office:value="6" calcext:value-type="float">
            <text:p>6</text:p>
          </table:table-cell>
          <table:table-cell table:style-name="ce15" table:formula="of:=[.$B$2] * SIN(RADIANS(([.A14]/100)*[.$B$1]*360)) *  (1 + ([.$D$2]*SIN(RADIANS(([.A14]/100)*2*[.$B$1]*360))))" office:value-type="float" office:value="1.75071157057759" calcext:value-type="float">
            <text:p>1.7507</text:p>
          </table:table-cell>
          <table:table-cell table:style-name="ce15" table:formula="of:=[.B14]-[.$B$5]" office:value-type="float" office:value="1.75071157057759" calcext:value-type="float">
            <text:p>1.7507</text:p>
          </table:table-cell>
          <table:table-cell table:style-name="ce25" table:formula="of:=ABS([.C14])" office:value-type="float" office:value="1.75071157057759" calcext:value-type="float">
            <text:p>1.7507</text:p>
          </table:table-cell>
        </table:table-row>
        <table:table-row table:style-name="ro1">
          <table:table-cell table:style-name="ce36" office:value-type="float" office:value="7" calcext:value-type="float">
            <text:p>7</text:p>
          </table:table-cell>
          <table:table-cell table:style-name="ce15" table:formula="of:=[.$B$2] * SIN(RADIANS(([.A15]/100)*[.$B$1]*360)) *  (1 + ([.$D$2]*SIN(RADIANS(([.A15]/100)*2*[.$B$1]*360))))" office:value-type="float" office:value="1.95504457942024" calcext:value-type="float">
            <text:p>1.9550</text:p>
          </table:table-cell>
          <table:table-cell table:style-name="ce15" table:formula="of:=[.B15]-[.$B$5]" office:value-type="float" office:value="1.95504457942024" calcext:value-type="float">
            <text:p>1.9550</text:p>
          </table:table-cell>
          <table:table-cell table:style-name="ce25" table:formula="of:=ABS([.C15])" office:value-type="float" office:value="1.95504457942024" calcext:value-type="float">
            <text:p>1.9550</text:p>
          </table:table-cell>
        </table:table-row>
        <table:table-row table:style-name="ro1">
          <table:table-cell table:style-name="ce36" office:value-type="float" office:value="8" calcext:value-type="float">
            <text:p>8</text:p>
          </table:table-cell>
          <table:table-cell table:style-name="ce15" table:formula="of:=[.$B$2] * SIN(RADIANS(([.A16]/100)*[.$B$1]*360)) *  (1 + ([.$D$2]*SIN(RADIANS(([.A16]/100)*2*[.$B$1]*360))))" office:value-type="float" office:value="2.0586223022704" calcext:value-type="float">
            <text:p>2.0586</text:p>
          </table:table-cell>
          <table:table-cell table:style-name="ce15" table:formula="of:=[.B16]-[.$B$5]" office:value-type="float" office:value="2.0586223022704" calcext:value-type="float">
            <text:p>2.0586</text:p>
          </table:table-cell>
          <table:table-cell table:style-name="ce25" table:formula="of:=ABS([.C16])" office:value-type="float" office:value="2.0586223022704" calcext:value-type="float">
            <text:p>2.0586</text:p>
          </table:table-cell>
        </table:table-row>
        <table:table-row table:style-name="ro1">
          <table:table-cell table:style-name="ce36" office:value-type="float" office:value="9" calcext:value-type="float">
            <text:p>9</text:p>
          </table:table-cell>
          <table:table-cell table:style-name="ce15" table:formula="of:=[.$B$2] * SIN(RADIANS(([.A17]/100)*[.$B$1]*360)) *  (1 + ([.$D$2]*SIN(RADIANS(([.A17]/100)*2*[.$B$1]*360))))" office:value-type="float" office:value="2.05057059688048" calcext:value-type="float">
            <text:p>2.0506</text:p>
          </table:table-cell>
          <table:table-cell table:style-name="ce15" table:formula="of:=[.B17]-[.$B$5]" office:value-type="float" office:value="2.05057059688048" calcext:value-type="float">
            <text:p>2.0506</text:p>
          </table:table-cell>
          <table:table-cell table:style-name="ce25" table:formula="of:=ABS([.C17])" office:value-type="float" office:value="2.05057059688048" calcext:value-type="float">
            <text:p>2.0506</text:p>
          </table:table-cell>
        </table:table-row>
        <table:table-row table:style-name="ro1">
          <table:table-cell table:style-name="ce36" office:value-type="float" office:value="10" calcext:value-type="float">
            <text:p>10</text:p>
          </table:table-cell>
          <table:table-cell table:style-name="ce15" table:formula="of:=[.$B$2] * SIN(RADIANS(([.A18]/100)*[.$B$1]*360)) *  (1 + ([.$D$2]*SIN(RADIANS(([.A18]/100)*2*[.$B$1]*360))))" office:value-type="float" office:value="1.93289409365773" calcext:value-type="float">
            <text:p>1.9329</text:p>
          </table:table-cell>
          <table:table-cell table:style-name="ce15" table:formula="of:=[.B18]-[.$B$5]" office:value-type="float" office:value="1.93289409365773" calcext:value-type="float">
            <text:p>1.9329</text:p>
          </table:table-cell>
          <table:table-cell table:style-name="ce25" table:formula="of:=ABS([.C18])" office:value-type="float" office:value="1.93289409365773" calcext:value-type="float">
            <text:p>1.9329</text:p>
          </table:table-cell>
        </table:table-row>
        <table:table-row table:style-name="ro1">
          <table:table-cell table:style-name="ce36" office:value-type="float" office:value="11" calcext:value-type="float">
            <text:p>11</text:p>
          </table:table-cell>
          <table:table-cell table:style-name="ce15" table:formula="of:=[.$B$2] * SIN(RADIANS(([.A19]/100)*[.$B$1]*360)) *  (1 + ([.$D$2]*SIN(RADIANS(([.A19]/100)*2*[.$B$1]*360))))" office:value-type="float" office:value="1.72018087105414" calcext:value-type="float">
            <text:p>1.7202</text:p>
          </table:table-cell>
          <table:table-cell table:style-name="ce15" table:formula="of:=[.B19]-[.$B$5]" office:value-type="float" office:value="1.72018087105414" calcext:value-type="float">
            <text:p>1.7202</text:p>
          </table:table-cell>
          <table:table-cell table:style-name="ce25" table:formula="of:=ABS([.C19])" office:value-type="float" office:value="1.72018087105414" calcext:value-type="float">
            <text:p>1.7202</text:p>
          </table:table-cell>
        </table:table-row>
        <table:table-row table:style-name="ro1">
          <table:table-cell table:style-name="ce36" office:value-type="float" office:value="12" calcext:value-type="float">
            <text:p>12</text:p>
          </table:table-cell>
          <table:table-cell table:style-name="ce15" table:formula="of:=[.$B$2] * SIN(RADIANS(([.A20]/100)*[.$B$1]*360)) *  (1 + ([.$D$2]*SIN(RADIANS(([.A20]/100)*2*[.$B$1]*360))))" office:value-type="float" office:value="1.43758418622181" calcext:value-type="float">
            <text:p>1.4376</text:p>
          </table:table-cell>
          <table:table-cell table:style-name="ce15" table:formula="of:=[.B20]-[.$B$5]" office:value-type="float" office:value="1.43758418622181" calcext:value-type="float">
            <text:p>1.4376</text:p>
          </table:table-cell>
          <table:table-cell table:style-name="ce25" table:formula="of:=ABS([.C20])" office:value-type="float" office:value="1.43758418622181" calcext:value-type="float">
            <text:p>1.4376</text:p>
          </table:table-cell>
        </table:table-row>
        <table:table-row table:style-name="ro1">
          <table:table-cell table:style-name="ce36" office:value-type="float" office:value="13" calcext:value-type="float">
            <text:p>13</text:p>
          </table:table-cell>
          <table:table-cell table:style-name="ce15" table:formula="of:=[.$B$2] * SIN(RADIANS(([.A21]/100)*[.$B$1]*360)) *  (1 + ([.$D$2]*SIN(RADIANS(([.A21]/100)*2*[.$B$1]*360))))" office:value-type="float" office:value="1.11736423855456" calcext:value-type="float">
            <text:p>1.1174</text:p>
          </table:table-cell>
          <table:table-cell table:style-name="ce15" table:formula="of:=[.B21]-[.$B$5]" office:value-type="float" office:value="1.11736423855456" calcext:value-type="float">
            <text:p>1.1174</text:p>
          </table:table-cell>
          <table:table-cell table:style-name="ce25" table:formula="of:=ABS([.C21])" office:value-type="float" office:value="1.11736423855456" calcext:value-type="float">
            <text:p>1.1174</text:p>
          </table:table-cell>
        </table:table-row>
        <table:table-row table:style-name="ro1">
          <table:table-cell table:style-name="ce36" office:value-type="float" office:value="14" calcext:value-type="float">
            <text:p>14</text:p>
          </table:table-cell>
          <table:table-cell table:style-name="ce15" table:formula="of:=[.$B$2] * SIN(RADIANS(([.A22]/100)*[.$B$1]*360)) *  (1 + ([.$D$2]*SIN(RADIANS(([.A22]/100)*2*[.$B$1]*360))))" office:value-type="float" office:value="0.794474490811299" calcext:value-type="float">
            <text:p>0.7945</text:p>
          </table:table-cell>
          <table:table-cell table:style-name="ce15" table:formula="of:=[.B22]-[.$B$5]" office:value-type="float" office:value="0.794474490811299" calcext:value-type="float">
            <text:p>0.7945</text:p>
          </table:table-cell>
          <table:table-cell table:style-name="ce25" table:formula="of:=ABS([.C22])" office:value-type="float" office:value="0.794474490811299" calcext:value-type="float">
            <text:p>0.7945</text:p>
          </table:table-cell>
        </table:table-row>
        <table:table-row table:style-name="ro1">
          <table:table-cell table:style-name="ce36" office:value-type="float" office:value="15" calcext:value-type="float">
            <text:p>15</text:p>
          </table:table-cell>
          <table:table-cell table:style-name="ce15" table:formula="of:=[.$B$2] * SIN(RADIANS(([.A23]/100)*[.$B$1]*360)) *  (1 + ([.$D$2]*SIN(RADIANS(([.A23]/100)*2*[.$B$1]*360))))" office:value-type="float" office:value="0.501810588057864" calcext:value-type="float">
            <text:p>0.5018</text:p>
          </table:table-cell>
          <table:table-cell table:style-name="ce15" table:formula="of:=[.B23]-[.$B$5]" office:value-type="float" office:value="0.501810588057864" calcext:value-type="float">
            <text:p>0.5018</text:p>
          </table:table-cell>
          <table:table-cell table:style-name="ce25" table:formula="of:=ABS([.C23])" office:value-type="float" office:value="0.501810588057864" calcext:value-type="float">
            <text:p>0.5018</text:p>
          </table:table-cell>
        </table:table-row>
        <table:table-row table:style-name="ro1">
          <table:table-cell table:style-name="ce36" office:value-type="float" office:value="16" calcext:value-type="float">
            <text:p>16</text:p>
          </table:table-cell>
          <table:table-cell table:style-name="ce15" table:formula="of:=[.$B$2] * SIN(RADIANS(([.A24]/100)*[.$B$1]*360)) *  (1 + ([.$D$2]*SIN(RADIANS(([.A24]/100)*2*[.$B$1]*360))))" office:value-type="float" office:value="0.265786657432534" calcext:value-type="float">
            <text:p>0.2658</text:p>
          </table:table-cell>
          <table:table-cell table:style-name="ce15" table:formula="of:=[.B24]-[.$B$5]" office:value-type="float" office:value="0.265786657432534" calcext:value-type="float">
            <text:p>0.2658</text:p>
          </table:table-cell>
          <table:table-cell table:style-name="ce25" table:formula="of:=ABS([.C24])" office:value-type="float" office:value="0.265786657432534" calcext:value-type="float">
            <text:p>0.2658</text:p>
          </table:table-cell>
        </table:table-row>
        <table:table-row table:style-name="ro1">
          <table:table-cell table:style-name="ce36" office:value-type="float" office:value="17" calcext:value-type="float">
            <text:p>17</text:p>
          </table:table-cell>
          <table:table-cell table:style-name="ce15" table:formula="of:=[.$B$2] * SIN(RADIANS(([.A25]/100)*[.$B$1]*360)) *  (1 + ([.$D$2]*SIN(RADIANS(([.A25]/100)*2*[.$B$1]*360))))" office:value-type="float" office:value="0.102857187014755" calcext:value-type="float">
            <text:p>0.1029</text:p>
          </table:table-cell>
          <table:table-cell table:style-name="ce15" table:formula="of:=[.B25]-[.$B$5]" office:value-type="float" office:value="0.102857187014755" calcext:value-type="float">
            <text:p>0.1029</text:p>
          </table:table-cell>
          <table:table-cell table:style-name="ce25" table:formula="of:=ABS([.C25])" office:value-type="float" office:value="0.102857187014755" calcext:value-type="float">
            <text:p>0.1029</text:p>
          </table:table-cell>
        </table:table-row>
        <table:table-row table:style-name="ro1">
          <table:table-cell table:style-name="ce36" office:value-type="float" office:value="18" calcext:value-type="float">
            <text:p>18</text:p>
          </table:table-cell>
          <table:table-cell table:style-name="ce15" table:formula="of:=[.$B$2] * SIN(RADIANS(([.A26]/100)*[.$B$1]*360)) *  (1 + ([.$D$2]*SIN(RADIANS(([.A26]/100)*2*[.$B$1]*360))))" office:value-type="float" office:value="0.0174693220857761" calcext:value-type="float">
            <text:p>0.0175</text:p>
          </table:table-cell>
          <table:table-cell table:style-name="ce15" table:formula="of:=[.B26]-[.$B$5]" office:value-type="float" office:value="0.0174693220857761" calcext:value-type="float">
            <text:p>0.0175</text:p>
          </table:table-cell>
          <table:table-cell table:style-name="ce25" table:formula="of:=ABS([.C26])" office:value-type="float" office:value="0.0174693220857761" calcext:value-type="float">
            <text:p>0.0175</text:p>
          </table:table-cell>
        </table:table-row>
        <table:table-row table:style-name="ro1">
          <table:table-cell table:style-name="ce36" office:value-type="float" office:value="19" calcext:value-type="float">
            <text:p>19</text:p>
          </table:table-cell>
          <table:table-cell table:style-name="ce15" table:formula="of:=[.$B$2] * SIN(RADIANS(([.A27]/100)*[.$B$1]*360)) *  (1 + ([.$D$2]*SIN(RADIANS(([.A27]/100)*2*[.$B$1]*360))))" office:value-type="float" office:value="0.00172902059985672" calcext:value-type="float">
            <text:p>0.0017</text:p>
          </table:table-cell>
          <table:table-cell table:style-name="ce15" table:formula="of:=[.B27]-[.$B$5]" office:value-type="float" office:value="0.00172902059985675" calcext:value-type="float">
            <text:p>0.0017</text:p>
          </table:table-cell>
          <table:table-cell table:style-name="ce25" table:formula="of:=ABS([.C27])" office:value-type="float" office:value="0.00172902059985675" calcext:value-type="float">
            <text:p>0.0017</text:p>
          </table:table-cell>
        </table:table-row>
        <table:table-row table:style-name="ro1">
          <table:table-cell table:style-name="ce36" office:value-type="float" office:value="20" calcext:value-type="float">
            <text:p>20</text:p>
          </table:table-cell>
          <table:table-cell table:style-name="ce15" table:formula="of:=[.$B$2] * SIN(RADIANS(([.A28]/100)*[.$B$1]*360)) *  (1 + ([.$D$2]*SIN(RADIANS(([.A28]/100)*2*[.$B$1]*360))))" office:value-type="float" office:value="0.0368233701344329" calcext:value-type="float">
            <text:p>0.0368</text:p>
          </table:table-cell>
          <table:table-cell table:style-name="ce15" table:formula="of:=[.B28]-[.$B$5]" office:value-type="float" office:value="0.0368233701344329" calcext:value-type="float">
            <text:p>0.0368</text:p>
          </table:table-cell>
          <table:table-cell table:style-name="ce25" table:formula="of:=ABS([.C28])" office:value-type="float" office:value="0.0368233701344329" calcext:value-type="float">
            <text:p>0.0368</text:p>
          </table:table-cell>
        </table:table-row>
        <table:table-row table:style-name="ro1">
          <table:table-cell table:style-name="ce36" office:value-type="float" office:value="21" calcext:value-type="float">
            <text:p>21</text:p>
          </table:table-cell>
          <table:table-cell table:style-name="ce15" table:formula="of:=[.$B$2] * SIN(RADIANS(([.A29]/100)*[.$B$1]*360)) *  (1 + ([.$D$2]*SIN(RADIANS(([.A29]/100)*2*[.$B$1]*360))))" office:value-type="float" office:value="0.0959943601208832" calcext:value-type="float">
            <text:p>0.0960</text:p>
          </table:table-cell>
          <table:table-cell table:style-name="ce15" table:formula="of:=[.B29]-[.$B$5]" office:value-type="float" office:value="0.0959943601208833" calcext:value-type="float">
            <text:p>0.0960</text:p>
          </table:table-cell>
          <table:table-cell table:style-name="ce25" table:formula="of:=ABS([.C29])" office:value-type="float" office:value="0.0959943601208833" calcext:value-type="float">
            <text:p>0.0960</text:p>
          </table:table-cell>
        </table:table-row>
        <table:table-row table:style-name="ro1">
          <table:table-cell table:style-name="ce36" office:value-type="float" office:value="22" calcext:value-type="float">
            <text:p>22</text:p>
          </table:table-cell>
          <table:table-cell table:style-name="ce15" table:formula="of:=[.$B$2] * SIN(RADIANS(([.A30]/100)*[.$B$1]*360)) *  (1 + ([.$D$2]*SIN(RADIANS(([.A30]/100)*2*[.$B$1]*360))))" office:value-type="float" office:value="0.148641223069553" calcext:value-type="float">
            <text:p>0.1486</text:p>
          </table:table-cell>
          <table:table-cell table:style-name="ce15" table:formula="of:=[.B30]-[.$B$5]" office:value-type="float" office:value="0.148641223069553" calcext:value-type="float">
            <text:p>0.1486</text:p>
          </table:table-cell>
          <table:table-cell table:style-name="ce25" table:formula="of:=ABS([.C30])" office:value-type="float" office:value="0.148641223069553" calcext:value-type="float">
            <text:p>0.1486</text:p>
          </table:table-cell>
        </table:table-row>
        <table:table-row table:style-name="ro1">
          <table:table-cell table:style-name="ce36" office:value-type="float" office:value="23" calcext:value-type="float">
            <text:p>23</text:p>
          </table:table-cell>
          <table:table-cell table:style-name="ce15" table:formula="of:=[.$B$2] * SIN(RADIANS(([.A31]/100)*[.$B$1]*360)) *  (1 + ([.$D$2]*SIN(RADIANS(([.A31]/100)*2*[.$B$1]*360))))" office:value-type="float" office:value="0.164969753998394" calcext:value-type="float">
            <text:p>0.1650</text:p>
          </table:table-cell>
          <table:table-cell table:style-name="ce15" table:formula="of:=[.B31]-[.$B$5]" office:value-type="float" office:value="0.164969753998394" calcext:value-type="float">
            <text:p>0.1650</text:p>
          </table:table-cell>
          <table:table-cell table:style-name="ce25" table:formula="of:=ABS([.C31])" office:value-type="float" office:value="0.164969753998394" calcext:value-type="float">
            <text:p>0.1650</text:p>
          </table:table-cell>
        </table:table-row>
        <table:table-row table:style-name="ro1">
          <table:table-cell table:style-name="ce36" office:value-type="float" office:value="24" calcext:value-type="float">
            <text:p>24</text:p>
          </table:table-cell>
          <table:table-cell table:style-name="ce15" table:formula="of:=[.$B$2] * SIN(RADIANS(([.A32]/100)*[.$B$1]*360)) *  (1 + ([.$D$2]*SIN(RADIANS(([.A32]/100)*2*[.$B$1]*360))))" office:value-type="float" office:value="0.120530081089525" calcext:value-type="float">
            <text:p>0.1205</text:p>
          </table:table-cell>
          <table:table-cell table:style-name="ce15" table:formula="of:=[.B32]-[.$B$5]" office:value-type="float" office:value="0.120530081089525" calcext:value-type="float">
            <text:p>0.1205</text:p>
          </table:table-cell>
          <table:table-cell table:style-name="ce25" table:formula="of:=ABS([.C32])" office:value-type="float" office:value="0.120530081089525" calcext:value-type="float">
            <text:p>0.1205</text:p>
          </table:table-cell>
        </table:table-row>
        <table:table-row table:style-name="ro1">
          <table:table-cell table:style-name="ce36" office:value-type="float" office:value="25" calcext:value-type="float">
            <text:p>25</text:p>
          </table:table-cell>
          <table:table-cell table:style-name="ce15" table:formula="of:=[.$B$2] * SIN(RADIANS(([.A33]/100)*[.$B$1]*360)) *  (1 + ([.$D$2]*SIN(RADIANS(([.A33]/100)*2*[.$B$1]*360))))" office:value-type="float" office:value="1.56754790290861E-016" calcext:value-type="float">
            <text:p>0.0000</text:p>
          </table:table-cell>
          <table:table-cell table:style-name="ce15" table:formula="of:=[.B33]-[.$B$5]" office:value-type="float" office:value="1.95227865401634E-016" calcext:value-type="float">
            <text:p>0.0000</text:p>
          </table:table-cell>
          <table:table-cell table:style-name="ce25" table:formula="of:=ABS([.C33])" office:value-type="float" office:value="1.95227865401634E-016" calcext:value-type="float">
            <text:p>0.0000</text:p>
          </table:table-cell>
        </table:table-row>
        <table:table-row table:style-name="ro1">
          <table:table-cell table:style-name="ce36" office:value-type="float" office:value="26" calcext:value-type="float">
            <text:p>26</text:p>
          </table:table-cell>
          <table:table-cell table:style-name="ce15" table:formula="of:=[.$B$2] * SIN(RADIANS(([.A34]/100)*[.$B$1]*360)) *  (1 + ([.$D$2]*SIN(RADIANS(([.A34]/100)*2*[.$B$1]*360))))" office:value-type="float" office:value="-0.200322996835094" calcext:value-type="float">
            <text:p>-0.2003</text:p>
          </table:table-cell>
          <table:table-cell table:style-name="ce15" table:formula="of:=[.B34]-[.$B$5]" office:value-type="float" office:value="-0.200322996835094" calcext:value-type="float">
            <text:p>-0.2003</text:p>
          </table:table-cell>
          <table:table-cell table:style-name="ce25" table:formula="of:=ABS([.C34])" office:value-type="float" office:value="0.200322996835094" calcext:value-type="float">
            <text:p>0.2003</text:p>
          </table:table-cell>
        </table:table-row>
        <table:table-row table:style-name="ro1">
          <table:table-cell table:style-name="ce36" office:value-type="float" office:value="27" calcext:value-type="float">
            <text:p>27</text:p>
          </table:table-cell>
          <table:table-cell table:style-name="ce15" table:formula="of:=[.$B$2] * SIN(RADIANS(([.A35]/100)*[.$B$1]*360)) *  (1 + ([.$D$2]*SIN(RADIANS(([.A35]/100)*2*[.$B$1]*360))))" office:value-type="float" office:value="-0.471676357143635" calcext:value-type="float">
            <text:p>-0.4717</text:p>
          </table:table-cell>
          <table:table-cell table:style-name="ce15" table:formula="of:=[.B35]-[.$B$5]" office:value-type="float" office:value="-0.471676357143635" calcext:value-type="float">
            <text:p>-0.4717</text:p>
          </table:table-cell>
          <table:table-cell table:style-name="ce25" table:formula="of:=ABS([.C35])" office:value-type="float" office:value="0.471676357143635" calcext:value-type="float">
            <text:p>0.4717</text:p>
          </table:table-cell>
        </table:table-row>
        <table:table-row table:style-name="ro1">
          <table:table-cell table:style-name="ce36" office:value-type="float" office:value="28" calcext:value-type="float">
            <text:p>28</text:p>
          </table:table-cell>
          <table:table-cell table:style-name="ce15" table:formula="of:=[.$B$2] * SIN(RADIANS(([.A36]/100)*[.$B$1]*360)) *  (1 + ([.$D$2]*SIN(RADIANS(([.A36]/100)*2*[.$B$1]*360))))" office:value-type="float" office:value="-0.793757631803223" calcext:value-type="float">
            <text:p>-0.7938</text:p>
          </table:table-cell>
          <table:table-cell table:style-name="ce15" table:formula="of:=[.B36]-[.$B$5]" office:value-type="float" office:value="-0.793757631803223" calcext:value-type="float">
            <text:p>-0.7938</text:p>
          </table:table-cell>
          <table:table-cell table:style-name="ce25" table:formula="of:=ABS([.C36])" office:value-type="float" office:value="0.793757631803223" calcext:value-type="float">
            <text:p>0.7938</text:p>
          </table:table-cell>
        </table:table-row>
        <table:table-row table:style-name="ro1">
          <table:table-cell table:style-name="ce36" office:value-type="float" office:value="29" calcext:value-type="float">
            <text:p>29</text:p>
          </table:table-cell>
          <table:table-cell table:style-name="ce15" table:formula="of:=[.$B$2] * SIN(RADIANS(([.A37]/100)*[.$B$1]*360)) *  (1 + ([.$D$2]*SIN(RADIANS(([.A37]/100)*2*[.$B$1]*360))))" office:value-type="float" office:value="-1.13729504557951" calcext:value-type="float">
            <text:p>-1.1373</text:p>
          </table:table-cell>
          <table:table-cell table:style-name="ce15" table:formula="of:=[.B37]-[.$B$5]" office:value-type="float" office:value="-1.13729504557951" calcext:value-type="float">
            <text:p>-1.1373</text:p>
          </table:table-cell>
          <table:table-cell table:style-name="ce25" table:formula="of:=ABS([.C37])" office:value-type="float" office:value="1.13729504557951" calcext:value-type="float">
            <text:p>1.1373</text:p>
          </table:table-cell>
        </table:table-row>
        <table:table-row table:style-name="ro1">
          <table:table-cell table:style-name="ce36" office:value-type="float" office:value="30" calcext:value-type="float">
            <text:p>30</text:p>
          </table:table-cell>
          <table:table-cell table:style-name="ce15" table:formula="of:=[.$B$2] * SIN(RADIANS(([.A38]/100)*[.$B$1]*360)) *  (1 + ([.$D$2]*SIN(RADIANS(([.A38]/100)*2*[.$B$1]*360))))" office:value-type="float" office:value="-1.4679068757343" calcext:value-type="float">
            <text:p>-1.4679</text:p>
          </table:table-cell>
          <table:table-cell table:style-name="ce15" table:formula="of:=[.B38]-[.$B$5]" office:value-type="float" office:value="-1.4679068757343" calcext:value-type="float">
            <text:p>-1.4679</text:p>
          </table:table-cell>
          <table:table-cell table:style-name="ce25" table:formula="of:=ABS([.C38])" office:value-type="float" office:value="1.4679068757343" calcext:value-type="float">
            <text:p>1.4679</text:p>
          </table:table-cell>
        </table:table-row>
        <table:table-row table:style-name="ro1">
          <table:table-cell table:style-name="ce36" office:value-type="float" office:value="31" calcext:value-type="float">
            <text:p>31</text:p>
          </table:table-cell>
          <table:table-cell table:style-name="ce15" table:formula="of:=[.$B$2] * SIN(RADIANS(([.A39]/100)*[.$B$1]*360)) *  (1 + ([.$D$2]*SIN(RADIANS(([.A39]/100)*2*[.$B$1]*360))))" office:value-type="float" office:value="-1.75071157057759" calcext:value-type="float">
            <text:p>-1.7507</text:p>
          </table:table-cell>
          <table:table-cell table:style-name="ce15" table:formula="of:=[.B39]-[.$B$5]" office:value-type="float" office:value="-1.75071157057759" calcext:value-type="float">
            <text:p>-1.7507</text:p>
          </table:table-cell>
          <table:table-cell table:style-name="ce25" table:formula="of:=ABS([.C39])" office:value-type="float" office:value="1.75071157057759" calcext:value-type="float">
            <text:p>1.7507</text:p>
          </table:table-cell>
        </table:table-row>
        <table:table-row table:style-name="ro1">
          <table:table-cell table:style-name="ce36" office:value-type="float" office:value="32" calcext:value-type="float">
            <text:p>32</text:p>
          </table:table-cell>
          <table:table-cell table:style-name="ce15" table:formula="of:=[.$B$2] * SIN(RADIANS(([.A40]/100)*[.$B$1]*360)) *  (1 + ([.$D$2]*SIN(RADIANS(([.A40]/100)*2*[.$B$1]*360))))" office:value-type="float" office:value="-1.95504457942024" calcext:value-type="float">
            <text:p>-1.9550</text:p>
          </table:table-cell>
          <table:table-cell table:style-name="ce15" table:formula="of:=[.B40]-[.$B$5]" office:value-type="float" office:value="-1.95504457942024" calcext:value-type="float">
            <text:p>-1.9550</text:p>
          </table:table-cell>
          <table:table-cell table:style-name="ce25" table:formula="of:=ABS([.C40])" office:value-type="float" office:value="1.95504457942024" calcext:value-type="float">
            <text:p>1.9550</text:p>
          </table:table-cell>
        </table:table-row>
        <table:table-row table:style-name="ro1">
          <table:table-cell table:style-name="ce36" office:value-type="float" office:value="33" calcext:value-type="float">
            <text:p>33</text:p>
          </table:table-cell>
          <table:table-cell table:style-name="ce15" table:formula="of:=[.$B$2] * SIN(RADIANS(([.A41]/100)*[.$B$1]*360)) *  (1 + ([.$D$2]*SIN(RADIANS(([.A41]/100)*2*[.$B$1]*360))))" office:value-type="float" office:value="-2.0586223022704" calcext:value-type="float">
            <text:p>-2.0586</text:p>
          </table:table-cell>
          <table:table-cell table:style-name="ce15" table:formula="of:=[.B41]-[.$B$5]" office:value-type="float" office:value="-2.0586223022704" calcext:value-type="float">
            <text:p>-2.0586</text:p>
          </table:table-cell>
          <table:table-cell table:style-name="ce25" table:formula="of:=ABS([.C41])" office:value-type="float" office:value="2.0586223022704" calcext:value-type="float">
            <text:p>2.0586</text:p>
          </table:table-cell>
        </table:table-row>
        <table:table-row table:style-name="ro1">
          <table:table-cell table:style-name="ce36" office:value-type="float" office:value="34" calcext:value-type="float">
            <text:p>34</text:p>
          </table:table-cell>
          <table:table-cell table:style-name="ce15" table:formula="of:=[.$B$2] * SIN(RADIANS(([.A42]/100)*[.$B$1]*360)) *  (1 + ([.$D$2]*SIN(RADIANS(([.A42]/100)*2*[.$B$1]*360))))" office:value-type="float" office:value="-2.05057059688048" calcext:value-type="float">
            <text:p>-2.0506</text:p>
          </table:table-cell>
          <table:table-cell table:style-name="ce15" table:formula="of:=[.B42]-[.$B$5]" office:value-type="float" office:value="-2.05057059688048" calcext:value-type="float">
            <text:p>-2.0506</text:p>
          </table:table-cell>
          <table:table-cell table:style-name="ce25" table:formula="of:=ABS([.C42])" office:value-type="float" office:value="2.05057059688048" calcext:value-type="float">
            <text:p>2.0506</text:p>
          </table:table-cell>
        </table:table-row>
        <table:table-row table:style-name="ro1">
          <table:table-cell table:style-name="ce36" office:value-type="float" office:value="35" calcext:value-type="float">
            <text:p>35</text:p>
          </table:table-cell>
          <table:table-cell table:style-name="ce15" table:formula="of:=[.$B$2] * SIN(RADIANS(([.A43]/100)*[.$B$1]*360)) *  (1 + ([.$D$2]*SIN(RADIANS(([.A43]/100)*2*[.$B$1]*360))))" office:value-type="float" office:value="-1.93289409365773" calcext:value-type="float">
            <text:p>-1.9329</text:p>
          </table:table-cell>
          <table:table-cell table:style-name="ce15" table:formula="of:=[.B43]-[.$B$5]" office:value-type="float" office:value="-1.93289409365773" calcext:value-type="float">
            <text:p>-1.9329</text:p>
          </table:table-cell>
          <table:table-cell table:style-name="ce25" table:formula="of:=ABS([.C43])" office:value-type="float" office:value="1.93289409365773" calcext:value-type="float">
            <text:p>1.9329</text:p>
          </table:table-cell>
        </table:table-row>
        <table:table-row table:style-name="ro1">
          <table:table-cell table:style-name="ce36" office:value-type="float" office:value="36" calcext:value-type="float">
            <text:p>36</text:p>
          </table:table-cell>
          <table:table-cell table:style-name="ce15" table:formula="of:=[.$B$2] * SIN(RADIANS(([.A44]/100)*[.$B$1]*360)) *  (1 + ([.$D$2]*SIN(RADIANS(([.A44]/100)*2*[.$B$1]*360))))" office:value-type="float" office:value="-1.72018087105414" calcext:value-type="float">
            <text:p>-1.7202</text:p>
          </table:table-cell>
          <table:table-cell table:style-name="ce15" table:formula="of:=[.B44]-[.$B$5]" office:value-type="float" office:value="-1.72018087105414" calcext:value-type="float">
            <text:p>-1.7202</text:p>
          </table:table-cell>
          <table:table-cell table:style-name="ce25" table:formula="of:=ABS([.C44])" office:value-type="float" office:value="1.72018087105414" calcext:value-type="float">
            <text:p>1.7202</text:p>
          </table:table-cell>
        </table:table-row>
        <table:table-row table:style-name="ro1">
          <table:table-cell table:style-name="ce36" office:value-type="float" office:value="37" calcext:value-type="float">
            <text:p>37</text:p>
          </table:table-cell>
          <table:table-cell table:style-name="ce15" table:formula="of:=[.$B$2] * SIN(RADIANS(([.A45]/100)*[.$B$1]*360)) *  (1 + ([.$D$2]*SIN(RADIANS(([.A45]/100)*2*[.$B$1]*360))))" office:value-type="float" office:value="-1.43758418622181" calcext:value-type="float">
            <text:p>-1.4376</text:p>
          </table:table-cell>
          <table:table-cell table:style-name="ce15" table:formula="of:=[.B45]-[.$B$5]" office:value-type="float" office:value="-1.43758418622181" calcext:value-type="float">
            <text:p>-1.4376</text:p>
          </table:table-cell>
          <table:table-cell table:style-name="ce25" table:formula="of:=ABS([.C45])" office:value-type="float" office:value="1.43758418622181" calcext:value-type="float">
            <text:p>1.4376</text:p>
          </table:table-cell>
        </table:table-row>
        <table:table-row table:style-name="ro1">
          <table:table-cell table:style-name="ce36" office:value-type="float" office:value="38" calcext:value-type="float">
            <text:p>38</text:p>
          </table:table-cell>
          <table:table-cell table:style-name="ce15" table:formula="of:=[.$B$2] * SIN(RADIANS(([.A46]/100)*[.$B$1]*360)) *  (1 + ([.$D$2]*SIN(RADIANS(([.A46]/100)*2*[.$B$1]*360))))" office:value-type="float" office:value="-1.11736423855456" calcext:value-type="float">
            <text:p>-1.1174</text:p>
          </table:table-cell>
          <table:table-cell table:style-name="ce15" table:formula="of:=[.B46]-[.$B$5]" office:value-type="float" office:value="-1.11736423855456" calcext:value-type="float">
            <text:p>-1.1174</text:p>
          </table:table-cell>
          <table:table-cell table:style-name="ce25" table:formula="of:=ABS([.C46])" office:value-type="float" office:value="1.11736423855456" calcext:value-type="float">
            <text:p>1.1174</text:p>
          </table:table-cell>
        </table:table-row>
        <table:table-row table:style-name="ro1">
          <table:table-cell table:style-name="ce36" office:value-type="float" office:value="39" calcext:value-type="float">
            <text:p>39</text:p>
          </table:table-cell>
          <table:table-cell table:style-name="ce15" table:formula="of:=[.$B$2] * SIN(RADIANS(([.A47]/100)*[.$B$1]*360)) *  (1 + ([.$D$2]*SIN(RADIANS(([.A47]/100)*2*[.$B$1]*360))))" office:value-type="float" office:value="-0.794474490811301" calcext:value-type="float">
            <text:p>-0.7945</text:p>
          </table:table-cell>
          <table:table-cell table:style-name="ce15" table:formula="of:=[.B47]-[.$B$5]" office:value-type="float" office:value="-0.794474490811301" calcext:value-type="float">
            <text:p>-0.7945</text:p>
          </table:table-cell>
          <table:table-cell table:style-name="ce25" table:formula="of:=ABS([.C47])" office:value-type="float" office:value="0.794474490811301" calcext:value-type="float">
            <text:p>0.7945</text:p>
          </table:table-cell>
        </table:table-row>
        <table:table-row table:style-name="ro1">
          <table:table-cell table:style-name="ce36" office:value-type="float" office:value="40" calcext:value-type="float">
            <text:p>40</text:p>
          </table:table-cell>
          <table:table-cell table:style-name="ce15" table:formula="of:=[.$B$2] * SIN(RADIANS(([.A48]/100)*[.$B$1]*360)) *  (1 + ([.$D$2]*SIN(RADIANS(([.A48]/100)*2*[.$B$1]*360))))" office:value-type="float" office:value="-0.501810588057864" calcext:value-type="float">
            <text:p>-0.5018</text:p>
          </table:table-cell>
          <table:table-cell table:style-name="ce15" table:formula="of:=[.B48]-[.$B$5]" office:value-type="float" office:value="-0.501810588057864" calcext:value-type="float">
            <text:p>-0.5018</text:p>
          </table:table-cell>
          <table:table-cell table:style-name="ce25" table:formula="of:=ABS([.C48])" office:value-type="float" office:value="0.501810588057864" calcext:value-type="float">
            <text:p>0.5018</text:p>
          </table:table-cell>
        </table:table-row>
        <table:table-row table:style-name="ro1">
          <table:table-cell table:style-name="ce36" office:value-type="float" office:value="41" calcext:value-type="float">
            <text:p>41</text:p>
          </table:table-cell>
          <table:table-cell table:style-name="ce15" table:formula="of:=[.$B$2] * SIN(RADIANS(([.A49]/100)*[.$B$1]*360)) *  (1 + ([.$D$2]*SIN(RADIANS(([.A49]/100)*2*[.$B$1]*360))))" office:value-type="float" office:value="-0.265786657432536" calcext:value-type="float">
            <text:p>-0.2658</text:p>
          </table:table-cell>
          <table:table-cell table:style-name="ce15" table:formula="of:=[.B49]-[.$B$5]" office:value-type="float" office:value="-0.265786657432536" calcext:value-type="float">
            <text:p>-0.2658</text:p>
          </table:table-cell>
          <table:table-cell table:style-name="ce25" table:formula="of:=ABS([.C49])" office:value-type="float" office:value="0.265786657432536" calcext:value-type="float">
            <text:p>0.2658</text:p>
          </table:table-cell>
        </table:table-row>
        <table:table-row table:style-name="ro1">
          <table:table-cell table:style-name="ce36" office:value-type="float" office:value="42" calcext:value-type="float">
            <text:p>42</text:p>
          </table:table-cell>
          <table:table-cell table:style-name="ce15" table:formula="of:=[.$B$2] * SIN(RADIANS(([.A50]/100)*[.$B$1]*360)) *  (1 + ([.$D$2]*SIN(RADIANS(([.A50]/100)*2*[.$B$1]*360))))" office:value-type="float" office:value="-0.102857187014756" calcext:value-type="float">
            <text:p>-0.1029</text:p>
          </table:table-cell>
          <table:table-cell table:style-name="ce15" table:formula="of:=[.B50]-[.$B$5]" office:value-type="float" office:value="-0.102857187014756" calcext:value-type="float">
            <text:p>-0.1029</text:p>
          </table:table-cell>
          <table:table-cell table:style-name="ce25" table:formula="of:=ABS([.C50])" office:value-type="float" office:value="0.102857187014756" calcext:value-type="float">
            <text:p>0.1029</text:p>
          </table:table-cell>
        </table:table-row>
        <table:table-row table:style-name="ro1">
          <table:table-cell table:style-name="ce36" office:value-type="float" office:value="43" calcext:value-type="float">
            <text:p>43</text:p>
          </table:table-cell>
          <table:table-cell table:style-name="ce15" table:formula="of:=[.$B$2] * SIN(RADIANS(([.A51]/100)*[.$B$1]*360)) *  (1 + ([.$D$2]*SIN(RADIANS(([.A51]/100)*2*[.$B$1]*360))))" office:value-type="float" office:value="-0.017469322085776" calcext:value-type="float">
            <text:p>-0.0175</text:p>
          </table:table-cell>
          <table:table-cell table:style-name="ce15" table:formula="of:=[.B51]-[.$B$5]" office:value-type="float" office:value="-0.0174693220857759" calcext:value-type="float">
            <text:p>-0.0175</text:p>
          </table:table-cell>
          <table:table-cell table:style-name="ce25" table:formula="of:=ABS([.C51])" office:value-type="float" office:value="0.0174693220857759" calcext:value-type="float">
            <text:p>0.0175</text:p>
          </table:table-cell>
        </table:table-row>
        <table:table-row table:style-name="ro1">
          <table:table-cell table:style-name="ce36" office:value-type="float" office:value="44" calcext:value-type="float">
            <text:p>44</text:p>
          </table:table-cell>
          <table:table-cell table:style-name="ce15" table:formula="of:=[.$B$2] * SIN(RADIANS(([.A52]/100)*[.$B$1]*360)) *  (1 + ([.$D$2]*SIN(RADIANS(([.A52]/100)*2*[.$B$1]*360))))" office:value-type="float" office:value="-0.00172902059985672" calcext:value-type="float">
            <text:p>-0.0017</text:p>
          </table:table-cell>
          <table:table-cell table:style-name="ce15" table:formula="of:=[.B52]-[.$B$5]" office:value-type="float" office:value="-0.00172902059985668" calcext:value-type="float">
            <text:p>-0.0017</text:p>
          </table:table-cell>
          <table:table-cell table:style-name="ce25" table:formula="of:=ABS([.C52])" office:value-type="float" office:value="0.00172902059985668" calcext:value-type="float">
            <text:p>0.0017</text:p>
          </table:table-cell>
        </table:table-row>
        <table:table-row table:style-name="ro1">
          <table:table-cell table:style-name="ce36" office:value-type="float" office:value="45" calcext:value-type="float">
            <text:p>45</text:p>
          </table:table-cell>
          <table:table-cell table:style-name="ce15" table:formula="of:=[.$B$2] * SIN(RADIANS(([.A53]/100)*[.$B$1]*360)) *  (1 + ([.$D$2]*SIN(RADIANS(([.A53]/100)*2*[.$B$1]*360))))" office:value-type="float" office:value="-0.0368233701344328" calcext:value-type="float">
            <text:p>-0.0368</text:p>
          </table:table-cell>
          <table:table-cell table:style-name="ce15" table:formula="of:=[.B53]-[.$B$5]" office:value-type="float" office:value="-0.0368233701344327" calcext:value-type="float">
            <text:p>-0.0368</text:p>
          </table:table-cell>
          <table:table-cell table:style-name="ce25" table:formula="of:=ABS([.C53])" office:value-type="float" office:value="0.0368233701344327" calcext:value-type="float">
            <text:p>0.0368</text:p>
          </table:table-cell>
        </table:table-row>
        <table:table-row table:style-name="ro1">
          <table:table-cell table:style-name="ce36" office:value-type="float" office:value="46" calcext:value-type="float">
            <text:p>46</text:p>
          </table:table-cell>
          <table:table-cell table:style-name="ce15" table:formula="of:=[.$B$2] * SIN(RADIANS(([.A54]/100)*[.$B$1]*360)) *  (1 + ([.$D$2]*SIN(RADIANS(([.A54]/100)*2*[.$B$1]*360))))" office:value-type="float" office:value="-0.095994360120883" calcext:value-type="float">
            <text:p>-0.0960</text:p>
          </table:table-cell>
          <table:table-cell table:style-name="ce15" table:formula="of:=[.B54]-[.$B$5]" office:value-type="float" office:value="-0.0959943601208829" calcext:value-type="float">
            <text:p>-0.0960</text:p>
          </table:table-cell>
          <table:table-cell table:style-name="ce25" table:formula="of:=ABS([.C54])" office:value-type="float" office:value="0.0959943601208829" calcext:value-type="float">
            <text:p>0.0960</text:p>
          </table:table-cell>
        </table:table-row>
        <table:table-row table:style-name="ro1">
          <table:table-cell table:style-name="ce36" office:value-type="float" office:value="47" calcext:value-type="float">
            <text:p>47</text:p>
          </table:table-cell>
          <table:table-cell table:style-name="ce15" table:formula="of:=[.$B$2] * SIN(RADIANS(([.A55]/100)*[.$B$1]*360)) *  (1 + ([.$D$2]*SIN(RADIANS(([.A55]/100)*2*[.$B$1]*360))))" office:value-type="float" office:value="-0.148641223069553" calcext:value-type="float">
            <text:p>-0.1486</text:p>
          </table:table-cell>
          <table:table-cell table:style-name="ce15" table:formula="of:=[.B55]-[.$B$5]" office:value-type="float" office:value="-0.148641223069553" calcext:value-type="float">
            <text:p>-0.1486</text:p>
          </table:table-cell>
          <table:table-cell table:style-name="ce25" table:formula="of:=ABS([.C55])" office:value-type="float" office:value="0.148641223069553" calcext:value-type="float">
            <text:p>0.1486</text:p>
          </table:table-cell>
        </table:table-row>
        <table:table-row table:style-name="ro1">
          <table:table-cell table:style-name="ce36" office:value-type="float" office:value="48" calcext:value-type="float">
            <text:p>48</text:p>
          </table:table-cell>
          <table:table-cell table:style-name="ce15" table:formula="of:=[.$B$2] * SIN(RADIANS(([.A56]/100)*[.$B$1]*360)) *  (1 + ([.$D$2]*SIN(RADIANS(([.A56]/100)*2*[.$B$1]*360))))" office:value-type="float" office:value="-0.164969753998394" calcext:value-type="float">
            <text:p>-0.1650</text:p>
          </table:table-cell>
          <table:table-cell table:style-name="ce15" table:formula="of:=[.B56]-[.$B$5]" office:value-type="float" office:value="-0.164969753998394" calcext:value-type="float">
            <text:p>-0.1650</text:p>
          </table:table-cell>
          <table:table-cell table:style-name="ce25" table:formula="of:=ABS([.C56])" office:value-type="float" office:value="0.164969753998394" calcext:value-type="float">
            <text:p>0.1650</text:p>
          </table:table-cell>
        </table:table-row>
        <table:table-row table:style-name="ro1">
          <table:table-cell table:style-name="ce36" office:value-type="float" office:value="49" calcext:value-type="float">
            <text:p>49</text:p>
          </table:table-cell>
          <table:table-cell table:style-name="ce15" table:formula="of:=[.$B$2] * SIN(RADIANS(([.A57]/100)*[.$B$1]*360)) *  (1 + ([.$D$2]*SIN(RADIANS(([.A57]/100)*2*[.$B$1]*360))))" office:value-type="float" office:value="-0.120530081089525" calcext:value-type="float">
            <text:p>-0.1205</text:p>
          </table:table-cell>
          <table:table-cell table:style-name="ce15" table:formula="of:=[.B57]-[.$B$5]" office:value-type="float" office:value="-0.120530081089525" calcext:value-type="float">
            <text:p>-0.1205</text:p>
          </table:table-cell>
          <table:table-cell table:style-name="ce25" table:formula="of:=ABS([.C57])" office:value-type="float" office:value="0.120530081089525" calcext:value-type="float">
            <text:p>0.1205</text:p>
          </table:table-cell>
        </table:table-row>
        <table:table-row table:style-name="ro1">
          <table:table-cell table:style-name="ce36" office:value-type="float" office:value="50" calcext:value-type="float">
            <text:p>50</text:p>
          </table:table-cell>
          <table:table-cell table:style-name="ce15" table:formula="of:=[.$B$2] * SIN(RADIANS(([.A58]/100)*[.$B$1]*360)) *  (1 + ([.$D$2]*SIN(RADIANS(([.A58]/100)*2*[.$B$1]*360))))" office:value-type="float" office:value="-3.13509580581722E-016" calcext:value-type="float">
            <text:p>0.0000</text:p>
          </table:table-cell>
          <table:table-cell table:style-name="ce15" table:formula="of:=[.B58]-[.$B$5]" office:value-type="float" office:value="-2.7503650547095E-016" calcext:value-type="float">
            <text:p>0.0000</text:p>
          </table:table-cell>
          <table:table-cell table:style-name="ce25" table:formula="of:=ABS([.C58])" office:value-type="float" office:value="2.7503650547095E-016" calcext:value-type="float">
            <text:p>0.0000</text:p>
          </table:table-cell>
        </table:table-row>
        <table:table-row table:style-name="ro1">
          <table:table-cell table:style-name="ce36" office:value-type="float" office:value="51" calcext:value-type="float">
            <text:p>51</text:p>
          </table:table-cell>
          <table:table-cell table:style-name="ce15" table:formula="of:=[.$B$2] * SIN(RADIANS(([.A59]/100)*[.$B$1]*360)) *  (1 + ([.$D$2]*SIN(RADIANS(([.A59]/100)*2*[.$B$1]*360))))" office:value-type="float" office:value="0.200322996835094" calcext:value-type="float">
            <text:p>0.2003</text:p>
          </table:table-cell>
          <table:table-cell table:style-name="ce15" table:formula="of:=[.B59]-[.$B$5]" office:value-type="float" office:value="0.200322996835094" calcext:value-type="float">
            <text:p>0.2003</text:p>
          </table:table-cell>
          <table:table-cell table:style-name="ce25" table:formula="of:=ABS([.C59])" office:value-type="float" office:value="0.200322996835094" calcext:value-type="float">
            <text:p>0.2003</text:p>
          </table:table-cell>
        </table:table-row>
        <table:table-row table:style-name="ro1">
          <table:table-cell table:style-name="ce36" office:value-type="float" office:value="52" calcext:value-type="float">
            <text:p>52</text:p>
          </table:table-cell>
          <table:table-cell table:style-name="ce15" table:formula="of:=[.$B$2] * SIN(RADIANS(([.A60]/100)*[.$B$1]*360)) *  (1 + ([.$D$2]*SIN(RADIANS(([.A60]/100)*2*[.$B$1]*360))))" office:value-type="float" office:value="0.471676357143635" calcext:value-type="float">
            <text:p>0.4717</text:p>
          </table:table-cell>
          <table:table-cell table:style-name="ce15" table:formula="of:=[.B60]-[.$B$5]" office:value-type="float" office:value="0.471676357143635" calcext:value-type="float">
            <text:p>0.4717</text:p>
          </table:table-cell>
          <table:table-cell table:style-name="ce25" table:formula="of:=ABS([.C60])" office:value-type="float" office:value="0.471676357143635" calcext:value-type="float">
            <text:p>0.4717</text:p>
          </table:table-cell>
        </table:table-row>
        <table:table-row table:style-name="ro1">
          <table:table-cell table:style-name="ce36" office:value-type="float" office:value="53" calcext:value-type="float">
            <text:p>53</text:p>
          </table:table-cell>
          <table:table-cell table:style-name="ce15" table:formula="of:=[.$B$2] * SIN(RADIANS(([.A61]/100)*[.$B$1]*360)) *  (1 + ([.$D$2]*SIN(RADIANS(([.A61]/100)*2*[.$B$1]*360))))" office:value-type="float" office:value="0.793757631803223" calcext:value-type="float">
            <text:p>0.7938</text:p>
          </table:table-cell>
          <table:table-cell table:style-name="ce15" table:formula="of:=[.B61]-[.$B$5]" office:value-type="float" office:value="0.793757631803223" calcext:value-type="float">
            <text:p>0.7938</text:p>
          </table:table-cell>
          <table:table-cell table:style-name="ce25" table:formula="of:=ABS([.C61])" office:value-type="float" office:value="0.793757631803223" calcext:value-type="float">
            <text:p>0.7938</text:p>
          </table:table-cell>
        </table:table-row>
        <table:table-row table:style-name="ro1">
          <table:table-cell table:style-name="ce36" office:value-type="float" office:value="54" calcext:value-type="float">
            <text:p>54</text:p>
          </table:table-cell>
          <table:table-cell table:style-name="ce15" table:formula="of:=[.$B$2] * SIN(RADIANS(([.A62]/100)*[.$B$1]*360)) *  (1 + ([.$D$2]*SIN(RADIANS(([.A62]/100)*2*[.$B$1]*360))))" office:value-type="float" office:value="1.13729504557951" calcext:value-type="float">
            <text:p>1.1373</text:p>
          </table:table-cell>
          <table:table-cell table:style-name="ce15" table:formula="of:=[.B62]-[.$B$5]" office:value-type="float" office:value="1.13729504557951" calcext:value-type="float">
            <text:p>1.1373</text:p>
          </table:table-cell>
          <table:table-cell table:style-name="ce25" table:formula="of:=ABS([.C62])" office:value-type="float" office:value="1.13729504557951" calcext:value-type="float">
            <text:p>1.1373</text:p>
          </table:table-cell>
        </table:table-row>
        <table:table-row table:style-name="ro1">
          <table:table-cell table:style-name="ce36" office:value-type="float" office:value="55" calcext:value-type="float">
            <text:p>55</text:p>
          </table:table-cell>
          <table:table-cell table:style-name="ce15" table:formula="of:=[.$B$2] * SIN(RADIANS(([.A63]/100)*[.$B$1]*360)) *  (1 + ([.$D$2]*SIN(RADIANS(([.A63]/100)*2*[.$B$1]*360))))" office:value-type="float" office:value="1.4679068757343" calcext:value-type="float">
            <text:p>1.4679</text:p>
          </table:table-cell>
          <table:table-cell table:style-name="ce15" table:formula="of:=[.B63]-[.$B$5]" office:value-type="float" office:value="1.4679068757343" calcext:value-type="float">
            <text:p>1.4679</text:p>
          </table:table-cell>
          <table:table-cell table:style-name="ce25" table:formula="of:=ABS([.C63])" office:value-type="float" office:value="1.4679068757343" calcext:value-type="float">
            <text:p>1.4679</text:p>
          </table:table-cell>
        </table:table-row>
        <table:table-row table:style-name="ro1">
          <table:table-cell table:style-name="ce36" office:value-type="float" office:value="56" calcext:value-type="float">
            <text:p>56</text:p>
          </table:table-cell>
          <table:table-cell table:style-name="ce15" table:formula="of:=[.$B$2] * SIN(RADIANS(([.A64]/100)*[.$B$1]*360)) *  (1 + ([.$D$2]*SIN(RADIANS(([.A64]/100)*2*[.$B$1]*360))))" office:value-type="float" office:value="1.75071157057759" calcext:value-type="float">
            <text:p>1.7507</text:p>
          </table:table-cell>
          <table:table-cell table:style-name="ce15" table:formula="of:=[.B64]-[.$B$5]" office:value-type="float" office:value="1.75071157057759" calcext:value-type="float">
            <text:p>1.7507</text:p>
          </table:table-cell>
          <table:table-cell table:style-name="ce25" table:formula="of:=ABS([.C64])" office:value-type="float" office:value="1.75071157057759" calcext:value-type="float">
            <text:p>1.7507</text:p>
          </table:table-cell>
        </table:table-row>
        <table:table-row table:style-name="ro1">
          <table:table-cell table:style-name="ce36" office:value-type="float" office:value="57" calcext:value-type="float">
            <text:p>57</text:p>
          </table:table-cell>
          <table:table-cell table:style-name="ce15" table:formula="of:=[.$B$2] * SIN(RADIANS(([.A65]/100)*[.$B$1]*360)) *  (1 + ([.$D$2]*SIN(RADIANS(([.A65]/100)*2*[.$B$1]*360))))" office:value-type="float" office:value="1.95504457942024" calcext:value-type="float">
            <text:p>1.9550</text:p>
          </table:table-cell>
          <table:table-cell table:style-name="ce15" table:formula="of:=[.B65]-[.$B$5]" office:value-type="float" office:value="1.95504457942024" calcext:value-type="float">
            <text:p>1.9550</text:p>
          </table:table-cell>
          <table:table-cell table:style-name="ce25" table:formula="of:=ABS([.C65])" office:value-type="float" office:value="1.95504457942024" calcext:value-type="float">
            <text:p>1.9550</text:p>
          </table:table-cell>
        </table:table-row>
        <table:table-row table:style-name="ro1">
          <table:table-cell table:style-name="ce36" office:value-type="float" office:value="58" calcext:value-type="float">
            <text:p>58</text:p>
          </table:table-cell>
          <table:table-cell table:style-name="ce15" table:formula="of:=[.$B$2] * SIN(RADIANS(([.A66]/100)*[.$B$1]*360)) *  (1 + ([.$D$2]*SIN(RADIANS(([.A66]/100)*2*[.$B$1]*360))))" office:value-type="float" office:value="2.0586223022704" calcext:value-type="float">
            <text:p>2.0586</text:p>
          </table:table-cell>
          <table:table-cell table:style-name="ce15" table:formula="of:=[.B66]-[.$B$5]" office:value-type="float" office:value="2.0586223022704" calcext:value-type="float">
            <text:p>2.0586</text:p>
          </table:table-cell>
          <table:table-cell table:style-name="ce25" table:formula="of:=ABS([.C66])" office:value-type="float" office:value="2.0586223022704" calcext:value-type="float">
            <text:p>2.0586</text:p>
          </table:table-cell>
        </table:table-row>
        <table:table-row table:style-name="ro1">
          <table:table-cell table:style-name="ce36" office:value-type="float" office:value="59" calcext:value-type="float">
            <text:p>59</text:p>
          </table:table-cell>
          <table:table-cell table:style-name="ce15" table:formula="of:=[.$B$2] * SIN(RADIANS(([.A67]/100)*[.$B$1]*360)) *  (1 + ([.$D$2]*SIN(RADIANS(([.A67]/100)*2*[.$B$1]*360))))" office:value-type="float" office:value="2.05057059688048" calcext:value-type="float">
            <text:p>2.0506</text:p>
          </table:table-cell>
          <table:table-cell table:style-name="ce15" table:formula="of:=[.B67]-[.$B$5]" office:value-type="float" office:value="2.05057059688048" calcext:value-type="float">
            <text:p>2.0506</text:p>
          </table:table-cell>
          <table:table-cell table:style-name="ce25" table:formula="of:=ABS([.C67])" office:value-type="float" office:value="2.05057059688048" calcext:value-type="float">
            <text:p>2.0506</text:p>
          </table:table-cell>
        </table:table-row>
        <table:table-row table:style-name="ro1">
          <table:table-cell table:style-name="ce36" office:value-type="float" office:value="60" calcext:value-type="float">
            <text:p>60</text:p>
          </table:table-cell>
          <table:table-cell table:style-name="ce15" table:formula="of:=[.$B$2] * SIN(RADIANS(([.A68]/100)*[.$B$1]*360)) *  (1 + ([.$D$2]*SIN(RADIANS(([.A68]/100)*2*[.$B$1]*360))))" office:value-type="float" office:value="1.93289409365773" calcext:value-type="float">
            <text:p>1.9329</text:p>
          </table:table-cell>
          <table:table-cell table:style-name="ce15" table:formula="of:=[.B68]-[.$B$5]" office:value-type="float" office:value="1.93289409365773" calcext:value-type="float">
            <text:p>1.9329</text:p>
          </table:table-cell>
          <table:table-cell table:style-name="ce25" table:formula="of:=ABS([.C68])" office:value-type="float" office:value="1.93289409365773" calcext:value-type="float">
            <text:p>1.9329</text:p>
          </table:table-cell>
        </table:table-row>
        <table:table-row table:style-name="ro1">
          <table:table-cell table:style-name="ce36" office:value-type="float" office:value="61" calcext:value-type="float">
            <text:p>61</text:p>
          </table:table-cell>
          <table:table-cell table:style-name="ce15" table:formula="of:=[.$B$2] * SIN(RADIANS(([.A69]/100)*[.$B$1]*360)) *  (1 + ([.$D$2]*SIN(RADIANS(([.A69]/100)*2*[.$B$1]*360))))" office:value-type="float" office:value="1.72018087105414" calcext:value-type="float">
            <text:p>1.7202</text:p>
          </table:table-cell>
          <table:table-cell table:style-name="ce15" table:formula="of:=[.B69]-[.$B$5]" office:value-type="float" office:value="1.72018087105414" calcext:value-type="float">
            <text:p>1.7202</text:p>
          </table:table-cell>
          <table:table-cell table:style-name="ce25" table:formula="of:=ABS([.C69])" office:value-type="float" office:value="1.72018087105414" calcext:value-type="float">
            <text:p>1.7202</text:p>
          </table:table-cell>
        </table:table-row>
        <table:table-row table:style-name="ro1">
          <table:table-cell table:style-name="ce36" office:value-type="float" office:value="62" calcext:value-type="float">
            <text:p>62</text:p>
          </table:table-cell>
          <table:table-cell table:style-name="ce15" table:formula="of:=[.$B$2] * SIN(RADIANS(([.A70]/100)*[.$B$1]*360)) *  (1 + ([.$D$2]*SIN(RADIANS(([.A70]/100)*2*[.$B$1]*360))))" office:value-type="float" office:value="1.43758418622181" calcext:value-type="float">
            <text:p>1.4376</text:p>
          </table:table-cell>
          <table:table-cell table:style-name="ce15" table:formula="of:=[.B70]-[.$B$5]" office:value-type="float" office:value="1.43758418622181" calcext:value-type="float">
            <text:p>1.4376</text:p>
          </table:table-cell>
          <table:table-cell table:style-name="ce25" table:formula="of:=ABS([.C70])" office:value-type="float" office:value="1.43758418622181" calcext:value-type="float">
            <text:p>1.4376</text:p>
          </table:table-cell>
        </table:table-row>
        <table:table-row table:style-name="ro1">
          <table:table-cell table:style-name="ce36" office:value-type="float" office:value="63" calcext:value-type="float">
            <text:p>63</text:p>
          </table:table-cell>
          <table:table-cell table:style-name="ce15" table:formula="of:=[.$B$2] * SIN(RADIANS(([.A71]/100)*[.$B$1]*360)) *  (1 + ([.$D$2]*SIN(RADIANS(([.A71]/100)*2*[.$B$1]*360))))" office:value-type="float" office:value="1.11736423855457" calcext:value-type="float">
            <text:p>1.1174</text:p>
          </table:table-cell>
          <table:table-cell table:style-name="ce15" table:formula="of:=[.B71]-[.$B$5]" office:value-type="float" office:value="1.11736423855457" calcext:value-type="float">
            <text:p>1.1174</text:p>
          </table:table-cell>
          <table:table-cell table:style-name="ce25" table:formula="of:=ABS([.C71])" office:value-type="float" office:value="1.11736423855457" calcext:value-type="float">
            <text:p>1.1174</text:p>
          </table:table-cell>
        </table:table-row>
        <table:table-row table:style-name="ro1">
          <table:table-cell table:style-name="ce36" office:value-type="float" office:value="64" calcext:value-type="float">
            <text:p>64</text:p>
          </table:table-cell>
          <table:table-cell table:style-name="ce15" table:formula="of:=[.$B$2] * SIN(RADIANS(([.A72]/100)*[.$B$1]*360)) *  (1 + ([.$D$2]*SIN(RADIANS(([.A72]/100)*2*[.$B$1]*360))))" office:value-type="float" office:value="0.794474490811299" calcext:value-type="float">
            <text:p>0.7945</text:p>
          </table:table-cell>
          <table:table-cell table:style-name="ce15" table:formula="of:=[.B72]-[.$B$5]" office:value-type="float" office:value="0.794474490811299" calcext:value-type="float">
            <text:p>0.7945</text:p>
          </table:table-cell>
          <table:table-cell table:style-name="ce25" table:formula="of:=ABS([.C72])" office:value-type="float" office:value="0.794474490811299" calcext:value-type="float">
            <text:p>0.7945</text:p>
          </table:table-cell>
        </table:table-row>
        <table:table-row table:style-name="ro1">
          <table:table-cell table:style-name="ce36" office:value-type="float" office:value="65" calcext:value-type="float">
            <text:p>65</text:p>
          </table:table-cell>
          <table:table-cell table:style-name="ce15" table:formula="of:=[.$B$2] * SIN(RADIANS(([.A73]/100)*[.$B$1]*360)) *  (1 + ([.$D$2]*SIN(RADIANS(([.A73]/100)*2*[.$B$1]*360))))" office:value-type="float" office:value="0.501810588057865" calcext:value-type="float">
            <text:p>0.5018</text:p>
          </table:table-cell>
          <table:table-cell table:style-name="ce15" table:formula="of:=[.B73]-[.$B$5]" office:value-type="float" office:value="0.501810588057865" calcext:value-type="float">
            <text:p>0.5018</text:p>
          </table:table-cell>
          <table:table-cell table:style-name="ce25" table:formula="of:=ABS([.C73])" office:value-type="float" office:value="0.501810588057865" calcext:value-type="float">
            <text:p>0.5018</text:p>
          </table:table-cell>
        </table:table-row>
        <table:table-row table:style-name="ro1">
          <table:table-cell table:style-name="ce36" office:value-type="float" office:value="66" calcext:value-type="float">
            <text:p>66</text:p>
          </table:table-cell>
          <table:table-cell table:style-name="ce15" table:formula="of:=[.$B$2] * SIN(RADIANS(([.A74]/100)*[.$B$1]*360)) *  (1 + ([.$D$2]*SIN(RADIANS(([.A74]/100)*2*[.$B$1]*360))))" office:value-type="float" office:value="0.265786657432533" calcext:value-type="float">
            <text:p>0.2658</text:p>
          </table:table-cell>
          <table:table-cell table:style-name="ce15" table:formula="of:=[.B74]-[.$B$5]" office:value-type="float" office:value="0.265786657432533" calcext:value-type="float">
            <text:p>0.2658</text:p>
          </table:table-cell>
          <table:table-cell table:style-name="ce25" table:formula="of:=ABS([.C74])" office:value-type="float" office:value="0.265786657432533" calcext:value-type="float">
            <text:p>0.2658</text:p>
          </table:table-cell>
        </table:table-row>
        <table:table-row table:style-name="ro1">
          <table:table-cell table:style-name="ce36" office:value-type="float" office:value="67" calcext:value-type="float">
            <text:p>67</text:p>
          </table:table-cell>
          <table:table-cell table:style-name="ce15" table:formula="of:=[.$B$2] * SIN(RADIANS(([.A75]/100)*[.$B$1]*360)) *  (1 + ([.$D$2]*SIN(RADIANS(([.A75]/100)*2*[.$B$1]*360))))" office:value-type="float" office:value="0.102857187014756" calcext:value-type="float">
            <text:p>0.1029</text:p>
          </table:table-cell>
          <table:table-cell table:style-name="ce15" table:formula="of:=[.B75]-[.$B$5]" office:value-type="float" office:value="0.102857187014756" calcext:value-type="float">
            <text:p>0.1029</text:p>
          </table:table-cell>
          <table:table-cell table:style-name="ce25" table:formula="of:=ABS([.C75])" office:value-type="float" office:value="0.102857187014756" calcext:value-type="float">
            <text:p>0.1029</text:p>
          </table:table-cell>
        </table:table-row>
        <table:table-row table:style-name="ro1">
          <table:table-cell table:style-name="ce36" office:value-type="float" office:value="68" calcext:value-type="float">
            <text:p>68</text:p>
          </table:table-cell>
          <table:table-cell table:style-name="ce15" table:formula="of:=[.$B$2] * SIN(RADIANS(([.A76]/100)*[.$B$1]*360)) *  (1 + ([.$D$2]*SIN(RADIANS(([.A76]/100)*2*[.$B$1]*360))))" office:value-type="float" office:value="0.0174693220857757" calcext:value-type="float">
            <text:p>0.0175</text:p>
          </table:table-cell>
          <table:table-cell table:style-name="ce15" table:formula="of:=[.B76]-[.$B$5]" office:value-type="float" office:value="0.0174693220857758" calcext:value-type="float">
            <text:p>0.0175</text:p>
          </table:table-cell>
          <table:table-cell table:style-name="ce25" table:formula="of:=ABS([.C76])" office:value-type="float" office:value="0.0174693220857758" calcext:value-type="float">
            <text:p>0.0175</text:p>
          </table:table-cell>
        </table:table-row>
        <table:table-row table:style-name="ro1">
          <table:table-cell table:style-name="ce36" office:value-type="float" office:value="69" calcext:value-type="float">
            <text:p>69</text:p>
          </table:table-cell>
          <table:table-cell table:style-name="ce15" table:formula="of:=[.$B$2] * SIN(RADIANS(([.A77]/100)*[.$B$1]*360)) *  (1 + ([.$D$2]*SIN(RADIANS(([.A77]/100)*2*[.$B$1]*360))))" office:value-type="float" office:value="0.00172902059985652" calcext:value-type="float">
            <text:p>0.0017</text:p>
          </table:table-cell>
          <table:table-cell table:style-name="ce15" table:formula="of:=[.B77]-[.$B$5]" office:value-type="float" office:value="0.00172902059985656" calcext:value-type="float">
            <text:p>0.0017</text:p>
          </table:table-cell>
          <table:table-cell table:style-name="ce25" table:formula="of:=ABS([.C77])" office:value-type="float" office:value="0.00172902059985656" calcext:value-type="float">
            <text:p>0.0017</text:p>
          </table:table-cell>
        </table:table-row>
        <table:table-row table:style-name="ro1">
          <table:table-cell table:style-name="ce36" office:value-type="float" office:value="70" calcext:value-type="float">
            <text:p>70</text:p>
          </table:table-cell>
          <table:table-cell table:style-name="ce15" table:formula="of:=[.$B$2] * SIN(RADIANS(([.A78]/100)*[.$B$1]*360)) *  (1 + ([.$D$2]*SIN(RADIANS(([.A78]/100)*2*[.$B$1]*360))))" office:value-type="float" office:value="0.0368233701344328" calcext:value-type="float">
            <text:p>0.0368</text:p>
          </table:table-cell>
          <table:table-cell table:style-name="ce15" table:formula="of:=[.B78]-[.$B$5]" office:value-type="float" office:value="0.0368233701344328" calcext:value-type="float">
            <text:p>0.0368</text:p>
          </table:table-cell>
          <table:table-cell table:style-name="ce25" table:formula="of:=ABS([.C78])" office:value-type="float" office:value="0.0368233701344328" calcext:value-type="float">
            <text:p>0.0368</text:p>
          </table:table-cell>
        </table:table-row>
        <table:table-row table:style-name="ro1">
          <table:table-cell table:style-name="ce36" office:value-type="float" office:value="71" calcext:value-type="float">
            <text:p>71</text:p>
          </table:table-cell>
          <table:table-cell table:style-name="ce15" table:formula="of:=[.$B$2] * SIN(RADIANS(([.A79]/100)*[.$B$1]*360)) *  (1 + ([.$D$2]*SIN(RADIANS(([.A79]/100)*2*[.$B$1]*360))))" office:value-type="float" office:value="0.0959943601208829" calcext:value-type="float">
            <text:p>0.0960</text:p>
          </table:table-cell>
          <table:table-cell table:style-name="ce15" table:formula="of:=[.B79]-[.$B$5]" office:value-type="float" office:value="0.095994360120883" calcext:value-type="float">
            <text:p>0.0960</text:p>
          </table:table-cell>
          <table:table-cell table:style-name="ce25" table:formula="of:=ABS([.C79])" office:value-type="float" office:value="0.095994360120883" calcext:value-type="float">
            <text:p>0.0960</text:p>
          </table:table-cell>
        </table:table-row>
        <table:table-row table:style-name="ro1">
          <table:table-cell table:style-name="ce36" office:value-type="float" office:value="72" calcext:value-type="float">
            <text:p>72</text:p>
          </table:table-cell>
          <table:table-cell table:style-name="ce15" table:formula="of:=[.$B$2] * SIN(RADIANS(([.A80]/100)*[.$B$1]*360)) *  (1 + ([.$D$2]*SIN(RADIANS(([.A80]/100)*2*[.$B$1]*360))))" office:value-type="float" office:value="0.148641223069553" calcext:value-type="float">
            <text:p>0.1486</text:p>
          </table:table-cell>
          <table:table-cell table:style-name="ce15" table:formula="of:=[.B80]-[.$B$5]" office:value-type="float" office:value="0.148641223069553" calcext:value-type="float">
            <text:p>0.1486</text:p>
          </table:table-cell>
          <table:table-cell table:style-name="ce25" table:formula="of:=ABS([.C80])" office:value-type="float" office:value="0.148641223069553" calcext:value-type="float">
            <text:p>0.1486</text:p>
          </table:table-cell>
        </table:table-row>
        <table:table-row table:style-name="ro1">
          <table:table-cell table:style-name="ce36" office:value-type="float" office:value="73" calcext:value-type="float">
            <text:p>73</text:p>
          </table:table-cell>
          <table:table-cell table:style-name="ce15" table:formula="of:=[.$B$2] * SIN(RADIANS(([.A81]/100)*[.$B$1]*360)) *  (1 + ([.$D$2]*SIN(RADIANS(([.A81]/100)*2*[.$B$1]*360))))" office:value-type="float" office:value="0.164969753998394" calcext:value-type="float">
            <text:p>0.1650</text:p>
          </table:table-cell>
          <table:table-cell table:style-name="ce15" table:formula="of:=[.B81]-[.$B$5]" office:value-type="float" office:value="0.164969753998394" calcext:value-type="float">
            <text:p>0.1650</text:p>
          </table:table-cell>
          <table:table-cell table:style-name="ce25" table:formula="of:=ABS([.C81])" office:value-type="float" office:value="0.164969753998394" calcext:value-type="float">
            <text:p>0.1650</text:p>
          </table:table-cell>
        </table:table-row>
        <table:table-row table:style-name="ro1">
          <table:table-cell table:style-name="ce36" office:value-type="float" office:value="74" calcext:value-type="float">
            <text:p>74</text:p>
          </table:table-cell>
          <table:table-cell table:style-name="ce15" table:formula="of:=[.$B$2] * SIN(RADIANS(([.A82]/100)*[.$B$1]*360)) *  (1 + ([.$D$2]*SIN(RADIANS(([.A82]/100)*2*[.$B$1]*360))))" office:value-type="float" office:value="0.120530081089524" calcext:value-type="float">
            <text:p>0.1205</text:p>
          </table:table-cell>
          <table:table-cell table:style-name="ce15" table:formula="of:=[.B82]-[.$B$5]" office:value-type="float" office:value="0.120530081089524" calcext:value-type="float">
            <text:p>0.1205</text:p>
          </table:table-cell>
          <table:table-cell table:style-name="ce25" table:formula="of:=ABS([.C82])" office:value-type="float" office:value="0.120530081089524" calcext:value-type="float">
            <text:p>0.1205</text:p>
          </table:table-cell>
        </table:table-row>
        <table:table-row table:style-name="ro1">
          <table:table-cell table:style-name="ce36" office:value-type="float" office:value="75" calcext:value-type="float">
            <text:p>75</text:p>
          </table:table-cell>
          <table:table-cell table:style-name="ce15" table:formula="of:=[.$B$2] * SIN(RADIANS(([.A83]/100)*[.$B$1]*360)) *  (1 + ([.$D$2]*SIN(RADIANS(([.A83]/100)*2*[.$B$1]*360))))" office:value-type="float" office:value="4.70264370872583E-016" calcext:value-type="float">
            <text:p>0.0000</text:p>
          </table:table-cell>
          <table:table-cell table:style-name="ce15" table:formula="of:=[.B83]-[.$B$5]" office:value-type="float" office:value="5.08737445983356E-016" calcext:value-type="float">
            <text:p>0.0000</text:p>
          </table:table-cell>
          <table:table-cell table:style-name="ce25" table:formula="of:=ABS([.C83])" office:value-type="float" office:value="5.08737445983356E-016" calcext:value-type="float">
            <text:p>0.0000</text:p>
          </table:table-cell>
        </table:table-row>
        <table:table-row table:style-name="ro1">
          <table:table-cell table:style-name="ce36" office:value-type="float" office:value="76" calcext:value-type="float">
            <text:p>76</text:p>
          </table:table-cell>
          <table:table-cell table:style-name="ce15" table:formula="of:=[.$B$2] * SIN(RADIANS(([.A84]/100)*[.$B$1]*360)) *  (1 + ([.$D$2]*SIN(RADIANS(([.A84]/100)*2*[.$B$1]*360))))" office:value-type="float" office:value="-0.200322996835092" calcext:value-type="float">
            <text:p>-0.2003</text:p>
          </table:table-cell>
          <table:table-cell table:style-name="ce15" table:formula="of:=[.B84]-[.$B$5]" office:value-type="float" office:value="-0.200322996835092" calcext:value-type="float">
            <text:p>-0.2003</text:p>
          </table:table-cell>
          <table:table-cell table:style-name="ce25" table:formula="of:=ABS([.C84])" office:value-type="float" office:value="0.200322996835092" calcext:value-type="float">
            <text:p>0.2003</text:p>
          </table:table-cell>
        </table:table-row>
        <table:table-row table:style-name="ro1">
          <table:table-cell table:style-name="ce36" office:value-type="float" office:value="77" calcext:value-type="float">
            <text:p>77</text:p>
          </table:table-cell>
          <table:table-cell table:style-name="ce15" table:formula="of:=[.$B$2] * SIN(RADIANS(([.A85]/100)*[.$B$1]*360)) *  (1 + ([.$D$2]*SIN(RADIANS(([.A85]/100)*2*[.$B$1]*360))))" office:value-type="float" office:value="-0.471676357143635" calcext:value-type="float">
            <text:p>-0.4717</text:p>
          </table:table-cell>
          <table:table-cell table:style-name="ce15" table:formula="of:=[.B85]-[.$B$5]" office:value-type="float" office:value="-0.471676357143635" calcext:value-type="float">
            <text:p>-0.4717</text:p>
          </table:table-cell>
          <table:table-cell table:style-name="ce25" table:formula="of:=ABS([.C85])" office:value-type="float" office:value="0.471676357143635" calcext:value-type="float">
            <text:p>0.4717</text:p>
          </table:table-cell>
        </table:table-row>
        <table:table-row table:style-name="ro1">
          <table:table-cell table:style-name="ce36" office:value-type="float" office:value="78" calcext:value-type="float">
            <text:p>78</text:p>
          </table:table-cell>
          <table:table-cell table:style-name="ce15" table:formula="of:=[.$B$2] * SIN(RADIANS(([.A86]/100)*[.$B$1]*360)) *  (1 + ([.$D$2]*SIN(RADIANS(([.A86]/100)*2*[.$B$1]*360))))" office:value-type="float" office:value="-0.79375763180322" calcext:value-type="float">
            <text:p>-0.7938</text:p>
          </table:table-cell>
          <table:table-cell table:style-name="ce15" table:formula="of:=[.B86]-[.$B$5]" office:value-type="float" office:value="-0.79375763180322" calcext:value-type="float">
            <text:p>-0.7938</text:p>
          </table:table-cell>
          <table:table-cell table:style-name="ce25" table:formula="of:=ABS([.C86])" office:value-type="float" office:value="0.79375763180322" calcext:value-type="float">
            <text:p>0.7938</text:p>
          </table:table-cell>
        </table:table-row>
        <table:table-row table:style-name="ro1">
          <table:table-cell table:style-name="ce36" office:value-type="float" office:value="79" calcext:value-type="float">
            <text:p>79</text:p>
          </table:table-cell>
          <table:table-cell table:style-name="ce15" table:formula="of:=[.$B$2] * SIN(RADIANS(([.A87]/100)*[.$B$1]*360)) *  (1 + ([.$D$2]*SIN(RADIANS(([.A87]/100)*2*[.$B$1]*360))))" office:value-type="float" office:value="-1.13729504557951" calcext:value-type="float">
            <text:p>-1.1373</text:p>
          </table:table-cell>
          <table:table-cell table:style-name="ce15" table:formula="of:=[.B87]-[.$B$5]" office:value-type="float" office:value="-1.13729504557951" calcext:value-type="float">
            <text:p>-1.1373</text:p>
          </table:table-cell>
          <table:table-cell table:style-name="ce25" table:formula="of:=ABS([.C87])" office:value-type="float" office:value="1.13729504557951" calcext:value-type="float">
            <text:p>1.1373</text:p>
          </table:table-cell>
        </table:table-row>
        <table:table-row table:style-name="ro1">
          <table:table-cell table:style-name="ce36" office:value-type="float" office:value="80" calcext:value-type="float">
            <text:p>80</text:p>
          </table:table-cell>
          <table:table-cell table:style-name="ce15" table:formula="of:=[.$B$2] * SIN(RADIANS(([.A88]/100)*[.$B$1]*360)) *  (1 + ([.$D$2]*SIN(RADIANS(([.A88]/100)*2*[.$B$1]*360))))" office:value-type="float" office:value="-1.4679068757343" calcext:value-type="float">
            <text:p>-1.4679</text:p>
          </table:table-cell>
          <table:table-cell table:style-name="ce15" table:formula="of:=[.B88]-[.$B$5]" office:value-type="float" office:value="-1.4679068757343" calcext:value-type="float">
            <text:p>-1.4679</text:p>
          </table:table-cell>
          <table:table-cell table:style-name="ce25" table:formula="of:=ABS([.C88])" office:value-type="float" office:value="1.4679068757343" calcext:value-type="float">
            <text:p>1.4679</text:p>
          </table:table-cell>
        </table:table-row>
        <table:table-row table:style-name="ro1">
          <table:table-cell table:style-name="ce36" office:value-type="float" office:value="81" calcext:value-type="float">
            <text:p>81</text:p>
          </table:table-cell>
          <table:table-cell table:style-name="ce15" table:formula="of:=[.$B$2] * SIN(RADIANS(([.A89]/100)*[.$B$1]*360)) *  (1 + ([.$D$2]*SIN(RADIANS(([.A89]/100)*2*[.$B$1]*360))))" office:value-type="float" office:value="-1.75071157057759" calcext:value-type="float">
            <text:p>-1.7507</text:p>
          </table:table-cell>
          <table:table-cell table:style-name="ce15" table:formula="of:=[.B89]-[.$B$5]" office:value-type="float" office:value="-1.75071157057759" calcext:value-type="float">
            <text:p>-1.7507</text:p>
          </table:table-cell>
          <table:table-cell table:style-name="ce25" table:formula="of:=ABS([.C89])" office:value-type="float" office:value="1.75071157057759" calcext:value-type="float">
            <text:p>1.7507</text:p>
          </table:table-cell>
        </table:table-row>
        <table:table-row table:style-name="ro1">
          <table:table-cell table:style-name="ce36" office:value-type="float" office:value="82" calcext:value-type="float">
            <text:p>82</text:p>
          </table:table-cell>
          <table:table-cell table:style-name="ce15" table:formula="of:=[.$B$2] * SIN(RADIANS(([.A90]/100)*[.$B$1]*360)) *  (1 + ([.$D$2]*SIN(RADIANS(([.A90]/100)*2*[.$B$1]*360))))" office:value-type="float" office:value="-1.95504457942024" calcext:value-type="float">
            <text:p>-1.9550</text:p>
          </table:table-cell>
          <table:table-cell table:style-name="ce15" table:formula="of:=[.B90]-[.$B$5]" office:value-type="float" office:value="-1.95504457942024" calcext:value-type="float">
            <text:p>-1.9550</text:p>
          </table:table-cell>
          <table:table-cell table:style-name="ce25" table:formula="of:=ABS([.C90])" office:value-type="float" office:value="1.95504457942024" calcext:value-type="float">
            <text:p>1.9550</text:p>
          </table:table-cell>
        </table:table-row>
        <table:table-row table:style-name="ro1">
          <table:table-cell table:style-name="ce36" office:value-type="float" office:value="83" calcext:value-type="float">
            <text:p>83</text:p>
          </table:table-cell>
          <table:table-cell table:style-name="ce15" table:formula="of:=[.$B$2] * SIN(RADIANS(([.A91]/100)*[.$B$1]*360)) *  (1 + ([.$D$2]*SIN(RADIANS(([.A91]/100)*2*[.$B$1]*360))))" office:value-type="float" office:value="-2.0586223022704" calcext:value-type="float">
            <text:p>-2.0586</text:p>
          </table:table-cell>
          <table:table-cell table:style-name="ce15" table:formula="of:=[.B91]-[.$B$5]" office:value-type="float" office:value="-2.0586223022704" calcext:value-type="float">
            <text:p>-2.0586</text:p>
          </table:table-cell>
          <table:table-cell table:style-name="ce25" table:formula="of:=ABS([.C91])" office:value-type="float" office:value="2.0586223022704" calcext:value-type="float">
            <text:p>2.0586</text:p>
          </table:table-cell>
        </table:table-row>
        <table:table-row table:style-name="ro1">
          <table:table-cell table:style-name="ce36" office:value-type="float" office:value="84" calcext:value-type="float">
            <text:p>84</text:p>
          </table:table-cell>
          <table:table-cell table:style-name="ce15" table:formula="of:=[.$B$2] * SIN(RADIANS(([.A92]/100)*[.$B$1]*360)) *  (1 + ([.$D$2]*SIN(RADIANS(([.A92]/100)*2*[.$B$1]*360))))" office:value-type="float" office:value="-2.05057059688048" calcext:value-type="float">
            <text:p>-2.0506</text:p>
          </table:table-cell>
          <table:table-cell table:style-name="ce15" table:formula="of:=[.B92]-[.$B$5]" office:value-type="float" office:value="-2.05057059688048" calcext:value-type="float">
            <text:p>-2.0506</text:p>
          </table:table-cell>
          <table:table-cell table:style-name="ce25" table:formula="of:=ABS([.C92])" office:value-type="float" office:value="2.05057059688048" calcext:value-type="float">
            <text:p>2.0506</text:p>
          </table:table-cell>
        </table:table-row>
        <table:table-row table:style-name="ro1">
          <table:table-cell table:style-name="ce36" office:value-type="float" office:value="85" calcext:value-type="float">
            <text:p>85</text:p>
          </table:table-cell>
          <table:table-cell table:style-name="ce15" table:formula="of:=[.$B$2] * SIN(RADIANS(([.A93]/100)*[.$B$1]*360)) *  (1 + ([.$D$2]*SIN(RADIANS(([.A93]/100)*2*[.$B$1]*360))))" office:value-type="float" office:value="-1.93289409365773" calcext:value-type="float">
            <text:p>-1.9329</text:p>
          </table:table-cell>
          <table:table-cell table:style-name="ce15" table:formula="of:=[.B93]-[.$B$5]" office:value-type="float" office:value="-1.93289409365773" calcext:value-type="float">
            <text:p>-1.9329</text:p>
          </table:table-cell>
          <table:table-cell table:style-name="ce25" table:formula="of:=ABS([.C93])" office:value-type="float" office:value="1.93289409365773" calcext:value-type="float">
            <text:p>1.9329</text:p>
          </table:table-cell>
        </table:table-row>
        <table:table-row table:style-name="ro1">
          <table:table-cell table:style-name="ce36" office:value-type="float" office:value="86" calcext:value-type="float">
            <text:p>86</text:p>
          </table:table-cell>
          <table:table-cell table:style-name="ce15" table:formula="of:=[.$B$2] * SIN(RADIANS(([.A94]/100)*[.$B$1]*360)) *  (1 + ([.$D$2]*SIN(RADIANS(([.A94]/100)*2*[.$B$1]*360))))" office:value-type="float" office:value="-1.72018087105414" calcext:value-type="float">
            <text:p>-1.7202</text:p>
          </table:table-cell>
          <table:table-cell table:style-name="ce15" table:formula="of:=[.B94]-[.$B$5]" office:value-type="float" office:value="-1.72018087105414" calcext:value-type="float">
            <text:p>-1.7202</text:p>
          </table:table-cell>
          <table:table-cell table:style-name="ce25" table:formula="of:=ABS([.C94])" office:value-type="float" office:value="1.72018087105414" calcext:value-type="float">
            <text:p>1.7202</text:p>
          </table:table-cell>
        </table:table-row>
        <table:table-row table:style-name="ro1">
          <table:table-cell table:style-name="ce36" office:value-type="float" office:value="87" calcext:value-type="float">
            <text:p>87</text:p>
          </table:table-cell>
          <table:table-cell table:style-name="ce15" table:formula="of:=[.$B$2] * SIN(RADIANS(([.A95]/100)*[.$B$1]*360)) *  (1 + ([.$D$2]*SIN(RADIANS(([.A95]/100)*2*[.$B$1]*360))))" office:value-type="float" office:value="-1.43758418622181" calcext:value-type="float">
            <text:p>-1.4376</text:p>
          </table:table-cell>
          <table:table-cell table:style-name="ce15" table:formula="of:=[.B95]-[.$B$5]" office:value-type="float" office:value="-1.43758418622181" calcext:value-type="float">
            <text:p>-1.4376</text:p>
          </table:table-cell>
          <table:table-cell table:style-name="ce25" table:formula="of:=ABS([.C95])" office:value-type="float" office:value="1.43758418622181" calcext:value-type="float">
            <text:p>1.4376</text:p>
          </table:table-cell>
        </table:table-row>
        <table:table-row table:style-name="ro1">
          <table:table-cell table:style-name="ce36" office:value-type="float" office:value="88" calcext:value-type="float">
            <text:p>88</text:p>
          </table:table-cell>
          <table:table-cell table:style-name="ce15" table:formula="of:=[.$B$2] * SIN(RADIANS(([.A96]/100)*[.$B$1]*360)) *  (1 + ([.$D$2]*SIN(RADIANS(([.A96]/100)*2*[.$B$1]*360))))" office:value-type="float" office:value="-1.11736423855457" calcext:value-type="float">
            <text:p>-1.1174</text:p>
          </table:table-cell>
          <table:table-cell table:style-name="ce15" table:formula="of:=[.B96]-[.$B$5]" office:value-type="float" office:value="-1.11736423855457" calcext:value-type="float">
            <text:p>-1.1174</text:p>
          </table:table-cell>
          <table:table-cell table:style-name="ce25" table:formula="of:=ABS([.C96])" office:value-type="float" office:value="1.11736423855457" calcext:value-type="float">
            <text:p>1.1174</text:p>
          </table:table-cell>
        </table:table-row>
        <table:table-row table:style-name="ro1">
          <table:table-cell table:style-name="ce36" office:value-type="float" office:value="89" calcext:value-type="float">
            <text:p>89</text:p>
          </table:table-cell>
          <table:table-cell table:style-name="ce15" table:formula="of:=[.$B$2] * SIN(RADIANS(([.A97]/100)*[.$B$1]*360)) *  (1 + ([.$D$2]*SIN(RADIANS(([.A97]/100)*2*[.$B$1]*360))))" office:value-type="float" office:value="-0.794474490811304" calcext:value-type="float">
            <text:p>-0.7945</text:p>
          </table:table-cell>
          <table:table-cell table:style-name="ce15" table:formula="of:=[.B97]-[.$B$5]" office:value-type="float" office:value="-0.794474490811304" calcext:value-type="float">
            <text:p>-0.7945</text:p>
          </table:table-cell>
          <table:table-cell table:style-name="ce25" table:formula="of:=ABS([.C97])" office:value-type="float" office:value="0.794474490811304" calcext:value-type="float">
            <text:p>0.7945</text:p>
          </table:table-cell>
        </table:table-row>
        <table:table-row table:style-name="ro1">
          <table:table-cell table:style-name="ce36" office:value-type="float" office:value="90" calcext:value-type="float">
            <text:p>90</text:p>
          </table:table-cell>
          <table:table-cell table:style-name="ce15" table:formula="of:=[.$B$2] * SIN(RADIANS(([.A98]/100)*[.$B$1]*360)) *  (1 + ([.$D$2]*SIN(RADIANS(([.A98]/100)*2*[.$B$1]*360))))" office:value-type="float" office:value="-0.501810588057865" calcext:value-type="float">
            <text:p>-0.5018</text:p>
          </table:table-cell>
          <table:table-cell table:style-name="ce15" table:formula="of:=[.B98]-[.$B$5]" office:value-type="float" office:value="-0.501810588057865" calcext:value-type="float">
            <text:p>-0.5018</text:p>
          </table:table-cell>
          <table:table-cell table:style-name="ce25" table:formula="of:=ABS([.C98])" office:value-type="float" office:value="0.501810588057865" calcext:value-type="float">
            <text:p>0.5018</text:p>
          </table:table-cell>
        </table:table-row>
        <table:table-row table:style-name="ro1">
          <table:table-cell table:style-name="ce36" office:value-type="float" office:value="91" calcext:value-type="float">
            <text:p>91</text:p>
          </table:table-cell>
          <table:table-cell table:style-name="ce15" table:formula="of:=[.$B$2] * SIN(RADIANS(([.A99]/100)*[.$B$1]*360)) *  (1 + ([.$D$2]*SIN(RADIANS(([.A99]/100)*2*[.$B$1]*360))))" office:value-type="float" office:value="-0.265786657432534" calcext:value-type="float">
            <text:p>-0.2658</text:p>
          </table:table-cell>
          <table:table-cell table:style-name="ce15" table:formula="of:=[.B99]-[.$B$5]" office:value-type="float" office:value="-0.265786657432534" calcext:value-type="float">
            <text:p>-0.2658</text:p>
          </table:table-cell>
          <table:table-cell table:style-name="ce25" table:formula="of:=ABS([.C99])" office:value-type="float" office:value="0.265786657432534" calcext:value-type="float">
            <text:p>0.2658</text:p>
          </table:table-cell>
        </table:table-row>
        <table:table-row table:style-name="ro1">
          <table:table-cell table:style-name="ce36" office:value-type="float" office:value="92" calcext:value-type="float">
            <text:p>92</text:p>
          </table:table-cell>
          <table:table-cell table:style-name="ce15" table:formula="of:=[.$B$2] * SIN(RADIANS(([.A100]/100)*[.$B$1]*360)) *  (1 + ([.$D$2]*SIN(RADIANS(([.A100]/100)*2*[.$B$1]*360))))" office:value-type="float" office:value="-0.102857187014758" calcext:value-type="float">
            <text:p>-0.1029</text:p>
          </table:table-cell>
          <table:table-cell table:style-name="ce15" table:formula="of:=[.B100]-[.$B$5]" office:value-type="float" office:value="-0.102857187014757" calcext:value-type="float">
            <text:p>-0.1029</text:p>
          </table:table-cell>
          <table:table-cell table:style-name="ce25" table:formula="of:=ABS([.C100])" office:value-type="float" office:value="0.102857187014757" calcext:value-type="float">
            <text:p>0.1029</text:p>
          </table:table-cell>
        </table:table-row>
        <table:table-row table:style-name="ro1">
          <table:table-cell table:style-name="ce36" office:value-type="float" office:value="93" calcext:value-type="float">
            <text:p>93</text:p>
          </table:table-cell>
          <table:table-cell table:style-name="ce15" table:formula="of:=[.$B$2] * SIN(RADIANS(([.A101]/100)*[.$B$1]*360)) *  (1 + ([.$D$2]*SIN(RADIANS(([.A101]/100)*2*[.$B$1]*360))))" office:value-type="float" office:value="-0.0174693220857757" calcext:value-type="float">
            <text:p>-0.0175</text:p>
          </table:table-cell>
          <table:table-cell table:style-name="ce15" table:formula="of:=[.B101]-[.$B$5]" office:value-type="float" office:value="-0.0174693220857757" calcext:value-type="float">
            <text:p>-0.0175</text:p>
          </table:table-cell>
          <table:table-cell table:style-name="ce25" table:formula="of:=ABS([.C101])" office:value-type="float" office:value="0.0174693220857757" calcext:value-type="float">
            <text:p>0.0175</text:p>
          </table:table-cell>
        </table:table-row>
        <table:table-row table:style-name="ro1">
          <table:table-cell table:style-name="ce36" office:value-type="float" office:value="94" calcext:value-type="float">
            <text:p>94</text:p>
          </table:table-cell>
          <table:table-cell table:style-name="ce15" table:formula="of:=[.$B$2] * SIN(RADIANS(([.A102]/100)*[.$B$1]*360)) *  (1 + ([.$D$2]*SIN(RADIANS(([.A102]/100)*2*[.$B$1]*360))))" office:value-type="float" office:value="-0.00172902059985652" calcext:value-type="float">
            <text:p>-0.0017</text:p>
          </table:table-cell>
          <table:table-cell table:style-name="ce15" table:formula="of:=[.B102]-[.$B$5]" office:value-type="float" office:value="-0.00172902059985649" calcext:value-type="float">
            <text:p>-0.0017</text:p>
          </table:table-cell>
          <table:table-cell table:style-name="ce25" table:formula="of:=ABS([.C102])" office:value-type="float" office:value="0.00172902059985649" calcext:value-type="float">
            <text:p>0.0017</text:p>
          </table:table-cell>
        </table:table-row>
        <table:table-row table:style-name="ro1">
          <table:table-cell table:style-name="ce36" office:value-type="float" office:value="95" calcext:value-type="float">
            <text:p>95</text:p>
          </table:table-cell>
          <table:table-cell table:style-name="ce15" table:formula="of:=[.$B$2] * SIN(RADIANS(([.A103]/100)*[.$B$1]*360)) *  (1 + ([.$D$2]*SIN(RADIANS(([.A103]/100)*2*[.$B$1]*360))))" office:value-type="float" office:value="-0.0368233701344327" calcext:value-type="float">
            <text:p>-0.0368</text:p>
          </table:table-cell>
          <table:table-cell table:style-name="ce15" table:formula="of:=[.B103]-[.$B$5]" office:value-type="float" office:value="-0.0368233701344327" calcext:value-type="float">
            <text:p>-0.0368</text:p>
          </table:table-cell>
          <table:table-cell table:style-name="ce25" table:formula="of:=ABS([.C103])" office:value-type="float" office:value="0.0368233701344327" calcext:value-type="float">
            <text:p>0.0368</text:p>
          </table:table-cell>
        </table:table-row>
        <table:table-row table:style-name="ro1">
          <table:table-cell table:style-name="ce36" office:value-type="float" office:value="96" calcext:value-type="float">
            <text:p>96</text:p>
          </table:table-cell>
          <table:table-cell table:style-name="ce15" table:formula="of:=[.$B$2] * SIN(RADIANS(([.A104]/100)*[.$B$1]*360)) *  (1 + ([.$D$2]*SIN(RADIANS(([.A104]/100)*2*[.$B$1]*360))))" office:value-type="float" office:value="-0.095994360120882" calcext:value-type="float">
            <text:p>-0.0960</text:p>
          </table:table-cell>
          <table:table-cell table:style-name="ce15" table:formula="of:=[.B104]-[.$B$5]" office:value-type="float" office:value="-0.0959943601208819" calcext:value-type="float">
            <text:p>-0.0960</text:p>
          </table:table-cell>
          <table:table-cell table:style-name="ce25" table:formula="of:=ABS([.C104])" office:value-type="float" office:value="0.0959943601208819" calcext:value-type="float">
            <text:p>0.0960</text:p>
          </table:table-cell>
        </table:table-row>
        <table:table-row table:style-name="ro1">
          <table:table-cell table:style-name="ce36" office:value-type="float" office:value="97" calcext:value-type="float">
            <text:p>97</text:p>
          </table:table-cell>
          <table:table-cell table:style-name="ce15" table:formula="of:=[.$B$2] * SIN(RADIANS(([.A105]/100)*[.$B$1]*360)) *  (1 + ([.$D$2]*SIN(RADIANS(([.A105]/100)*2*[.$B$1]*360))))" office:value-type="float" office:value="-0.148641223069553" calcext:value-type="float">
            <text:p>-0.1486</text:p>
          </table:table-cell>
          <table:table-cell table:style-name="ce15" table:formula="of:=[.B105]-[.$B$5]" office:value-type="float" office:value="-0.148641223069553" calcext:value-type="float">
            <text:p>-0.1486</text:p>
          </table:table-cell>
          <table:table-cell table:style-name="ce25" table:formula="of:=ABS([.C105])" office:value-type="float" office:value="0.148641223069553" calcext:value-type="float">
            <text:p>0.1486</text:p>
          </table:table-cell>
        </table:table-row>
        <table:table-row table:style-name="ro1">
          <table:table-cell table:style-name="ce36" office:value-type="float" office:value="98" calcext:value-type="float">
            <text:p>98</text:p>
          </table:table-cell>
          <table:table-cell table:style-name="ce15" table:formula="of:=[.$B$2] * SIN(RADIANS(([.A106]/100)*[.$B$1]*360)) *  (1 + ([.$D$2]*SIN(RADIANS(([.A106]/100)*2*[.$B$1]*360))))" office:value-type="float" office:value="-0.164969753998394" calcext:value-type="float">
            <text:p>-0.1650</text:p>
          </table:table-cell>
          <table:table-cell table:style-name="ce15" table:formula="of:=[.B106]-[.$B$5]" office:value-type="float" office:value="-0.164969753998394" calcext:value-type="float">
            <text:p>-0.1650</text:p>
          </table:table-cell>
          <table:table-cell table:style-name="ce25" table:formula="of:=ABS([.C106])" office:value-type="float" office:value="0.164969753998394" calcext:value-type="float">
            <text:p>0.1650</text:p>
          </table:table-cell>
        </table:table-row>
        <table:table-row table:style-name="ro1">
          <table:table-cell table:style-name="ce36" office:value-type="float" office:value="99" calcext:value-type="float">
            <text:p>99</text:p>
          </table:table-cell>
          <table:table-cell table:style-name="ce15" table:formula="of:=[.$B$2] * SIN(RADIANS(([.A107]/100)*[.$B$1]*360)) *  (1 + ([.$D$2]*SIN(RADIANS(([.A107]/100)*2*[.$B$1]*360))))" office:value-type="float" office:value="-0.120530081089524" calcext:value-type="float">
            <text:p>-0.1205</text:p>
          </table:table-cell>
          <table:table-cell table:style-name="ce15" table:formula="of:=[.B107]-[.$B$5]" office:value-type="float" office:value="-0.120530081089524" calcext:value-type="float">
            <text:p>-0.1205</text:p>
          </table:table-cell>
          <table:table-cell table:style-name="ce25" table:formula="of:=ABS([.C107])" office:value-type="float" office:value="0.120530081089524" calcext:value-type="float">
            <text:p>0.1205</text:p>
          </table:table-cell>
        </table:table-row>
        <table:table-row table:style-name="ro1">
          <table:table-cell table:style-name="ce36" office:value-type="float" office:value="100" calcext:value-type="float">
            <text:p>100</text:p>
          </table:table-cell>
          <table:table-cell table:style-name="ce16" table:formula="of:=[.$B$2] * SIN(RADIANS(([.A108]/100)*[.$B$1]*360)) *  (1 + ([.$D$2]*SIN(RADIANS(([.A108]/100)*2*[.$B$1]*360))))" office:value-type="float" office:value="-6.27019161163444E-016" calcext:value-type="float">
            <text:p>0.0000</text:p>
          </table:table-cell>
          <table:table-cell table:style-name="ce16" table:formula="of:=[.B108]-[.$B$5]" office:value-type="float" office:value="-5.88546086052672E-016" calcext:value-type="float">
            <text:p>0.0000</text:p>
          </table:table-cell>
          <table:table-cell table:style-name="ce26" table:formula="of:=ABS([.C108])" office:value-type="float" office:value="5.88546086052672E-016" calcext:value-type="float">
            <text:p>0.0000</text:p>
          </table:table-cell>
        </table:table-row>
        <table:table-row table:style-name="ro1" table:number-rows-repeated="104846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AM2" table:style-name="ta1">
        <table:shapes>
          <draw:frame draw:z-index="0" draw:style-name="gr1" draw:text-style-name="P1" svg:width="215.27mm" svg:height="89.99mm" svg:x="98.5mm" svg:y="1.81mm">
            <draw:object draw:notify-on-update-of-ranges="AM2.A8:AM2.A108 AM2.C7:AM2.C7 AM2.C8:AM2.C108 AM2.A8:AM2.A108 AM2.B7:AM2.B7 AM2.B8:AM2.B108 AM2.A8:AM2.A108 AM2.D7:AM2.D7 AM2.D8:AM2.D108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7"/>
        <table:table-column table:style-name="co1" table:default-cell-style-name="Default"/>
        <table:table-row table:style-name="ro1">
          <table:table-cell table:style-name="ce99" office:value-type="string" calcext:value-type="string">
            <text:p>Periods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eak</text:p>
          </table:table-cell>
          <table:table-cell table:style-name="ce2" office:value-type="float" office:value="1.28" calcext:value-type="float">
            <text:p>1.28</text:p>
          </table:table-cell>
          <table:table-cell table:style-name="ce104" office:value-type="string" calcext:value-type="string">
            <text:p>Modulation</text:p>
          </table:table-cell>
          <table:table-cell table:style-name="ce105" office:value-type="percentage" office:value="1" calcext:value-type="percentage">
            <text:p>100%</text:p>
          </table:table-cell>
        </table:table-row>
        <table:table-row table:style-name="ro1">
          <table:table-cell table:style-name="ce3"/>
          <table:table-cell table:style-name="ce10" office:value-type="string" calcext:value-type="string">
            <text:p>DC Coupled</text:p>
          </table:table-cell>
          <table:table-cell table:style-name="ce18" office:value-type="string" calcext:value-type="string" table:number-columns-spanned="2" table:number-rows-spanned="1">
            <text:p>AC Coupled</text:p>
          </table:table-cell>
          <table:covered-table-cell table:style-name="ce20"/>
        </table:table-row>
        <table:table-row table:style-name="ro1">
          <table:table-cell table:style-name="ce4" office:value-type="string" calcext:value-type="string">
            <text:p>RMS</text:p>
          </table:table-cell>
          <table:table-cell table:style-name="ce11" table:formula="of:=SQRT(SUMSQ([.B8:.B108])/100)" office:value-type="float" office:value="1.10851251684408" calcext:value-type="float">
            <text:p>1.1085</text:p>
          </table:table-cell>
          <table:table-cell table:style-name="ce11" table:formula="of:=SQRT(SUMSQ([.C8:.C108])/100)" office:value-type="float" office:value="1.10851251684408" calcext:value-type="float">
            <text:p>1.1085</text:p>
          </table:table-cell>
          <table:table-cell table:style-name="ce21"/>
        </table:table-row>
        <table:table-row table:style-name="ro1">
          <table:table-cell table:style-name="ce5" office:value-type="string" calcext:value-type="string">
            <text:p>Ave</text:p>
          </table:table-cell>
          <table:table-cell table:style-name="ce12" table:formula="of:=AVERAGE([.B8:.B108])" office:value-type="float" office:value="-2.64858782595736E-016" calcext:value-type="float">
            <text:p>0.0000</text:p>
          </table:table-cell>
          <table:table-cell table:style-name="ce12" table:formula="of:=AVERAGE([.C8:.C108])" office:value-type="float" office:value="2.44512513472527E-018" calcext:value-type="float">
            <text:p>0.0000</text:p>
          </table:table-cell>
          <table:table-cell table:style-name="ce22" table:formula="of:=AVERAGE([.D8:.D108])" office:value-type="float" office:value="0.805743263372181" calcext:value-type="float">
            <text:p>0.8057</text:p>
          </table:table-cell>
        </table:table-row>
        <table:table-row table:style-name="ro1">
          <table:table-cell table:style-name="ce6" office:value-type="string" calcext:value-type="string">
            <text:p>RS-14</text:p>
          </table:table-cell>
          <table:table-cell table:style-name="ce13" table:number-columns-repeated="2"/>
          <table:table-cell table:style-name="ce23" table:formula="of:=[.D5]*1.1107" office:value-type="float" office:value="0.894939042627482" calcext:value-type="float">
            <text:p>0.8949</text:p>
          </table:table-cell>
        </table:table-row>
        <table:table-row table:style-name="ro1">
          <table:table-cell table:style-name="ce33" office:value-type="string" calcext:value-type="string">
            <text:p>Sample</text:p>
          </table:table-cell>
          <table:table-cell table:style-name="ce45" office:value-type="string" calcext:value-type="string">
            <text:p>Wave</text:p>
          </table:table-cell>
          <table:table-cell table:style-name="ce50" office:value-type="string" calcext:value-type="string">
            <text:p>AC Wave</text:p>
          </table:table-cell>
          <table:table-cell table:style-name="ce55" office:value-type="string" calcext:value-type="string">
            <text:p>AC Wave Rec</text:p>
          </table:table-cell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 table:style-name="ce15" table:formula="of:=[.$B$2] * SIN(RADIANS(([.A8]/100)*8*[.$B$1]*360)) *  (1 + ([.$D$2]*SIN(RADIANS((([.A8]-(25/[.$B$1]))/100)*[.$B$1]*360))))" office:value-type="float" office:value="0" calcext:value-type="float">
            <text:p>0.0000</text:p>
          </table:table-cell>
          <table:table-cell table:style-name="ce15" table:formula="of:=[.B8]-[.$B$5]" office:value-type="float" office:value="2.64858782595736E-016" calcext:value-type="float">
            <text:p>0.0000</text:p>
          </table:table-cell>
          <table:table-cell table:style-name="ce25" table:formula="of:=ABS([.C8])" office:value-type="float" office:value="2.64858782595736E-016" calcext:value-type="float">
            <text:p>0.0000</text:p>
          </table:table-cell>
        </table:table-row>
        <table:table-row table:style-name="ro1">
          <table:table-cell table:style-name="ce36" office:value-type="float" office:value="1" calcext:value-type="float">
            <text:p>1</text:p>
          </table:table-cell>
          <table:table-cell table:style-name="ce15" table:formula="of:=[.$B$2] * SIN(RADIANS(([.A9]/100)*8*[.$B$1]*360)) *  (1 + ([.$D$2]*SIN(RADIANS((([.A9]-(25/[.$B$1]))/100)*[.$B$1]*360))))" office:value-type="float" office:value="0.00121680746199122" calcext:value-type="float">
            <text:p>0.0012</text:p>
          </table:table-cell>
          <table:table-cell table:style-name="ce15" table:formula="of:=[.B9]-[.$B$5]" office:value-type="float" office:value="0.00121680746199149" calcext:value-type="float">
            <text:p>0.0012</text:p>
          </table:table-cell>
          <table:table-cell table:style-name="ce25" table:formula="of:=ABS([.C9])" office:value-type="float" office:value="0.00121680746199149" calcext:value-type="float">
            <text:p>0.0012</text:p>
          </table:table-cell>
        </table:table-row>
        <table:table-row table:style-name="ro1">
          <table:table-cell table:style-name="ce36" office:value-type="float" office:value="2" calcext:value-type="float">
            <text:p>2</text:p>
          </table:table-cell>
          <table:table-cell table:style-name="ce15" table:formula="of:=[.$B$2] * SIN(RADIANS(([.A10]/100)*8*[.$B$1]*360)) *  (1 + ([.$D$2]*SIN(RADIANS((([.A10]-(25/[.$B$1]))/100)*[.$B$1]*360))))" office:value-type="float" office:value="0.00852195568782177" calcext:value-type="float">
            <text:p>0.0085</text:p>
          </table:table-cell>
          <table:table-cell table:style-name="ce15" table:formula="of:=[.B10]-[.$B$5]" office:value-type="float" office:value="0.00852195568782203" calcext:value-type="float">
            <text:p>0.0085</text:p>
          </table:table-cell>
          <table:table-cell table:style-name="ce25" table:formula="of:=ABS([.C10])" office:value-type="float" office:value="0.00852195568782203" calcext:value-type="float">
            <text:p>0.0085</text:p>
          </table:table-cell>
        </table:table-row>
        <table:table-row table:style-name="ro1">
          <table:table-cell table:style-name="ce36" office:value-type="float" office:value="3" calcext:value-type="float">
            <text:p>3</text:p>
          </table:table-cell>
          <table:table-cell table:style-name="ce15" table:formula="of:=[.$B$2] * SIN(RADIANS(([.A11]/100)*8*[.$B$1]*360)) *  (1 + ([.$D$2]*SIN(RADIANS((([.A11]-(25/[.$B$1]))/100)*[.$B$1]*360))))" office:value-type="float" office:value="0.022627580424598" calcext:value-type="float">
            <text:p>0.0226</text:p>
          </table:table-cell>
          <table:table-cell table:style-name="ce15" table:formula="of:=[.B11]-[.$B$5]" office:value-type="float" office:value="0.0226275804245982" calcext:value-type="float">
            <text:p>0.0226</text:p>
          </table:table-cell>
          <table:table-cell table:style-name="ce25" table:formula="of:=ABS([.C11])" office:value-type="float" office:value="0.0226275804245982" calcext:value-type="float">
            <text:p>0.0226</text:p>
          </table:table-cell>
        </table:table-row>
        <table:table-row table:style-name="ro1">
          <table:table-cell table:style-name="ce36" office:value-type="float" office:value="4" calcext:value-type="float">
            <text:p>4</text:p>
          </table:table-cell>
          <table:table-cell table:style-name="ce15" table:formula="of:=[.$B$2] * SIN(RADIANS(([.A12]/100)*8*[.$B$1]*360)) *  (1 + ([.$D$2]*SIN(RADIANS((([.A12]-(25/[.$B$1]))/100)*[.$B$1]*360))))" office:value-type="float" office:value="0.0363863113136392" calcext:value-type="float">
            <text:p>0.0364</text:p>
          </table:table-cell>
          <table:table-cell table:style-name="ce15" table:formula="of:=[.B12]-[.$B$5]" office:value-type="float" office:value="0.0363863113136394" calcext:value-type="float">
            <text:p>0.0364</text:p>
          </table:table-cell>
          <table:table-cell table:style-name="ce25" table:formula="of:=ABS([.C12])" office:value-type="float" office:value="0.0363863113136394" calcext:value-type="float">
            <text:p>0.0364</text:p>
          </table:table-cell>
        </table:table-row>
        <table:table-row table:style-name="ro1">
          <table:table-cell table:style-name="ce36" office:value-type="float" office:value="5" calcext:value-type="float">
            <text:p>5</text:p>
          </table:table-cell>
          <table:table-cell table:style-name="ce15" table:formula="of:=[.$B$2] * SIN(RADIANS(([.A13]/100)*8*[.$B$1]*360)) *  (1 + ([.$D$2]*SIN(RADIANS((([.A13]-(25/[.$B$1]))/100)*[.$B$1]*360))))" office:value-type="float" office:value="0.0368233701344329" calcext:value-type="float">
            <text:p>0.0368</text:p>
          </table:table-cell>
          <table:table-cell table:style-name="ce15" table:formula="of:=[.B13]-[.$B$5]" office:value-type="float" office:value="0.0368233701344332" calcext:value-type="float">
            <text:p>0.0368</text:p>
          </table:table-cell>
          <table:table-cell table:style-name="ce25" table:formula="of:=ABS([.C13])" office:value-type="float" office:value="0.0368233701344332" calcext:value-type="float">
            <text:p>0.0368</text:p>
          </table:table-cell>
        </table:table-row>
        <table:table-row table:style-name="ro1">
          <table:table-cell table:style-name="ce36" office:value-type="float" office:value="6" calcext:value-type="float">
            <text:p>6</text:p>
          </table:table-cell>
          <table:table-cell table:style-name="ce15" table:formula="of:=[.$B$2] * SIN(RADIANS(([.A14]/100)*8*[.$B$1]*360)) *  (1 + ([.$D$2]*SIN(RADIANS((([.A14]-(25/[.$B$1]))/100)*[.$B$1]*360))))" office:value-type="float" office:value="0.0112657153227188" calcext:value-type="float">
            <text:p>0.0113</text:p>
          </table:table-cell>
          <table:table-cell table:style-name="ce15" table:formula="of:=[.B14]-[.$B$5]" office:value-type="float" office:value="0.0112657153227191" calcext:value-type="float">
            <text:p>0.0113</text:p>
          </table:table-cell>
          <table:table-cell table:style-name="ce25" table:formula="of:=ABS([.C14])" office:value-type="float" office:value="0.0112657153227191" calcext:value-type="float">
            <text:p>0.0113</text:p>
          </table:table-cell>
        </table:table-row>
        <table:table-row table:style-name="ro1">
          <table:table-cell table:style-name="ce36" office:value-type="float" office:value="7" calcext:value-type="float">
            <text:p>7</text:p>
          </table:table-cell>
          <table:table-cell table:style-name="ce15" table:formula="of:=[.$B$2] * SIN(RADIANS(([.A15]/100)*8*[.$B$1]*360)) *  (1 + ([.$D$2]*SIN(RADIANS((([.A15]-(25/[.$B$1]))/100)*[.$B$1]*360))))" office:value-type="float" office:value="-0.044845438385445" calcext:value-type="float">
            <text:p>-0.0448</text:p>
          </table:table-cell>
          <table:table-cell table:style-name="ce15" table:formula="of:=[.B15]-[.$B$5]" office:value-type="float" office:value="-0.0448454383854447" calcext:value-type="float">
            <text:p>-0.0448</text:p>
          </table:table-cell>
          <table:table-cell table:style-name="ce25" table:formula="of:=ABS([.C15])" office:value-type="float" office:value="0.0448454383854447" calcext:value-type="float">
            <text:p>0.0448</text:p>
          </table:table-cell>
        </table:table-row>
        <table:table-row table:style-name="ro1">
          <table:table-cell table:style-name="ce36" office:value-type="float" office:value="8" calcext:value-type="float">
            <text:p>8</text:p>
          </table:table-cell>
          <table:table-cell table:style-name="ce15" table:formula="of:=[.$B$2] * SIN(RADIANS(([.A16]/100)*8*[.$B$1]*360)) *  (1 + ([.$D$2]*SIN(RADIANS((([.A16]-(25/[.$B$1]))/100)*[.$B$1]*360))))" office:value-type="float" office:value="-0.121993396568456" calcext:value-type="float">
            <text:p>-0.1220</text:p>
          </table:table-cell>
          <table:table-cell table:style-name="ce15" table:formula="of:=[.B16]-[.$B$5]" office:value-type="float" office:value="-0.121993396568455" calcext:value-type="float">
            <text:p>-0.1220</text:p>
          </table:table-cell>
          <table:table-cell table:style-name="ce25" table:formula="of:=ABS([.C16])" office:value-type="float" office:value="0.121993396568455" calcext:value-type="float">
            <text:p>0.1220</text:p>
          </table:table-cell>
        </table:table-row>
        <table:table-row table:style-name="ro1">
          <table:table-cell table:style-name="ce36" office:value-type="float" office:value="9" calcext:value-type="float">
            <text:p>9</text:p>
          </table:table-cell>
          <table:table-cell table:style-name="ce15" table:formula="of:=[.$B$2] * SIN(RADIANS(([.A17]/100)*8*[.$B$1]*360)) *  (1 + ([.$D$2]*SIN(RADIANS((([.A17]-(25/[.$B$1]))/100)*[.$B$1]*360))))" office:value-type="float" office:value="-0.195730808414537" calcext:value-type="float">
            <text:p>-0.1957</text:p>
          </table:table-cell>
          <table:table-cell table:style-name="ce15" table:formula="of:=[.B17]-[.$B$5]" office:value-type="float" office:value="-0.195730808414537" calcext:value-type="float">
            <text:p>-0.1957</text:p>
          </table:table-cell>
          <table:table-cell table:style-name="ce25" table:formula="of:=ABS([.C17])" office:value-type="float" office:value="0.195730808414537" calcext:value-type="float">
            <text:p>0.1957</text:p>
          </table:table-cell>
        </table:table-row>
        <table:table-row table:style-name="ro1">
          <table:table-cell table:style-name="ce36" office:value-type="float" office:value="10" calcext:value-type="float">
            <text:p>10</text:p>
          </table:table-cell>
          <table:table-cell table:style-name="ce15" table:formula="of:=[.$B$2] * SIN(RADIANS(([.A18]/100)*8*[.$B$1]*360)) *  (1 + ([.$D$2]*SIN(RADIANS((([.A18]-(25/[.$B$1]))/100)*[.$B$1]*360))))" office:value-type="float" office:value="-0.232493608961715" calcext:value-type="float">
            <text:p>-0.2325</text:p>
          </table:table-cell>
          <table:table-cell table:style-name="ce15" table:formula="of:=[.B18]-[.$B$5]" office:value-type="float" office:value="-0.232493608961715" calcext:value-type="float">
            <text:p>-0.2325</text:p>
          </table:table-cell>
          <table:table-cell table:style-name="ce25" table:formula="of:=ABS([.C18])" office:value-type="float" office:value="0.232493608961715" calcext:value-type="float">
            <text:p>0.2325</text:p>
          </table:table-cell>
        </table:table-row>
        <table:table-row table:style-name="ro1">
          <table:table-cell table:style-name="ce36" office:value-type="float" office:value="11" calcext:value-type="float">
            <text:p>11</text:p>
          </table:table-cell>
          <table:table-cell table:style-name="ce15" table:formula="of:=[.$B$2] * SIN(RADIANS(([.A19]/100)*8*[.$B$1]*360)) *  (1 + ([.$D$2]*SIN(RADIANS((([.A19]-(25/[.$B$1]))/100)*[.$B$1]*360))))" office:value-type="float" office:value="-0.201080954248695" calcext:value-type="float">
            <text:p>-0.2011</text:p>
          </table:table-cell>
          <table:table-cell table:style-name="ce15" table:formula="of:=[.B19]-[.$B$5]" office:value-type="float" office:value="-0.201080954248695" calcext:value-type="float">
            <text:p>-0.2011</text:p>
          </table:table-cell>
          <table:table-cell table:style-name="ce25" table:formula="of:=ABS([.C19])" office:value-type="float" office:value="0.201080954248695" calcext:value-type="float">
            <text:p>0.2011</text:p>
          </table:table-cell>
        </table:table-row>
        <table:table-row table:style-name="ro1">
          <table:table-cell table:style-name="ce36" office:value-type="float" office:value="12" calcext:value-type="float">
            <text:p>12</text:p>
          </table:table-cell>
          <table:table-cell table:style-name="ce15" table:formula="of:=[.$B$2] * SIN(RADIANS(([.A20]/100)*8*[.$B$1]*360)) *  (1 + ([.$D$2]*SIN(RADIANS((([.A20]-(25/[.$B$1]))/100)*[.$B$1]*360))))" office:value-type="float" office:value="-0.0862755346748227" calcext:value-type="float">
            <text:p>-0.0863</text:p>
          </table:table-cell>
          <table:table-cell table:style-name="ce15" table:formula="of:=[.B20]-[.$B$5]" office:value-type="float" office:value="-0.0862755346748225" calcext:value-type="float">
            <text:p>-0.0863</text:p>
          </table:table-cell>
          <table:table-cell table:style-name="ce25" table:formula="of:=ABS([.C20])" office:value-type="float" office:value="0.0862755346748225" calcext:value-type="float">
            <text:p>0.0863</text:p>
          </table:table-cell>
        </table:table-row>
        <table:table-row table:style-name="ro1">
          <table:table-cell table:style-name="ce36" office:value-type="float" office:value="13" calcext:value-type="float">
            <text:p>13</text:p>
          </table:table-cell>
          <table:table-cell table:style-name="ce15" table:formula="of:=[.$B$2] * SIN(RADIANS(([.A21]/100)*8*[.$B$1]*360)) *  (1 + ([.$D$2]*SIN(RADIANS((([.A21]-(25/[.$B$1]))/100)*[.$B$1]*360))))" office:value-type="float" office:value="0.100415929129499" calcext:value-type="float">
            <text:p>0.1004</text:p>
          </table:table-cell>
          <table:table-cell table:style-name="ce15" table:formula="of:=[.B21]-[.$B$5]" office:value-type="float" office:value="0.1004159291295" calcext:value-type="float">
            <text:p>0.1004</text:p>
          </table:table-cell>
          <table:table-cell table:style-name="ce25" table:formula="of:=ABS([.C21])" office:value-type="float" office:value="0.1004159291295" calcext:value-type="float">
            <text:p>0.1004</text:p>
          </table:table-cell>
        </table:table-row>
        <table:table-row table:style-name="ro1">
          <table:table-cell table:style-name="ce36" office:value-type="float" office:value="14" calcext:value-type="float">
            <text:p>14</text:p>
          </table:table-cell>
          <table:table-cell table:style-name="ce15" table:formula="of:=[.$B$2] * SIN(RADIANS(([.A22]/100)*8*[.$B$1]*360)) *  (1 + ([.$D$2]*SIN(RADIANS((([.A22]-(25/[.$B$1]))/100)*[.$B$1]*360))))" office:value-type="float" office:value="0.317696458875783" calcext:value-type="float">
            <text:p>0.3177</text:p>
          </table:table-cell>
          <table:table-cell table:style-name="ce15" table:formula="of:=[.B22]-[.$B$5]" office:value-type="float" office:value="0.317696458875783" calcext:value-type="float">
            <text:p>0.3177</text:p>
          </table:table-cell>
          <table:table-cell table:style-name="ce25" table:formula="of:=ABS([.C22])" office:value-type="float" office:value="0.317696458875783" calcext:value-type="float">
            <text:p>0.3177</text:p>
          </table:table-cell>
        </table:table-row>
        <table:table-row table:style-name="ro1">
          <table:table-cell table:style-name="ce36" office:value-type="float" office:value="15" calcext:value-type="float">
            <text:p>15</text:p>
          </table:table-cell>
          <table:table-cell table:style-name="ce15" table:formula="of:=[.$B$2] * SIN(RADIANS(([.A23]/100)*8*[.$B$1]*360)) *  (1 + ([.$D$2]*SIN(RADIANS((([.A23]-(25/[.$B$1]))/100)*[.$B$1]*360))))" office:value-type="float" office:value="0.501810588057864" calcext:value-type="float">
            <text:p>0.5018</text:p>
          </table:table-cell>
          <table:table-cell table:style-name="ce15" table:formula="of:=[.B23]-[.$B$5]" office:value-type="float" office:value="0.501810588057864" calcext:value-type="float">
            <text:p>0.5018</text:p>
          </table:table-cell>
          <table:table-cell table:style-name="ce25" table:formula="of:=ABS([.C23])" office:value-type="float" office:value="0.501810588057864" calcext:value-type="float">
            <text:p>0.5018</text:p>
          </table:table-cell>
        </table:table-row>
        <table:table-row table:style-name="ro1">
          <table:table-cell table:style-name="ce36" office:value-type="float" office:value="16" calcext:value-type="float">
            <text:p>16</text:p>
          </table:table-cell>
          <table:table-cell table:style-name="ce15" table:formula="of:=[.$B$2] * SIN(RADIANS(([.A24]/100)*8*[.$B$1]*360)) *  (1 + ([.$D$2]*SIN(RADIANS((([.A24]-(25/[.$B$1]))/100)*[.$B$1]*360))))" office:value-type="float" office:value="0.583617819420167" calcext:value-type="float">
            <text:p>0.5836</text:p>
          </table:table-cell>
          <table:table-cell table:style-name="ce15" table:formula="of:=[.B24]-[.$B$5]" office:value-type="float" office:value="0.583617819420167" calcext:value-type="float">
            <text:p>0.5836</text:p>
          </table:table-cell>
          <table:table-cell table:style-name="ce25" table:formula="of:=ABS([.C24])" office:value-type="float" office:value="0.583617819420167" calcext:value-type="float">
            <text:p>0.5836</text:p>
          </table:table-cell>
        </table:table-row>
        <table:table-row table:style-name="ro1">
          <table:table-cell table:style-name="ce36" office:value-type="float" office:value="17" calcext:value-type="float">
            <text:p>17</text:p>
          </table:table-cell>
          <table:table-cell table:style-name="ce15" table:formula="of:=[.$B$2] * SIN(RADIANS(([.A25]/100)*8*[.$B$1]*360)) *  (1 + ([.$D$2]*SIN(RADIANS((([.A25]-(25/[.$B$1]))/100)*[.$B$1]*360))))" office:value-type="float" office:value="0.511124041119393" calcext:value-type="float">
            <text:p>0.5111</text:p>
          </table:table-cell>
          <table:table-cell table:style-name="ce15" table:formula="of:=[.B25]-[.$B$5]" office:value-type="float" office:value="0.511124041119393" calcext:value-type="float">
            <text:p>0.5111</text:p>
          </table:table-cell>
          <table:table-cell table:style-name="ce25" table:formula="of:=ABS([.C25])" office:value-type="float" office:value="0.511124041119393" calcext:value-type="float">
            <text:p>0.5111</text:p>
          </table:table-cell>
        </table:table-row>
        <table:table-row table:style-name="ro1">
          <table:table-cell table:style-name="ce36" office:value-type="float" office:value="18" calcext:value-type="float">
            <text:p>18</text:p>
          </table:table-cell>
          <table:table-cell table:style-name="ce15" table:formula="of:=[.$B$2] * SIN(RADIANS(([.A26]/100)*8*[.$B$1]*360)) *  (1 + ([.$D$2]*SIN(RADIANS((([.A26]-(25/[.$B$1]))/100)*[.$B$1]*360))))" office:value-type="float" office:value="0.270572469036655" calcext:value-type="float">
            <text:p>0.2706</text:p>
          </table:table-cell>
          <table:table-cell table:style-name="ce15" table:formula="of:=[.B26]-[.$B$5]" office:value-type="float" office:value="0.270572469036655" calcext:value-type="float">
            <text:p>0.2706</text:p>
          </table:table-cell>
          <table:table-cell table:style-name="ce25" table:formula="of:=ABS([.C26])" office:value-type="float" office:value="0.270572469036655" calcext:value-type="float">
            <text:p>0.2706</text:p>
          </table:table-cell>
        </table:table-row>
        <table:table-row table:style-name="ro1">
          <table:table-cell table:style-name="ce36" office:value-type="float" office:value="19" calcext:value-type="float">
            <text:p>19</text:p>
          </table:table-cell>
          <table:table-cell table:style-name="ce15" table:formula="of:=[.$B$2] * SIN(RADIANS(([.A27]/100)*8*[.$B$1]*360)) *  (1 + ([.$D$2]*SIN(RADIANS((([.A27]-(25/[.$B$1]))/100)*[.$B$1]*360))))" office:value-type="float" office:value="-0.101369591068057" calcext:value-type="float">
            <text:p>-0.1014</text:p>
          </table:table-cell>
          <table:table-cell table:style-name="ce15" table:formula="of:=[.B27]-[.$B$5]" office:value-type="float" office:value="-0.101369591068057" calcext:value-type="float">
            <text:p>-0.1014</text:p>
          </table:table-cell>
          <table:table-cell table:style-name="ce25" table:formula="of:=ABS([.C27])" office:value-type="float" office:value="0.101369591068057" calcext:value-type="float">
            <text:p>0.1014</text:p>
          </table:table-cell>
        </table:table-row>
        <table:table-row table:style-name="ro1">
          <table:table-cell table:style-name="ce36" office:value-type="float" office:value="20" calcext:value-type="float">
            <text:p>20</text:p>
          </table:table-cell>
          <table:table-cell table:style-name="ce15" table:formula="of:=[.$B$2] * SIN(RADIANS(([.A28]/100)*8*[.$B$1]*360)) *  (1 + ([.$D$2]*SIN(RADIANS((([.A28]-(25/[.$B$1]))/100)*[.$B$1]*360))))" office:value-type="float" office:value="-0.51987151397265" calcext:value-type="float">
            <text:p>-0.5199</text:p>
          </table:table-cell>
          <table:table-cell table:style-name="ce15" table:formula="of:=[.B28]-[.$B$5]" office:value-type="float" office:value="-0.51987151397265" calcext:value-type="float">
            <text:p>-0.5199</text:p>
          </table:table-cell>
          <table:table-cell table:style-name="ce25" table:formula="of:=ABS([.C28])" office:value-type="float" office:value="0.51987151397265" calcext:value-type="float">
            <text:p>0.5199</text:p>
          </table:table-cell>
        </table:table-row>
        <table:table-row table:style-name="ro1">
          <table:table-cell table:style-name="ce36" office:value-type="float" office:value="21" calcext:value-type="float">
            <text:p>21</text:p>
          </table:table-cell>
          <table:table-cell table:style-name="ce15" table:formula="of:=[.$B$2] * SIN(RADIANS(([.A29]/100)*8*[.$B$1]*360)) *  (1 + ([.$D$2]*SIN(RADIANS((([.A29]-(25/[.$B$1]))/100)*[.$B$1]*360))))" office:value-type="float" office:value="-0.870151315052207" calcext:value-type="float">
            <text:p>-0.8702</text:p>
          </table:table-cell>
          <table:table-cell table:style-name="ce15" table:formula="of:=[.B29]-[.$B$5]" office:value-type="float" office:value="-0.870151315052206" calcext:value-type="float">
            <text:p>-0.8702</text:p>
          </table:table-cell>
          <table:table-cell table:style-name="ce25" table:formula="of:=ABS([.C29])" office:value-type="float" office:value="0.870151315052206" calcext:value-type="float">
            <text:p>0.8702</text:p>
          </table:table-cell>
        </table:table-row>
        <table:table-row table:style-name="ro1">
          <table:table-cell table:style-name="ce36" office:value-type="float" office:value="22" calcext:value-type="float">
            <text:p>22</text:p>
          </table:table-cell>
          <table:table-cell table:style-name="ce15" table:formula="of:=[.$B$2] * SIN(RADIANS(([.A30]/100)*8*[.$B$1]*360)) *  (1 + ([.$D$2]*SIN(RADIANS((([.A30]-(25/[.$B$1]))/100)*[.$B$1]*360))))" office:value-type="float" office:value="-1.03809941512153" calcext:value-type="float">
            <text:p>-1.0381</text:p>
          </table:table-cell>
          <table:table-cell table:style-name="ce15" table:formula="of:=[.B30]-[.$B$5]" office:value-type="float" office:value="-1.03809941512153" calcext:value-type="float">
            <text:p>-1.0381</text:p>
          </table:table-cell>
          <table:table-cell table:style-name="ce25" table:formula="of:=ABS([.C30])" office:value-type="float" office:value="1.03809941512153" calcext:value-type="float">
            <text:p>1.0381</text:p>
          </table:table-cell>
        </table:table-row>
        <table:table-row table:style-name="ro1">
          <table:table-cell table:style-name="ce36" office:value-type="float" office:value="23" calcext:value-type="float">
            <text:p>23</text:p>
          </table:table-cell>
          <table:table-cell table:style-name="ce15" table:formula="of:=[.$B$2] * SIN(RADIANS(([.A31]/100)*8*[.$B$1]*360)) *  (1 + ([.$D$2]*SIN(RADIANS((([.A31]-(25/[.$B$1]))/100)*[.$B$1]*360))))" office:value-type="float" office:value="-0.945287137805065" calcext:value-type="float">
            <text:p>-0.9453</text:p>
          </table:table-cell>
          <table:table-cell table:style-name="ce15" table:formula="of:=[.B31]-[.$B$5]" office:value-type="float" office:value="-0.945287137805065" calcext:value-type="float">
            <text:p>-0.9453</text:p>
          </table:table-cell>
          <table:table-cell table:style-name="ce25" table:formula="of:=ABS([.C31])" office:value-type="float" office:value="0.945287137805065" calcext:value-type="float">
            <text:p>0.9453</text:p>
          </table:table-cell>
        </table:table-row>
        <table:table-row table:style-name="ro1">
          <table:table-cell table:style-name="ce36" office:value-type="float" office:value="24" calcext:value-type="float">
            <text:p>24</text:p>
          </table:table-cell>
          <table:table-cell table:style-name="ce15" table:formula="of:=[.$B$2] * SIN(RADIANS(([.A32]/100)*8*[.$B$1]*360)) *  (1 + ([.$D$2]*SIN(RADIANS((([.A32]-(25/[.$B$1]))/100)*[.$B$1]*360))))" office:value-type="float" office:value="-0.577925261593236" calcext:value-type="float">
            <text:p>-0.5779</text:p>
          </table:table-cell>
          <table:table-cell table:style-name="ce15" table:formula="of:=[.B32]-[.$B$5]" office:value-type="float" office:value="-0.577925261593236" calcext:value-type="float">
            <text:p>-0.5779</text:p>
          </table:table-cell>
          <table:table-cell table:style-name="ce25" table:formula="of:=ABS([.C32])" office:value-type="float" office:value="0.577925261593236" calcext:value-type="float">
            <text:p>0.5779</text:p>
          </table:table-cell>
        </table:table-row>
        <table:table-row table:style-name="ro1">
          <table:table-cell table:style-name="ce36" office:value-type="float" office:value="25" calcext:value-type="float">
            <text:p>25</text:p>
          </table:table-cell>
          <table:table-cell table:style-name="ce15" table:formula="of:=[.$B$2] * SIN(RADIANS(([.A33]/100)*8*[.$B$1]*360)) *  (1 + ([.$D$2]*SIN(RADIANS((([.A33]-(25/[.$B$1]))/100)*[.$B$1]*360))))" office:value-type="float" office:value="-6.27019161163445E-016" calcext:value-type="float">
            <text:p>0.0000</text:p>
          </table:table-cell>
          <table:table-cell table:style-name="ce15" table:formula="of:=[.B33]-[.$B$5]" office:value-type="float" office:value="-3.62160378567709E-016" calcext:value-type="float">
            <text:p>0.0000</text:p>
          </table:table-cell>
          <table:table-cell table:style-name="ce25" table:formula="of:=ABS([.C33])" office:value-type="float" office:value="3.62160378567709E-016" calcext:value-type="float">
            <text:p>0.0000</text:p>
          </table:table-cell>
        </table:table-row>
        <table:table-row table:style-name="ro1">
          <table:table-cell table:style-name="ce36" office:value-type="float" office:value="26" calcext:value-type="float">
            <text:p>26</text:p>
          </table:table-cell>
          <table:table-cell table:style-name="ce15" table:formula="of:=[.$B$2] * SIN(RADIANS(([.A34]/100)*8*[.$B$1]*360)) *  (1 + ([.$D$2]*SIN(RADIANS((([.A34]-(25/[.$B$1]))/100)*[.$B$1]*360))))" office:value-type="float" office:value="0.655364144107159" calcext:value-type="float">
            <text:p>0.6554</text:p>
          </table:table-cell>
          <table:table-cell table:style-name="ce15" table:formula="of:=[.B34]-[.$B$5]" office:value-type="float" office:value="0.655364144107159" calcext:value-type="float">
            <text:p>0.6554</text:p>
          </table:table-cell>
          <table:table-cell table:style-name="ce25" table:formula="of:=ABS([.C34])" office:value-type="float" office:value="0.655364144107159" calcext:value-type="float">
            <text:p>0.6554</text:p>
          </table:table-cell>
        </table:table-row>
        <table:table-row table:style-name="ro1">
          <table:table-cell table:style-name="ce36" office:value-type="float" office:value="27" calcext:value-type="float">
            <text:p>27</text:p>
          </table:table-cell>
          <table:table-cell table:style-name="ce15" table:formula="of:=[.$B$2] * SIN(RADIANS(([.A35]/100)*8*[.$B$1]*360)) *  (1 + ([.$D$2]*SIN(RADIANS((([.A35]-(25/[.$B$1]))/100)*[.$B$1]*360))))" office:value-type="float" office:value="1.2161923514801" calcext:value-type="float">
            <text:p>1.2162</text:p>
          </table:table-cell>
          <table:table-cell table:style-name="ce15" table:formula="of:=[.B35]-[.$B$5]" office:value-type="float" office:value="1.2161923514801" calcext:value-type="float">
            <text:p>1.2162</text:p>
          </table:table-cell>
          <table:table-cell table:style-name="ce25" table:formula="of:=ABS([.C35])" office:value-type="float" office:value="1.2161923514801" calcext:value-type="float">
            <text:p>1.2162</text:p>
          </table:table-cell>
        </table:table-row>
        <table:table-row table:style-name="ro1">
          <table:table-cell table:style-name="ce36" office:value-type="float" office:value="28" calcext:value-type="float">
            <text:p>28</text:p>
          </table:table-cell>
          <table:table-cell table:style-name="ce15" table:formula="of:=[.$B$2] * SIN(RADIANS(([.A36]/100)*8*[.$B$1]*360)) *  (1 + ([.$D$2]*SIN(RADIANS((([.A36]-(25/[.$B$1]))/100)*[.$B$1]*360))))" office:value-type="float" office:value="1.51684900965485" calcext:value-type="float">
            <text:p>1.5168</text:p>
          </table:table-cell>
          <table:table-cell table:style-name="ce15" table:formula="of:=[.B36]-[.$B$5]" office:value-type="float" office:value="1.51684900965485" calcext:value-type="float">
            <text:p>1.5168</text:p>
          </table:table-cell>
          <table:table-cell table:style-name="ce25" table:formula="of:=ABS([.C36])" office:value-type="float" office:value="1.51684900965485" calcext:value-type="float">
            <text:p>1.5168</text:p>
          </table:table-cell>
        </table:table-row>
        <table:table-row table:style-name="ro1">
          <table:table-cell table:style-name="ce36" office:value-type="float" office:value="29" calcext:value-type="float">
            <text:p>29</text:p>
          </table:table-cell>
          <table:table-cell table:style-name="ce15" table:formula="of:=[.$B$2] * SIN(RADIANS(([.A37]/100)*8*[.$B$1]*360)) *  (1 + ([.$D$2]*SIN(RADIANS((([.A37]-(25/[.$B$1]))/100)*[.$B$1]*360))))" office:value-type="float" office:value="1.4462059392608" calcext:value-type="float">
            <text:p>1.4462</text:p>
          </table:table-cell>
          <table:table-cell table:style-name="ce15" table:formula="of:=[.B37]-[.$B$5]" office:value-type="float" office:value="1.4462059392608" calcext:value-type="float">
            <text:p>1.4462</text:p>
          </table:table-cell>
          <table:table-cell table:style-name="ce25" table:formula="of:=ABS([.C37])" office:value-type="float" office:value="1.4462059392608" calcext:value-type="float">
            <text:p>1.4462</text:p>
          </table:table-cell>
        </table:table-row>
        <table:table-row table:style-name="ro1">
          <table:table-cell table:style-name="ce36" office:value-type="float" office:value="30" calcext:value-type="float">
            <text:p>30</text:p>
          </table:table-cell>
          <table:table-cell table:style-name="ce15" table:formula="of:=[.$B$2] * SIN(RADIANS(([.A38]/100)*8*[.$B$1]*360)) *  (1 + ([.$D$2]*SIN(RADIANS((([.A38]-(25/[.$B$1]))/100)*[.$B$1]*360))))" office:value-type="float" office:value="0.984858731896082" calcext:value-type="float">
            <text:p>0.9849</text:p>
          </table:table-cell>
          <table:table-cell table:style-name="ce15" table:formula="of:=[.B38]-[.$B$5]" office:value-type="float" office:value="0.984858731896082" calcext:value-type="float">
            <text:p>0.9849</text:p>
          </table:table-cell>
          <table:table-cell table:style-name="ce25" table:formula="of:=ABS([.C38])" office:value-type="float" office:value="0.984858731896082" calcext:value-type="float">
            <text:p>0.9849</text:p>
          </table:table-cell>
        </table:table-row>
        <table:table-row table:style-name="ro1">
          <table:table-cell table:style-name="ce36" office:value-type="float" office:value="31" calcext:value-type="float">
            <text:p>31</text:p>
          </table:table-cell>
          <table:table-cell table:style-name="ce15" table:formula="of:=[.$B$2] * SIN(RADIANS(([.A39]/100)*8*[.$B$1]*360)) *  (1 + ([.$D$2]*SIN(RADIANS((([.A39]-(25/[.$B$1]))/100)*[.$B$1]*360))))" office:value-type="float" office:value="0.21948348685656" calcext:value-type="float">
            <text:p>0.2195</text:p>
          </table:table-cell>
          <table:table-cell table:style-name="ce15" table:formula="of:=[.B39]-[.$B$5]" office:value-type="float" office:value="0.219483486856561" calcext:value-type="float">
            <text:p>0.2195</text:p>
          </table:table-cell>
          <table:table-cell table:style-name="ce25" table:formula="of:=ABS([.C39])" office:value-type="float" office:value="0.219483486856561" calcext:value-type="float">
            <text:p>0.2195</text:p>
          </table:table-cell>
        </table:table-row>
        <table:table-row table:style-name="ro1">
          <table:table-cell table:style-name="ce36" office:value-type="float" office:value="32" calcext:value-type="float">
            <text:p>32</text:p>
          </table:table-cell>
          <table:table-cell table:style-name="ce15" table:formula="of:=[.$B$2] * SIN(RADIANS(([.A40]/100)*8*[.$B$1]*360)) *  (1 + ([.$D$2]*SIN(RADIANS((([.A40]-(25/[.$B$1]))/100)*[.$B$1]*360))))" office:value-type="float" office:value="-0.671826385836122" calcext:value-type="float">
            <text:p>-0.6718</text:p>
          </table:table-cell>
          <table:table-cell table:style-name="ce15" table:formula="of:=[.B40]-[.$B$5]" office:value-type="float" office:value="-0.671826385836122" calcext:value-type="float">
            <text:p>-0.6718</text:p>
          </table:table-cell>
          <table:table-cell table:style-name="ce25" table:formula="of:=ABS([.C40])" office:value-type="float" office:value="0.671826385836122" calcext:value-type="float">
            <text:p>0.6718</text:p>
          </table:table-cell>
        </table:table-row>
        <table:table-row table:style-name="ro1">
          <table:table-cell table:style-name="ce36" office:value-type="float" office:value="33" calcext:value-type="float">
            <text:p>33</text:p>
          </table:table-cell>
          <table:table-cell table:style-name="ce15" table:formula="of:=[.$B$2] * SIN(RADIANS(([.A41]/100)*8*[.$B$1]*360)) *  (1 + ([.$D$2]*SIN(RADIANS((([.A41]-(25/[.$B$1]))/100)*[.$B$1]*360))))" office:value-type="float" office:value="-1.46138986038663" calcext:value-type="float">
            <text:p>-1.4614</text:p>
          </table:table-cell>
          <table:table-cell table:style-name="ce15" table:formula="of:=[.B41]-[.$B$5]" office:value-type="float" office:value="-1.46138986038663" calcext:value-type="float">
            <text:p>-1.4614</text:p>
          </table:table-cell>
          <table:table-cell table:style-name="ce25" table:formula="of:=ABS([.C41])" office:value-type="float" office:value="1.46138986038663" calcext:value-type="float">
            <text:p>1.4614</text:p>
          </table:table-cell>
        </table:table-row>
        <table:table-row table:style-name="ro1">
          <table:table-cell table:style-name="ce36" office:value-type="float" office:value="34" calcext:value-type="float">
            <text:p>34</text:p>
          </table:table-cell>
          <table:table-cell table:style-name="ce15" table:formula="of:=[.$B$2] * SIN(RADIANS(([.A42]/100)*8*[.$B$1]*360)) *  (1 + ([.$D$2]*SIN(RADIANS((([.A42]-(25/[.$B$1]))/100)*[.$B$1]*360))))" office:value-type="float" office:value="-1.93103754244528" calcext:value-type="float">
            <text:p>-1.9310</text:p>
          </table:table-cell>
          <table:table-cell table:style-name="ce15" table:formula="of:=[.B42]-[.$B$5]" office:value-type="float" office:value="-1.93103754244528" calcext:value-type="float">
            <text:p>-1.9310</text:p>
          </table:table-cell>
          <table:table-cell table:style-name="ce25" table:formula="of:=ABS([.C42])" office:value-type="float" office:value="1.93103754244528" calcext:value-type="float">
            <text:p>1.9310</text:p>
          </table:table-cell>
        </table:table-row>
        <table:table-row table:style-name="ro1">
          <table:table-cell table:style-name="ce36" office:value-type="float" office:value="35" calcext:value-type="float">
            <text:p>35</text:p>
          </table:table-cell>
          <table:table-cell table:style-name="ce15" table:formula="of:=[.$B$2] * SIN(RADIANS(([.A43]/100)*8*[.$B$1]*360)) *  (1 + ([.$D$2]*SIN(RADIANS((([.A43]-(25/[.$B$1]))/100)*[.$B$1]*360))))" office:value-type="float" office:value="-1.93289409365773" calcext:value-type="float">
            <text:p>-1.9329</text:p>
          </table:table-cell>
          <table:table-cell table:style-name="ce15" table:formula="of:=[.B43]-[.$B$5]" office:value-type="float" office:value="-1.93289409365773" calcext:value-type="float">
            <text:p>-1.9329</text:p>
          </table:table-cell>
          <table:table-cell table:style-name="ce25" table:formula="of:=ABS([.C43])" office:value-type="float" office:value="1.93289409365773" calcext:value-type="float">
            <text:p>1.9329</text:p>
          </table:table-cell>
        </table:table-row>
        <table:table-row table:style-name="ro1">
          <table:table-cell table:style-name="ce36" office:value-type="float" office:value="36" calcext:value-type="float">
            <text:p>36</text:p>
          </table:table-cell>
          <table:table-cell table:style-name="ce15" table:formula="of:=[.$B$2] * SIN(RADIANS(([.A44]/100)*8*[.$B$1]*360)) *  (1 + ([.$D$2]*SIN(RADIANS((([.A44]-(25/[.$B$1]))/100)*[.$B$1]*360))))" office:value-type="float" office:value="-1.43474413230166" calcext:value-type="float">
            <text:p>-1.4347</text:p>
          </table:table-cell>
          <table:table-cell table:style-name="ce15" table:formula="of:=[.B44]-[.$B$5]" office:value-type="float" office:value="-1.43474413230166" calcext:value-type="float">
            <text:p>-1.4347</text:p>
          </table:table-cell>
          <table:table-cell table:style-name="ce25" table:formula="of:=ABS([.C44])" office:value-type="float" office:value="1.43474413230166" calcext:value-type="float">
            <text:p>1.4347</text:p>
          </table:table-cell>
        </table:table-row>
        <table:table-row table:style-name="ro1">
          <table:table-cell table:style-name="ce36" office:value-type="float" office:value="37" calcext:value-type="float">
            <text:p>37</text:p>
          </table:table-cell>
          <table:table-cell table:style-name="ce15" table:formula="of:=[.$B$2] * SIN(RADIANS(([.A45]/100)*8*[.$B$1]*360)) *  (1 + ([.$D$2]*SIN(RADIANS((([.A45]-(25/[.$B$1]))/100)*[.$B$1]*360))))" office:value-type="float" office:value="-0.536230182012528" calcext:value-type="float">
            <text:p>-0.5362</text:p>
          </table:table-cell>
          <table:table-cell table:style-name="ce15" table:formula="of:=[.B45]-[.$B$5]" office:value-type="float" office:value="-0.536230182012527" calcext:value-type="float">
            <text:p>-0.5362</text:p>
          </table:table-cell>
          <table:table-cell table:style-name="ce25" table:formula="of:=ABS([.C45])" office:value-type="float" office:value="0.536230182012527" calcext:value-type="float">
            <text:p>0.5362</text:p>
          </table:table-cell>
        </table:table-row>
        <table:table-row table:style-name="ro1">
          <table:table-cell table:style-name="ce36" office:value-type="float" office:value="38" calcext:value-type="float">
            <text:p>38</text:p>
          </table:table-cell>
          <table:table-cell table:style-name="ce15" table:formula="of:=[.$B$2] * SIN(RADIANS(([.A46]/100)*8*[.$B$1]*360)) *  (1 + ([.$D$2]*SIN(RADIANS((([.A46]-(25/[.$B$1]))/100)*[.$B$1]*360))))" office:value-type="float" office:value="0.550370576467201" calcext:value-type="float">
            <text:p>0.5504</text:p>
          </table:table-cell>
          <table:table-cell table:style-name="ce15" table:formula="of:=[.B46]-[.$B$5]" office:value-type="float" office:value="0.550370576467202" calcext:value-type="float">
            <text:p>0.5504</text:p>
          </table:table-cell>
          <table:table-cell table:style-name="ce25" table:formula="of:=ABS([.C46])" office:value-type="float" office:value="0.550370576467202" calcext:value-type="float">
            <text:p>0.5504</text:p>
          </table:table-cell>
        </table:table-row>
        <table:table-row table:style-name="ro1">
          <table:table-cell table:style-name="ce36" office:value-type="float" office:value="39" calcext:value-type="float">
            <text:p>39</text:p>
          </table:table-cell>
          <table:table-cell table:style-name="ce15" table:formula="of:=[.$B$2] * SIN(RADIANS(([.A47]/100)*8*[.$B$1]*360)) *  (1 + ([.$D$2]*SIN(RADIANS((([.A47]-(25/[.$B$1]))/100)*[.$B$1]*360))))" office:value-type="float" office:value="1.55135963692875" calcext:value-type="float">
            <text:p>1.5514</text:p>
          </table:table-cell>
          <table:table-cell table:style-name="ce15" table:formula="of:=[.B47]-[.$B$5]" office:value-type="float" office:value="1.55135963692875" calcext:value-type="float">
            <text:p>1.5514</text:p>
          </table:table-cell>
          <table:table-cell table:style-name="ce25" table:formula="of:=ABS([.C47])" office:value-type="float" office:value="1.55135963692875" calcext:value-type="float">
            <text:p>1.5514</text:p>
          </table:table-cell>
        </table:table-row>
        <table:table-row table:style-name="ro1">
          <table:table-cell table:style-name="ce36" office:value-type="float" office:value="40" calcext:value-type="float">
            <text:p>40</text:p>
          </table:table-cell>
          <table:table-cell table:style-name="ce15" table:formula="of:=[.$B$2] * SIN(RADIANS(([.A48]/100)*8*[.$B$1]*360)) *  (1 + ([.$D$2]*SIN(RADIANS((([.A48]-(25/[.$B$1]))/100)*[.$B$1]*360))))" office:value-type="float" office:value="2.20221107275388" calcext:value-type="float">
            <text:p>2.2022</text:p>
          </table:table-cell>
          <table:table-cell table:style-name="ce15" table:formula="of:=[.B48]-[.$B$5]" office:value-type="float" office:value="2.20221107275388" calcext:value-type="float">
            <text:p>2.2022</text:p>
          </table:table-cell>
          <table:table-cell table:style-name="ce25" table:formula="of:=ABS([.C48])" office:value-type="float" office:value="2.20221107275388" calcext:value-type="float">
            <text:p>2.2022</text:p>
          </table:table-cell>
        </table:table-row>
        <table:table-row table:style-name="ro1">
          <table:table-cell table:style-name="ce36" office:value-type="float" office:value="41" calcext:value-type="float">
            <text:p>41</text:p>
          </table:table-cell>
          <table:table-cell table:style-name="ce15" table:formula="of:=[.$B$2] * SIN(RADIANS(([.A49]/100)*8*[.$B$1]*360)) *  (1 + ([.$D$2]*SIN(RADIANS((([.A49]-(25/[.$B$1]))/100)*[.$B$1]*360))))" office:value-type="float" office:value="2.31892455345091" calcext:value-type="float">
            <text:p>2.3189</text:p>
          </table:table-cell>
          <table:table-cell table:style-name="ce15" table:formula="of:=[.B49]-[.$B$5]" office:value-type="float" office:value="2.31892455345091" calcext:value-type="float">
            <text:p>2.3189</text:p>
          </table:table-cell>
          <table:table-cell table:style-name="ce25" table:formula="of:=ABS([.C49])" office:value-type="float" office:value="2.31892455345091" calcext:value-type="float">
            <text:p>2.3189</text:p>
          </table:table-cell>
        </table:table-row>
        <table:table-row table:style-name="ro1">
          <table:table-cell table:style-name="ce36" office:value-type="float" office:value="42" calcext:value-type="float">
            <text:p>42</text:p>
          </table:table-cell>
          <table:table-cell table:style-name="ce15" table:formula="of:=[.$B$2] * SIN(RADIANS(([.A50]/100)*8*[.$B$1]*360)) *  (1 + ([.$D$2]*SIN(RADIANS((([.A50]-(25/[.$B$1]))/100)*[.$B$1]*360))))" office:value-type="float" office:value="1.85052050493757" calcext:value-type="float">
            <text:p>1.8505</text:p>
          </table:table-cell>
          <table:table-cell table:style-name="ce15" table:formula="of:=[.B50]-[.$B$5]" office:value-type="float" office:value="1.85052050493757" calcext:value-type="float">
            <text:p>1.8505</text:p>
          </table:table-cell>
          <table:table-cell table:style-name="ce25" table:formula="of:=ABS([.C50])" office:value-type="float" office:value="1.85052050493757" calcext:value-type="float">
            <text:p>1.8505</text:p>
          </table:table-cell>
        </table:table-row>
        <table:table-row table:style-name="ro1">
          <table:table-cell table:style-name="ce36" office:value-type="float" office:value="43" calcext:value-type="float">
            <text:p>43</text:p>
          </table:table-cell>
          <table:table-cell table:style-name="ce15" table:formula="of:=[.$B$2] * SIN(RADIANS(([.A51]/100)*8*[.$B$1]*360)) *  (1 + ([.$D$2]*SIN(RADIANS((([.A51]-(25/[.$B$1]))/100)*[.$B$1]*360))))" office:value-type="float" office:value="0.897553416487328" calcext:value-type="float">
            <text:p>0.8976</text:p>
          </table:table-cell>
          <table:table-cell table:style-name="ce15" table:formula="of:=[.B51]-[.$B$5]" office:value-type="float" office:value="0.897553416487328" calcext:value-type="float">
            <text:p>0.8976</text:p>
          </table:table-cell>
          <table:table-cell table:style-name="ce25" table:formula="of:=ABS([.C51])" office:value-type="float" office:value="0.897553416487328" calcext:value-type="float">
            <text:p>0.8976</text:p>
          </table:table-cell>
        </table:table-row>
        <table:table-row table:style-name="ro1">
          <table:table-cell table:style-name="ce36" office:value-type="float" office:value="44" calcext:value-type="float">
            <text:p>44</text:p>
          </table:table-cell>
          <table:table-cell table:style-name="ce15" table:formula="of:=[.$B$2] * SIN(RADIANS(([.A52]/100)*8*[.$B$1]*360)) *  (1 + ([.$D$2]*SIN(RADIANS((([.A52]-(25/[.$B$1]))/100)*[.$B$1]*360))))" office:value-type="float" office:value="-0.309587362601896" calcext:value-type="float">
            <text:p>-0.3096</text:p>
          </table:table-cell>
          <table:table-cell table:style-name="ce15" table:formula="of:=[.B52]-[.$B$5]" office:value-type="float" office:value="-0.309587362601896" calcext:value-type="float">
            <text:p>-0.3096</text:p>
          </table:table-cell>
          <table:table-cell table:style-name="ce25" table:formula="of:=ABS([.C52])" office:value-type="float" office:value="0.309587362601896" calcext:value-type="float">
            <text:p>0.3096</text:p>
          </table:table-cell>
        </table:table-row>
        <table:table-row table:style-name="ro1">
          <table:table-cell table:style-name="ce36" office:value-type="float" office:value="45" calcext:value-type="float">
            <text:p>45</text:p>
          </table:table-cell>
          <table:table-cell table:style-name="ce15" table:formula="of:=[.$B$2] * SIN(RADIANS(([.A53]/100)*8*[.$B$1]*360)) *  (1 + ([.$D$2]*SIN(RADIANS((([.A53]-(25/[.$B$1]))/100)*[.$B$1]*360))))" office:value-type="float" office:value="-1.4679068757343" calcext:value-type="float">
            <text:p>-1.4679</text:p>
          </table:table-cell>
          <table:table-cell table:style-name="ce15" table:formula="of:=[.B53]-[.$B$5]" office:value-type="float" office:value="-1.4679068757343" calcext:value-type="float">
            <text:p>-1.4679</text:p>
          </table:table-cell>
          <table:table-cell table:style-name="ce25" table:formula="of:=ABS([.C53])" office:value-type="float" office:value="1.4679068757343" calcext:value-type="float">
            <text:p>1.4679</text:p>
          </table:table-cell>
        </table:table-row>
        <table:table-row table:style-name="ro1">
          <table:table-cell table:style-name="ce36" office:value-type="float" office:value="46" calcext:value-type="float">
            <text:p>46</text:p>
          </table:table-cell>
          <table:table-cell table:style-name="ce15" table:formula="of:=[.$B$2] * SIN(RADIANS(([.A54]/100)*8*[.$B$1]*360)) *  (1 + ([.$D$2]*SIN(RADIANS((([.A54]-(25/[.$B$1]))/100)*[.$B$1]*360))))" office:value-type="float" office:value="-2.27997094299937" calcext:value-type="float">
            <text:p>-2.2800</text:p>
          </table:table-cell>
          <table:table-cell table:style-name="ce15" table:formula="of:=[.B54]-[.$B$5]" office:value-type="float" office:value="-2.27997094299937" calcext:value-type="float">
            <text:p>-2.2800</text:p>
          </table:table-cell>
          <table:table-cell table:style-name="ce25" table:formula="of:=ABS([.C54])" office:value-type="float" office:value="2.27997094299937" calcext:value-type="float">
            <text:p>2.2800</text:p>
          </table:table-cell>
        </table:table-row>
        <table:table-row table:style-name="ro1">
          <table:table-cell table:style-name="ce36" office:value-type="float" office:value="47" calcext:value-type="float">
            <text:p>47</text:p>
          </table:table-cell>
          <table:table-cell table:style-name="ce15" table:formula="of:=[.$B$2] * SIN(RADIANS(([.A55]/100)*8*[.$B$1]*360)) *  (1 + ([.$D$2]*SIN(RADIANS((([.A55]-(25/[.$B$1]))/100)*[.$B$1]*360))))" office:value-type="float" office:value="-2.53232084435178" calcext:value-type="float">
            <text:p>-2.5323</text:p>
          </table:table-cell>
          <table:table-cell table:style-name="ce15" table:formula="of:=[.B55]-[.$B$5]" office:value-type="float" office:value="-2.53232084435178" calcext:value-type="float">
            <text:p>-2.5323</text:p>
          </table:table-cell>
          <table:table-cell table:style-name="ce25" table:formula="of:=ABS([.C55])" office:value-type="float" office:value="2.53232084435178" calcext:value-type="float">
            <text:p>2.5323</text:p>
          </table:table-cell>
        </table:table-row>
        <table:table-row table:style-name="ro1">
          <table:table-cell table:style-name="ce36" office:value-type="float" office:value="48" calcext:value-type="float">
            <text:p>48</text:p>
          </table:table-cell>
          <table:table-cell table:style-name="ce15" table:formula="of:=[.$B$2] * SIN(RADIANS(([.A56]/100)*8*[.$B$1]*360)) *  (1 + ([.$D$2]*SIN(RADIANS((([.A56]-(25/[.$B$1]))/100)*[.$B$1]*360))))" office:value-type="float" office:value="-2.15295753359735" calcext:value-type="float">
            <text:p>-2.1530</text:p>
          </table:table-cell>
          <table:table-cell table:style-name="ce15" table:formula="of:=[.B56]-[.$B$5]" office:value-type="float" office:value="-2.15295753359734" calcext:value-type="float">
            <text:p>-2.1530</text:p>
          </table:table-cell>
          <table:table-cell table:style-name="ce25" table:formula="of:=ABS([.C56])" office:value-type="float" office:value="2.15295753359734" calcext:value-type="float">
            <text:p>2.1530</text:p>
          </table:table-cell>
        </table:table-row>
        <table:table-row table:style-name="ro1">
          <table:table-cell table:style-name="ce36" office:value-type="float" office:value="49" calcext:value-type="float">
            <text:p>49</text:p>
          </table:table-cell>
          <table:table-cell table:style-name="ce15" table:formula="of:=[.$B$2] * SIN(RADIANS(([.A57]/100)*8*[.$B$1]*360)) *  (1 + ([.$D$2]*SIN(RADIANS((([.A57]-(25/[.$B$1]))/100)*[.$B$1]*360))))" office:value-type="float" office:value="-1.2320725982384" calcext:value-type="float">
            <text:p>-1.2321</text:p>
          </table:table-cell>
          <table:table-cell table:style-name="ce15" table:formula="of:=[.B57]-[.$B$5]" office:value-type="float" office:value="-1.2320725982384" calcext:value-type="float">
            <text:p>-1.2321</text:p>
          </table:table-cell>
          <table:table-cell table:style-name="ce25" table:formula="of:=ABS([.C57])" office:value-type="float" office:value="1.2320725982384" calcext:value-type="float">
            <text:p>1.2321</text:p>
          </table:table-cell>
        </table:table-row>
        <table:table-row table:style-name="ro1">
          <table:table-cell table:style-name="ce36" office:value-type="float" office:value="50" calcext:value-type="float">
            <text:p>50</text:p>
          </table:table-cell>
          <table:table-cell table:style-name="ce15" table:formula="of:=[.$B$2] * SIN(RADIANS(([.A58]/100)*8*[.$B$1]*360)) *  (1 + ([.$D$2]*SIN(RADIANS((([.A58]-(25/[.$B$1]))/100)*[.$B$1]*360))))" office:value-type="float" office:value="-2.50807664465378E-015" calcext:value-type="float">
            <text:p>0.0000</text:p>
          </table:table-cell>
          <table:table-cell table:style-name="ce15" table:formula="of:=[.B58]-[.$B$5]" office:value-type="float" office:value="-2.24321786205804E-015" calcext:value-type="float">
            <text:p>0.0000</text:p>
          </table:table-cell>
          <table:table-cell table:style-name="ce25" table:formula="of:=ABS([.C58])" office:value-type="float" office:value="2.24321786205804E-015" calcext:value-type="float">
            <text:p>0.0000</text:p>
          </table:table-cell>
        </table:table-row>
        <table:table-row table:style-name="ro1">
          <table:table-cell table:style-name="ce36" office:value-type="float" office:value="51" calcext:value-type="float">
            <text:p>51</text:p>
          </table:table-cell>
          <table:table-cell table:style-name="ce15" table:formula="of:=[.$B$2] * SIN(RADIANS(([.A59]/100)*8*[.$B$1]*360)) *  (1 + ([.$D$2]*SIN(RADIANS((([.A59]-(25/[.$B$1]))/100)*[.$B$1]*360))))" office:value-type="float" office:value="1.2320725982384" calcext:value-type="float">
            <text:p>1.2321</text:p>
          </table:table-cell>
          <table:table-cell table:style-name="ce15" table:formula="of:=[.B59]-[.$B$5]" office:value-type="float" office:value="1.2320725982384" calcext:value-type="float">
            <text:p>1.2321</text:p>
          </table:table-cell>
          <table:table-cell table:style-name="ce25" table:formula="of:=ABS([.C59])" office:value-type="float" office:value="1.2320725982384" calcext:value-type="float">
            <text:p>1.2321</text:p>
          </table:table-cell>
        </table:table-row>
        <table:table-row table:style-name="ro1">
          <table:table-cell table:style-name="ce36" office:value-type="float" office:value="52" calcext:value-type="float">
            <text:p>52</text:p>
          </table:table-cell>
          <table:table-cell table:style-name="ce15" table:formula="of:=[.$B$2] * SIN(RADIANS(([.A60]/100)*8*[.$B$1]*360)) *  (1 + ([.$D$2]*SIN(RADIANS((([.A60]-(25/[.$B$1]))/100)*[.$B$1]*360))))" office:value-type="float" office:value="2.15295753359734" calcext:value-type="float">
            <text:p>2.1530</text:p>
          </table:table-cell>
          <table:table-cell table:style-name="ce15" table:formula="of:=[.B60]-[.$B$5]" office:value-type="float" office:value="2.15295753359734" calcext:value-type="float">
            <text:p>2.1530</text:p>
          </table:table-cell>
          <table:table-cell table:style-name="ce25" table:formula="of:=ABS([.C60])" office:value-type="float" office:value="2.15295753359734" calcext:value-type="float">
            <text:p>2.1530</text:p>
          </table:table-cell>
        </table:table-row>
        <table:table-row table:style-name="ro1">
          <table:table-cell table:style-name="ce36" office:value-type="float" office:value="53" calcext:value-type="float">
            <text:p>53</text:p>
          </table:table-cell>
          <table:table-cell table:style-name="ce15" table:formula="of:=[.$B$2] * SIN(RADIANS(([.A61]/100)*8*[.$B$1]*360)) *  (1 + ([.$D$2]*SIN(RADIANS((([.A61]-(25/[.$B$1]))/100)*[.$B$1]*360))))" office:value-type="float" office:value="2.53232084435178" calcext:value-type="float">
            <text:p>2.5323</text:p>
          </table:table-cell>
          <table:table-cell table:style-name="ce15" table:formula="of:=[.B61]-[.$B$5]" office:value-type="float" office:value="2.53232084435178" calcext:value-type="float">
            <text:p>2.5323</text:p>
          </table:table-cell>
          <table:table-cell table:style-name="ce25" table:formula="of:=ABS([.C61])" office:value-type="float" office:value="2.53232084435178" calcext:value-type="float">
            <text:p>2.5323</text:p>
          </table:table-cell>
        </table:table-row>
        <table:table-row table:style-name="ro1">
          <table:table-cell table:style-name="ce36" office:value-type="float" office:value="54" calcext:value-type="float">
            <text:p>54</text:p>
          </table:table-cell>
          <table:table-cell table:style-name="ce15" table:formula="of:=[.$B$2] * SIN(RADIANS(([.A62]/100)*8*[.$B$1]*360)) *  (1 + ([.$D$2]*SIN(RADIANS((([.A62]-(25/[.$B$1]))/100)*[.$B$1]*360))))" office:value-type="float" office:value="2.27997094299937" calcext:value-type="float">
            <text:p>2.2800</text:p>
          </table:table-cell>
          <table:table-cell table:style-name="ce15" table:formula="of:=[.B62]-[.$B$5]" office:value-type="float" office:value="2.27997094299937" calcext:value-type="float">
            <text:p>2.2800</text:p>
          </table:table-cell>
          <table:table-cell table:style-name="ce25" table:formula="of:=ABS([.C62])" office:value-type="float" office:value="2.27997094299937" calcext:value-type="float">
            <text:p>2.2800</text:p>
          </table:table-cell>
        </table:table-row>
        <table:table-row table:style-name="ro1">
          <table:table-cell table:style-name="ce36" office:value-type="float" office:value="55" calcext:value-type="float">
            <text:p>55</text:p>
          </table:table-cell>
          <table:table-cell table:style-name="ce15" table:formula="of:=[.$B$2] * SIN(RADIANS(([.A63]/100)*8*[.$B$1]*360)) *  (1 + ([.$D$2]*SIN(RADIANS((([.A63]-(25/[.$B$1]))/100)*[.$B$1]*360))))" office:value-type="float" office:value="1.46790687573429" calcext:value-type="float">
            <text:p>1.4679</text:p>
          </table:table-cell>
          <table:table-cell table:style-name="ce15" table:formula="of:=[.B63]-[.$B$5]" office:value-type="float" office:value="1.46790687573429" calcext:value-type="float">
            <text:p>1.4679</text:p>
          </table:table-cell>
          <table:table-cell table:style-name="ce25" table:formula="of:=ABS([.C63])" office:value-type="float" office:value="1.46790687573429" calcext:value-type="float">
            <text:p>1.4679</text:p>
          </table:table-cell>
        </table:table-row>
        <table:table-row table:style-name="ro1">
          <table:table-cell table:style-name="ce36" office:value-type="float" office:value="56" calcext:value-type="float">
            <text:p>56</text:p>
          </table:table-cell>
          <table:table-cell table:style-name="ce15" table:formula="of:=[.$B$2] * SIN(RADIANS(([.A64]/100)*8*[.$B$1]*360)) *  (1 + ([.$D$2]*SIN(RADIANS((([.A64]-(25/[.$B$1]))/100)*[.$B$1]*360))))" office:value-type="float" office:value="0.309587362601892" calcext:value-type="float">
            <text:p>0.3096</text:p>
          </table:table-cell>
          <table:table-cell table:style-name="ce15" table:formula="of:=[.B64]-[.$B$5]" office:value-type="float" office:value="0.309587362601893" calcext:value-type="float">
            <text:p>0.3096</text:p>
          </table:table-cell>
          <table:table-cell table:style-name="ce25" table:formula="of:=ABS([.C64])" office:value-type="float" office:value="0.309587362601893" calcext:value-type="float">
            <text:p>0.3096</text:p>
          </table:table-cell>
        </table:table-row>
        <table:table-row table:style-name="ro1">
          <table:table-cell table:style-name="ce36" office:value-type="float" office:value="57" calcext:value-type="float">
            <text:p>57</text:p>
          </table:table-cell>
          <table:table-cell table:style-name="ce15" table:formula="of:=[.$B$2] * SIN(RADIANS(([.A65]/100)*8*[.$B$1]*360)) *  (1 + ([.$D$2]*SIN(RADIANS((([.A65]-(25/[.$B$1]))/100)*[.$B$1]*360))))" office:value-type="float" office:value="-0.897553416487323" calcext:value-type="float">
            <text:p>-0.8976</text:p>
          </table:table-cell>
          <table:table-cell table:style-name="ce15" table:formula="of:=[.B65]-[.$B$5]" office:value-type="float" office:value="-0.897553416487323" calcext:value-type="float">
            <text:p>-0.8976</text:p>
          </table:table-cell>
          <table:table-cell table:style-name="ce25" table:formula="of:=ABS([.C65])" office:value-type="float" office:value="0.897553416487323" calcext:value-type="float">
            <text:p>0.8976</text:p>
          </table:table-cell>
        </table:table-row>
        <table:table-row table:style-name="ro1">
          <table:table-cell table:style-name="ce36" office:value-type="float" office:value="58" calcext:value-type="float">
            <text:p>58</text:p>
          </table:table-cell>
          <table:table-cell table:style-name="ce15" table:formula="of:=[.$B$2] * SIN(RADIANS(([.A66]/100)*8*[.$B$1]*360)) *  (1 + ([.$D$2]*SIN(RADIANS((([.A66]-(25/[.$B$1]))/100)*[.$B$1]*360))))" office:value-type="float" office:value="-1.85052050493756" calcext:value-type="float">
            <text:p>-1.8505</text:p>
          </table:table-cell>
          <table:table-cell table:style-name="ce15" table:formula="of:=[.B66]-[.$B$5]" office:value-type="float" office:value="-1.85052050493756" calcext:value-type="float">
            <text:p>-1.8505</text:p>
          </table:table-cell>
          <table:table-cell table:style-name="ce25" table:formula="of:=ABS([.C66])" office:value-type="float" office:value="1.85052050493756" calcext:value-type="float">
            <text:p>1.8505</text:p>
          </table:table-cell>
        </table:table-row>
        <table:table-row table:style-name="ro1">
          <table:table-cell table:style-name="ce36" office:value-type="float" office:value="59" calcext:value-type="float">
            <text:p>59</text:p>
          </table:table-cell>
          <table:table-cell table:style-name="ce15" table:formula="of:=[.$B$2] * SIN(RADIANS(([.A67]/100)*8*[.$B$1]*360)) *  (1 + ([.$D$2]*SIN(RADIANS((([.A67]-(25/[.$B$1]))/100)*[.$B$1]*360))))" office:value-type="float" office:value="-2.3189245534509" calcext:value-type="float">
            <text:p>-2.3189</text:p>
          </table:table-cell>
          <table:table-cell table:style-name="ce15" table:formula="of:=[.B67]-[.$B$5]" office:value-type="float" office:value="-2.3189245534509" calcext:value-type="float">
            <text:p>-2.3189</text:p>
          </table:table-cell>
          <table:table-cell table:style-name="ce25" table:formula="of:=ABS([.C67])" office:value-type="float" office:value="2.3189245534509" calcext:value-type="float">
            <text:p>2.3189</text:p>
          </table:table-cell>
        </table:table-row>
        <table:table-row table:style-name="ro1">
          <table:table-cell table:style-name="ce36" office:value-type="float" office:value="60" calcext:value-type="float">
            <text:p>60</text:p>
          </table:table-cell>
          <table:table-cell table:style-name="ce15" table:formula="of:=[.$B$2] * SIN(RADIANS(([.A68]/100)*8*[.$B$1]*360)) *  (1 + ([.$D$2]*SIN(RADIANS((([.A68]-(25/[.$B$1]))/100)*[.$B$1]*360))))" office:value-type="float" office:value="-2.20221107275388" calcext:value-type="float">
            <text:p>-2.2022</text:p>
          </table:table-cell>
          <table:table-cell table:style-name="ce15" table:formula="of:=[.B68]-[.$B$5]" office:value-type="float" office:value="-2.20221107275388" calcext:value-type="float">
            <text:p>-2.2022</text:p>
          </table:table-cell>
          <table:table-cell table:style-name="ce25" table:formula="of:=ABS([.C68])" office:value-type="float" office:value="2.20221107275388" calcext:value-type="float">
            <text:p>2.2022</text:p>
          </table:table-cell>
        </table:table-row>
        <table:table-row table:style-name="ro1">
          <table:table-cell table:style-name="ce36" office:value-type="float" office:value="61" calcext:value-type="float">
            <text:p>61</text:p>
          </table:table-cell>
          <table:table-cell table:style-name="ce15" table:formula="of:=[.$B$2] * SIN(RADIANS(([.A69]/100)*8*[.$B$1]*360)) *  (1 + ([.$D$2]*SIN(RADIANS((([.A69]-(25/[.$B$1]))/100)*[.$B$1]*360))))" office:value-type="float" office:value="-1.55135963692875" calcext:value-type="float">
            <text:p>-1.5514</text:p>
          </table:table-cell>
          <table:table-cell table:style-name="ce15" table:formula="of:=[.B69]-[.$B$5]" office:value-type="float" office:value="-1.55135963692875" calcext:value-type="float">
            <text:p>-1.5514</text:p>
          </table:table-cell>
          <table:table-cell table:style-name="ce25" table:formula="of:=ABS([.C69])" office:value-type="float" office:value="1.55135963692875" calcext:value-type="float">
            <text:p>1.5514</text:p>
          </table:table-cell>
        </table:table-row>
        <table:table-row table:style-name="ro1">
          <table:table-cell table:style-name="ce36" office:value-type="float" office:value="62" calcext:value-type="float">
            <text:p>62</text:p>
          </table:table-cell>
          <table:table-cell table:style-name="ce15" table:formula="of:=[.$B$2] * SIN(RADIANS(([.A70]/100)*8*[.$B$1]*360)) *  (1 + ([.$D$2]*SIN(RADIANS((([.A70]-(25/[.$B$1]))/100)*[.$B$1]*360))))" office:value-type="float" office:value="-0.550370576467205" calcext:value-type="float">
            <text:p>-0.5504</text:p>
          </table:table-cell>
          <table:table-cell table:style-name="ce15" table:formula="of:=[.B70]-[.$B$5]" office:value-type="float" office:value="-0.550370576467205" calcext:value-type="float">
            <text:p>-0.5504</text:p>
          </table:table-cell>
          <table:table-cell table:style-name="ce25" table:formula="of:=ABS([.C70])" office:value-type="float" office:value="0.550370576467205" calcext:value-type="float">
            <text:p>0.5504</text:p>
          </table:table-cell>
        </table:table-row>
        <table:table-row table:style-name="ro1">
          <table:table-cell table:style-name="ce36" office:value-type="float" office:value="63" calcext:value-type="float">
            <text:p>63</text:p>
          </table:table-cell>
          <table:table-cell table:style-name="ce15" table:formula="of:=[.$B$2] * SIN(RADIANS(([.A71]/100)*8*[.$B$1]*360)) *  (1 + ([.$D$2]*SIN(RADIANS((([.A71]-(25/[.$B$1]))/100)*[.$B$1]*360))))" office:value-type="float" office:value="0.536230182012523" calcext:value-type="float">
            <text:p>0.5362</text:p>
          </table:table-cell>
          <table:table-cell table:style-name="ce15" table:formula="of:=[.B71]-[.$B$5]" office:value-type="float" office:value="0.536230182012524" calcext:value-type="float">
            <text:p>0.5362</text:p>
          </table:table-cell>
          <table:table-cell table:style-name="ce25" table:formula="of:=ABS([.C71])" office:value-type="float" office:value="0.536230182012524" calcext:value-type="float">
            <text:p>0.5362</text:p>
          </table:table-cell>
        </table:table-row>
        <table:table-row table:style-name="ro1">
          <table:table-cell table:style-name="ce36" office:value-type="float" office:value="64" calcext:value-type="float">
            <text:p>64</text:p>
          </table:table-cell>
          <table:table-cell table:style-name="ce15" table:formula="of:=[.$B$2] * SIN(RADIANS(([.A72]/100)*8*[.$B$1]*360)) *  (1 + ([.$D$2]*SIN(RADIANS((([.A72]-(25/[.$B$1]))/100)*[.$B$1]*360))))" office:value-type="float" office:value="1.43474413230166" calcext:value-type="float">
            <text:p>1.4347</text:p>
          </table:table-cell>
          <table:table-cell table:style-name="ce15" table:formula="of:=[.B72]-[.$B$5]" office:value-type="float" office:value="1.43474413230166" calcext:value-type="float">
            <text:p>1.4347</text:p>
          </table:table-cell>
          <table:table-cell table:style-name="ce25" table:formula="of:=ABS([.C72])" office:value-type="float" office:value="1.43474413230166" calcext:value-type="float">
            <text:p>1.4347</text:p>
          </table:table-cell>
        </table:table-row>
        <table:table-row table:style-name="ro1">
          <table:table-cell table:style-name="ce36" office:value-type="float" office:value="65" calcext:value-type="float">
            <text:p>65</text:p>
          </table:table-cell>
          <table:table-cell table:style-name="ce15" table:formula="of:=[.$B$2] * SIN(RADIANS(([.A73]/100)*8*[.$B$1]*360)) *  (1 + ([.$D$2]*SIN(RADIANS((([.A73]-(25/[.$B$1]))/100)*[.$B$1]*360))))" office:value-type="float" office:value="1.93289409365773" calcext:value-type="float">
            <text:p>1.9329</text:p>
          </table:table-cell>
          <table:table-cell table:style-name="ce15" table:formula="of:=[.B73]-[.$B$5]" office:value-type="float" office:value="1.93289409365773" calcext:value-type="float">
            <text:p>1.9329</text:p>
          </table:table-cell>
          <table:table-cell table:style-name="ce25" table:formula="of:=ABS([.C73])" office:value-type="float" office:value="1.93289409365773" calcext:value-type="float">
            <text:p>1.9329</text:p>
          </table:table-cell>
        </table:table-row>
        <table:table-row table:style-name="ro1">
          <table:table-cell table:style-name="ce36" office:value-type="float" office:value="66" calcext:value-type="float">
            <text:p>66</text:p>
          </table:table-cell>
          <table:table-cell table:style-name="ce15" table:formula="of:=[.$B$2] * SIN(RADIANS(([.A74]/100)*8*[.$B$1]*360)) *  (1 + ([.$D$2]*SIN(RADIANS((([.A74]-(25/[.$B$1]))/100)*[.$B$1]*360))))" office:value-type="float" office:value="1.93103754244528" calcext:value-type="float">
            <text:p>1.9310</text:p>
          </table:table-cell>
          <table:table-cell table:style-name="ce15" table:formula="of:=[.B74]-[.$B$5]" office:value-type="float" office:value="1.93103754244528" calcext:value-type="float">
            <text:p>1.9310</text:p>
          </table:table-cell>
          <table:table-cell table:style-name="ce25" table:formula="of:=ABS([.C74])" office:value-type="float" office:value="1.93103754244528" calcext:value-type="float">
            <text:p>1.9310</text:p>
          </table:table-cell>
        </table:table-row>
        <table:table-row table:style-name="ro1">
          <table:table-cell table:style-name="ce36" office:value-type="float" office:value="67" calcext:value-type="float">
            <text:p>67</text:p>
          </table:table-cell>
          <table:table-cell table:style-name="ce15" table:formula="of:=[.$B$2] * SIN(RADIANS(([.A75]/100)*8*[.$B$1]*360)) *  (1 + ([.$D$2]*SIN(RADIANS((([.A75]-(25/[.$B$1]))/100)*[.$B$1]*360))))" office:value-type="float" office:value="1.46138986038663" calcext:value-type="float">
            <text:p>1.4614</text:p>
          </table:table-cell>
          <table:table-cell table:style-name="ce15" table:formula="of:=[.B75]-[.$B$5]" office:value-type="float" office:value="1.46138986038663" calcext:value-type="float">
            <text:p>1.4614</text:p>
          </table:table-cell>
          <table:table-cell table:style-name="ce25" table:formula="of:=ABS([.C75])" office:value-type="float" office:value="1.46138986038663" calcext:value-type="float">
            <text:p>1.4614</text:p>
          </table:table-cell>
        </table:table-row>
        <table:table-row table:style-name="ro1">
          <table:table-cell table:style-name="ce36" office:value-type="float" office:value="68" calcext:value-type="float">
            <text:p>68</text:p>
          </table:table-cell>
          <table:table-cell table:style-name="ce15" table:formula="of:=[.$B$2] * SIN(RADIANS(([.A76]/100)*8*[.$B$1]*360)) *  (1 + ([.$D$2]*SIN(RADIANS((([.A76]-(25/[.$B$1]))/100)*[.$B$1]*360))))" office:value-type="float" office:value="0.671826385836113" calcext:value-type="float">
            <text:p>0.6718</text:p>
          </table:table-cell>
          <table:table-cell table:style-name="ce15" table:formula="of:=[.B76]-[.$B$5]" office:value-type="float" office:value="0.671826385836114" calcext:value-type="float">
            <text:p>0.6718</text:p>
          </table:table-cell>
          <table:table-cell table:style-name="ce25" table:formula="of:=ABS([.C76])" office:value-type="float" office:value="0.671826385836114" calcext:value-type="float">
            <text:p>0.6718</text:p>
          </table:table-cell>
        </table:table-row>
        <table:table-row table:style-name="ro1">
          <table:table-cell table:style-name="ce36" office:value-type="float" office:value="69" calcext:value-type="float">
            <text:p>69</text:p>
          </table:table-cell>
          <table:table-cell table:style-name="ce15" table:formula="of:=[.$B$2] * SIN(RADIANS(([.A77]/100)*8*[.$B$1]*360)) *  (1 + ([.$D$2]*SIN(RADIANS((([.A77]-(25/[.$B$1]))/100)*[.$B$1]*360))))" office:value-type="float" office:value="-0.219483486856551" calcext:value-type="float">
            <text:p>-0.2195</text:p>
          </table:table-cell>
          <table:table-cell table:style-name="ce15" table:formula="of:=[.B77]-[.$B$5]" office:value-type="float" office:value="-0.219483486856551" calcext:value-type="float">
            <text:p>-0.2195</text:p>
          </table:table-cell>
          <table:table-cell table:style-name="ce25" table:formula="of:=ABS([.C77])" office:value-type="float" office:value="0.219483486856551" calcext:value-type="float">
            <text:p>0.2195</text:p>
          </table:table-cell>
        </table:table-row>
        <table:table-row table:style-name="ro1">
          <table:table-cell table:style-name="ce36" office:value-type="float" office:value="70" calcext:value-type="float">
            <text:p>70</text:p>
          </table:table-cell>
          <table:table-cell table:style-name="ce15" table:formula="of:=[.$B$2] * SIN(RADIANS(([.A78]/100)*8*[.$B$1]*360)) *  (1 + ([.$D$2]*SIN(RADIANS((([.A78]-(25/[.$B$1]))/100)*[.$B$1]*360))))" office:value-type="float" office:value="-0.984858731896079" calcext:value-type="float">
            <text:p>-0.9849</text:p>
          </table:table-cell>
          <table:table-cell table:style-name="ce15" table:formula="of:=[.B78]-[.$B$5]" office:value-type="float" office:value="-0.984858731896079" calcext:value-type="float">
            <text:p>-0.9849</text:p>
          </table:table-cell>
          <table:table-cell table:style-name="ce25" table:formula="of:=ABS([.C78])" office:value-type="float" office:value="0.984858731896079" calcext:value-type="float">
            <text:p>0.9849</text:p>
          </table:table-cell>
        </table:table-row>
        <table:table-row table:style-name="ro1">
          <table:table-cell table:style-name="ce36" office:value-type="float" office:value="71" calcext:value-type="float">
            <text:p>71</text:p>
          </table:table-cell>
          <table:table-cell table:style-name="ce15" table:formula="of:=[.$B$2] * SIN(RADIANS(([.A79]/100)*8*[.$B$1]*360)) *  (1 + ([.$D$2]*SIN(RADIANS((([.A79]-(25/[.$B$1]))/100)*[.$B$1]*360))))" office:value-type="float" office:value="-1.4462059392608" calcext:value-type="float">
            <text:p>-1.4462</text:p>
          </table:table-cell>
          <table:table-cell table:style-name="ce15" table:formula="of:=[.B79]-[.$B$5]" office:value-type="float" office:value="-1.4462059392608" calcext:value-type="float">
            <text:p>-1.4462</text:p>
          </table:table-cell>
          <table:table-cell table:style-name="ce25" table:formula="of:=ABS([.C79])" office:value-type="float" office:value="1.4462059392608" calcext:value-type="float">
            <text:p>1.4462</text:p>
          </table:table-cell>
        </table:table-row>
        <table:table-row table:style-name="ro1">
          <table:table-cell table:style-name="ce36" office:value-type="float" office:value="72" calcext:value-type="float">
            <text:p>72</text:p>
          </table:table-cell>
          <table:table-cell table:style-name="ce15" table:formula="of:=[.$B$2] * SIN(RADIANS(([.A80]/100)*8*[.$B$1]*360)) *  (1 + ([.$D$2]*SIN(RADIANS((([.A80]-(25/[.$B$1]))/100)*[.$B$1]*360))))" office:value-type="float" office:value="-1.51684900965485" calcext:value-type="float">
            <text:p>-1.5168</text:p>
          </table:table-cell>
          <table:table-cell table:style-name="ce15" table:formula="of:=[.B80]-[.$B$5]" office:value-type="float" office:value="-1.51684900965485" calcext:value-type="float">
            <text:p>-1.5168</text:p>
          </table:table-cell>
          <table:table-cell table:style-name="ce25" table:formula="of:=ABS([.C80])" office:value-type="float" office:value="1.51684900965485" calcext:value-type="float">
            <text:p>1.5168</text:p>
          </table:table-cell>
        </table:table-row>
        <table:table-row table:style-name="ro1">
          <table:table-cell table:style-name="ce36" office:value-type="float" office:value="73" calcext:value-type="float">
            <text:p>73</text:p>
          </table:table-cell>
          <table:table-cell table:style-name="ce15" table:formula="of:=[.$B$2] * SIN(RADIANS(([.A81]/100)*8*[.$B$1]*360)) *  (1 + ([.$D$2]*SIN(RADIANS((([.A81]-(25/[.$B$1]))/100)*[.$B$1]*360))))" office:value-type="float" office:value="-1.2161923514801" calcext:value-type="float">
            <text:p>-1.2162</text:p>
          </table:table-cell>
          <table:table-cell table:style-name="ce15" table:formula="of:=[.B81]-[.$B$5]" office:value-type="float" office:value="-1.2161923514801" calcext:value-type="float">
            <text:p>-1.2162</text:p>
          </table:table-cell>
          <table:table-cell table:style-name="ce25" table:formula="of:=ABS([.C81])" office:value-type="float" office:value="1.2161923514801" calcext:value-type="float">
            <text:p>1.2162</text:p>
          </table:table-cell>
        </table:table-row>
        <table:table-row table:style-name="ro1">
          <table:table-cell table:style-name="ce36" office:value-type="float" office:value="74" calcext:value-type="float">
            <text:p>74</text:p>
          </table:table-cell>
          <table:table-cell table:style-name="ce15" table:formula="of:=[.$B$2] * SIN(RADIANS(([.A82]/100)*8*[.$B$1]*360)) *  (1 + ([.$D$2]*SIN(RADIANS((([.A82]-(25/[.$B$1]))/100)*[.$B$1]*360))))" office:value-type="float" office:value="-0.655364144107157" calcext:value-type="float">
            <text:p>-0.6554</text:p>
          </table:table-cell>
          <table:table-cell table:style-name="ce15" table:formula="of:=[.B82]-[.$B$5]" office:value-type="float" office:value="-0.655364144107157" calcext:value-type="float">
            <text:p>-0.6554</text:p>
          </table:table-cell>
          <table:table-cell table:style-name="ce25" table:formula="of:=ABS([.C82])" office:value-type="float" office:value="0.655364144107157" calcext:value-type="float">
            <text:p>0.6554</text:p>
          </table:table-cell>
        </table:table-row>
        <table:table-row table:style-name="ro1">
          <table:table-cell table:style-name="ce36" office:value-type="float" office:value="75" calcext:value-type="float">
            <text:p>75</text:p>
          </table:table-cell>
          <table:table-cell table:style-name="ce15" table:formula="of:=[.$B$2] * SIN(RADIANS(([.A83]/100)*8*[.$B$1]*360)) *  (1 + ([.$D$2]*SIN(RADIANS((([.A83]-(25/[.$B$1]))/100)*[.$B$1]*360))))" office:value-type="float" office:value="-1.88105748349033E-015" calcext:value-type="float">
            <text:p>0.0000</text:p>
          </table:table-cell>
          <table:table-cell table:style-name="ce15" table:formula="of:=[.B83]-[.$B$5]" office:value-type="float" office:value="-1.6161987008946E-015" calcext:value-type="float">
            <text:p>0.0000</text:p>
          </table:table-cell>
          <table:table-cell table:style-name="ce25" table:formula="of:=ABS([.C83])" office:value-type="float" office:value="1.6161987008946E-015" calcext:value-type="float">
            <text:p>0.0000</text:p>
          </table:table-cell>
        </table:table-row>
        <table:table-row table:style-name="ro1">
          <table:table-cell table:style-name="ce36" office:value-type="float" office:value="76" calcext:value-type="float">
            <text:p>76</text:p>
          </table:table-cell>
          <table:table-cell table:style-name="ce15" table:formula="of:=[.$B$2] * SIN(RADIANS(([.A84]/100)*8*[.$B$1]*360)) *  (1 + ([.$D$2]*SIN(RADIANS((([.A84]-(25/[.$B$1]))/100)*[.$B$1]*360))))" office:value-type="float" office:value="0.577925261593228" calcext:value-type="float">
            <text:p>0.5779</text:p>
          </table:table-cell>
          <table:table-cell table:style-name="ce15" table:formula="of:=[.B84]-[.$B$5]" office:value-type="float" office:value="0.577925261593228" calcext:value-type="float">
            <text:p>0.5779</text:p>
          </table:table-cell>
          <table:table-cell table:style-name="ce25" table:formula="of:=ABS([.C84])" office:value-type="float" office:value="0.577925261593228" calcext:value-type="float">
            <text:p>0.5779</text:p>
          </table:table-cell>
        </table:table-row>
        <table:table-row table:style-name="ro1">
          <table:table-cell table:style-name="ce36" office:value-type="float" office:value="77" calcext:value-type="float">
            <text:p>77</text:p>
          </table:table-cell>
          <table:table-cell table:style-name="ce15" table:formula="of:=[.$B$2] * SIN(RADIANS(([.A85]/100)*8*[.$B$1]*360)) *  (1 + ([.$D$2]*SIN(RADIANS((([.A85]-(25/[.$B$1]))/100)*[.$B$1]*360))))" office:value-type="float" office:value="0.945287137805064" calcext:value-type="float">
            <text:p>0.9453</text:p>
          </table:table-cell>
          <table:table-cell table:style-name="ce15" table:formula="of:=[.B85]-[.$B$5]" office:value-type="float" office:value="0.945287137805065" calcext:value-type="float">
            <text:p>0.9453</text:p>
          </table:table-cell>
          <table:table-cell table:style-name="ce25" table:formula="of:=ABS([.C85])" office:value-type="float" office:value="0.945287137805065" calcext:value-type="float">
            <text:p>0.9453</text:p>
          </table:table-cell>
        </table:table-row>
        <table:table-row table:style-name="ro1">
          <table:table-cell table:style-name="ce36" office:value-type="float" office:value="78" calcext:value-type="float">
            <text:p>78</text:p>
          </table:table-cell>
          <table:table-cell table:style-name="ce15" table:formula="of:=[.$B$2] * SIN(RADIANS(([.A86]/100)*8*[.$B$1]*360)) *  (1 + ([.$D$2]*SIN(RADIANS((([.A86]-(25/[.$B$1]))/100)*[.$B$1]*360))))" office:value-type="float" office:value="1.03809941512153" calcext:value-type="float">
            <text:p>1.0381</text:p>
          </table:table-cell>
          <table:table-cell table:style-name="ce15" table:formula="of:=[.B86]-[.$B$5]" office:value-type="float" office:value="1.03809941512153" calcext:value-type="float">
            <text:p>1.0381</text:p>
          </table:table-cell>
          <table:table-cell table:style-name="ce25" table:formula="of:=ABS([.C86])" office:value-type="float" office:value="1.03809941512153" calcext:value-type="float">
            <text:p>1.0381</text:p>
          </table:table-cell>
        </table:table-row>
        <table:table-row table:style-name="ro1">
          <table:table-cell table:style-name="ce36" office:value-type="float" office:value="79" calcext:value-type="float">
            <text:p>79</text:p>
          </table:table-cell>
          <table:table-cell table:style-name="ce15" table:formula="of:=[.$B$2] * SIN(RADIANS(([.A87]/100)*8*[.$B$1]*360)) *  (1 + ([.$D$2]*SIN(RADIANS((([.A87]-(25/[.$B$1]))/100)*[.$B$1]*360))))" office:value-type="float" office:value="0.870151315052203" calcext:value-type="float">
            <text:p>0.8702</text:p>
          </table:table-cell>
          <table:table-cell table:style-name="ce15" table:formula="of:=[.B87]-[.$B$5]" office:value-type="float" office:value="0.870151315052204" calcext:value-type="float">
            <text:p>0.8702</text:p>
          </table:table-cell>
          <table:table-cell table:style-name="ce25" table:formula="of:=ABS([.C87])" office:value-type="float" office:value="0.870151315052204" calcext:value-type="float">
            <text:p>0.8702</text:p>
          </table:table-cell>
        </table:table-row>
        <table:table-row table:style-name="ro1">
          <table:table-cell table:style-name="ce36" office:value-type="float" office:value="80" calcext:value-type="float">
            <text:p>80</text:p>
          </table:table-cell>
          <table:table-cell table:style-name="ce15" table:formula="of:=[.$B$2] * SIN(RADIANS(([.A88]/100)*8*[.$B$1]*360)) *  (1 + ([.$D$2]*SIN(RADIANS((([.A88]-(25/[.$B$1]))/100)*[.$B$1]*360))))" office:value-type="float" office:value="0.519871513972651" calcext:value-type="float">
            <text:p>0.5199</text:p>
          </table:table-cell>
          <table:table-cell table:style-name="ce15" table:formula="of:=[.B88]-[.$B$5]" office:value-type="float" office:value="0.519871513972651" calcext:value-type="float">
            <text:p>0.5199</text:p>
          </table:table-cell>
          <table:table-cell table:style-name="ce25" table:formula="of:=ABS([.C88])" office:value-type="float" office:value="0.519871513972651" calcext:value-type="float">
            <text:p>0.5199</text:p>
          </table:table-cell>
        </table:table-row>
        <table:table-row table:style-name="ro1">
          <table:table-cell table:style-name="ce36" office:value-type="float" office:value="81" calcext:value-type="float">
            <text:p>81</text:p>
          </table:table-cell>
          <table:table-cell table:style-name="ce15" table:formula="of:=[.$B$2] * SIN(RADIANS(([.A89]/100)*8*[.$B$1]*360)) *  (1 + ([.$D$2]*SIN(RADIANS((([.A89]-(25/[.$B$1]))/100)*[.$B$1]*360))))" office:value-type="float" office:value="0.101369591068056" calcext:value-type="float">
            <text:p>0.1014</text:p>
          </table:table-cell>
          <table:table-cell table:style-name="ce15" table:formula="of:=[.B89]-[.$B$5]" office:value-type="float" office:value="0.101369591068056" calcext:value-type="float">
            <text:p>0.1014</text:p>
          </table:table-cell>
          <table:table-cell table:style-name="ce25" table:formula="of:=ABS([.C89])" office:value-type="float" office:value="0.101369591068056" calcext:value-type="float">
            <text:p>0.1014</text:p>
          </table:table-cell>
        </table:table-row>
        <table:table-row table:style-name="ro1">
          <table:table-cell table:style-name="ce36" office:value-type="float" office:value="82" calcext:value-type="float">
            <text:p>82</text:p>
          </table:table-cell>
          <table:table-cell table:style-name="ce15" table:formula="of:=[.$B$2] * SIN(RADIANS(([.A90]/100)*8*[.$B$1]*360)) *  (1 + ([.$D$2]*SIN(RADIANS((([.A90]-(25/[.$B$1]))/100)*[.$B$1]*360))))" office:value-type="float" office:value="-0.27057246903665" calcext:value-type="float">
            <text:p>-0.2706</text:p>
          </table:table-cell>
          <table:table-cell table:style-name="ce15" table:formula="of:=[.B90]-[.$B$5]" office:value-type="float" office:value="-0.27057246903665" calcext:value-type="float">
            <text:p>-0.2706</text:p>
          </table:table-cell>
          <table:table-cell table:style-name="ce25" table:formula="of:=ABS([.C90])" office:value-type="float" office:value="0.27057246903665" calcext:value-type="float">
            <text:p>0.2706</text:p>
          </table:table-cell>
        </table:table-row>
        <table:table-row table:style-name="ro1">
          <table:table-cell table:style-name="ce36" office:value-type="float" office:value="83" calcext:value-type="float">
            <text:p>83</text:p>
          </table:table-cell>
          <table:table-cell table:style-name="ce15" table:formula="of:=[.$B$2] * SIN(RADIANS(([.A91]/100)*8*[.$B$1]*360)) *  (1 + ([.$D$2]*SIN(RADIANS((([.A91]-(25/[.$B$1]))/100)*[.$B$1]*360))))" office:value-type="float" office:value="-0.511124041119395" calcext:value-type="float">
            <text:p>-0.5111</text:p>
          </table:table-cell>
          <table:table-cell table:style-name="ce15" table:formula="of:=[.B91]-[.$B$5]" office:value-type="float" office:value="-0.511124041119395" calcext:value-type="float">
            <text:p>-0.5111</text:p>
          </table:table-cell>
          <table:table-cell table:style-name="ce25" table:formula="of:=ABS([.C91])" office:value-type="float" office:value="0.511124041119395" calcext:value-type="float">
            <text:p>0.5111</text:p>
          </table:table-cell>
        </table:table-row>
        <table:table-row table:style-name="ro1">
          <table:table-cell table:style-name="ce36" office:value-type="float" office:value="84" calcext:value-type="float">
            <text:p>84</text:p>
          </table:table-cell>
          <table:table-cell table:style-name="ce15" table:formula="of:=[.$B$2] * SIN(RADIANS(([.A92]/100)*8*[.$B$1]*360)) *  (1 + ([.$D$2]*SIN(RADIANS((([.A92]-(25/[.$B$1]))/100)*[.$B$1]*360))))" office:value-type="float" office:value="-0.583617819420166" calcext:value-type="float">
            <text:p>-0.5836</text:p>
          </table:table-cell>
          <table:table-cell table:style-name="ce15" table:formula="of:=[.B92]-[.$B$5]" office:value-type="float" office:value="-0.583617819420166" calcext:value-type="float">
            <text:p>-0.5836</text:p>
          </table:table-cell>
          <table:table-cell table:style-name="ce25" table:formula="of:=ABS([.C92])" office:value-type="float" office:value="0.583617819420166" calcext:value-type="float">
            <text:p>0.5836</text:p>
          </table:table-cell>
        </table:table-row>
        <table:table-row table:style-name="ro1">
          <table:table-cell table:style-name="ce36" office:value-type="float" office:value="85" calcext:value-type="float">
            <text:p>85</text:p>
          </table:table-cell>
          <table:table-cell table:style-name="ce15" table:formula="of:=[.$B$2] * SIN(RADIANS(([.A93]/100)*8*[.$B$1]*360)) *  (1 + ([.$D$2]*SIN(RADIANS((([.A93]-(25/[.$B$1]))/100)*[.$B$1]*360))))" office:value-type="float" office:value="-0.501810588057864" calcext:value-type="float">
            <text:p>-0.5018</text:p>
          </table:table-cell>
          <table:table-cell table:style-name="ce15" table:formula="of:=[.B93]-[.$B$5]" office:value-type="float" office:value="-0.501810588057864" calcext:value-type="float">
            <text:p>-0.5018</text:p>
          </table:table-cell>
          <table:table-cell table:style-name="ce25" table:formula="of:=ABS([.C93])" office:value-type="float" office:value="0.501810588057864" calcext:value-type="float">
            <text:p>0.5018</text:p>
          </table:table-cell>
        </table:table-row>
        <table:table-row table:style-name="ro1">
          <table:table-cell table:style-name="ce36" office:value-type="float" office:value="86" calcext:value-type="float">
            <text:p>86</text:p>
          </table:table-cell>
          <table:table-cell table:style-name="ce15" table:formula="of:=[.$B$2] * SIN(RADIANS(([.A94]/100)*8*[.$B$1]*360)) *  (1 + ([.$D$2]*SIN(RADIANS((([.A94]-(25/[.$B$1]))/100)*[.$B$1]*360))))" office:value-type="float" office:value="-0.317696458875782" calcext:value-type="float">
            <text:p>-0.3177</text:p>
          </table:table-cell>
          <table:table-cell table:style-name="ce15" table:formula="of:=[.B94]-[.$B$5]" office:value-type="float" office:value="-0.317696458875781" calcext:value-type="float">
            <text:p>-0.3177</text:p>
          </table:table-cell>
          <table:table-cell table:style-name="ce25" table:formula="of:=ABS([.C94])" office:value-type="float" office:value="0.317696458875781" calcext:value-type="float">
            <text:p>0.3177</text:p>
          </table:table-cell>
        </table:table-row>
        <table:table-row table:style-name="ro1">
          <table:table-cell table:style-name="ce36" office:value-type="float" office:value="87" calcext:value-type="float">
            <text:p>87</text:p>
          </table:table-cell>
          <table:table-cell table:style-name="ce15" table:formula="of:=[.$B$2] * SIN(RADIANS(([.A95]/100)*8*[.$B$1]*360)) *  (1 + ([.$D$2]*SIN(RADIANS((([.A95]-(25/[.$B$1]))/100)*[.$B$1]*360))))" office:value-type="float" office:value="-0.100415929129499" calcext:value-type="float">
            <text:p>-0.1004</text:p>
          </table:table-cell>
          <table:table-cell table:style-name="ce15" table:formula="of:=[.B95]-[.$B$5]" office:value-type="float" office:value="-0.100415929129499" calcext:value-type="float">
            <text:p>-0.1004</text:p>
          </table:table-cell>
          <table:table-cell table:style-name="ce25" table:formula="of:=ABS([.C95])" office:value-type="float" office:value="0.100415929129499" calcext:value-type="float">
            <text:p>0.1004</text:p>
          </table:table-cell>
        </table:table-row>
        <table:table-row table:style-name="ro1">
          <table:table-cell table:style-name="ce36" office:value-type="float" office:value="88" calcext:value-type="float">
            <text:p>88</text:p>
          </table:table-cell>
          <table:table-cell table:style-name="ce15" table:formula="of:=[.$B$2] * SIN(RADIANS(([.A96]/100)*8*[.$B$1]*360)) *  (1 + ([.$D$2]*SIN(RADIANS((([.A96]-(25/[.$B$1]))/100)*[.$B$1]*360))))" office:value-type="float" office:value="0.0862755346748213" calcext:value-type="float">
            <text:p>0.0863</text:p>
          </table:table-cell>
          <table:table-cell table:style-name="ce15" table:formula="of:=[.B96]-[.$B$5]" office:value-type="float" office:value="0.0862755346748215" calcext:value-type="float">
            <text:p>0.0863</text:p>
          </table:table-cell>
          <table:table-cell table:style-name="ce25" table:formula="of:=ABS([.C96])" office:value-type="float" office:value="0.0862755346748215" calcext:value-type="float">
            <text:p>0.0863</text:p>
          </table:table-cell>
        </table:table-row>
        <table:table-row table:style-name="ro1">
          <table:table-cell table:style-name="ce36" office:value-type="float" office:value="89" calcext:value-type="float">
            <text:p>89</text:p>
          </table:table-cell>
          <table:table-cell table:style-name="ce15" table:formula="of:=[.$B$2] * SIN(RADIANS(([.A97]/100)*8*[.$B$1]*360)) *  (1 + ([.$D$2]*SIN(RADIANS((([.A97]-(25/[.$B$1]))/100)*[.$B$1]*360))))" office:value-type="float" office:value="0.201080954248694" calcext:value-type="float">
            <text:p>0.2011</text:p>
          </table:table-cell>
          <table:table-cell table:style-name="ce15" table:formula="of:=[.B97]-[.$B$5]" office:value-type="float" office:value="0.201080954248694" calcext:value-type="float">
            <text:p>0.2011</text:p>
          </table:table-cell>
          <table:table-cell table:style-name="ce25" table:formula="of:=ABS([.C97])" office:value-type="float" office:value="0.201080954248694" calcext:value-type="float">
            <text:p>0.2011</text:p>
          </table:table-cell>
        </table:table-row>
        <table:table-row table:style-name="ro1">
          <table:table-cell table:style-name="ce36" office:value-type="float" office:value="90" calcext:value-type="float">
            <text:p>90</text:p>
          </table:table-cell>
          <table:table-cell table:style-name="ce15" table:formula="of:=[.$B$2] * SIN(RADIANS(([.A98]/100)*8*[.$B$1]*360)) *  (1 + ([.$D$2]*SIN(RADIANS((([.A98]-(25/[.$B$1]))/100)*[.$B$1]*360))))" office:value-type="float" office:value="0.232493608961715" calcext:value-type="float">
            <text:p>0.2325</text:p>
          </table:table-cell>
          <table:table-cell table:style-name="ce15" table:formula="of:=[.B98]-[.$B$5]" office:value-type="float" office:value="0.232493608961716" calcext:value-type="float">
            <text:p>0.2325</text:p>
          </table:table-cell>
          <table:table-cell table:style-name="ce25" table:formula="of:=ABS([.C98])" office:value-type="float" office:value="0.232493608961716" calcext:value-type="float">
            <text:p>0.2325</text:p>
          </table:table-cell>
        </table:table-row>
        <table:table-row table:style-name="ro1">
          <table:table-cell table:style-name="ce36" office:value-type="float" office:value="91" calcext:value-type="float">
            <text:p>91</text:p>
          </table:table-cell>
          <table:table-cell table:style-name="ce15" table:formula="of:=[.$B$2] * SIN(RADIANS(([.A99]/100)*8*[.$B$1]*360)) *  (1 + ([.$D$2]*SIN(RADIANS((([.A99]-(25/[.$B$1]))/100)*[.$B$1]*360))))" office:value-type="float" office:value="0.195730808414537" calcext:value-type="float">
            <text:p>0.1957</text:p>
          </table:table-cell>
          <table:table-cell table:style-name="ce15" table:formula="of:=[.B99]-[.$B$5]" office:value-type="float" office:value="0.195730808414537" calcext:value-type="float">
            <text:p>0.1957</text:p>
          </table:table-cell>
          <table:table-cell table:style-name="ce25" table:formula="of:=ABS([.C99])" office:value-type="float" office:value="0.195730808414537" calcext:value-type="float">
            <text:p>0.1957</text:p>
          </table:table-cell>
        </table:table-row>
        <table:table-row table:style-name="ro1">
          <table:table-cell table:style-name="ce36" office:value-type="float" office:value="92" calcext:value-type="float">
            <text:p>92</text:p>
          </table:table-cell>
          <table:table-cell table:style-name="ce15" table:formula="of:=[.$B$2] * SIN(RADIANS(([.A100]/100)*8*[.$B$1]*360)) *  (1 + ([.$D$2]*SIN(RADIANS((([.A100]-(25/[.$B$1]))/100)*[.$B$1]*360))))" office:value-type="float" office:value="0.121993396568456" calcext:value-type="float">
            <text:p>0.1220</text:p>
          </table:table-cell>
          <table:table-cell table:style-name="ce15" table:formula="of:=[.B100]-[.$B$5]" office:value-type="float" office:value="0.121993396568457" calcext:value-type="float">
            <text:p>0.1220</text:p>
          </table:table-cell>
          <table:table-cell table:style-name="ce25" table:formula="of:=ABS([.C100])" office:value-type="float" office:value="0.121993396568457" calcext:value-type="float">
            <text:p>0.1220</text:p>
          </table:table-cell>
        </table:table-row>
        <table:table-row table:style-name="ro1">
          <table:table-cell table:style-name="ce36" office:value-type="float" office:value="93" calcext:value-type="float">
            <text:p>93</text:p>
          </table:table-cell>
          <table:table-cell table:style-name="ce15" table:formula="of:=[.$B$2] * SIN(RADIANS(([.A101]/100)*8*[.$B$1]*360)) *  (1 + ([.$D$2]*SIN(RADIANS((([.A101]-(25/[.$B$1]))/100)*[.$B$1]*360))))" office:value-type="float" office:value="0.0448454383854444" calcext:value-type="float">
            <text:p>0.0448</text:p>
          </table:table-cell>
          <table:table-cell table:style-name="ce15" table:formula="of:=[.B101]-[.$B$5]" office:value-type="float" office:value="0.0448454383854447" calcext:value-type="float">
            <text:p>0.0448</text:p>
          </table:table-cell>
          <table:table-cell table:style-name="ce25" table:formula="of:=ABS([.C101])" office:value-type="float" office:value="0.0448454383854447" calcext:value-type="float">
            <text:p>0.0448</text:p>
          </table:table-cell>
        </table:table-row>
        <table:table-row table:style-name="ro1">
          <table:table-cell table:style-name="ce36" office:value-type="float" office:value="94" calcext:value-type="float">
            <text:p>94</text:p>
          </table:table-cell>
          <table:table-cell table:style-name="ce15" table:formula="of:=[.$B$2] * SIN(RADIANS(([.A102]/100)*8*[.$B$1]*360)) *  (1 + ([.$D$2]*SIN(RADIANS((([.A102]-(25/[.$B$1]))/100)*[.$B$1]*360))))" office:value-type="float" office:value="-0.0112657153227182" calcext:value-type="float">
            <text:p>-0.0113</text:p>
          </table:table-cell>
          <table:table-cell table:style-name="ce15" table:formula="of:=[.B102]-[.$B$5]" office:value-type="float" office:value="-0.011265715322718" calcext:value-type="float">
            <text:p>-0.0113</text:p>
          </table:table-cell>
          <table:table-cell table:style-name="ce25" table:formula="of:=ABS([.C102])" office:value-type="float" office:value="0.011265715322718" calcext:value-type="float">
            <text:p>0.0113</text:p>
          </table:table-cell>
        </table:table-row>
        <table:table-row table:style-name="ro1">
          <table:table-cell table:style-name="ce36" office:value-type="float" office:value="95" calcext:value-type="float">
            <text:p>95</text:p>
          </table:table-cell>
          <table:table-cell table:style-name="ce15" table:formula="of:=[.$B$2] * SIN(RADIANS(([.A103]/100)*8*[.$B$1]*360)) *  (1 + ([.$D$2]*SIN(RADIANS((([.A103]-(25/[.$B$1]))/100)*[.$B$1]*360))))" office:value-type="float" office:value="-0.0368233701344328" calcext:value-type="float">
            <text:p>-0.0368</text:p>
          </table:table-cell>
          <table:table-cell table:style-name="ce15" table:formula="of:=[.B103]-[.$B$5]" office:value-type="float" office:value="-0.0368233701344326" calcext:value-type="float">
            <text:p>-0.0368</text:p>
          </table:table-cell>
          <table:table-cell table:style-name="ce25" table:formula="of:=ABS([.C103])" office:value-type="float" office:value="0.0368233701344326" calcext:value-type="float">
            <text:p>0.0368</text:p>
          </table:table-cell>
        </table:table-row>
        <table:table-row table:style-name="ro1">
          <table:table-cell table:style-name="ce36" office:value-type="float" office:value="96" calcext:value-type="float">
            <text:p>96</text:p>
          </table:table-cell>
          <table:table-cell table:style-name="ce15" table:formula="of:=[.$B$2] * SIN(RADIANS(([.A104]/100)*8*[.$B$1]*360)) *  (1 + ([.$D$2]*SIN(RADIANS((([.A104]-(25/[.$B$1]))/100)*[.$B$1]*360))))" office:value-type="float" office:value="-0.0363863113136391" calcext:value-type="float">
            <text:p>-0.0364</text:p>
          </table:table-cell>
          <table:table-cell table:style-name="ce15" table:formula="of:=[.B104]-[.$B$5]" office:value-type="float" office:value="-0.0363863113136388" calcext:value-type="float">
            <text:p>-0.0364</text:p>
          </table:table-cell>
          <table:table-cell table:style-name="ce25" table:formula="of:=ABS([.C104])" office:value-type="float" office:value="0.0363863113136388" calcext:value-type="float">
            <text:p>0.0364</text:p>
          </table:table-cell>
        </table:table-row>
        <table:table-row table:style-name="ro1">
          <table:table-cell table:style-name="ce36" office:value-type="float" office:value="97" calcext:value-type="float">
            <text:p>97</text:p>
          </table:table-cell>
          <table:table-cell table:style-name="ce15" table:formula="of:=[.$B$2] * SIN(RADIANS(([.A105]/100)*8*[.$B$1]*360)) *  (1 + ([.$D$2]*SIN(RADIANS((([.A105]-(25/[.$B$1]))/100)*[.$B$1]*360))))" office:value-type="float" office:value="-0.0226275804245978" calcext:value-type="float">
            <text:p>-0.0226</text:p>
          </table:table-cell>
          <table:table-cell table:style-name="ce15" table:formula="of:=[.B105]-[.$B$5]" office:value-type="float" office:value="-0.0226275804245976" calcext:value-type="float">
            <text:p>-0.0226</text:p>
          </table:table-cell>
          <table:table-cell table:style-name="ce25" table:formula="of:=ABS([.C105])" office:value-type="float" office:value="0.0226275804245976" calcext:value-type="float">
            <text:p>0.0226</text:p>
          </table:table-cell>
        </table:table-row>
        <table:table-row table:style-name="ro1">
          <table:table-cell table:style-name="ce36" office:value-type="float" office:value="98" calcext:value-type="float">
            <text:p>98</text:p>
          </table:table-cell>
          <table:table-cell table:style-name="ce15" table:formula="of:=[.$B$2] * SIN(RADIANS(([.A106]/100)*8*[.$B$1]*360)) *  (1 + ([.$D$2]*SIN(RADIANS((([.A106]-(25/[.$B$1]))/100)*[.$B$1]*360))))" office:value-type="float" office:value="-0.00852195568782178" calcext:value-type="float">
            <text:p>-0.0085</text:p>
          </table:table-cell>
          <table:table-cell table:style-name="ce15" table:formula="of:=[.B106]-[.$B$5]" office:value-type="float" office:value="-0.00852195568782152" calcext:value-type="float">
            <text:p>-0.0085</text:p>
          </table:table-cell>
          <table:table-cell table:style-name="ce25" table:formula="of:=ABS([.C106])" office:value-type="float" office:value="0.00852195568782152" calcext:value-type="float">
            <text:p>0.0085</text:p>
          </table:table-cell>
        </table:table-row>
        <table:table-row table:style-name="ro1">
          <table:table-cell table:style-name="ce36" office:value-type="float" office:value="99" calcext:value-type="float">
            <text:p>99</text:p>
          </table:table-cell>
          <table:table-cell table:style-name="ce15" table:formula="of:=[.$B$2] * SIN(RADIANS(([.A107]/100)*8*[.$B$1]*360)) *  (1 + ([.$D$2]*SIN(RADIANS((([.A107]-(25/[.$B$1]))/100)*[.$B$1]*360))))" office:value-type="float" office:value="-0.00121680746199122" calcext:value-type="float">
            <text:p>-0.0012</text:p>
          </table:table-cell>
          <table:table-cell table:style-name="ce15" table:formula="of:=[.B107]-[.$B$5]" office:value-type="float" office:value="-0.00121680746199096" calcext:value-type="float">
            <text:p>-0.0012</text:p>
          </table:table-cell>
          <table:table-cell table:style-name="ce25" table:formula="of:=ABS([.C107])" office:value-type="float" office:value="0.00121680746199096" calcext:value-type="float">
            <text:p>0.0012</text:p>
          </table:table-cell>
        </table:table-row>
        <table:table-row table:style-name="ro1">
          <table:table-cell table:style-name="ce36" office:value-type="float" office:value="100" calcext:value-type="float">
            <text:p>100</text:p>
          </table:table-cell>
          <table:table-cell table:style-name="ce16" table:formula="of:=[.$B$2] * SIN(RADIANS(([.A108]/100)*8*[.$B$1]*360)) *  (1 + ([.$D$2]*SIN(RADIANS((([.A108]-(25/[.$B$1]))/100)*[.$B$1]*360))))" office:value-type="float" office:value="-0" calcext:value-type="float">
            <text:p>0.0000</text:p>
          </table:table-cell>
          <table:table-cell table:style-name="ce16" table:formula="of:=[.B108]-[.$B$5]" office:value-type="float" office:value="2.64858782595736E-016" calcext:value-type="float">
            <text:p>0.0000</text:p>
          </table:table-cell>
          <table:table-cell table:style-name="ce26" table:formula="of:=ABS([.C108])" office:value-type="float" office:value="2.64858782595736E-016" calcext:value-type="float">
            <text:p>0.0000</text:p>
          </table:table-cell>
        </table:table-row>
        <table:table-row table:style-name="ro1" table:number-rows-repeated="104846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11" number:title="User-defined">
      <number:number number:decimal-places="1" loext:min-decimal-places="1" number:min-integer-digits="1"/>
      <number:text>%</number:text>
    </number:percentage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13" loext:min-decimal-places="13" number:min-integer-digits="1"/>
    </number:number-style>
    <number:number-style style:name="N115">
      <number:number number:decimal-places="12" loext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1">00/00/0000</text:date>, <text:time style:data-style-name="N2" text:time-value="10:17:27.4308842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2">
      <style:chart-properties chart:symbol-type="none" chart:link-data-style-to-source="true"/>
      <style:graphic-properties svg:stroke-width="0.04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one" chart:link-data-style-to-source="true"/>
      <style:graphic-properties svg:stroke-width="0.12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one" chart:link-data-style-to-source="true"/>
      <style:graphic-properties svg:stroke-width="0.16cm" svg:stroke-color="#0084d1" draw:fill-color="#0084d1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528cm" svg:height="9cm" xlink:href=".." xlink:type="simple" chart:class="chart:scatter" chart:column-mapping="2 1 3" chart:style-name="ch1">
        <chart:legend chart:legend-position="end" svg:x="18.014cm" svg:y="3.703cm" style:legend-expansion="high" chart:style-name="ch2"/>
        <chart:plot-area chart:style-name="ch3" table:cell-range-address="sine.A8:sine.B108 sine.C7:sine.D108 sine.B7:sine.B7" chart:data-source-has-labels="row" svg:x="0.43cm" svg:y="0.18cm" svg:width="17.154cm" svg:height="8.64cm">
          <chartooo:coordinate-region svg:x="1.819cm" svg:y="0.379cm" svg:width="15.485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ine.C8:sine.C108" chart:label-cell-address="sine.C7:sine.C7" chart:class="chart:scatter">
            <chart:domain table:cell-range-address="sine.A8:sine.A108"/>
            <chart:data-point chart:repeated="101"/>
          </chart:series>
          <chart:series chart:style-name="ch8" chart:values-cell-range-address="sine.B8:sine.B108" chart:label-cell-address="sine.B7:sine.B7" chart:class="chart:scatter">
            <chart:data-point chart:repeated="101"/>
          </chart:series>
          <chart:series chart:style-name="ch9" chart:values-cell-range-address="sine.D8:sine.D108" chart:label-cell-address="sine.D7:sine.D7" chart:class="chart:scatter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 Wave</text:p>
                <draw:g>
                  <svg:desc>sine.C7:sine.C7</svg:desc>
                </draw:g>
              </table:table-cell>
              <table:table-cell office:value-type="string">
                <text:p>Wave</text:p>
                <draw:g>
                  <svg:desc>sine.B7:sine.B7</svg:desc>
                </draw:g>
              </table:table-cell>
              <table:table-cell office:value-type="string">
                <text:p>AC Wave Rec</text:p>
                <draw:g>
                  <svg:desc>sine.D7:sine.D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ine.A8:sine.A108</svg:desc>
                </draw:g>
              </table:table-cell>
              <table:table-cell office:value-type="float" office:value="1.70380761204851E-016">
                <text:p>1.70380761204851E-016</text:p>
                <draw:g>
                  <svg:desc>sine.C8:sine.C108</svg:desc>
                </draw:g>
              </table:table-cell>
              <table:table-cell office:value-type="float" office:value="0">
                <text:p>0</text:p>
                <draw:g>
                  <svg:desc>sine.B8:sine.B108</svg:desc>
                </draw:g>
              </table:table-cell>
              <table:table-cell office:value-type="float" office:value="1.70380761204851E-016">
                <text:p>1.70380761204851E-016</text:p>
                <draw:g>
                  <svg:desc>sine.D8:sine.D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56976298823284">
                <text:p>0.156976298823284</text:p>
              </table:table-cell>
              <table:table-cell office:value-type="float" office:value="0.156976298823283">
                <text:p>0.156976298823283</text:p>
              </table:table-cell>
              <table:table-cell office:value-type="float" office:value="0.156976298823284">
                <text:p>0.1569762988232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313333083910761">
                <text:p>0.313333083910761</text:p>
              </table:table-cell>
              <table:table-cell office:value-type="float" office:value="0.313333083910761">
                <text:p>0.313333083910761</text:p>
              </table:table-cell>
              <table:table-cell office:value-type="float" office:value="0.313333083910761">
                <text:p>0.3133330839107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468453286464312">
                <text:p>0.468453286464312</text:p>
              </table:table-cell>
              <table:table-cell office:value-type="float" office:value="0.468453286464311">
                <text:p>0.468453286464311</text:p>
              </table:table-cell>
              <table:table-cell office:value-type="float" office:value="0.468453286464312">
                <text:p>0.4684532864643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621724717912137">
                <text:p>0.621724717912137</text:p>
              </table:table-cell>
              <table:table-cell office:value-type="float" office:value="0.621724717912137">
                <text:p>0.621724717912137</text:p>
              </table:table-cell>
              <table:table-cell office:value-type="float" office:value="0.621724717912137">
                <text:p>0.6217247179121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772542485937369">
                <text:p>0.772542485937369</text:p>
              </table:table-cell>
              <table:table-cell office:value-type="float" office:value="0.772542485937368">
                <text:p>0.772542485937368</text:p>
              </table:table-cell>
              <table:table-cell office:value-type="float" office:value="0.772542485937369">
                <text:p>0.7725424859373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920311381711695">
                <text:p>0.920311381711695</text:p>
              </table:table-cell>
              <table:table-cell office:value-type="float" office:value="0.920311381711695">
                <text:p>0.920311381711695</text:p>
              </table:table-cell>
              <table:table-cell office:value-type="float" office:value="0.920311381711695">
                <text:p>0.9203113817116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.06444822891268">
                <text:p>1.06444822891268</text:p>
              </table:table-cell>
              <table:table-cell office:value-type="float" office:value="1.06444822891268">
                <text:p>1.06444822891268</text:p>
              </table:table-cell>
              <table:table-cell office:value-type="float" office:value="1.06444822891268">
                <text:p>1.064448228912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20438418525429">
                <text:p>1.20438418525429</text:p>
              </table:table-cell>
              <table:table-cell office:value-type="float" office:value="1.20438418525429">
                <text:p>1.20438418525429</text:p>
              </table:table-cell>
              <table:table-cell office:value-type="float" office:value="1.20438418525429">
                <text:p>1.204384185254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.33956698744749">
                <text:p>1.33956698744749</text:p>
              </table:table-cell>
              <table:table-cell office:value-type="float" office:value="1.33956698744749">
                <text:p>1.33956698744749</text:p>
              </table:table-cell>
              <table:table-cell office:value-type="float" office:value="1.33956698744749">
                <text:p>1.339566987447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.46946313073118">
                <text:p>1.46946313073118</text:p>
              </table:table-cell>
              <table:table-cell office:value-type="float" office:value="1.46946313073118">
                <text:p>1.46946313073118</text:p>
              </table:table-cell>
              <table:table-cell office:value-type="float" office:value="1.46946313073118">
                <text:p>1.469463130731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.59355997437172">
                <text:p>1.59355997437172</text:p>
              </table:table-cell>
              <table:table-cell office:value-type="float" office:value="1.59355997437172">
                <text:p>1.59355997437172</text:p>
              </table:table-cell>
              <table:table-cell office:value-type="float" office:value="1.59355997437172">
                <text:p>1.593559974371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.71136776482172">
                <text:p>1.71136776482172</text:p>
              </table:table-cell>
              <table:table-cell office:value-type="float" office:value="1.71136776482172">
                <text:p>1.71136776482172</text:p>
              </table:table-cell>
              <table:table-cell office:value-type="float" office:value="1.71136776482172">
                <text:p>1.711367764821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.82242156855353">
                <text:p>1.82242156855353</text:p>
              </table:table-cell>
              <table:table-cell office:value-type="float" office:value="1.82242156855353">
                <text:p>1.82242156855353</text:p>
              </table:table-cell>
              <table:table-cell office:value-type="float" office:value="1.82242156855353">
                <text:p>1.822421568553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.92628310693947">
                <text:p>1.92628310693947</text:p>
              </table:table-cell>
              <table:table-cell office:value-type="float" office:value="1.92628310693947">
                <text:p>1.92628310693947</text:p>
              </table:table-cell>
              <table:table-cell office:value-type="float" office:value="1.92628310693947">
                <text:p>1.926283106939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.02254248593737">
                <text:p>2.02254248593737</text:p>
              </table:table-cell>
              <table:table-cell office:value-type="float" office:value="2.02254248593737">
                <text:p>2.02254248593737</text:p>
              </table:table-cell>
              <table:table-cell office:value-type="float" office:value="2.02254248593737">
                <text:p>2.022542485937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.11081981375504">
                <text:p>2.11081981375504</text:p>
              </table:table-cell>
              <table:table-cell office:value-type="float" office:value="2.11081981375504">
                <text:p>2.11081981375504</text:p>
              </table:table-cell>
              <table:table-cell office:value-type="float" office:value="2.11081981375504">
                <text:p>2.110819813755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.19076670010966">
                <text:p>2.19076670010966</text:p>
              </table:table-cell>
              <table:table-cell office:value-type="float" office:value="2.19076670010966">
                <text:p>2.19076670010966</text:p>
              </table:table-cell>
              <table:table-cell office:value-type="float" office:value="2.19076670010966">
                <text:p>2.190766700109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.26206763116505">
                <text:p>2.26206763116505</text:p>
              </table:table-cell>
              <table:table-cell office:value-type="float" office:value="2.26206763116505">
                <text:p>2.26206763116505</text:p>
              </table:table-cell>
              <table:table-cell office:value-type="float" office:value="2.26206763116505">
                <text:p>2.262067631165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.32444121472063">
                <text:p>2.32444121472063</text:p>
              </table:table-cell>
              <table:table-cell office:value-type="float" office:value="2.32444121472063">
                <text:p>2.32444121472063</text:p>
              </table:table-cell>
              <table:table-cell office:value-type="float" office:value="2.32444121472063">
                <text:p>2.324441214720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.37764129073788">
                <text:p>2.37764129073788</text:p>
              </table:table-cell>
              <table:table-cell office:value-type="float" office:value="2.37764129073788">
                <text:p>2.37764129073788</text:p>
              </table:table-cell>
              <table:table-cell office:value-type="float" office:value="2.37764129073788">
                <text:p>2.377641290737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.42145790282158">
                <text:p>2.42145790282158</text:p>
              </table:table-cell>
              <table:table-cell office:value-type="float" office:value="2.42145790282158">
                <text:p>2.42145790282158</text:p>
              </table:table-cell>
              <table:table-cell office:value-type="float" office:value="2.42145790282158">
                <text:p>2.421457902821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.45571812682172">
                <text:p>2.45571812682172</text:p>
              </table:table-cell>
              <table:table-cell office:value-type="float" office:value="2.45571812682172">
                <text:p>2.45571812682172</text:p>
              </table:table-cell>
              <table:table-cell office:value-type="float" office:value="2.45571812682172">
                <text:p>2.455718126821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.48028675328619">
                <text:p>2.48028675328619</text:p>
              </table:table-cell>
              <table:table-cell office:value-type="float" office:value="2.48028675328619">
                <text:p>2.48028675328619</text:p>
              </table:table-cell>
              <table:table-cell office:value-type="float" office:value="2.48028675328619">
                <text:p>2.480286753286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.49506682107068">
                <text:p>2.49506682107068</text:p>
              </table:table-cell>
              <table:table-cell office:value-type="float" office:value="2.49506682107068">
                <text:p>2.49506682107068</text:p>
              </table:table-cell>
              <table:table-cell office:value-type="float" office:value="2.49506682107068">
                <text:p>2.495066821070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.49506682107068">
                <text:p>2.49506682107068</text:p>
              </table:table-cell>
              <table:table-cell office:value-type="float" office:value="2.49506682107068">
                <text:p>2.49506682107068</text:p>
              </table:table-cell>
              <table:table-cell office:value-type="float" office:value="2.49506682107068">
                <text:p>2.495066821070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.48028675328619">
                <text:p>2.48028675328619</text:p>
              </table:table-cell>
              <table:table-cell office:value-type="float" office:value="2.48028675328619">
                <text:p>2.48028675328619</text:p>
              </table:table-cell>
              <table:table-cell office:value-type="float" office:value="2.48028675328619">
                <text:p>2.480286753286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.45571812682172">
                <text:p>2.45571812682172</text:p>
              </table:table-cell>
              <table:table-cell office:value-type="float" office:value="2.45571812682172">
                <text:p>2.45571812682172</text:p>
              </table:table-cell>
              <table:table-cell office:value-type="float" office:value="2.45571812682172">
                <text:p>2.455718126821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.42145790282158">
                <text:p>2.42145790282158</text:p>
              </table:table-cell>
              <table:table-cell office:value-type="float" office:value="2.42145790282158">
                <text:p>2.42145790282158</text:p>
              </table:table-cell>
              <table:table-cell office:value-type="float" office:value="2.42145790282158">
                <text:p>2.421457902821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.37764129073788">
                <text:p>2.37764129073788</text:p>
              </table:table-cell>
              <table:table-cell office:value-type="float" office:value="2.37764129073788">
                <text:p>2.37764129073788</text:p>
              </table:table-cell>
              <table:table-cell office:value-type="float" office:value="2.37764129073788">
                <text:p>2.377641290737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.32444121472063">
                <text:p>2.32444121472063</text:p>
              </table:table-cell>
              <table:table-cell office:value-type="float" office:value="2.32444121472063">
                <text:p>2.32444121472063</text:p>
              </table:table-cell>
              <table:table-cell office:value-type="float" office:value="2.32444121472063">
                <text:p>2.324441214720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.26206763116505">
                <text:p>2.26206763116505</text:p>
              </table:table-cell>
              <table:table-cell office:value-type="float" office:value="2.26206763116505">
                <text:p>2.26206763116505</text:p>
              </table:table-cell>
              <table:table-cell office:value-type="float" office:value="2.26206763116505">
                <text:p>2.262067631165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2.19076670010966">
                <text:p>2.19076670010966</text:p>
              </table:table-cell>
              <table:table-cell office:value-type="float" office:value="2.19076670010966">
                <text:p>2.19076670010966</text:p>
              </table:table-cell>
              <table:table-cell office:value-type="float" office:value="2.19076670010966">
                <text:p>2.190766700109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.11081981375504">
                <text:p>2.11081981375504</text:p>
              </table:table-cell>
              <table:table-cell office:value-type="float" office:value="2.11081981375504">
                <text:p>2.11081981375504</text:p>
              </table:table-cell>
              <table:table-cell office:value-type="float" office:value="2.11081981375504">
                <text:p>2.110819813755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.02254248593737">
                <text:p>2.02254248593737</text:p>
              </table:table-cell>
              <table:table-cell office:value-type="float" office:value="2.02254248593737">
                <text:p>2.02254248593737</text:p>
              </table:table-cell>
              <table:table-cell office:value-type="float" office:value="2.02254248593737">
                <text:p>2.022542485937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.92628310693947">
                <text:p>1.92628310693947</text:p>
              </table:table-cell>
              <table:table-cell office:value-type="float" office:value="1.92628310693947">
                <text:p>1.92628310693947</text:p>
              </table:table-cell>
              <table:table-cell office:value-type="float" office:value="1.92628310693947">
                <text:p>1.926283106939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.82242156855353">
                <text:p>1.82242156855353</text:p>
              </table:table-cell>
              <table:table-cell office:value-type="float" office:value="1.82242156855353">
                <text:p>1.82242156855353</text:p>
              </table:table-cell>
              <table:table-cell office:value-type="float" office:value="1.82242156855353">
                <text:p>1.822421568553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.71136776482172">
                <text:p>1.71136776482172</text:p>
              </table:table-cell>
              <table:table-cell office:value-type="float" office:value="1.71136776482172">
                <text:p>1.71136776482172</text:p>
              </table:table-cell>
              <table:table-cell office:value-type="float" office:value="1.71136776482172">
                <text:p>1.711367764821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.59355997437172">
                <text:p>1.59355997437172</text:p>
              </table:table-cell>
              <table:table-cell office:value-type="float" office:value="1.59355997437172">
                <text:p>1.59355997437172</text:p>
              </table:table-cell>
              <table:table-cell office:value-type="float" office:value="1.59355997437172">
                <text:p>1.593559974371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.46946313073118">
                <text:p>1.46946313073118</text:p>
              </table:table-cell>
              <table:table-cell office:value-type="float" office:value="1.46946313073118">
                <text:p>1.46946313073118</text:p>
              </table:table-cell>
              <table:table-cell office:value-type="float" office:value="1.46946313073118">
                <text:p>1.469463130731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.33956698744749">
                <text:p>1.33956698744749</text:p>
              </table:table-cell>
              <table:table-cell office:value-type="float" office:value="1.33956698744749">
                <text:p>1.33956698744749</text:p>
              </table:table-cell>
              <table:table-cell office:value-type="float" office:value="1.33956698744749">
                <text:p>1.339566987447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.20438418525429">
                <text:p>1.20438418525429</text:p>
              </table:table-cell>
              <table:table-cell office:value-type="float" office:value="1.20438418525429">
                <text:p>1.20438418525429</text:p>
              </table:table-cell>
              <table:table-cell office:value-type="float" office:value="1.20438418525429">
                <text:p>1.204384185254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.06444822891268">
                <text:p>1.06444822891268</text:p>
              </table:table-cell>
              <table:table-cell office:value-type="float" office:value="1.06444822891268">
                <text:p>1.06444822891268</text:p>
              </table:table-cell>
              <table:table-cell office:value-type="float" office:value="1.06444822891268">
                <text:p>1.064448228912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920311381711696">
                <text:p>0.920311381711696</text:p>
              </table:table-cell>
              <table:table-cell office:value-type="float" office:value="0.920311381711695">
                <text:p>0.920311381711695</text:p>
              </table:table-cell>
              <table:table-cell office:value-type="float" office:value="0.920311381711696">
                <text:p>0.9203113817116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772542485937369">
                <text:p>0.772542485937369</text:p>
              </table:table-cell>
              <table:table-cell office:value-type="float" office:value="0.772542485937369">
                <text:p>0.772542485937369</text:p>
              </table:table-cell>
              <table:table-cell office:value-type="float" office:value="0.772542485937369">
                <text:p>0.7725424859373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621724717912138">
                <text:p>0.621724717912138</text:p>
              </table:table-cell>
              <table:table-cell office:value-type="float" office:value="0.621724717912138">
                <text:p>0.621724717912138</text:p>
              </table:table-cell>
              <table:table-cell office:value-type="float" office:value="0.621724717912138">
                <text:p>0.6217247179121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468453286464313">
                <text:p>0.468453286464313</text:p>
              </table:table-cell>
              <table:table-cell office:value-type="float" office:value="0.468453286464313">
                <text:p>0.468453286464313</text:p>
              </table:table-cell>
              <table:table-cell office:value-type="float" office:value="0.468453286464313">
                <text:p>0.4684532864643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313333083910763">
                <text:p>0.313333083910763</text:p>
              </table:table-cell>
              <table:table-cell office:value-type="float" office:value="0.313333083910762">
                <text:p>0.313333083910762</text:p>
              </table:table-cell>
              <table:table-cell office:value-type="float" office:value="0.313333083910763">
                <text:p>0.3133330839107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156976298823284">
                <text:p>0.156976298823284</text:p>
              </table:table-cell>
              <table:table-cell office:value-type="float" office:value="0.156976298823284">
                <text:p>0.156976298823284</text:p>
              </table:table-cell>
              <table:table-cell office:value-type="float" office:value="0.156976298823284">
                <text:p>0.1569762988232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4.76542460991689E-016">
                <text:p>4.76542460991689E-016</text:p>
              </table:table-cell>
              <table:table-cell office:value-type="float" office:value="3.06161699786838E-016">
                <text:p>3.06161699786838E-016</text:p>
              </table:table-cell>
              <table:table-cell office:value-type="float" office:value="4.76542460991689E-016">
                <text:p>4.76542460991689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-0.156976298823283">
                <text:p>-0.156976298823283</text:p>
              </table:table-cell>
              <table:table-cell office:value-type="float" office:value="-0.156976298823283">
                <text:p>-0.156976298823283</text:p>
              </table:table-cell>
              <table:table-cell office:value-type="float" office:value="0.156976298823283">
                <text:p>0.1569762988232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-0.313333083910761">
                <text:p>-0.313333083910761</text:p>
              </table:table-cell>
              <table:table-cell office:value-type="float" office:value="-0.313333083910761">
                <text:p>-0.313333083910761</text:p>
              </table:table-cell>
              <table:table-cell office:value-type="float" office:value="0.313333083910761">
                <text:p>0.3133330839107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-0.468453286464312">
                <text:p>-0.468453286464312</text:p>
              </table:table-cell>
              <table:table-cell office:value-type="float" office:value="-0.468453286464312">
                <text:p>-0.468453286464312</text:p>
              </table:table-cell>
              <table:table-cell office:value-type="float" office:value="0.468453286464312">
                <text:p>0.4684532864643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-0.621724717912137">
                <text:p>-0.621724717912137</text:p>
              </table:table-cell>
              <table:table-cell office:value-type="float" office:value="-0.621724717912138">
                <text:p>-0.621724717912138</text:p>
              </table:table-cell>
              <table:table-cell office:value-type="float" office:value="0.621724717912137">
                <text:p>0.6217247179121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-0.772542485937369">
                <text:p>-0.772542485937369</text:p>
              </table:table-cell>
              <table:table-cell office:value-type="float" office:value="-0.772542485937369">
                <text:p>-0.772542485937369</text:p>
              </table:table-cell>
              <table:table-cell office:value-type="float" office:value="0.772542485937369">
                <text:p>0.7725424859373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-0.920311381711696">
                <text:p>-0.920311381711696</text:p>
              </table:table-cell>
              <table:table-cell office:value-type="float" office:value="-0.920311381711696">
                <text:p>-0.920311381711696</text:p>
              </table:table-cell>
              <table:table-cell office:value-type="float" office:value="0.920311381711696">
                <text:p>0.9203113817116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-1.06444822891268">
                <text:p>-1.06444822891268</text:p>
              </table:table-cell>
              <table:table-cell office:value-type="float" office:value="-1.06444822891268">
                <text:p>-1.06444822891268</text:p>
              </table:table-cell>
              <table:table-cell office:value-type="float" office:value="1.06444822891268">
                <text:p>1.064448228912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-1.20438418525429">
                <text:p>-1.20438418525429</text:p>
              </table:table-cell>
              <table:table-cell office:value-type="float" office:value="-1.20438418525429">
                <text:p>-1.20438418525429</text:p>
              </table:table-cell>
              <table:table-cell office:value-type="float" office:value="1.20438418525429">
                <text:p>1.204384185254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-1.33956698744749">
                <text:p>-1.33956698744749</text:p>
              </table:table-cell>
              <table:table-cell office:value-type="float" office:value="-1.33956698744749">
                <text:p>-1.33956698744749</text:p>
              </table:table-cell>
              <table:table-cell office:value-type="float" office:value="1.33956698744749">
                <text:p>1.339566987447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-1.46946313073118">
                <text:p>-1.46946313073118</text:p>
              </table:table-cell>
              <table:table-cell office:value-type="float" office:value="-1.46946313073118">
                <text:p>-1.46946313073118</text:p>
              </table:table-cell>
              <table:table-cell office:value-type="float" office:value="1.46946313073118">
                <text:p>1.469463130731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-1.59355997437172">
                <text:p>-1.59355997437172</text:p>
              </table:table-cell>
              <table:table-cell office:value-type="float" office:value="-1.59355997437172">
                <text:p>-1.59355997437172</text:p>
              </table:table-cell>
              <table:table-cell office:value-type="float" office:value="1.59355997437172">
                <text:p>1.593559974371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-1.71136776482172">
                <text:p>-1.71136776482172</text:p>
              </table:table-cell>
              <table:table-cell office:value-type="float" office:value="-1.71136776482172">
                <text:p>-1.71136776482172</text:p>
              </table:table-cell>
              <table:table-cell office:value-type="float" office:value="1.71136776482172">
                <text:p>1.711367764821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-1.82242156855353">
                <text:p>-1.82242156855353</text:p>
              </table:table-cell>
              <table:table-cell office:value-type="float" office:value="-1.82242156855353">
                <text:p>-1.82242156855353</text:p>
              </table:table-cell>
              <table:table-cell office:value-type="float" office:value="1.82242156855353">
                <text:p>1.822421568553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-1.92628310693947">
                <text:p>-1.92628310693947</text:p>
              </table:table-cell>
              <table:table-cell office:value-type="float" office:value="-1.92628310693947">
                <text:p>-1.92628310693947</text:p>
              </table:table-cell>
              <table:table-cell office:value-type="float" office:value="1.92628310693947">
                <text:p>1.926283106939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-2.02254248593737">
                <text:p>-2.02254248593737</text:p>
              </table:table-cell>
              <table:table-cell office:value-type="float" office:value="-2.02254248593737">
                <text:p>-2.02254248593737</text:p>
              </table:table-cell>
              <table:table-cell office:value-type="float" office:value="2.02254248593737">
                <text:p>2.0225424859373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-2.11081981375504">
                <text:p>-2.11081981375504</text:p>
              </table:table-cell>
              <table:table-cell office:value-type="float" office:value="-2.11081981375504">
                <text:p>-2.11081981375504</text:p>
              </table:table-cell>
              <table:table-cell office:value-type="float" office:value="2.11081981375504">
                <text:p>2.110819813755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-2.19076670010966">
                <text:p>-2.19076670010966</text:p>
              </table:table-cell>
              <table:table-cell office:value-type="float" office:value="-2.19076670010966">
                <text:p>-2.19076670010966</text:p>
              </table:table-cell>
              <table:table-cell office:value-type="float" office:value="2.19076670010966">
                <text:p>2.190766700109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-2.26206763116505">
                <text:p>-2.26206763116505</text:p>
              </table:table-cell>
              <table:table-cell office:value-type="float" office:value="-2.26206763116505">
                <text:p>-2.26206763116505</text:p>
              </table:table-cell>
              <table:table-cell office:value-type="float" office:value="2.26206763116505">
                <text:p>2.262067631165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-2.32444121472063">
                <text:p>-2.32444121472063</text:p>
              </table:table-cell>
              <table:table-cell office:value-type="float" office:value="-2.32444121472063">
                <text:p>-2.32444121472063</text:p>
              </table:table-cell>
              <table:table-cell office:value-type="float" office:value="2.32444121472063">
                <text:p>2.324441214720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-2.37764129073788">
                <text:p>-2.37764129073788</text:p>
              </table:table-cell>
              <table:table-cell office:value-type="float" office:value="-2.37764129073788">
                <text:p>-2.37764129073788</text:p>
              </table:table-cell>
              <table:table-cell office:value-type="float" office:value="2.37764129073788">
                <text:p>2.377641290737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-2.42145790282158">
                <text:p>-2.42145790282158</text:p>
              </table:table-cell>
              <table:table-cell office:value-type="float" office:value="-2.42145790282158">
                <text:p>-2.42145790282158</text:p>
              </table:table-cell>
              <table:table-cell office:value-type="float" office:value="2.42145790282158">
                <text:p>2.421457902821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-2.45571812682172">
                <text:p>-2.45571812682172</text:p>
              </table:table-cell>
              <table:table-cell office:value-type="float" office:value="-2.45571812682172">
                <text:p>-2.45571812682172</text:p>
              </table:table-cell>
              <table:table-cell office:value-type="float" office:value="2.45571812682172">
                <text:p>2.455718126821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-2.48028675328619">
                <text:p>-2.48028675328619</text:p>
              </table:table-cell>
              <table:table-cell office:value-type="float" office:value="-2.48028675328619">
                <text:p>-2.48028675328619</text:p>
              </table:table-cell>
              <table:table-cell office:value-type="float" office:value="2.48028675328619">
                <text:p>2.480286753286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-2.49506682107068">
                <text:p>-2.49506682107068</text:p>
              </table:table-cell>
              <table:table-cell office:value-type="float" office:value="-2.49506682107068">
                <text:p>-2.49506682107068</text:p>
              </table:table-cell>
              <table:table-cell office:value-type="float" office:value="2.49506682107068">
                <text:p>2.495066821070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-2.5">
                <text:p>-2.5</text:p>
              </table:table-cell>
              <table:table-cell office:value-type="float" office:value="-2.5">
                <text:p>-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-2.49506682107068">
                <text:p>-2.49506682107068</text:p>
              </table:table-cell>
              <table:table-cell office:value-type="float" office:value="-2.49506682107068">
                <text:p>-2.49506682107068</text:p>
              </table:table-cell>
              <table:table-cell office:value-type="float" office:value="2.49506682107068">
                <text:p>2.495066821070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-2.48028675328619">
                <text:p>-2.48028675328619</text:p>
              </table:table-cell>
              <table:table-cell office:value-type="float" office:value="-2.48028675328619">
                <text:p>-2.48028675328619</text:p>
              </table:table-cell>
              <table:table-cell office:value-type="float" office:value="2.48028675328619">
                <text:p>2.480286753286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-2.45571812682172">
                <text:p>-2.45571812682172</text:p>
              </table:table-cell>
              <table:table-cell office:value-type="float" office:value="-2.45571812682172">
                <text:p>-2.45571812682172</text:p>
              </table:table-cell>
              <table:table-cell office:value-type="float" office:value="2.45571812682172">
                <text:p>2.455718126821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-2.42145790282158">
                <text:p>-2.42145790282158</text:p>
              </table:table-cell>
              <table:table-cell office:value-type="float" office:value="-2.42145790282158">
                <text:p>-2.42145790282158</text:p>
              </table:table-cell>
              <table:table-cell office:value-type="float" office:value="2.42145790282158">
                <text:p>2.421457902821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-2.37764129073788">
                <text:p>-2.37764129073788</text:p>
              </table:table-cell>
              <table:table-cell office:value-type="float" office:value="-2.37764129073788">
                <text:p>-2.37764129073788</text:p>
              </table:table-cell>
              <table:table-cell office:value-type="float" office:value="2.37764129073788">
                <text:p>2.377641290737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-2.32444121472063">
                <text:p>-2.32444121472063</text:p>
              </table:table-cell>
              <table:table-cell office:value-type="float" office:value="-2.32444121472063">
                <text:p>-2.32444121472063</text:p>
              </table:table-cell>
              <table:table-cell office:value-type="float" office:value="2.32444121472063">
                <text:p>2.3244412147206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-2.26206763116505">
                <text:p>-2.26206763116505</text:p>
              </table:table-cell>
              <table:table-cell office:value-type="float" office:value="-2.26206763116505">
                <text:p>-2.26206763116505</text:p>
              </table:table-cell>
              <table:table-cell office:value-type="float" office:value="2.26206763116505">
                <text:p>2.262067631165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-2.19076670010966">
                <text:p>-2.19076670010966</text:p>
              </table:table-cell>
              <table:table-cell office:value-type="float" office:value="-2.19076670010966">
                <text:p>-2.19076670010966</text:p>
              </table:table-cell>
              <table:table-cell office:value-type="float" office:value="2.19076670010966">
                <text:p>2.190766700109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-2.11081981375504">
                <text:p>-2.11081981375504</text:p>
              </table:table-cell>
              <table:table-cell office:value-type="float" office:value="-2.11081981375504">
                <text:p>-2.11081981375504</text:p>
              </table:table-cell>
              <table:table-cell office:value-type="float" office:value="2.11081981375504">
                <text:p>2.110819813755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-2.02254248593737">
                <text:p>-2.02254248593737</text:p>
              </table:table-cell>
              <table:table-cell office:value-type="float" office:value="-2.02254248593737">
                <text:p>-2.02254248593737</text:p>
              </table:table-cell>
              <table:table-cell office:value-type="float" office:value="2.02254248593737">
                <text:p>2.022542485937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-1.92628310693947">
                <text:p>-1.92628310693947</text:p>
              </table:table-cell>
              <table:table-cell office:value-type="float" office:value="-1.92628310693947">
                <text:p>-1.92628310693947</text:p>
              </table:table-cell>
              <table:table-cell office:value-type="float" office:value="1.92628310693947">
                <text:p>1.9262831069394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-1.82242156855353">
                <text:p>-1.82242156855353</text:p>
              </table:table-cell>
              <table:table-cell office:value-type="float" office:value="-1.82242156855353">
                <text:p>-1.82242156855353</text:p>
              </table:table-cell>
              <table:table-cell office:value-type="float" office:value="1.82242156855353">
                <text:p>1.8224215685535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-1.71136776482172">
                <text:p>-1.71136776482172</text:p>
              </table:table-cell>
              <table:table-cell office:value-type="float" office:value="-1.71136776482172">
                <text:p>-1.71136776482172</text:p>
              </table:table-cell>
              <table:table-cell office:value-type="float" office:value="1.71136776482172">
                <text:p>1.711367764821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-1.59355997437173">
                <text:p>-1.59355997437173</text:p>
              </table:table-cell>
              <table:table-cell office:value-type="float" office:value="-1.59355997437173">
                <text:p>-1.59355997437173</text:p>
              </table:table-cell>
              <table:table-cell office:value-type="float" office:value="1.59355997437173">
                <text:p>1.593559974371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-1.46946313073118">
                <text:p>-1.46946313073118</text:p>
              </table:table-cell>
              <table:table-cell office:value-type="float" office:value="-1.46946313073118">
                <text:p>-1.46946313073118</text:p>
              </table:table-cell>
              <table:table-cell office:value-type="float" office:value="1.46946313073118">
                <text:p>1.469463130731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-1.33956698744749">
                <text:p>-1.33956698744749</text:p>
              </table:table-cell>
              <table:table-cell office:value-type="float" office:value="-1.33956698744749">
                <text:p>-1.33956698744749</text:p>
              </table:table-cell>
              <table:table-cell office:value-type="float" office:value="1.33956698744749">
                <text:p>1.3395669874474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-1.20438418525429">
                <text:p>-1.20438418525429</text:p>
              </table:table-cell>
              <table:table-cell office:value-type="float" office:value="-1.20438418525429">
                <text:p>-1.20438418525429</text:p>
              </table:table-cell>
              <table:table-cell office:value-type="float" office:value="1.20438418525429">
                <text:p>1.204384185254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-1.06444822891268">
                <text:p>-1.06444822891268</text:p>
              </table:table-cell>
              <table:table-cell office:value-type="float" office:value="-1.06444822891268">
                <text:p>-1.06444822891268</text:p>
              </table:table-cell>
              <table:table-cell office:value-type="float" office:value="1.06444822891268">
                <text:p>1.0644482289126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-0.920311381711696">
                <text:p>-0.920311381711696</text:p>
              </table:table-cell>
              <table:table-cell office:value-type="float" office:value="-0.920311381711697">
                <text:p>-0.920311381711697</text:p>
              </table:table-cell>
              <table:table-cell office:value-type="float" office:value="0.920311381711696">
                <text:p>0.9203113817116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-0.772542485937369">
                <text:p>-0.772542485937369</text:p>
              </table:table-cell>
              <table:table-cell office:value-type="float" office:value="-0.772542485937369">
                <text:p>-0.772542485937369</text:p>
              </table:table-cell>
              <table:table-cell office:value-type="float" office:value="0.772542485937369">
                <text:p>0.7725424859373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-0.62172471791214">
                <text:p>-0.62172471791214</text:p>
              </table:table-cell>
              <table:table-cell office:value-type="float" office:value="-0.621724717912141">
                <text:p>-0.621724717912141</text:p>
              </table:table-cell>
              <table:table-cell office:value-type="float" office:value="0.62172471791214">
                <text:p>0.621724717912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-0.468453286464312">
                <text:p>-0.468453286464312</text:p>
              </table:table-cell>
              <table:table-cell office:value-type="float" office:value="-0.468453286464312">
                <text:p>-0.468453286464312</text:p>
              </table:table-cell>
              <table:table-cell office:value-type="float" office:value="0.468453286464312">
                <text:p>0.4684532864643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-0.313333083910761">
                <text:p>-0.313333083910761</text:p>
              </table:table-cell>
              <table:table-cell office:value-type="float" office:value="-0.313333083910762">
                <text:p>-0.313333083910762</text:p>
              </table:table-cell>
              <table:table-cell office:value-type="float" office:value="0.313333083910761">
                <text:p>0.3133330839107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-0.156976298823283">
                <text:p>-0.156976298823283</text:p>
              </table:table-cell>
              <table:table-cell office:value-type="float" office:value="-0.156976298823283">
                <text:p>-0.156976298823283</text:p>
              </table:table-cell>
              <table:table-cell office:value-type="float" office:value="0.156976298823283">
                <text:p>0.15697629882328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-4.41942638368826E-016">
                <text:p>-4.41942638368826E-016</text:p>
              </table:table-cell>
              <table:table-cell office:value-type="float" office:value="-6.12323399573677E-016">
                <text:p>-6.12323399573677E-016</text:p>
              </table:table-cell>
              <table:table-cell office:value-type="float" office:value="4.41942638368826E-016">
                <text:p>4.41942638368826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2">
      <style:chart-properties chart:symbol-type="none" chart:link-data-style-to-source="true"/>
      <style:graphic-properties svg:stroke-width="0.04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one" chart:link-data-style-to-source="true"/>
      <style:graphic-properties svg:stroke-width="0.12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one" chart:link-data-style-to-source="true"/>
      <style:graphic-properties svg:stroke-width="0.16cm" svg:stroke-color="#0084d1" draw:fill-color="#0084d1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528cm" svg:height="9cm" xlink:href=".." xlink:type="simple" chart:class="chart:scatter" chart:column-mapping="2 1 3" chart:style-name="ch1">
        <chart:legend chart:legend-position="end" svg:x="18.014cm" svg:y="3.703cm" style:legend-expansion="high" chart:style-name="ch2"/>
        <chart:plot-area chart:style-name="ch3" table:cell-range-address="AM2.A8:AM2.B108 AM2.C7:AM2.D108 AM2.B7:AM2.B7" chart:data-source-has-labels="row" svg:x="0.43cm" svg:y="0.18cm" svg:width="17.154cm" svg:height="8.64cm">
          <chartooo:coordinate-region svg:x="1.819cm" svg:y="0.379cm" svg:width="15.485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M2.C8:AM2.C108" chart:label-cell-address="AM2.C7:AM2.C7" chart:class="chart:scatter">
            <chart:domain table:cell-range-address="AM2.A8:AM2.A108"/>
            <chart:data-point chart:repeated="101"/>
          </chart:series>
          <chart:series chart:style-name="ch8" chart:values-cell-range-address="AM2.B8:AM2.B108" chart:label-cell-address="AM2.B7:AM2.B7" chart:class="chart:scatter">
            <chart:data-point chart:repeated="101"/>
          </chart:series>
          <chart:series chart:style-name="ch9" chart:values-cell-range-address="AM2.D8:AM2.D108" chart:label-cell-address="AM2.D7:AM2.D7" chart:class="chart:scatter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 Wave</text:p>
                <draw:g>
                  <svg:desc>AM2.C7:AM2.C7</svg:desc>
                </draw:g>
              </table:table-cell>
              <table:table-cell office:value-type="string">
                <text:p>Wave</text:p>
                <draw:g>
                  <svg:desc>AM2.B7:AM2.B7</svg:desc>
                </draw:g>
              </table:table-cell>
              <table:table-cell office:value-type="string">
                <text:p>AC Wave Rec</text:p>
                <draw:g>
                  <svg:desc>AM2.D7:AM2.D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M2.A8:AM2.A108</svg:desc>
                </draw:g>
              </table:table-cell>
              <table:table-cell office:value-type="float" office:value="2.64858782595736E-016">
                <text:p>2.64858782595736E-016</text:p>
                <draw:g>
                  <svg:desc>AM2.C8:AM2.C108</svg:desc>
                </draw:g>
              </table:table-cell>
              <table:table-cell office:value-type="float" office:value="0">
                <text:p>0</text:p>
                <draw:g>
                  <svg:desc>AM2.B8:AM2.B108</svg:desc>
                </draw:g>
              </table:table-cell>
              <table:table-cell office:value-type="float" office:value="2.64858782595736E-016">
                <text:p>2.64858782595736E-016</text:p>
                <draw:g>
                  <svg:desc>AM2.D8:AM2.D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0121680746199149">
                <text:p>0.00121680746199149</text:p>
              </table:table-cell>
              <table:table-cell office:value-type="float" office:value="0.00121680746199122">
                <text:p>0.00121680746199122</text:p>
              </table:table-cell>
              <table:table-cell office:value-type="float" office:value="0.00121680746199149">
                <text:p>0.001216807461991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852195568782203">
                <text:p>0.00852195568782203</text:p>
              </table:table-cell>
              <table:table-cell office:value-type="float" office:value="0.00852195568782177">
                <text:p>0.00852195568782177</text:p>
              </table:table-cell>
              <table:table-cell office:value-type="float" office:value="0.00852195568782203">
                <text:p>0.008521955687822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226275804245982">
                <text:p>0.0226275804245982</text:p>
              </table:table-cell>
              <table:table-cell office:value-type="float" office:value="0.022627580424598">
                <text:p>0.022627580424598</text:p>
              </table:table-cell>
              <table:table-cell office:value-type="float" office:value="0.0226275804245982">
                <text:p>0.02262758042459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363863113136394">
                <text:p>0.0363863113136394</text:p>
              </table:table-cell>
              <table:table-cell office:value-type="float" office:value="0.0363863113136392">
                <text:p>0.0363863113136392</text:p>
              </table:table-cell>
              <table:table-cell office:value-type="float" office:value="0.0363863113136394">
                <text:p>0.03638631131363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368233701344332">
                <text:p>0.0368233701344332</text:p>
              </table:table-cell>
              <table:table-cell office:value-type="float" office:value="0.0368233701344329">
                <text:p>0.0368233701344329</text:p>
              </table:table-cell>
              <table:table-cell office:value-type="float" office:value="0.0368233701344332">
                <text:p>0.03682337013443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112657153227191">
                <text:p>0.0112657153227191</text:p>
              </table:table-cell>
              <table:table-cell office:value-type="float" office:value="0.0112657153227188">
                <text:p>0.0112657153227188</text:p>
              </table:table-cell>
              <table:table-cell office:value-type="float" office:value="0.0112657153227191">
                <text:p>0.01126571532271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0.0448454383854447">
                <text:p>-0.0448454383854447</text:p>
              </table:table-cell>
              <table:table-cell office:value-type="float" office:value="-0.044845438385445">
                <text:p>-0.044845438385445</text:p>
              </table:table-cell>
              <table:table-cell office:value-type="float" office:value="0.0448454383854447">
                <text:p>0.04484543838544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0.121993396568455">
                <text:p>-0.121993396568455</text:p>
              </table:table-cell>
              <table:table-cell office:value-type="float" office:value="-0.121993396568456">
                <text:p>-0.121993396568456</text:p>
              </table:table-cell>
              <table:table-cell office:value-type="float" office:value="0.121993396568455">
                <text:p>0.1219933965684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0.195730808414537">
                <text:p>-0.195730808414537</text:p>
              </table:table-cell>
              <table:table-cell office:value-type="float" office:value="-0.195730808414537">
                <text:p>-0.195730808414537</text:p>
              </table:table-cell>
              <table:table-cell office:value-type="float" office:value="0.195730808414537">
                <text:p>0.1957308084145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0.232493608961715">
                <text:p>-0.232493608961715</text:p>
              </table:table-cell>
              <table:table-cell office:value-type="float" office:value="-0.232493608961715">
                <text:p>-0.232493608961715</text:p>
              </table:table-cell>
              <table:table-cell office:value-type="float" office:value="0.232493608961715">
                <text:p>0.2324936089617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0.201080954248695">
                <text:p>-0.201080954248695</text:p>
              </table:table-cell>
              <table:table-cell office:value-type="float" office:value="-0.201080954248695">
                <text:p>-0.201080954248695</text:p>
              </table:table-cell>
              <table:table-cell office:value-type="float" office:value="0.201080954248695">
                <text:p>0.2010809542486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0.0862755346748225">
                <text:p>-0.0862755346748225</text:p>
              </table:table-cell>
              <table:table-cell office:value-type="float" office:value="-0.0862755346748227">
                <text:p>-0.0862755346748227</text:p>
              </table:table-cell>
              <table:table-cell office:value-type="float" office:value="0.0862755346748225">
                <text:p>0.08627553467482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1004159291295">
                <text:p>0.1004159291295</text:p>
              </table:table-cell>
              <table:table-cell office:value-type="float" office:value="0.100415929129499">
                <text:p>0.100415929129499</text:p>
              </table:table-cell>
              <table:table-cell office:value-type="float" office:value="0.1004159291295">
                <text:p>0.10041592912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317696458875783">
                <text:p>0.317696458875783</text:p>
              </table:table-cell>
              <table:table-cell office:value-type="float" office:value="0.317696458875783">
                <text:p>0.317696458875783</text:p>
              </table:table-cell>
              <table:table-cell office:value-type="float" office:value="0.317696458875783">
                <text:p>0.3176964588757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501810588057864">
                <text:p>0.501810588057864</text:p>
              </table:table-cell>
              <table:table-cell office:value-type="float" office:value="0.501810588057864">
                <text:p>0.501810588057864</text:p>
              </table:table-cell>
              <table:table-cell office:value-type="float" office:value="0.501810588057864">
                <text:p>0.5018105880578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583617819420167">
                <text:p>0.583617819420167</text:p>
              </table:table-cell>
              <table:table-cell office:value-type="float" office:value="0.583617819420167">
                <text:p>0.583617819420167</text:p>
              </table:table-cell>
              <table:table-cell office:value-type="float" office:value="0.583617819420167">
                <text:p>0.5836178194201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511124041119393">
                <text:p>0.511124041119393</text:p>
              </table:table-cell>
              <table:table-cell office:value-type="float" office:value="0.511124041119393">
                <text:p>0.511124041119393</text:p>
              </table:table-cell>
              <table:table-cell office:value-type="float" office:value="0.511124041119393">
                <text:p>0.5111240411193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270572469036655">
                <text:p>0.270572469036655</text:p>
              </table:table-cell>
              <table:table-cell office:value-type="float" office:value="0.270572469036655">
                <text:p>0.270572469036655</text:p>
              </table:table-cell>
              <table:table-cell office:value-type="float" office:value="0.270572469036655">
                <text:p>0.2705724690366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0.101369591068057">
                <text:p>-0.101369591068057</text:p>
              </table:table-cell>
              <table:table-cell office:value-type="float" office:value="-0.101369591068057">
                <text:p>-0.101369591068057</text:p>
              </table:table-cell>
              <table:table-cell office:value-type="float" office:value="0.101369591068057">
                <text:p>0.1013695910680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0.51987151397265">
                <text:p>-0.51987151397265</text:p>
              </table:table-cell>
              <table:table-cell office:value-type="float" office:value="-0.51987151397265">
                <text:p>-0.51987151397265</text:p>
              </table:table-cell>
              <table:table-cell office:value-type="float" office:value="0.51987151397265">
                <text:p>0.519871513972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-0.870151315052206">
                <text:p>-0.870151315052206</text:p>
              </table:table-cell>
              <table:table-cell office:value-type="float" office:value="-0.870151315052207">
                <text:p>-0.870151315052207</text:p>
              </table:table-cell>
              <table:table-cell office:value-type="float" office:value="0.870151315052206">
                <text:p>0.8701513150522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1.03809941512153">
                <text:p>-1.03809941512153</text:p>
              </table:table-cell>
              <table:table-cell office:value-type="float" office:value="-1.03809941512153">
                <text:p>-1.03809941512153</text:p>
              </table:table-cell>
              <table:table-cell office:value-type="float" office:value="1.03809941512153">
                <text:p>1.038099415121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0.945287137805065">
                <text:p>-0.945287137805065</text:p>
              </table:table-cell>
              <table:table-cell office:value-type="float" office:value="-0.945287137805065">
                <text:p>-0.945287137805065</text:p>
              </table:table-cell>
              <table:table-cell office:value-type="float" office:value="0.945287137805065">
                <text:p>0.9452871378050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0.577925261593236">
                <text:p>-0.577925261593236</text:p>
              </table:table-cell>
              <table:table-cell office:value-type="float" office:value="-0.577925261593236">
                <text:p>-0.577925261593236</text:p>
              </table:table-cell>
              <table:table-cell office:value-type="float" office:value="0.577925261593236">
                <text:p>0.5779252615932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-3.62160378567709E-016">
                <text:p>-3.62160378567709E-016</text:p>
              </table:table-cell>
              <table:table-cell office:value-type="float" office:value="-6.27019161163445E-016">
                <text:p>-6.27019161163445E-016</text:p>
              </table:table-cell>
              <table:table-cell office:value-type="float" office:value="3.62160378567709E-016">
                <text:p>3.62160378567709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655364144107159">
                <text:p>0.655364144107159</text:p>
              </table:table-cell>
              <table:table-cell office:value-type="float" office:value="0.655364144107159">
                <text:p>0.655364144107159</text:p>
              </table:table-cell>
              <table:table-cell office:value-type="float" office:value="0.655364144107159">
                <text:p>0.6553641441071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.2161923514801">
                <text:p>1.2161923514801</text:p>
              </table:table-cell>
              <table:table-cell office:value-type="float" office:value="1.2161923514801">
                <text:p>1.2161923514801</text:p>
              </table:table-cell>
              <table:table-cell office:value-type="float" office:value="1.2161923514801">
                <text:p>1.21619235148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.51684900965485">
                <text:p>1.51684900965485</text:p>
              </table:table-cell>
              <table:table-cell office:value-type="float" office:value="1.51684900965485">
                <text:p>1.51684900965485</text:p>
              </table:table-cell>
              <table:table-cell office:value-type="float" office:value="1.51684900965485">
                <text:p>1.516849009654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.4462059392608">
                <text:p>1.4462059392608</text:p>
              </table:table-cell>
              <table:table-cell office:value-type="float" office:value="1.4462059392608">
                <text:p>1.4462059392608</text:p>
              </table:table-cell>
              <table:table-cell office:value-type="float" office:value="1.4462059392608">
                <text:p>1.44620593926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984858731896082">
                <text:p>0.984858731896082</text:p>
              </table:table-cell>
              <table:table-cell office:value-type="float" office:value="0.984858731896082">
                <text:p>0.984858731896082</text:p>
              </table:table-cell>
              <table:table-cell office:value-type="float" office:value="0.984858731896082">
                <text:p>0.9848587318960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219483486856561">
                <text:p>0.219483486856561</text:p>
              </table:table-cell>
              <table:table-cell office:value-type="float" office:value="0.21948348685656">
                <text:p>0.21948348685656</text:p>
              </table:table-cell>
              <table:table-cell office:value-type="float" office:value="0.219483486856561">
                <text:p>0.2194834868565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-0.671826385836122">
                <text:p>-0.671826385836122</text:p>
              </table:table-cell>
              <table:table-cell office:value-type="float" office:value="-0.671826385836122">
                <text:p>-0.671826385836122</text:p>
              </table:table-cell>
              <table:table-cell office:value-type="float" office:value="0.671826385836122">
                <text:p>0.6718263858361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-1.46138986038663">
                <text:p>-1.46138986038663</text:p>
              </table:table-cell>
              <table:table-cell office:value-type="float" office:value="-1.46138986038663">
                <text:p>-1.46138986038663</text:p>
              </table:table-cell>
              <table:table-cell office:value-type="float" office:value="1.46138986038663">
                <text:p>1.461389860386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-1.93103754244528">
                <text:p>-1.93103754244528</text:p>
              </table:table-cell>
              <table:table-cell office:value-type="float" office:value="-1.93103754244528">
                <text:p>-1.93103754244528</text:p>
              </table:table-cell>
              <table:table-cell office:value-type="float" office:value="1.93103754244528">
                <text:p>1.931037542445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-1.93289409365773">
                <text:p>-1.93289409365773</text:p>
              </table:table-cell>
              <table:table-cell office:value-type="float" office:value="-1.93289409365773">
                <text:p>-1.93289409365773</text:p>
              </table:table-cell>
              <table:table-cell office:value-type="float" office:value="1.93289409365773">
                <text:p>1.932894093657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-1.43474413230166">
                <text:p>-1.43474413230166</text:p>
              </table:table-cell>
              <table:table-cell office:value-type="float" office:value="-1.43474413230166">
                <text:p>-1.43474413230166</text:p>
              </table:table-cell>
              <table:table-cell office:value-type="float" office:value="1.43474413230166">
                <text:p>1.434744132301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-0.536230182012527">
                <text:p>-0.536230182012527</text:p>
              </table:table-cell>
              <table:table-cell office:value-type="float" office:value="-0.536230182012528">
                <text:p>-0.536230182012528</text:p>
              </table:table-cell>
              <table:table-cell office:value-type="float" office:value="0.536230182012527">
                <text:p>0.5362301820125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550370576467202">
                <text:p>0.550370576467202</text:p>
              </table:table-cell>
              <table:table-cell office:value-type="float" office:value="0.550370576467201">
                <text:p>0.550370576467201</text:p>
              </table:table-cell>
              <table:table-cell office:value-type="float" office:value="0.550370576467202">
                <text:p>0.5503705764672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.55135963692875">
                <text:p>1.55135963692875</text:p>
              </table:table-cell>
              <table:table-cell office:value-type="float" office:value="1.55135963692875">
                <text:p>1.55135963692875</text:p>
              </table:table-cell>
              <table:table-cell office:value-type="float" office:value="1.55135963692875">
                <text:p>1.551359636928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2.20221107275388">
                <text:p>2.20221107275388</text:p>
              </table:table-cell>
              <table:table-cell office:value-type="float" office:value="2.20221107275388">
                <text:p>2.20221107275388</text:p>
              </table:table-cell>
              <table:table-cell office:value-type="float" office:value="2.20221107275388">
                <text:p>2.202211072753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2.31892455345091">
                <text:p>2.31892455345091</text:p>
              </table:table-cell>
              <table:table-cell office:value-type="float" office:value="2.31892455345091">
                <text:p>2.31892455345091</text:p>
              </table:table-cell>
              <table:table-cell office:value-type="float" office:value="2.31892455345091">
                <text:p>2.318924553450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.85052050493757">
                <text:p>1.85052050493757</text:p>
              </table:table-cell>
              <table:table-cell office:value-type="float" office:value="1.85052050493757">
                <text:p>1.85052050493757</text:p>
              </table:table-cell>
              <table:table-cell office:value-type="float" office:value="1.85052050493757">
                <text:p>1.850520504937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897553416487328">
                <text:p>0.897553416487328</text:p>
              </table:table-cell>
              <table:table-cell office:value-type="float" office:value="0.897553416487328">
                <text:p>0.897553416487328</text:p>
              </table:table-cell>
              <table:table-cell office:value-type="float" office:value="0.897553416487328">
                <text:p>0.8975534164873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-0.309587362601896">
                <text:p>-0.309587362601896</text:p>
              </table:table-cell>
              <table:table-cell office:value-type="float" office:value="-0.309587362601896">
                <text:p>-0.309587362601896</text:p>
              </table:table-cell>
              <table:table-cell office:value-type="float" office:value="0.309587362601896">
                <text:p>0.3095873626018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-1.4679068757343">
                <text:p>-1.4679068757343</text:p>
              </table:table-cell>
              <table:table-cell office:value-type="float" office:value="-1.4679068757343">
                <text:p>-1.4679068757343</text:p>
              </table:table-cell>
              <table:table-cell office:value-type="float" office:value="1.4679068757343">
                <text:p>1.46790687573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-2.27997094299937">
                <text:p>-2.27997094299937</text:p>
              </table:table-cell>
              <table:table-cell office:value-type="float" office:value="-2.27997094299937">
                <text:p>-2.27997094299937</text:p>
              </table:table-cell>
              <table:table-cell office:value-type="float" office:value="2.27997094299937">
                <text:p>2.279970942999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-2.53232084435178">
                <text:p>-2.53232084435178</text:p>
              </table:table-cell>
              <table:table-cell office:value-type="float" office:value="-2.53232084435178">
                <text:p>-2.53232084435178</text:p>
              </table:table-cell>
              <table:table-cell office:value-type="float" office:value="2.53232084435178">
                <text:p>2.532320844351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-2.15295753359734">
                <text:p>-2.15295753359734</text:p>
              </table:table-cell>
              <table:table-cell office:value-type="float" office:value="-2.15295753359735">
                <text:p>-2.15295753359735</text:p>
              </table:table-cell>
              <table:table-cell office:value-type="float" office:value="2.15295753359734">
                <text:p>2.152957533597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1.2320725982384">
                <text:p>-1.2320725982384</text:p>
              </table:table-cell>
              <table:table-cell office:value-type="float" office:value="-1.2320725982384">
                <text:p>-1.2320725982384</text:p>
              </table:table-cell>
              <table:table-cell office:value-type="float" office:value="1.2320725982384">
                <text:p>1.23207259823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-2.24321786205804E-015">
                <text:p>-2.24321786205804E-015</text:p>
              </table:table-cell>
              <table:table-cell office:value-type="float" office:value="-2.50807664465378E-015">
                <text:p>-2.50807664465378E-015</text:p>
              </table:table-cell>
              <table:table-cell office:value-type="float" office:value="2.24321786205804E-015">
                <text:p>2.24321786205804E-0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.2320725982384">
                <text:p>1.2320725982384</text:p>
              </table:table-cell>
              <table:table-cell office:value-type="float" office:value="1.2320725982384">
                <text:p>1.2320725982384</text:p>
              </table:table-cell>
              <table:table-cell office:value-type="float" office:value="1.2320725982384">
                <text:p>1.23207259823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2.15295753359734">
                <text:p>2.15295753359734</text:p>
              </table:table-cell>
              <table:table-cell office:value-type="float" office:value="2.15295753359734">
                <text:p>2.15295753359734</text:p>
              </table:table-cell>
              <table:table-cell office:value-type="float" office:value="2.15295753359734">
                <text:p>2.152957533597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2.53232084435178">
                <text:p>2.53232084435178</text:p>
              </table:table-cell>
              <table:table-cell office:value-type="float" office:value="2.53232084435178">
                <text:p>2.53232084435178</text:p>
              </table:table-cell>
              <table:table-cell office:value-type="float" office:value="2.53232084435178">
                <text:p>2.532320844351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2.27997094299937">
                <text:p>2.27997094299937</text:p>
              </table:table-cell>
              <table:table-cell office:value-type="float" office:value="2.27997094299937">
                <text:p>2.27997094299937</text:p>
              </table:table-cell>
              <table:table-cell office:value-type="float" office:value="2.27997094299937">
                <text:p>2.279970942999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.46790687573429">
                <text:p>1.46790687573429</text:p>
              </table:table-cell>
              <table:table-cell office:value-type="float" office:value="1.46790687573429">
                <text:p>1.46790687573429</text:p>
              </table:table-cell>
              <table:table-cell office:value-type="float" office:value="1.46790687573429">
                <text:p>1.467906875734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309587362601893">
                <text:p>0.309587362601893</text:p>
              </table:table-cell>
              <table:table-cell office:value-type="float" office:value="0.309587362601892">
                <text:p>0.309587362601892</text:p>
              </table:table-cell>
              <table:table-cell office:value-type="float" office:value="0.309587362601893">
                <text:p>0.3095873626018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-0.897553416487323">
                <text:p>-0.897553416487323</text:p>
              </table:table-cell>
              <table:table-cell office:value-type="float" office:value="-0.897553416487323">
                <text:p>-0.897553416487323</text:p>
              </table:table-cell>
              <table:table-cell office:value-type="float" office:value="0.897553416487323">
                <text:p>0.8975534164873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-1.85052050493756">
                <text:p>-1.85052050493756</text:p>
              </table:table-cell>
              <table:table-cell office:value-type="float" office:value="-1.85052050493756">
                <text:p>-1.85052050493756</text:p>
              </table:table-cell>
              <table:table-cell office:value-type="float" office:value="1.85052050493756">
                <text:p>1.850520504937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-2.3189245534509">
                <text:p>-2.3189245534509</text:p>
              </table:table-cell>
              <table:table-cell office:value-type="float" office:value="-2.3189245534509">
                <text:p>-2.3189245534509</text:p>
              </table:table-cell>
              <table:table-cell office:value-type="float" office:value="2.3189245534509">
                <text:p>2.318924553450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-2.20221107275388">
                <text:p>-2.20221107275388</text:p>
              </table:table-cell>
              <table:table-cell office:value-type="float" office:value="-2.20221107275388">
                <text:p>-2.20221107275388</text:p>
              </table:table-cell>
              <table:table-cell office:value-type="float" office:value="2.20221107275388">
                <text:p>2.202211072753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-1.55135963692875">
                <text:p>-1.55135963692875</text:p>
              </table:table-cell>
              <table:table-cell office:value-type="float" office:value="-1.55135963692875">
                <text:p>-1.55135963692875</text:p>
              </table:table-cell>
              <table:table-cell office:value-type="float" office:value="1.55135963692875">
                <text:p>1.551359636928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-0.550370576467205">
                <text:p>-0.550370576467205</text:p>
              </table:table-cell>
              <table:table-cell office:value-type="float" office:value="-0.550370576467205">
                <text:p>-0.550370576467205</text:p>
              </table:table-cell>
              <table:table-cell office:value-type="float" office:value="0.550370576467205">
                <text:p>0.5503705764672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536230182012524">
                <text:p>0.536230182012524</text:p>
              </table:table-cell>
              <table:table-cell office:value-type="float" office:value="0.536230182012523">
                <text:p>0.536230182012523</text:p>
              </table:table-cell>
              <table:table-cell office:value-type="float" office:value="0.536230182012524">
                <text:p>0.5362301820125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.43474413230166">
                <text:p>1.43474413230166</text:p>
              </table:table-cell>
              <table:table-cell office:value-type="float" office:value="1.43474413230166">
                <text:p>1.43474413230166</text:p>
              </table:table-cell>
              <table:table-cell office:value-type="float" office:value="1.43474413230166">
                <text:p>1.434744132301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.93289409365773">
                <text:p>1.93289409365773</text:p>
              </table:table-cell>
              <table:table-cell office:value-type="float" office:value="1.93289409365773">
                <text:p>1.93289409365773</text:p>
              </table:table-cell>
              <table:table-cell office:value-type="float" office:value="1.93289409365773">
                <text:p>1.932894093657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.93103754244528">
                <text:p>1.93103754244528</text:p>
              </table:table-cell>
              <table:table-cell office:value-type="float" office:value="1.93103754244528">
                <text:p>1.93103754244528</text:p>
              </table:table-cell>
              <table:table-cell office:value-type="float" office:value="1.93103754244528">
                <text:p>1.931037542445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.46138986038663">
                <text:p>1.46138986038663</text:p>
              </table:table-cell>
              <table:table-cell office:value-type="float" office:value="1.46138986038663">
                <text:p>1.46138986038663</text:p>
              </table:table-cell>
              <table:table-cell office:value-type="float" office:value="1.46138986038663">
                <text:p>1.461389860386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671826385836114">
                <text:p>0.671826385836114</text:p>
              </table:table-cell>
              <table:table-cell office:value-type="float" office:value="0.671826385836113">
                <text:p>0.671826385836113</text:p>
              </table:table-cell>
              <table:table-cell office:value-type="float" office:value="0.671826385836114">
                <text:p>0.6718263858361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-0.219483486856551">
                <text:p>-0.219483486856551</text:p>
              </table:table-cell>
              <table:table-cell office:value-type="float" office:value="-0.219483486856551">
                <text:p>-0.219483486856551</text:p>
              </table:table-cell>
              <table:table-cell office:value-type="float" office:value="0.219483486856551">
                <text:p>0.2194834868565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-0.984858731896079">
                <text:p>-0.984858731896079</text:p>
              </table:table-cell>
              <table:table-cell office:value-type="float" office:value="-0.984858731896079">
                <text:p>-0.984858731896079</text:p>
              </table:table-cell>
              <table:table-cell office:value-type="float" office:value="0.984858731896079">
                <text:p>0.9848587318960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-1.4462059392608">
                <text:p>-1.4462059392608</text:p>
              </table:table-cell>
              <table:table-cell office:value-type="float" office:value="-1.4462059392608">
                <text:p>-1.4462059392608</text:p>
              </table:table-cell>
              <table:table-cell office:value-type="float" office:value="1.4462059392608">
                <text:p>1.44620593926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-1.51684900965485">
                <text:p>-1.51684900965485</text:p>
              </table:table-cell>
              <table:table-cell office:value-type="float" office:value="-1.51684900965485">
                <text:p>-1.51684900965485</text:p>
              </table:table-cell>
              <table:table-cell office:value-type="float" office:value="1.51684900965485">
                <text:p>1.516849009654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-1.2161923514801">
                <text:p>-1.2161923514801</text:p>
              </table:table-cell>
              <table:table-cell office:value-type="float" office:value="-1.2161923514801">
                <text:p>-1.2161923514801</text:p>
              </table:table-cell>
              <table:table-cell office:value-type="float" office:value="1.2161923514801">
                <text:p>1.21619235148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-0.655364144107157">
                <text:p>-0.655364144107157</text:p>
              </table:table-cell>
              <table:table-cell office:value-type="float" office:value="-0.655364144107157">
                <text:p>-0.655364144107157</text:p>
              </table:table-cell>
              <table:table-cell office:value-type="float" office:value="0.655364144107157">
                <text:p>0.6553641441071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-1.6161987008946E-015">
                <text:p>-1.6161987008946E-015</text:p>
              </table:table-cell>
              <table:table-cell office:value-type="float" office:value="-1.88105748349033E-015">
                <text:p>-1.88105748349033E-015</text:p>
              </table:table-cell>
              <table:table-cell office:value-type="float" office:value="1.6161987008946E-015">
                <text:p>1.6161987008946E-0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577925261593228">
                <text:p>0.577925261593228</text:p>
              </table:table-cell>
              <table:table-cell office:value-type="float" office:value="0.577925261593228">
                <text:p>0.577925261593228</text:p>
              </table:table-cell>
              <table:table-cell office:value-type="float" office:value="0.577925261593228">
                <text:p>0.5779252615932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945287137805065">
                <text:p>0.945287137805065</text:p>
              </table:table-cell>
              <table:table-cell office:value-type="float" office:value="0.945287137805064">
                <text:p>0.945287137805064</text:p>
              </table:table-cell>
              <table:table-cell office:value-type="float" office:value="0.945287137805065">
                <text:p>0.9452871378050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.03809941512153">
                <text:p>1.03809941512153</text:p>
              </table:table-cell>
              <table:table-cell office:value-type="float" office:value="1.03809941512153">
                <text:p>1.03809941512153</text:p>
              </table:table-cell>
              <table:table-cell office:value-type="float" office:value="1.03809941512153">
                <text:p>1.038099415121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870151315052204">
                <text:p>0.870151315052204</text:p>
              </table:table-cell>
              <table:table-cell office:value-type="float" office:value="0.870151315052203">
                <text:p>0.870151315052203</text:p>
              </table:table-cell>
              <table:table-cell office:value-type="float" office:value="0.870151315052204">
                <text:p>0.8701513150522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519871513972651">
                <text:p>0.519871513972651</text:p>
              </table:table-cell>
              <table:table-cell office:value-type="float" office:value="0.519871513972651">
                <text:p>0.519871513972651</text:p>
              </table:table-cell>
              <table:table-cell office:value-type="float" office:value="0.519871513972651">
                <text:p>0.5198715139726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101369591068056">
                <text:p>0.101369591068056</text:p>
              </table:table-cell>
              <table:table-cell office:value-type="float" office:value="0.101369591068056">
                <text:p>0.101369591068056</text:p>
              </table:table-cell>
              <table:table-cell office:value-type="float" office:value="0.101369591068056">
                <text:p>0.1013695910680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-0.27057246903665">
                <text:p>-0.27057246903665</text:p>
              </table:table-cell>
              <table:table-cell office:value-type="float" office:value="-0.27057246903665">
                <text:p>-0.27057246903665</text:p>
              </table:table-cell>
              <table:table-cell office:value-type="float" office:value="0.27057246903665">
                <text:p>0.2705724690366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-0.511124041119395">
                <text:p>-0.511124041119395</text:p>
              </table:table-cell>
              <table:table-cell office:value-type="float" office:value="-0.511124041119395">
                <text:p>-0.511124041119395</text:p>
              </table:table-cell>
              <table:table-cell office:value-type="float" office:value="0.511124041119395">
                <text:p>0.5111240411193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-0.583617819420166">
                <text:p>-0.583617819420166</text:p>
              </table:table-cell>
              <table:table-cell office:value-type="float" office:value="-0.583617819420166">
                <text:p>-0.583617819420166</text:p>
              </table:table-cell>
              <table:table-cell office:value-type="float" office:value="0.583617819420166">
                <text:p>0.58361781942016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-0.501810588057864">
                <text:p>-0.501810588057864</text:p>
              </table:table-cell>
              <table:table-cell office:value-type="float" office:value="-0.501810588057864">
                <text:p>-0.501810588057864</text:p>
              </table:table-cell>
              <table:table-cell office:value-type="float" office:value="0.501810588057864">
                <text:p>0.5018105880578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-0.317696458875781">
                <text:p>-0.317696458875781</text:p>
              </table:table-cell>
              <table:table-cell office:value-type="float" office:value="-0.317696458875782">
                <text:p>-0.317696458875782</text:p>
              </table:table-cell>
              <table:table-cell office:value-type="float" office:value="0.317696458875781">
                <text:p>0.31769645887578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-0.100415929129499">
                <text:p>-0.100415929129499</text:p>
              </table:table-cell>
              <table:table-cell office:value-type="float" office:value="-0.100415929129499">
                <text:p>-0.100415929129499</text:p>
              </table:table-cell>
              <table:table-cell office:value-type="float" office:value="0.100415929129499">
                <text:p>0.1004159291294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0862755346748215">
                <text:p>0.0862755346748215</text:p>
              </table:table-cell>
              <table:table-cell office:value-type="float" office:value="0.0862755346748213">
                <text:p>0.0862755346748213</text:p>
              </table:table-cell>
              <table:table-cell office:value-type="float" office:value="0.0862755346748215">
                <text:p>0.08627553467482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201080954248694">
                <text:p>0.201080954248694</text:p>
              </table:table-cell>
              <table:table-cell office:value-type="float" office:value="0.201080954248694">
                <text:p>0.201080954248694</text:p>
              </table:table-cell>
              <table:table-cell office:value-type="float" office:value="0.201080954248694">
                <text:p>0.2010809542486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232493608961716">
                <text:p>0.232493608961716</text:p>
              </table:table-cell>
              <table:table-cell office:value-type="float" office:value="0.232493608961715">
                <text:p>0.232493608961715</text:p>
              </table:table-cell>
              <table:table-cell office:value-type="float" office:value="0.232493608961716">
                <text:p>0.23249360896171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195730808414537">
                <text:p>0.195730808414537</text:p>
              </table:table-cell>
              <table:table-cell office:value-type="float" office:value="0.195730808414537">
                <text:p>0.195730808414537</text:p>
              </table:table-cell>
              <table:table-cell office:value-type="float" office:value="0.195730808414537">
                <text:p>0.1957308084145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121993396568457">
                <text:p>0.121993396568457</text:p>
              </table:table-cell>
              <table:table-cell office:value-type="float" office:value="0.121993396568456">
                <text:p>0.121993396568456</text:p>
              </table:table-cell>
              <table:table-cell office:value-type="float" office:value="0.121993396568457">
                <text:p>0.12199339656845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0448454383854447">
                <text:p>0.0448454383854447</text:p>
              </table:table-cell>
              <table:table-cell office:value-type="float" office:value="0.0448454383854444">
                <text:p>0.0448454383854444</text:p>
              </table:table-cell>
              <table:table-cell office:value-type="float" office:value="0.0448454383854447">
                <text:p>0.04484543838544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-0.011265715322718">
                <text:p>-0.011265715322718</text:p>
              </table:table-cell>
              <table:table-cell office:value-type="float" office:value="-0.0112657153227182">
                <text:p>-0.0112657153227182</text:p>
              </table:table-cell>
              <table:table-cell office:value-type="float" office:value="0.011265715322718">
                <text:p>0.0112657153227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-0.0368233701344326">
                <text:p>-0.0368233701344326</text:p>
              </table:table-cell>
              <table:table-cell office:value-type="float" office:value="-0.0368233701344328">
                <text:p>-0.0368233701344328</text:p>
              </table:table-cell>
              <table:table-cell office:value-type="float" office:value="0.0368233701344326">
                <text:p>0.03682337013443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-0.0363863113136388">
                <text:p>-0.0363863113136388</text:p>
              </table:table-cell>
              <table:table-cell office:value-type="float" office:value="-0.0363863113136391">
                <text:p>-0.0363863113136391</text:p>
              </table:table-cell>
              <table:table-cell office:value-type="float" office:value="0.0363863113136388">
                <text:p>0.036386311313638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-0.0226275804245976">
                <text:p>-0.0226275804245976</text:p>
              </table:table-cell>
              <table:table-cell office:value-type="float" office:value="-0.0226275804245978">
                <text:p>-0.0226275804245978</text:p>
              </table:table-cell>
              <table:table-cell office:value-type="float" office:value="0.0226275804245976">
                <text:p>0.02262758042459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-0.00852195568782152">
                <text:p>-0.00852195568782152</text:p>
              </table:table-cell>
              <table:table-cell office:value-type="float" office:value="-0.00852195568782178">
                <text:p>-0.00852195568782178</text:p>
              </table:table-cell>
              <table:table-cell office:value-type="float" office:value="0.00852195568782152">
                <text:p>0.008521955687821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-0.00121680746199096">
                <text:p>-0.00121680746199096</text:p>
              </table:table-cell>
              <table:table-cell office:value-type="float" office:value="-0.00121680746199122">
                <text:p>-0.00121680746199122</text:p>
              </table:table-cell>
              <table:table-cell office:value-type="float" office:value="0.00121680746199096">
                <text:p>0.001216807461990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2.64858782595736E-016">
                <text:p>2.64858782595736E-016</text:p>
              </table:table-cell>
              <table:table-cell office:value-type="float" office:value="-0">
                <text:p>-0</text:p>
              </table:table-cell>
              <table:table-cell office:value-type="float" office:value="2.64858782595736E-016">
                <text:p>2.64858782595736E-01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f82ddfca21ebc1e222a662a32b25c0c9d20169ee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4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12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16cm" svg:stroke-color="#0084d1" draw:fill-color="#0084d1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119cm" svg:height="9cm" xlink:href=".." xlink:type="simple" chart:class="chart:scatter" chart:column-mapping="2 1 3" chart:style-name="ch1">
        <chart:legend chart:legend-position="end" svg:x="18.605cm" svg:y="3.703cm" style:legend-expansion="high" chart:style-name="ch2"/>
        <chart:plot-area chart:style-name="ch3" table:cell-range-address="square.A8:square.B107 square.C7:square.D107 square.B7:square.B7" chart:data-source-has-labels="row" svg:x="0.442cm" svg:y="0.18cm" svg:width="17.721cm" svg:height="8.64cm">
          <chartooo:coordinate-region svg:x="0.984cm" svg:y="0.379cm" svg:width="16.899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quare.C8:square.C107" chart:label-cell-address="square.C7:square.C7" chart:class="chart:scatter">
            <chart:domain table:cell-range-address="square.A8:square.A107"/>
            <chart:data-point chart:repeated="100"/>
          </chart:series>
          <chart:series chart:style-name="ch8" chart:values-cell-range-address="square.B8:square.B107" chart:label-cell-address="square.B7:square.B7" chart:class="chart:scatter">
            <chart:data-point chart:repeated="100"/>
          </chart:series>
          <chart:series chart:style-name="ch9" chart:values-cell-range-address="square.D8:square.D107" chart:label-cell-address="square.D7:square.D7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 Wave</text:p>
                <draw:g>
                  <svg:desc>square.C7:square.C7</svg:desc>
                </draw:g>
              </table:table-cell>
              <table:table-cell office:value-type="string">
                <text:p>Wave</text:p>
                <draw:g>
                  <svg:desc>square.B7:square.B7</svg:desc>
                </draw:g>
              </table:table-cell>
              <table:table-cell office:value-type="string">
                <text:p>AC Wave Rec</text:p>
                <draw:g>
                  <svg:desc>square.D7:square.D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quare.A8:square.A107</svg:desc>
                </draw:g>
              </table:table-cell>
              <table:table-cell office:value-type="float" office:value="2.5">
                <text:p>2.5</text:p>
                <draw:g>
                  <svg:desc>square.C8:square.C107</svg:desc>
                </draw:g>
              </table:table-cell>
              <table:table-cell office:value-type="float" office:value="2.5">
                <text:p>2.5</text:p>
                <draw:g>
                  <svg:desc>square.B8:square.B107</svg:desc>
                </draw:g>
              </table:table-cell>
              <table:table-cell office:value-type="float" office:value="2.5">
                <text:p>2.5</text:p>
                <draw:g>
                  <svg:desc>square.D8:square.D1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-2.5">
                <text:p>-2.5</text:p>
              </table:table-cell>
              <table:table-cell office:value-type="float" office:value="-2.5">
                <text:p>-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-2.5">
                <text:p>-2.5</text:p>
              </table:table-cell>
              <table:table-cell office:value-type="float" office:value="-2.5">
                <text:p>-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-2.5">
                <text:p>-2.5</text:p>
              </table:table-cell>
              <table:table-cell office:value-type="float" office:value="-2.5">
                <text:p>-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-2.5">
                <text:p>-2.5</text:p>
              </table:table-cell>
              <table:table-cell office:value-type="float" office:value="-2.5">
                <text:p>-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-2.5">
                <text:p>-2.5</text:p>
              </table:table-cell>
              <table:table-cell office:value-type="float" office:value="-2.5">
                <text:p>-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-2.5">
                <text:p>-2.5</text:p>
              </table:table-cell>
              <table:table-cell office:value-type="float" office:value="-2.5">
                <text:p>-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-2.5">
                <text:p>-2.5</text:p>
              </table:table-cell>
              <table:table-cell office:value-type="float" office:value="-2.5">
                <text:p>-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-2.5">
                <text:p>-2.5</text:p>
              </table:table-cell>
              <table:table-cell office:value-type="float" office:value="-2.5">
                <text:p>-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-2.5">
                <text:p>-2.5</text:p>
              </table:table-cell>
              <table:table-cell office:value-type="float" office:value="-2.5">
                <text:p>-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-2.5">
                <text:p>-2.5</text:p>
              </table:table-cell>
              <table:table-cell office:value-type="float" office:value="-2.5">
                <text:p>-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-2.5">
                <text:p>-2.5</text:p>
              </table:table-cell>
              <table:table-cell office:value-type="float" office:value="-2.5">
                <text:p>-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-2.5">
                <text:p>-2.5</text:p>
              </table:table-cell>
              <table:table-cell office:value-type="float" office:value="-2.5">
                <text:p>-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-2.5">
                <text:p>-2.5</text:p>
              </table:table-cell>
              <table:table-cell office:value-type="float" office:value="-2.5">
                <text:p>-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-2.5">
                <text:p>-2.5</text:p>
              </table:table-cell>
              <table:table-cell office:value-type="float" office:value="-2.5">
                <text:p>-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-2.5">
                <text:p>-2.5</text:p>
              </table:table-cell>
              <table:table-cell office:value-type="float" office:value="-2.5">
                <text:p>-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-2.5">
                <text:p>-2.5</text:p>
              </table:table-cell>
              <table:table-cell office:value-type="float" office:value="-2.5">
                <text:p>-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-2.5">
                <text:p>-2.5</text:p>
              </table:table-cell>
              <table:table-cell office:value-type="float" office:value="-2.5">
                <text:p>-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-2.5">
                <text:p>-2.5</text:p>
              </table:table-cell>
              <table:table-cell office:value-type="float" office:value="-2.5">
                <text:p>-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-2.5">
                <text:p>-2.5</text:p>
              </table:table-cell>
              <table:table-cell office:value-type="float" office:value="-2.5">
                <text:p>-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-2.5">
                <text:p>-2.5</text:p>
              </table:table-cell>
              <table:table-cell office:value-type="float" office:value="-2.5">
                <text:p>-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-2.5">
                <text:p>-2.5</text:p>
              </table:table-cell>
              <table:table-cell office:value-type="float" office:value="-2.5">
                <text:p>-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-2.5">
                <text:p>-2.5</text:p>
              </table:table-cell>
              <table:table-cell office:value-type="float" office:value="-2.5">
                <text:p>-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-2.5">
                <text:p>-2.5</text:p>
              </table:table-cell>
              <table:table-cell office:value-type="float" office:value="-2.5">
                <text:p>-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-2.5">
                <text:p>-2.5</text:p>
              </table:table-cell>
              <table:table-cell office:value-type="float" office:value="-2.5">
                <text:p>-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-2.5">
                <text:p>-2.5</text:p>
              </table:table-cell>
              <table:table-cell office:value-type="float" office:value="-2.5">
                <text:p>-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-2.5">
                <text:p>-2.5</text:p>
              </table:table-cell>
              <table:table-cell office:value-type="float" office:value="-2.5">
                <text:p>-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-2.5">
                <text:p>-2.5</text:p>
              </table:table-cell>
              <table:table-cell office:value-type="float" office:value="-2.5">
                <text:p>-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-2.5">
                <text:p>-2.5</text:p>
              </table:table-cell>
              <table:table-cell office:value-type="float" office:value="-2.5">
                <text:p>-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-2.5">
                <text:p>-2.5</text:p>
              </table:table-cell>
              <table:table-cell office:value-type="float" office:value="-2.5">
                <text:p>-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-2.5">
                <text:p>-2.5</text:p>
              </table:table-cell>
              <table:table-cell office:value-type="float" office:value="-2.5">
                <text:p>-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-2.5">
                <text:p>-2.5</text:p>
              </table:table-cell>
              <table:table-cell office:value-type="float" office:value="-2.5">
                <text:p>-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-2.5">
                <text:p>-2.5</text:p>
              </table:table-cell>
              <table:table-cell office:value-type="float" office:value="-2.5">
                <text:p>-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-2.5">
                <text:p>-2.5</text:p>
              </table:table-cell>
              <table:table-cell office:value-type="float" office:value="-2.5">
                <text:p>-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-2.5">
                <text:p>-2.5</text:p>
              </table:table-cell>
              <table:table-cell office:value-type="float" office:value="-2.5">
                <text:p>-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-2.5">
                <text:p>-2.5</text:p>
              </table:table-cell>
              <table:table-cell office:value-type="float" office:value="-2.5">
                <text:p>-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-2.5">
                <text:p>-2.5</text:p>
              </table:table-cell>
              <table:table-cell office:value-type="float" office:value="-2.5">
                <text:p>-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-2.5">
                <text:p>-2.5</text:p>
              </table:table-cell>
              <table:table-cell office:value-type="float" office:value="-2.5">
                <text:p>-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-2.5">
                <text:p>-2.5</text:p>
              </table:table-cell>
              <table:table-cell office:value-type="float" office:value="-2.5">
                <text:p>-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-2.5">
                <text:p>-2.5</text:p>
              </table:table-cell>
              <table:table-cell office:value-type="float" office:value="-2.5">
                <text:p>-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-2.5">
                <text:p>-2.5</text:p>
              </table:table-cell>
              <table:table-cell office:value-type="float" office:value="-2.5">
                <text:p>-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-2.5">
                <text:p>-2.5</text:p>
              </table:table-cell>
              <table:table-cell office:value-type="float" office:value="-2.5">
                <text:p>-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-2.5">
                <text:p>-2.5</text:p>
              </table:table-cell>
              <table:table-cell office:value-type="float" office:value="-2.5">
                <text:p>-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-2.5">
                <text:p>-2.5</text:p>
              </table:table-cell>
              <table:table-cell office:value-type="float" office:value="-2.5">
                <text:p>-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-2.5">
                <text:p>-2.5</text:p>
              </table:table-cell>
              <table:table-cell office:value-type="float" office:value="-2.5">
                <text:p>-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-2.5">
                <text:p>-2.5</text:p>
              </table:table-cell>
              <table:table-cell office:value-type="float" office:value="-2.5">
                <text:p>-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-2.5">
                <text:p>-2.5</text:p>
              </table:table-cell>
              <table:table-cell office:value-type="float" office:value="-2.5">
                <text:p>-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-2.5">
                <text:p>-2.5</text:p>
              </table:table-cell>
              <table:table-cell office:value-type="float" office:value="-2.5">
                <text:p>-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-2.5">
                <text:p>-2.5</text:p>
              </table:table-cell>
              <table:table-cell office:value-type="float" office:value="-2.5">
                <text:p>-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-2.5">
                <text:p>-2.5</text:p>
              </table:table-cell>
              <table:table-cell office:value-type="float" office:value="-2.5">
                <text:p>-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-2.5">
                <text:p>-2.5</text:p>
              </table:table-cell>
              <table:table-cell office:value-type="float" office:value="-2.5">
                <text:p>-2.5</text:p>
              </table:table-cell>
              <table:table-cell office:value-type="float" office:value="2.5">
                <text:p>2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f82ddfca21ebc1e222a662a32b25c0c9d20169e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4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12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16cm" svg:stroke-color="#0084d1" draw:fill-color="#0084d1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634cm" svg:height="9cm" xlink:href=".." xlink:type="simple" chart:class="chart:scatter" chart:column-mapping="2 1 3" chart:style-name="ch1">
        <chart:legend chart:legend-position="end" svg:x="18.12cm" svg:y="3.703cm" style:legend-expansion="high" chart:style-name="ch2"/>
        <chart:plot-area chart:style-name="ch3" table:cell-range-address="pulse.A8:pulse.B107 pulse.C7:pulse.D107 pulse.B7:pulse.B7" chart:data-source-has-labels="row" svg:x="0.432cm" svg:y="0.18cm" svg:width="17.256cm" svg:height="8.64cm">
          <chartooo:coordinate-region svg:x="0.974cm" svg:y="0.379cm" svg:width="16.434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ulse.C8:pulse.C107" chart:label-cell-address="pulse.C7:pulse.C7" chart:class="chart:scatter">
            <chart:domain table:cell-range-address="pulse.A8:pulse.A107"/>
            <chart:data-point chart:repeated="100"/>
          </chart:series>
          <chart:series chart:style-name="ch8" chart:values-cell-range-address="pulse.B8:pulse.B107" chart:label-cell-address="pulse.B7:pulse.B7" chart:class="chart:scatter">
            <chart:data-point chart:repeated="100"/>
          </chart:series>
          <chart:series chart:style-name="ch9" chart:values-cell-range-address="pulse.D8:pulse.D107" chart:label-cell-address="pulse.D7:pulse.D7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 Wave</text:p>
                <draw:g>
                  <svg:desc>pulse.C7:pulse.C7</svg:desc>
                </draw:g>
              </table:table-cell>
              <table:table-cell office:value-type="string">
                <text:p>Wave</text:p>
                <draw:g>
                  <svg:desc>pulse.B7:pulse.B7</svg:desc>
                </draw:g>
              </table:table-cell>
              <table:table-cell office:value-type="string">
                <text:p>AC Wave Rec</text:p>
                <draw:g>
                  <svg:desc>pulse.D7:pulse.D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ulse.A8:pulse.A107</svg:desc>
                </draw:g>
              </table:table-cell>
              <table:table-cell office:value-type="float" office:value="2.5">
                <text:p>2.5</text:p>
                <draw:g>
                  <svg:desc>pulse.C8:pulse.C107</svg:desc>
                </draw:g>
              </table:table-cell>
              <table:table-cell office:value-type="float" office:value="5">
                <text:p>5</text:p>
                <draw:g>
                  <svg:desc>pulse.B8:pulse.B107</svg:desc>
                </draw:g>
              </table:table-cell>
              <table:table-cell office:value-type="float" office:value="2.5">
                <text:p>2.5</text:p>
                <draw:g>
                  <svg:desc>pulse.D8:pulse.D1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-2.5">
                <text:p>-2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-2.5">
                <text:p>-2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-2.5">
                <text:p>-2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-2.5">
                <text:p>-2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-2.5">
                <text:p>-2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-2.5">
                <text:p>-2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-2.5">
                <text:p>-2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-2.5">
                <text:p>-2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-2.5">
                <text:p>-2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-2.5">
                <text:p>-2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-2.5">
                <text:p>-2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-2.5">
                <text:p>-2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-2.5">
                <text:p>-2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-2.5">
                <text:p>-2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-2.5">
                <text:p>-2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-2.5">
                <text:p>-2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-2.5">
                <text:p>-2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-2.5">
                <text:p>-2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-2.5">
                <text:p>-2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-2.5">
                <text:p>-2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-2.5">
                <text:p>-2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-2.5">
                <text:p>-2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-2.5">
                <text:p>-2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-2.5">
                <text:p>-2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-2.5">
                <text:p>-2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-2.5">
                <text:p>-2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-2.5">
                <text:p>-2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-2.5">
                <text:p>-2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-2.5">
                <text:p>-2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-2.5">
                <text:p>-2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-2.5">
                <text:p>-2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-2.5">
                <text:p>-2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-2.5">
                <text:p>-2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-2.5">
                <text:p>-2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-2.5">
                <text:p>-2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-2.5">
                <text:p>-2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-2.5">
                <text:p>-2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-2.5">
                <text:p>-2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-2.5">
                <text:p>-2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-2.5">
                <text:p>-2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-2.5">
                <text:p>-2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-2.5">
                <text:p>-2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-2.5">
                <text:p>-2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-2.5">
                <text:p>-2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-2.5">
                <text:p>-2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-2.5">
                <text:p>-2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-2.5">
                <text:p>-2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-2.5">
                <text:p>-2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-2.5">
                <text:p>-2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-2.5">
                <text:p>-2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f82ddfca21ebc1e222a662a32b25c0c9d20169ee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4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12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16cm" svg:stroke-color="#0084d1" draw:fill-color="#0084d1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634cm" svg:height="9cm" xlink:href=".." xlink:type="simple" chart:class="chart:scatter" chart:column-mapping="2 1 3" chart:style-name="ch1">
        <chart:legend chart:legend-position="end" svg:x="18.12cm" svg:y="3.703cm" style:legend-expansion="high" chart:style-name="ch2"/>
        <chart:plot-area chart:style-name="ch3" table:cell-range-address="exp.A8:exp.B107 exp.C7:exp.D107 exp.B7:exp.B7" chart:data-source-has-labels="row" svg:x="0.432cm" svg:y="0.18cm" svg:width="17.256cm" svg:height="8.64cm">
          <chartooo:coordinate-region svg:x="1.821cm" svg:y="0.379cm" svg:width="15.587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exp.C8:exp.C107" chart:label-cell-address="exp.C7:exp.C7" chart:class="chart:scatter">
            <chart:domain table:cell-range-address="exp.A8:exp.A107"/>
            <chart:data-point chart:repeated="100"/>
          </chart:series>
          <chart:series chart:style-name="ch8" chart:values-cell-range-address="exp.B8:exp.B107" chart:label-cell-address="exp.B7:exp.B7" chart:class="chart:scatter">
            <chart:data-point chart:repeated="100"/>
          </chart:series>
          <chart:series chart:style-name="ch9" chart:values-cell-range-address="exp.D8:exp.D107" chart:label-cell-address="exp.D7:exp.D7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 Wave</text:p>
                <draw:g>
                  <svg:desc>exp.C7:exp.C7</svg:desc>
                </draw:g>
              </table:table-cell>
              <table:table-cell office:value-type="string">
                <text:p>Wave</text:p>
                <draw:g>
                  <svg:desc>exp.B7:exp.B7</svg:desc>
                </draw:g>
              </table:table-cell>
              <table:table-cell office:value-type="string">
                <text:p>AC Wave Rec</text:p>
                <draw:g>
                  <svg:desc>exp.D7:exp.D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exp.A8:exp.A107</svg:desc>
                </draw:g>
              </table:table-cell>
              <table:table-cell office:value-type="float" office:value="-4.54451967312928">
                <text:p>-4.54451967312928</text:p>
                <draw:g>
                  <svg:desc>exp.C8:exp.C107</svg:desc>
                </draw:g>
              </table:table-cell>
              <table:table-cell office:value-type="float" office:value="-2.5">
                <text:p>-2.5</text:p>
                <draw:g>
                  <svg:desc>exp.B8:exp.B107</svg:desc>
                </draw:g>
              </table:table-cell>
              <table:table-cell office:value-type="float" office:value="4.54451967312928">
                <text:p>4.54451967312928</text:p>
                <draw:g>
                  <svg:desc>exp.D8:exp.D1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3.9956534394085">
                <text:p>-3.9956534394085</text:p>
              </table:table-cell>
              <table:table-cell office:value-type="float" office:value="-1.95113376627923">
                <text:p>-1.95113376627923</text:p>
              </table:table-cell>
              <table:table-cell office:value-type="float" office:value="3.9956534394085">
                <text:p>3.99565343940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3.5070380341915">
                <text:p>-3.5070380341915</text:p>
              </table:table-cell>
              <table:table-cell office:value-type="float" office:value="-1.46251836106222">
                <text:p>-1.46251836106222</text:p>
              </table:table-cell>
              <table:table-cell office:value-type="float" office:value="3.5070380341915">
                <text:p>3.50703803419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3.07205952841437">
                <text:p>-3.07205952841437</text:p>
              </table:table-cell>
              <table:table-cell office:value-type="float" office:value="-1.02753985528509">
                <text:p>-1.02753985528509</text:p>
              </table:table-cell>
              <table:table-cell office:value-type="float" office:value="3.07205952841437">
                <text:p>3.072059528414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2.68483002548032">
                <text:p>-2.68483002548032</text:p>
              </table:table-cell>
              <table:table-cell office:value-type="float" office:value="-0.64031035235104">
                <text:p>-0.64031035235104</text:p>
              </table:table-cell>
              <table:table-cell office:value-type="float" office:value="2.68483002548032">
                <text:p>2.684830025480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2.34010796231846">
                <text:p>-2.34010796231846</text:p>
              </table:table-cell>
              <table:table-cell office:value-type="float" office:value="-0.295588289189185">
                <text:p>-0.295588289189185</text:p>
              </table:table-cell>
              <table:table-cell office:value-type="float" office:value="2.34010796231846">
                <text:p>2.340107962318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2.03322715925423">
                <text:p>-2.03322715925423</text:p>
              </table:table-cell>
              <table:table-cell office:value-type="float" office:value="0.0112925138750484">
                <text:p>0.0112925138750484</text:p>
              </table:table-cell>
              <table:table-cell office:value-type="float" office:value="2.03322715925423">
                <text:p>2.033227159254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1.76003365830581">
                <text:p>-1.76003365830581</text:p>
              </table:table-cell>
              <table:table-cell office:value-type="float" office:value="0.284486014823468">
                <text:p>0.284486014823468</text:p>
              </table:table-cell>
              <table:table-cell office:value-type="float" office:value="1.76003365830581">
                <text:p>1.760033658305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1.5168294949459">
                <text:p>-1.5168294949459</text:p>
              </table:table-cell>
              <table:table-cell office:value-type="float" office:value="0.527690178183378">
                <text:p>0.527690178183378</text:p>
              </table:table-cell>
              <table:table-cell office:value-type="float" office:value="1.5168294949459">
                <text:p>1.51682949494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1.30032264221971">
                <text:p>-1.30032264221971</text:p>
              </table:table-cell>
              <table:table-cell office:value-type="float" office:value="0.744197030909573">
                <text:p>0.744197030909573</text:p>
              </table:table-cell>
              <table:table-cell office:value-type="float" office:value="1.30032264221971">
                <text:p>1.300322642219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1.10758244965962">
                <text:p>-1.10758244965962</text:p>
              </table:table-cell>
              <table:table-cell office:value-type="float" office:value="0.936937223469657">
                <text:p>0.936937223469657</text:p>
              </table:table-cell>
              <table:table-cell office:value-type="float" office:value="1.10758244965962">
                <text:p>1.107582449659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0.935999973814952">
                <text:p>-0.935999973814952</text:p>
              </table:table-cell>
              <table:table-cell office:value-type="float" office:value="1.10851969931433">
                <text:p>1.10851969931433</text:p>
              </table:table-cell>
              <table:table-cell office:value-type="float" office:value="0.935999973814952">
                <text:p>0.9359999738149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0.783252663428153">
                <text:p>-0.783252663428153</text:p>
              </table:table-cell>
              <table:table-cell office:value-type="float" office:value="1.26126700970113">
                <text:p>1.26126700970113</text:p>
              </table:table-cell>
              <table:table-cell office:value-type="float" office:value="0.783252663428153">
                <text:p>0.7832526634281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0.64727292123395">
                <text:p>-0.64727292123395</text:p>
              </table:table-cell>
              <table:table-cell office:value-type="float" office:value="1.39724675189533">
                <text:p>1.39724675189533</text:p>
              </table:table-cell>
              <table:table-cell office:value-type="float" office:value="0.64727292123395">
                <text:p>0.647272921233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0.526220116831837">
                <text:p>-0.526220116831837</text:p>
              </table:table-cell>
              <table:table-cell office:value-type="float" office:value="1.51829955629744">
                <text:p>1.51829955629744</text:p>
              </table:table-cell>
              <table:table-cell office:value-type="float" office:value="0.526220116831837">
                <text:p>0.5262201168318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0.41845567179643">
                <text:p>-0.41845567179643</text:p>
              </table:table-cell>
              <table:table-cell office:value-type="float" office:value="1.62606400133285">
                <text:p>1.62606400133285</text:p>
              </table:table-cell>
              <table:table-cell office:value-type="float" office:value="0.41845567179643">
                <text:p>0.418455671796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0.322520879776141">
                <text:p>-0.322520879776141</text:p>
              </table:table-cell>
              <table:table-cell office:value-type="float" office:value="1.72199879335314">
                <text:p>1.72199879335314</text:p>
              </table:table-cell>
              <table:table-cell office:value-type="float" office:value="0.322520879776141">
                <text:p>0.3225208797761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0.237117161351646">
                <text:p>-0.237117161351646</text:p>
              </table:table-cell>
              <table:table-cell office:value-type="float" office:value="1.80740251177763">
                <text:p>1.80740251177763</text:p>
              </table:table-cell>
              <table:table-cell office:value-type="float" office:value="0.237117161351646">
                <text:p>0.2371171613516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0.16108848638263">
                <text:p>-0.16108848638263</text:p>
              </table:table-cell>
              <table:table-cell office:value-type="float" office:value="1.88343118674665">
                <text:p>1.88343118674665</text:p>
              </table:table-cell>
              <table:table-cell office:value-type="float" office:value="0.16108848638263">
                <text:p>0.161088486382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0.0934057259106189">
                <text:p>-0.0934057259106189</text:p>
              </table:table-cell>
              <table:table-cell office:value-type="float" office:value="1.95111394721866">
                <text:p>1.95111394721866</text:p>
              </table:table-cell>
              <table:table-cell office:value-type="float" office:value="0.0934057259106189">
                <text:p>0.09340572591061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0.0331527218042269">
                <text:p>-0.0331527218042269</text:p>
              </table:table-cell>
              <table:table-cell office:value-type="float" office:value="2.01136695132505">
                <text:p>2.01136695132505</text:p>
              </table:table-cell>
              <table:table-cell office:value-type="float" office:value="0.0331527218042269">
                <text:p>0.03315272180422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204861144153159">
                <text:p>0.0204861144153159</text:p>
              </table:table-cell>
              <table:table-cell office:value-type="float" office:value="2.06500578754459">
                <text:p>2.06500578754459</text:p>
              </table:table-cell>
              <table:table-cell office:value-type="float" office:value="0.0204861144153159">
                <text:p>0.02048611441531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682368414314634">
                <text:p>0.0682368414314634</text:p>
              </table:table-cell>
              <table:table-cell office:value-type="float" office:value="2.11275651456074">
                <text:p>2.11275651456074</text:p>
              </table:table-cell>
              <table:table-cell office:value-type="float" office:value="0.0682368414314634">
                <text:p>0.06823684143146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110745816108653">
                <text:p>0.110745816108653</text:p>
              </table:table-cell>
              <table:table-cell office:value-type="float" office:value="2.15526548923793">
                <text:p>2.15526548923793</text:p>
              </table:table-cell>
              <table:table-cell office:value-type="float" office:value="0.110745816108653">
                <text:p>0.1107458161086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148588442619764">
                <text:p>0.148588442619764</text:p>
              </table:table-cell>
              <table:table-cell office:value-type="float" office:value="2.19310811574904">
                <text:p>2.19310811574904</text:p>
              </table:table-cell>
              <table:table-cell office:value-type="float" office:value="0.148588442619764">
                <text:p>0.1485884426197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182276961153422">
                <text:p>0.182276961153422</text:p>
              </table:table-cell>
              <table:table-cell office:value-type="float" office:value="2.2267966342827">
                <text:p>2.2267966342827</text:p>
              </table:table-cell>
              <table:table-cell office:value-type="float" office:value="0.182276961153422">
                <text:p>0.1822769611534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212267381629641">
                <text:p>0.212267381629641</text:p>
              </table:table-cell>
              <table:table-cell office:value-type="float" office:value="2.25678705475892">
                <text:p>2.25678705475892</text:p>
              </table:table-cell>
              <table:table-cell office:value-type="float" office:value="0.212267381629641">
                <text:p>0.2122673816296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238965656278963">
                <text:p>0.238965656278963</text:p>
              </table:table-cell>
              <table:table-cell office:value-type="float" office:value="2.28348532940824">
                <text:p>2.28348532940824</text:p>
              </table:table-cell>
              <table:table-cell office:value-type="float" office:value="0.238965656278963">
                <text:p>0.2389656562789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262733174637562">
                <text:p>0.262733174637562</text:p>
              </table:table-cell>
              <table:table-cell office:value-type="float" office:value="2.30725284776684">
                <text:p>2.30725284776684</text:p>
              </table:table-cell>
              <table:table-cell office:value-type="float" office:value="0.262733174637562">
                <text:p>0.2627331746375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283891655338885">
                <text:p>0.283891655338885</text:p>
              </table:table-cell>
              <table:table-cell office:value-type="float" office:value="2.32841132846816">
                <text:p>2.32841132846816</text:p>
              </table:table-cell>
              <table:table-cell office:value-type="float" office:value="0.283891655338885">
                <text:p>0.2838916553388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302727500917451">
                <text:p>0.302727500917451</text:p>
              </table:table-cell>
              <table:table-cell office:value-type="float" office:value="2.34724717404673">
                <text:p>2.34724717404673</text:p>
              </table:table-cell>
              <table:table-cell office:value-type="float" office:value="0.302727500917451">
                <text:p>0.3027275009174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319495674571686">
                <text:p>0.319495674571686</text:p>
              </table:table-cell>
              <table:table-cell office:value-type="float" office:value="2.36401534770096">
                <text:p>2.36401534770096</text:p>
              </table:table-cell>
              <table:table-cell office:value-type="float" office:value="0.319495674571686">
                <text:p>0.3194956745716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334423151361926">
                <text:p>0.334423151361926</text:p>
              </table:table-cell>
              <table:table-cell office:value-type="float" office:value="2.3789428244912">
                <text:p>2.3789428244912</text:p>
              </table:table-cell>
              <table:table-cell office:value-type="float" office:value="0.334423151361926">
                <text:p>0.3344231513619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347711990559204">
                <text:p>0.347711990559204</text:p>
              </table:table-cell>
              <table:table-cell office:value-type="float" office:value="2.39223166368848">
                <text:p>2.39223166368848</text:p>
              </table:table-cell>
              <table:table-cell office:value-type="float" office:value="0.347711990559204">
                <text:p>0.3477119905592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359542070732335">
                <text:p>0.359542070732335</text:p>
              </table:table-cell>
              <table:table-cell office:value-type="float" office:value="2.40406174386161">
                <text:p>2.40406174386161</text:p>
              </table:table-cell>
              <table:table-cell office:value-type="float" office:value="0.359542070732335">
                <text:p>0.3595420707323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370073524595619">
                <text:p>0.370073524595619</text:p>
              </table:table-cell>
              <table:table-cell office:value-type="float" office:value="2.4145931977249">
                <text:p>2.4145931977249</text:p>
              </table:table-cell>
              <table:table-cell office:value-type="float" office:value="0.370073524595619">
                <text:p>0.3700735245956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379448906575392">
                <text:p>0.379448906575392</text:p>
              </table:table-cell>
              <table:table-cell office:value-type="float" office:value="2.42396857970467">
                <text:p>2.42396857970467</text:p>
              </table:table-cell>
              <table:table-cell office:value-type="float" office:value="0.379448906575392">
                <text:p>0.3794489065753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387795122435781">
                <text:p>0.387795122435781</text:p>
              </table:table-cell>
              <table:table-cell office:value-type="float" office:value="2.43231479556506">
                <text:p>2.43231479556506</text:p>
              </table:table-cell>
              <table:table-cell office:value-type="float" office:value="0.387795122435781">
                <text:p>0.3877951224357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395225147083145">
                <text:p>0.395225147083145</text:p>
              </table:table-cell>
              <table:table-cell office:value-type="float" office:value="2.43974482021242">
                <text:p>2.43974482021242</text:p>
              </table:table-cell>
              <table:table-cell office:value-type="float" office:value="0.395225147083145">
                <text:p>0.3952251470831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401839553801581">
                <text:p>0.401839553801581</text:p>
              </table:table-cell>
              <table:table-cell office:value-type="float" office:value="2.44635922693086">
                <text:p>2.44635922693086</text:p>
              </table:table-cell>
              <table:table-cell office:value-type="float" office:value="0.401839553801581">
                <text:p>0.4018395538015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407727875619247">
                <text:p>0.407727875619247</text:p>
              </table:table-cell>
              <table:table-cell office:value-type="float" office:value="2.45224754874853">
                <text:p>2.45224754874853</text:p>
              </table:table-cell>
              <table:table-cell office:value-type="float" office:value="0.407727875619247">
                <text:p>0.4077278756192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412969817233113">
                <text:p>0.412969817233113</text:p>
              </table:table-cell>
              <table:table-cell office:value-type="float" office:value="2.45748949036239">
                <text:p>2.45748949036239</text:p>
              </table:table-cell>
              <table:table-cell office:value-type="float" office:value="0.412969817233113">
                <text:p>0.4129698172331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417636333896782">
                <text:p>0.417636333896782</text:p>
              </table:table-cell>
              <table:table-cell office:value-type="float" office:value="2.46215600702606">
                <text:p>2.46215600702606</text:p>
              </table:table-cell>
              <table:table-cell office:value-type="float" office:value="0.417636333896782">
                <text:p>0.4176363338967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421790591875295">
                <text:p>0.421790591875295</text:p>
              </table:table-cell>
              <table:table-cell office:value-type="float" office:value="2.46631026500457">
                <text:p>2.46631026500457</text:p>
              </table:table-cell>
              <table:table-cell office:value-type="float" office:value="0.421790591875295">
                <text:p>0.4217905918752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425488823467692">
                <text:p>0.425488823467692</text:p>
              </table:table-cell>
              <table:table-cell office:value-type="float" office:value="2.47000849659697">
                <text:p>2.47000849659697</text:p>
              </table:table-cell>
              <table:table-cell office:value-type="float" office:value="0.425488823467692">
                <text:p>0.4254888234676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428781088170982">
                <text:p>0.428781088170982</text:p>
              </table:table-cell>
              <table:table-cell office:value-type="float" office:value="2.47330076130026">
                <text:p>2.47330076130026</text:p>
              </table:table-cell>
              <table:table-cell office:value-type="float" office:value="0.428781088170982">
                <text:p>0.4287810881709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431711950288649">
                <text:p>0.431711950288649</text:p>
              </table:table-cell>
              <table:table-cell office:value-type="float" office:value="2.47623162341793">
                <text:p>2.47623162341793</text:p>
              </table:table-cell>
              <table:table-cell office:value-type="float" office:value="0.431711950288649">
                <text:p>0.4317119502886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434321082155901">
                <text:p>0.434321082155901</text:p>
              </table:table-cell>
              <table:table-cell office:value-type="float" office:value="2.47884075528518">
                <text:p>2.47884075528518</text:p>
              </table:table-cell>
              <table:table-cell office:value-type="float" office:value="0.434321082155901">
                <text:p>0.4343210821559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436643801146901">
                <text:p>0.436643801146901</text:p>
              </table:table-cell>
              <table:table-cell office:value-type="float" office:value="2.48116347427618">
                <text:p>2.48116347427618</text:p>
              </table:table-cell>
              <table:table-cell office:value-type="float" office:value="0.436643801146901">
                <text:p>0.4366438011469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438711547732985">
                <text:p>0.438711547732985</text:p>
              </table:table-cell>
              <table:table-cell office:value-type="float" office:value="2.48323122086226">
                <text:p>2.48323122086226</text:p>
              </table:table-cell>
              <table:table-cell office:value-type="float" office:value="0.438711547732985">
                <text:p>0.4387115477329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44055231106287">
                <text:p>0.44055231106287</text:p>
              </table:table-cell>
              <table:table-cell office:value-type="float" office:value="2.48507198419215">
                <text:p>2.48507198419215</text:p>
              </table:table-cell>
              <table:table-cell office:value-type="float" office:value="0.44055231106287">
                <text:p>0.440552311062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442191007825545">
                <text:p>0.442191007825545</text:p>
              </table:table-cell>
              <table:table-cell office:value-type="float" office:value="2.48671068095482">
                <text:p>2.48671068095482</text:p>
              </table:table-cell>
              <table:table-cell office:value-type="float" office:value="0.442191007825545">
                <text:p>0.4421910078255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443649819524154">
                <text:p>0.443649819524154</text:p>
              </table:table-cell>
              <table:table-cell office:value-type="float" office:value="2.48816949265343">
                <text:p>2.48816949265343</text:p>
              </table:table-cell>
              <table:table-cell office:value-type="float" office:value="0.443649819524154">
                <text:p>0.4436498195241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444948492726217">
                <text:p>0.444948492726217</text:p>
              </table:table-cell>
              <table:table-cell office:value-type="float" office:value="2.4894681658555">
                <text:p>2.4894681658555</text:p>
              </table:table-cell>
              <table:table-cell office:value-type="float" office:value="0.444948492726217">
                <text:p>0.4449484927262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44610460635443">
                <text:p>0.44610460635443</text:p>
              </table:table-cell>
              <table:table-cell office:value-type="float" office:value="2.49062427948371">
                <text:p>2.49062427948371</text:p>
              </table:table-cell>
              <table:table-cell office:value-type="float" office:value="0.44610460635443">
                <text:p>0.446104606354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447133809636069">
                <text:p>0.447133809636069</text:p>
              </table:table-cell>
              <table:table-cell office:value-type="float" office:value="2.49165348276535">
                <text:p>2.49165348276535</text:p>
              </table:table-cell>
              <table:table-cell office:value-type="float" office:value="0.447133809636069">
                <text:p>0.4471338096360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448050033931923">
                <text:p>0.448050033931923</text:p>
              </table:table-cell>
              <table:table-cell office:value-type="float" office:value="2.4925697070612">
                <text:p>2.4925697070612</text:p>
              </table:table-cell>
              <table:table-cell office:value-type="float" office:value="0.448050033931923">
                <text:p>0.4480500339319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448865681312075">
                <text:p>0.448865681312075</text:p>
              </table:table-cell>
              <table:table-cell office:value-type="float" office:value="2.49338535444135">
                <text:p>2.49338535444135</text:p>
              </table:table-cell>
              <table:table-cell office:value-type="float" office:value="0.448865681312075">
                <text:p>0.4488656813120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44959179243111">
                <text:p>0.44959179243111</text:p>
              </table:table-cell>
              <table:table-cell office:value-type="float" office:value="2.49411146556039">
                <text:p>2.49411146556039</text:p>
              </table:table-cell>
              <table:table-cell office:value-type="float" office:value="0.44959179243111">
                <text:p>0.449591792431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45023819597511">
                <text:p>0.45023819597511</text:p>
              </table:table-cell>
              <table:table-cell office:value-type="float" office:value="2.49475786910439">
                <text:p>2.49475786910439</text:p>
              </table:table-cell>
              <table:table-cell office:value-type="float" office:value="0.45023819597511">
                <text:p>0.450238195975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45081364170338">
                <text:p>0.45081364170338</text:p>
              </table:table-cell>
              <table:table-cell office:value-type="float" office:value="2.49533331483266">
                <text:p>2.49533331483266</text:p>
              </table:table-cell>
              <table:table-cell office:value-type="float" office:value="0.45081364170338">
                <text:p>0.450813641703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451325918885731">
                <text:p>0.451325918885731</text:p>
              </table:table-cell>
              <table:table-cell office:value-type="float" office:value="2.49584559201501">
                <text:p>2.49584559201501</text:p>
              </table:table-cell>
              <table:table-cell office:value-type="float" office:value="0.451325918885731">
                <text:p>0.4513259188857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451781961738544">
                <text:p>0.451781961738544</text:p>
              </table:table-cell>
              <table:table-cell office:value-type="float" office:value="2.49630163486782">
                <text:p>2.49630163486782</text:p>
              </table:table-cell>
              <table:table-cell office:value-type="float" office:value="0.451781961738544">
                <text:p>0.4517819617385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452187943286748">
                <text:p>0.452187943286748</text:p>
              </table:table-cell>
              <table:table-cell office:value-type="float" office:value="2.49670761641603">
                <text:p>2.49670761641603</text:p>
              </table:table-cell>
              <table:table-cell office:value-type="float" office:value="0.452187943286748">
                <text:p>0.4521879432867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452549358922288">
                <text:p>0.452549358922288</text:p>
              </table:table-cell>
              <table:table-cell office:value-type="float" office:value="2.49706903205157">
                <text:p>2.49706903205157</text:p>
              </table:table-cell>
              <table:table-cell office:value-type="float" office:value="0.452549358922288">
                <text:p>0.4525493589222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452871100790091">
                <text:p>0.452871100790091</text:p>
              </table:table-cell>
              <table:table-cell office:value-type="float" office:value="2.49739077391937">
                <text:p>2.49739077391937</text:p>
              </table:table-cell>
              <table:table-cell office:value-type="float" office:value="0.452871100790091">
                <text:p>0.45287110079009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453157524008451">
                <text:p>0.453157524008451</text:p>
              </table:table-cell>
              <table:table-cell office:value-type="float" office:value="2.49767719713773">
                <text:p>2.49767719713773</text:p>
              </table:table-cell>
              <table:table-cell office:value-type="float" office:value="0.453157524008451">
                <text:p>0.4531575240084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453412505620189">
                <text:p>0.453412505620189</text:p>
              </table:table-cell>
              <table:table-cell office:value-type="float" office:value="2.49793217874947">
                <text:p>2.49793217874947</text:p>
              </table:table-cell>
              <table:table-cell office:value-type="float" office:value="0.453412505620189">
                <text:p>0.4534125056201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453639497072547">
                <text:p>0.453639497072547</text:p>
              </table:table-cell>
              <table:table-cell office:value-type="float" office:value="2.49815917020183">
                <text:p>2.49815917020183</text:p>
              </table:table-cell>
              <table:table-cell office:value-type="float" office:value="0.453639497072547">
                <text:p>0.4536394970725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453841570936195">
                <text:p>0.453841570936195</text:p>
              </table:table-cell>
              <table:table-cell office:value-type="float" office:value="2.49836124406547">
                <text:p>2.49836124406547</text:p>
              </table:table-cell>
              <table:table-cell office:value-type="float" office:value="0.453841570936195">
                <text:p>0.4538415709361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45402146249575">
                <text:p>0.45402146249575</text:p>
              </table:table-cell>
              <table:table-cell office:value-type="float" office:value="2.49854113562503">
                <text:p>2.49854113562503</text:p>
              </table:table-cell>
              <table:table-cell office:value-type="float" office:value="0.45402146249575">
                <text:p>0.454021462495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45418160677475">
                <text:p>0.45418160677475</text:p>
              </table:table-cell>
              <table:table-cell office:value-type="float" office:value="2.49870127990403">
                <text:p>2.49870127990403</text:p>
              </table:table-cell>
              <table:table-cell office:value-type="float" office:value="0.45418160677475">
                <text:p>0.454181606774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454324171496296">
                <text:p>0.454324171496296</text:p>
              </table:table-cell>
              <table:table-cell office:value-type="float" office:value="2.49884384462557">
                <text:p>2.49884384462557</text:p>
              </table:table-cell>
              <table:table-cell office:value-type="float" office:value="0.454324171496296">
                <text:p>0.4543241714962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454451086425487">
                <text:p>0.454451086425487</text:p>
              </table:table-cell>
              <table:table-cell office:value-type="float" office:value="2.49897075955477">
                <text:p>2.49897075955477</text:p>
              </table:table-cell>
              <table:table-cell office:value-type="float" office:value="0.454451086425487">
                <text:p>0.4544510864254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454564069490842">
                <text:p>0.454564069490842</text:p>
              </table:table-cell>
              <table:table-cell office:value-type="float" office:value="2.49908374262012">
                <text:p>2.49908374262012</text:p>
              </table:table-cell>
              <table:table-cell office:value-type="float" office:value="0.454564069490842">
                <text:p>0.4545640694908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454664650038284">
                <text:p>0.454664650038284</text:p>
              </table:table-cell>
              <table:table-cell office:value-type="float" office:value="2.49918432316756">
                <text:p>2.49918432316756</text:p>
              </table:table-cell>
              <table:table-cell office:value-type="float" office:value="0.454664650038284">
                <text:p>0.4546646500382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454754189532475">
                <text:p>0.454754189532475</text:p>
              </table:table-cell>
              <table:table-cell office:value-type="float" office:value="2.49927386266175">
                <text:p>2.49927386266175</text:p>
              </table:table-cell>
              <table:table-cell office:value-type="float" office:value="0.454754189532475">
                <text:p>0.4547541895324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454833899985677">
                <text:p>0.454833899985677</text:p>
              </table:table-cell>
              <table:table-cell office:value-type="float" office:value="2.49935357311495">
                <text:p>2.49935357311495</text:p>
              </table:table-cell>
              <table:table-cell office:value-type="float" office:value="0.454833899985677">
                <text:p>0.4548338999856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454904860363631">
                <text:p>0.454904860363631</text:p>
              </table:table-cell>
              <table:table-cell office:value-type="float" office:value="2.49942453349291">
                <text:p>2.49942453349291</text:p>
              </table:table-cell>
              <table:table-cell office:value-type="float" office:value="0.454904860363631">
                <text:p>0.4549048603636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454968031190507">
                <text:p>0.454968031190507</text:p>
              </table:table-cell>
              <table:table-cell office:value-type="float" office:value="2.49948770431978">
                <text:p>2.49948770431978</text:p>
              </table:table-cell>
              <table:table-cell office:value-type="float" office:value="0.454968031190507">
                <text:p>0.45496803119050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455024267550617">
                <text:p>0.455024267550617</text:p>
              </table:table-cell>
              <table:table-cell office:value-type="float" office:value="2.49954394067989">
                <text:p>2.49954394067989</text:p>
              </table:table-cell>
              <table:table-cell office:value-type="float" office:value="0.455024267550617">
                <text:p>0.4550242675506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455074330662893">
                <text:p>0.455074330662893</text:p>
              </table:table-cell>
              <table:table-cell office:value-type="float" office:value="2.49959400379217">
                <text:p>2.49959400379217</text:p>
              </table:table-cell>
              <table:table-cell office:value-type="float" office:value="0.455074330662893">
                <text:p>0.45507433066289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455118898184792">
                <text:p>0.455118898184792</text:p>
              </table:table-cell>
              <table:table-cell office:value-type="float" office:value="2.49963857131407">
                <text:p>2.49963857131407</text:p>
              </table:table-cell>
              <table:table-cell office:value-type="float" office:value="0.455118898184792">
                <text:p>0.4551188981847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455158573385113">
                <text:p>0.455158573385113</text:p>
              </table:table-cell>
              <table:table-cell office:value-type="float" office:value="2.49967824651439">
                <text:p>2.49967824651439</text:p>
              </table:table-cell>
              <table:table-cell office:value-type="float" office:value="0.455158573385113">
                <text:p>0.4551585733851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455193893309879">
                <text:p>0.455193893309879</text:p>
              </table:table-cell>
              <table:table-cell office:value-type="float" office:value="2.49971356643916">
                <text:p>2.49971356643916</text:p>
              </table:table-cell>
              <table:table-cell office:value-type="float" office:value="0.455193893309879">
                <text:p>0.45519389330987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45522533605183">
                <text:p>0.45522533605183</text:p>
              </table:table-cell>
              <table:table-cell office:value-type="float" office:value="2.49974500918111">
                <text:p>2.49974500918111</text:p>
              </table:table-cell>
              <table:table-cell office:value-type="float" office:value="0.45522533605183">
                <text:p>0.455225336051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45525332722191">
                <text:p>0.45525332722191</text:p>
              </table:table-cell>
              <table:table-cell office:value-type="float" office:value="2.49977300035119">
                <text:p>2.49977300035119</text:p>
              </table:table-cell>
              <table:table-cell office:value-type="float" office:value="0.45525332722191">
                <text:p>0.4552533272219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455278245710369">
                <text:p>0.455278245710369</text:p>
              </table:table-cell>
              <table:table-cell office:value-type="float" office:value="2.49979791883965">
                <text:p>2.49979791883965</text:p>
              </table:table-cell>
              <table:table-cell office:value-type="float" office:value="0.455278245710369">
                <text:p>0.4552782457103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455300428815447">
                <text:p>0.455300428815447</text:p>
              </table:table-cell>
              <table:table-cell office:value-type="float" office:value="2.49982010194473">
                <text:p>2.49982010194473</text:p>
              </table:table-cell>
              <table:table-cell office:value-type="float" office:value="0.455300428815447">
                <text:p>0.4553004288154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455320176809057">
                <text:p>0.455320176809057</text:p>
              </table:table-cell>
              <table:table-cell office:value-type="float" office:value="2.49983984993834">
                <text:p>2.49983984993834</text:p>
              </table:table-cell>
              <table:table-cell office:value-type="float" office:value="0.455320176809057">
                <text:p>0.45532017680905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455337757001292">
                <text:p>0.455337757001292</text:p>
              </table:table-cell>
              <table:table-cell office:value-type="float" office:value="2.49985743013057">
                <text:p>2.49985743013057</text:p>
              </table:table-cell>
              <table:table-cell office:value-type="float" office:value="0.455337757001292">
                <text:p>0.4553377570012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455353407358748">
                <text:p>0.455353407358748</text:p>
              </table:table-cell>
              <table:table-cell office:value-type="float" office:value="2.49987308048803">
                <text:p>2.49987308048803</text:p>
              </table:table-cell>
              <table:table-cell office:value-type="float" office:value="0.455353407358748">
                <text:p>0.4553534073587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455367339725652">
                <text:p>0.455367339725652</text:p>
              </table:table-cell>
              <table:table-cell office:value-type="float" office:value="2.49988701285493">
                <text:p>2.49988701285493</text:p>
              </table:table-cell>
              <table:table-cell office:value-type="float" office:value="0.455367339725652">
                <text:p>0.4553673397256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455379742691406">
                <text:p>0.455379742691406</text:p>
              </table:table-cell>
              <table:table-cell office:value-type="float" office:value="2.49989941582068">
                <text:p>2.49989941582068</text:p>
              </table:table-cell>
              <table:table-cell office:value-type="float" office:value="0.455379742691406">
                <text:p>0.4553797426914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455390784143341">
                <text:p>0.455390784143341</text:p>
              </table:table-cell>
              <table:table-cell office:value-type="float" office:value="2.49991045727262">
                <text:p>2.49991045727262</text:p>
              </table:table-cell>
              <table:table-cell office:value-type="float" office:value="0.455390784143341">
                <text:p>0.4553907841433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455400613539248">
                <text:p>0.455400613539248</text:p>
              </table:table-cell>
              <table:table-cell office:value-type="float" office:value="2.49992028666853">
                <text:p>2.49992028666853</text:p>
              </table:table-cell>
              <table:table-cell office:value-type="float" office:value="0.455400613539248">
                <text:p>0.4554006135392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455409363930453">
                <text:p>0.455409363930453</text:p>
              </table:table-cell>
              <table:table-cell office:value-type="float" office:value="2.49992903705973">
                <text:p>2.49992903705973</text:p>
              </table:table-cell>
              <table:table-cell office:value-type="float" office:value="0.455409363930453">
                <text:p>0.4554093639304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455417153762804">
                <text:p>0.455417153762804</text:p>
              </table:table-cell>
              <table:table-cell office:value-type="float" office:value="2.49993682689208">
                <text:p>2.49993682689208</text:p>
              </table:table-cell>
              <table:table-cell office:value-type="float" office:value="0.455417153762804">
                <text:p>0.4554171537628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455424088479968">
                <text:p>0.455424088479968</text:p>
              </table:table-cell>
              <table:table-cell office:value-type="float" office:value="2.49994376160925">
                <text:p>2.49994376160925</text:p>
              </table:table-cell>
              <table:table-cell office:value-type="float" office:value="0.455424088479968">
                <text:p>0.4554240884799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455430261950713">
                <text:p>0.455430261950713</text:p>
              </table:table-cell>
              <table:table-cell office:value-type="float" office:value="2.49994993507999">
                <text:p>2.49994993507999</text:p>
              </table:table-cell>
              <table:table-cell office:value-type="float" office:value="0.455430261950713">
                <text:p>0.4554302619507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f82ddfca21ebc1e222a662a32b25c0c9d20169ee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2">
      <style:chart-properties chart:symbol-type="none" chart:link-data-style-to-source="true"/>
      <style:graphic-properties svg:stroke-width="0.04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one" chart:link-data-style-to-source="true"/>
      <style:graphic-properties svg:stroke-width="0.12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one" chart:link-data-style-to-source="true"/>
      <style:graphic-properties svg:stroke-width="0.16cm" svg:stroke-color="#0084d1" draw:fill-color="#0084d1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528cm" svg:height="9cm" xlink:href=".." xlink:type="simple" chart:class="chart:scatter" chart:column-mapping="2 1 3" chart:style-name="ch1">
        <chart:legend chart:legend-position="end" svg:x="18.014cm" svg:y="3.703cm" style:legend-expansion="high" chart:style-name="ch2"/>
        <chart:plot-area chart:style-name="ch3" table:cell-range-address="'sine-pulse'.A8:'sine-pulse'.B108 'sine-pulse'.C7:'sine-pulse'.D108 'sine-pulse'.B7:'sine-pulse'.B7" chart:data-source-has-labels="row" svg:x="0.43cm" svg:y="0.18cm" svg:width="17.154cm" svg:height="8.64cm">
          <chartooo:coordinate-region svg:x="1.819cm" svg:y="0.306cm" svg:width="15.485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ine-pulse'.C8:'sine-pulse'.C108" chart:label-cell-address="'sine-pulse'.C7:'sine-pulse'.C7" chart:class="chart:scatter">
            <chart:domain table:cell-range-address="'sine-pulse'.A8:'sine-pulse'.A108"/>
            <chart:data-point chart:repeated="101"/>
          </chart:series>
          <chart:series chart:style-name="ch8" chart:values-cell-range-address="'sine-pulse'.B8:'sine-pulse'.B108" chart:label-cell-address="'sine-pulse'.B7:'sine-pulse'.B7" chart:class="chart:scatter">
            <chart:data-point chart:repeated="101"/>
          </chart:series>
          <chart:series chart:style-name="ch9" chart:values-cell-range-address="'sine-pulse'.D8:'sine-pulse'.D108" chart:label-cell-address="'sine-pulse'.D7:'sine-pulse'.D7" chart:class="chart:scatter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 Wave</text:p>
                <draw:g>
                  <svg:desc>'sine-pulse'.C7:'sine-pulse'.C7</svg:desc>
                </draw:g>
              </table:table-cell>
              <table:table-cell office:value-type="string">
                <text:p>Wave</text:p>
                <draw:g>
                  <svg:desc>'sine-pulse'.B7:'sine-pulse'.B7</svg:desc>
                </draw:g>
              </table:table-cell>
              <table:table-cell office:value-type="string">
                <text:p>AC Wave Rec</text:p>
                <draw:g>
                  <svg:desc>'sine-pulse'.D7:'sine-pulse'.D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ine-pulse'.A8:'sine-pulse'.A108</svg:desc>
                </draw:g>
              </table:table-cell>
              <table:table-cell office:value-type="float" office:value="-0.12134250118729">
                <text:p>-0.12134250118729</text:p>
                <draw:g>
                  <svg:desc>'sine-pulse'.C8:'sine-pulse'.C108</svg:desc>
                </draw:g>
              </table:table-cell>
              <table:table-cell office:value-type="float" office:value="-9.74542958129844E-017">
                <text:p>-9.74542958129844E-017</text:p>
                <draw:g>
                  <svg:desc>'sine-pulse'.B8:'sine-pulse'.B108</svg:desc>
                </draw:g>
              </table:table-cell>
              <table:table-cell office:value-type="float" office:value="0.12134250118729">
                <text:p>0.12134250118729</text:p>
                <draw:g>
                  <svg:desc>'sine-pulse'.D8:'sine-pulse'.D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0.169071546278547">
                <text:p>-0.169071546278547</text:p>
              </table:table-cell>
              <table:table-cell office:value-type="float" office:value="-0.0477290450912569">
                <text:p>-0.0477290450912569</text:p>
              </table:table-cell>
              <table:table-cell office:value-type="float" office:value="0.169071546278547">
                <text:p>0.1690715462785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0.200178618754025">
                <text:p>-0.200178618754025</text:p>
              </table:table-cell>
              <table:table-cell office:value-type="float" office:value="-0.0788361175667353">
                <text:p>-0.0788361175667353</text:p>
              </table:table-cell>
              <table:table-cell office:value-type="float" office:value="0.200178618754025">
                <text:p>0.2001786187540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0.201855982957572">
                <text:p>-0.201855982957572</text:p>
              </table:table-cell>
              <table:table-cell office:value-type="float" office:value="-0.0805134817702826">
                <text:p>-0.0805134817702826</text:p>
              </table:table-cell>
              <table:table-cell office:value-type="float" office:value="0.201855982957572">
                <text:p>0.2018559829575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0.172184310088846">
                <text:p>-0.172184310088846</text:p>
              </table:table-cell>
              <table:table-cell office:value-type="float" office:value="-0.0508418089015562">
                <text:p>-0.0508418089015562</text:p>
              </table:table-cell>
              <table:table-cell office:value-type="float" office:value="0.172184310088846">
                <text:p>0.1721843100888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0.121342501187289">
                <text:p>-0.121342501187289</text:p>
              </table:table-cell>
              <table:table-cell office:value-type="float" office:value="9.74542958129844E-017">
                <text:p>9.74542958129844E-017</text:p>
              </table:table-cell>
              <table:table-cell office:value-type="float" office:value="0.121342501187289">
                <text:p>0.1213425011872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0.0681897009720262">
                <text:p>-0.0681897009720262</text:p>
              </table:table-cell>
              <table:table-cell office:value-type="float" office:value="0.0531528002152634">
                <text:p>0.0531528002152634</text:p>
              </table:table-cell>
              <table:table-cell office:value-type="float" office:value="0.0681897009720262">
                <text:p>0.06818970097202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0.0333393932058178">
                <text:p>-0.0333393932058178</text:p>
              </table:table-cell>
              <table:table-cell office:value-type="float" office:value="0.0880031079814718">
                <text:p>0.0880031079814718</text:p>
              </table:table-cell>
              <table:table-cell office:value-type="float" office:value="0.0333393932058178">
                <text:p>0.03333939320581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0.0312440811110209">
                <text:p>-0.0312440811110209</text:p>
              </table:table-cell>
              <table:table-cell office:value-type="float" office:value="0.0900984200762687">
                <text:p>0.0900984200762687</text:p>
              </table:table-cell>
              <table:table-cell office:value-type="float" office:value="0.0312440811110209">
                <text:p>0.03124408111102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0.0643004716879827">
                <text:p>-0.0643004716879827</text:p>
              </table:table-cell>
              <table:table-cell office:value-type="float" office:value="0.0570420294993069">
                <text:p>0.0570420294993069</text:p>
              </table:table-cell>
              <table:table-cell office:value-type="float" office:value="0.0643004716879827">
                <text:p>0.06430047168798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0.12134250118729">
                <text:p>-0.12134250118729</text:p>
              </table:table-cell>
              <table:table-cell office:value-type="float" office:value="-9.74542958129844E-017">
                <text:p>-9.74542958129844E-017</text:p>
              </table:table-cell>
              <table:table-cell office:value-type="float" office:value="0.12134250118729">
                <text:p>0.121342501187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0.181309762968613">
                <text:p>-0.181309762968613</text:p>
              </table:table-cell>
              <table:table-cell office:value-type="float" office:value="-0.0599672617813231">
                <text:p>-0.0599672617813231</text:p>
              </table:table-cell>
              <table:table-cell office:value-type="float" office:value="0.181309762968613">
                <text:p>0.1813097629686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0.220924965482113">
                <text:p>-0.220924965482113</text:p>
              </table:table-cell>
              <table:table-cell office:value-type="float" office:value="-0.0995824642948233">
                <text:p>-0.0995824642948233</text:p>
              </table:table-cell>
              <table:table-cell office:value-type="float" office:value="0.220924965482113">
                <text:p>0.2209249654821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0.223616383436027">
                <text:p>-0.223616383436027</text:p>
              </table:table-cell>
              <table:table-cell office:value-type="float" office:value="-0.102273882248737">
                <text:p>-0.102273882248737</text:p>
              </table:table-cell>
              <table:table-cell office:value-type="float" office:value="0.223616383436027">
                <text:p>0.2236163834360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0.186307034783723">
                <text:p>-0.186307034783723</text:p>
              </table:table-cell>
              <table:table-cell office:value-type="float" office:value="-0.0649645335964332">
                <text:p>-0.0649645335964332</text:p>
              </table:table-cell>
              <table:table-cell office:value-type="float" office:value="0.186307034783723">
                <text:p>0.1863070347837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0.121342501187289">
                <text:p>-0.121342501187289</text:p>
              </table:table-cell>
              <table:table-cell office:value-type="float" office:value="5.01334255363907E-016">
                <text:p>5.01334255363907E-016</text:p>
              </table:table-cell>
              <table:table-cell office:value-type="float" office:value="0.121342501187289">
                <text:p>0.1213425011872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0.0525565244381249">
                <text:p>-0.0525565244381249</text:p>
              </table:table-cell>
              <table:table-cell office:value-type="float" office:value="0.0687859767491647">
                <text:p>0.0687859767491647</text:p>
              </table:table-cell>
              <table:table-cell office:value-type="float" office:value="0.0525565244381249">
                <text:p>0.05255652443812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0.00667178472658393">
                <text:p>-0.00667178472658393</text:p>
              </table:table-cell>
              <table:table-cell office:value-type="float" office:value="0.114670716460706">
                <text:p>0.114670716460706</text:p>
              </table:table-cell>
              <table:table-cell office:value-type="float" office:value="0.00667178472658393">
                <text:p>0.006671784726583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0.00308832483718695">
                <text:p>-0.00308832483718695</text:p>
              </table:table-cell>
              <table:table-cell office:value-type="float" office:value="0.118254176350103">
                <text:p>0.118254176350103</text:p>
              </table:table-cell>
              <table:table-cell office:value-type="float" office:value="0.00308832483718695">
                <text:p>0.003088324837186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0.0458998170107865">
                <text:p>-0.0458998170107865</text:p>
              </table:table-cell>
              <table:table-cell office:value-type="float" office:value="0.0754426841765031">
                <text:p>0.0754426841765031</text:p>
              </table:table-cell>
              <table:table-cell office:value-type="float" office:value="0.0458998170107865">
                <text:p>0.04589981701078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0.12134250118729">
                <text:p>-0.12134250118729</text:p>
              </table:table-cell>
              <table:table-cell office:value-type="float" office:value="-9.74542958129844E-017">
                <text:p>-9.74542958129844E-017</text:p>
              </table:table-cell>
              <table:table-cell office:value-type="float" office:value="0.12134250118729">
                <text:p>0.121342501187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-0.201988129100103">
                <text:p>-0.201988129100103</text:p>
              </table:table-cell>
              <table:table-cell office:value-type="float" office:value="-0.0806456279128138">
                <text:p>-0.0806456279128138</text:p>
              </table:table-cell>
              <table:table-cell office:value-type="float" office:value="0.201988129100103">
                <text:p>0.2019881291001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0.256490131301693">
                <text:p>-0.256490131301693</text:p>
              </table:table-cell>
              <table:table-cell office:value-type="float" office:value="-0.135147630114403">
                <text:p>-0.135147630114403</text:p>
              </table:table-cell>
              <table:table-cell office:value-type="float" office:value="0.256490131301693">
                <text:p>0.2564901313016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0.261495599083707">
                <text:p>-0.261495599083707</text:p>
              </table:table-cell>
              <table:table-cell office:value-type="float" office:value="-0.140153097896418">
                <text:p>-0.140153097896418</text:p>
              </table:table-cell>
              <table:table-cell office:value-type="float" office:value="0.261495599083707">
                <text:p>0.2614955990837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0.211293393859274">
                <text:p>-0.211293393859274</text:p>
              </table:table-cell>
              <table:table-cell office:value-type="float" office:value="-0.0899508926719849">
                <text:p>-0.0899508926719849</text:p>
              </table:table-cell>
              <table:table-cell office:value-type="float" office:value="0.211293393859274">
                <text:p>0.2112933938592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-0.121342501187289">
                <text:p>-0.121342501187289</text:p>
              </table:table-cell>
              <table:table-cell office:value-type="float" office:value="9.74542958129844E-017">
                <text:p>9.74542958129844E-017</text:p>
              </table:table-cell>
              <table:table-cell office:value-type="float" office:value="0.121342501187289">
                <text:p>0.1213425011872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-0.0238957007926391">
                <text:p>-0.0238957007926391</text:p>
              </table:table-cell>
              <table:table-cell office:value-type="float" office:value="0.0974468003946505">
                <text:p>0.0974468003946505</text:p>
              </table:table-cell>
              <table:table-cell office:value-type="float" office:value="0.0238957007926391">
                <text:p>0.02389570079263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431850485172013">
                <text:p>0.0431850485172013</text:p>
              </table:table-cell>
              <table:table-cell office:value-type="float" office:value="0.164527549704491">
                <text:p>0.164527549704491</text:p>
              </table:table-cell>
              <table:table-cell office:value-type="float" office:value="0.0431850485172013">
                <text:p>0.04318504851720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506635735037689">
                <text:p>0.0506635735037689</text:p>
              </table:table-cell>
              <table:table-cell office:value-type="float" office:value="0.172006074691058">
                <text:p>0.172006074691058</text:p>
              </table:table-cell>
              <table:table-cell office:value-type="float" office:value="0.0506635735037689">
                <text:p>0.05066357350376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-0.00997472930768976">
                <text:p>-0.00997472930768976</text:p>
              </table:table-cell>
              <table:table-cell office:value-type="float" office:value="0.1113677718796">
                <text:p>0.1113677718796</text:p>
              </table:table-cell>
              <table:table-cell office:value-type="float" office:value="0.00997472930768976">
                <text:p>0.009974729307689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-0.12134250118729">
                <text:p>-0.12134250118729</text:p>
              </table:table-cell>
              <table:table-cell office:value-type="float" office:value="-9.74542958129844E-017">
                <text:p>-9.74542958129844E-017</text:p>
              </table:table-cell>
              <table:table-cell office:value-type="float" office:value="0.12134250118729">
                <text:p>0.121342501187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0.244433196422637">
                <text:p>-0.244433196422637</text:p>
              </table:table-cell>
              <table:table-cell office:value-type="float" office:value="-0.123090695235347">
                <text:p>-0.123090695235347</text:p>
              </table:table-cell>
              <table:table-cell office:value-type="float" office:value="0.244433196422637">
                <text:p>0.2444331964226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-0.331572148031917">
                <text:p>-0.331572148031917</text:p>
              </table:table-cell>
              <table:table-cell office:value-type="float" office:value="-0.210229646844627">
                <text:p>-0.210229646844627</text:p>
              </table:table-cell>
              <table:table-cell office:value-type="float" office:value="0.331572148031917">
                <text:p>0.3315721480319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-0.343938597846306">
                <text:p>-0.343938597846306</text:p>
              </table:table-cell>
              <table:table-cell office:value-type="float" office:value="-0.222596096659017">
                <text:p>-0.222596096659017</text:p>
              </table:table-cell>
              <table:table-cell office:value-type="float" office:value="0.343938597846306">
                <text:p>0.3439385978463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-0.267512701779264">
                <text:p>-0.267512701779264</text:p>
              </table:table-cell>
              <table:table-cell office:value-type="float" office:value="-0.146170200591975">
                <text:p>-0.146170200591975</text:p>
              </table:table-cell>
              <table:table-cell office:value-type="float" office:value="0.267512701779264">
                <text:p>0.2675127017792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-0.121342501187289">
                <text:p>-0.121342501187289</text:p>
              </table:table-cell>
              <table:table-cell office:value-type="float" office:value="9.74542958129844E-017">
                <text:p>9.74542958129844E-017</text:p>
              </table:table-cell>
              <table:table-cell office:value-type="float" office:value="0.121342501187289">
                <text:p>0.1213425011872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0457091566321103">
                <text:p>0.0457091566321103</text:p>
              </table:table-cell>
              <table:table-cell office:value-type="float" office:value="0.1670516578194">
                <text:p>0.1670516578194</text:p>
              </table:table-cell>
              <table:table-cell office:value-type="float" office:value="0.0457091566321103">
                <text:p>0.04570915663211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16974470213604">
                <text:p>0.16974470213604</text:p>
              </table:table-cell>
              <table:table-cell office:value-type="float" office:value="0.291087203323329">
                <text:p>0.291087203323329</text:p>
              </table:table-cell>
              <table:table-cell office:value-type="float" office:value="0.16974470213604">
                <text:p>0.169744702136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194001969079651">
                <text:p>0.194001969079651</text:p>
              </table:table-cell>
              <table:table-cell office:value-type="float" office:value="0.31534447026694">
                <text:p>0.31534447026694</text:p>
              </table:table-cell>
              <table:table-cell office:value-type="float" office:value="0.194001969079651">
                <text:p>0.1940019690796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0912686996737649">
                <text:p>0.0912686996737649</text:p>
              </table:table-cell>
              <table:table-cell office:value-type="float" office:value="0.212611200861054">
                <text:p>0.212611200861054</text:p>
              </table:table-cell>
              <table:table-cell office:value-type="float" office:value="0.0912686996737649">
                <text:p>0.09126869967376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-0.12134250118729">
                <text:p>-0.12134250118729</text:p>
              </table:table-cell>
              <table:table-cell office:value-type="float" office:value="-9.74542958129844E-017">
                <text:p>-9.74542958129844E-017</text:p>
              </table:table-cell>
              <table:table-cell office:value-type="float" office:value="0.12134250118729">
                <text:p>0.121342501187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-0.381200635573023">
                <text:p>-0.381200635573023</text:p>
              </table:table-cell>
              <table:table-cell office:value-type="float" office:value="-0.259858134385733">
                <text:p>-0.259858134385733</text:p>
              </table:table-cell>
              <table:table-cell office:value-type="float" office:value="0.381200635573023">
                <text:p>0.3812006355730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-0.5943592065877">
                <text:p>-0.5943592065877</text:p>
              </table:table-cell>
              <table:table-cell office:value-type="float" office:value="-0.473016705400411">
                <text:p>-0.473016705400411</text:p>
              </table:table-cell>
              <table:table-cell office:value-type="float" office:value="0.5943592065877">
                <text:p>0.59435920658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-0.661933021644902">
                <text:p>-0.661933021644902</text:p>
              </table:table-cell>
              <table:table-cell office:value-type="float" office:value="-0.540590520457612">
                <text:p>-0.540590520457612</text:p>
              </table:table-cell>
              <table:table-cell office:value-type="float" office:value="0.661933021644902">
                <text:p>0.6619330216449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-0.511129702765889">
                <text:p>-0.511129702765889</text:p>
              </table:table-cell>
              <table:table-cell office:value-type="float" office:value="-0.389787201578599">
                <text:p>-0.389787201578599</text:p>
              </table:table-cell>
              <table:table-cell office:value-type="float" office:value="0.511129702765889">
                <text:p>0.5111297027658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-0.121342501187289">
                <text:p>-0.121342501187289</text:p>
              </table:table-cell>
              <table:table-cell office:value-type="float" office:value="9.74542958129844E-017">
                <text:p>9.74542958129844E-017</text:p>
              </table:table-cell>
              <table:table-cell office:value-type="float" office:value="0.121342501187289">
                <text:p>0.1213425011872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46333830118061">
                <text:p>0.46333830118061</text:p>
              </table:table-cell>
              <table:table-cell office:value-type="float" office:value="0.5846808023679">
                <text:p>0.5846808023679</text:p>
              </table:table-cell>
              <table:table-cell office:value-type="float" office:value="0.46333830118061">
                <text:p>0.463338301180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.14003537988047">
                <text:p>1.14003537988047</text:p>
              </table:table-cell>
              <table:table-cell office:value-type="float" office:value="1.26137788106776">
                <text:p>1.26137788106776</text:p>
              </table:table-cell>
              <table:table-cell office:value-type="float" office:value="1.14003537988047">
                <text:p>1.140035379880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.77072432041435">
                <text:p>1.77072432041435</text:p>
              </table:table-cell>
              <table:table-cell office:value-type="float" office:value="1.89206682160164">
                <text:p>1.89206682160164</text:p>
              </table:table-cell>
              <table:table-cell office:value-type="float" office:value="1.77072432041435">
                <text:p>1.770724320414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2.21738070828431">
                <text:p>2.21738070828431</text:p>
              </table:table-cell>
              <table:table-cell office:value-type="float" office:value="2.3387232094716">
                <text:p>2.3387232094716</text:p>
              </table:table-cell>
              <table:table-cell office:value-type="float" office:value="2.21738070828431">
                <text:p>2.217380708284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2.37865749881271">
                <text:p>2.37865749881271</text:p>
              </table:table-cell>
              <table:table-cell office:value-type="float" office:value="2.5">
                <text:p>2.5</text:p>
              </table:table-cell>
              <table:table-cell office:value-type="float" office:value="2.37865749881271">
                <text:p>2.378657498812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2.21738070828431">
                <text:p>2.21738070828431</text:p>
              </table:table-cell>
              <table:table-cell office:value-type="float" office:value="2.3387232094716">
                <text:p>2.3387232094716</text:p>
              </table:table-cell>
              <table:table-cell office:value-type="float" office:value="2.21738070828431">
                <text:p>2.217380708284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.77072432041435">
                <text:p>1.77072432041435</text:p>
              </table:table-cell>
              <table:table-cell office:value-type="float" office:value="1.89206682160164">
                <text:p>1.89206682160164</text:p>
              </table:table-cell>
              <table:table-cell office:value-type="float" office:value="1.77072432041435">
                <text:p>1.770724320414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.14003537988047">
                <text:p>1.14003537988047</text:p>
              </table:table-cell>
              <table:table-cell office:value-type="float" office:value="1.26137788106776">
                <text:p>1.26137788106776</text:p>
              </table:table-cell>
              <table:table-cell office:value-type="float" office:value="1.14003537988047">
                <text:p>1.140035379880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46333830118061">
                <text:p>0.46333830118061</text:p>
              </table:table-cell>
              <table:table-cell office:value-type="float" office:value="0.5846808023679">
                <text:p>0.5846808023679</text:p>
              </table:table-cell>
              <table:table-cell office:value-type="float" office:value="0.46333830118061">
                <text:p>0.463338301180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-0.121342501187289">
                <text:p>-0.121342501187289</text:p>
              </table:table-cell>
              <table:table-cell office:value-type="float" office:value="9.74542958129844E-017">
                <text:p>9.74542958129844E-017</text:p>
              </table:table-cell>
              <table:table-cell office:value-type="float" office:value="0.121342501187289">
                <text:p>0.1213425011872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-0.511129702765889">
                <text:p>-0.511129702765889</text:p>
              </table:table-cell>
              <table:table-cell office:value-type="float" office:value="-0.389787201578599">
                <text:p>-0.389787201578599</text:p>
              </table:table-cell>
              <table:table-cell office:value-type="float" office:value="0.511129702765889">
                <text:p>0.5111297027658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-0.661933021644902">
                <text:p>-0.661933021644902</text:p>
              </table:table-cell>
              <table:table-cell office:value-type="float" office:value="-0.540590520457612">
                <text:p>-0.540590520457612</text:p>
              </table:table-cell>
              <table:table-cell office:value-type="float" office:value="0.661933021644902">
                <text:p>0.6619330216449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-0.5943592065877">
                <text:p>-0.5943592065877</text:p>
              </table:table-cell>
              <table:table-cell office:value-type="float" office:value="-0.473016705400411">
                <text:p>-0.473016705400411</text:p>
              </table:table-cell>
              <table:table-cell office:value-type="float" office:value="0.5943592065877">
                <text:p>0.594359206587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-0.381200635573023">
                <text:p>-0.381200635573023</text:p>
              </table:table-cell>
              <table:table-cell office:value-type="float" office:value="-0.259858134385733">
                <text:p>-0.259858134385733</text:p>
              </table:table-cell>
              <table:table-cell office:value-type="float" office:value="0.381200635573023">
                <text:p>0.3812006355730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-0.12134250118729">
                <text:p>-0.12134250118729</text:p>
              </table:table-cell>
              <table:table-cell office:value-type="float" office:value="-9.74542958129844E-017">
                <text:p>-9.74542958129844E-017</text:p>
              </table:table-cell>
              <table:table-cell office:value-type="float" office:value="0.12134250118729">
                <text:p>0.121342501187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0912686996737649">
                <text:p>0.0912686996737649</text:p>
              </table:table-cell>
              <table:table-cell office:value-type="float" office:value="0.212611200861054">
                <text:p>0.212611200861054</text:p>
              </table:table-cell>
              <table:table-cell office:value-type="float" office:value="0.0912686996737649">
                <text:p>0.09126869967376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194001969079651">
                <text:p>0.194001969079651</text:p>
              </table:table-cell>
              <table:table-cell office:value-type="float" office:value="0.31534447026694">
                <text:p>0.31534447026694</text:p>
              </table:table-cell>
              <table:table-cell office:value-type="float" office:value="0.194001969079651">
                <text:p>0.1940019690796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16974470213604">
                <text:p>0.16974470213604</text:p>
              </table:table-cell>
              <table:table-cell office:value-type="float" office:value="0.291087203323329">
                <text:p>0.291087203323329</text:p>
              </table:table-cell>
              <table:table-cell office:value-type="float" office:value="0.16974470213604">
                <text:p>0.169744702136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0457091566321103">
                <text:p>0.0457091566321103</text:p>
              </table:table-cell>
              <table:table-cell office:value-type="float" office:value="0.1670516578194">
                <text:p>0.1670516578194</text:p>
              </table:table-cell>
              <table:table-cell office:value-type="float" office:value="0.0457091566321103">
                <text:p>0.04570915663211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-0.121342501187289">
                <text:p>-0.121342501187289</text:p>
              </table:table-cell>
              <table:table-cell office:value-type="float" office:value="9.74542958129844E-017">
                <text:p>9.74542958129844E-017</text:p>
              </table:table-cell>
              <table:table-cell office:value-type="float" office:value="0.121342501187289">
                <text:p>0.1213425011872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-0.267512701779264">
                <text:p>-0.267512701779264</text:p>
              </table:table-cell>
              <table:table-cell office:value-type="float" office:value="-0.146170200591975">
                <text:p>-0.146170200591975</text:p>
              </table:table-cell>
              <table:table-cell office:value-type="float" office:value="0.267512701779264">
                <text:p>0.2675127017792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-0.343938597846306">
                <text:p>-0.343938597846306</text:p>
              </table:table-cell>
              <table:table-cell office:value-type="float" office:value="-0.222596096659017">
                <text:p>-0.222596096659017</text:p>
              </table:table-cell>
              <table:table-cell office:value-type="float" office:value="0.343938597846306">
                <text:p>0.3439385978463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-0.331572148031917">
                <text:p>-0.331572148031917</text:p>
              </table:table-cell>
              <table:table-cell office:value-type="float" office:value="-0.210229646844627">
                <text:p>-0.210229646844627</text:p>
              </table:table-cell>
              <table:table-cell office:value-type="float" office:value="0.331572148031917">
                <text:p>0.3315721480319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-0.244433196422637">
                <text:p>-0.244433196422637</text:p>
              </table:table-cell>
              <table:table-cell office:value-type="float" office:value="-0.123090695235347">
                <text:p>-0.123090695235347</text:p>
              </table:table-cell>
              <table:table-cell office:value-type="float" office:value="0.244433196422637">
                <text:p>0.2444331964226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-0.12134250118729">
                <text:p>-0.12134250118729</text:p>
              </table:table-cell>
              <table:table-cell office:value-type="float" office:value="-9.74542958129844E-017">
                <text:p>-9.74542958129844E-017</text:p>
              </table:table-cell>
              <table:table-cell office:value-type="float" office:value="0.12134250118729">
                <text:p>0.121342501187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-0.00997472930768976">
                <text:p>-0.00997472930768976</text:p>
              </table:table-cell>
              <table:table-cell office:value-type="float" office:value="0.1113677718796">
                <text:p>0.1113677718796</text:p>
              </table:table-cell>
              <table:table-cell office:value-type="float" office:value="0.00997472930768976">
                <text:p>0.009974729307689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0506635735037689">
                <text:p>0.0506635735037689</text:p>
              </table:table-cell>
              <table:table-cell office:value-type="float" office:value="0.172006074691058">
                <text:p>0.172006074691058</text:p>
              </table:table-cell>
              <table:table-cell office:value-type="float" office:value="0.0506635735037689">
                <text:p>0.05066357350376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0431850485172013">
                <text:p>0.0431850485172013</text:p>
              </table:table-cell>
              <table:table-cell office:value-type="float" office:value="0.164527549704491">
                <text:p>0.164527549704491</text:p>
              </table:table-cell>
              <table:table-cell office:value-type="float" office:value="0.0431850485172013">
                <text:p>0.04318504851720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-0.0238957007926391">
                <text:p>-0.0238957007926391</text:p>
              </table:table-cell>
              <table:table-cell office:value-type="float" office:value="0.0974468003946505">
                <text:p>0.0974468003946505</text:p>
              </table:table-cell>
              <table:table-cell office:value-type="float" office:value="0.0238957007926391">
                <text:p>0.02389570079263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-0.121342501187289">
                <text:p>-0.121342501187289</text:p>
              </table:table-cell>
              <table:table-cell office:value-type="float" office:value="9.74542958129844E-017">
                <text:p>9.74542958129844E-017</text:p>
              </table:table-cell>
              <table:table-cell office:value-type="float" office:value="0.121342501187289">
                <text:p>0.1213425011872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-0.211293393859274">
                <text:p>-0.211293393859274</text:p>
              </table:table-cell>
              <table:table-cell office:value-type="float" office:value="-0.0899508926719849">
                <text:p>-0.0899508926719849</text:p>
              </table:table-cell>
              <table:table-cell office:value-type="float" office:value="0.211293393859274">
                <text:p>0.2112933938592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-0.261495599083707">
                <text:p>-0.261495599083707</text:p>
              </table:table-cell>
              <table:table-cell office:value-type="float" office:value="-0.140153097896418">
                <text:p>-0.140153097896418</text:p>
              </table:table-cell>
              <table:table-cell office:value-type="float" office:value="0.261495599083707">
                <text:p>0.26149559908370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-0.256490131301693">
                <text:p>-0.256490131301693</text:p>
              </table:table-cell>
              <table:table-cell office:value-type="float" office:value="-0.135147630114403">
                <text:p>-0.135147630114403</text:p>
              </table:table-cell>
              <table:table-cell office:value-type="float" office:value="0.256490131301693">
                <text:p>0.2564901313016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-0.201988129100103">
                <text:p>-0.201988129100103</text:p>
              </table:table-cell>
              <table:table-cell office:value-type="float" office:value="-0.0806456279128138">
                <text:p>-0.0806456279128138</text:p>
              </table:table-cell>
              <table:table-cell office:value-type="float" office:value="0.201988129100103">
                <text:p>0.2019881291001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-0.12134250118729">
                <text:p>-0.12134250118729</text:p>
              </table:table-cell>
              <table:table-cell office:value-type="float" office:value="-9.74542958129844E-017">
                <text:p>-9.74542958129844E-017</text:p>
              </table:table-cell>
              <table:table-cell office:value-type="float" office:value="0.12134250118729">
                <text:p>0.121342501187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-0.0458998170107865">
                <text:p>-0.0458998170107865</text:p>
              </table:table-cell>
              <table:table-cell office:value-type="float" office:value="0.0754426841765031">
                <text:p>0.0754426841765031</text:p>
              </table:table-cell>
              <table:table-cell office:value-type="float" office:value="0.0458998170107865">
                <text:p>0.04589981701078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-0.00308832483718695">
                <text:p>-0.00308832483718695</text:p>
              </table:table-cell>
              <table:table-cell office:value-type="float" office:value="0.118254176350103">
                <text:p>0.118254176350103</text:p>
              </table:table-cell>
              <table:table-cell office:value-type="float" office:value="0.00308832483718695">
                <text:p>0.003088324837186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-0.00667178472658393">
                <text:p>-0.00667178472658393</text:p>
              </table:table-cell>
              <table:table-cell office:value-type="float" office:value="0.114670716460706">
                <text:p>0.114670716460706</text:p>
              </table:table-cell>
              <table:table-cell office:value-type="float" office:value="0.00667178472658393">
                <text:p>0.006671784726583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-0.0525565244381249">
                <text:p>-0.0525565244381249</text:p>
              </table:table-cell>
              <table:table-cell office:value-type="float" office:value="0.0687859767491647">
                <text:p>0.0687859767491647</text:p>
              </table:table-cell>
              <table:table-cell office:value-type="float" office:value="0.0525565244381249">
                <text:p>0.05255652443812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-0.121342501187289">
                <text:p>-0.121342501187289</text:p>
              </table:table-cell>
              <table:table-cell office:value-type="float" office:value="5.01334255363907E-016">
                <text:p>5.01334255363907E-016</text:p>
              </table:table-cell>
              <table:table-cell office:value-type="float" office:value="0.121342501187289">
                <text:p>0.1213425011872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-0.186307034783723">
                <text:p>-0.186307034783723</text:p>
              </table:table-cell>
              <table:table-cell office:value-type="float" office:value="-0.0649645335964332">
                <text:p>-0.0649645335964332</text:p>
              </table:table-cell>
              <table:table-cell office:value-type="float" office:value="0.186307034783723">
                <text:p>0.1863070347837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-0.223616383436027">
                <text:p>-0.223616383436027</text:p>
              </table:table-cell>
              <table:table-cell office:value-type="float" office:value="-0.102273882248737">
                <text:p>-0.102273882248737</text:p>
              </table:table-cell>
              <table:table-cell office:value-type="float" office:value="0.223616383436027">
                <text:p>0.2236163834360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-0.220924965482113">
                <text:p>-0.220924965482113</text:p>
              </table:table-cell>
              <table:table-cell office:value-type="float" office:value="-0.0995824642948233">
                <text:p>-0.0995824642948233</text:p>
              </table:table-cell>
              <table:table-cell office:value-type="float" office:value="0.220924965482113">
                <text:p>0.2209249654821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-0.181309762968613">
                <text:p>-0.181309762968613</text:p>
              </table:table-cell>
              <table:table-cell office:value-type="float" office:value="-0.0599672617813231">
                <text:p>-0.0599672617813231</text:p>
              </table:table-cell>
              <table:table-cell office:value-type="float" office:value="0.181309762968613">
                <text:p>0.1813097629686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-0.12134250118729">
                <text:p>-0.12134250118729</text:p>
              </table:table-cell>
              <table:table-cell office:value-type="float" office:value="-9.74542958129844E-017">
                <text:p>-9.74542958129844E-017</text:p>
              </table:table-cell>
              <table:table-cell office:value-type="float" office:value="0.12134250118729">
                <text:p>0.121342501187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-0.0643004716879827">
                <text:p>-0.0643004716879827</text:p>
              </table:table-cell>
              <table:table-cell office:value-type="float" office:value="0.0570420294993069">
                <text:p>0.0570420294993069</text:p>
              </table:table-cell>
              <table:table-cell office:value-type="float" office:value="0.0643004716879827">
                <text:p>0.06430047168798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-0.0312440811110209">
                <text:p>-0.0312440811110209</text:p>
              </table:table-cell>
              <table:table-cell office:value-type="float" office:value="0.0900984200762687">
                <text:p>0.0900984200762687</text:p>
              </table:table-cell>
              <table:table-cell office:value-type="float" office:value="0.0312440811110209">
                <text:p>0.031244081111020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-0.0333393932058178">
                <text:p>-0.0333393932058178</text:p>
              </table:table-cell>
              <table:table-cell office:value-type="float" office:value="0.0880031079814718">
                <text:p>0.0880031079814718</text:p>
              </table:table-cell>
              <table:table-cell office:value-type="float" office:value="0.0333393932058178">
                <text:p>0.033339393205817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-0.0681897009720262">
                <text:p>-0.0681897009720262</text:p>
              </table:table-cell>
              <table:table-cell office:value-type="float" office:value="0.0531528002152634">
                <text:p>0.0531528002152634</text:p>
              </table:table-cell>
              <table:table-cell office:value-type="float" office:value="0.0681897009720262">
                <text:p>0.068189700972026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-0.121342501187289">
                <text:p>-0.121342501187289</text:p>
              </table:table-cell>
              <table:table-cell office:value-type="float" office:value="9.74542958129844E-017">
                <text:p>9.74542958129844E-017</text:p>
              </table:table-cell>
              <table:table-cell office:value-type="float" office:value="0.121342501187289">
                <text:p>0.12134250118728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-0.172184310088846">
                <text:p>-0.172184310088846</text:p>
              </table:table-cell>
              <table:table-cell office:value-type="float" office:value="-0.0508418089015562">
                <text:p>-0.0508418089015562</text:p>
              </table:table-cell>
              <table:table-cell office:value-type="float" office:value="0.172184310088846">
                <text:p>0.1721843100888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-0.201855982957572">
                <text:p>-0.201855982957572</text:p>
              </table:table-cell>
              <table:table-cell office:value-type="float" office:value="-0.0805134817702826">
                <text:p>-0.0805134817702826</text:p>
              </table:table-cell>
              <table:table-cell office:value-type="float" office:value="0.201855982957572">
                <text:p>0.2018559829575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-0.200178618754025">
                <text:p>-0.200178618754025</text:p>
              </table:table-cell>
              <table:table-cell office:value-type="float" office:value="-0.0788361175667353">
                <text:p>-0.0788361175667353</text:p>
              </table:table-cell>
              <table:table-cell office:value-type="float" office:value="0.200178618754025">
                <text:p>0.2001786187540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-0.169071546278547">
                <text:p>-0.169071546278547</text:p>
              </table:table-cell>
              <table:table-cell office:value-type="float" office:value="-0.0477290450912569">
                <text:p>-0.0477290450912569</text:p>
              </table:table-cell>
              <table:table-cell office:value-type="float" office:value="0.169071546278547">
                <text:p>0.16907154627854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-0.12134250118729">
                <text:p>-0.12134250118729</text:p>
              </table:table-cell>
              <table:table-cell office:value-type="float" office:value="-9.74542958129844E-017">
                <text:p>-9.74542958129844E-017</text:p>
              </table:table-cell>
              <table:table-cell office:value-type="float" office:value="0.12134250118729">
                <text:p>0.1213425011872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f82ddfca21ebc1e222a662a32b25c0c9d20169ee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2">
      <style:chart-properties chart:symbol-type="none" chart:link-data-style-to-source="true"/>
      <style:graphic-properties svg:stroke-width="0.04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one" chart:link-data-style-to-source="true"/>
      <style:graphic-properties svg:stroke-width="0.12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one" chart:link-data-style-to-source="true"/>
      <style:graphic-properties svg:stroke-width="0.16cm" svg:stroke-color="#0084d1" draw:fill-color="#0084d1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528cm" svg:height="9cm" xlink:href=".." xlink:type="simple" chart:class="chart:scatter" chart:column-mapping="2 1 3" chart:style-name="ch1">
        <chart:legend chart:legend-position="end" svg:x="18.014cm" svg:y="3.703cm" style:legend-expansion="high" chart:style-name="ch2"/>
        <chart:plot-area chart:style-name="ch3" table:cell-range-address="sine_full_rect.A8:sine_full_rect.B108 sine_full_rect.C7:sine_full_rect.D108 sine_full_rect.B7:sine_full_rect.B7" chart:data-source-has-labels="row" svg:x="0.43cm" svg:y="0.18cm" svg:width="17.154cm" svg:height="8.64cm">
          <chartooo:coordinate-region svg:x="1.819cm" svg:y="0.379cm" svg:width="15.485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ine_full_rect.C8:sine_full_rect.C108" chart:label-cell-address="sine_full_rect.C7:sine_full_rect.C7" chart:class="chart:scatter">
            <chart:domain table:cell-range-address="sine_full_rect.A8:sine_full_rect.A108"/>
            <chart:data-point chart:repeated="101"/>
          </chart:series>
          <chart:series chart:style-name="ch8" chart:values-cell-range-address="sine_full_rect.B8:sine_full_rect.B108" chart:label-cell-address="sine_full_rect.B7:sine_full_rect.B7" chart:class="chart:scatter">
            <chart:data-point chart:repeated="101"/>
          </chart:series>
          <chart:series chart:style-name="ch9" chart:values-cell-range-address="sine_full_rect.D8:sine_full_rect.D108" chart:label-cell-address="sine_full_rect.D7:sine_full_rect.D7" chart:class="chart:scatter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 Wave</text:p>
                <draw:g>
                  <svg:desc>sine_full_rect.C7:sine_full_rect.C7</svg:desc>
                </draw:g>
              </table:table-cell>
              <table:table-cell office:value-type="string">
                <text:p>Wave</text:p>
                <draw:g>
                  <svg:desc>sine_full_rect.B7:sine_full_rect.B7</svg:desc>
                </draw:g>
              </table:table-cell>
              <table:table-cell office:value-type="string">
                <text:p>AC Wave Rec</text:p>
                <draw:g>
                  <svg:desc>sine_full_rect.D7:sine_full_rect.D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ine_full_rect.A8:sine_full_rect.A108</svg:desc>
                </draw:g>
              </table:table-cell>
              <table:table-cell office:value-type="float" office:value="-3.15054613403703">
                <text:p>-3.15054613403703</text:p>
                <draw:g>
                  <svg:desc>sine_full_rect.C8:sine_full_rect.C108</svg:desc>
                </draw:g>
              </table:table-cell>
              <table:table-cell office:value-type="float" office:value="0">
                <text:p>0</text:p>
                <draw:g>
                  <svg:desc>sine_full_rect.B8:sine_full_rect.B108</svg:desc>
                </draw:g>
              </table:table-cell>
              <table:table-cell office:value-type="float" office:value="3.15054613403703">
                <text:p>3.15054613403703</text:p>
                <draw:g>
                  <svg:desc>sine_full_rect.D8:sine_full_rect.D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2.83659353639046">
                <text:p>-2.83659353639046</text:p>
              </table:table-cell>
              <table:table-cell office:value-type="float" office:value="0.313952597646567">
                <text:p>0.313952597646567</text:p>
              </table:table-cell>
              <table:table-cell office:value-type="float" office:value="2.83659353639046">
                <text:p>2.836593536390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2.5238799662155">
                <text:p>-2.5238799662155</text:p>
              </table:table-cell>
              <table:table-cell office:value-type="float" office:value="0.626666167821521">
                <text:p>0.626666167821521</text:p>
              </table:table-cell>
              <table:table-cell office:value-type="float" office:value="2.5238799662155">
                <text:p>2.52387996621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2.2136395611084">
                <text:p>-2.2136395611084</text:p>
              </table:table-cell>
              <table:table-cell office:value-type="float" office:value="0.936906572928623">
                <text:p>0.936906572928623</text:p>
              </table:table-cell>
              <table:table-cell office:value-type="float" office:value="2.2136395611084">
                <text:p>2.21363956110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1.90709669821275">
                <text:p>-1.90709669821275</text:p>
              </table:table-cell>
              <table:table-cell office:value-type="float" office:value="1.24344943582427">
                <text:p>1.24344943582427</text:p>
              </table:table-cell>
              <table:table-cell office:value-type="float" office:value="1.90709669821275">
                <text:p>1.907096698212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1.60546116216229">
                <text:p>-1.60546116216229</text:p>
              </table:table-cell>
              <table:table-cell office:value-type="float" office:value="1.54508497187474">
                <text:p>1.54508497187474</text:p>
              </table:table-cell>
              <table:table-cell office:value-type="float" office:value="1.60546116216229">
                <text:p>1.605461162162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1.30992337061364">
                <text:p>-1.30992337061364</text:p>
              </table:table-cell>
              <table:table-cell office:value-type="float" office:value="1.84062276342339">
                <text:p>1.84062276342339</text:p>
              </table:table-cell>
              <table:table-cell office:value-type="float" office:value="1.30992337061364">
                <text:p>1.309923370613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1.02164967621166">
                <text:p>-1.02164967621166</text:p>
              </table:table-cell>
              <table:table-cell office:value-type="float" office:value="2.12889645782536">
                <text:p>2.12889645782536</text:p>
              </table:table-cell>
              <table:table-cell office:value-type="float" office:value="1.02164967621166">
                <text:p>1.021649676211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0.74177776352845">
                <text:p>-0.74177776352845</text:p>
              </table:table-cell>
              <table:table-cell office:value-type="float" office:value="2.40876837050858">
                <text:p>2.40876837050858</text:p>
              </table:table-cell>
              <table:table-cell office:value-type="float" office:value="0.74177776352845">
                <text:p>0.741777763528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0.471412159142043">
                <text:p>-0.471412159142043</text:p>
              </table:table-cell>
              <table:table-cell office:value-type="float" office:value="2.67913397489498">
                <text:p>2.67913397489498</text:p>
              </table:table-cell>
              <table:table-cell office:value-type="float" office:value="0.471412159142043">
                <text:p>0.4714121591420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0.21161987257466">
                <text:p>-0.21161987257466</text:p>
              </table:table-cell>
              <table:table-cell office:value-type="float" office:value="2.93892626146237">
                <text:p>2.93892626146237</text:p>
              </table:table-cell>
              <table:table-cell office:value-type="float" office:value="0.21161987257466">
                <text:p>0.211619872574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365738147064221">
                <text:p>0.0365738147064221</text:p>
              </table:table-cell>
              <table:table-cell office:value-type="float" office:value="3.18711994874345">
                <text:p>3.18711994874345</text:p>
              </table:table-cell>
              <table:table-cell office:value-type="float" office:value="0.0365738147064221">
                <text:p>0.03657381470642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272189395606416">
                <text:p>0.272189395606416</text:p>
              </table:table-cell>
              <table:table-cell office:value-type="float" office:value="3.42273552964344">
                <text:p>3.42273552964344</text:p>
              </table:table-cell>
              <table:table-cell office:value-type="float" office:value="0.272189395606416">
                <text:p>0.2721893956064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494297003070032">
                <text:p>0.494297003070032</text:p>
              </table:table-cell>
              <table:table-cell office:value-type="float" office:value="3.64484313710706">
                <text:p>3.64484313710706</text:p>
              </table:table-cell>
              <table:table-cell office:value-type="float" office:value="0.494297003070032">
                <text:p>0.4942970030700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70202007984192">
                <text:p>0.70202007984192</text:p>
              </table:table-cell>
              <table:table-cell office:value-type="float" office:value="3.85256621387895">
                <text:p>3.85256621387895</text:p>
              </table:table-cell>
              <table:table-cell office:value-type="float" office:value="0.70202007984192">
                <text:p>0.702020079841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894538837837711">
                <text:p>0.894538837837711</text:p>
              </table:table-cell>
              <table:table-cell office:value-type="float" office:value="4.04508497187474">
                <text:p>4.04508497187474</text:p>
              </table:table-cell>
              <table:table-cell office:value-type="float" office:value="0.894538837837711">
                <text:p>0.8945388378377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.07109349347305">
                <text:p>1.07109349347305</text:p>
              </table:table-cell>
              <table:table-cell office:value-type="float" office:value="4.22163962751008">
                <text:p>4.22163962751008</text:p>
              </table:table-cell>
              <table:table-cell office:value-type="float" office:value="1.07109349347305">
                <text:p>1.071093493473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.23098726618229">
                <text:p>1.23098726618229</text:p>
              </table:table-cell>
              <table:table-cell office:value-type="float" office:value="4.38153340021932">
                <text:p>4.38153340021932</text:p>
              </table:table-cell>
              <table:table-cell office:value-type="float" office:value="1.23098726618229">
                <text:p>1.230987266182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.37358912829307">
                <text:p>1.37358912829307</text:p>
              </table:table-cell>
              <table:table-cell office:value-type="float" office:value="4.5241352623301">
                <text:p>4.5241352623301</text:p>
              </table:table-cell>
              <table:table-cell office:value-type="float" office:value="1.37358912829307">
                <text:p>1.373589128293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.49833629540423">
                <text:p>1.49833629540423</text:p>
              </table:table-cell>
              <table:table-cell office:value-type="float" office:value="4.64888242944126">
                <text:p>4.64888242944126</text:p>
              </table:table-cell>
              <table:table-cell office:value-type="float" office:value="1.49833629540423">
                <text:p>1.498336295404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.60473644743874">
                <text:p>1.60473644743874</text:p>
              </table:table-cell>
              <table:table-cell office:value-type="float" office:value="4.75528258147577">
                <text:p>4.75528258147577</text:p>
              </table:table-cell>
              <table:table-cell office:value-type="float" office:value="1.60473644743874">
                <text:p>1.604736447438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.69236967160613">
                <text:p>1.69236967160613</text:p>
              </table:table-cell>
              <table:table-cell office:value-type="float" office:value="4.84291580564316">
                <text:p>4.84291580564316</text:p>
              </table:table-cell>
              <table:table-cell office:value-type="float" office:value="1.69236967160613">
                <text:p>1.692369671606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.76089011960642">
                <text:p>1.76089011960642</text:p>
              </table:table-cell>
              <table:table-cell office:value-type="float" office:value="4.91143625364344">
                <text:p>4.91143625364344</text:p>
              </table:table-cell>
              <table:table-cell office:value-type="float" office:value="1.76089011960642">
                <text:p>1.760890119606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.81002737253536">
                <text:p>1.81002737253536</text:p>
              </table:table-cell>
              <table:table-cell office:value-type="float" office:value="4.96057350657239">
                <text:p>4.96057350657239</text:p>
              </table:table-cell>
              <table:table-cell office:value-type="float" office:value="1.81002737253536">
                <text:p>1.810027372535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.83958750810433">
                <text:p>1.83958750810433</text:p>
              </table:table-cell>
              <table:table-cell office:value-type="float" office:value="4.99013364214136">
                <text:p>4.99013364214136</text:p>
              </table:table-cell>
              <table:table-cell office:value-type="float" office:value="1.83958750810433">
                <text:p>1.839587508104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.84945386596297">
                <text:p>1.84945386596297</text:p>
              </table:table-cell>
              <table:table-cell office:value-type="float" office:value="5">
                <text:p>5</text:p>
              </table:table-cell>
              <table:table-cell office:value-type="float" office:value="1.84945386596297">
                <text:p>1.849453865962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.83958750810433">
                <text:p>1.83958750810433</text:p>
              </table:table-cell>
              <table:table-cell office:value-type="float" office:value="4.99013364214136">
                <text:p>4.99013364214136</text:p>
              </table:table-cell>
              <table:table-cell office:value-type="float" office:value="1.83958750810433">
                <text:p>1.839587508104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.81002737253536">
                <text:p>1.81002737253536</text:p>
              </table:table-cell>
              <table:table-cell office:value-type="float" office:value="4.96057350657239">
                <text:p>4.96057350657239</text:p>
              </table:table-cell>
              <table:table-cell office:value-type="float" office:value="1.81002737253536">
                <text:p>1.810027372535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.76089011960642">
                <text:p>1.76089011960642</text:p>
              </table:table-cell>
              <table:table-cell office:value-type="float" office:value="4.91143625364344">
                <text:p>4.91143625364344</text:p>
              </table:table-cell>
              <table:table-cell office:value-type="float" office:value="1.76089011960642">
                <text:p>1.760890119606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.69236967160613">
                <text:p>1.69236967160613</text:p>
              </table:table-cell>
              <table:table-cell office:value-type="float" office:value="4.84291580564316">
                <text:p>4.84291580564316</text:p>
              </table:table-cell>
              <table:table-cell office:value-type="float" office:value="1.69236967160613">
                <text:p>1.692369671606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.60473644743874">
                <text:p>1.60473644743874</text:p>
              </table:table-cell>
              <table:table-cell office:value-type="float" office:value="4.75528258147577">
                <text:p>4.75528258147577</text:p>
              </table:table-cell>
              <table:table-cell office:value-type="float" office:value="1.60473644743874">
                <text:p>1.604736447438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.49833629540423">
                <text:p>1.49833629540423</text:p>
              </table:table-cell>
              <table:table-cell office:value-type="float" office:value="4.64888242944126">
                <text:p>4.64888242944126</text:p>
              </table:table-cell>
              <table:table-cell office:value-type="float" office:value="1.49833629540423">
                <text:p>1.498336295404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.37358912829307">
                <text:p>1.37358912829307</text:p>
              </table:table-cell>
              <table:table-cell office:value-type="float" office:value="4.5241352623301">
                <text:p>4.5241352623301</text:p>
              </table:table-cell>
              <table:table-cell office:value-type="float" office:value="1.37358912829307">
                <text:p>1.373589128293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.23098726618229">
                <text:p>1.23098726618229</text:p>
              </table:table-cell>
              <table:table-cell office:value-type="float" office:value="4.38153340021932">
                <text:p>4.38153340021932</text:p>
              </table:table-cell>
              <table:table-cell office:value-type="float" office:value="1.23098726618229">
                <text:p>1.230987266182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.07109349347305">
                <text:p>1.07109349347305</text:p>
              </table:table-cell>
              <table:table-cell office:value-type="float" office:value="4.22163962751008">
                <text:p>4.22163962751008</text:p>
              </table:table-cell>
              <table:table-cell office:value-type="float" office:value="1.07109349347305">
                <text:p>1.071093493473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894538837837711">
                <text:p>0.894538837837711</text:p>
              </table:table-cell>
              <table:table-cell office:value-type="float" office:value="4.04508497187474">
                <text:p>4.04508497187474</text:p>
              </table:table-cell>
              <table:table-cell office:value-type="float" office:value="0.894538837837711">
                <text:p>0.8945388378377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70202007984192">
                <text:p>0.70202007984192</text:p>
              </table:table-cell>
              <table:table-cell office:value-type="float" office:value="3.85256621387895">
                <text:p>3.85256621387895</text:p>
              </table:table-cell>
              <table:table-cell office:value-type="float" office:value="0.70202007984192">
                <text:p>0.702020079841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494297003070031">
                <text:p>0.494297003070031</text:p>
              </table:table-cell>
              <table:table-cell office:value-type="float" office:value="3.64484313710706">
                <text:p>3.64484313710706</text:p>
              </table:table-cell>
              <table:table-cell office:value-type="float" office:value="0.494297003070031">
                <text:p>0.4942970030700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272189395606418">
                <text:p>0.272189395606418</text:p>
              </table:table-cell>
              <table:table-cell office:value-type="float" office:value="3.42273552964344">
                <text:p>3.42273552964344</text:p>
              </table:table-cell>
              <table:table-cell office:value-type="float" office:value="0.272189395606418">
                <text:p>0.2721893956064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036573814706423">
                <text:p>0.036573814706423</text:p>
              </table:table-cell>
              <table:table-cell office:value-type="float" office:value="3.18711994874345">
                <text:p>3.18711994874345</text:p>
              </table:table-cell>
              <table:table-cell office:value-type="float" office:value="0.036573814706423">
                <text:p>0.0365738147064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-0.21161987257466">
                <text:p>-0.21161987257466</text:p>
              </table:table-cell>
              <table:table-cell office:value-type="float" office:value="2.93892626146237">
                <text:p>2.93892626146237</text:p>
              </table:table-cell>
              <table:table-cell office:value-type="float" office:value="0.21161987257466">
                <text:p>0.211619872574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-0.471412159142041">
                <text:p>-0.471412159142041</text:p>
              </table:table-cell>
              <table:table-cell office:value-type="float" office:value="2.67913397489498">
                <text:p>2.67913397489498</text:p>
              </table:table-cell>
              <table:table-cell office:value-type="float" office:value="0.471412159142041">
                <text:p>0.4714121591420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-0.741777763528448">
                <text:p>-0.741777763528448</text:p>
              </table:table-cell>
              <table:table-cell office:value-type="float" office:value="2.40876837050858">
                <text:p>2.40876837050858</text:p>
              </table:table-cell>
              <table:table-cell office:value-type="float" office:value="0.741777763528448">
                <text:p>0.7417777635284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-1.02164967621166">
                <text:p>-1.02164967621166</text:p>
              </table:table-cell>
              <table:table-cell office:value-type="float" office:value="2.12889645782536">
                <text:p>2.12889645782536</text:p>
              </table:table-cell>
              <table:table-cell office:value-type="float" office:value="1.02164967621166">
                <text:p>1.021649676211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-1.30992337061364">
                <text:p>-1.30992337061364</text:p>
              </table:table-cell>
              <table:table-cell office:value-type="float" office:value="1.84062276342339">
                <text:p>1.84062276342339</text:p>
              </table:table-cell>
              <table:table-cell office:value-type="float" office:value="1.30992337061364">
                <text:p>1.309923370613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-1.60546116216229">
                <text:p>-1.60546116216229</text:p>
              </table:table-cell>
              <table:table-cell office:value-type="float" office:value="1.54508497187474">
                <text:p>1.54508497187474</text:p>
              </table:table-cell>
              <table:table-cell office:value-type="float" office:value="1.60546116216229">
                <text:p>1.605461162162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-1.90709669821275">
                <text:p>-1.90709669821275</text:p>
              </table:table-cell>
              <table:table-cell office:value-type="float" office:value="1.24344943582428">
                <text:p>1.24344943582428</text:p>
              </table:table-cell>
              <table:table-cell office:value-type="float" office:value="1.90709669821275">
                <text:p>1.907096698212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-2.2136395611084">
                <text:p>-2.2136395611084</text:p>
              </table:table-cell>
              <table:table-cell office:value-type="float" office:value="0.936906572928625">
                <text:p>0.936906572928625</text:p>
              </table:table-cell>
              <table:table-cell office:value-type="float" office:value="2.2136395611084">
                <text:p>2.21363956110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-2.5238799662155">
                <text:p>-2.5238799662155</text:p>
              </table:table-cell>
              <table:table-cell office:value-type="float" office:value="0.626666167821525">
                <text:p>0.626666167821525</text:p>
              </table:table-cell>
              <table:table-cell office:value-type="float" office:value="2.5238799662155">
                <text:p>2.52387996621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2.83659353639046">
                <text:p>-2.83659353639046</text:p>
              </table:table-cell>
              <table:table-cell office:value-type="float" office:value="0.313952597646568">
                <text:p>0.313952597646568</text:p>
              </table:table-cell>
              <table:table-cell office:value-type="float" office:value="2.83659353639046">
                <text:p>2.836593536390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-3.15054613403703">
                <text:p>-3.15054613403703</text:p>
              </table:table-cell>
              <table:table-cell office:value-type="float" office:value="6.12323399573677E-016">
                <text:p>6.12323399573677E-016</text:p>
              </table:table-cell>
              <table:table-cell office:value-type="float" office:value="3.15054613403703">
                <text:p>3.150546134037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-2.83659353639046">
                <text:p>-2.83659353639046</text:p>
              </table:table-cell>
              <table:table-cell office:value-type="float" office:value="0.313952597646567">
                <text:p>0.313952597646567</text:p>
              </table:table-cell>
              <table:table-cell office:value-type="float" office:value="2.83659353639046">
                <text:p>2.836593536390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-2.5238799662155">
                <text:p>-2.5238799662155</text:p>
              </table:table-cell>
              <table:table-cell office:value-type="float" office:value="0.626666167821521">
                <text:p>0.626666167821521</text:p>
              </table:table-cell>
              <table:table-cell office:value-type="float" office:value="2.5238799662155">
                <text:p>2.52387996621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-2.2136395611084">
                <text:p>-2.2136395611084</text:p>
              </table:table-cell>
              <table:table-cell office:value-type="float" office:value="0.936906572928624">
                <text:p>0.936906572928624</text:p>
              </table:table-cell>
              <table:table-cell office:value-type="float" office:value="2.2136395611084">
                <text:p>2.21363956110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-1.90709669821275">
                <text:p>-1.90709669821275</text:p>
              </table:table-cell>
              <table:table-cell office:value-type="float" office:value="1.24344943582428">
                <text:p>1.24344943582428</text:p>
              </table:table-cell>
              <table:table-cell office:value-type="float" office:value="1.90709669821275">
                <text:p>1.907096698212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-1.60546116216229">
                <text:p>-1.60546116216229</text:p>
              </table:table-cell>
              <table:table-cell office:value-type="float" office:value="1.54508497187474">
                <text:p>1.54508497187474</text:p>
              </table:table-cell>
              <table:table-cell office:value-type="float" office:value="1.60546116216229">
                <text:p>1.605461162162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-1.30992337061363">
                <text:p>-1.30992337061363</text:p>
              </table:table-cell>
              <table:table-cell office:value-type="float" office:value="1.84062276342339">
                <text:p>1.84062276342339</text:p>
              </table:table-cell>
              <table:table-cell office:value-type="float" office:value="1.30992337061363">
                <text:p>1.309923370613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-1.02164967621167">
                <text:p>-1.02164967621167</text:p>
              </table:table-cell>
              <table:table-cell office:value-type="float" office:value="2.12889645782536">
                <text:p>2.12889645782536</text:p>
              </table:table-cell>
              <table:table-cell office:value-type="float" office:value="1.02164967621167">
                <text:p>1.021649676211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-0.741777763528451">
                <text:p>-0.741777763528451</text:p>
              </table:table-cell>
              <table:table-cell office:value-type="float" office:value="2.40876837050858">
                <text:p>2.40876837050858</text:p>
              </table:table-cell>
              <table:table-cell office:value-type="float" office:value="0.741777763528451">
                <text:p>0.7417777635284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-0.471412159142044">
                <text:p>-0.471412159142044</text:p>
              </table:table-cell>
              <table:table-cell office:value-type="float" office:value="2.67913397489498">
                <text:p>2.67913397489498</text:p>
              </table:table-cell>
              <table:table-cell office:value-type="float" office:value="0.471412159142044">
                <text:p>0.4714121591420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-0.211619872574661">
                <text:p>-0.211619872574661</text:p>
              </table:table-cell>
              <table:table-cell office:value-type="float" office:value="2.93892626146236">
                <text:p>2.93892626146236</text:p>
              </table:table-cell>
              <table:table-cell office:value-type="float" office:value="0.211619872574661">
                <text:p>0.2116198725746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0365738147064221">
                <text:p>0.0365738147064221</text:p>
              </table:table-cell>
              <table:table-cell office:value-type="float" office:value="3.18711994874345">
                <text:p>3.18711994874345</text:p>
              </table:table-cell>
              <table:table-cell office:value-type="float" office:value="0.0365738147064221">
                <text:p>0.03657381470642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272189395606417">
                <text:p>0.272189395606417</text:p>
              </table:table-cell>
              <table:table-cell office:value-type="float" office:value="3.42273552964344">
                <text:p>3.42273552964344</text:p>
              </table:table-cell>
              <table:table-cell office:value-type="float" office:value="0.272189395606417">
                <text:p>0.2721893956064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49429700307003">
                <text:p>0.49429700307003</text:p>
              </table:table-cell>
              <table:table-cell office:value-type="float" office:value="3.64484313710706">
                <text:p>3.64484313710706</text:p>
              </table:table-cell>
              <table:table-cell office:value-type="float" office:value="0.49429700307003">
                <text:p>0.494297003070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702020079841921">
                <text:p>0.702020079841921</text:p>
              </table:table-cell>
              <table:table-cell office:value-type="float" office:value="3.85256621387895">
                <text:p>3.85256621387895</text:p>
              </table:table-cell>
              <table:table-cell office:value-type="float" office:value="0.702020079841921">
                <text:p>0.7020200798419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89453883783771">
                <text:p>0.89453883783771</text:p>
              </table:table-cell>
              <table:table-cell office:value-type="float" office:value="4.04508497187474">
                <text:p>4.04508497187474</text:p>
              </table:table-cell>
              <table:table-cell office:value-type="float" office:value="0.89453883783771">
                <text:p>0.894538837837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.07109349347305">
                <text:p>1.07109349347305</text:p>
              </table:table-cell>
              <table:table-cell office:value-type="float" office:value="4.22163962751008">
                <text:p>4.22163962751008</text:p>
              </table:table-cell>
              <table:table-cell office:value-type="float" office:value="1.07109349347305">
                <text:p>1.071093493473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.23098726618229">
                <text:p>1.23098726618229</text:p>
              </table:table-cell>
              <table:table-cell office:value-type="float" office:value="4.38153340021932">
                <text:p>4.38153340021932</text:p>
              </table:table-cell>
              <table:table-cell office:value-type="float" office:value="1.23098726618229">
                <text:p>1.2309872661822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.37358912829307">
                <text:p>1.37358912829307</text:p>
              </table:table-cell>
              <table:table-cell office:value-type="float" office:value="4.5241352623301">
                <text:p>4.5241352623301</text:p>
              </table:table-cell>
              <table:table-cell office:value-type="float" office:value="1.37358912829307">
                <text:p>1.373589128293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.49833629540423">
                <text:p>1.49833629540423</text:p>
              </table:table-cell>
              <table:table-cell office:value-type="float" office:value="4.64888242944126">
                <text:p>4.64888242944126</text:p>
              </table:table-cell>
              <table:table-cell office:value-type="float" office:value="1.49833629540423">
                <text:p>1.498336295404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.60473644743874">
                <text:p>1.60473644743874</text:p>
              </table:table-cell>
              <table:table-cell office:value-type="float" office:value="4.75528258147577">
                <text:p>4.75528258147577</text:p>
              </table:table-cell>
              <table:table-cell office:value-type="float" office:value="1.60473644743874">
                <text:p>1.604736447438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.69236967160613">
                <text:p>1.69236967160613</text:p>
              </table:table-cell>
              <table:table-cell office:value-type="float" office:value="4.84291580564315">
                <text:p>4.84291580564315</text:p>
              </table:table-cell>
              <table:table-cell office:value-type="float" office:value="1.69236967160613">
                <text:p>1.692369671606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.76089011960642">
                <text:p>1.76089011960642</text:p>
              </table:table-cell>
              <table:table-cell office:value-type="float" office:value="4.91143625364344">
                <text:p>4.91143625364344</text:p>
              </table:table-cell>
              <table:table-cell office:value-type="float" office:value="1.76089011960642">
                <text:p>1.760890119606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.81002737253536">
                <text:p>1.81002737253536</text:p>
              </table:table-cell>
              <table:table-cell office:value-type="float" office:value="4.96057350657239">
                <text:p>4.96057350657239</text:p>
              </table:table-cell>
              <table:table-cell office:value-type="float" office:value="1.81002737253536">
                <text:p>1.810027372535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.83958750810433">
                <text:p>1.83958750810433</text:p>
              </table:table-cell>
              <table:table-cell office:value-type="float" office:value="4.99013364214136">
                <text:p>4.99013364214136</text:p>
              </table:table-cell>
              <table:table-cell office:value-type="float" office:value="1.83958750810433">
                <text:p>1.839587508104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.84945386596297">
                <text:p>1.84945386596297</text:p>
              </table:table-cell>
              <table:table-cell office:value-type="float" office:value="5">
                <text:p>5</text:p>
              </table:table-cell>
              <table:table-cell office:value-type="float" office:value="1.84945386596297">
                <text:p>1.849453865962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.83958750810433">
                <text:p>1.83958750810433</text:p>
              </table:table-cell>
              <table:table-cell office:value-type="float" office:value="4.99013364214136">
                <text:p>4.99013364214136</text:p>
              </table:table-cell>
              <table:table-cell office:value-type="float" office:value="1.83958750810433">
                <text:p>1.839587508104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.81002737253536">
                <text:p>1.81002737253536</text:p>
              </table:table-cell>
              <table:table-cell office:value-type="float" office:value="4.96057350657239">
                <text:p>4.96057350657239</text:p>
              </table:table-cell>
              <table:table-cell office:value-type="float" office:value="1.81002737253536">
                <text:p>1.810027372535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.76089011960642">
                <text:p>1.76089011960642</text:p>
              </table:table-cell>
              <table:table-cell office:value-type="float" office:value="4.91143625364344">
                <text:p>4.91143625364344</text:p>
              </table:table-cell>
              <table:table-cell office:value-type="float" office:value="1.76089011960642">
                <text:p>1.760890119606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.69236967160613">
                <text:p>1.69236967160613</text:p>
              </table:table-cell>
              <table:table-cell office:value-type="float" office:value="4.84291580564315">
                <text:p>4.84291580564315</text:p>
              </table:table-cell>
              <table:table-cell office:value-type="float" office:value="1.69236967160613">
                <text:p>1.692369671606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.60473644743874">
                <text:p>1.60473644743874</text:p>
              </table:table-cell>
              <table:table-cell office:value-type="float" office:value="4.75528258147577">
                <text:p>4.75528258147577</text:p>
              </table:table-cell>
              <table:table-cell office:value-type="float" office:value="1.60473644743874">
                <text:p>1.604736447438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.49833629540423">
                <text:p>1.49833629540423</text:p>
              </table:table-cell>
              <table:table-cell office:value-type="float" office:value="4.64888242944126">
                <text:p>4.64888242944126</text:p>
              </table:table-cell>
              <table:table-cell office:value-type="float" office:value="1.49833629540423">
                <text:p>1.498336295404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.37358912829307">
                <text:p>1.37358912829307</text:p>
              </table:table-cell>
              <table:table-cell office:value-type="float" office:value="4.5241352623301">
                <text:p>4.5241352623301</text:p>
              </table:table-cell>
              <table:table-cell office:value-type="float" office:value="1.37358912829307">
                <text:p>1.373589128293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.23098726618229">
                <text:p>1.23098726618229</text:p>
              </table:table-cell>
              <table:table-cell office:value-type="float" office:value="4.38153340021932">
                <text:p>4.38153340021932</text:p>
              </table:table-cell>
              <table:table-cell office:value-type="float" office:value="1.23098726618229">
                <text:p>1.2309872661822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.07109349347305">
                <text:p>1.07109349347305</text:p>
              </table:table-cell>
              <table:table-cell office:value-type="float" office:value="4.22163962751008">
                <text:p>4.22163962751008</text:p>
              </table:table-cell>
              <table:table-cell office:value-type="float" office:value="1.07109349347305">
                <text:p>1.071093493473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894538837837712">
                <text:p>0.894538837837712</text:p>
              </table:table-cell>
              <table:table-cell office:value-type="float" office:value="4.04508497187474">
                <text:p>4.04508497187474</text:p>
              </table:table-cell>
              <table:table-cell office:value-type="float" office:value="0.894538837837712">
                <text:p>0.8945388378377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702020079841919">
                <text:p>0.702020079841919</text:p>
              </table:table-cell>
              <table:table-cell office:value-type="float" office:value="3.85256621387894">
                <text:p>3.85256621387894</text:p>
              </table:table-cell>
              <table:table-cell office:value-type="float" office:value="0.702020079841919">
                <text:p>0.7020200798419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494297003070032">
                <text:p>0.494297003070032</text:p>
              </table:table-cell>
              <table:table-cell office:value-type="float" office:value="3.64484313710706">
                <text:p>3.64484313710706</text:p>
              </table:table-cell>
              <table:table-cell office:value-type="float" office:value="0.494297003070032">
                <text:p>0.4942970030700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272189395606419">
                <text:p>0.272189395606419</text:p>
              </table:table-cell>
              <table:table-cell office:value-type="float" office:value="3.42273552964344">
                <text:p>3.42273552964344</text:p>
              </table:table-cell>
              <table:table-cell office:value-type="float" office:value="0.272189395606419">
                <text:p>0.2721893956064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0365738147064252">
                <text:p>0.0365738147064252</text:p>
              </table:table-cell>
              <table:table-cell office:value-type="float" office:value="3.18711994874345">
                <text:p>3.18711994874345</text:p>
              </table:table-cell>
              <table:table-cell office:value-type="float" office:value="0.0365738147064252">
                <text:p>0.03657381470642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-0.211619872574659">
                <text:p>-0.211619872574659</text:p>
              </table:table-cell>
              <table:table-cell office:value-type="float" office:value="2.93892626146237">
                <text:p>2.93892626146237</text:p>
              </table:table-cell>
              <table:table-cell office:value-type="float" office:value="0.211619872574659">
                <text:p>0.21161987257465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-0.471412159142044">
                <text:p>-0.471412159142044</text:p>
              </table:table-cell>
              <table:table-cell office:value-type="float" office:value="2.67913397489498">
                <text:p>2.67913397489498</text:p>
              </table:table-cell>
              <table:table-cell office:value-type="float" office:value="0.471412159142044">
                <text:p>0.4714121591420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-0.741777763528446">
                <text:p>-0.741777763528446</text:p>
              </table:table-cell>
              <table:table-cell office:value-type="float" office:value="2.40876837050858">
                <text:p>2.40876837050858</text:p>
              </table:table-cell>
              <table:table-cell office:value-type="float" office:value="0.741777763528446">
                <text:p>0.74177776352844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-1.02164967621167">
                <text:p>-1.02164967621167</text:p>
              </table:table-cell>
              <table:table-cell office:value-type="float" office:value="2.12889645782536">
                <text:p>2.12889645782536</text:p>
              </table:table-cell>
              <table:table-cell office:value-type="float" office:value="1.02164967621167">
                <text:p>1.021649676211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-1.30992337061363">
                <text:p>-1.30992337061363</text:p>
              </table:table-cell>
              <table:table-cell office:value-type="float" office:value="1.84062276342339">
                <text:p>1.84062276342339</text:p>
              </table:table-cell>
              <table:table-cell office:value-type="float" office:value="1.30992337061363">
                <text:p>1.309923370613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-1.60546116216229">
                <text:p>-1.60546116216229</text:p>
              </table:table-cell>
              <table:table-cell office:value-type="float" office:value="1.54508497187474">
                <text:p>1.54508497187474</text:p>
              </table:table-cell>
              <table:table-cell office:value-type="float" office:value="1.60546116216229">
                <text:p>1.605461162162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-1.90709669821275">
                <text:p>-1.90709669821275</text:p>
              </table:table-cell>
              <table:table-cell office:value-type="float" office:value="1.24344943582428">
                <text:p>1.24344943582428</text:p>
              </table:table-cell>
              <table:table-cell office:value-type="float" office:value="1.90709669821275">
                <text:p>1.907096698212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-2.2136395611084">
                <text:p>-2.2136395611084</text:p>
              </table:table-cell>
              <table:table-cell office:value-type="float" office:value="0.936906572928623">
                <text:p>0.936906572928623</text:p>
              </table:table-cell>
              <table:table-cell office:value-type="float" office:value="2.2136395611084">
                <text:p>2.213639561108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-2.5238799662155">
                <text:p>-2.5238799662155</text:p>
              </table:table-cell>
              <table:table-cell office:value-type="float" office:value="0.626666167821523">
                <text:p>0.626666167821523</text:p>
              </table:table-cell>
              <table:table-cell office:value-type="float" office:value="2.5238799662155">
                <text:p>2.52387996621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-2.83659353639046">
                <text:p>-2.83659353639046</text:p>
              </table:table-cell>
              <table:table-cell office:value-type="float" office:value="0.313952597646566">
                <text:p>0.313952597646566</text:p>
              </table:table-cell>
              <table:table-cell office:value-type="float" office:value="2.83659353639046">
                <text:p>2.836593536390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-3.15054613403702">
                <text:p>-3.15054613403702</text:p>
              </table:table-cell>
              <table:table-cell office:value-type="float" office:value="1.22464679914735E-015">
                <text:p>1.22464679914735E-015</text:p>
              </table:table-cell>
              <table:table-cell office:value-type="float" office:value="3.15054613403702">
                <text:p>3.1505461340370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f82ddfca21ebc1e222a662a32b25c0c9d20169ee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2">
      <style:chart-properties chart:symbol-type="none" chart:link-data-style-to-source="true"/>
      <style:graphic-properties svg:stroke-width="0.04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one" chart:link-data-style-to-source="true"/>
      <style:graphic-properties svg:stroke-width="0.12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one" chart:link-data-style-to-source="true"/>
      <style:graphic-properties svg:stroke-width="0.16cm" svg:stroke-color="#0084d1" draw:fill-color="#0084d1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528cm" svg:height="9cm" xlink:href=".." xlink:type="simple" chart:class="chart:scatter" chart:column-mapping="2 1 3" chart:style-name="ch1">
        <chart:legend chart:legend-position="end" svg:x="18.014cm" svg:y="3.703cm" style:legend-expansion="high" chart:style-name="ch2"/>
        <chart:plot-area chart:style-name="ch3" table:cell-range-address="sine_half_rect.A8:sine_half_rect.B108 sine_half_rect.C7:sine_half_rect.D108 sine_half_rect.B7:sine_half_rect.B7" chart:data-source-has-labels="row" svg:x="0.43cm" svg:y="0.18cm" svg:width="17.154cm" svg:height="8.64cm">
          <chartooo:coordinate-region svg:x="1.819cm" svg:y="0.306cm" svg:width="15.485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ine_half_rect.C8:sine_half_rect.C108" chart:label-cell-address="sine_half_rect.C7:sine_half_rect.C7" chart:class="chart:scatter">
            <chart:domain table:cell-range-address="sine_half_rect.A8:sine_half_rect.A108"/>
            <chart:data-point chart:repeated="101"/>
          </chart:series>
          <chart:series chart:style-name="ch8" chart:values-cell-range-address="sine_half_rect.B8:sine_half_rect.B108" chart:label-cell-address="sine_half_rect.B7:sine_half_rect.B7" chart:class="chart:scatter">
            <chart:data-point chart:repeated="101"/>
          </chart:series>
          <chart:series chart:style-name="ch9" chart:values-cell-range-address="sine_half_rect.D8:sine_half_rect.D108" chart:label-cell-address="sine_half_rect.D7:sine_half_rect.D7" chart:class="chart:scatter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 Wave</text:p>
                <draw:g>
                  <svg:desc>sine_half_rect.C7:sine_half_rect.C7</svg:desc>
                </draw:g>
              </table:table-cell>
              <table:table-cell office:value-type="string">
                <text:p>Wave</text:p>
                <draw:g>
                  <svg:desc>sine_half_rect.B7:sine_half_rect.B7</svg:desc>
                </draw:g>
              </table:table-cell>
              <table:table-cell office:value-type="string">
                <text:p>AC Wave Rec</text:p>
                <draw:g>
                  <svg:desc>sine_half_rect.D7:sine_half_rect.D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ine_half_rect.A8:sine_half_rect.A108</svg:desc>
                </draw:g>
              </table:table-cell>
              <table:table-cell office:value-type="float" office:value="-1.57527306701851">
                <text:p>-1.57527306701851</text:p>
                <draw:g>
                  <svg:desc>sine_half_rect.C8:sine_half_rect.C108</svg:desc>
                </draw:g>
              </table:table-cell>
              <table:table-cell office:value-type="float" office:value="0">
                <text:p>0</text:p>
                <draw:g>
                  <svg:desc>sine_half_rect.B8:sine_half_rect.B108</svg:desc>
                </draw:g>
              </table:table-cell>
              <table:table-cell office:value-type="float" office:value="1.57527306701851">
                <text:p>1.57527306701851</text:p>
                <draw:g>
                  <svg:desc>sine_half_rect.D8:sine_half_rect.D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1.26132046937195">
                <text:p>-1.26132046937195</text:p>
              </table:table-cell>
              <table:table-cell office:value-type="float" office:value="0.313952597646567">
                <text:p>0.313952597646567</text:p>
              </table:table-cell>
              <table:table-cell office:value-type="float" office:value="1.26132046937195">
                <text:p>1.261320469371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0.948606899196991">
                <text:p>-0.948606899196991</text:p>
              </table:table-cell>
              <table:table-cell office:value-type="float" office:value="0.626666167821521">
                <text:p>0.626666167821521</text:p>
              </table:table-cell>
              <table:table-cell office:value-type="float" office:value="0.948606899196991">
                <text:p>0.9486068991969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0.63836649408989">
                <text:p>-0.63836649408989</text:p>
              </table:table-cell>
              <table:table-cell office:value-type="float" office:value="0.936906572928623">
                <text:p>0.936906572928623</text:p>
              </table:table-cell>
              <table:table-cell office:value-type="float" office:value="0.63836649408989">
                <text:p>0.638366494089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0.331823631194239">
                <text:p>-0.331823631194239</text:p>
              </table:table-cell>
              <table:table-cell office:value-type="float" office:value="1.24344943582427">
                <text:p>1.24344943582427</text:p>
              </table:table-cell>
              <table:table-cell office:value-type="float" office:value="0.331823631194239">
                <text:p>0.3318236311942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0.0301880951437756">
                <text:p>-0.0301880951437756</text:p>
              </table:table-cell>
              <table:table-cell office:value-type="float" office:value="1.54508497187474">
                <text:p>1.54508497187474</text:p>
              </table:table-cell>
              <table:table-cell office:value-type="float" office:value="0.0301880951437756">
                <text:p>0.03018809514377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265349696404877">
                <text:p>0.265349696404877</text:p>
              </table:table-cell>
              <table:table-cell office:value-type="float" office:value="1.84062276342339">
                <text:p>1.84062276342339</text:p>
              </table:table-cell>
              <table:table-cell office:value-type="float" office:value="0.265349696404877">
                <text:p>0.2653496964048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553623390806851">
                <text:p>0.553623390806851</text:p>
              </table:table-cell>
              <table:table-cell office:value-type="float" office:value="2.12889645782536">
                <text:p>2.12889645782536</text:p>
              </table:table-cell>
              <table:table-cell office:value-type="float" office:value="0.553623390806851">
                <text:p>0.5536233908068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833495303490064">
                <text:p>0.833495303490064</text:p>
              </table:table-cell>
              <table:table-cell office:value-type="float" office:value="2.40876837050858">
                <text:p>2.40876837050858</text:p>
              </table:table-cell>
              <table:table-cell office:value-type="float" office:value="0.833495303490064">
                <text:p>0.8334953034900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.10386090787647">
                <text:p>1.10386090787647</text:p>
              </table:table-cell>
              <table:table-cell office:value-type="float" office:value="2.67913397489498">
                <text:p>2.67913397489498</text:p>
              </table:table-cell>
              <table:table-cell office:value-type="float" office:value="1.10386090787647">
                <text:p>1.103860907876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.36365319444385">
                <text:p>1.36365319444385</text:p>
              </table:table-cell>
              <table:table-cell office:value-type="float" office:value="2.93892626146237">
                <text:p>2.93892626146237</text:p>
              </table:table-cell>
              <table:table-cell office:value-type="float" office:value="1.36365319444385">
                <text:p>1.363653194443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.61184688172494">
                <text:p>1.61184688172494</text:p>
              </table:table-cell>
              <table:table-cell office:value-type="float" office:value="3.18711994874345">
                <text:p>3.18711994874345</text:p>
              </table:table-cell>
              <table:table-cell office:value-type="float" office:value="1.61184688172494">
                <text:p>1.611846881724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.84746246262493">
                <text:p>1.84746246262493</text:p>
              </table:table-cell>
              <table:table-cell office:value-type="float" office:value="3.42273552964344">
                <text:p>3.42273552964344</text:p>
              </table:table-cell>
              <table:table-cell office:value-type="float" office:value="1.84746246262493">
                <text:p>1.847462462624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.06957007008855">
                <text:p>2.06957007008855</text:p>
              </table:table-cell>
              <table:table-cell office:value-type="float" office:value="3.64484313710706">
                <text:p>3.64484313710706</text:p>
              </table:table-cell>
              <table:table-cell office:value-type="float" office:value="2.06957007008855">
                <text:p>2.069570070088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.27729314686043">
                <text:p>2.27729314686043</text:p>
              </table:table-cell>
              <table:table-cell office:value-type="float" office:value="3.85256621387895">
                <text:p>3.85256621387895</text:p>
              </table:table-cell>
              <table:table-cell office:value-type="float" office:value="2.27729314686043">
                <text:p>2.277293146860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.46981190485622">
                <text:p>2.46981190485622</text:p>
              </table:table-cell>
              <table:table-cell office:value-type="float" office:value="4.04508497187474">
                <text:p>4.04508497187474</text:p>
              </table:table-cell>
              <table:table-cell office:value-type="float" office:value="2.46981190485622">
                <text:p>2.469811904856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.64636656049156">
                <text:p>2.64636656049156</text:p>
              </table:table-cell>
              <table:table-cell office:value-type="float" office:value="4.22163962751008">
                <text:p>4.22163962751008</text:p>
              </table:table-cell>
              <table:table-cell office:value-type="float" office:value="2.64636656049156">
                <text:p>2.646366560491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.80626033320081">
                <text:p>2.80626033320081</text:p>
              </table:table-cell>
              <table:table-cell office:value-type="float" office:value="4.38153340021932">
                <text:p>4.38153340021932</text:p>
              </table:table-cell>
              <table:table-cell office:value-type="float" office:value="2.80626033320081">
                <text:p>2.806260333200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.94886219531159">
                <text:p>2.94886219531159</text:p>
              </table:table-cell>
              <table:table-cell office:value-type="float" office:value="4.5241352623301">
                <text:p>4.5241352623301</text:p>
              </table:table-cell>
              <table:table-cell office:value-type="float" office:value="2.94886219531159">
                <text:p>2.948862195311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.07360936242274">
                <text:p>3.07360936242274</text:p>
              </table:table-cell>
              <table:table-cell office:value-type="float" office:value="4.64888242944126">
                <text:p>4.64888242944126</text:p>
              </table:table-cell>
              <table:table-cell office:value-type="float" office:value="3.07360936242274">
                <text:p>3.073609362422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3.18000951445725">
                <text:p>3.18000951445725</text:p>
              </table:table-cell>
              <table:table-cell office:value-type="float" office:value="4.75528258147577">
                <text:p>4.75528258147577</text:p>
              </table:table-cell>
              <table:table-cell office:value-type="float" office:value="3.18000951445725">
                <text:p>3.180009514457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3.26764273862464">
                <text:p>3.26764273862464</text:p>
              </table:table-cell>
              <table:table-cell office:value-type="float" office:value="4.84291580564316">
                <text:p>4.84291580564316</text:p>
              </table:table-cell>
              <table:table-cell office:value-type="float" office:value="3.26764273862464">
                <text:p>3.267642738624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3.33616318662493">
                <text:p>3.33616318662493</text:p>
              </table:table-cell>
              <table:table-cell office:value-type="float" office:value="4.91143625364344">
                <text:p>4.91143625364344</text:p>
              </table:table-cell>
              <table:table-cell office:value-type="float" office:value="3.33616318662493">
                <text:p>3.336163186624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3.38530043955388">
                <text:p>3.38530043955388</text:p>
              </table:table-cell>
              <table:table-cell office:value-type="float" office:value="4.96057350657239">
                <text:p>4.96057350657239</text:p>
              </table:table-cell>
              <table:table-cell office:value-type="float" office:value="3.38530043955388">
                <text:p>3.385300439553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3.41486057512285">
                <text:p>3.41486057512285</text:p>
              </table:table-cell>
              <table:table-cell office:value-type="float" office:value="4.99013364214136">
                <text:p>4.99013364214136</text:p>
              </table:table-cell>
              <table:table-cell office:value-type="float" office:value="3.41486057512285">
                <text:p>3.414860575122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3.42472693298149">
                <text:p>3.42472693298149</text:p>
              </table:table-cell>
              <table:table-cell office:value-type="float" office:value="5">
                <text:p>5</text:p>
              </table:table-cell>
              <table:table-cell office:value-type="float" office:value="3.42472693298149">
                <text:p>3.424726932981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3.41486057512285">
                <text:p>3.41486057512285</text:p>
              </table:table-cell>
              <table:table-cell office:value-type="float" office:value="4.99013364214136">
                <text:p>4.99013364214136</text:p>
              </table:table-cell>
              <table:table-cell office:value-type="float" office:value="3.41486057512285">
                <text:p>3.414860575122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3.38530043955388">
                <text:p>3.38530043955388</text:p>
              </table:table-cell>
              <table:table-cell office:value-type="float" office:value="4.96057350657239">
                <text:p>4.96057350657239</text:p>
              </table:table-cell>
              <table:table-cell office:value-type="float" office:value="3.38530043955388">
                <text:p>3.385300439553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3.33616318662493">
                <text:p>3.33616318662493</text:p>
              </table:table-cell>
              <table:table-cell office:value-type="float" office:value="4.91143625364344">
                <text:p>4.91143625364344</text:p>
              </table:table-cell>
              <table:table-cell office:value-type="float" office:value="3.33616318662493">
                <text:p>3.336163186624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3.26764273862464">
                <text:p>3.26764273862464</text:p>
              </table:table-cell>
              <table:table-cell office:value-type="float" office:value="4.84291580564316">
                <text:p>4.84291580564316</text:p>
              </table:table-cell>
              <table:table-cell office:value-type="float" office:value="3.26764273862464">
                <text:p>3.267642738624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.18000951445726">
                <text:p>3.18000951445726</text:p>
              </table:table-cell>
              <table:table-cell office:value-type="float" office:value="4.75528258147577">
                <text:p>4.75528258147577</text:p>
              </table:table-cell>
              <table:table-cell office:value-type="float" office:value="3.18000951445726">
                <text:p>3.180009514457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.07360936242274">
                <text:p>3.07360936242274</text:p>
              </table:table-cell>
              <table:table-cell office:value-type="float" office:value="4.64888242944126">
                <text:p>4.64888242944126</text:p>
              </table:table-cell>
              <table:table-cell office:value-type="float" office:value="3.07360936242274">
                <text:p>3.073609362422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.94886219531158">
                <text:p>2.94886219531158</text:p>
              </table:table-cell>
              <table:table-cell office:value-type="float" office:value="4.5241352623301">
                <text:p>4.5241352623301</text:p>
              </table:table-cell>
              <table:table-cell office:value-type="float" office:value="2.94886219531158">
                <text:p>2.948862195311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2.8062603332008">
                <text:p>2.8062603332008</text:p>
              </table:table-cell>
              <table:table-cell office:value-type="float" office:value="4.38153340021932">
                <text:p>4.38153340021932</text:p>
              </table:table-cell>
              <table:table-cell office:value-type="float" office:value="2.8062603332008">
                <text:p>2.80626033320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.64636656049156">
                <text:p>2.64636656049156</text:p>
              </table:table-cell>
              <table:table-cell office:value-type="float" office:value="4.22163962751008">
                <text:p>4.22163962751008</text:p>
              </table:table-cell>
              <table:table-cell office:value-type="float" office:value="2.64636656049156">
                <text:p>2.646366560491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.46981190485622">
                <text:p>2.46981190485622</text:p>
              </table:table-cell>
              <table:table-cell office:value-type="float" office:value="4.04508497187474">
                <text:p>4.04508497187474</text:p>
              </table:table-cell>
              <table:table-cell office:value-type="float" office:value="2.46981190485622">
                <text:p>2.469811904856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2.27729314686043">
                <text:p>2.27729314686043</text:p>
              </table:table-cell>
              <table:table-cell office:value-type="float" office:value="3.85256621387895">
                <text:p>3.85256621387895</text:p>
              </table:table-cell>
              <table:table-cell office:value-type="float" office:value="2.27729314686043">
                <text:p>2.277293146860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.06957007008854">
                <text:p>2.06957007008854</text:p>
              </table:table-cell>
              <table:table-cell office:value-type="float" office:value="3.64484313710706">
                <text:p>3.64484313710706</text:p>
              </table:table-cell>
              <table:table-cell office:value-type="float" office:value="2.06957007008854">
                <text:p>2.069570070088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.84746246262493">
                <text:p>1.84746246262493</text:p>
              </table:table-cell>
              <table:table-cell office:value-type="float" office:value="3.42273552964344">
                <text:p>3.42273552964344</text:p>
              </table:table-cell>
              <table:table-cell office:value-type="float" office:value="1.84746246262493">
                <text:p>1.847462462624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.61184688172494">
                <text:p>1.61184688172494</text:p>
              </table:table-cell>
              <table:table-cell office:value-type="float" office:value="3.18711994874345">
                <text:p>3.18711994874345</text:p>
              </table:table-cell>
              <table:table-cell office:value-type="float" office:value="1.61184688172494">
                <text:p>1.611846881724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.36365319444385">
                <text:p>1.36365319444385</text:p>
              </table:table-cell>
              <table:table-cell office:value-type="float" office:value="2.93892626146237">
                <text:p>2.93892626146237</text:p>
              </table:table-cell>
              <table:table-cell office:value-type="float" office:value="1.36365319444385">
                <text:p>1.363653194443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.10386090787647">
                <text:p>1.10386090787647</text:p>
              </table:table-cell>
              <table:table-cell office:value-type="float" office:value="2.67913397489498">
                <text:p>2.67913397489498</text:p>
              </table:table-cell>
              <table:table-cell office:value-type="float" office:value="1.10386090787647">
                <text:p>1.103860907876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833495303490065">
                <text:p>0.833495303490065</text:p>
              </table:table-cell>
              <table:table-cell office:value-type="float" office:value="2.40876837050858">
                <text:p>2.40876837050858</text:p>
              </table:table-cell>
              <table:table-cell office:value-type="float" office:value="0.833495303490065">
                <text:p>0.8334953034900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55362339080685">
                <text:p>0.55362339080685</text:p>
              </table:table-cell>
              <table:table-cell office:value-type="float" office:value="2.12889645782536">
                <text:p>2.12889645782536</text:p>
              </table:table-cell>
              <table:table-cell office:value-type="float" office:value="0.55362339080685">
                <text:p>0.553623390806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265349696404878">
                <text:p>0.265349696404878</text:p>
              </table:table-cell>
              <table:table-cell office:value-type="float" office:value="1.84062276342339">
                <text:p>1.84062276342339</text:p>
              </table:table-cell>
              <table:table-cell office:value-type="float" office:value="0.265349696404878">
                <text:p>0.2653496964048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-0.0301880951437752">
                <text:p>-0.0301880951437752</text:p>
              </table:table-cell>
              <table:table-cell office:value-type="float" office:value="1.54508497187474">
                <text:p>1.54508497187474</text:p>
              </table:table-cell>
              <table:table-cell office:value-type="float" office:value="0.0301880951437752">
                <text:p>0.03018809514377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-0.331823631194236">
                <text:p>-0.331823631194236</text:p>
              </table:table-cell>
              <table:table-cell office:value-type="float" office:value="1.24344943582428">
                <text:p>1.24344943582428</text:p>
              </table:table-cell>
              <table:table-cell office:value-type="float" office:value="0.331823631194236">
                <text:p>0.3318236311942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-0.638366494089888">
                <text:p>-0.638366494089888</text:p>
              </table:table-cell>
              <table:table-cell office:value-type="float" office:value="0.936906572928625">
                <text:p>0.936906572928625</text:p>
              </table:table-cell>
              <table:table-cell office:value-type="float" office:value="0.638366494089888">
                <text:p>0.6383664940898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-0.948606899196988">
                <text:p>-0.948606899196988</text:p>
              </table:table-cell>
              <table:table-cell office:value-type="float" office:value="0.626666167821525">
                <text:p>0.626666167821525</text:p>
              </table:table-cell>
              <table:table-cell office:value-type="float" office:value="0.948606899196988">
                <text:p>0.9486068991969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1.26132046937194">
                <text:p>-1.26132046937194</text:p>
              </table:table-cell>
              <table:table-cell office:value-type="float" office:value="0.313952597646568">
                <text:p>0.313952597646568</text:p>
              </table:table-cell>
              <table:table-cell office:value-type="float" office:value="1.26132046937194">
                <text:p>1.261320469371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-1.57527306701851">
                <text:p>-1.57527306701851</text:p>
              </table:table-cell>
              <table:table-cell office:value-type="float" office:value="6.12323399573677E-016">
                <text:p>6.12323399573677E-016</text:p>
              </table:table-cell>
              <table:table-cell office:value-type="float" office:value="1.57527306701851">
                <text:p>1.575273067018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-1.57527306701851">
                <text:p>-1.57527306701851</text:p>
              </table:table-cell>
              <table:table-cell office:value-type="float" office:value="0">
                <text:p>0</text:p>
              </table:table-cell>
              <table:table-cell office:value-type="float" office:value="1.57527306701851">
                <text:p>1.575273067018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-1.57527306701851">
                <text:p>-1.57527306701851</text:p>
              </table:table-cell>
              <table:table-cell office:value-type="float" office:value="0">
                <text:p>0</text:p>
              </table:table-cell>
              <table:table-cell office:value-type="float" office:value="1.57527306701851">
                <text:p>1.575273067018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-1.57527306701851">
                <text:p>-1.57527306701851</text:p>
              </table:table-cell>
              <table:table-cell office:value-type="float" office:value="0">
                <text:p>0</text:p>
              </table:table-cell>
              <table:table-cell office:value-type="float" office:value="1.57527306701851">
                <text:p>1.575273067018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-1.57527306701851">
                <text:p>-1.57527306701851</text:p>
              </table:table-cell>
              <table:table-cell office:value-type="float" office:value="0">
                <text:p>0</text:p>
              </table:table-cell>
              <table:table-cell office:value-type="float" office:value="1.57527306701851">
                <text:p>1.575273067018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-1.57527306701851">
                <text:p>-1.57527306701851</text:p>
              </table:table-cell>
              <table:table-cell office:value-type="float" office:value="0">
                <text:p>0</text:p>
              </table:table-cell>
              <table:table-cell office:value-type="float" office:value="1.57527306701851">
                <text:p>1.575273067018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-1.57527306701851">
                <text:p>-1.57527306701851</text:p>
              </table:table-cell>
              <table:table-cell office:value-type="float" office:value="0">
                <text:p>0</text:p>
              </table:table-cell>
              <table:table-cell office:value-type="float" office:value="1.57527306701851">
                <text:p>1.575273067018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-1.57527306701851">
                <text:p>-1.57527306701851</text:p>
              </table:table-cell>
              <table:table-cell office:value-type="float" office:value="0">
                <text:p>0</text:p>
              </table:table-cell>
              <table:table-cell office:value-type="float" office:value="1.57527306701851">
                <text:p>1.575273067018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-1.57527306701851">
                <text:p>-1.57527306701851</text:p>
              </table:table-cell>
              <table:table-cell office:value-type="float" office:value="0">
                <text:p>0</text:p>
              </table:table-cell>
              <table:table-cell office:value-type="float" office:value="1.57527306701851">
                <text:p>1.575273067018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-1.57527306701851">
                <text:p>-1.57527306701851</text:p>
              </table:table-cell>
              <table:table-cell office:value-type="float" office:value="0">
                <text:p>0</text:p>
              </table:table-cell>
              <table:table-cell office:value-type="float" office:value="1.57527306701851">
                <text:p>1.575273067018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-1.57527306701851">
                <text:p>-1.57527306701851</text:p>
              </table:table-cell>
              <table:table-cell office:value-type="float" office:value="0">
                <text:p>0</text:p>
              </table:table-cell>
              <table:table-cell office:value-type="float" office:value="1.57527306701851">
                <text:p>1.575273067018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-1.57527306701851">
                <text:p>-1.57527306701851</text:p>
              </table:table-cell>
              <table:table-cell office:value-type="float" office:value="0">
                <text:p>0</text:p>
              </table:table-cell>
              <table:table-cell office:value-type="float" office:value="1.57527306701851">
                <text:p>1.575273067018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-1.57527306701851">
                <text:p>-1.57527306701851</text:p>
              </table:table-cell>
              <table:table-cell office:value-type="float" office:value="0">
                <text:p>0</text:p>
              </table:table-cell>
              <table:table-cell office:value-type="float" office:value="1.57527306701851">
                <text:p>1.575273067018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-1.57527306701851">
                <text:p>-1.57527306701851</text:p>
              </table:table-cell>
              <table:table-cell office:value-type="float" office:value="0">
                <text:p>0</text:p>
              </table:table-cell>
              <table:table-cell office:value-type="float" office:value="1.57527306701851">
                <text:p>1.575273067018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-1.57527306701851">
                <text:p>-1.57527306701851</text:p>
              </table:table-cell>
              <table:table-cell office:value-type="float" office:value="0">
                <text:p>0</text:p>
              </table:table-cell>
              <table:table-cell office:value-type="float" office:value="1.57527306701851">
                <text:p>1.575273067018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-1.57527306701851">
                <text:p>-1.57527306701851</text:p>
              </table:table-cell>
              <table:table-cell office:value-type="float" office:value="0">
                <text:p>0</text:p>
              </table:table-cell>
              <table:table-cell office:value-type="float" office:value="1.57527306701851">
                <text:p>1.575273067018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-1.57527306701851">
                <text:p>-1.57527306701851</text:p>
              </table:table-cell>
              <table:table-cell office:value-type="float" office:value="0">
                <text:p>0</text:p>
              </table:table-cell>
              <table:table-cell office:value-type="float" office:value="1.57527306701851">
                <text:p>1.575273067018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-1.57527306701851">
                <text:p>-1.57527306701851</text:p>
              </table:table-cell>
              <table:table-cell office:value-type="float" office:value="0">
                <text:p>0</text:p>
              </table:table-cell>
              <table:table-cell office:value-type="float" office:value="1.57527306701851">
                <text:p>1.575273067018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-1.57527306701851">
                <text:p>-1.57527306701851</text:p>
              </table:table-cell>
              <table:table-cell office:value-type="float" office:value="0">
                <text:p>0</text:p>
              </table:table-cell>
              <table:table-cell office:value-type="float" office:value="1.57527306701851">
                <text:p>1.575273067018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-1.57527306701851">
                <text:p>-1.57527306701851</text:p>
              </table:table-cell>
              <table:table-cell office:value-type="float" office:value="0">
                <text:p>0</text:p>
              </table:table-cell>
              <table:table-cell office:value-type="float" office:value="1.57527306701851">
                <text:p>1.575273067018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-1.57527306701851">
                <text:p>-1.57527306701851</text:p>
              </table:table-cell>
              <table:table-cell office:value-type="float" office:value="0">
                <text:p>0</text:p>
              </table:table-cell>
              <table:table-cell office:value-type="float" office:value="1.57527306701851">
                <text:p>1.575273067018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-1.57527306701851">
                <text:p>-1.57527306701851</text:p>
              </table:table-cell>
              <table:table-cell office:value-type="float" office:value="0">
                <text:p>0</text:p>
              </table:table-cell>
              <table:table-cell office:value-type="float" office:value="1.57527306701851">
                <text:p>1.575273067018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-1.57527306701851">
                <text:p>-1.57527306701851</text:p>
              </table:table-cell>
              <table:table-cell office:value-type="float" office:value="0">
                <text:p>0</text:p>
              </table:table-cell>
              <table:table-cell office:value-type="float" office:value="1.57527306701851">
                <text:p>1.575273067018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-1.57527306701851">
                <text:p>-1.57527306701851</text:p>
              </table:table-cell>
              <table:table-cell office:value-type="float" office:value="0">
                <text:p>0</text:p>
              </table:table-cell>
              <table:table-cell office:value-type="float" office:value="1.57527306701851">
                <text:p>1.575273067018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-1.57527306701851">
                <text:p>-1.57527306701851</text:p>
              </table:table-cell>
              <table:table-cell office:value-type="float" office:value="0">
                <text:p>0</text:p>
              </table:table-cell>
              <table:table-cell office:value-type="float" office:value="1.57527306701851">
                <text:p>1.575273067018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-1.57527306701851">
                <text:p>-1.57527306701851</text:p>
              </table:table-cell>
              <table:table-cell office:value-type="float" office:value="0">
                <text:p>0</text:p>
              </table:table-cell>
              <table:table-cell office:value-type="float" office:value="1.57527306701851">
                <text:p>1.575273067018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-1.57527306701851">
                <text:p>-1.57527306701851</text:p>
              </table:table-cell>
              <table:table-cell office:value-type="float" office:value="0">
                <text:p>0</text:p>
              </table:table-cell>
              <table:table-cell office:value-type="float" office:value="1.57527306701851">
                <text:p>1.575273067018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-1.57527306701851">
                <text:p>-1.57527306701851</text:p>
              </table:table-cell>
              <table:table-cell office:value-type="float" office:value="0">
                <text:p>0</text:p>
              </table:table-cell>
              <table:table-cell office:value-type="float" office:value="1.57527306701851">
                <text:p>1.575273067018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-1.57527306701851">
                <text:p>-1.57527306701851</text:p>
              </table:table-cell>
              <table:table-cell office:value-type="float" office:value="0">
                <text:p>0</text:p>
              </table:table-cell>
              <table:table-cell office:value-type="float" office:value="1.57527306701851">
                <text:p>1.575273067018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-1.57527306701851">
                <text:p>-1.57527306701851</text:p>
              </table:table-cell>
              <table:table-cell office:value-type="float" office:value="0">
                <text:p>0</text:p>
              </table:table-cell>
              <table:table-cell office:value-type="float" office:value="1.57527306701851">
                <text:p>1.575273067018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-1.57527306701851">
                <text:p>-1.57527306701851</text:p>
              </table:table-cell>
              <table:table-cell office:value-type="float" office:value="0">
                <text:p>0</text:p>
              </table:table-cell>
              <table:table-cell office:value-type="float" office:value="1.57527306701851">
                <text:p>1.575273067018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-1.57527306701851">
                <text:p>-1.57527306701851</text:p>
              </table:table-cell>
              <table:table-cell office:value-type="float" office:value="0">
                <text:p>0</text:p>
              </table:table-cell>
              <table:table-cell office:value-type="float" office:value="1.57527306701851">
                <text:p>1.575273067018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-1.57527306701851">
                <text:p>-1.57527306701851</text:p>
              </table:table-cell>
              <table:table-cell office:value-type="float" office:value="0">
                <text:p>0</text:p>
              </table:table-cell>
              <table:table-cell office:value-type="float" office:value="1.57527306701851">
                <text:p>1.5752730670185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-1.57527306701851">
                <text:p>-1.57527306701851</text:p>
              </table:table-cell>
              <table:table-cell office:value-type="float" office:value="0">
                <text:p>0</text:p>
              </table:table-cell>
              <table:table-cell office:value-type="float" office:value="1.57527306701851">
                <text:p>1.575273067018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-1.57527306701851">
                <text:p>-1.57527306701851</text:p>
              </table:table-cell>
              <table:table-cell office:value-type="float" office:value="0">
                <text:p>0</text:p>
              </table:table-cell>
              <table:table-cell office:value-type="float" office:value="1.57527306701851">
                <text:p>1.5752730670185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-1.57527306701851">
                <text:p>-1.57527306701851</text:p>
              </table:table-cell>
              <table:table-cell office:value-type="float" office:value="0">
                <text:p>0</text:p>
              </table:table-cell>
              <table:table-cell office:value-type="float" office:value="1.57527306701851">
                <text:p>1.575273067018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-1.57527306701851">
                <text:p>-1.57527306701851</text:p>
              </table:table-cell>
              <table:table-cell office:value-type="float" office:value="0">
                <text:p>0</text:p>
              </table:table-cell>
              <table:table-cell office:value-type="float" office:value="1.57527306701851">
                <text:p>1.5752730670185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-1.57527306701851">
                <text:p>-1.57527306701851</text:p>
              </table:table-cell>
              <table:table-cell office:value-type="float" office:value="0">
                <text:p>0</text:p>
              </table:table-cell>
              <table:table-cell office:value-type="float" office:value="1.57527306701851">
                <text:p>1.5752730670185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-1.57527306701851">
                <text:p>-1.57527306701851</text:p>
              </table:table-cell>
              <table:table-cell office:value-type="float" office:value="0">
                <text:p>0</text:p>
              </table:table-cell>
              <table:table-cell office:value-type="float" office:value="1.57527306701851">
                <text:p>1.575273067018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-1.57527306701851">
                <text:p>-1.57527306701851</text:p>
              </table:table-cell>
              <table:table-cell office:value-type="float" office:value="0">
                <text:p>0</text:p>
              </table:table-cell>
              <table:table-cell office:value-type="float" office:value="1.57527306701851">
                <text:p>1.575273067018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-1.57527306701851">
                <text:p>-1.57527306701851</text:p>
              </table:table-cell>
              <table:table-cell office:value-type="float" office:value="0">
                <text:p>0</text:p>
              </table:table-cell>
              <table:table-cell office:value-type="float" office:value="1.57527306701851">
                <text:p>1.575273067018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-1.57527306701851">
                <text:p>-1.57527306701851</text:p>
              </table:table-cell>
              <table:table-cell office:value-type="float" office:value="0">
                <text:p>0</text:p>
              </table:table-cell>
              <table:table-cell office:value-type="float" office:value="1.57527306701851">
                <text:p>1.575273067018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-1.57527306701851">
                <text:p>-1.57527306701851</text:p>
              </table:table-cell>
              <table:table-cell office:value-type="float" office:value="0">
                <text:p>0</text:p>
              </table:table-cell>
              <table:table-cell office:value-type="float" office:value="1.57527306701851">
                <text:p>1.5752730670185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-1.57527306701851">
                <text:p>-1.57527306701851</text:p>
              </table:table-cell>
              <table:table-cell office:value-type="float" office:value="0">
                <text:p>0</text:p>
              </table:table-cell>
              <table:table-cell office:value-type="float" office:value="1.57527306701851">
                <text:p>1.5752730670185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-1.57527306701851">
                <text:p>-1.57527306701851</text:p>
              </table:table-cell>
              <table:table-cell office:value-type="float" office:value="0">
                <text:p>0</text:p>
              </table:table-cell>
              <table:table-cell office:value-type="float" office:value="1.57527306701851">
                <text:p>1.5752730670185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-1.57527306701851">
                <text:p>-1.57527306701851</text:p>
              </table:table-cell>
              <table:table-cell office:value-type="float" office:value="0">
                <text:p>0</text:p>
              </table:table-cell>
              <table:table-cell office:value-type="float" office:value="1.57527306701851">
                <text:p>1.575273067018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-1.57527306701851">
                <text:p>-1.57527306701851</text:p>
              </table:table-cell>
              <table:table-cell office:value-type="float" office:value="0">
                <text:p>0</text:p>
              </table:table-cell>
              <table:table-cell office:value-type="float" office:value="1.57527306701851">
                <text:p>1.575273067018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-1.57527306701851">
                <text:p>-1.57527306701851</text:p>
              </table:table-cell>
              <table:table-cell office:value-type="float" office:value="0">
                <text:p>0</text:p>
              </table:table-cell>
              <table:table-cell office:value-type="float" office:value="1.57527306701851">
                <text:p>1.575273067018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-1.57527306701851">
                <text:p>-1.57527306701851</text:p>
              </table:table-cell>
              <table:table-cell office:value-type="float" office:value="0">
                <text:p>0</text:p>
              </table:table-cell>
              <table:table-cell office:value-type="float" office:value="1.57527306701851">
                <text:p>1.575273067018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-1.57527306701851">
                <text:p>-1.57527306701851</text:p>
              </table:table-cell>
              <table:table-cell office:value-type="float" office:value="0">
                <text:p>0</text:p>
              </table:table-cell>
              <table:table-cell office:value-type="float" office:value="1.57527306701851">
                <text:p>1.5752730670185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-1.57527306701851">
                <text:p>-1.57527306701851</text:p>
              </table:table-cell>
              <table:table-cell office:value-type="float" office:value="0">
                <text:p>0</text:p>
              </table:table-cell>
              <table:table-cell office:value-type="float" office:value="1.57527306701851">
                <text:p>1.5752730670185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f82ddfca21ebc1e222a662a32b25c0c9d20169ee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2">
      <style:chart-properties chart:symbol-type="none" chart:link-data-style-to-source="true"/>
      <style:graphic-properties svg:stroke-width="0.04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one" chart:link-data-style-to-source="true"/>
      <style:graphic-properties svg:stroke-width="0.12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one" chart:link-data-style-to-source="true"/>
      <style:graphic-properties svg:stroke-width="0.16cm" svg:stroke-color="#0084d1" draw:fill-color="#0084d1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528cm" svg:height="9cm" xlink:href=".." xlink:type="simple" chart:class="chart:scatter" chart:column-mapping="2 1 3" chart:style-name="ch1">
        <chart:legend chart:legend-position="end" svg:x="18.014cm" svg:y="3.703cm" style:legend-expansion="high" chart:style-name="ch2"/>
        <chart:plot-area chart:style-name="ch3" table:cell-range-address="AM1.A8:AM1.B108 AM1.C7:AM1.D108 AM1.B7:AM1.B7" chart:data-source-has-labels="row" svg:x="0.43cm" svg:y="0.18cm" svg:width="17.154cm" svg:height="8.64cm">
          <chartooo:coordinate-region svg:x="1.819cm" svg:y="0.379cm" svg:width="15.485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M1.C8:AM1.C108" chart:label-cell-address="AM1.C7:AM1.C7" chart:class="chart:scatter">
            <chart:domain table:cell-range-address="AM1.A8:AM1.A108"/>
            <chart:data-point chart:repeated="101"/>
          </chart:series>
          <chart:series chart:style-name="ch8" chart:values-cell-range-address="AM1.B8:AM1.B108" chart:label-cell-address="AM1.B7:AM1.B7" chart:class="chart:scatter">
            <chart:data-point chart:repeated="101"/>
          </chart:series>
          <chart:series chart:style-name="ch9" chart:values-cell-range-address="AM1.D8:AM1.D108" chart:label-cell-address="AM1.D7:AM1.D7" chart:class="chart:scatter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 Wave</text:p>
                <draw:g>
                  <svg:desc>AM1.C7:AM1.C7</svg:desc>
                </draw:g>
              </table:table-cell>
              <table:table-cell office:value-type="string">
                <text:p>Wave</text:p>
                <draw:g>
                  <svg:desc>AM1.B7:AM1.B7</svg:desc>
                </draw:g>
              </table:table-cell>
              <table:table-cell office:value-type="string">
                <text:p>AC Wave Rec</text:p>
                <draw:g>
                  <svg:desc>AM1.D7:AM1.D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M1.A8:AM1.A108</svg:desc>
                </draw:g>
              </table:table-cell>
              <table:table-cell office:value-type="float" office:value="3.84730751107727E-017">
                <text:p>3.84730751107727E-017</text:p>
                <draw:g>
                  <svg:desc>AM1.C8:AM1.C108</svg:desc>
                </draw:g>
              </table:table-cell>
              <table:table-cell office:value-type="float" office:value="0">
                <text:p>0</text:p>
                <draw:g>
                  <svg:desc>AM1.B8:AM1.B108</svg:desc>
                </draw:g>
              </table:table-cell>
              <table:table-cell office:value-type="float" office:value="3.84730751107727E-017">
                <text:p>3.84730751107727E-017</text:p>
                <draw:g>
                  <svg:desc>AM1.D8:AM1.D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200322996835094">
                <text:p>0.200322996835094</text:p>
              </table:table-cell>
              <table:table-cell office:value-type="float" office:value="0.200322996835094">
                <text:p>0.200322996835094</text:p>
              </table:table-cell>
              <table:table-cell office:value-type="float" office:value="0.200322996835094">
                <text:p>0.2003229968350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471676357143635">
                <text:p>0.471676357143635</text:p>
              </table:table-cell>
              <table:table-cell office:value-type="float" office:value="0.471676357143635">
                <text:p>0.471676357143635</text:p>
              </table:table-cell>
              <table:table-cell office:value-type="float" office:value="0.471676357143635">
                <text:p>0.4716763571436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793757631803222">
                <text:p>0.793757631803222</text:p>
              </table:table-cell>
              <table:table-cell office:value-type="float" office:value="0.793757631803222">
                <text:p>0.793757631803222</text:p>
              </table:table-cell>
              <table:table-cell office:value-type="float" office:value="0.793757631803222">
                <text:p>0.7937576318032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.13729504557951">
                <text:p>1.13729504557951</text:p>
              </table:table-cell>
              <table:table-cell office:value-type="float" office:value="1.13729504557951">
                <text:p>1.13729504557951</text:p>
              </table:table-cell>
              <table:table-cell office:value-type="float" office:value="1.13729504557951">
                <text:p>1.137295045579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.4679068757343">
                <text:p>1.4679068757343</text:p>
              </table:table-cell>
              <table:table-cell office:value-type="float" office:value="1.4679068757343">
                <text:p>1.4679068757343</text:p>
              </table:table-cell>
              <table:table-cell office:value-type="float" office:value="1.4679068757343">
                <text:p>1.46790687573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.75071157057759">
                <text:p>1.75071157057759</text:p>
              </table:table-cell>
              <table:table-cell office:value-type="float" office:value="1.75071157057759">
                <text:p>1.75071157057759</text:p>
              </table:table-cell>
              <table:table-cell office:value-type="float" office:value="1.75071157057759">
                <text:p>1.750711570577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.95504457942024">
                <text:p>1.95504457942024</text:p>
              </table:table-cell>
              <table:table-cell office:value-type="float" office:value="1.95504457942024">
                <text:p>1.95504457942024</text:p>
              </table:table-cell>
              <table:table-cell office:value-type="float" office:value="1.95504457942024">
                <text:p>1.955044579420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.0586223022704">
                <text:p>2.0586223022704</text:p>
              </table:table-cell>
              <table:table-cell office:value-type="float" office:value="2.0586223022704">
                <text:p>2.0586223022704</text:p>
              </table:table-cell>
              <table:table-cell office:value-type="float" office:value="2.0586223022704">
                <text:p>2.05862230227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.05057059688048">
                <text:p>2.05057059688048</text:p>
              </table:table-cell>
              <table:table-cell office:value-type="float" office:value="2.05057059688048">
                <text:p>2.05057059688048</text:p>
              </table:table-cell>
              <table:table-cell office:value-type="float" office:value="2.05057059688048">
                <text:p>2.050570596880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.93289409365773">
                <text:p>1.93289409365773</text:p>
              </table:table-cell>
              <table:table-cell office:value-type="float" office:value="1.93289409365773">
                <text:p>1.93289409365773</text:p>
              </table:table-cell>
              <table:table-cell office:value-type="float" office:value="1.93289409365773">
                <text:p>1.932894093657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.72018087105414">
                <text:p>1.72018087105414</text:p>
              </table:table-cell>
              <table:table-cell office:value-type="float" office:value="1.72018087105414">
                <text:p>1.72018087105414</text:p>
              </table:table-cell>
              <table:table-cell office:value-type="float" office:value="1.72018087105414">
                <text:p>1.720180871054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.43758418622181">
                <text:p>1.43758418622181</text:p>
              </table:table-cell>
              <table:table-cell office:value-type="float" office:value="1.43758418622181">
                <text:p>1.43758418622181</text:p>
              </table:table-cell>
              <table:table-cell office:value-type="float" office:value="1.43758418622181">
                <text:p>1.437584186221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.11736423855456">
                <text:p>1.11736423855456</text:p>
              </table:table-cell>
              <table:table-cell office:value-type="float" office:value="1.11736423855456">
                <text:p>1.11736423855456</text:p>
              </table:table-cell>
              <table:table-cell office:value-type="float" office:value="1.11736423855456">
                <text:p>1.117364238554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794474490811299">
                <text:p>0.794474490811299</text:p>
              </table:table-cell>
              <table:table-cell office:value-type="float" office:value="0.794474490811299">
                <text:p>0.794474490811299</text:p>
              </table:table-cell>
              <table:table-cell office:value-type="float" office:value="0.794474490811299">
                <text:p>0.7944744908112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501810588057864">
                <text:p>0.501810588057864</text:p>
              </table:table-cell>
              <table:table-cell office:value-type="float" office:value="0.501810588057864">
                <text:p>0.501810588057864</text:p>
              </table:table-cell>
              <table:table-cell office:value-type="float" office:value="0.501810588057864">
                <text:p>0.5018105880578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265786657432534">
                <text:p>0.265786657432534</text:p>
              </table:table-cell>
              <table:table-cell office:value-type="float" office:value="0.265786657432534">
                <text:p>0.265786657432534</text:p>
              </table:table-cell>
              <table:table-cell office:value-type="float" office:value="0.265786657432534">
                <text:p>0.2657866574325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102857187014755">
                <text:p>0.102857187014755</text:p>
              </table:table-cell>
              <table:table-cell office:value-type="float" office:value="0.102857187014755">
                <text:p>0.102857187014755</text:p>
              </table:table-cell>
              <table:table-cell office:value-type="float" office:value="0.102857187014755">
                <text:p>0.1028571870147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174693220857761">
                <text:p>0.0174693220857761</text:p>
              </table:table-cell>
              <table:table-cell office:value-type="float" office:value="0.0174693220857761">
                <text:p>0.0174693220857761</text:p>
              </table:table-cell>
              <table:table-cell office:value-type="float" office:value="0.0174693220857761">
                <text:p>0.01746932208577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0172902059985675">
                <text:p>0.00172902059985675</text:p>
              </table:table-cell>
              <table:table-cell office:value-type="float" office:value="0.00172902059985672">
                <text:p>0.00172902059985672</text:p>
              </table:table-cell>
              <table:table-cell office:value-type="float" office:value="0.00172902059985675">
                <text:p>0.001729020599856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368233701344329">
                <text:p>0.0368233701344329</text:p>
              </table:table-cell>
              <table:table-cell office:value-type="float" office:value="0.0368233701344329">
                <text:p>0.0368233701344329</text:p>
              </table:table-cell>
              <table:table-cell office:value-type="float" office:value="0.0368233701344329">
                <text:p>0.03682337013443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959943601208833">
                <text:p>0.0959943601208833</text:p>
              </table:table-cell>
              <table:table-cell office:value-type="float" office:value="0.0959943601208832">
                <text:p>0.0959943601208832</text:p>
              </table:table-cell>
              <table:table-cell office:value-type="float" office:value="0.0959943601208833">
                <text:p>0.09599436012088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148641223069553">
                <text:p>0.148641223069553</text:p>
              </table:table-cell>
              <table:table-cell office:value-type="float" office:value="0.148641223069553">
                <text:p>0.148641223069553</text:p>
              </table:table-cell>
              <table:table-cell office:value-type="float" office:value="0.148641223069553">
                <text:p>0.1486412230695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164969753998394">
                <text:p>0.164969753998394</text:p>
              </table:table-cell>
              <table:table-cell office:value-type="float" office:value="0.164969753998394">
                <text:p>0.164969753998394</text:p>
              </table:table-cell>
              <table:table-cell office:value-type="float" office:value="0.164969753998394">
                <text:p>0.1649697539983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120530081089525">
                <text:p>0.120530081089525</text:p>
              </table:table-cell>
              <table:table-cell office:value-type="float" office:value="0.120530081089525">
                <text:p>0.120530081089525</text:p>
              </table:table-cell>
              <table:table-cell office:value-type="float" office:value="0.120530081089525">
                <text:p>0.1205300810895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.95227865401634E-016">
                <text:p>1.95227865401634E-016</text:p>
              </table:table-cell>
              <table:table-cell office:value-type="float" office:value="1.56754790290861E-016">
                <text:p>1.56754790290861E-016</text:p>
              </table:table-cell>
              <table:table-cell office:value-type="float" office:value="1.95227865401634E-016">
                <text:p>1.95227865401634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-0.200322996835094">
                <text:p>-0.200322996835094</text:p>
              </table:table-cell>
              <table:table-cell office:value-type="float" office:value="-0.200322996835094">
                <text:p>-0.200322996835094</text:p>
              </table:table-cell>
              <table:table-cell office:value-type="float" office:value="0.200322996835094">
                <text:p>0.2003229968350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-0.471676357143635">
                <text:p>-0.471676357143635</text:p>
              </table:table-cell>
              <table:table-cell office:value-type="float" office:value="-0.471676357143635">
                <text:p>-0.471676357143635</text:p>
              </table:table-cell>
              <table:table-cell office:value-type="float" office:value="0.471676357143635">
                <text:p>0.4716763571436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-0.793757631803223">
                <text:p>-0.793757631803223</text:p>
              </table:table-cell>
              <table:table-cell office:value-type="float" office:value="-0.793757631803223">
                <text:p>-0.793757631803223</text:p>
              </table:table-cell>
              <table:table-cell office:value-type="float" office:value="0.793757631803223">
                <text:p>0.7937576318032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-1.13729504557951">
                <text:p>-1.13729504557951</text:p>
              </table:table-cell>
              <table:table-cell office:value-type="float" office:value="-1.13729504557951">
                <text:p>-1.13729504557951</text:p>
              </table:table-cell>
              <table:table-cell office:value-type="float" office:value="1.13729504557951">
                <text:p>1.137295045579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-1.4679068757343">
                <text:p>-1.4679068757343</text:p>
              </table:table-cell>
              <table:table-cell office:value-type="float" office:value="-1.4679068757343">
                <text:p>-1.4679068757343</text:p>
              </table:table-cell>
              <table:table-cell office:value-type="float" office:value="1.4679068757343">
                <text:p>1.46790687573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1.75071157057759">
                <text:p>-1.75071157057759</text:p>
              </table:table-cell>
              <table:table-cell office:value-type="float" office:value="-1.75071157057759">
                <text:p>-1.75071157057759</text:p>
              </table:table-cell>
              <table:table-cell office:value-type="float" office:value="1.75071157057759">
                <text:p>1.750711570577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-1.95504457942024">
                <text:p>-1.95504457942024</text:p>
              </table:table-cell>
              <table:table-cell office:value-type="float" office:value="-1.95504457942024">
                <text:p>-1.95504457942024</text:p>
              </table:table-cell>
              <table:table-cell office:value-type="float" office:value="1.95504457942024">
                <text:p>1.955044579420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-2.0586223022704">
                <text:p>-2.0586223022704</text:p>
              </table:table-cell>
              <table:table-cell office:value-type="float" office:value="-2.0586223022704">
                <text:p>-2.0586223022704</text:p>
              </table:table-cell>
              <table:table-cell office:value-type="float" office:value="2.0586223022704">
                <text:p>2.05862230227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-2.05057059688048">
                <text:p>-2.05057059688048</text:p>
              </table:table-cell>
              <table:table-cell office:value-type="float" office:value="-2.05057059688048">
                <text:p>-2.05057059688048</text:p>
              </table:table-cell>
              <table:table-cell office:value-type="float" office:value="2.05057059688048">
                <text:p>2.050570596880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-1.93289409365773">
                <text:p>-1.93289409365773</text:p>
              </table:table-cell>
              <table:table-cell office:value-type="float" office:value="-1.93289409365773">
                <text:p>-1.93289409365773</text:p>
              </table:table-cell>
              <table:table-cell office:value-type="float" office:value="1.93289409365773">
                <text:p>1.932894093657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-1.72018087105414">
                <text:p>-1.72018087105414</text:p>
              </table:table-cell>
              <table:table-cell office:value-type="float" office:value="-1.72018087105414">
                <text:p>-1.72018087105414</text:p>
              </table:table-cell>
              <table:table-cell office:value-type="float" office:value="1.72018087105414">
                <text:p>1.720180871054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-1.43758418622181">
                <text:p>-1.43758418622181</text:p>
              </table:table-cell>
              <table:table-cell office:value-type="float" office:value="-1.43758418622181">
                <text:p>-1.43758418622181</text:p>
              </table:table-cell>
              <table:table-cell office:value-type="float" office:value="1.43758418622181">
                <text:p>1.437584186221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-1.11736423855456">
                <text:p>-1.11736423855456</text:p>
              </table:table-cell>
              <table:table-cell office:value-type="float" office:value="-1.11736423855456">
                <text:p>-1.11736423855456</text:p>
              </table:table-cell>
              <table:table-cell office:value-type="float" office:value="1.11736423855456">
                <text:p>1.117364238554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-0.794474490811301">
                <text:p>-0.794474490811301</text:p>
              </table:table-cell>
              <table:table-cell office:value-type="float" office:value="-0.794474490811301">
                <text:p>-0.794474490811301</text:p>
              </table:table-cell>
              <table:table-cell office:value-type="float" office:value="0.794474490811301">
                <text:p>0.7944744908113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-0.501810588057864">
                <text:p>-0.501810588057864</text:p>
              </table:table-cell>
              <table:table-cell office:value-type="float" office:value="-0.501810588057864">
                <text:p>-0.501810588057864</text:p>
              </table:table-cell>
              <table:table-cell office:value-type="float" office:value="0.501810588057864">
                <text:p>0.5018105880578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-0.265786657432536">
                <text:p>-0.265786657432536</text:p>
              </table:table-cell>
              <table:table-cell office:value-type="float" office:value="-0.265786657432536">
                <text:p>-0.265786657432536</text:p>
              </table:table-cell>
              <table:table-cell office:value-type="float" office:value="0.265786657432536">
                <text:p>0.2657866574325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-0.102857187014756">
                <text:p>-0.102857187014756</text:p>
              </table:table-cell>
              <table:table-cell office:value-type="float" office:value="-0.102857187014756">
                <text:p>-0.102857187014756</text:p>
              </table:table-cell>
              <table:table-cell office:value-type="float" office:value="0.102857187014756">
                <text:p>0.1028571870147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-0.0174693220857759">
                <text:p>-0.0174693220857759</text:p>
              </table:table-cell>
              <table:table-cell office:value-type="float" office:value="-0.017469322085776">
                <text:p>-0.017469322085776</text:p>
              </table:table-cell>
              <table:table-cell office:value-type="float" office:value="0.0174693220857759">
                <text:p>0.01746932208577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-0.00172902059985668">
                <text:p>-0.00172902059985668</text:p>
              </table:table-cell>
              <table:table-cell office:value-type="float" office:value="-0.00172902059985672">
                <text:p>-0.00172902059985672</text:p>
              </table:table-cell>
              <table:table-cell office:value-type="float" office:value="0.00172902059985668">
                <text:p>0.001729020599856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-0.0368233701344327">
                <text:p>-0.0368233701344327</text:p>
              </table:table-cell>
              <table:table-cell office:value-type="float" office:value="-0.0368233701344328">
                <text:p>-0.0368233701344328</text:p>
              </table:table-cell>
              <table:table-cell office:value-type="float" office:value="0.0368233701344327">
                <text:p>0.03682337013443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-0.0959943601208829">
                <text:p>-0.0959943601208829</text:p>
              </table:table-cell>
              <table:table-cell office:value-type="float" office:value="-0.095994360120883">
                <text:p>-0.095994360120883</text:p>
              </table:table-cell>
              <table:table-cell office:value-type="float" office:value="0.0959943601208829">
                <text:p>0.09599436012088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-0.148641223069553">
                <text:p>-0.148641223069553</text:p>
              </table:table-cell>
              <table:table-cell office:value-type="float" office:value="-0.148641223069553">
                <text:p>-0.148641223069553</text:p>
              </table:table-cell>
              <table:table-cell office:value-type="float" office:value="0.148641223069553">
                <text:p>0.1486412230695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-0.164969753998394">
                <text:p>-0.164969753998394</text:p>
              </table:table-cell>
              <table:table-cell office:value-type="float" office:value="-0.164969753998394">
                <text:p>-0.164969753998394</text:p>
              </table:table-cell>
              <table:table-cell office:value-type="float" office:value="0.164969753998394">
                <text:p>0.1649697539983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0.120530081089525">
                <text:p>-0.120530081089525</text:p>
              </table:table-cell>
              <table:table-cell office:value-type="float" office:value="-0.120530081089525">
                <text:p>-0.120530081089525</text:p>
              </table:table-cell>
              <table:table-cell office:value-type="float" office:value="0.120530081089525">
                <text:p>0.1205300810895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-2.7503650547095E-016">
                <text:p>-2.7503650547095E-016</text:p>
              </table:table-cell>
              <table:table-cell office:value-type="float" office:value="-3.13509580581722E-016">
                <text:p>-3.13509580581722E-016</text:p>
              </table:table-cell>
              <table:table-cell office:value-type="float" office:value="2.7503650547095E-016">
                <text:p>2.7503650547095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200322996835094">
                <text:p>0.200322996835094</text:p>
              </table:table-cell>
              <table:table-cell office:value-type="float" office:value="0.200322996835094">
                <text:p>0.200322996835094</text:p>
              </table:table-cell>
              <table:table-cell office:value-type="float" office:value="0.200322996835094">
                <text:p>0.2003229968350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471676357143635">
                <text:p>0.471676357143635</text:p>
              </table:table-cell>
              <table:table-cell office:value-type="float" office:value="0.471676357143635">
                <text:p>0.471676357143635</text:p>
              </table:table-cell>
              <table:table-cell office:value-type="float" office:value="0.471676357143635">
                <text:p>0.4716763571436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793757631803223">
                <text:p>0.793757631803223</text:p>
              </table:table-cell>
              <table:table-cell office:value-type="float" office:value="0.793757631803223">
                <text:p>0.793757631803223</text:p>
              </table:table-cell>
              <table:table-cell office:value-type="float" office:value="0.793757631803223">
                <text:p>0.7937576318032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.13729504557951">
                <text:p>1.13729504557951</text:p>
              </table:table-cell>
              <table:table-cell office:value-type="float" office:value="1.13729504557951">
                <text:p>1.13729504557951</text:p>
              </table:table-cell>
              <table:table-cell office:value-type="float" office:value="1.13729504557951">
                <text:p>1.137295045579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.4679068757343">
                <text:p>1.4679068757343</text:p>
              </table:table-cell>
              <table:table-cell office:value-type="float" office:value="1.4679068757343">
                <text:p>1.4679068757343</text:p>
              </table:table-cell>
              <table:table-cell office:value-type="float" office:value="1.4679068757343">
                <text:p>1.46790687573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.75071157057759">
                <text:p>1.75071157057759</text:p>
              </table:table-cell>
              <table:table-cell office:value-type="float" office:value="1.75071157057759">
                <text:p>1.75071157057759</text:p>
              </table:table-cell>
              <table:table-cell office:value-type="float" office:value="1.75071157057759">
                <text:p>1.750711570577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.95504457942024">
                <text:p>1.95504457942024</text:p>
              </table:table-cell>
              <table:table-cell office:value-type="float" office:value="1.95504457942024">
                <text:p>1.95504457942024</text:p>
              </table:table-cell>
              <table:table-cell office:value-type="float" office:value="1.95504457942024">
                <text:p>1.955044579420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2.0586223022704">
                <text:p>2.0586223022704</text:p>
              </table:table-cell>
              <table:table-cell office:value-type="float" office:value="2.0586223022704">
                <text:p>2.0586223022704</text:p>
              </table:table-cell>
              <table:table-cell office:value-type="float" office:value="2.0586223022704">
                <text:p>2.05862230227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2.05057059688048">
                <text:p>2.05057059688048</text:p>
              </table:table-cell>
              <table:table-cell office:value-type="float" office:value="2.05057059688048">
                <text:p>2.05057059688048</text:p>
              </table:table-cell>
              <table:table-cell office:value-type="float" office:value="2.05057059688048">
                <text:p>2.050570596880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.93289409365773">
                <text:p>1.93289409365773</text:p>
              </table:table-cell>
              <table:table-cell office:value-type="float" office:value="1.93289409365773">
                <text:p>1.93289409365773</text:p>
              </table:table-cell>
              <table:table-cell office:value-type="float" office:value="1.93289409365773">
                <text:p>1.932894093657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.72018087105414">
                <text:p>1.72018087105414</text:p>
              </table:table-cell>
              <table:table-cell office:value-type="float" office:value="1.72018087105414">
                <text:p>1.72018087105414</text:p>
              </table:table-cell>
              <table:table-cell office:value-type="float" office:value="1.72018087105414">
                <text:p>1.720180871054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.43758418622181">
                <text:p>1.43758418622181</text:p>
              </table:table-cell>
              <table:table-cell office:value-type="float" office:value="1.43758418622181">
                <text:p>1.43758418622181</text:p>
              </table:table-cell>
              <table:table-cell office:value-type="float" office:value="1.43758418622181">
                <text:p>1.437584186221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.11736423855457">
                <text:p>1.11736423855457</text:p>
              </table:table-cell>
              <table:table-cell office:value-type="float" office:value="1.11736423855457">
                <text:p>1.11736423855457</text:p>
              </table:table-cell>
              <table:table-cell office:value-type="float" office:value="1.11736423855457">
                <text:p>1.117364238554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794474490811299">
                <text:p>0.794474490811299</text:p>
              </table:table-cell>
              <table:table-cell office:value-type="float" office:value="0.794474490811299">
                <text:p>0.794474490811299</text:p>
              </table:table-cell>
              <table:table-cell office:value-type="float" office:value="0.794474490811299">
                <text:p>0.7944744908112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501810588057865">
                <text:p>0.501810588057865</text:p>
              </table:table-cell>
              <table:table-cell office:value-type="float" office:value="0.501810588057865">
                <text:p>0.501810588057865</text:p>
              </table:table-cell>
              <table:table-cell office:value-type="float" office:value="0.501810588057865">
                <text:p>0.5018105880578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265786657432533">
                <text:p>0.265786657432533</text:p>
              </table:table-cell>
              <table:table-cell office:value-type="float" office:value="0.265786657432533">
                <text:p>0.265786657432533</text:p>
              </table:table-cell>
              <table:table-cell office:value-type="float" office:value="0.265786657432533">
                <text:p>0.2657866574325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102857187014756">
                <text:p>0.102857187014756</text:p>
              </table:table-cell>
              <table:table-cell office:value-type="float" office:value="0.102857187014756">
                <text:p>0.102857187014756</text:p>
              </table:table-cell>
              <table:table-cell office:value-type="float" office:value="0.102857187014756">
                <text:p>0.1028571870147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0174693220857758">
                <text:p>0.0174693220857758</text:p>
              </table:table-cell>
              <table:table-cell office:value-type="float" office:value="0.0174693220857757">
                <text:p>0.0174693220857757</text:p>
              </table:table-cell>
              <table:table-cell office:value-type="float" office:value="0.0174693220857758">
                <text:p>0.01746932208577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00172902059985656">
                <text:p>0.00172902059985656</text:p>
              </table:table-cell>
              <table:table-cell office:value-type="float" office:value="0.00172902059985652">
                <text:p>0.00172902059985652</text:p>
              </table:table-cell>
              <table:table-cell office:value-type="float" office:value="0.00172902059985656">
                <text:p>0.001729020599856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0368233701344328">
                <text:p>0.0368233701344328</text:p>
              </table:table-cell>
              <table:table-cell office:value-type="float" office:value="0.0368233701344328">
                <text:p>0.0368233701344328</text:p>
              </table:table-cell>
              <table:table-cell office:value-type="float" office:value="0.0368233701344328">
                <text:p>0.03682337013443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095994360120883">
                <text:p>0.095994360120883</text:p>
              </table:table-cell>
              <table:table-cell office:value-type="float" office:value="0.0959943601208829">
                <text:p>0.0959943601208829</text:p>
              </table:table-cell>
              <table:table-cell office:value-type="float" office:value="0.095994360120883">
                <text:p>0.09599436012088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148641223069553">
                <text:p>0.148641223069553</text:p>
              </table:table-cell>
              <table:table-cell office:value-type="float" office:value="0.148641223069553">
                <text:p>0.148641223069553</text:p>
              </table:table-cell>
              <table:table-cell office:value-type="float" office:value="0.148641223069553">
                <text:p>0.1486412230695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164969753998394">
                <text:p>0.164969753998394</text:p>
              </table:table-cell>
              <table:table-cell office:value-type="float" office:value="0.164969753998394">
                <text:p>0.164969753998394</text:p>
              </table:table-cell>
              <table:table-cell office:value-type="float" office:value="0.164969753998394">
                <text:p>0.1649697539983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120530081089524">
                <text:p>0.120530081089524</text:p>
              </table:table-cell>
              <table:table-cell office:value-type="float" office:value="0.120530081089524">
                <text:p>0.120530081089524</text:p>
              </table:table-cell>
              <table:table-cell office:value-type="float" office:value="0.120530081089524">
                <text:p>0.1205300810895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5.08737445983356E-016">
                <text:p>5.08737445983356E-016</text:p>
              </table:table-cell>
              <table:table-cell office:value-type="float" office:value="4.70264370872583E-016">
                <text:p>4.70264370872583E-016</text:p>
              </table:table-cell>
              <table:table-cell office:value-type="float" office:value="5.08737445983356E-016">
                <text:p>5.08737445983356E-0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-0.200322996835092">
                <text:p>-0.200322996835092</text:p>
              </table:table-cell>
              <table:table-cell office:value-type="float" office:value="-0.200322996835092">
                <text:p>-0.200322996835092</text:p>
              </table:table-cell>
              <table:table-cell office:value-type="float" office:value="0.200322996835092">
                <text:p>0.2003229968350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-0.471676357143635">
                <text:p>-0.471676357143635</text:p>
              </table:table-cell>
              <table:table-cell office:value-type="float" office:value="-0.471676357143635">
                <text:p>-0.471676357143635</text:p>
              </table:table-cell>
              <table:table-cell office:value-type="float" office:value="0.471676357143635">
                <text:p>0.4716763571436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-0.79375763180322">
                <text:p>-0.79375763180322</text:p>
              </table:table-cell>
              <table:table-cell office:value-type="float" office:value="-0.79375763180322">
                <text:p>-0.79375763180322</text:p>
              </table:table-cell>
              <table:table-cell office:value-type="float" office:value="0.79375763180322">
                <text:p>0.793757631803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-1.13729504557951">
                <text:p>-1.13729504557951</text:p>
              </table:table-cell>
              <table:table-cell office:value-type="float" office:value="-1.13729504557951">
                <text:p>-1.13729504557951</text:p>
              </table:table-cell>
              <table:table-cell office:value-type="float" office:value="1.13729504557951">
                <text:p>1.137295045579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-1.4679068757343">
                <text:p>-1.4679068757343</text:p>
              </table:table-cell>
              <table:table-cell office:value-type="float" office:value="-1.4679068757343">
                <text:p>-1.4679068757343</text:p>
              </table:table-cell>
              <table:table-cell office:value-type="float" office:value="1.4679068757343">
                <text:p>1.467906875734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-1.75071157057759">
                <text:p>-1.75071157057759</text:p>
              </table:table-cell>
              <table:table-cell office:value-type="float" office:value="-1.75071157057759">
                <text:p>-1.75071157057759</text:p>
              </table:table-cell>
              <table:table-cell office:value-type="float" office:value="1.75071157057759">
                <text:p>1.750711570577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-1.95504457942024">
                <text:p>-1.95504457942024</text:p>
              </table:table-cell>
              <table:table-cell office:value-type="float" office:value="-1.95504457942024">
                <text:p>-1.95504457942024</text:p>
              </table:table-cell>
              <table:table-cell office:value-type="float" office:value="1.95504457942024">
                <text:p>1.955044579420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-2.0586223022704">
                <text:p>-2.0586223022704</text:p>
              </table:table-cell>
              <table:table-cell office:value-type="float" office:value="-2.0586223022704">
                <text:p>-2.0586223022704</text:p>
              </table:table-cell>
              <table:table-cell office:value-type="float" office:value="2.0586223022704">
                <text:p>2.05862230227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-2.05057059688048">
                <text:p>-2.05057059688048</text:p>
              </table:table-cell>
              <table:table-cell office:value-type="float" office:value="-2.05057059688048">
                <text:p>-2.05057059688048</text:p>
              </table:table-cell>
              <table:table-cell office:value-type="float" office:value="2.05057059688048">
                <text:p>2.050570596880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-1.93289409365773">
                <text:p>-1.93289409365773</text:p>
              </table:table-cell>
              <table:table-cell office:value-type="float" office:value="-1.93289409365773">
                <text:p>-1.93289409365773</text:p>
              </table:table-cell>
              <table:table-cell office:value-type="float" office:value="1.93289409365773">
                <text:p>1.932894093657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-1.72018087105414">
                <text:p>-1.72018087105414</text:p>
              </table:table-cell>
              <table:table-cell office:value-type="float" office:value="-1.72018087105414">
                <text:p>-1.72018087105414</text:p>
              </table:table-cell>
              <table:table-cell office:value-type="float" office:value="1.72018087105414">
                <text:p>1.720180871054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-1.43758418622181">
                <text:p>-1.43758418622181</text:p>
              </table:table-cell>
              <table:table-cell office:value-type="float" office:value="-1.43758418622181">
                <text:p>-1.43758418622181</text:p>
              </table:table-cell>
              <table:table-cell office:value-type="float" office:value="1.43758418622181">
                <text:p>1.437584186221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-1.11736423855457">
                <text:p>-1.11736423855457</text:p>
              </table:table-cell>
              <table:table-cell office:value-type="float" office:value="-1.11736423855457">
                <text:p>-1.11736423855457</text:p>
              </table:table-cell>
              <table:table-cell office:value-type="float" office:value="1.11736423855457">
                <text:p>1.1173642385545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-0.794474490811304">
                <text:p>-0.794474490811304</text:p>
              </table:table-cell>
              <table:table-cell office:value-type="float" office:value="-0.794474490811304">
                <text:p>-0.794474490811304</text:p>
              </table:table-cell>
              <table:table-cell office:value-type="float" office:value="0.794474490811304">
                <text:p>0.7944744908113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-0.501810588057865">
                <text:p>-0.501810588057865</text:p>
              </table:table-cell>
              <table:table-cell office:value-type="float" office:value="-0.501810588057865">
                <text:p>-0.501810588057865</text:p>
              </table:table-cell>
              <table:table-cell office:value-type="float" office:value="0.501810588057865">
                <text:p>0.50181058805786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-0.265786657432534">
                <text:p>-0.265786657432534</text:p>
              </table:table-cell>
              <table:table-cell office:value-type="float" office:value="-0.265786657432534">
                <text:p>-0.265786657432534</text:p>
              </table:table-cell>
              <table:table-cell office:value-type="float" office:value="0.265786657432534">
                <text:p>0.2657866574325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-0.102857187014757">
                <text:p>-0.102857187014757</text:p>
              </table:table-cell>
              <table:table-cell office:value-type="float" office:value="-0.102857187014758">
                <text:p>-0.102857187014758</text:p>
              </table:table-cell>
              <table:table-cell office:value-type="float" office:value="0.102857187014757">
                <text:p>0.10285718701475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-0.0174693220857757">
                <text:p>-0.0174693220857757</text:p>
              </table:table-cell>
              <table:table-cell office:value-type="float" office:value="-0.0174693220857757">
                <text:p>-0.0174693220857757</text:p>
              </table:table-cell>
              <table:table-cell office:value-type="float" office:value="0.0174693220857757">
                <text:p>0.01746932208577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-0.00172902059985649">
                <text:p>-0.00172902059985649</text:p>
              </table:table-cell>
              <table:table-cell office:value-type="float" office:value="-0.00172902059985652">
                <text:p>-0.00172902059985652</text:p>
              </table:table-cell>
              <table:table-cell office:value-type="float" office:value="0.00172902059985649">
                <text:p>0.001729020599856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-0.0368233701344327">
                <text:p>-0.0368233701344327</text:p>
              </table:table-cell>
              <table:table-cell office:value-type="float" office:value="-0.0368233701344327">
                <text:p>-0.0368233701344327</text:p>
              </table:table-cell>
              <table:table-cell office:value-type="float" office:value="0.0368233701344327">
                <text:p>0.03682337013443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-0.0959943601208819">
                <text:p>-0.0959943601208819</text:p>
              </table:table-cell>
              <table:table-cell office:value-type="float" office:value="-0.095994360120882">
                <text:p>-0.095994360120882</text:p>
              </table:table-cell>
              <table:table-cell office:value-type="float" office:value="0.0959943601208819">
                <text:p>0.09599436012088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-0.148641223069553">
                <text:p>-0.148641223069553</text:p>
              </table:table-cell>
              <table:table-cell office:value-type="float" office:value="-0.148641223069553">
                <text:p>-0.148641223069553</text:p>
              </table:table-cell>
              <table:table-cell office:value-type="float" office:value="0.148641223069553">
                <text:p>0.1486412230695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-0.164969753998394">
                <text:p>-0.164969753998394</text:p>
              </table:table-cell>
              <table:table-cell office:value-type="float" office:value="-0.164969753998394">
                <text:p>-0.164969753998394</text:p>
              </table:table-cell>
              <table:table-cell office:value-type="float" office:value="0.164969753998394">
                <text:p>0.1649697539983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-0.120530081089524">
                <text:p>-0.120530081089524</text:p>
              </table:table-cell>
              <table:table-cell office:value-type="float" office:value="-0.120530081089524">
                <text:p>-0.120530081089524</text:p>
              </table:table-cell>
              <table:table-cell office:value-type="float" office:value="0.120530081089524">
                <text:p>0.1205300810895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-5.88546086052672E-016">
                <text:p>-5.88546086052672E-016</text:p>
              </table:table-cell>
              <table:table-cell office:value-type="float" office:value="-6.27019161163444E-016">
                <text:p>-6.27019161163444E-016</text:p>
              </table:table-cell>
              <table:table-cell office:value-type="float" office:value="5.88546086052672E-016">
                <text:p>5.88546086052672E-01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f82ddfca21ebc1e222a662a32b25c0c9d20169ee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2">
      <style:chart-properties chart:symbol-type="none" chart:link-data-style-to-source="true"/>
      <style:graphic-properties svg:stroke-width="0.04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one" chart:link-data-style-to-source="true"/>
      <style:graphic-properties svg:stroke-width="0.12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one" chart:link-data-style-to-source="true"/>
      <style:graphic-properties svg:stroke-width="0.16cm" svg:stroke-color="#0084d1" draw:fill-color="#0084d1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528cm" svg:height="9cm" xlink:href=".." xlink:type="simple" chart:class="chart:scatter" chart:column-mapping="2 1 3" chart:style-name="ch1">
        <chart:legend chart:legend-position="end" svg:x="18.014cm" svg:y="3.703cm" style:legend-expansion="high" chart:style-name="ch2"/>
        <chart:plot-area chart:style-name="ch3" table:cell-range-address="blank.A8:blank.B108 blank.C7:blank.D108 blank.B7:blank.B7" chart:data-source-has-labels="row" svg:x="0.43cm" svg:y="0.18cm" svg:width="17.154cm" svg:height="8.64cm">
          <chartooo:coordinate-region svg:x="1.713cm" svg:y="0.379cm" svg:width="15.591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blank.C8:blank.C108" chart:label-cell-address="blank.C7:blank.C7" chart:class="chart:scatter">
            <chart:domain table:cell-range-address="blank.A8:blank.A108"/>
            <chart:data-point chart:repeated="101"/>
          </chart:series>
          <chart:series chart:style-name="ch8" chart:values-cell-range-address="blank.B8:blank.B108" chart:label-cell-address="blank.B7:blank.B7" chart:class="chart:scatter">
            <chart:data-point chart:repeated="101"/>
          </chart:series>
          <chart:series chart:style-name="ch9" chart:values-cell-range-address="blank.D8:blank.D108" chart:label-cell-address="blank.D7:blank.D7" chart:class="chart:scatter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 Wave</text:p>
                <draw:g>
                  <svg:desc>blank.C7:blank.C7</svg:desc>
                </draw:g>
              </table:table-cell>
              <table:table-cell office:value-type="string">
                <text:p>Wave</text:p>
                <draw:g>
                  <svg:desc>blank.B7:blank.B7</svg:desc>
                </draw:g>
              </table:table-cell>
              <table:table-cell office:value-type="string">
                <text:p>AC Wave Rec</text:p>
                <draw:g>
                  <svg:desc>blank.D7:blank.D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blank.A8:blank.A108</svg:desc>
                </draw:g>
              </table:table-cell>
              <table:table-cell office:value-type="float" office:value="0">
                <text:p>0</text:p>
                <draw:g>
                  <svg:desc>blank.C8:blank.C108</svg:desc>
                </draw:g>
              </table:table-cell>
              <table:table-cell office:value-type="float" office:value="0">
                <text:p>0</text:p>
                <draw:g>
                  <svg:desc>blank.B8:blank.B108</svg:desc>
                </draw:g>
              </table:table-cell>
              <table:table-cell office:value-type="float" office:value="0">
                <text:p>0</text:p>
                <draw:g>
                  <svg:desc>blank.D8:blank.D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f82ddfca21ebc1e222a662a32b25c0c9d20169ee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